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7.024cm" svg:height="15.2cm" svg:x="12.959cm" svg:y="0.445cm">
            <draw:object draw:notify-on-update-of-ranges="LOGGER03.B1:LOGGER03.B1 LOGGER03.B2:LOGGER03.B1741 LOGGER03.C1:LOGGER03.C1 LOGGER03.C2:LOGGER03.C17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9" calcext:value-type="float">
            <text:p>15699</text:p>
          </table:table-cell>
          <table:table-cell table:formula="of:=[.A3]/1000/(60*60*24)" office:value-type="time" office:time-value="PT00H00M15.699S" calcext:value-type="time">
            <text:p>00:00:16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0.58" calcext:value-type="float">
            <text:p>0.5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1699" calcext:value-type="float">
            <text:p>31699</text:p>
          </table:table-cell>
          <table:table-cell table:formula="of:=[.A4]/1000/(60*60*24)" office:value-type="time" office:time-value="PT00H00M31.699S" calcext:value-type="time">
            <text:p>00:00:32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8" calcext:value-type="float">
            <text:p>174.8</text:p>
          </table:table-cell>
          <table:table-cell office:value-type="float" office:value="1.17" calcext:value-type="float">
            <text:p>1.17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47699" calcext:value-type="float">
            <text:p>47699</text:p>
          </table:table-cell>
          <table:table-cell table:formula="of:=[.A5]/1000/(60*60*24)" office:value-type="time" office:time-value="PT00H00M47.699S" calcext:value-type="time">
            <text:p>00:00:48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1.75" calcext:value-type="float">
            <text:p>1.75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63699" calcext:value-type="float">
            <text:p>63699</text:p>
          </table:table-cell>
          <table:table-cell table:formula="of:=[.A6]/1000/(60*60*24)" office:value-type="time" office:time-value="PT00H01M03.699S" calcext:value-type="time">
            <text:p>00:01:04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2.34" calcext:value-type="float">
            <text:p>2.34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79699" calcext:value-type="float">
            <text:p>79699</text:p>
          </table:table-cell>
          <table:table-cell table:formula="of:=[.A7]/1000/(60*60*24)" office:value-type="time" office:time-value="PT00H01M19.699S" calcext:value-type="time">
            <text:p>00:01:20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2.93" calcext:value-type="float">
            <text:p>2.93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95698" calcext:value-type="float">
            <text:p>95698</text:p>
          </table:table-cell>
          <table:table-cell table:formula="of:=[.A8]/1000/(60*60*24)" office:value-type="time" office:time-value="PT00H01M35.698S" calcext:value-type="time">
            <text:p>00:01:36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3.51" calcext:value-type="float">
            <text:p>3.51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111699" calcext:value-type="float">
            <text:p>111699</text:p>
          </table:table-cell>
          <table:table-cell table:formula="of:=[.A9]/1000/(60*60*24)" office:value-type="time" office:time-value="PT00H01M51.699S" calcext:value-type="time">
            <text:p>00:01:52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27699" calcext:value-type="float">
            <text:p>127699</text:p>
          </table:table-cell>
          <table:table-cell table:formula="of:=[.A10]/1000/(60*60*24)" office:value-type="time" office:time-value="PT00H02M07.699S" calcext:value-type="time">
            <text:p>00:02:08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8" calcext:value-type="float">
            <text:p>172.28</text:p>
          </table:table-cell>
          <table:table-cell office:value-type="float" office:value="4.68" calcext:value-type="float">
            <text:p>4.68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143699" calcext:value-type="float">
            <text:p>143699</text:p>
          </table:table-cell>
          <table:table-cell table:formula="of:=[.A11]/1000/(60*60*24)" office:value-type="time" office:time-value="PT00H02M23.699S" calcext:value-type="time">
            <text:p>00:02:24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5.27" calcext:value-type="float">
            <text:p>5.27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159699" calcext:value-type="float">
            <text:p>159699</text:p>
          </table:table-cell>
          <table:table-cell table:formula="of:=[.A12]/1000/(60*60*24)" office:value-type="time" office:time-value="PT00H02M39.699S" calcext:value-type="time">
            <text:p>00:02:40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5.85" calcext:value-type="float">
            <text:p>5.85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175699" calcext:value-type="float">
            <text:p>175699</text:p>
          </table:table-cell>
          <table:table-cell table:formula="of:=[.A13]/1000/(60*60*24)" office:value-type="time" office:time-value="PT00H02M55.699S" calcext:value-type="time">
            <text:p>00:02:56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6.43" calcext:value-type="float">
            <text:p>6.43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191699" calcext:value-type="float">
            <text:p>191699</text:p>
          </table:table-cell>
          <table:table-cell table:formula="of:=[.A14]/1000/(60*60*24)" office:value-type="time" office:time-value="PT00H03M11.699S" calcext:value-type="time">
            <text:p>00:03:12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7.02" calcext:value-type="float">
            <text:p>7.02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207699" calcext:value-type="float">
            <text:p>207699</text:p>
          </table:table-cell>
          <table:table-cell table:formula="of:=[.A15]/1000/(60*60*24)" office:value-type="time" office:time-value="PT00H03M27.699S" calcext:value-type="time">
            <text:p>00:03:28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7.6" calcext:value-type="float">
            <text:p>7.6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223699" calcext:value-type="float">
            <text:p>223699</text:p>
          </table:table-cell>
          <table:table-cell table:formula="of:=[.A16]/1000/(60*60*24)" office:value-type="time" office:time-value="PT00H03M43.699S" calcext:value-type="time">
            <text:p>00:03:44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8.18" calcext:value-type="float">
            <text:p>8.18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239699" calcext:value-type="float">
            <text:p>239699</text:p>
          </table:table-cell>
          <table:table-cell table:formula="of:=[.A17]/1000/(60*60*24)" office:value-type="time" office:time-value="PT00H03M59.699S" calcext:value-type="time">
            <text:p>00:04:00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8.76" calcext:value-type="float">
            <text:p>8.7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55699" calcext:value-type="float">
            <text:p>255699</text:p>
          </table:table-cell>
          <table:table-cell table:formula="of:=[.A18]/1000/(60*60*24)" office:value-type="time" office:time-value="PT00H04M15.699S" calcext:value-type="time">
            <text:p>00:04:16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9.35" calcext:value-type="float">
            <text:p>9.35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271699" calcext:value-type="float">
            <text:p>271699</text:p>
          </table:table-cell>
          <table:table-cell table:formula="of:=[.A19]/1000/(60*60*24)" office:value-type="time" office:time-value="PT00H04M31.699S" calcext:value-type="time">
            <text:p>00:04:32</text:p>
          </table:table-cell>
          <table:table-cell office:value-type="float" office:value="1.31" calcext:value-type="float">
            <text:p>1.31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57" calcext:value-type="float">
            <text:p>170.57</text:p>
          </table:table-cell>
          <table:table-cell office:value-type="float" office:value="9.93" calcext:value-type="float">
            <text:p>9.93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287698" calcext:value-type="float">
            <text:p>287698</text:p>
          </table:table-cell>
          <table:table-cell table:formula="of:=[.A20]/1000/(60*60*24)" office:value-type="time" office:time-value="PT00H04M47.698S" calcext:value-type="time">
            <text:p>00:04:48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10.51" calcext:value-type="float">
            <text:p>10.51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1">
          <table:table-cell office:value-type="float" office:value="303699" calcext:value-type="float">
            <text:p>303699</text:p>
          </table:table-cell>
          <table:table-cell table:formula="of:=[.A21]/1000/(60*60*24)" office:value-type="time" office:time-value="PT00H05M03.699S" calcext:value-type="time">
            <text:p>00:05:04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11.09" calcext:value-type="float">
            <text:p>11.09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319699" calcext:value-type="float">
            <text:p>319699</text:p>
          </table:table-cell>
          <table:table-cell table:formula="of:=[.A22]/1000/(60*60*24)" office:value-type="time" office:time-value="PT00H05M19.699S" calcext:value-type="time">
            <text:p>00:05:20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11.67" calcext:value-type="float">
            <text:p>11.67</text:p>
          </table:table-cell>
          <table:table-cell office:value-type="float" office:value="15.28" calcext:value-type="float">
            <text:p>15.28</text:p>
          </table:table-cell>
        </table:table-row>
        <table:table-row table:style-name="ro1">
          <table:table-cell office:value-type="float" office:value="335698" calcext:value-type="float">
            <text:p>335698</text:p>
          </table:table-cell>
          <table:table-cell table:formula="of:=[.A23]/1000/(60*60*24)" office:value-type="time" office:time-value="PT00H05M35.698S" calcext:value-type="time">
            <text:p>00:05:36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.53" calcext:value-type="float">
            <text:p>169.53</text:p>
          </table:table-cell>
          <table:table-cell office:value-type="float" office:value="12.25" calcext:value-type="float">
            <text:p>12.25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float" office:value="351699" calcext:value-type="float">
            <text:p>351699</text:p>
          </table:table-cell>
          <table:table-cell table:formula="of:=[.A24]/1000/(60*60*24)" office:value-type="time" office:time-value="PT00H05M51.699S" calcext:value-type="time">
            <text:p>00:05:52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12.83" calcext:value-type="float">
            <text:p>12.83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 office:value-type="float" office:value="367699" calcext:value-type="float">
            <text:p>367699</text:p>
          </table:table-cell>
          <table:table-cell table:formula="of:=[.A25]/1000/(60*60*24)" office:value-type="time" office:time-value="PT00H06M07.699S" calcext:value-type="time">
            <text:p>00:06:08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13.4" calcext:value-type="float">
            <text:p>13.4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office:value-type="float" office:value="383699" calcext:value-type="float">
            <text:p>383699</text:p>
          </table:table-cell>
          <table:table-cell table:formula="of:=[.A26]/1000/(60*60*24)" office:value-type="time" office:time-value="PT00H06M23.699S" calcext:value-type="time">
            <text:p>00:06:24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13.98" calcext:value-type="float">
            <text:p>13.98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float" office:value="399699" calcext:value-type="float">
            <text:p>399699</text:p>
          </table:table-cell>
          <table:table-cell table:formula="of:=[.A27]/1000/(60*60*24)" office:value-type="time" office:time-value="PT00H06M39.699S" calcext:value-type="time">
            <text:p>00:06:40</text:p>
          </table:table-cell>
          <table:table-cell office:value-type="float" office:value="1.29" calcext:value-type="float">
            <text:p>1.29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22" calcext:value-type="float">
            <text:p>168.22</text:p>
          </table:table-cell>
          <table:table-cell office:value-type="float" office:value="14.56" calcext:value-type="float">
            <text:p>14.56</text:p>
          </table:table-cell>
          <table:table-cell office:value-type="float" office:value="19.03" calcext:value-type="float">
            <text:p>19.03</text:p>
          </table:table-cell>
        </table:table-row>
        <table:table-row table:style-name="ro1">
          <table:table-cell office:value-type="float" office:value="415699" calcext:value-type="float">
            <text:p>415699</text:p>
          </table:table-cell>
          <table:table-cell table:formula="of:=[.A28]/1000/(60*60*24)" office:value-type="time" office:time-value="PT00H06M55.699S" calcext:value-type="time">
            <text:p>00:06:56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15.14" calcext:value-type="float">
            <text:p>15.14</text:p>
          </table:table-cell>
          <table:table-cell office:value-type="float" office:value="19.78" calcext:value-type="float">
            <text:p>19.78</text:p>
          </table:table-cell>
        </table:table-row>
        <table:table-row table:style-name="ro1">
          <table:table-cell office:value-type="float" office:value="431699" calcext:value-type="float">
            <text:p>431699</text:p>
          </table:table-cell>
          <table:table-cell table:formula="of:=[.A29]/1000/(60*60*24)" office:value-type="time" office:time-value="PT00H07M11.699S" calcext:value-type="time">
            <text:p>00:07:12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15.72" calcext:value-type="float">
            <text:p>15.72</text:p>
          </table:table-cell>
          <table:table-cell office:value-type="float" office:value="20.53" calcext:value-type="float">
            <text:p>20.53</text:p>
          </table:table-cell>
        </table:table-row>
        <table:table-row table:style-name="ro1">
          <table:table-cell office:value-type="float" office:value="447699" calcext:value-type="float">
            <text:p>447699</text:p>
          </table:table-cell>
          <table:table-cell table:formula="of:=[.A30]/1000/(60*60*24)" office:value-type="time" office:time-value="PT00H07M27.699S" calcext:value-type="time">
            <text:p>00:07:28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16.29" calcext:value-type="float">
            <text:p>16.29</text:p>
          </table:table-cell>
          <table:table-cell office:value-type="float" office:value="21.28" calcext:value-type="float">
            <text:p>21.28</text:p>
          </table:table-cell>
        </table:table-row>
        <table:table-row table:style-name="ro1">
          <table:table-cell office:value-type="float" office:value="463699" calcext:value-type="float">
            <text:p>463699</text:p>
          </table:table-cell>
          <table:table-cell table:formula="of:=[.A31]/1000/(60*60*24)" office:value-type="time" office:time-value="PT00H07M43.699S" calcext:value-type="time">
            <text:p>00:07:44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16.87" calcext:value-type="float">
            <text:p>16.87</text:p>
          </table:table-cell>
          <table:table-cell office:value-type="float" office:value="22.02" calcext:value-type="float">
            <text:p>22.02</text:p>
          </table:table-cell>
        </table:table-row>
        <table:table-row table:style-name="ro1">
          <table:table-cell office:value-type="float" office:value="479699" calcext:value-type="float">
            <text:p>479699</text:p>
          </table:table-cell>
          <table:table-cell table:formula="of:=[.A32]/1000/(60*60*24)" office:value-type="time" office:time-value="PT00H07M59.699S" calcext:value-type="time">
            <text:p>00:08:00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17.45" calcext:value-type="float">
            <text:p>17.45</text:p>
          </table:table-cell>
          <table:table-cell office:value-type="float" office:value="22.77" calcext:value-type="float">
            <text:p>22.77</text:p>
          </table:table-cell>
        </table:table-row>
        <table:table-row table:style-name="ro1">
          <table:table-cell office:value-type="float" office:value="495699" calcext:value-type="float">
            <text:p>495699</text:p>
          </table:table-cell>
          <table:table-cell table:formula="of:=[.A33]/1000/(60*60*24)" office:value-type="time" office:time-value="PT00H08M15.699S" calcext:value-type="time">
            <text:p>00:08:16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18.02" calcext:value-type="float">
            <text:p>18.02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1">
          <table:table-cell office:value-type="float" office:value="511699" calcext:value-type="float">
            <text:p>511699</text:p>
          </table:table-cell>
          <table:table-cell table:formula="of:=[.A34]/1000/(60*60*24)" office:value-type="time" office:time-value="PT00H08M31.699S" calcext:value-type="time">
            <text:p>00:08:32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18.6" calcext:value-type="float">
            <text:p>18.6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527699" calcext:value-type="float">
            <text:p>527699</text:p>
          </table:table-cell>
          <table:table-cell table:formula="of:=[.A35]/1000/(60*60*24)" office:value-type="time" office:time-value="PT00H08M47.699S" calcext:value-type="time">
            <text:p>00:08:48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19.18" calcext:value-type="float">
            <text:p>19.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3699" calcext:value-type="float">
            <text:p>543699</text:p>
          </table:table-cell>
          <table:table-cell table:formula="of:=[.A36]/1000/(60*60*24)" office:value-type="time" office:time-value="PT00H09M03.699S" calcext:value-type="time">
            <text:p>00:09:04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19.75" calcext:value-type="float">
            <text:p>19.75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float" office:value="559699" calcext:value-type="float">
            <text:p>559699</text:p>
          </table:table-cell>
          <table:table-cell table:formula="of:=[.A37]/1000/(60*60*24)" office:value-type="time" office:time-value="PT00H09M19.699S" calcext:value-type="time">
            <text:p>00:09:20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20.33" calcext:value-type="float">
            <text:p>20.33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float" office:value="575699" calcext:value-type="float">
            <text:p>575699</text:p>
          </table:table-cell>
          <table:table-cell table:formula="of:=[.A38]/1000/(60*60*24)" office:value-type="time" office:time-value="PT00H09M35.699S" calcext:value-type="time">
            <text:p>00:09:36</text:p>
          </table:table-cell>
          <table:table-cell office:value-type="float" office:value="1.28" calcext:value-type="float">
            <text:p>1.28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27" calcext:value-type="float">
            <text:p>166.27</text:p>
          </table:table-cell>
          <table:table-cell office:value-type="float" office:value="20.9" calcext:value-type="float">
            <text:p>20.9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float" office:value="591699" calcext:value-type="float">
            <text:p>591699</text:p>
          </table:table-cell>
          <table:table-cell table:formula="of:=[.A39]/1000/(60*60*24)" office:value-type="time" office:time-value="PT00H09M51.699S" calcext:value-type="time">
            <text:p>00:09:52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21.48" calcext:value-type="float">
            <text:p>21.48</text:p>
          </table:table-cell>
          <table:table-cell office:value-type="float" office:value="27.97" calcext:value-type="float">
            <text:p>27.97</text:p>
          </table:table-cell>
        </table:table-row>
        <table:table-row table:style-name="ro1">
          <table:table-cell office:value-type="float" office:value="607699" calcext:value-type="float">
            <text:p>607699</text:p>
          </table:table-cell>
          <table:table-cell table:formula="of:=[.A40]/1000/(60*60*24)" office:value-type="time" office:time-value="PT00H10M07.699S" calcext:value-type="time">
            <text:p>00:10:08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22.05" calcext:value-type="float">
            <text:p>22.05</text:p>
          </table:table-cell>
          <table:table-cell office:value-type="float" office:value="28.71" calcext:value-type="float">
            <text:p>28.71</text:p>
          </table:table-cell>
        </table:table-row>
        <table:table-row table:style-name="ro1">
          <table:table-cell office:value-type="float" office:value="623699" calcext:value-type="float">
            <text:p>623699</text:p>
          </table:table-cell>
          <table:table-cell table:formula="of:=[.A41]/1000/(60*60*24)" office:value-type="time" office:time-value="PT00H10M23.699S" calcext:value-type="time">
            <text:p>00:10:24</text:p>
          </table:table-cell>
          <table:table-cell office:value-type="float" office:value="1.29" calcext:value-type="float">
            <text:p>1.29</text:p>
          </table:table-cell>
          <table:table-cell office:value-type="float" office:value="129.1" calcext:value-type="float">
            <text:p>129.1</text:p>
          </table:table-cell>
          <table:table-cell office:value-type="float" office:value="166.4" calcext:value-type="float">
            <text:p>166.4</text:p>
          </table:table-cell>
          <table:table-cell office:value-type="float" office:value="22.62" calcext:value-type="float">
            <text:p>22.62</text:p>
          </table:table-cell>
          <table:table-cell office:value-type="float" office:value="29.45" calcext:value-type="float">
            <text:p>29.45</text:p>
          </table:table-cell>
        </table:table-row>
        <table:table-row table:style-name="ro1">
          <table:table-cell office:value-type="float" office:value="639699" calcext:value-type="float">
            <text:p>639699</text:p>
          </table:table-cell>
          <table:table-cell table:formula="of:=[.A42]/1000/(60*60*24)" office:value-type="time" office:time-value="PT00H10M39.699S" calcext:value-type="time">
            <text:p>00:10:40</text:p>
          </table:table-cell>
          <table:table-cell office:value-type="float" office:value="1.29" calcext:value-type="float">
            <text:p>1.29</text:p>
          </table:table-cell>
          <table:table-cell office:value-type="float" office:value="129.1" calcext:value-type="float">
            <text:p>129.1</text:p>
          </table:table-cell>
          <table:table-cell office:value-type="float" office:value="166.4" calcext:value-type="float">
            <text:p>166.4</text:p>
          </table:table-cell>
          <table:table-cell office:value-type="float" office:value="23.2" calcext:value-type="float">
            <text:p>23.2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office:value-type="float" office:value="655699" calcext:value-type="float">
            <text:p>655699</text:p>
          </table:table-cell>
          <table:table-cell table:formula="of:=[.A43]/1000/(60*60*24)" office:value-type="time" office:time-value="PT00H10M55.699S" calcext:value-type="time">
            <text:p>00:10:56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3.77" calcext:value-type="float">
            <text:p>23.77</text:p>
          </table:table-cell>
          <table:table-cell office:value-type="float" office:value="30.92" calcext:value-type="float">
            <text:p>30.92</text:p>
          </table:table-cell>
        </table:table-row>
        <table:table-row table:style-name="ro1">
          <table:table-cell office:value-type="float" office:value="671699" calcext:value-type="float">
            <text:p>671699</text:p>
          </table:table-cell>
          <table:table-cell table:formula="of:=[.A44]/1000/(60*60*24)" office:value-type="time" office:time-value="PT00H11M11.699S" calcext:value-type="time">
            <text:p>00:11:12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4.35" calcext:value-type="float">
            <text:p>24.35</text:p>
          </table:table-cell>
          <table:table-cell office:value-type="float" office:value="31.66" calcext:value-type="float">
            <text:p>31.66</text:p>
          </table:table-cell>
        </table:table-row>
        <table:table-row table:style-name="ro1">
          <table:table-cell office:value-type="float" office:value="687699" calcext:value-type="float">
            <text:p>687699</text:p>
          </table:table-cell>
          <table:table-cell table:formula="of:=[.A45]/1000/(60*60*24)" office:value-type="time" office:time-value="PT00H11M27.699S" calcext:value-type="time">
            <text:p>00:11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4.92" calcext:value-type="float">
            <text:p>24.92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703699" calcext:value-type="float">
            <text:p>703699</text:p>
          </table:table-cell>
          <table:table-cell table:formula="of:=[.A46]/1000/(60*60*24)" office:value-type="time" office:time-value="PT00H11M43.699S" calcext:value-type="time">
            <text:p>00:11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5.49" calcext:value-type="float">
            <text:p>25.49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float" office:value="719699" calcext:value-type="float">
            <text:p>719699</text:p>
          </table:table-cell>
          <table:table-cell table:formula="of:=[.A47]/1000/(60*60*24)" office:value-type="time" office:time-value="PT00H11M59.699S" calcext:value-type="time">
            <text:p>00:12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26.06" calcext:value-type="float">
            <text:p>26.06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1">
          <table:table-cell office:value-type="float" office:value="735699" calcext:value-type="float">
            <text:p>735699</text:p>
          </table:table-cell>
          <table:table-cell table:formula="of:=[.A48]/1000/(60*60*24)" office:value-type="time" office:time-value="PT00H12M15.699S" calcext:value-type="time">
            <text:p>00:12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26.64" calcext:value-type="float">
            <text:p>26.64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751699" calcext:value-type="float">
            <text:p>751699</text:p>
          </table:table-cell>
          <table:table-cell table:formula="of:=[.A49]/1000/(60*60*24)" office:value-type="time" office:time-value="PT00H12M31.699S" calcext:value-type="time">
            <text:p>00:12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27.21" calcext:value-type="float">
            <text:p>27.21</text:p>
          </table:table-cell>
          <table:table-cell office:value-type="float" office:value="35.34" calcext:value-type="float">
            <text:p>35.34</text:p>
          </table:table-cell>
        </table:table-row>
        <table:table-row table:style-name="ro1">
          <table:table-cell office:value-type="float" office:value="767699" calcext:value-type="float">
            <text:p>767699</text:p>
          </table:table-cell>
          <table:table-cell table:formula="of:=[.A50]/1000/(60*60*24)" office:value-type="time" office:time-value="PT00H12M47.699S" calcext:value-type="time">
            <text:p>00:12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5.36" calcext:value-type="float">
            <text:p>165.36</text:p>
          </table:table-cell>
          <table:table-cell office:value-type="float" office:value="27.78" calcext:value-type="float">
            <text:p>27.78</text:p>
          </table:table-cell>
          <table:table-cell office:value-type="float" office:value="36.07" calcext:value-type="float">
            <text:p>36.07</text:p>
          </table:table-cell>
        </table:table-row>
        <table:table-row table:style-name="ro1">
          <table:table-cell office:value-type="float" office:value="783699" calcext:value-type="float">
            <text:p>783699</text:p>
          </table:table-cell>
          <table:table-cell table:formula="of:=[.A51]/1000/(60*60*24)" office:value-type="time" office:time-value="PT00H13M03.699S" calcext:value-type="time">
            <text:p>00:13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28.35" calcext:value-type="float">
            <text:p>28.3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799699" calcext:value-type="float">
            <text:p>799699</text:p>
          </table:table-cell>
          <table:table-cell table:formula="of:=[.A52]/1000/(60*60*24)" office:value-type="time" office:time-value="PT00H13M19.699S" calcext:value-type="time">
            <text:p>00:13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28.92" calcext:value-type="float">
            <text:p>28.92</text:p>
          </table:table-cell>
          <table:table-cell office:value-type="float" office:value="37.53" calcext:value-type="float">
            <text:p>37.53</text:p>
          </table:table-cell>
        </table:table-row>
        <table:table-row table:style-name="ro1">
          <table:table-cell office:value-type="float" office:value="815699" calcext:value-type="float">
            <text:p>815699</text:p>
          </table:table-cell>
          <table:table-cell table:formula="of:=[.A53]/1000/(60*60*24)" office:value-type="time" office:time-value="PT00H13M35.699S" calcext:value-type="time">
            <text:p>00:13:36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29.5" calcext:value-type="float">
            <text:p>29.5</text:p>
          </table:table-cell>
          <table:table-cell office:value-type="float" office:value="38.26" calcext:value-type="float">
            <text:p>38.26</text:p>
          </table:table-cell>
        </table:table-row>
        <table:table-row table:style-name="ro1">
          <table:table-cell office:value-type="float" office:value="831699" calcext:value-type="float">
            <text:p>831699</text:p>
          </table:table-cell>
          <table:table-cell table:formula="of:=[.A54]/1000/(60*60*24)" office:value-type="time" office:time-value="PT00H13M51.699S" calcext:value-type="time">
            <text:p>00:13:52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0.07" calcext:value-type="float">
            <text:p>30.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7699" calcext:value-type="float">
            <text:p>847699</text:p>
          </table:table-cell>
          <table:table-cell table:formula="of:=[.A55]/1000/(60*60*24)" office:value-type="time" office:time-value="PT00H14M07.699S" calcext:value-type="time">
            <text:p>00:14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0.64" calcext:value-type="float">
            <text:p>30.64</text:p>
          </table:table-cell>
          <table:table-cell office:value-type="float" office:value="39.73" calcext:value-type="float">
            <text:p>39.73</text:p>
          </table:table-cell>
        </table:table-row>
        <table:table-row table:style-name="ro1">
          <table:table-cell office:value-type="float" office:value="863698" calcext:value-type="float">
            <text:p>863698</text:p>
          </table:table-cell>
          <table:table-cell table:formula="of:=[.A56]/1000/(60*60*24)" office:value-type="time" office:time-value="PT00H14M23.698S" calcext:value-type="time">
            <text:p>00:14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31.21" calcext:value-type="float">
            <text:p>31.21</text:p>
          </table:table-cell>
          <table:table-cell office:value-type="float" office:value="40.46" calcext:value-type="float">
            <text:p>40.46</text:p>
          </table:table-cell>
        </table:table-row>
        <table:table-row table:style-name="ro1">
          <table:table-cell office:value-type="float" office:value="879699" calcext:value-type="float">
            <text:p>879699</text:p>
          </table:table-cell>
          <table:table-cell table:formula="of:=[.A57]/1000/(60*60*24)" office:value-type="time" office:time-value="PT00H14M39.699S" calcext:value-type="time">
            <text:p>00:14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07" calcext:value-type="float">
            <text:p>164.07</text:p>
          </table:table-cell>
          <table:table-cell office:value-type="float" office:value="31.78" calcext:value-type="float">
            <text:p>31.78</text:p>
          </table:table-cell>
          <table:table-cell office:value-type="float" office:value="41.19" calcext:value-type="float">
            <text:p>41.19</text:p>
          </table:table-cell>
        </table:table-row>
        <table:table-row table:style-name="ro1">
          <table:table-cell office:value-type="float" office:value="895699" calcext:value-type="float">
            <text:p>895699</text:p>
          </table:table-cell>
          <table:table-cell table:formula="of:=[.A58]/1000/(60*60*24)" office:value-type="time" office:time-value="PT00H14M55.699S" calcext:value-type="time">
            <text:p>00:14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2.35" calcext:value-type="float">
            <text:p>32.35</text:p>
          </table:table-cell>
          <table:table-cell office:value-type="float" office:value="41.92" calcext:value-type="float">
            <text:p>41.92</text:p>
          </table:table-cell>
        </table:table-row>
        <table:table-row table:style-name="ro1">
          <table:table-cell office:value-type="float" office:value="911699" calcext:value-type="float">
            <text:p>911699</text:p>
          </table:table-cell>
          <table:table-cell table:formula="of:=[.A59]/1000/(60*60*24)" office:value-type="time" office:time-value="PT00H15M11.699S" calcext:value-type="time">
            <text:p>00:15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2.92" calcext:value-type="float">
            <text:p>32.92</text:p>
          </table:table-cell>
          <table:table-cell office:value-type="float" office:value="42.65" calcext:value-type="float">
            <text:p>42.65</text:p>
          </table:table-cell>
        </table:table-row>
        <table:table-row table:style-name="ro1">
          <table:table-cell office:value-type="float" office:value="927699" calcext:value-type="float">
            <text:p>927699</text:p>
          </table:table-cell>
          <table:table-cell table:formula="of:=[.A60]/1000/(60*60*24)" office:value-type="time" office:time-value="PT00H15M27.699S" calcext:value-type="time">
            <text:p>00:15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3.49" calcext:value-type="float">
            <text:p>33.49</text:p>
          </table:table-cell>
          <table:table-cell office:value-type="float" office:value="43.37" calcext:value-type="float">
            <text:p>43.37</text:p>
          </table:table-cell>
        </table:table-row>
        <table:table-row table:style-name="ro1">
          <table:table-cell office:value-type="float" office:value="943699" calcext:value-type="float">
            <text:p>943699</text:p>
          </table:table-cell>
          <table:table-cell table:formula="of:=[.A61]/1000/(60*60*24)" office:value-type="time" office:time-value="PT00H15M43.699S" calcext:value-type="time">
            <text:p>00:15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34.06" calcext:value-type="float">
            <text:p>34.06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float" office:value="959699" calcext:value-type="float">
            <text:p>959699</text:p>
          </table:table-cell>
          <table:table-cell table:formula="of:=[.A62]/1000/(60*60*24)" office:value-type="time" office:time-value="PT00H15M59.699S" calcext:value-type="time">
            <text:p>00:16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34.63" calcext:value-type="float">
            <text:p>34.63</text:p>
          </table:table-cell>
          <table:table-cell office:value-type="float" office:value="44.83" calcext:value-type="float">
            <text:p>44.83</text:p>
          </table:table-cell>
        </table:table-row>
        <table:table-row table:style-name="ro1">
          <table:table-cell office:value-type="float" office:value="975699" calcext:value-type="float">
            <text:p>975699</text:p>
          </table:table-cell>
          <table:table-cell table:formula="of:=[.A63]/1000/(60*60*24)" office:value-type="time" office:time-value="PT00H16M15.699S" calcext:value-type="time">
            <text:p>00:16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5.2" calcext:value-type="float">
            <text:p>35.2</text:p>
          </table:table-cell>
          <table:table-cell office:value-type="float" office:value="45.56" calcext:value-type="float">
            <text:p>45.56</text:p>
          </table:table-cell>
        </table:table-row>
        <table:table-row table:style-name="ro1">
          <table:table-cell office:value-type="float" office:value="991699" calcext:value-type="float">
            <text:p>991699</text:p>
          </table:table-cell>
          <table:table-cell table:formula="of:=[.A64]/1000/(60*60*24)" office:value-type="time" office:time-value="PT00H16M31.699S" calcext:value-type="time">
            <text:p>00:16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35.77" calcext:value-type="float">
            <text:p>35.77</text:p>
          </table:table-cell>
          <table:table-cell office:value-type="float" office:value="46.28" calcext:value-type="float">
            <text:p>46.28</text:p>
          </table:table-cell>
        </table:table-row>
        <table:table-row table:style-name="ro1">
          <table:table-cell office:value-type="float" office:value="1007699" calcext:value-type="float">
            <text:p>1007699</text:p>
          </table:table-cell>
          <table:table-cell table:formula="of:=[.A65]/1000/(60*60*24)" office:value-type="time" office:time-value="PT00H16M47.699S" calcext:value-type="time">
            <text:p>00:16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36.34" calcext:value-type="float">
            <text:p>36.34</text:p>
          </table:table-cell>
          <table:table-cell office:value-type="float" office:value="47.01" calcext:value-type="float">
            <text:p>47.01</text:p>
          </table:table-cell>
        </table:table-row>
        <table:table-row table:style-name="ro1">
          <table:table-cell office:value-type="float" office:value="1023699" calcext:value-type="float">
            <text:p>1023699</text:p>
          </table:table-cell>
          <table:table-cell table:formula="of:=[.A66]/1000/(60*60*24)" office:value-type="time" office:time-value="PT00H17M03.699S" calcext:value-type="time">
            <text:p>00:17:04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36.91" calcext:value-type="float">
            <text:p>36.91</text:p>
          </table:table-cell>
          <table:table-cell office:value-type="float" office:value="47.73" calcext:value-type="float">
            <text:p>47.73</text:p>
          </table:table-cell>
        </table:table-row>
        <table:table-row table:style-name="ro1">
          <table:table-cell office:value-type="float" office:value="1039699" calcext:value-type="float">
            <text:p>1039699</text:p>
          </table:table-cell>
          <table:table-cell table:formula="of:=[.A67]/1000/(60*60*24)" office:value-type="time" office:time-value="PT00H17M19.699S" calcext:value-type="time">
            <text:p>00:17:20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37.48" calcext:value-type="float">
            <text:p>37.48</text:p>
          </table:table-cell>
          <table:table-cell office:value-type="float" office:value="48.46" calcext:value-type="float">
            <text:p>48.46</text:p>
          </table:table-cell>
        </table:table-row>
        <table:table-row table:style-name="ro1">
          <table:table-cell office:value-type="float" office:value="1055699" calcext:value-type="float">
            <text:p>1055699</text:p>
          </table:table-cell>
          <table:table-cell table:formula="of:=[.A68]/1000/(60*60*24)" office:value-type="time" office:time-value="PT00H17M35.699S" calcext:value-type="time">
            <text:p>00:17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38.04" calcext:value-type="float">
            <text:p>38.04</text:p>
          </table:table-cell>
          <table:table-cell office:value-type="float" office:value="49.18" calcext:value-type="float">
            <text:p>49.18</text:p>
          </table:table-cell>
        </table:table-row>
        <table:table-row table:style-name="ro1">
          <table:table-cell office:value-type="float" office:value="1071699" calcext:value-type="float">
            <text:p>1071699</text:p>
          </table:table-cell>
          <table:table-cell table:formula="of:=[.A69]/1000/(60*60*24)" office:value-type="time" office:time-value="PT00H17M51.699S" calcext:value-type="time">
            <text:p>00:17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38.61" calcext:value-type="float">
            <text:p>38.61</text:p>
          </table:table-cell>
          <table:table-cell office:value-type="float" office:value="49.91" calcext:value-type="float">
            <text:p>49.91</text:p>
          </table:table-cell>
        </table:table-row>
        <table:table-row table:style-name="ro1">
          <table:table-cell office:value-type="float" office:value="1087699" calcext:value-type="float">
            <text:p>1087699</text:p>
          </table:table-cell>
          <table:table-cell table:formula="of:=[.A70]/1000/(60*60*24)" office:value-type="time" office:time-value="PT00H18M07.699S" calcext:value-type="time">
            <text:p>00:18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39.18" calcext:value-type="float">
            <text:p>39.18</text:p>
          </table:table-cell>
          <table:table-cell office:value-type="float" office:value="50.63" calcext:value-type="float">
            <text:p>50.63</text:p>
          </table:table-cell>
        </table:table-row>
        <table:table-row table:style-name="ro1">
          <table:table-cell office:value-type="float" office:value="1103699" calcext:value-type="float">
            <text:p>1103699</text:p>
          </table:table-cell>
          <table:table-cell table:formula="of:=[.A71]/1000/(60*60*24)" office:value-type="time" office:time-value="PT00H18M23.699S" calcext:value-type="time">
            <text:p>00:18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39.75" calcext:value-type="float">
            <text:p>39.75</text:p>
          </table:table-cell>
          <table:table-cell office:value-type="float" office:value="51.35" calcext:value-type="float">
            <text:p>51.35</text:p>
          </table:table-cell>
        </table:table-row>
        <table:table-row table:style-name="ro1">
          <table:table-cell office:value-type="float" office:value="1119699" calcext:value-type="float">
            <text:p>1119699</text:p>
          </table:table-cell>
          <table:table-cell table:formula="of:=[.A72]/1000/(60*60*24)" office:value-type="time" office:time-value="PT00H18M39.699S" calcext:value-type="time">
            <text:p>00:18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0.32" calcext:value-type="float">
            <text:p>40.32</text:p>
          </table:table-cell>
          <table:table-cell office:value-type="float" office:value="52.08" calcext:value-type="float">
            <text:p>52.08</text:p>
          </table:table-cell>
        </table:table-row>
        <table:table-row table:style-name="ro1">
          <table:table-cell office:value-type="float" office:value="1135699" calcext:value-type="float">
            <text:p>1135699</text:p>
          </table:table-cell>
          <table:table-cell table:formula="of:=[.A73]/1000/(60*60*24)" office:value-type="time" office:time-value="PT00H18M55.699S" calcext:value-type="time">
            <text:p>00:18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0.88" calcext:value-type="float">
            <text:p>40.88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1151699" calcext:value-type="float">
            <text:p>1151699</text:p>
          </table:table-cell>
          <table:table-cell table:formula="of:=[.A74]/1000/(60*60*24)" office:value-type="time" office:time-value="PT00H19M11.699S" calcext:value-type="time">
            <text:p>00:19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1.45" calcext:value-type="float">
            <text:p>41.45</text:p>
          </table:table-cell>
          <table:table-cell office:value-type="float" office:value="53.52" calcext:value-type="float">
            <text:p>53.52</text:p>
          </table:table-cell>
        </table:table-row>
        <table:table-row table:style-name="ro1">
          <table:table-cell office:value-type="float" office:value="1167699" calcext:value-type="float">
            <text:p>1167699</text:p>
          </table:table-cell>
          <table:table-cell table:formula="of:=[.A75]/1000/(60*60*24)" office:value-type="time" office:time-value="PT00H19M27.699S" calcext:value-type="time">
            <text:p>00:19:28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42.02" calcext:value-type="float">
            <text:p>42.02</text:p>
          </table:table-cell>
          <table:table-cell office:value-type="float" office:value="54.24" calcext:value-type="float">
            <text:p>54.24</text:p>
          </table:table-cell>
        </table:table-row>
        <table:table-row table:style-name="ro1">
          <table:table-cell office:value-type="float" office:value="1183699" calcext:value-type="float">
            <text:p>1183699</text:p>
          </table:table-cell>
          <table:table-cell table:formula="of:=[.A76]/1000/(60*60*24)" office:value-type="time" office:time-value="PT00H19M43.699S" calcext:value-type="time">
            <text:p>00:19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42.59" calcext:value-type="float">
            <text:p>42.59</text:p>
          </table:table-cell>
          <table:table-cell office:value-type="float" office:value="54.96" calcext:value-type="float">
            <text:p>54.96</text:p>
          </table:table-cell>
        </table:table-row>
        <table:table-row table:style-name="ro1">
          <table:table-cell office:value-type="float" office:value="1199699" calcext:value-type="float">
            <text:p>1199699</text:p>
          </table:table-cell>
          <table:table-cell table:formula="of:=[.A77]/1000/(60*60*24)" office:value-type="time" office:time-value="PT00H19M59.699S" calcext:value-type="time">
            <text:p>00:20:00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43.15" calcext:value-type="float">
            <text:p>43.15</text:p>
          </table:table-cell>
          <table:table-cell office:value-type="float" office:value="55.68" calcext:value-type="float">
            <text:p>55.68</text:p>
          </table:table-cell>
        </table:table-row>
        <table:table-row table:style-name="ro1">
          <table:table-cell office:value-type="float" office:value="1215699" calcext:value-type="float">
            <text:p>1215699</text:p>
          </table:table-cell>
          <table:table-cell table:formula="of:=[.A78]/1000/(60*60*24)" office:value-type="time" office:time-value="PT00H20M15.699S" calcext:value-type="time">
            <text:p>00:20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3.72" calcext:value-type="float">
            <text:p>43.72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1231699" calcext:value-type="float">
            <text:p>1231699</text:p>
          </table:table-cell>
          <table:table-cell table:formula="of:=[.A79]/1000/(60*60*24)" office:value-type="time" office:time-value="PT00H20M31.699S" calcext:value-type="time">
            <text:p>00:20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4.29" calcext:value-type="float">
            <text:p>44.29</text:p>
          </table:table-cell>
          <table:table-cell office:value-type="float" office:value="57.12" calcext:value-type="float">
            <text:p>57.12</text:p>
          </table:table-cell>
        </table:table-row>
        <table:table-row table:style-name="ro1">
          <table:table-cell office:value-type="float" office:value="1247699" calcext:value-type="float">
            <text:p>1247699</text:p>
          </table:table-cell>
          <table:table-cell table:formula="of:=[.A80]/1000/(60*60*24)" office:value-type="time" office:time-value="PT00H20M47.699S" calcext:value-type="time">
            <text:p>00:20:48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44.85" calcext:value-type="float">
            <text:p>44.85</text:p>
          </table:table-cell>
          <table:table-cell office:value-type="float" office:value="57.84" calcext:value-type="float">
            <text:p>57.84</text:p>
          </table:table-cell>
        </table:table-row>
        <table:table-row table:style-name="ro1">
          <table:table-cell office:value-type="float" office:value="1263698" calcext:value-type="float">
            <text:p>1263698</text:p>
          </table:table-cell>
          <table:table-cell table:formula="of:=[.A81]/1000/(60*60*24)" office:value-type="time" office:time-value="PT00H21M03.698S" calcext:value-type="time">
            <text:p>00:21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45.42" calcext:value-type="float">
            <text:p>45.42</text:p>
          </table:table-cell>
          <table:table-cell office:value-type="float" office:value="58.56" calcext:value-type="float">
            <text:p>58.56</text:p>
          </table:table-cell>
        </table:table-row>
        <table:table-row table:style-name="ro1">
          <table:table-cell office:value-type="float" office:value="1279699" calcext:value-type="float">
            <text:p>1279699</text:p>
          </table:table-cell>
          <table:table-cell table:formula="of:=[.A82]/1000/(60*60*24)" office:value-type="time" office:time-value="PT00H21M19.699S" calcext:value-type="time">
            <text:p>00:21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45.99" calcext:value-type="float">
            <text:p>45.99</text:p>
          </table:table-cell>
          <table:table-cell office:value-type="float" office:value="59.28" calcext:value-type="float">
            <text:p>59.28</text:p>
          </table:table-cell>
        </table:table-row>
        <table:table-row table:style-name="ro1">
          <table:table-cell office:value-type="float" office:value="1295699" calcext:value-type="float">
            <text:p>1295699</text:p>
          </table:table-cell>
          <table:table-cell table:formula="of:=[.A83]/1000/(60*60*24)" office:value-type="time" office:time-value="PT00H21M35.699S" calcext:value-type="time">
            <text:p>00:21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46.55" calcext:value-type="float">
            <text:p>46.55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float" office:value="1311699" calcext:value-type="float">
            <text:p>1311699</text:p>
          </table:table-cell>
          <table:table-cell table:formula="of:=[.A84]/1000/(60*60*24)" office:value-type="time" office:time-value="PT00H21M51.699S" calcext:value-type="time">
            <text:p>00:21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47.12" calcext:value-type="float">
            <text:p>47.12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1327699" calcext:value-type="float">
            <text:p>1327699</text:p>
          </table:table-cell>
          <table:table-cell table:formula="of:=[.A85]/1000/(60*60*24)" office:value-type="time" office:time-value="PT00H22M07.699S" calcext:value-type="time">
            <text:p>00:22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47.68" calcext:value-type="float">
            <text:p>47.68</text:p>
          </table:table-cell>
          <table:table-cell office:value-type="float" office:value="61.43" calcext:value-type="float">
            <text:p>61.43</text:p>
          </table:table-cell>
        </table:table-row>
        <table:table-row table:style-name="ro1">
          <table:table-cell office:value-type="float" office:value="1343699" calcext:value-type="float">
            <text:p>1343699</text:p>
          </table:table-cell>
          <table:table-cell table:formula="of:=[.A86]/1000/(60*60*24)" office:value-type="time" office:time-value="PT00H22M23.699S" calcext:value-type="time">
            <text:p>00:22:24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48.25" calcext:value-type="float">
            <text:p>48.25</text:p>
          </table:table-cell>
          <table:table-cell office:value-type="float" office:value="62.14" calcext:value-type="float">
            <text:p>62.14</text:p>
          </table:table-cell>
        </table:table-row>
        <table:table-row table:style-name="ro1">
          <table:table-cell office:value-type="float" office:value="1359699" calcext:value-type="float">
            <text:p>1359699</text:p>
          </table:table-cell>
          <table:table-cell table:formula="of:=[.A87]/1000/(60*60*24)" office:value-type="time" office:time-value="PT00H22M39.699S" calcext:value-type="time">
            <text:p>00:22:40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48.81" calcext:value-type="float">
            <text:p>48.81</text:p>
          </table:table-cell>
          <table:table-cell office:value-type="float" office:value="62.86" calcext:value-type="float">
            <text:p>62.86</text:p>
          </table:table-cell>
        </table:table-row>
        <table:table-row table:style-name="ro1">
          <table:table-cell office:value-type="float" office:value="1375699" calcext:value-type="float">
            <text:p>1375699</text:p>
          </table:table-cell>
          <table:table-cell table:formula="of:=[.A88]/1000/(60*60*24)" office:value-type="time" office:time-value="PT00H22M55.699S" calcext:value-type="time">
            <text:p>00:22:56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49.38" calcext:value-type="float">
            <text:p>49.38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office:value-type="float" office:value="1391699" calcext:value-type="float">
            <text:p>1391699</text:p>
          </table:table-cell>
          <table:table-cell table:formula="of:=[.A89]/1000/(60*60*24)" office:value-type="time" office:time-value="PT00H23M11.699S" calcext:value-type="time">
            <text:p>00:23:12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49.94" calcext:value-type="float">
            <text:p>49.94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1407699" calcext:value-type="float">
            <text:p>1407699</text:p>
          </table:table-cell>
          <table:table-cell table:formula="of:=[.A90]/1000/(60*60*24)" office:value-type="time" office:time-value="PT00H23M27.699S" calcext:value-type="time">
            <text:p>00:23:28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50.51" calcext:value-type="float">
            <text:p>50.51</text:p>
          </table:table-cell>
          <table:table-cell office:value-type="float" office:value="65.01" calcext:value-type="float">
            <text:p>65.01</text:p>
          </table:table-cell>
        </table:table-row>
        <table:table-row table:style-name="ro1">
          <table:table-cell office:value-type="float" office:value="1423699" calcext:value-type="float">
            <text:p>1423699</text:p>
          </table:table-cell>
          <table:table-cell table:formula="of:=[.A91]/1000/(60*60*24)" office:value-type="time" office:time-value="PT00H23M43.699S" calcext:value-type="time">
            <text:p>00:23:44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51.07" calcext:value-type="float">
            <text:p>51.07</text:p>
          </table:table-cell>
          <table:table-cell office:value-type="float" office:value="65.72" calcext:value-type="float">
            <text:p>65.72</text:p>
          </table:table-cell>
        </table:table-row>
        <table:table-row table:style-name="ro1">
          <table:table-cell office:value-type="float" office:value="1439699" calcext:value-type="float">
            <text:p>1439699</text:p>
          </table:table-cell>
          <table:table-cell table:formula="of:=[.A92]/1000/(60*60*24)" office:value-type="time" office:time-value="PT00H23M59.699S" calcext:value-type="time">
            <text:p>00:24:00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51.64" calcext:value-type="float">
            <text:p>51.64</text:p>
          </table:table-cell>
          <table:table-cell office:value-type="float" office:value="66.43" calcext:value-type="float">
            <text:p>66.43</text:p>
          </table:table-cell>
        </table:table-row>
        <table:table-row table:style-name="ro1">
          <table:table-cell office:value-type="float" office:value="1455699" calcext:value-type="float">
            <text:p>1455699</text:p>
          </table:table-cell>
          <table:table-cell table:formula="of:=[.A93]/1000/(60*60*24)" office:value-type="time" office:time-value="PT00H24M15.699S" calcext:value-type="time">
            <text:p>00:24:16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52.2" calcext:value-type="float">
            <text:p>52.2</text:p>
          </table:table-cell>
          <table:table-cell office:value-type="float" office:value="67.15" calcext:value-type="float">
            <text:p>67.15</text:p>
          </table:table-cell>
        </table:table-row>
        <table:table-row table:style-name="ro1">
          <table:table-cell office:value-type="float" office:value="1471699" calcext:value-type="float">
            <text:p>1471699</text:p>
          </table:table-cell>
          <table:table-cell table:formula="of:=[.A94]/1000/(60*60*24)" office:value-type="time" office:time-value="PT00H24M31.699S" calcext:value-type="time">
            <text:p>00:24:32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52.77" calcext:value-type="float">
            <text:p>52.77</text:p>
          </table:table-cell>
          <table:table-cell office:value-type="float" office:value="67.86" calcext:value-type="float">
            <text:p>67.86</text:p>
          </table:table-cell>
        </table:table-row>
        <table:table-row table:style-name="ro1">
          <table:table-cell office:value-type="float" office:value="1487699" calcext:value-type="float">
            <text:p>1487699</text:p>
          </table:table-cell>
          <table:table-cell table:formula="of:=[.A95]/1000/(60*60*24)" office:value-type="time" office:time-value="PT00H24M47.699S" calcext:value-type="time">
            <text:p>00:24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53.33" calcext:value-type="float">
            <text:p>53.33</text:p>
          </table:table-cell>
          <table:table-cell office:value-type="float" office:value="68.57" calcext:value-type="float">
            <text:p>68.57</text:p>
          </table:table-cell>
        </table:table-row>
        <table:table-row table:style-name="ro1">
          <table:table-cell office:value-type="float" office:value="1503699" calcext:value-type="float">
            <text:p>1503699</text:p>
          </table:table-cell>
          <table:table-cell table:formula="of:=[.A96]/1000/(60*60*24)" office:value-type="time" office:time-value="PT00H25M03.699S" calcext:value-type="time">
            <text:p>00:25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53.9" calcext:value-type="float">
            <text:p>53.9</text:p>
          </table:table-cell>
          <table:table-cell office:value-type="float" office:value="69.29" calcext:value-type="float">
            <text:p>69.29</text:p>
          </table:table-cell>
        </table:table-row>
        <table:table-row table:style-name="ro1">
          <table:table-cell office:value-type="float" office:value="1519699" calcext:value-type="float">
            <text:p>1519699</text:p>
          </table:table-cell>
          <table:table-cell table:formula="of:=[.A97]/1000/(60*60*24)" office:value-type="time" office:time-value="PT00H25M19.699S" calcext:value-type="time">
            <text:p>00:25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54.46" calcext:value-type="float">
            <text:p>54.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35699" calcext:value-type="float">
            <text:p>1535699</text:p>
          </table:table-cell>
          <table:table-cell table:formula="of:=[.A98]/1000/(60*60*24)" office:value-type="time" office:time-value="PT00H25M35.699S" calcext:value-type="time">
            <text:p>00:25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55.02" calcext:value-type="float">
            <text:p>55.02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1551699" calcext:value-type="float">
            <text:p>1551699</text:p>
          </table:table-cell>
          <table:table-cell table:formula="of:=[.A99]/1000/(60*60*24)" office:value-type="time" office:time-value="PT00H25M51.699S" calcext:value-type="time">
            <text:p>00:25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55.59" calcext:value-type="float">
            <text:p>55.59</text:p>
          </table:table-cell>
          <table:table-cell office:value-type="float" office:value="71.42" calcext:value-type="float">
            <text:p>71.42</text:p>
          </table:table-cell>
        </table:table-row>
        <table:table-row table:style-name="ro1">
          <table:table-cell office:value-type="float" office:value="1567699" calcext:value-type="float">
            <text:p>1567699</text:p>
          </table:table-cell>
          <table:table-cell table:formula="of:=[.A100]/1000/(60*60*24)" office:value-type="time" office:time-value="PT00H26M07.699S" calcext:value-type="time">
            <text:p>00:26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60.23" calcext:value-type="float">
            <text:p>160.23</text:p>
          </table:table-cell>
          <table:table-cell office:value-type="float" office:value="56.15" calcext:value-type="float">
            <text:p>56.15</text:p>
          </table:table-cell>
          <table:table-cell office:value-type="float" office:value="72.13" calcext:value-type="float">
            <text:p>72.13</text:p>
          </table:table-cell>
        </table:table-row>
        <table:table-row table:style-name="ro1">
          <table:table-cell office:value-type="float" office:value="1583699" calcext:value-type="float">
            <text:p>1583699</text:p>
          </table:table-cell>
          <table:table-cell table:formula="of:=[.A101]/1000/(60*60*24)" office:value-type="time" office:time-value="PT00H26M23.699S" calcext:value-type="time">
            <text:p>00:26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60.23" calcext:value-type="float">
            <text:p>160.23</text:p>
          </table:table-cell>
          <table:table-cell office:value-type="float" office:value="56.71" calcext:value-type="float">
            <text:p>56.71</text:p>
          </table:table-cell>
          <table:table-cell office:value-type="float" office:value="72.84" calcext:value-type="float">
            <text:p>72.84</text:p>
          </table:table-cell>
        </table:table-row>
        <table:table-row table:style-name="ro1">
          <table:table-cell office:value-type="float" office:value="1599699" calcext:value-type="float">
            <text:p>1599699</text:p>
          </table:table-cell>
          <table:table-cell table:formula="of:=[.A102]/1000/(60*60*24)" office:value-type="time" office:time-value="PT00H26M39.699S" calcext:value-type="time">
            <text:p>00:26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7.28" calcext:value-type="float">
            <text:p>57.28</text:p>
          </table:table-cell>
          <table:table-cell office:value-type="float" office:value="73.55" calcext:value-type="float">
            <text:p>73.55</text:p>
          </table:table-cell>
        </table:table-row>
        <table:table-row table:style-name="ro1">
          <table:table-cell office:value-type="float" office:value="1615699" calcext:value-type="float">
            <text:p>1615699</text:p>
          </table:table-cell>
          <table:table-cell table:formula="of:=[.A103]/1000/(60*60*24)" office:value-type="time" office:time-value="PT00H26M55.699S" calcext:value-type="time">
            <text:p>00:26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7.84" calcext:value-type="float">
            <text:p>57.84</text:p>
          </table:table-cell>
          <table:table-cell office:value-type="float" office:value="74.26" calcext:value-type="float">
            <text:p>74.26</text:p>
          </table:table-cell>
        </table:table-row>
        <table:table-row table:style-name="ro1">
          <table:table-cell office:value-type="float" office:value="1631699" calcext:value-type="float">
            <text:p>1631699</text:p>
          </table:table-cell>
          <table:table-cell table:formula="of:=[.A104]/1000/(60*60*24)" office:value-type="time" office:time-value="PT00H27M11.699S" calcext:value-type="time">
            <text:p>00:27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8.4" calcext:value-type="float">
            <text:p>58.4</text:p>
          </table:table-cell>
          <table:table-cell office:value-type="float" office:value="74.97" calcext:value-type="float">
            <text:p>74.97</text:p>
          </table:table-cell>
        </table:table-row>
        <table:table-row table:style-name="ro1">
          <table:table-cell office:value-type="float" office:value="1647699" calcext:value-type="float">
            <text:p>1647699</text:p>
          </table:table-cell>
          <table:table-cell table:formula="of:=[.A105]/1000/(60*60*24)" office:value-type="time" office:time-value="PT00H27M27.699S" calcext:value-type="time">
            <text:p>00:27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8.97" calcext:value-type="float">
            <text:p>58.97</text:p>
          </table:table-cell>
          <table:table-cell office:value-type="float" office:value="75.68" calcext:value-type="float">
            <text:p>75.68</text:p>
          </table:table-cell>
        </table:table-row>
        <table:table-row table:style-name="ro1">
          <table:table-cell office:value-type="float" office:value="1663699" calcext:value-type="float">
            <text:p>1663699</text:p>
          </table:table-cell>
          <table:table-cell table:formula="of:=[.A106]/1000/(60*60*24)" office:value-type="time" office:time-value="PT00H27M43.699S" calcext:value-type="time">
            <text:p>00:27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9.53" calcext:value-type="float">
            <text:p>59.53</text:p>
          </table:table-cell>
          <table:table-cell office:value-type="float" office:value="76.39" calcext:value-type="float">
            <text:p>76.39</text:p>
          </table:table-cell>
        </table:table-row>
        <table:table-row table:style-name="ro1">
          <table:table-cell office:value-type="float" office:value="1679699" calcext:value-type="float">
            <text:p>1679699</text:p>
          </table:table-cell>
          <table:table-cell table:formula="of:=[.A107]/1000/(60*60*24)" office:value-type="time" office:time-value="PT00H27M59.699S" calcext:value-type="time">
            <text:p>00:28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60.09" calcext:value-type="float">
            <text:p>60.09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695699" calcext:value-type="float">
            <text:p>1695699</text:p>
          </table:table-cell>
          <table:table-cell table:formula="of:=[.A108]/1000/(60*60*24)" office:value-type="time" office:time-value="PT00H28M15.699S" calcext:value-type="time">
            <text:p>00:28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60.65" calcext:value-type="float">
            <text:p>60.65</text:p>
          </table:table-cell>
          <table:table-cell office:value-type="float" office:value="77.81" calcext:value-type="float">
            <text:p>77.81</text:p>
          </table:table-cell>
        </table:table-row>
        <table:table-row table:style-name="ro1">
          <table:table-cell office:value-type="float" office:value="1711699" calcext:value-type="float">
            <text:p>1711699</text:p>
          </table:table-cell>
          <table:table-cell table:formula="of:=[.A109]/1000/(60*60*24)" office:value-type="time" office:time-value="PT00H28M31.699S" calcext:value-type="time">
            <text:p>00:28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61.22" calcext:value-type="float">
            <text:p>61.22</text:p>
          </table:table-cell>
          <table:table-cell office:value-type="float" office:value="78.52" calcext:value-type="float">
            <text:p>78.52</text:p>
          </table:table-cell>
        </table:table-row>
        <table:table-row table:style-name="ro1">
          <table:table-cell office:value-type="float" office:value="1727699" calcext:value-type="float">
            <text:p>1727699</text:p>
          </table:table-cell>
          <table:table-cell table:formula="of:=[.A110]/1000/(60*60*24)" office:value-type="time" office:time-value="PT00H28M47.699S" calcext:value-type="time">
            <text:p>00:28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61.78" calcext:value-type="float">
            <text:p>61.78</text:p>
          </table:table-cell>
          <table:table-cell office:value-type="float" office:value="79.23" calcext:value-type="float">
            <text:p>79.23</text:p>
          </table:table-cell>
        </table:table-row>
        <table:table-row table:style-name="ro1">
          <table:table-cell office:value-type="float" office:value="1743699" calcext:value-type="float">
            <text:p>1743699</text:p>
          </table:table-cell>
          <table:table-cell table:formula="of:=[.A111]/1000/(60*60*24)" office:value-type="time" office:time-value="PT00H29M03.699S" calcext:value-type="time">
            <text:p>00:29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62.34" calcext:value-type="float">
            <text:p>62.34</text:p>
          </table:table-cell>
          <table:table-cell office:value-type="float" office:value="79.93" calcext:value-type="float">
            <text:p>79.93</text:p>
          </table:table-cell>
        </table:table-row>
        <table:table-row table:style-name="ro1">
          <table:table-cell office:value-type="float" office:value="1759699" calcext:value-type="float">
            <text:p>1759699</text:p>
          </table:table-cell>
          <table:table-cell table:formula="of:=[.A112]/1000/(60*60*24)" office:value-type="time" office:time-value="PT00H29M19.699S" calcext:value-type="time">
            <text:p>00:29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62.9" calcext:value-type="float">
            <text:p>62.9</text:p>
          </table:table-cell>
          <table:table-cell office:value-type="float" office:value="80.64" calcext:value-type="float">
            <text:p>80.64</text:p>
          </table:table-cell>
        </table:table-row>
        <table:table-row table:style-name="ro1">
          <table:table-cell office:value-type="float" office:value="1775699" calcext:value-type="float">
            <text:p>1775699</text:p>
          </table:table-cell>
          <table:table-cell table:formula="of:=[.A113]/1000/(60*60*24)" office:value-type="time" office:time-value="PT00H29M35.699S" calcext:value-type="time">
            <text:p>00:29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63.46" calcext:value-type="float">
            <text:p>63.46</text:p>
          </table:table-cell>
          <table:table-cell office:value-type="float" office:value="81.35" calcext:value-type="float">
            <text:p>81.35</text:p>
          </table:table-cell>
        </table:table-row>
        <table:table-row table:style-name="ro1">
          <table:table-cell office:value-type="float" office:value="1791699" calcext:value-type="float">
            <text:p>1791699</text:p>
          </table:table-cell>
          <table:table-cell table:formula="of:=[.A114]/1000/(60*60*24)" office:value-type="time" office:time-value="PT00H29M51.699S" calcext:value-type="time">
            <text:p>00:29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64.02" calcext:value-type="float">
            <text:p>64.02</text:p>
          </table:table-cell>
          <table:table-cell office:value-type="float" office:value="82.05" calcext:value-type="float">
            <text:p>82.05</text:p>
          </table:table-cell>
        </table:table-row>
        <table:table-row table:style-name="ro1">
          <table:table-cell office:value-type="float" office:value="1807699" calcext:value-type="float">
            <text:p>1807699</text:p>
          </table:table-cell>
          <table:table-cell table:formula="of:=[.A115]/1000/(60*60*24)" office:value-type="time" office:time-value="PT00H30M07.699S" calcext:value-type="time">
            <text:p>00:30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64.59" calcext:value-type="float">
            <text:p>64.59</text:p>
          </table:table-cell>
          <table:table-cell office:value-type="float" office:value="82.76" calcext:value-type="float">
            <text:p>82.76</text:p>
          </table:table-cell>
        </table:table-row>
        <table:table-row table:style-name="ro1">
          <table:table-cell office:value-type="float" office:value="1823699" calcext:value-type="float">
            <text:p>1823699</text:p>
          </table:table-cell>
          <table:table-cell table:formula="of:=[.A116]/1000/(60*60*24)" office:value-type="time" office:time-value="PT00H30M23.699S" calcext:value-type="time">
            <text:p>00:30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65.15" calcext:value-type="float">
            <text:p>65.15</text:p>
          </table:table-cell>
          <table:table-cell office:value-type="float" office:value="83.46" calcext:value-type="float">
            <text:p>83.46</text:p>
          </table:table-cell>
        </table:table-row>
        <table:table-row table:style-name="ro1">
          <table:table-cell office:value-type="float" office:value="1839699" calcext:value-type="float">
            <text:p>1839699</text:p>
          </table:table-cell>
          <table:table-cell table:formula="of:=[.A117]/1000/(60*60*24)" office:value-type="time" office:time-value="PT00H30M39.699S" calcext:value-type="time">
            <text:p>00:30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65.71" calcext:value-type="float">
            <text:p>65.71</text:p>
          </table:table-cell>
          <table:table-cell office:value-type="float" office:value="84.17" calcext:value-type="float">
            <text:p>84.17</text:p>
          </table:table-cell>
        </table:table-row>
        <table:table-row table:style-name="ro1">
          <table:table-cell office:value-type="float" office:value="1855699" calcext:value-type="float">
            <text:p>1855699</text:p>
          </table:table-cell>
          <table:table-cell table:formula="of:=[.A118]/1000/(60*60*24)" office:value-type="time" office:time-value="PT00H30M55.699S" calcext:value-type="time">
            <text:p>00:30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66.27" calcext:value-type="float">
            <text:p>66.27</text:p>
          </table:table-cell>
          <table:table-cell office:value-type="float" office:value="84.87" calcext:value-type="float">
            <text:p>84.87</text:p>
          </table:table-cell>
        </table:table-row>
        <table:table-row table:style-name="ro1">
          <table:table-cell office:value-type="float" office:value="1871698" calcext:value-type="float">
            <text:p>1871698</text:p>
          </table:table-cell>
          <table:table-cell table:formula="of:=[.A119]/1000/(60*60*24)" office:value-type="time" office:time-value="PT00H31M11.698S" calcext:value-type="time">
            <text:p>00:31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66.83" calcext:value-type="float">
            <text:p>66.83</text:p>
          </table:table-cell>
          <table:table-cell office:value-type="float" office:value="85.58" calcext:value-type="float">
            <text:p>85.58</text:p>
          </table:table-cell>
        </table:table-row>
        <table:table-row table:style-name="ro1">
          <table:table-cell office:value-type="float" office:value="1887699" calcext:value-type="float">
            <text:p>1887699</text:p>
          </table:table-cell>
          <table:table-cell table:formula="of:=[.A120]/1000/(60*60*24)" office:value-type="time" office:time-value="PT00H31M27.699S" calcext:value-type="time">
            <text:p>00:31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67.39" calcext:value-type="float">
            <text:p>67.39</text:p>
          </table:table-cell>
          <table:table-cell office:value-type="float" office:value="86.28" calcext:value-type="float">
            <text:p>86.28</text:p>
          </table:table-cell>
        </table:table-row>
        <table:table-row table:style-name="ro1">
          <table:table-cell office:value-type="float" office:value="1903699" calcext:value-type="float">
            <text:p>1903699</text:p>
          </table:table-cell>
          <table:table-cell table:formula="of:=[.A121]/1000/(60*60*24)" office:value-type="time" office:time-value="PT00H31M43.699S" calcext:value-type="time">
            <text:p>00:31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67.95" calcext:value-type="float">
            <text:p>67.95</text:p>
          </table:table-cell>
          <table:table-cell office:value-type="float" office:value="86.99" calcext:value-type="float">
            <text:p>86.99</text:p>
          </table:table-cell>
        </table:table-row>
        <table:table-row table:style-name="ro1">
          <table:table-cell office:value-type="float" office:value="1919699" calcext:value-type="float">
            <text:p>1919699</text:p>
          </table:table-cell>
          <table:table-cell table:formula="of:=[.A122]/1000/(60*60*24)" office:value-type="time" office:time-value="PT00H31M59.699S" calcext:value-type="time">
            <text:p>00:32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68.51" calcext:value-type="float">
            <text:p>68.51</text:p>
          </table:table-cell>
          <table:table-cell office:value-type="float" office:value="87.69" calcext:value-type="float">
            <text:p>87.69</text:p>
          </table:table-cell>
        </table:table-row>
        <table:table-row table:style-name="ro1">
          <table:table-cell office:value-type="float" office:value="1935699" calcext:value-type="float">
            <text:p>1935699</text:p>
          </table:table-cell>
          <table:table-cell table:formula="of:=[.A123]/1000/(60*60*24)" office:value-type="time" office:time-value="PT00H32M15.699S" calcext:value-type="time">
            <text:p>00:32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69.07" calcext:value-type="float">
            <text:p>69.07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1951699" calcext:value-type="float">
            <text:p>1951699</text:p>
          </table:table-cell>
          <table:table-cell table:formula="of:=[.A124]/1000/(60*60*24)" office:value-type="time" office:time-value="PT00H32M31.699S" calcext:value-type="time">
            <text:p>00:32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69.63" calcext:value-type="float">
            <text:p>69.63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1967699" calcext:value-type="float">
            <text:p>1967699</text:p>
          </table:table-cell>
          <table:table-cell table:formula="of:=[.A125]/1000/(60*60*24)" office:value-type="time" office:time-value="PT00H32M47.699S" calcext:value-type="time">
            <text:p>00:32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70.19" calcext:value-type="float">
            <text:p>70.19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float" office:value="1983699" calcext:value-type="float">
            <text:p>1983699</text:p>
          </table:table-cell>
          <table:table-cell table:formula="of:=[.A126]/1000/(60*60*24)" office:value-type="time" office:time-value="PT00H33M03.699S" calcext:value-type="time">
            <text:p>00:33:04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70.75" calcext:value-type="float">
            <text:p>70.75</text:p>
          </table:table-cell>
          <table:table-cell office:value-type="float" office:value="90.51" calcext:value-type="float">
            <text:p>90.51</text:p>
          </table:table-cell>
        </table:table-row>
        <table:table-row table:style-name="ro1">
          <table:table-cell office:value-type="float" office:value="1999699" calcext:value-type="float">
            <text:p>1999699</text:p>
          </table:table-cell>
          <table:table-cell table:formula="of:=[.A127]/1000/(60*60*24)" office:value-type="time" office:time-value="PT00H33M19.699S" calcext:value-type="time">
            <text:p>00:33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71.31" calcext:value-type="float">
            <text:p>71.31</text:p>
          </table:table-cell>
          <table:table-cell office:value-type="float" office:value="91.21" calcext:value-type="float">
            <text:p>91.21</text:p>
          </table:table-cell>
        </table:table-row>
        <table:table-row table:style-name="ro1">
          <table:table-cell office:value-type="float" office:value="2015699" calcext:value-type="float">
            <text:p>2015699</text:p>
          </table:table-cell>
          <table:table-cell table:formula="of:=[.A128]/1000/(60*60*24)" office:value-type="time" office:time-value="PT00H33M35.699S" calcext:value-type="time">
            <text:p>00:33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71.87" calcext:value-type="float">
            <text:p>71.87</text:p>
          </table:table-cell>
          <table:table-cell office:value-type="float" office:value="91.91" calcext:value-type="float">
            <text:p>91.91</text:p>
          </table:table-cell>
        </table:table-row>
        <table:table-row table:style-name="ro1">
          <table:table-cell office:value-type="float" office:value="2031699" calcext:value-type="float">
            <text:p>2031699</text:p>
          </table:table-cell>
          <table:table-cell table:formula="of:=[.A129]/1000/(60*60*24)" office:value-type="time" office:time-value="PT00H33M51.699S" calcext:value-type="time">
            <text:p>00:33:52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72.43" calcext:value-type="float">
            <text:p>72.43</text:p>
          </table:table-cell>
          <table:table-cell office:value-type="float" office:value="92.61" calcext:value-type="float">
            <text:p>92.61</text:p>
          </table:table-cell>
        </table:table-row>
        <table:table-row table:style-name="ro1">
          <table:table-cell office:value-type="float" office:value="2047699" calcext:value-type="float">
            <text:p>2047699</text:p>
          </table:table-cell>
          <table:table-cell table:formula="of:=[.A130]/1000/(60*60*24)" office:value-type="time" office:time-value="PT00H34M07.699S" calcext:value-type="time">
            <text:p>00:34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72.99" calcext:value-type="float">
            <text:p>72.99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office:value-type="float" office:value="2063699" calcext:value-type="float">
            <text:p>2063699</text:p>
          </table:table-cell>
          <table:table-cell table:formula="of:=[.A131]/1000/(60*60*24)" office:value-type="time" office:time-value="PT00H34M23.699S" calcext:value-type="time">
            <text:p>00:34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73.55" calcext:value-type="float">
            <text:p>73.55</text:p>
          </table:table-cell>
          <table:table-cell office:value-type="float" office:value="94.02" calcext:value-type="float">
            <text:p>94.02</text:p>
          </table:table-cell>
        </table:table-row>
        <table:table-row table:style-name="ro1">
          <table:table-cell office:value-type="float" office:value="2079699" calcext:value-type="float">
            <text:p>2079699</text:p>
          </table:table-cell>
          <table:table-cell table:formula="of:=[.A132]/1000/(60*60*24)" office:value-type="time" office:time-value="PT00H34M39.699S" calcext:value-type="time">
            <text:p>00:34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74.11" calcext:value-type="float">
            <text:p>74.11</text:p>
          </table:table-cell>
          <table:table-cell office:value-type="float" office:value="94.72" calcext:value-type="float">
            <text:p>94.72</text:p>
          </table:table-cell>
        </table:table-row>
        <table:table-row table:style-name="ro1">
          <table:table-cell office:value-type="float" office:value="2095699" calcext:value-type="float">
            <text:p>2095699</text:p>
          </table:table-cell>
          <table:table-cell table:formula="of:=[.A133]/1000/(60*60*24)" office:value-type="time" office:time-value="PT00H34M55.699S" calcext:value-type="time">
            <text:p>00:34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74.67" calcext:value-type="float">
            <text:p>74.67</text:p>
          </table:table-cell>
          <table:table-cell office:value-type="float" office:value="95.42" calcext:value-type="float">
            <text:p>95.42</text:p>
          </table:table-cell>
        </table:table-row>
        <table:table-row table:style-name="ro1">
          <table:table-cell office:value-type="float" office:value="2111699" calcext:value-type="float">
            <text:p>2111699</text:p>
          </table:table-cell>
          <table:table-cell table:formula="of:=[.A134]/1000/(60*60*24)" office:value-type="time" office:time-value="PT00H35M11.699S" calcext:value-type="time">
            <text:p>00:35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75.23" calcext:value-type="float">
            <text:p>75.23</text:p>
          </table:table-cell>
          <table:table-cell office:value-type="float" office:value="96.12" calcext:value-type="float">
            <text:p>96.12</text:p>
          </table:table-cell>
        </table:table-row>
        <table:table-row table:style-name="ro1">
          <table:table-cell office:value-type="float" office:value="2127699" calcext:value-type="float">
            <text:p>2127699</text:p>
          </table:table-cell>
          <table:table-cell table:formula="of:=[.A135]/1000/(60*60*24)" office:value-type="time" office:time-value="PT00H35M27.699S" calcext:value-type="time">
            <text:p>00:35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75.79" calcext:value-type="float">
            <text:p>75.79</text:p>
          </table:table-cell>
          <table:table-cell office:value-type="float" office:value="96.82" calcext:value-type="float">
            <text:p>96.82</text:p>
          </table:table-cell>
        </table:table-row>
        <table:table-row table:style-name="ro1">
          <table:table-cell office:value-type="float" office:value="2143699" calcext:value-type="float">
            <text:p>2143699</text:p>
          </table:table-cell>
          <table:table-cell table:formula="of:=[.A136]/1000/(60*60*24)" office:value-type="time" office:time-value="PT00H35M43.699S" calcext:value-type="time">
            <text:p>00:35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76.35" calcext:value-type="float">
            <text:p>76.35</text:p>
          </table:table-cell>
          <table:table-cell office:value-type="float" office:value="97.52" calcext:value-type="float">
            <text:p>97.52</text:p>
          </table:table-cell>
        </table:table-row>
        <table:table-row table:style-name="ro1">
          <table:table-cell office:value-type="float" office:value="2159699" calcext:value-type="float">
            <text:p>2159699</text:p>
          </table:table-cell>
          <table:table-cell table:formula="of:=[.A137]/1000/(60*60*24)" office:value-type="time" office:time-value="PT00H35M59.699S" calcext:value-type="time">
            <text:p>00:36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76.91" calcext:value-type="float">
            <text:p>76.91</text:p>
          </table:table-cell>
          <table:table-cell office:value-type="float" office:value="98.22" calcext:value-type="float">
            <text:p>98.22</text:p>
          </table:table-cell>
        </table:table-row>
        <table:table-row table:style-name="ro1">
          <table:table-cell office:value-type="float" office:value="2175699" calcext:value-type="float">
            <text:p>2175699</text:p>
          </table:table-cell>
          <table:table-cell table:formula="of:=[.A138]/1000/(60*60*24)" office:value-type="time" office:time-value="PT00H36M15.699S" calcext:value-type="time">
            <text:p>00:36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77.47" calcext:value-type="float">
            <text:p>77.47</text:p>
          </table:table-cell>
          <table:table-cell office:value-type="float" office:value="98.92" calcext:value-type="float">
            <text:p>98.92</text:p>
          </table:table-cell>
        </table:table-row>
        <table:table-row table:style-name="ro1">
          <table:table-cell office:value-type="float" office:value="2191699" calcext:value-type="float">
            <text:p>2191699</text:p>
          </table:table-cell>
          <table:table-cell table:formula="of:=[.A139]/1000/(60*60*24)" office:value-type="time" office:time-value="PT00H36M31.699S" calcext:value-type="time">
            <text:p>00:36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78.03" calcext:value-type="float">
            <text:p>78.03</text:p>
          </table:table-cell>
          <table:table-cell office:value-type="float" office:value="99.62" calcext:value-type="float">
            <text:p>99.62</text:p>
          </table:table-cell>
        </table:table-row>
        <table:table-row table:style-name="ro1">
          <table:table-cell office:value-type="float" office:value="2207699" calcext:value-type="float">
            <text:p>2207699</text:p>
          </table:table-cell>
          <table:table-cell table:formula="of:=[.A140]/1000/(60*60*24)" office:value-type="time" office:time-value="PT00H36M47.699S" calcext:value-type="time">
            <text:p>00:36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78.58" calcext:value-type="float">
            <text:p>78.58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1">
          <table:table-cell office:value-type="float" office:value="2223699" calcext:value-type="float">
            <text:p>2223699</text:p>
          </table:table-cell>
          <table:table-cell table:formula="of:=[.A141]/1000/(60*60*24)" office:value-type="time" office:time-value="PT00H37M03.699S" calcext:value-type="time">
            <text:p>00:37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79.14" calcext:value-type="float">
            <text:p>79.14</text:p>
          </table:table-cell>
          <table:table-cell office:value-type="float" office:value="101.02" calcext:value-type="float">
            <text:p>101.02</text:p>
          </table:table-cell>
        </table:table-row>
        <table:table-row table:style-name="ro1">
          <table:table-cell office:value-type="float" office:value="2239699" calcext:value-type="float">
            <text:p>2239699</text:p>
          </table:table-cell>
          <table:table-cell table:formula="of:=[.A142]/1000/(60*60*24)" office:value-type="time" office:time-value="PT00H37M19.699S" calcext:value-type="time">
            <text:p>00:37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79.7" calcext:value-type="float">
            <text:p>79.7</text:p>
          </table:table-cell>
          <table:table-cell office:value-type="float" office:value="101.71" calcext:value-type="float">
            <text:p>101.71</text:p>
          </table:table-cell>
        </table:table-row>
        <table:table-row table:style-name="ro1">
          <table:table-cell office:value-type="float" office:value="2255699" calcext:value-type="float">
            <text:p>2255699</text:p>
          </table:table-cell>
          <table:table-cell table:formula="of:=[.A143]/1000/(60*60*24)" office:value-type="time" office:time-value="PT00H37M35.699S" calcext:value-type="time">
            <text:p>00:37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80.26" calcext:value-type="float">
            <text:p>80.26</text:p>
          </table:table-cell>
          <table:table-cell office:value-type="float" office:value="102.41" calcext:value-type="float">
            <text:p>102.41</text:p>
          </table:table-cell>
        </table:table-row>
        <table:table-row table:style-name="ro1">
          <table:table-cell office:value-type="float" office:value="2271699" calcext:value-type="float">
            <text:p>2271699</text:p>
          </table:table-cell>
          <table:table-cell table:formula="of:=[.A144]/1000/(60*60*24)" office:value-type="time" office:time-value="PT00H37M51.699S" calcext:value-type="time">
            <text:p>00:37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80.82" calcext:value-type="float">
            <text:p>80.82</text:p>
          </table:table-cell>
          <table:table-cell office:value-type="float" office:value="103.11" calcext:value-type="float">
            <text:p>103.11</text:p>
          </table:table-cell>
        </table:table-row>
        <table:table-row table:style-name="ro1">
          <table:table-cell office:value-type="float" office:value="2287699" calcext:value-type="float">
            <text:p>2287699</text:p>
          </table:table-cell>
          <table:table-cell table:formula="of:=[.A145]/1000/(60*60*24)" office:value-type="time" office:time-value="PT00H38M07.699S" calcext:value-type="time">
            <text:p>00:38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81.38" calcext:value-type="float">
            <text:p>81.38</text:p>
          </table:table-cell>
          <table:table-cell office:value-type="float" office:value="103.81" calcext:value-type="float">
            <text:p>103.81</text:p>
          </table:table-cell>
        </table:table-row>
        <table:table-row table:style-name="ro1">
          <table:table-cell office:value-type="float" office:value="2303699" calcext:value-type="float">
            <text:p>2303699</text:p>
          </table:table-cell>
          <table:table-cell table:formula="of:=[.A146]/1000/(60*60*24)" office:value-type="time" office:time-value="PT00H38M23.699S" calcext:value-type="time">
            <text:p>00:38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81.93" calcext:value-type="float">
            <text:p>81.93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319699" calcext:value-type="float">
            <text:p>2319699</text:p>
          </table:table-cell>
          <table:table-cell table:formula="of:=[.A147]/1000/(60*60*24)" office:value-type="time" office:time-value="PT00H38M39.699S" calcext:value-type="time">
            <text:p>00:38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82.49" calcext:value-type="float">
            <text:p>82.49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335699" calcext:value-type="float">
            <text:p>2335699</text:p>
          </table:table-cell>
          <table:table-cell table:formula="of:=[.A148]/1000/(60*60*24)" office:value-type="time" office:time-value="PT00H38M55.699S" calcext:value-type="time">
            <text:p>00:38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83.05" calcext:value-type="float">
            <text:p>83.05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1">
          <table:table-cell office:value-type="float" office:value="2351699" calcext:value-type="float">
            <text:p>2351699</text:p>
          </table:table-cell>
          <table:table-cell table:formula="of:=[.A149]/1000/(60*60*24)" office:value-type="time" office:time-value="PT00H39M11.699S" calcext:value-type="time">
            <text:p>00:39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83.61" calcext:value-type="float">
            <text:p>83.61</text:p>
          </table:table-cell>
          <table:table-cell office:value-type="float" office:value="106.59" calcext:value-type="float">
            <text:p>106.59</text:p>
          </table:table-cell>
        </table:table-row>
        <table:table-row table:style-name="ro1">
          <table:table-cell office:value-type="float" office:value="2367699" calcext:value-type="float">
            <text:p>2367699</text:p>
          </table:table-cell>
          <table:table-cell table:formula="of:=[.A150]/1000/(60*60*24)" office:value-type="time" office:time-value="PT00H39M27.699S" calcext:value-type="time">
            <text:p>00:39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84.16" calcext:value-type="float">
            <text:p>84.16</text:p>
          </table:table-cell>
          <table:table-cell office:value-type="float" office:value="107.29" calcext:value-type="float">
            <text:p>107.29</text:p>
          </table:table-cell>
        </table:table-row>
        <table:table-row table:style-name="ro1">
          <table:table-cell office:value-type="float" office:value="2383699" calcext:value-type="float">
            <text:p>2383699</text:p>
          </table:table-cell>
          <table:table-cell table:formula="of:=[.A151]/1000/(60*60*24)" office:value-type="time" office:time-value="PT00H39M43.699S" calcext:value-type="time">
            <text:p>00:39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84.72" calcext:value-type="float">
            <text:p>84.72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2399699" calcext:value-type="float">
            <text:p>2399699</text:p>
          </table:table-cell>
          <table:table-cell table:formula="of:=[.A152]/1000/(60*60*24)" office:value-type="time" office:time-value="PT00H39M59.699S" calcext:value-type="time">
            <text:p>00:40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85.28" calcext:value-type="float">
            <text:p>85.28</text:p>
          </table:table-cell>
          <table:table-cell office:value-type="float" office:value="108.68" calcext:value-type="float">
            <text:p>108.68</text:p>
          </table:table-cell>
        </table:table-row>
        <table:table-row table:style-name="ro1">
          <table:table-cell office:value-type="float" office:value="2415699" calcext:value-type="float">
            <text:p>2415699</text:p>
          </table:table-cell>
          <table:table-cell table:formula="of:=[.A153]/1000/(60*60*24)" office:value-type="time" office:time-value="PT00H40M15.699S" calcext:value-type="time">
            <text:p>00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85.84" calcext:value-type="float">
            <text:p>85.84</text:p>
          </table:table-cell>
          <table:table-cell office:value-type="float" office:value="109.38" calcext:value-type="float">
            <text:p>109.38</text:p>
          </table:table-cell>
        </table:table-row>
        <table:table-row table:style-name="ro1">
          <table:table-cell office:value-type="float" office:value="2431699" calcext:value-type="float">
            <text:p>2431699</text:p>
          </table:table-cell>
          <table:table-cell table:formula="of:=[.A154]/1000/(60*60*24)" office:value-type="time" office:time-value="PT00H40M31.699S" calcext:value-type="time">
            <text:p>00:40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86.39" calcext:value-type="float">
            <text:p>86.39</text:p>
          </table:table-cell>
          <table:table-cell office:value-type="float" office:value="110.07" calcext:value-type="float">
            <text:p>110.07</text:p>
          </table:table-cell>
        </table:table-row>
        <table:table-row table:style-name="ro1">
          <table:table-cell office:value-type="float" office:value="2447699" calcext:value-type="float">
            <text:p>2447699</text:p>
          </table:table-cell>
          <table:table-cell table:formula="of:=[.A155]/1000/(60*60*24)" office:value-type="time" office:time-value="PT00H40M47.699S" calcext:value-type="time">
            <text:p>00:40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86.95" calcext:value-type="float">
            <text:p>86.95</text:p>
          </table:table-cell>
          <table:table-cell office:value-type="float" office:value="110.77" calcext:value-type="float">
            <text:p>110.77</text:p>
          </table:table-cell>
        </table:table-row>
        <table:table-row table:style-name="ro1">
          <table:table-cell office:value-type="float" office:value="2463699" calcext:value-type="float">
            <text:p>2463699</text:p>
          </table:table-cell>
          <table:table-cell table:formula="of:=[.A156]/1000/(60*60*24)" office:value-type="time" office:time-value="PT00H41M03.699S" calcext:value-type="time">
            <text:p>00:41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87.51" calcext:value-type="float">
            <text:p>87.51</text:p>
          </table:table-cell>
          <table:table-cell office:value-type="float" office:value="111.46" calcext:value-type="float">
            <text:p>111.46</text:p>
          </table:table-cell>
        </table:table-row>
        <table:table-row table:style-name="ro1">
          <table:table-cell office:value-type="float" office:value="2479699" calcext:value-type="float">
            <text:p>2479699</text:p>
          </table:table-cell>
          <table:table-cell table:formula="of:=[.A157]/1000/(60*60*24)" office:value-type="time" office:time-value="PT00H41M19.699S" calcext:value-type="time">
            <text:p>00:41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88.06" calcext:value-type="float">
            <text:p>88.06</text:p>
          </table:table-cell>
          <table:table-cell office:value-type="float" office:value="112.16" calcext:value-type="float">
            <text:p>112.16</text:p>
          </table:table-cell>
        </table:table-row>
        <table:table-row table:style-name="ro1">
          <table:table-cell office:value-type="float" office:value="2495698" calcext:value-type="float">
            <text:p>2495698</text:p>
          </table:table-cell>
          <table:table-cell table:formula="of:=[.A158]/1000/(60*60*24)" office:value-type="time" office:time-value="PT00H41M35.698S" calcext:value-type="time">
            <text:p>00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88.62" calcext:value-type="float">
            <text:p>88.62</text:p>
          </table:table-cell>
          <table:table-cell office:value-type="float" office:value="112.85" calcext:value-type="float">
            <text:p>112.85</text:p>
          </table:table-cell>
        </table:table-row>
        <table:table-row table:style-name="ro1">
          <table:table-cell office:value-type="float" office:value="2511699" calcext:value-type="float">
            <text:p>2511699</text:p>
          </table:table-cell>
          <table:table-cell table:formula="of:=[.A159]/1000/(60*60*24)" office:value-type="time" office:time-value="PT00H41M51.699S" calcext:value-type="time">
            <text:p>00:41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89.18" calcext:value-type="float">
            <text:p>89.18</text:p>
          </table:table-cell>
          <table:table-cell office:value-type="float" office:value="113.55" calcext:value-type="float">
            <text:p>113.55</text:p>
          </table:table-cell>
        </table:table-row>
        <table:table-row table:style-name="ro1">
          <table:table-cell office:value-type="float" office:value="2527699" calcext:value-type="float">
            <text:p>2527699</text:p>
          </table:table-cell>
          <table:table-cell table:formula="of:=[.A160]/1000/(60*60*24)" office:value-type="time" office:time-value="PT00H42M07.699S" calcext:value-type="time">
            <text:p>00:42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89.74" calcext:value-type="float">
            <text:p>89.74</text:p>
          </table:table-cell>
          <table:table-cell office:value-type="float" office:value="114.24" calcext:value-type="float">
            <text:p>114.24</text:p>
          </table:table-cell>
        </table:table-row>
        <table:table-row table:style-name="ro1">
          <table:table-cell office:value-type="float" office:value="2543699" calcext:value-type="float">
            <text:p>2543699</text:p>
          </table:table-cell>
          <table:table-cell table:formula="of:=[.A161]/1000/(60*60*24)" office:value-type="time" office:time-value="PT00H42M23.699S" calcext:value-type="time">
            <text:p>00:42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90.29" calcext:value-type="float">
            <text:p>90.29</text:p>
          </table:table-cell>
          <table:table-cell office:value-type="float" office:value="114.93" calcext:value-type="float">
            <text:p>114.93</text:p>
          </table:table-cell>
        </table:table-row>
        <table:table-row table:style-name="ro1">
          <table:table-cell office:value-type="float" office:value="2559699" calcext:value-type="float">
            <text:p>2559699</text:p>
          </table:table-cell>
          <table:table-cell table:formula="of:=[.A162]/1000/(60*60*24)" office:value-type="time" office:time-value="PT00H42M39.699S" calcext:value-type="time">
            <text:p>00:42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90.85" calcext:value-type="float">
            <text:p>90.85</text:p>
          </table:table-cell>
          <table:table-cell office:value-type="float" office:value="115.63" calcext:value-type="float">
            <text:p>115.63</text:p>
          </table:table-cell>
        </table:table-row>
        <table:table-row table:style-name="ro1">
          <table:table-cell office:value-type="float" office:value="2575699" calcext:value-type="float">
            <text:p>2575699</text:p>
          </table:table-cell>
          <table:table-cell table:formula="of:=[.A163]/1000/(60*60*24)" office:value-type="time" office:time-value="PT00H42M55.699S" calcext:value-type="time">
            <text:p>00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91.4" calcext:value-type="float">
            <text:p>91.4</text:p>
          </table:table-cell>
          <table:table-cell office:value-type="float" office:value="116.32" calcext:value-type="float">
            <text:p>116.32</text:p>
          </table:table-cell>
        </table:table-row>
        <table:table-row table:style-name="ro1">
          <table:table-cell office:value-type="float" office:value="2591699" calcext:value-type="float">
            <text:p>2591699</text:p>
          </table:table-cell>
          <table:table-cell table:formula="of:=[.A164]/1000/(60*60*24)" office:value-type="time" office:time-value="PT00H43M11.699S" calcext:value-type="time">
            <text:p>00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91.96" calcext:value-type="float">
            <text:p>91.96</text:p>
          </table:table-cell>
          <table:table-cell office:value-type="float" office:value="117.01" calcext:value-type="float">
            <text:p>117.01</text:p>
          </table:table-cell>
        </table:table-row>
        <table:table-row table:style-name="ro1">
          <table:table-cell office:value-type="float" office:value="2607699" calcext:value-type="float">
            <text:p>2607699</text:p>
          </table:table-cell>
          <table:table-cell table:formula="of:=[.A165]/1000/(60*60*24)" office:value-type="time" office:time-value="PT00H43M27.699S" calcext:value-type="time">
            <text:p>00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92.52" calcext:value-type="float">
            <text:p>92.52</text:p>
          </table:table-cell>
          <table:table-cell office:value-type="float" office:value="117.71" calcext:value-type="float">
            <text:p>117.71</text:p>
          </table:table-cell>
        </table:table-row>
        <table:table-row table:style-name="ro1">
          <table:table-cell office:value-type="float" office:value="2623699" calcext:value-type="float">
            <text:p>2623699</text:p>
          </table:table-cell>
          <table:table-cell table:formula="of:=[.A166]/1000/(60*60*24)" office:value-type="time" office:time-value="PT00H43M43.699S" calcext:value-type="time">
            <text:p>00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93.07" calcext:value-type="float">
            <text:p>93.07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2639699" calcext:value-type="float">
            <text:p>2639699</text:p>
          </table:table-cell>
          <table:table-cell table:formula="of:=[.A167]/1000/(60*60*24)" office:value-type="time" office:time-value="PT00H43M59.699S" calcext:value-type="time">
            <text:p>00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93.63" calcext:value-type="float">
            <text:p>93.63</text:p>
          </table:table-cell>
          <table:table-cell office:value-type="float" office:value="119.09" calcext:value-type="float">
            <text:p>119.09</text:p>
          </table:table-cell>
        </table:table-row>
        <table:table-row table:style-name="ro1">
          <table:table-cell office:value-type="float" office:value="2655699" calcext:value-type="float">
            <text:p>2655699</text:p>
          </table:table-cell>
          <table:table-cell table:formula="of:=[.A168]/1000/(60*60*24)" office:value-type="time" office:time-value="PT00H44M15.699S" calcext:value-type="time">
            <text:p>00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94.19" calcext:value-type="float">
            <text:p>94.19</text:p>
          </table:table-cell>
          <table:table-cell office:value-type="float" office:value="119.78" calcext:value-type="float">
            <text:p>119.78</text:p>
          </table:table-cell>
        </table:table-row>
        <table:table-row table:style-name="ro1">
          <table:table-cell office:value-type="float" office:value="2671699" calcext:value-type="float">
            <text:p>2671699</text:p>
          </table:table-cell>
          <table:table-cell table:formula="of:=[.A169]/1000/(60*60*24)" office:value-type="time" office:time-value="PT00H44M31.699S" calcext:value-type="time">
            <text:p>00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94.74" calcext:value-type="float">
            <text:p>94.74</text:p>
          </table:table-cell>
          <table:table-cell office:value-type="float" office:value="120.47" calcext:value-type="float">
            <text:p>120.47</text:p>
          </table:table-cell>
        </table:table-row>
        <table:table-row table:style-name="ro1">
          <table:table-cell office:value-type="float" office:value="2687699" calcext:value-type="float">
            <text:p>2687699</text:p>
          </table:table-cell>
          <table:table-cell table:formula="of:=[.A170]/1000/(60*60*24)" office:value-type="time" office:time-value="PT00H44M47.699S" calcext:value-type="time">
            <text:p>00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95.3" calcext:value-type="float">
            <text:p>95.3</text:p>
          </table:table-cell>
          <table:table-cell office:value-type="float" office:value="121.17" calcext:value-type="float">
            <text:p>121.17</text:p>
          </table:table-cell>
        </table:table-row>
        <table:table-row table:style-name="ro1">
          <table:table-cell office:value-type="float" office:value="2703699" calcext:value-type="float">
            <text:p>2703699</text:p>
          </table:table-cell>
          <table:table-cell table:formula="of:=[.A171]/1000/(60*60*24)" office:value-type="time" office:time-value="PT00H45M03.699S" calcext:value-type="time">
            <text:p>00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95.85" calcext:value-type="float">
            <text:p>95.85</text:p>
          </table:table-cell>
          <table:table-cell office:value-type="float" office:value="121.86" calcext:value-type="float">
            <text:p>121.86</text:p>
          </table:table-cell>
        </table:table-row>
        <table:table-row table:style-name="ro1">
          <table:table-cell office:value-type="float" office:value="2719699" calcext:value-type="float">
            <text:p>2719699</text:p>
          </table:table-cell>
          <table:table-cell table:formula="of:=[.A172]/1000/(60*60*24)" office:value-type="time" office:time-value="PT00H45M19.699S" calcext:value-type="time">
            <text:p>00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96.41" calcext:value-type="float">
            <text:p>96.41</text:p>
          </table:table-cell>
          <table:table-cell office:value-type="float" office:value="122.55" calcext:value-type="float">
            <text:p>122.55</text:p>
          </table:table-cell>
        </table:table-row>
        <table:table-row table:style-name="ro1">
          <table:table-cell office:value-type="float" office:value="2735699" calcext:value-type="float">
            <text:p>2735699</text:p>
          </table:table-cell>
          <table:table-cell table:formula="of:=[.A173]/1000/(60*60*24)" office:value-type="time" office:time-value="PT00H45M35.699S" calcext:value-type="time">
            <text:p>00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96.96" calcext:value-type="float">
            <text:p>96.96</text:p>
          </table:table-cell>
          <table:table-cell office:value-type="float" office:value="123.24" calcext:value-type="float">
            <text:p>123.24</text:p>
          </table:table-cell>
        </table:table-row>
        <table:table-row table:style-name="ro1">
          <table:table-cell office:value-type="float" office:value="2751699" calcext:value-type="float">
            <text:p>2751699</text:p>
          </table:table-cell>
          <table:table-cell table:formula="of:=[.A174]/1000/(60*60*24)" office:value-type="time" office:time-value="PT00H45M51.699S" calcext:value-type="time">
            <text:p>00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97.52" calcext:value-type="float">
            <text:p>97.52</text:p>
          </table:table-cell>
          <table:table-cell office:value-type="float" office:value="123.93" calcext:value-type="float">
            <text:p>123.93</text:p>
          </table:table-cell>
        </table:table-row>
        <table:table-row table:style-name="ro1">
          <table:table-cell office:value-type="float" office:value="2767699" calcext:value-type="float">
            <text:p>2767699</text:p>
          </table:table-cell>
          <table:table-cell table:formula="of:=[.A175]/1000/(60*60*24)" office:value-type="time" office:time-value="PT00H46M07.699S" calcext:value-type="time">
            <text:p>00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98.07" calcext:value-type="float">
            <text:p>98.07</text:p>
          </table:table-cell>
          <table:table-cell office:value-type="float" office:value="124.62" calcext:value-type="float">
            <text:p>124.62</text:p>
          </table:table-cell>
        </table:table-row>
        <table:table-row table:style-name="ro1">
          <table:table-cell office:value-type="float" office:value="2783699" calcext:value-type="float">
            <text:p>2783699</text:p>
          </table:table-cell>
          <table:table-cell table:formula="of:=[.A176]/1000/(60*60*24)" office:value-type="time" office:time-value="PT00H46M23.699S" calcext:value-type="time">
            <text:p>00:4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98.63" calcext:value-type="float">
            <text:p>98.63</text:p>
          </table:table-cell>
          <table:table-cell office:value-type="float" office:value="125.31" calcext:value-type="float">
            <text:p>125.31</text:p>
          </table:table-cell>
        </table:table-row>
        <table:table-row table:style-name="ro1">
          <table:table-cell office:value-type="float" office:value="2799699" calcext:value-type="float">
            <text:p>2799699</text:p>
          </table:table-cell>
          <table:table-cell table:formula="of:=[.A177]/1000/(60*60*24)" office:value-type="time" office:time-value="PT00H46M39.699S" calcext:value-type="time">
            <text:p>00:4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99.18" calcext:value-type="float">
            <text:p>99.1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815699" calcext:value-type="float">
            <text:p>2815699</text:p>
          </table:table-cell>
          <table:table-cell table:formula="of:=[.A178]/1000/(60*60*24)" office:value-type="time" office:time-value="PT00H46M55.699S" calcext:value-type="time">
            <text:p>00:46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99.74" calcext:value-type="float">
            <text:p>99.74</text:p>
          </table:table-cell>
          <table:table-cell office:value-type="float" office:value="126.69" calcext:value-type="float">
            <text:p>126.69</text:p>
          </table:table-cell>
        </table:table-row>
        <table:table-row table:style-name="ro1">
          <table:table-cell office:value-type="float" office:value="2831699" calcext:value-type="float">
            <text:p>2831699</text:p>
          </table:table-cell>
          <table:table-cell table:formula="of:=[.A179]/1000/(60*60*24)" office:value-type="time" office:time-value="PT00H47M11.699S" calcext:value-type="time">
            <text:p>00:4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00.29" calcext:value-type="float">
            <text:p>100.29</text:p>
          </table:table-cell>
          <table:table-cell office:value-type="float" office:value="127.38" calcext:value-type="float">
            <text:p>127.38</text:p>
          </table:table-cell>
        </table:table-row>
        <table:table-row table:style-name="ro1">
          <table:table-cell office:value-type="float" office:value="2847699" calcext:value-type="float">
            <text:p>2847699</text:p>
          </table:table-cell>
          <table:table-cell table:formula="of:=[.A180]/1000/(60*60*24)" office:value-type="time" office:time-value="PT00H47M27.699S" calcext:value-type="time">
            <text:p>00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00.85" calcext:value-type="float">
            <text:p>100.85</text:p>
          </table:table-cell>
          <table:table-cell office:value-type="float" office:value="128.07" calcext:value-type="float">
            <text:p>128.07</text:p>
          </table:table-cell>
        </table:table-row>
        <table:table-row table:style-name="ro1">
          <table:table-cell office:value-type="float" office:value="2863699" calcext:value-type="float">
            <text:p>2863699</text:p>
          </table:table-cell>
          <table:table-cell table:formula="of:=[.A181]/1000/(60*60*24)" office:value-type="time" office:time-value="PT00H47M43.699S" calcext:value-type="time">
            <text:p>00:47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01.4" calcext:value-type="float">
            <text:p>101.4</text:p>
          </table:table-cell>
          <table:table-cell office:value-type="float" office:value="128.76" calcext:value-type="float">
            <text:p>128.76</text:p>
          </table:table-cell>
        </table:table-row>
        <table:table-row table:style-name="ro1">
          <table:table-cell office:value-type="float" office:value="2879699" calcext:value-type="float">
            <text:p>2879699</text:p>
          </table:table-cell>
          <table:table-cell table:formula="of:=[.A182]/1000/(60*60*24)" office:value-type="time" office:time-value="PT00H47M59.699S" calcext:value-type="time">
            <text:p>00:48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01.96" calcext:value-type="float">
            <text:p>101.96</text:p>
          </table:table-cell>
          <table:table-cell office:value-type="float" office:value="129.45" calcext:value-type="float">
            <text:p>129.45</text:p>
          </table:table-cell>
        </table:table-row>
        <table:table-row table:style-name="ro1">
          <table:table-cell office:value-type="float" office:value="2895699" calcext:value-type="float">
            <text:p>2895699</text:p>
          </table:table-cell>
          <table:table-cell table:formula="of:=[.A183]/1000/(60*60*24)" office:value-type="time" office:time-value="PT00H48M15.699S" calcext:value-type="time">
            <text:p>00:48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02.51" calcext:value-type="float">
            <text:p>102.51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 office:value-type="float" office:value="2911699" calcext:value-type="float">
            <text:p>2911699</text:p>
          </table:table-cell>
          <table:table-cell table:formula="of:=[.A184]/1000/(60*60*24)" office:value-type="time" office:time-value="PT00H48M31.699S" calcext:value-type="time">
            <text:p>00:4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03.07" calcext:value-type="float">
            <text:p>103.07</text:p>
          </table:table-cell>
          <table:table-cell office:value-type="float" office:value="130.83" calcext:value-type="float">
            <text:p>130.83</text:p>
          </table:table-cell>
        </table:table-row>
        <table:table-row table:style-name="ro1">
          <table:table-cell office:value-type="float" office:value="2927699" calcext:value-type="float">
            <text:p>2927699</text:p>
          </table:table-cell>
          <table:table-cell table:formula="of:=[.A185]/1000/(60*60*24)" office:value-type="time" office:time-value="PT00H48M47.699S" calcext:value-type="time">
            <text:p>00:48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03.62" calcext:value-type="float">
            <text:p>103.62</text:p>
          </table:table-cell>
          <table:table-cell office:value-type="float" office:value="131.51" calcext:value-type="float">
            <text:p>131.51</text:p>
          </table:table-cell>
        </table:table-row>
        <table:table-row table:style-name="ro1">
          <table:table-cell office:value-type="float" office:value="2943699" calcext:value-type="float">
            <text:p>2943699</text:p>
          </table:table-cell>
          <table:table-cell table:formula="of:=[.A186]/1000/(60*60*24)" office:value-type="time" office:time-value="PT00H49M03.699S" calcext:value-type="time">
            <text:p>00:4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04.18" calcext:value-type="float">
            <text:p>104.18</text:p>
          </table:table-cell>
          <table:table-cell office:value-type="float" office:value="132.2" calcext:value-type="float">
            <text:p>132.2</text:p>
          </table:table-cell>
        </table:table-row>
        <table:table-row table:style-name="ro1">
          <table:table-cell office:value-type="float" office:value="2959699" calcext:value-type="float">
            <text:p>2959699</text:p>
          </table:table-cell>
          <table:table-cell table:formula="of:=[.A187]/1000/(60*60*24)" office:value-type="time" office:time-value="PT00H49M19.699S" calcext:value-type="time">
            <text:p>00:4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04.73" calcext:value-type="float">
            <text:p>104.73</text:p>
          </table:table-cell>
          <table:table-cell office:value-type="float" office:value="132.89" calcext:value-type="float">
            <text:p>132.89</text:p>
          </table:table-cell>
        </table:table-row>
        <table:table-row table:style-name="ro1">
          <table:table-cell office:value-type="float" office:value="2975699" calcext:value-type="float">
            <text:p>2975699</text:p>
          </table:table-cell>
          <table:table-cell table:formula="of:=[.A188]/1000/(60*60*24)" office:value-type="time" office:time-value="PT00H49M35.699S" calcext:value-type="time">
            <text:p>00:4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05.29" calcext:value-type="float">
            <text:p>105.29</text:p>
          </table:table-cell>
          <table:table-cell office:value-type="float" office:value="133.58" calcext:value-type="float">
            <text:p>133.58</text:p>
          </table:table-cell>
        </table:table-row>
        <table:table-row table:style-name="ro1">
          <table:table-cell office:value-type="float" office:value="2991699" calcext:value-type="float">
            <text:p>2991699</text:p>
          </table:table-cell>
          <table:table-cell table:formula="of:=[.A189]/1000/(60*60*24)" office:value-type="time" office:time-value="PT00H49M51.699S" calcext:value-type="time">
            <text:p>00:4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05.84" calcext:value-type="float">
            <text:p>105.84</text:p>
          </table:table-cell>
          <table:table-cell office:value-type="float" office:value="134.27" calcext:value-type="float">
            <text:p>134.27</text:p>
          </table:table-cell>
        </table:table-row>
        <table:table-row table:style-name="ro1">
          <table:table-cell office:value-type="float" office:value="3007699" calcext:value-type="float">
            <text:p>3007699</text:p>
          </table:table-cell>
          <table:table-cell table:formula="of:=[.A190]/1000/(60*60*24)" office:value-type="time" office:time-value="PT00H50M07.699S" calcext:value-type="time">
            <text:p>00:5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06.4" calcext:value-type="float">
            <text:p>106.4</text:p>
          </table:table-cell>
          <table:table-cell office:value-type="float" office:value="134.95" calcext:value-type="float">
            <text:p>134.95</text:p>
          </table:table-cell>
        </table:table-row>
        <table:table-row table:style-name="ro1">
          <table:table-cell office:value-type="float" office:value="3023699" calcext:value-type="float">
            <text:p>3023699</text:p>
          </table:table-cell>
          <table:table-cell table:formula="of:=[.A191]/1000/(60*60*24)" office:value-type="time" office:time-value="PT00H50M23.699S" calcext:value-type="time">
            <text:p>00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06.95" calcext:value-type="float">
            <text:p>106.95</text:p>
          </table:table-cell>
          <table:table-cell office:value-type="float" office:value="135.64" calcext:value-type="float">
            <text:p>135.64</text:p>
          </table:table-cell>
        </table:table-row>
        <table:table-row table:style-name="ro1">
          <table:table-cell office:value-type="float" office:value="3039699" calcext:value-type="float">
            <text:p>3039699</text:p>
          </table:table-cell>
          <table:table-cell table:formula="of:=[.A192]/1000/(60*60*24)" office:value-type="time" office:time-value="PT00H50M39.699S" calcext:value-type="time">
            <text:p>00:50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07.5" calcext:value-type="float">
            <text:p>107.5</text:p>
          </table:table-cell>
          <table:table-cell office:value-type="float" office:value="136.33" calcext:value-type="float">
            <text:p>136.33</text:p>
          </table:table-cell>
        </table:table-row>
        <table:table-row table:style-name="ro1">
          <table:table-cell office:value-type="float" office:value="3055699" calcext:value-type="float">
            <text:p>3055699</text:p>
          </table:table-cell>
          <table:table-cell table:formula="of:=[.A193]/1000/(60*60*24)" office:value-type="time" office:time-value="PT00H50M55.699S" calcext:value-type="time">
            <text:p>00:5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08.06" calcext:value-type="float">
            <text:p>108.06</text:p>
          </table:table-cell>
          <table:table-cell office:value-type="float" office:value="137.02" calcext:value-type="float">
            <text:p>137.02</text:p>
          </table:table-cell>
        </table:table-row>
        <table:table-row table:style-name="ro1">
          <table:table-cell office:value-type="float" office:value="3071699" calcext:value-type="float">
            <text:p>3071699</text:p>
          </table:table-cell>
          <table:table-cell table:formula="of:=[.A194]/1000/(60*60*24)" office:value-type="time" office:time-value="PT00H51M11.699S" calcext:value-type="time">
            <text:p>00:5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08.61" calcext:value-type="float">
            <text:p>108.61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float" office:value="3087699" calcext:value-type="float">
            <text:p>3087699</text:p>
          </table:table-cell>
          <table:table-cell table:formula="of:=[.A195]/1000/(60*60*24)" office:value-type="time" office:time-value="PT00H51M27.699S" calcext:value-type="time">
            <text:p>00:5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09.17" calcext:value-type="float">
            <text:p>109.17</text:p>
          </table:table-cell>
          <table:table-cell office:value-type="float" office:value="138.39" calcext:value-type="float">
            <text:p>138.39</text:p>
          </table:table-cell>
        </table:table-row>
        <table:table-row table:style-name="ro1">
          <table:table-cell office:value-type="float" office:value="3103699" calcext:value-type="float">
            <text:p>3103699</text:p>
          </table:table-cell>
          <table:table-cell table:formula="of:=[.A196]/1000/(60*60*24)" office:value-type="time" office:time-value="PT00H51M43.699S" calcext:value-type="time">
            <text:p>00:5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09.72" calcext:value-type="float">
            <text:p>109.72</text:p>
          </table:table-cell>
          <table:table-cell office:value-type="float" office:value="139.08" calcext:value-type="float">
            <text:p>139.08</text:p>
          </table:table-cell>
        </table:table-row>
        <table:table-row table:style-name="ro1">
          <table:table-cell office:value-type="float" office:value="3119699" calcext:value-type="float">
            <text:p>3119699</text:p>
          </table:table-cell>
          <table:table-cell table:formula="of:=[.A197]/1000/(60*60*24)" office:value-type="time" office:time-value="PT00H51M59.699S" calcext:value-type="time">
            <text:p>00:5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10.27" calcext:value-type="float">
            <text:p>110.27</text:p>
          </table:table-cell>
          <table:table-cell office:value-type="float" office:value="139.76" calcext:value-type="float">
            <text:p>139.76</text:p>
          </table:table-cell>
        </table:table-row>
        <table:table-row table:style-name="ro1">
          <table:table-cell office:value-type="float" office:value="3135699" calcext:value-type="float">
            <text:p>3135699</text:p>
          </table:table-cell>
          <table:table-cell table:formula="of:=[.A198]/1000/(60*60*24)" office:value-type="time" office:time-value="PT00H52M15.699S" calcext:value-type="time">
            <text:p>00:5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110.83" calcext:value-type="float">
            <text:p>110.83</text:p>
          </table:table-cell>
          <table:table-cell office:value-type="float" office:value="140.45" calcext:value-type="float">
            <text:p>140.45</text:p>
          </table:table-cell>
        </table:table-row>
        <table:table-row table:style-name="ro1">
          <table:table-cell office:value-type="float" office:value="3151699" calcext:value-type="float">
            <text:p>3151699</text:p>
          </table:table-cell>
          <table:table-cell table:formula="of:=[.A199]/1000/(60*60*24)" office:value-type="time" office:time-value="PT00H52M31.699S" calcext:value-type="time">
            <text:p>00:5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11.38" calcext:value-type="float">
            <text:p>111.38</text:p>
          </table:table-cell>
          <table:table-cell office:value-type="float" office:value="141.14" calcext:value-type="float">
            <text:p>141.14</text:p>
          </table:table-cell>
        </table:table-row>
        <table:table-row table:style-name="ro1">
          <table:table-cell office:value-type="float" office:value="3167699" calcext:value-type="float">
            <text:p>3167699</text:p>
          </table:table-cell>
          <table:table-cell table:formula="of:=[.A200]/1000/(60*60*24)" office:value-type="time" office:time-value="PT00H52M47.699S" calcext:value-type="time">
            <text:p>00:5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41.82" calcext:value-type="float">
            <text:p>141.82</text:p>
          </table:table-cell>
        </table:table-row>
        <table:table-row table:style-name="ro1">
          <table:table-cell office:value-type="float" office:value="3183699" calcext:value-type="float">
            <text:p>3183699</text:p>
          </table:table-cell>
          <table:table-cell table:formula="of:=[.A201]/1000/(60*60*24)" office:value-type="time" office:time-value="PT00H53M03.699S" calcext:value-type="time">
            <text:p>00:5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12.49" calcext:value-type="float">
            <text:p>112.49</text:p>
          </table:table-cell>
          <table:table-cell office:value-type="float" office:value="142.51" calcext:value-type="float">
            <text:p>142.51</text:p>
          </table:table-cell>
        </table:table-row>
        <table:table-row table:style-name="ro1">
          <table:table-cell office:value-type="float" office:value="3199699" calcext:value-type="float">
            <text:p>3199699</text:p>
          </table:table-cell>
          <table:table-cell table:formula="of:=[.A202]/1000/(60*60*24)" office:value-type="time" office:time-value="PT00H53M19.699S" calcext:value-type="time">
            <text:p>00:5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13.04" calcext:value-type="float">
            <text:p>113.04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3215699" calcext:value-type="float">
            <text:p>3215699</text:p>
          </table:table-cell>
          <table:table-cell table:formula="of:=[.A203]/1000/(60*60*24)" office:value-type="time" office:time-value="PT00H53M35.699S" calcext:value-type="time">
            <text:p>00:5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13.6" calcext:value-type="float">
            <text:p>113.6</text:p>
          </table:table-cell>
          <table:table-cell office:value-type="float" office:value="143.88" calcext:value-type="float">
            <text:p>143.88</text:p>
          </table:table-cell>
        </table:table-row>
        <table:table-row table:style-name="ro1">
          <table:table-cell office:value-type="float" office:value="3231699" calcext:value-type="float">
            <text:p>3231699</text:p>
          </table:table-cell>
          <table:table-cell table:formula="of:=[.A204]/1000/(60*60*24)" office:value-type="time" office:time-value="PT00H53M51.699S" calcext:value-type="time">
            <text:p>00:5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14.15" calcext:value-type="float">
            <text:p>114.15</text:p>
          </table:table-cell>
          <table:table-cell office:value-type="float" office:value="144.57" calcext:value-type="float">
            <text:p>144.57</text:p>
          </table:table-cell>
        </table:table-row>
        <table:table-row table:style-name="ro1">
          <table:table-cell office:value-type="float" office:value="3247699" calcext:value-type="float">
            <text:p>3247699</text:p>
          </table:table-cell>
          <table:table-cell table:formula="of:=[.A205]/1000/(60*60*24)" office:value-type="time" office:time-value="PT00H54M07.699S" calcext:value-type="time">
            <text:p>00:5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14.7" calcext:value-type="float">
            <text:p>114.7</text:p>
          </table:table-cell>
          <table:table-cell office:value-type="float" office:value="145.25" calcext:value-type="float">
            <text:p>145.25</text:p>
          </table:table-cell>
        </table:table-row>
        <table:table-row table:style-name="ro1">
          <table:table-cell office:value-type="float" office:value="3263699" calcext:value-type="float">
            <text:p>3263699</text:p>
          </table:table-cell>
          <table:table-cell table:formula="of:=[.A206]/1000/(60*60*24)" office:value-type="time" office:time-value="PT00H54M23.699S" calcext:value-type="time">
            <text:p>00:5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15.26" calcext:value-type="float">
            <text:p>115.26</text:p>
          </table:table-cell>
          <table:table-cell office:value-type="float" office:value="145.94" calcext:value-type="float">
            <text:p>145.94</text:p>
          </table:table-cell>
        </table:table-row>
        <table:table-row table:style-name="ro1">
          <table:table-cell office:value-type="float" office:value="3279699" calcext:value-type="float">
            <text:p>3279699</text:p>
          </table:table-cell>
          <table:table-cell table:formula="of:=[.A207]/1000/(60*60*24)" office:value-type="time" office:time-value="PT00H54M39.699S" calcext:value-type="time">
            <text:p>00:5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115.81" calcext:value-type="float">
            <text:p>115.81</text:p>
          </table:table-cell>
          <table:table-cell office:value-type="float" office:value="146.62" calcext:value-type="float">
            <text:p>146.62</text:p>
          </table:table-cell>
        </table:table-row>
        <table:table-row table:style-name="ro1">
          <table:table-cell office:value-type="float" office:value="3295699" calcext:value-type="float">
            <text:p>3295699</text:p>
          </table:table-cell>
          <table:table-cell table:formula="of:=[.A208]/1000/(60*60*24)" office:value-type="time" office:time-value="PT00H54M55.699S" calcext:value-type="time">
            <text:p>00:5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16.36" calcext:value-type="float">
            <text:p>116.36</text:p>
          </table:table-cell>
          <table:table-cell office:value-type="float" office:value="147.31" calcext:value-type="float">
            <text:p>147.31</text:p>
          </table:table-cell>
        </table:table-row>
        <table:table-row table:style-name="ro1">
          <table:table-cell office:value-type="float" office:value="3311699" calcext:value-type="float">
            <text:p>3311699</text:p>
          </table:table-cell>
          <table:table-cell table:formula="of:=[.A209]/1000/(60*60*24)" office:value-type="time" office:time-value="PT00H55M11.699S" calcext:value-type="time">
            <text:p>00:5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16.91" calcext:value-type="float">
            <text:p>116.91</text:p>
          </table:table-cell>
          <table:table-cell office:value-type="float" office:value="147.99" calcext:value-type="float">
            <text:p>147.99</text:p>
          </table:table-cell>
        </table:table-row>
        <table:table-row table:style-name="ro1">
          <table:table-cell office:value-type="float" office:value="3327699" calcext:value-type="float">
            <text:p>3327699</text:p>
          </table:table-cell>
          <table:table-cell table:formula="of:=[.A210]/1000/(60*60*24)" office:value-type="time" office:time-value="PT00H55M27.699S" calcext:value-type="time">
            <text:p>00:5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17.47" calcext:value-type="float">
            <text:p>117.47</text:p>
          </table:table-cell>
          <table:table-cell office:value-type="float" office:value="148.68" calcext:value-type="float">
            <text:p>148.68</text:p>
          </table:table-cell>
        </table:table-row>
        <table:table-row table:style-name="ro1">
          <table:table-cell office:value-type="float" office:value="3343699" calcext:value-type="float">
            <text:p>3343699</text:p>
          </table:table-cell>
          <table:table-cell table:formula="of:=[.A211]/1000/(60*60*24)" office:value-type="time" office:time-value="PT00H55M43.699S" calcext:value-type="time">
            <text:p>00:5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18.02" calcext:value-type="float">
            <text:p>118.02</text:p>
          </table:table-cell>
          <table:table-cell office:value-type="float" office:value="149.36" calcext:value-type="float">
            <text:p>149.36</text:p>
          </table:table-cell>
        </table:table-row>
        <table:table-row table:style-name="ro1">
          <table:table-cell office:value-type="float" office:value="3359699" calcext:value-type="float">
            <text:p>3359699</text:p>
          </table:table-cell>
          <table:table-cell table:formula="of:=[.A212]/1000/(60*60*24)" office:value-type="time" office:time-value="PT00H55M59.699S" calcext:value-type="time">
            <text:p>00:5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18.57" calcext:value-type="float">
            <text:p>118.57</text:p>
          </table:table-cell>
          <table:table-cell office:value-type="float" office:value="150.05" calcext:value-type="float">
            <text:p>150.05</text:p>
          </table:table-cell>
        </table:table-row>
        <table:table-row table:style-name="ro1">
          <table:table-cell office:value-type="float" office:value="3375699" calcext:value-type="float">
            <text:p>3375699</text:p>
          </table:table-cell>
          <table:table-cell table:formula="of:=[.A213]/1000/(60*60*24)" office:value-type="time" office:time-value="PT00H56M15.699S" calcext:value-type="time">
            <text:p>00:5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19.13" calcext:value-type="float">
            <text:p>119.13</text:p>
          </table:table-cell>
          <table:table-cell office:value-type="float" office:value="150.73" calcext:value-type="float">
            <text:p>150.73</text:p>
          </table:table-cell>
        </table:table-row>
        <table:table-row table:style-name="ro1">
          <table:table-cell office:value-type="float" office:value="3391699" calcext:value-type="float">
            <text:p>3391699</text:p>
          </table:table-cell>
          <table:table-cell table:formula="of:=[.A214]/1000/(60*60*24)" office:value-type="time" office:time-value="PT00H56M31.699S" calcext:value-type="time">
            <text:p>00:5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19.68" calcext:value-type="float">
            <text:p>119.68</text:p>
          </table:table-cell>
          <table:table-cell office:value-type="float" office:value="151.41" calcext:value-type="float">
            <text:p>151.41</text:p>
          </table:table-cell>
        </table:table-row>
        <table:table-row table:style-name="ro1">
          <table:table-cell office:value-type="float" office:value="3407699" calcext:value-type="float">
            <text:p>3407699</text:p>
          </table:table-cell>
          <table:table-cell table:formula="of:=[.A215]/1000/(60*60*24)" office:value-type="time" office:time-value="PT00H56M47.699S" calcext:value-type="time">
            <text:p>00:5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20.23" calcext:value-type="float">
            <text:p>120.23</text:p>
          </table:table-cell>
          <table:table-cell office:value-type="float" office:value="152.1" calcext:value-type="float">
            <text:p>152.1</text:p>
          </table:table-cell>
        </table:table-row>
        <table:table-row table:style-name="ro1">
          <table:table-cell office:value-type="float" office:value="3423699" calcext:value-type="float">
            <text:p>3423699</text:p>
          </table:table-cell>
          <table:table-cell table:formula="of:=[.A216]/1000/(60*60*24)" office:value-type="time" office:time-value="PT00H57M03.699S" calcext:value-type="time">
            <text:p>00:5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120.78" calcext:value-type="float">
            <text:p>120.78</text:p>
          </table:table-cell>
          <table:table-cell office:value-type="float" office:value="152.78" calcext:value-type="float">
            <text:p>152.78</text:p>
          </table:table-cell>
        </table:table-row>
        <table:table-row table:style-name="ro1">
          <table:table-cell office:value-type="float" office:value="3439699" calcext:value-type="float">
            <text:p>3439699</text:p>
          </table:table-cell>
          <table:table-cell table:formula="of:=[.A217]/1000/(60*60*24)" office:value-type="time" office:time-value="PT00H57M19.699S" calcext:value-type="time">
            <text:p>00:5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21.34" calcext:value-type="float">
            <text:p>121.34</text:p>
          </table:table-cell>
          <table:table-cell office:value-type="float" office:value="153.47" calcext:value-type="float">
            <text:p>153.47</text:p>
          </table:table-cell>
        </table:table-row>
        <table:table-row table:style-name="ro1">
          <table:table-cell office:value-type="float" office:value="3455699" calcext:value-type="float">
            <text:p>3455699</text:p>
          </table:table-cell>
          <table:table-cell table:formula="of:=[.A218]/1000/(60*60*24)" office:value-type="time" office:time-value="PT00H57M35.699S" calcext:value-type="time">
            <text:p>00:5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21.89" calcext:value-type="float">
            <text:p>121.89</text:p>
          </table:table-cell>
          <table:table-cell office:value-type="float" office:value="154.15" calcext:value-type="float">
            <text:p>154.15</text:p>
          </table:table-cell>
        </table:table-row>
        <table:table-row table:style-name="ro1">
          <table:table-cell office:value-type="float" office:value="3471699" calcext:value-type="float">
            <text:p>3471699</text:p>
          </table:table-cell>
          <table:table-cell table:formula="of:=[.A219]/1000/(60*60*24)" office:value-type="time" office:time-value="PT00H57M51.699S" calcext:value-type="time">
            <text:p>00:5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22.44" calcext:value-type="float">
            <text:p>122.44</text:p>
          </table:table-cell>
          <table:table-cell office:value-type="float" office:value="154.83" calcext:value-type="float">
            <text:p>154.83</text:p>
          </table:table-cell>
        </table:table-row>
        <table:table-row table:style-name="ro1">
          <table:table-cell office:value-type="float" office:value="3487699" calcext:value-type="float">
            <text:p>3487699</text:p>
          </table:table-cell>
          <table:table-cell table:formula="of:=[.A220]/1000/(60*60*24)" office:value-type="time" office:time-value="PT00H58M07.699S" calcext:value-type="time">
            <text:p>00:5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22.99" calcext:value-type="float">
            <text:p>122.99</text:p>
          </table:table-cell>
          <table:table-cell office:value-type="float" office:value="155.51" calcext:value-type="float">
            <text:p>155.51</text:p>
          </table:table-cell>
        </table:table-row>
        <table:table-row table:style-name="ro1">
          <table:table-cell office:value-type="float" office:value="3503699" calcext:value-type="float">
            <text:p>3503699</text:p>
          </table:table-cell>
          <table:table-cell table:formula="of:=[.A221]/1000/(60*60*24)" office:value-type="time" office:time-value="PT00H58M23.699S" calcext:value-type="time">
            <text:p>00:5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3.55" calcext:value-type="float">
            <text:p>123.55</text:p>
          </table:table-cell>
          <table:table-cell office:value-type="float" office:value="156.2" calcext:value-type="float">
            <text:p>156.2</text:p>
          </table:table-cell>
        </table:table-row>
        <table:table-row table:style-name="ro1">
          <table:table-cell office:value-type="float" office:value="3519699" calcext:value-type="float">
            <text:p>3519699</text:p>
          </table:table-cell>
          <table:table-cell table:formula="of:=[.A222]/1000/(60*60*24)" office:value-type="time" office:time-value="PT00H58M39.699S" calcext:value-type="time">
            <text:p>00:5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124.1" calcext:value-type="float">
            <text:p>124.1</text:p>
          </table:table-cell>
          <table:table-cell office:value-type="float" office:value="156.88" calcext:value-type="float">
            <text:p>156.88</text:p>
          </table:table-cell>
        </table:table-row>
        <table:table-row table:style-name="ro1">
          <table:table-cell office:value-type="float" office:value="3535699" calcext:value-type="float">
            <text:p>3535699</text:p>
          </table:table-cell>
          <table:table-cell table:formula="of:=[.A223]/1000/(60*60*24)" office:value-type="time" office:time-value="PT00H58M55.699S" calcext:value-type="time">
            <text:p>00:5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4.65" calcext:value-type="float">
            <text:p>124.65</text:p>
          </table:table-cell>
          <table:table-cell office:value-type="float" office:value="157.56" calcext:value-type="float">
            <text:p>157.56</text:p>
          </table:table-cell>
        </table:table-row>
        <table:table-row table:style-name="ro1">
          <table:table-cell office:value-type="float" office:value="3551699" calcext:value-type="float">
            <text:p>3551699</text:p>
          </table:table-cell>
          <table:table-cell table:formula="of:=[.A224]/1000/(60*60*24)" office:value-type="time" office:time-value="PT00H59M11.699S" calcext:value-type="time">
            <text:p>00:5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5.2" calcext:value-type="float">
            <text:p>125.2</text:p>
          </table:table-cell>
          <table:table-cell office:value-type="float" office:value="158.25" calcext:value-type="float">
            <text:p>158.25</text:p>
          </table:table-cell>
        </table:table-row>
        <table:table-row table:style-name="ro1">
          <table:table-cell office:value-type="float" office:value="3567699" calcext:value-type="float">
            <text:p>3567699</text:p>
          </table:table-cell>
          <table:table-cell table:formula="of:=[.A225]/1000/(60*60*24)" office:value-type="time" office:time-value="PT00H59M27.699S" calcext:value-type="time">
            <text:p>00:5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5.76" calcext:value-type="float">
            <text:p>125.76</text:p>
          </table:table-cell>
          <table:table-cell office:value-type="float" office:value="158.93" calcext:value-type="float">
            <text:p>158.93</text:p>
          </table:table-cell>
        </table:table-row>
        <table:table-row table:style-name="ro1">
          <table:table-cell office:value-type="float" office:value="3583699" calcext:value-type="float">
            <text:p>3583699</text:p>
          </table:table-cell>
          <table:table-cell table:formula="of:=[.A226]/1000/(60*60*24)" office:value-type="time" office:time-value="PT00H59M43.699S" calcext:value-type="time">
            <text:p>00:5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6.31" calcext:value-type="float">
            <text:p>126.31</text:p>
          </table:table-cell>
          <table:table-cell office:value-type="float" office:value="159.61" calcext:value-type="float">
            <text:p>159.61</text:p>
          </table:table-cell>
        </table:table-row>
        <table:table-row table:style-name="ro1">
          <table:table-cell office:value-type="float" office:value="3599699" calcext:value-type="float">
            <text:p>3599699</text:p>
          </table:table-cell>
          <table:table-cell table:formula="of:=[.A227]/1000/(60*60*24)" office:value-type="time" office:time-value="PT00H59M59.699S" calcext:value-type="time">
            <text:p>01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6.86" calcext:value-type="float">
            <text:p>126.86</text:p>
          </table:table-cell>
          <table:table-cell office:value-type="float" office:value="160.29" calcext:value-type="float">
            <text:p>160.29</text:p>
          </table:table-cell>
        </table:table-row>
        <table:table-row table:style-name="ro1">
          <table:table-cell office:value-type="float" office:value="3615699" calcext:value-type="float">
            <text:p>3615699</text:p>
          </table:table-cell>
          <table:table-cell table:formula="of:=[.A228]/1000/(60*60*24)" office:value-type="time" office:time-value="PT01H00M15.699S" calcext:value-type="time">
            <text:p>01:0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7.41" calcext:value-type="float">
            <text:p>127.41</text:p>
          </table:table-cell>
          <table:table-cell office:value-type="float" office:value="160.98" calcext:value-type="float">
            <text:p>160.98</text:p>
          </table:table-cell>
        </table:table-row>
        <table:table-row table:style-name="ro1">
          <table:table-cell office:value-type="float" office:value="3631699" calcext:value-type="float">
            <text:p>3631699</text:p>
          </table:table-cell>
          <table:table-cell table:formula="of:=[.A229]/1000/(60*60*24)" office:value-type="time" office:time-value="PT01H00M31.699S" calcext:value-type="time">
            <text:p>01:0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7.96" calcext:value-type="float">
            <text:p>127.96</text:p>
          </table:table-cell>
          <table:table-cell office:value-type="float" office:value="161.66" calcext:value-type="float">
            <text:p>161.66</text:p>
          </table:table-cell>
        </table:table-row>
        <table:table-row table:style-name="ro1">
          <table:table-cell office:value-type="float" office:value="3647699" calcext:value-type="float">
            <text:p>3647699</text:p>
          </table:table-cell>
          <table:table-cell table:formula="of:=[.A230]/1000/(60*60*24)" office:value-type="time" office:time-value="PT01H00M47.699S" calcext:value-type="time">
            <text:p>01:0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8.52" calcext:value-type="float">
            <text:p>128.52</text:p>
          </table:table-cell>
          <table:table-cell office:value-type="float" office:value="162.34" calcext:value-type="float">
            <text:p>162.34</text:p>
          </table:table-cell>
        </table:table-row>
        <table:table-row table:style-name="ro1">
          <table:table-cell office:value-type="float" office:value="3663699" calcext:value-type="float">
            <text:p>3663699</text:p>
          </table:table-cell>
          <table:table-cell table:formula="of:=[.A231]/1000/(60*60*24)" office:value-type="time" office:time-value="PT01H01M03.699S" calcext:value-type="time">
            <text:p>01:0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9.07" calcext:value-type="float">
            <text:p>129.07</text:p>
          </table:table-cell>
          <table:table-cell office:value-type="float" office:value="163.02" calcext:value-type="float">
            <text:p>163.02</text:p>
          </table:table-cell>
        </table:table-row>
        <table:table-row table:style-name="ro1">
          <table:table-cell office:value-type="float" office:value="3679699" calcext:value-type="float">
            <text:p>3679699</text:p>
          </table:table-cell>
          <table:table-cell table:formula="of:=[.A232]/1000/(60*60*24)" office:value-type="time" office:time-value="PT01H01M19.699S" calcext:value-type="time">
            <text:p>01:0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29.62" calcext:value-type="float">
            <text:p>129.62</text:p>
          </table:table-cell>
          <table:table-cell office:value-type="float" office:value="163.71" calcext:value-type="float">
            <text:p>163.71</text:p>
          </table:table-cell>
        </table:table-row>
        <table:table-row table:style-name="ro1">
          <table:table-cell office:value-type="float" office:value="3695699" calcext:value-type="float">
            <text:p>3695699</text:p>
          </table:table-cell>
          <table:table-cell table:formula="of:=[.A233]/1000/(60*60*24)" office:value-type="time" office:time-value="PT01H01M35.699S" calcext:value-type="time">
            <text:p>01:0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30.17" calcext:value-type="float">
            <text:p>130.17</text:p>
          </table:table-cell>
          <table:table-cell office:value-type="float" office:value="164.39" calcext:value-type="float">
            <text:p>164.39</text:p>
          </table:table-cell>
        </table:table-row>
        <table:table-row table:style-name="ro1">
          <table:table-cell office:value-type="float" office:value="3711699" calcext:value-type="float">
            <text:p>3711699</text:p>
          </table:table-cell>
          <table:table-cell table:formula="of:=[.A234]/1000/(60*60*24)" office:value-type="time" office:time-value="PT01H01M51.699S" calcext:value-type="time">
            <text:p>01:0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30.72" calcext:value-type="float">
            <text:p>130.72</text:p>
          </table:table-cell>
          <table:table-cell office:value-type="float" office:value="165.07" calcext:value-type="float">
            <text:p>165.07</text:p>
          </table:table-cell>
        </table:table-row>
        <table:table-row table:style-name="ro1">
          <table:table-cell office:value-type="float" office:value="3727699" calcext:value-type="float">
            <text:p>3727699</text:p>
          </table:table-cell>
          <table:table-cell table:formula="of:=[.A235]/1000/(60*60*24)" office:value-type="time" office:time-value="PT01H02M07.699S" calcext:value-type="time">
            <text:p>01:0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31.27" calcext:value-type="float">
            <text:p>131.27</text:p>
          </table:table-cell>
          <table:table-cell office:value-type="float" office:value="165.75" calcext:value-type="float">
            <text:p>165.75</text:p>
          </table:table-cell>
        </table:table-row>
        <table:table-row table:style-name="ro1">
          <table:table-cell office:value-type="float" office:value="3743699" calcext:value-type="float">
            <text:p>3743699</text:p>
          </table:table-cell>
          <table:table-cell table:formula="of:=[.A236]/1000/(60*60*24)" office:value-type="time" office:time-value="PT01H02M23.699S" calcext:value-type="time">
            <text:p>01:0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131.83" calcext:value-type="float">
            <text:p>131.83</text:p>
          </table:table-cell>
          <table:table-cell office:value-type="float" office:value="166.43" calcext:value-type="float">
            <text:p>166.43</text:p>
          </table:table-cell>
        </table:table-row>
        <table:table-row table:style-name="ro1">
          <table:table-cell office:value-type="float" office:value="3759699" calcext:value-type="float">
            <text:p>3759699</text:p>
          </table:table-cell>
          <table:table-cell table:formula="of:=[.A237]/1000/(60*60*24)" office:value-type="time" office:time-value="PT01H02M39.699S" calcext:value-type="time">
            <text:p>01:0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32.38" calcext:value-type="float">
            <text:p>132.38</text:p>
          </table:table-cell>
          <table:table-cell office:value-type="float" office:value="167.12" calcext:value-type="float">
            <text:p>167.12</text:p>
          </table:table-cell>
        </table:table-row>
        <table:table-row table:style-name="ro1">
          <table:table-cell office:value-type="float" office:value="3775699" calcext:value-type="float">
            <text:p>3775699</text:p>
          </table:table-cell>
          <table:table-cell table:formula="of:=[.A238]/1000/(60*60*24)" office:value-type="time" office:time-value="PT01H02M55.699S" calcext:value-type="time">
            <text:p>01:0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32.93" calcext:value-type="float">
            <text:p>132.93</text:p>
          </table:table-cell>
          <table:table-cell office:value-type="float" office:value="167.8" calcext:value-type="float">
            <text:p>167.8</text:p>
          </table:table-cell>
        </table:table-row>
        <table:table-row table:style-name="ro1">
          <table:table-cell office:value-type="float" office:value="3791699" calcext:value-type="float">
            <text:p>3791699</text:p>
          </table:table-cell>
          <table:table-cell table:formula="of:=[.A239]/1000/(60*60*24)" office:value-type="time" office:time-value="PT01H03M11.699S" calcext:value-type="time">
            <text:p>01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33.48" calcext:value-type="float">
            <text:p>133.48</text:p>
          </table:table-cell>
          <table:table-cell office:value-type="float" office:value="168.48" calcext:value-type="float">
            <text:p>168.48</text:p>
          </table:table-cell>
        </table:table-row>
        <table:table-row table:style-name="ro1">
          <table:table-cell office:value-type="float" office:value="3807699" calcext:value-type="float">
            <text:p>3807699</text:p>
          </table:table-cell>
          <table:table-cell table:formula="of:=[.A240]/1000/(60*60*24)" office:value-type="time" office:time-value="PT01H03M27.699S" calcext:value-type="time">
            <text:p>01:03:28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34.03" calcext:value-type="float">
            <text:p>134.03</text:p>
          </table:table-cell>
          <table:table-cell office:value-type="float" office:value="169.16" calcext:value-type="float">
            <text:p>169.16</text:p>
          </table:table-cell>
        </table:table-row>
        <table:table-row table:style-name="ro1">
          <table:table-cell office:value-type="float" office:value="3823699" calcext:value-type="float">
            <text:p>3823699</text:p>
          </table:table-cell>
          <table:table-cell table:formula="of:=[.A241]/1000/(60*60*24)" office:value-type="time" office:time-value="PT01H03M43.699S" calcext:value-type="time">
            <text:p>01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34.58" calcext:value-type="float">
            <text:p>134.58</text:p>
          </table:table-cell>
          <table:table-cell office:value-type="float" office:value="169.84" calcext:value-type="float">
            <text:p>169.84</text:p>
          </table:table-cell>
        </table:table-row>
        <table:table-row table:style-name="ro1">
          <table:table-cell office:value-type="float" office:value="3839699" calcext:value-type="float">
            <text:p>3839699</text:p>
          </table:table-cell>
          <table:table-cell table:formula="of:=[.A242]/1000/(60*60*24)" office:value-type="time" office:time-value="PT01H03M59.699S" calcext:value-type="time">
            <text:p>01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35.13" calcext:value-type="float">
            <text:p>135.13</text:p>
          </table:table-cell>
          <table:table-cell office:value-type="float" office:value="170.52" calcext:value-type="float">
            <text:p>170.52</text:p>
          </table:table-cell>
        </table:table-row>
        <table:table-row table:style-name="ro1">
          <table:table-cell office:value-type="float" office:value="3855699" calcext:value-type="float">
            <text:p>3855699</text:p>
          </table:table-cell>
          <table:table-cell table:formula="of:=[.A243]/1000/(60*60*24)" office:value-type="time" office:time-value="PT01H04M15.699S" calcext:value-type="time">
            <text:p>01:04:1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35.69" calcext:value-type="float">
            <text:p>135.69</text:p>
          </table:table-cell>
          <table:table-cell office:value-type="float" office:value="171.2" calcext:value-type="float">
            <text:p>171.2</text:p>
          </table:table-cell>
        </table:table-row>
        <table:table-row table:style-name="ro1">
          <table:table-cell office:value-type="float" office:value="3871699" calcext:value-type="float">
            <text:p>3871699</text:p>
          </table:table-cell>
          <table:table-cell table:formula="of:=[.A244]/1000/(60*60*24)" office:value-type="time" office:time-value="PT01H04M31.699S" calcext:value-type="time">
            <text:p>01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36.24" calcext:value-type="float">
            <text:p>136.24</text:p>
          </table:table-cell>
          <table:table-cell office:value-type="float" office:value="171.88" calcext:value-type="float">
            <text:p>171.88</text:p>
          </table:table-cell>
        </table:table-row>
        <table:table-row table:style-name="ro1">
          <table:table-cell office:value-type="float" office:value="3887699" calcext:value-type="float">
            <text:p>3887699</text:p>
          </table:table-cell>
          <table:table-cell table:formula="of:=[.A245]/1000/(60*60*24)" office:value-type="time" office:time-value="PT01H04M47.699S" calcext:value-type="time">
            <text:p>01:0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36.79" calcext:value-type="float">
            <text:p>136.79</text:p>
          </table:table-cell>
          <table:table-cell office:value-type="float" office:value="172.56" calcext:value-type="float">
            <text:p>172.56</text:p>
          </table:table-cell>
        </table:table-row>
        <table:table-row table:style-name="ro1">
          <table:table-cell office:value-type="float" office:value="3903699" calcext:value-type="float">
            <text:p>3903699</text:p>
          </table:table-cell>
          <table:table-cell table:formula="of:=[.A246]/1000/(60*60*24)" office:value-type="time" office:time-value="PT01H05M03.699S" calcext:value-type="time">
            <text:p>01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37.34" calcext:value-type="float">
            <text:p>137.34</text:p>
          </table:table-cell>
          <table:table-cell office:value-type="float" office:value="173.24" calcext:value-type="float">
            <text:p>173.24</text:p>
          </table:table-cell>
        </table:table-row>
        <table:table-row table:style-name="ro1">
          <table:table-cell office:value-type="float" office:value="3919699" calcext:value-type="float">
            <text:p>3919699</text:p>
          </table:table-cell>
          <table:table-cell table:formula="of:=[.A247]/1000/(60*60*24)" office:value-type="time" office:time-value="PT01H05M19.699S" calcext:value-type="time">
            <text:p>01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37.89" calcext:value-type="float">
            <text:p>137.89</text:p>
          </table:table-cell>
          <table:table-cell office:value-type="float" office:value="173.93" calcext:value-type="float">
            <text:p>173.93</text:p>
          </table:table-cell>
        </table:table-row>
        <table:table-row table:style-name="ro1">
          <table:table-cell office:value-type="float" office:value="3935699" calcext:value-type="float">
            <text:p>3935699</text:p>
          </table:table-cell>
          <table:table-cell table:formula="of:=[.A248]/1000/(60*60*24)" office:value-type="time" office:time-value="PT01H05M35.699S" calcext:value-type="time">
            <text:p>01:0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38.44" calcext:value-type="float">
            <text:p>138.44</text:p>
          </table:table-cell>
          <table:table-cell office:value-type="float" office:value="174.61" calcext:value-type="float">
            <text:p>174.61</text:p>
          </table:table-cell>
        </table:table-row>
        <table:table-row table:style-name="ro1">
          <table:table-cell office:value-type="float" office:value="3951699" calcext:value-type="float">
            <text:p>3951699</text:p>
          </table:table-cell>
          <table:table-cell table:formula="of:=[.A249]/1000/(60*60*24)" office:value-type="time" office:time-value="PT01H05M51.699S" calcext:value-type="time">
            <text:p>01:0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38.99" calcext:value-type="float">
            <text:p>138.99</text:p>
          </table:table-cell>
          <table:table-cell office:value-type="float" office:value="175.29" calcext:value-type="float">
            <text:p>175.29</text:p>
          </table:table-cell>
        </table:table-row>
        <table:table-row table:style-name="ro1">
          <table:table-cell office:value-type="float" office:value="3967699" calcext:value-type="float">
            <text:p>3967699</text:p>
          </table:table-cell>
          <table:table-cell table:formula="of:=[.A250]/1000/(60*60*24)" office:value-type="time" office:time-value="PT01H06M07.699S" calcext:value-type="time">
            <text:p>01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39.54" calcext:value-type="float">
            <text:p>139.54</text:p>
          </table:table-cell>
          <table:table-cell office:value-type="float" office:value="175.96" calcext:value-type="float">
            <text:p>175.96</text:p>
          </table:table-cell>
        </table:table-row>
        <table:table-row table:style-name="ro1">
          <table:table-cell office:value-type="float" office:value="3983699" calcext:value-type="float">
            <text:p>3983699</text:p>
          </table:table-cell>
          <table:table-cell table:formula="of:=[.A251]/1000/(60*60*24)" office:value-type="time" office:time-value="PT01H06M23.699S" calcext:value-type="time">
            <text:p>01:0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0.09" calcext:value-type="float">
            <text:p>140.09</text:p>
          </table:table-cell>
          <table:table-cell office:value-type="float" office:value="176.64" calcext:value-type="float">
            <text:p>176.64</text:p>
          </table:table-cell>
        </table:table-row>
        <table:table-row table:style-name="ro1">
          <table:table-cell office:value-type="float" office:value="3999699" calcext:value-type="float">
            <text:p>3999699</text:p>
          </table:table-cell>
          <table:table-cell table:formula="of:=[.A252]/1000/(60*60*24)" office:value-type="time" office:time-value="PT01H06M39.699S" calcext:value-type="time">
            <text:p>01:0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40.65" calcext:value-type="float">
            <text:p>140.65</text:p>
          </table:table-cell>
          <table:table-cell office:value-type="float" office:value="177.32" calcext:value-type="float">
            <text:p>177.32</text:p>
          </table:table-cell>
        </table:table-row>
        <table:table-row table:style-name="ro1">
          <table:table-cell office:value-type="float" office:value="4015699" calcext:value-type="float">
            <text:p>4015699</text:p>
          </table:table-cell>
          <table:table-cell table:formula="of:=[.A253]/1000/(60*60*24)" office:value-type="time" office:time-value="PT01H06M55.699S" calcext:value-type="time">
            <text:p>01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41.2" calcext:value-type="float">
            <text:p>141.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031699" calcext:value-type="float">
            <text:p>4031699</text:p>
          </table:table-cell>
          <table:table-cell table:formula="of:=[.A254]/1000/(60*60*24)" office:value-type="time" office:time-value="PT01H07M11.699S" calcext:value-type="time">
            <text:p>01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1.75" calcext:value-type="float">
            <text:p>141.75</text:p>
          </table:table-cell>
          <table:table-cell office:value-type="float" office:value="178.68" calcext:value-type="float">
            <text:p>178.68</text:p>
          </table:table-cell>
        </table:table-row>
        <table:table-row table:style-name="ro1">
          <table:table-cell office:value-type="float" office:value="4047699" calcext:value-type="float">
            <text:p>4047699</text:p>
          </table:table-cell>
          <table:table-cell table:formula="of:=[.A255]/1000/(60*60*24)" office:value-type="time" office:time-value="PT01H07M27.699S" calcext:value-type="time">
            <text:p>01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42.3" calcext:value-type="float">
            <text:p>142.3</text:p>
          </table:table-cell>
          <table:table-cell office:value-type="float" office:value="179.36" calcext:value-type="float">
            <text:p>179.36</text:p>
          </table:table-cell>
        </table:table-row>
        <table:table-row table:style-name="ro1">
          <table:table-cell office:value-type="float" office:value="4063699" calcext:value-type="float">
            <text:p>4063699</text:p>
          </table:table-cell>
          <table:table-cell table:formula="of:=[.A256]/1000/(60*60*24)" office:value-type="time" office:time-value="PT01H07M43.699S" calcext:value-type="time">
            <text:p>01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2.85" calcext:value-type="float">
            <text:p>142.85</text:p>
          </table:table-cell>
          <table:table-cell office:value-type="float" office:value="180.04" calcext:value-type="float">
            <text:p>180.04</text:p>
          </table:table-cell>
        </table:table-row>
        <table:table-row table:style-name="ro1">
          <table:table-cell office:value-type="float" office:value="4079699" calcext:value-type="float">
            <text:p>4079699</text:p>
          </table:table-cell>
          <table:table-cell table:formula="of:=[.A257]/1000/(60*60*24)" office:value-type="time" office:time-value="PT01H07M59.699S" calcext:value-type="time">
            <text:p>01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43.4" calcext:value-type="float">
            <text:p>143.4</text:p>
          </table:table-cell>
          <table:table-cell office:value-type="float" office:value="180.72" calcext:value-type="float">
            <text:p>180.72</text:p>
          </table:table-cell>
        </table:table-row>
        <table:table-row table:style-name="ro1">
          <table:table-cell office:value-type="float" office:value="4095699" calcext:value-type="float">
            <text:p>4095699</text:p>
          </table:table-cell>
          <table:table-cell table:formula="of:=[.A258]/1000/(60*60*24)" office:value-type="time" office:time-value="PT01H08M15.699S" calcext:value-type="time">
            <text:p>01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3.95" calcext:value-type="float">
            <text:p>143.95</text:p>
          </table:table-cell>
          <table:table-cell office:value-type="float" office:value="181.4" calcext:value-type="float">
            <text:p>181.4</text:p>
          </table:table-cell>
        </table:table-row>
        <table:table-row table:style-name="ro1">
          <table:table-cell office:value-type="float" office:value="4111699" calcext:value-type="float">
            <text:p>4111699</text:p>
          </table:table-cell>
          <table:table-cell table:formula="of:=[.A259]/1000/(60*60*24)" office:value-type="time" office:time-value="PT01H08M31.699S" calcext:value-type="time">
            <text:p>01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4.5" calcext:value-type="float">
            <text:p>144.5</text:p>
          </table:table-cell>
          <table:table-cell office:value-type="float" office:value="182.08" calcext:value-type="float">
            <text:p>182.08</text:p>
          </table:table-cell>
        </table:table-row>
        <table:table-row table:style-name="ro1">
          <table:table-cell office:value-type="float" office:value="4127699" calcext:value-type="float">
            <text:p>4127699</text:p>
          </table:table-cell>
          <table:table-cell table:formula="of:=[.A260]/1000/(60*60*24)" office:value-type="time" office:time-value="PT01H08M47.699S" calcext:value-type="time">
            <text:p>01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5.05" calcext:value-type="float">
            <text:p>145.05</text:p>
          </table:table-cell>
          <table:table-cell office:value-type="float" office:value="182.76" calcext:value-type="float">
            <text:p>182.76</text:p>
          </table:table-cell>
        </table:table-row>
        <table:table-row table:style-name="ro1">
          <table:table-cell office:value-type="float" office:value="4143699" calcext:value-type="float">
            <text:p>4143699</text:p>
          </table:table-cell>
          <table:table-cell table:formula="of:=[.A261]/1000/(60*60*24)" office:value-type="time" office:time-value="PT01H09M03.699S" calcext:value-type="time">
            <text:p>01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5.6" calcext:value-type="float">
            <text:p>145.6</text:p>
          </table:table-cell>
          <table:table-cell office:value-type="float" office:value="183.43" calcext:value-type="float">
            <text:p>183.43</text:p>
          </table:table-cell>
        </table:table-row>
        <table:table-row table:style-name="ro1">
          <table:table-cell office:value-type="float" office:value="4159699" calcext:value-type="float">
            <text:p>4159699</text:p>
          </table:table-cell>
          <table:table-cell table:formula="of:=[.A262]/1000/(60*60*24)" office:value-type="time" office:time-value="PT01H09M19.699S" calcext:value-type="time">
            <text:p>01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6.15" calcext:value-type="float">
            <text:p>146.15</text:p>
          </table:table-cell>
          <table:table-cell office:value-type="float" office:value="184.11" calcext:value-type="float">
            <text:p>184.11</text:p>
          </table:table-cell>
        </table:table-row>
        <table:table-row table:style-name="ro1">
          <table:table-cell office:value-type="float" office:value="4175699" calcext:value-type="float">
            <text:p>4175699</text:p>
          </table:table-cell>
          <table:table-cell table:formula="of:=[.A263]/1000/(60*60*24)" office:value-type="time" office:time-value="PT01H09M35.699S" calcext:value-type="time">
            <text:p>01:0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146.7" calcext:value-type="float">
            <text:p>146.7</text:p>
          </table:table-cell>
          <table:table-cell office:value-type="float" office:value="184.79" calcext:value-type="float">
            <text:p>184.79</text:p>
          </table:table-cell>
        </table:table-row>
        <table:table-row table:style-name="ro1">
          <table:table-cell office:value-type="float" office:value="4191699" calcext:value-type="float">
            <text:p>4191699</text:p>
          </table:table-cell>
          <table:table-cell table:formula="of:=[.A264]/1000/(60*60*24)" office:value-type="time" office:time-value="PT01H09M51.699S" calcext:value-type="time">
            <text:p>01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7.25" calcext:value-type="float">
            <text:p>147.25</text:p>
          </table:table-cell>
          <table:table-cell office:value-type="float" office:value="185.47" calcext:value-type="float">
            <text:p>185.47</text:p>
          </table:table-cell>
        </table:table-row>
        <table:table-row table:style-name="ro1">
          <table:table-cell office:value-type="float" office:value="4207699" calcext:value-type="float">
            <text:p>4207699</text:p>
          </table:table-cell>
          <table:table-cell table:formula="of:=[.A265]/1000/(60*60*24)" office:value-type="time" office:time-value="PT01H10M07.699S" calcext:value-type="time">
            <text:p>01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7.81" calcext:value-type="float">
            <text:p>147.81</text:p>
          </table:table-cell>
          <table:table-cell office:value-type="float" office:value="186.15" calcext:value-type="float">
            <text:p>186.15</text:p>
          </table:table-cell>
        </table:table-row>
        <table:table-row table:style-name="ro1">
          <table:table-cell office:value-type="float" office:value="4223699" calcext:value-type="float">
            <text:p>4223699</text:p>
          </table:table-cell>
          <table:table-cell table:formula="of:=[.A266]/1000/(60*60*24)" office:value-type="time" office:time-value="PT01H10M23.699S" calcext:value-type="time">
            <text:p>01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48.36" calcext:value-type="float">
            <text:p>148.36</text:p>
          </table:table-cell>
          <table:table-cell office:value-type="float" office:value="186.83" calcext:value-type="float">
            <text:p>186.83</text:p>
          </table:table-cell>
        </table:table-row>
        <table:table-row table:style-name="ro1">
          <table:table-cell office:value-type="float" office:value="4239699" calcext:value-type="float">
            <text:p>4239699</text:p>
          </table:table-cell>
          <table:table-cell table:formula="of:=[.A267]/1000/(60*60*24)" office:value-type="time" office:time-value="PT01H10M39.699S" calcext:value-type="time">
            <text:p>01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48.91" calcext:value-type="float">
            <text:p>148.91</text:p>
          </table:table-cell>
          <table:table-cell office:value-type="float" office:value="187.51" calcext:value-type="float">
            <text:p>187.51</text:p>
          </table:table-cell>
        </table:table-row>
        <table:table-row table:style-name="ro1">
          <table:table-cell office:value-type="float" office:value="4255699" calcext:value-type="float">
            <text:p>4255699</text:p>
          </table:table-cell>
          <table:table-cell table:formula="of:=[.A268]/1000/(60*60*24)" office:value-type="time" office:time-value="PT01H10M55.699S" calcext:value-type="time">
            <text:p>01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49.46" calcext:value-type="float">
            <text:p>149.46</text:p>
          </table:table-cell>
          <table:table-cell office:value-type="float" office:value="188.18" calcext:value-type="float">
            <text:p>188.18</text:p>
          </table:table-cell>
        </table:table-row>
        <table:table-row table:style-name="ro1">
          <table:table-cell office:value-type="float" office:value="4271699" calcext:value-type="float">
            <text:p>4271699</text:p>
          </table:table-cell>
          <table:table-cell table:formula="of:=[.A269]/1000/(60*60*24)" office:value-type="time" office:time-value="PT01H11M11.699S" calcext:value-type="time">
            <text:p>01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50.01" calcext:value-type="float">
            <text:p>150.01</text:p>
          </table:table-cell>
          <table:table-cell office:value-type="float" office:value="188.86" calcext:value-type="float">
            <text:p>188.86</text:p>
          </table:table-cell>
        </table:table-row>
        <table:table-row table:style-name="ro1">
          <table:table-cell office:value-type="float" office:value="4287699" calcext:value-type="float">
            <text:p>4287699</text:p>
          </table:table-cell>
          <table:table-cell table:formula="of:=[.A270]/1000/(60*60*24)" office:value-type="time" office:time-value="PT01H11M27.699S" calcext:value-type="time">
            <text:p>01:1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3.8" calcext:value-type="float">
            <text:p>123.8</text:p>
          </table:table-cell>
          <table:table-cell office:value-type="float" office:value="153.07" calcext:value-type="float">
            <text:p>153.07</text:p>
          </table:table-cell>
          <table:table-cell office:value-type="float" office:value="150.56" calcext:value-type="float">
            <text:p>150.56</text:p>
          </table:table-cell>
          <table:table-cell office:value-type="float" office:value="189.54" calcext:value-type="float">
            <text:p>189.54</text:p>
          </table:table-cell>
        </table:table-row>
        <table:table-row table:style-name="ro1">
          <table:table-cell office:value-type="float" office:value="4303699" calcext:value-type="float">
            <text:p>4303699</text:p>
          </table:table-cell>
          <table:table-cell table:formula="of:=[.A271]/1000/(60*60*24)" office:value-type="time" office:time-value="PT01H11M43.699S" calcext:value-type="time">
            <text:p>01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1.11" calcext:value-type="float">
            <text:p>151.11</text:p>
          </table:table-cell>
          <table:table-cell office:value-type="float" office:value="190.22" calcext:value-type="float">
            <text:p>190.22</text:p>
          </table:table-cell>
        </table:table-row>
        <table:table-row table:style-name="ro1">
          <table:table-cell office:value-type="float" office:value="4319699" calcext:value-type="float">
            <text:p>4319699</text:p>
          </table:table-cell>
          <table:table-cell table:formula="of:=[.A272]/1000/(60*60*24)" office:value-type="time" office:time-value="PT01H11M59.699S" calcext:value-type="time">
            <text:p>01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1.66" calcext:value-type="float">
            <text:p>151.66</text:p>
          </table:table-cell>
          <table:table-cell office:value-type="float" office:value="190.9" calcext:value-type="float">
            <text:p>190.9</text:p>
          </table:table-cell>
        </table:table-row>
        <table:table-row table:style-name="ro1">
          <table:table-cell office:value-type="float" office:value="4335699" calcext:value-type="float">
            <text:p>4335699</text:p>
          </table:table-cell>
          <table:table-cell table:formula="of:=[.A273]/1000/(60*60*24)" office:value-type="time" office:time-value="PT01H12M15.699S" calcext:value-type="time">
            <text:p>01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2.21" calcext:value-type="float">
            <text:p>152.21</text:p>
          </table:table-cell>
          <table:table-cell office:value-type="float" office:value="191.57" calcext:value-type="float">
            <text:p>191.57</text:p>
          </table:table-cell>
        </table:table-row>
        <table:table-row table:style-name="ro1">
          <table:table-cell office:value-type="float" office:value="4351699" calcext:value-type="float">
            <text:p>4351699</text:p>
          </table:table-cell>
          <table:table-cell table:formula="of:=[.A274]/1000/(60*60*24)" office:value-type="time" office:time-value="PT01H12M31.699S" calcext:value-type="time">
            <text:p>01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2.76" calcext:value-type="float">
            <text:p>152.76</text:p>
          </table:table-cell>
          <table:table-cell office:value-type="float" office:value="192.25" calcext:value-type="float">
            <text:p>192.25</text:p>
          </table:table-cell>
        </table:table-row>
        <table:table-row table:style-name="ro1">
          <table:table-cell office:value-type="float" office:value="4367699" calcext:value-type="float">
            <text:p>4367699</text:p>
          </table:table-cell>
          <table:table-cell table:formula="of:=[.A275]/1000/(60*60*24)" office:value-type="time" office:time-value="PT01H12M47.699S" calcext:value-type="time">
            <text:p>01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3.31" calcext:value-type="float">
            <text:p>153.31</text:p>
          </table:table-cell>
          <table:table-cell office:value-type="float" office:value="192.93" calcext:value-type="float">
            <text:p>192.93</text:p>
          </table:table-cell>
        </table:table-row>
        <table:table-row table:style-name="ro1">
          <table:table-cell office:value-type="float" office:value="4383699" calcext:value-type="float">
            <text:p>4383699</text:p>
          </table:table-cell>
          <table:table-cell table:formula="of:=[.A276]/1000/(60*60*24)" office:value-type="time" office:time-value="PT01H13M03.699S" calcext:value-type="time">
            <text:p>01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3.86" calcext:value-type="float">
            <text:p>153.86</text:p>
          </table:table-cell>
          <table:table-cell office:value-type="float" office:value="193.61" calcext:value-type="float">
            <text:p>193.61</text:p>
          </table:table-cell>
        </table:table-row>
        <table:table-row table:style-name="ro1">
          <table:table-cell office:value-type="float" office:value="4399699" calcext:value-type="float">
            <text:p>4399699</text:p>
          </table:table-cell>
          <table:table-cell table:formula="of:=[.A277]/1000/(60*60*24)" office:value-type="time" office:time-value="PT01H13M19.699S" calcext:value-type="time">
            <text:p>01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154.41" calcext:value-type="float">
            <text:p>154.41</text:p>
          </table:table-cell>
          <table:table-cell office:value-type="float" office:value="194.29" calcext:value-type="float">
            <text:p>194.29</text:p>
          </table:table-cell>
        </table:table-row>
        <table:table-row table:style-name="ro1">
          <table:table-cell office:value-type="float" office:value="4415699" calcext:value-type="float">
            <text:p>4415699</text:p>
          </table:table-cell>
          <table:table-cell table:formula="of:=[.A278]/1000/(60*60*24)" office:value-type="time" office:time-value="PT01H13M35.699S" calcext:value-type="time">
            <text:p>01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4.96" calcext:value-type="float">
            <text:p>154.96</text:p>
          </table:table-cell>
          <table:table-cell office:value-type="float" office:value="194.96" calcext:value-type="float">
            <text:p>194.96</text:p>
          </table:table-cell>
        </table:table-row>
        <table:table-row table:style-name="ro1">
          <table:table-cell office:value-type="float" office:value="4431699" calcext:value-type="float">
            <text:p>4431699</text:p>
          </table:table-cell>
          <table:table-cell table:formula="of:=[.A279]/1000/(60*60*24)" office:value-type="time" office:time-value="PT01H13M51.699S" calcext:value-type="time">
            <text:p>01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5.51" calcext:value-type="float">
            <text:p>155.51</text:p>
          </table:table-cell>
          <table:table-cell office:value-type="float" office:value="195.64" calcext:value-type="float">
            <text:p>195.64</text:p>
          </table:table-cell>
        </table:table-row>
        <table:table-row table:style-name="ro1">
          <table:table-cell office:value-type="float" office:value="4447699" calcext:value-type="float">
            <text:p>4447699</text:p>
          </table:table-cell>
          <table:table-cell table:formula="of:=[.A280]/1000/(60*60*24)" office:value-type="time" office:time-value="PT01H14M07.699S" calcext:value-type="time">
            <text:p>01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6.06" calcext:value-type="float">
            <text:p>156.06</text:p>
          </table:table-cell>
          <table:table-cell office:value-type="float" office:value="196.32" calcext:value-type="float">
            <text:p>196.32</text:p>
          </table:table-cell>
        </table:table-row>
        <table:table-row table:style-name="ro1">
          <table:table-cell office:value-type="float" office:value="4463699" calcext:value-type="float">
            <text:p>4463699</text:p>
          </table:table-cell>
          <table:table-cell table:formula="of:=[.A281]/1000/(60*60*24)" office:value-type="time" office:time-value="PT01H14M23.699S" calcext:value-type="time">
            <text:p>01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56.61" calcext:value-type="float">
            <text:p>156.6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79699" calcext:value-type="float">
            <text:p>4479699</text:p>
          </table:table-cell>
          <table:table-cell table:formula="of:=[.A282]/1000/(60*60*24)" office:value-type="time" office:time-value="PT01H14M39.699S" calcext:value-type="time">
            <text:p>01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57.16" calcext:value-type="float">
            <text:p>157.16</text:p>
          </table:table-cell>
          <table:table-cell office:value-type="float" office:value="197.67" calcext:value-type="float">
            <text:p>197.67</text:p>
          </table:table-cell>
        </table:table-row>
        <table:table-row table:style-name="ro1">
          <table:table-cell office:value-type="float" office:value="4495699" calcext:value-type="float">
            <text:p>4495699</text:p>
          </table:table-cell>
          <table:table-cell table:formula="of:=[.A283]/1000/(60*60*24)" office:value-type="time" office:time-value="PT01H14M55.699S" calcext:value-type="time">
            <text:p>01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57.71" calcext:value-type="float">
            <text:p>157.71</text:p>
          </table:table-cell>
          <table:table-cell office:value-type="float" office:value="198.35" calcext:value-type="float">
            <text:p>198.35</text:p>
          </table:table-cell>
        </table:table-row>
        <table:table-row table:style-name="ro1">
          <table:table-cell office:value-type="float" office:value="4511699" calcext:value-type="float">
            <text:p>4511699</text:p>
          </table:table-cell>
          <table:table-cell table:formula="of:=[.A284]/1000/(60*60*24)" office:value-type="time" office:time-value="PT01H15M11.699S" calcext:value-type="time">
            <text:p>01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158.26" calcext:value-type="float">
            <text:p>158.26</text:p>
          </table:table-cell>
          <table:table-cell office:value-type="float" office:value="199.03" calcext:value-type="float">
            <text:p>199.03</text:p>
          </table:table-cell>
        </table:table-row>
        <table:table-row table:style-name="ro1">
          <table:table-cell office:value-type="float" office:value="4527699" calcext:value-type="float">
            <text:p>4527699</text:p>
          </table:table-cell>
          <table:table-cell table:formula="of:=[.A285]/1000/(60*60*24)" office:value-type="time" office:time-value="PT01H15M27.699S" calcext:value-type="time">
            <text:p>01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58.81" calcext:value-type="float">
            <text:p>158.81</text:p>
          </table:table-cell>
          <table:table-cell office:value-type="float" office:value="199.71" calcext:value-type="float">
            <text:p>199.71</text:p>
          </table:table-cell>
        </table:table-row>
        <table:table-row table:style-name="ro1">
          <table:table-cell office:value-type="float" office:value="4543699" calcext:value-type="float">
            <text:p>4543699</text:p>
          </table:table-cell>
          <table:table-cell table:formula="of:=[.A286]/1000/(60*60*24)" office:value-type="time" office:time-value="PT01H15M43.699S" calcext:value-type="time">
            <text:p>01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59.36" calcext:value-type="float">
            <text:p>159.36</text:p>
          </table:table-cell>
          <table:table-cell office:value-type="float" office:value="200.38" calcext:value-type="float">
            <text:p>200.38</text:p>
          </table:table-cell>
        </table:table-row>
        <table:table-row table:style-name="ro1">
          <table:table-cell office:value-type="float" office:value="4559699" calcext:value-type="float">
            <text:p>4559699</text:p>
          </table:table-cell>
          <table:table-cell table:formula="of:=[.A287]/1000/(60*60*24)" office:value-type="time" office:time-value="PT01H15M59.699S" calcext:value-type="time">
            <text:p>01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59.91" calcext:value-type="float">
            <text:p>159.91</text:p>
          </table:table-cell>
          <table:table-cell office:value-type="float" office:value="201.06" calcext:value-type="float">
            <text:p>201.06</text:p>
          </table:table-cell>
        </table:table-row>
        <table:table-row table:style-name="ro1">
          <table:table-cell office:value-type="float" office:value="4575699" calcext:value-type="float">
            <text:p>4575699</text:p>
          </table:table-cell>
          <table:table-cell table:formula="of:=[.A288]/1000/(60*60*24)" office:value-type="time" office:time-value="PT01H16M15.699S" calcext:value-type="time">
            <text:p>01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60.46" calcext:value-type="float">
            <text:p>160.46</text:p>
          </table:table-cell>
          <table:table-cell office:value-type="float" office:value="201.74" calcext:value-type="float">
            <text:p>201.74</text:p>
          </table:table-cell>
        </table:table-row>
        <table:table-row table:style-name="ro1">
          <table:table-cell office:value-type="float" office:value="4591699" calcext:value-type="float">
            <text:p>4591699</text:p>
          </table:table-cell>
          <table:table-cell table:formula="of:=[.A289]/1000/(60*60*24)" office:value-type="time" office:time-value="PT01H16M31.699S" calcext:value-type="time">
            <text:p>01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61.01" calcext:value-type="float">
            <text:p>161.01</text:p>
          </table:table-cell>
          <table:table-cell office:value-type="float" office:value="202.41" calcext:value-type="float">
            <text:p>202.41</text:p>
          </table:table-cell>
        </table:table-row>
        <table:table-row table:style-name="ro1">
          <table:table-cell office:value-type="float" office:value="4607699" calcext:value-type="float">
            <text:p>4607699</text:p>
          </table:table-cell>
          <table:table-cell table:formula="of:=[.A290]/1000/(60*60*24)" office:value-type="time" office:time-value="PT01H16M47.699S" calcext:value-type="time">
            <text:p>01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61.56" calcext:value-type="float">
            <text:p>161.56</text:p>
          </table:table-cell>
          <table:table-cell office:value-type="float" office:value="203.09" calcext:value-type="float">
            <text:p>203.09</text:p>
          </table:table-cell>
        </table:table-row>
        <table:table-row table:style-name="ro1">
          <table:table-cell office:value-type="float" office:value="4623699" calcext:value-type="float">
            <text:p>4623699</text:p>
          </table:table-cell>
          <table:table-cell table:formula="of:=[.A291]/1000/(60*60*24)" office:value-type="time" office:time-value="PT01H17M03.699S" calcext:value-type="time">
            <text:p>01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62.11" calcext:value-type="float">
            <text:p>162.11</text:p>
          </table:table-cell>
          <table:table-cell office:value-type="float" office:value="203.77" calcext:value-type="float">
            <text:p>203.77</text:p>
          </table:table-cell>
        </table:table-row>
        <table:table-row table:style-name="ro1">
          <table:table-cell office:value-type="float" office:value="4639699" calcext:value-type="float">
            <text:p>4639699</text:p>
          </table:table-cell>
          <table:table-cell table:formula="of:=[.A292]/1000/(60*60*24)" office:value-type="time" office:time-value="PT01H17M19.699S" calcext:value-type="time">
            <text:p>01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62.66" calcext:value-type="float">
            <text:p>162.66</text:p>
          </table:table-cell>
          <table:table-cell office:value-type="float" office:value="204.44" calcext:value-type="float">
            <text:p>204.44</text:p>
          </table:table-cell>
        </table:table-row>
        <table:table-row table:style-name="ro1">
          <table:table-cell office:value-type="float" office:value="4655699" calcext:value-type="float">
            <text:p>4655699</text:p>
          </table:table-cell>
          <table:table-cell table:formula="of:=[.A293]/1000/(60*60*24)" office:value-type="time" office:time-value="PT01H17M35.699S" calcext:value-type="time">
            <text:p>01:17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63.21" calcext:value-type="float">
            <text:p>163.21</text:p>
          </table:table-cell>
          <table:table-cell office:value-type="float" office:value="205.12" calcext:value-type="float">
            <text:p>205.12</text:p>
          </table:table-cell>
        </table:table-row>
        <table:table-row table:style-name="ro1">
          <table:table-cell office:value-type="float" office:value="4671699" calcext:value-type="float">
            <text:p>4671699</text:p>
          </table:table-cell>
          <table:table-cell table:formula="of:=[.A294]/1000/(60*60*24)" office:value-type="time" office:time-value="PT01H17M51.699S" calcext:value-type="time">
            <text:p>01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63.76" calcext:value-type="float">
            <text:p>163.76</text:p>
          </table:table-cell>
          <table:table-cell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4687699" calcext:value-type="float">
            <text:p>4687699</text:p>
          </table:table-cell>
          <table:table-cell table:formula="of:=[.A295]/1000/(60*60*24)" office:value-type="time" office:time-value="PT01H18M07.699S" calcext:value-type="time">
            <text:p>01:1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64.31" calcext:value-type="float">
            <text:p>164.31</text:p>
          </table:table-cell>
          <table:table-cell office:value-type="float" office:value="206.47" calcext:value-type="float">
            <text:p>206.47</text:p>
          </table:table-cell>
        </table:table-row>
        <table:table-row table:style-name="ro1">
          <table:table-cell office:value-type="float" office:value="4703699" calcext:value-type="float">
            <text:p>4703699</text:p>
          </table:table-cell>
          <table:table-cell table:formula="of:=[.A296]/1000/(60*60*24)" office:value-type="time" office:time-value="PT01H18M23.699S" calcext:value-type="time">
            <text:p>01:18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64.86" calcext:value-type="float">
            <text:p>164.86</text:p>
          </table:table-cell>
          <table:table-cell office:value-type="float" office:value="207.15" calcext:value-type="float">
            <text:p>207.15</text:p>
          </table:table-cell>
        </table:table-row>
        <table:table-row table:style-name="ro1">
          <table:table-cell office:value-type="float" office:value="4719699" calcext:value-type="float">
            <text:p>4719699</text:p>
          </table:table-cell>
          <table:table-cell table:formula="of:=[.A297]/1000/(60*60*24)" office:value-type="time" office:time-value="PT01H18M39.699S" calcext:value-type="time">
            <text:p>01:18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65.41" calcext:value-type="float">
            <text:p>165.41</text:p>
          </table:table-cell>
          <table:table-cell office:value-type="float" office:value="207.83" calcext:value-type="float">
            <text:p>207.83</text:p>
          </table:table-cell>
        </table:table-row>
        <table:table-row table:style-name="ro1">
          <table:table-cell office:value-type="float" office:value="4735699" calcext:value-type="float">
            <text:p>4735699</text:p>
          </table:table-cell>
          <table:table-cell table:formula="of:=[.A298]/1000/(60*60*24)" office:value-type="time" office:time-value="PT01H18M55.699S" calcext:value-type="time">
            <text:p>01:18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65.96" calcext:value-type="float">
            <text:p>165.96</text:p>
          </table:table-cell>
          <table:table-cell office:value-type="float" office:value="208.5" calcext:value-type="float">
            <text:p>208.5</text:p>
          </table:table-cell>
        </table:table-row>
        <table:table-row table:style-name="ro1">
          <table:table-cell office:value-type="float" office:value="4751699" calcext:value-type="float">
            <text:p>4751699</text:p>
          </table:table-cell>
          <table:table-cell table:formula="of:=[.A299]/1000/(60*60*24)" office:value-type="time" office:time-value="PT01H19M11.699S" calcext:value-type="time">
            <text:p>01:19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66.51" calcext:value-type="float">
            <text:p>166.51</text:p>
          </table:table-cell>
          <table:table-cell office:value-type="float" office:value="209.18" calcext:value-type="float">
            <text:p>209.18</text:p>
          </table:table-cell>
        </table:table-row>
        <table:table-row table:style-name="ro1">
          <table:table-cell office:value-type="float" office:value="4767699" calcext:value-type="float">
            <text:p>4767699</text:p>
          </table:table-cell>
          <table:table-cell table:formula="of:=[.A300]/1000/(60*60*24)" office:value-type="time" office:time-value="PT01H19M27.699S" calcext:value-type="time">
            <text:p>01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67.05" calcext:value-type="float">
            <text:p>167.05</text:p>
          </table:table-cell>
          <table:table-cell office:value-type="float" office:value="209.85" calcext:value-type="float">
            <text:p>209.85</text:p>
          </table:table-cell>
        </table:table-row>
        <table:table-row table:style-name="ro1">
          <table:table-cell office:value-type="float" office:value="4783699" calcext:value-type="float">
            <text:p>4783699</text:p>
          </table:table-cell>
          <table:table-cell table:formula="of:=[.A301]/1000/(60*60*24)" office:value-type="time" office:time-value="PT01H19M43.699S" calcext:value-type="time">
            <text:p>01:19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67.6" calcext:value-type="float">
            <text:p>167.6</text:p>
          </table:table-cell>
          <table:table-cell office:value-type="float" office:value="210.53" calcext:value-type="float">
            <text:p>210.53</text:p>
          </table:table-cell>
        </table:table-row>
        <table:table-row table:style-name="ro1">
          <table:table-cell office:value-type="float" office:value="4799699" calcext:value-type="float">
            <text:p>4799699</text:p>
          </table:table-cell>
          <table:table-cell table:formula="of:=[.A302]/1000/(60*60*24)" office:value-type="time" office:time-value="PT01H19M59.699S" calcext:value-type="time">
            <text:p>01:20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68.15" calcext:value-type="float">
            <text:p>168.15</text:p>
          </table:table-cell>
          <table:table-cell office:value-type="float" office:value="211.2" calcext:value-type="float">
            <text:p>211.2</text:p>
          </table:table-cell>
        </table:table-row>
        <table:table-row table:style-name="ro1">
          <table:table-cell office:value-type="float" office:value="4815699" calcext:value-type="float">
            <text:p>4815699</text:p>
          </table:table-cell>
          <table:table-cell table:formula="of:=[.A303]/1000/(60*60*24)" office:value-type="time" office:time-value="PT01H20M15.699S" calcext:value-type="time">
            <text:p>01:20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68.7" calcext:value-type="float">
            <text:p>168.7</text:p>
          </table:table-cell>
          <table:table-cell office:value-type="float" office:value="211.88" calcext:value-type="float">
            <text:p>211.88</text:p>
          </table:table-cell>
        </table:table-row>
        <table:table-row table:style-name="ro1">
          <table:table-cell office:value-type="float" office:value="4831699" calcext:value-type="float">
            <text:p>4831699</text:p>
          </table:table-cell>
          <table:table-cell table:formula="of:=[.A304]/1000/(60*60*24)" office:value-type="time" office:time-value="PT01H20M31.699S" calcext:value-type="time">
            <text:p>01:20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69.25" calcext:value-type="float">
            <text:p>169.25</text:p>
          </table:table-cell>
          <table:table-cell office:value-type="float" office:value="212.56" calcext:value-type="float">
            <text:p>212.56</text:p>
          </table:table-cell>
        </table:table-row>
        <table:table-row table:style-name="ro1">
          <table:table-cell office:value-type="float" office:value="4847699" calcext:value-type="float">
            <text:p>4847699</text:p>
          </table:table-cell>
          <table:table-cell table:formula="of:=[.A305]/1000/(60*60*24)" office:value-type="time" office:time-value="PT01H20M47.699S" calcext:value-type="time">
            <text:p>01:20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69.8" calcext:value-type="float">
            <text:p>169.8</text:p>
          </table:table-cell>
          <table:table-cell office:value-type="float" office:value="213.23" calcext:value-type="float">
            <text:p>213.23</text:p>
          </table:table-cell>
        </table:table-row>
        <table:table-row table:style-name="ro1">
          <table:table-cell office:value-type="float" office:value="4863699" calcext:value-type="float">
            <text:p>4863699</text:p>
          </table:table-cell>
          <table:table-cell table:formula="of:=[.A306]/1000/(60*60*24)" office:value-type="time" office:time-value="PT01H21M03.699S" calcext:value-type="time">
            <text:p>01:21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70.35" calcext:value-type="float">
            <text:p>170.35</text:p>
          </table:table-cell>
          <table:table-cell office:value-type="float" office:value="213.91" calcext:value-type="float">
            <text:p>213.91</text:p>
          </table:table-cell>
        </table:table-row>
        <table:table-row table:style-name="ro1">
          <table:table-cell office:value-type="float" office:value="4879699" calcext:value-type="float">
            <text:p>4879699</text:p>
          </table:table-cell>
          <table:table-cell table:formula="of:=[.A307]/1000/(60*60*24)" office:value-type="time" office:time-value="PT01H21M19.699S" calcext:value-type="time">
            <text:p>01:21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70.9" calcext:value-type="float">
            <text:p>170.9</text:p>
          </table:table-cell>
          <table:table-cell office:value-type="float" office:value="214.58" calcext:value-type="float">
            <text:p>214.58</text:p>
          </table:table-cell>
        </table:table-row>
        <table:table-row table:style-name="ro1">
          <table:table-cell office:value-type="float" office:value="4895699" calcext:value-type="float">
            <text:p>4895699</text:p>
          </table:table-cell>
          <table:table-cell table:formula="of:=[.A308]/1000/(60*60*24)" office:value-type="time" office:time-value="PT01H21M35.699S" calcext:value-type="time">
            <text:p>01:21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71.45" calcext:value-type="float">
            <text:p>171.45</text:p>
          </table:table-cell>
          <table:table-cell office:value-type="float" office:value="215.26" calcext:value-type="float">
            <text:p>215.26</text:p>
          </table:table-cell>
        </table:table-row>
        <table:table-row table:style-name="ro1">
          <table:table-cell office:value-type="float" office:value="4911699" calcext:value-type="float">
            <text:p>4911699</text:p>
          </table:table-cell>
          <table:table-cell table:formula="of:=[.A309]/1000/(60*60*24)" office:value-type="time" office:time-value="PT01H21M51.699S" calcext:value-type="time">
            <text:p>01:21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72" calcext:value-type="float">
            <text:p>172</text:p>
          </table:table-cell>
          <table:table-cell office:value-type="float" office:value="215.93" calcext:value-type="float">
            <text:p>215.93</text:p>
          </table:table-cell>
        </table:table-row>
        <table:table-row table:style-name="ro1">
          <table:table-cell office:value-type="float" office:value="4927699" calcext:value-type="float">
            <text:p>4927699</text:p>
          </table:table-cell>
          <table:table-cell table:formula="of:=[.A310]/1000/(60*60*24)" office:value-type="time" office:time-value="PT01H22M07.699S" calcext:value-type="time">
            <text:p>01:22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72.55" calcext:value-type="float">
            <text:p>172.55</text:p>
          </table:table-cell>
          <table:table-cell office:value-type="float" office:value="216.61" calcext:value-type="float">
            <text:p>216.61</text:p>
          </table:table-cell>
        </table:table-row>
        <table:table-row table:style-name="ro1">
          <table:table-cell office:value-type="float" office:value="4943699" calcext:value-type="float">
            <text:p>4943699</text:p>
          </table:table-cell>
          <table:table-cell table:formula="of:=[.A311]/1000/(60*60*24)" office:value-type="time" office:time-value="PT01H22M23.699S" calcext:value-type="time">
            <text:p>01:2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73.1" calcext:value-type="float">
            <text:p>173.1</text:p>
          </table:table-cell>
          <table:table-cell office:value-type="float" office:value="217.28" calcext:value-type="float">
            <text:p>217.28</text:p>
          </table:table-cell>
        </table:table-row>
        <table:table-row table:style-name="ro1">
          <table:table-cell office:value-type="float" office:value="4959699" calcext:value-type="float">
            <text:p>4959699</text:p>
          </table:table-cell>
          <table:table-cell table:formula="of:=[.A312]/1000/(60*60*24)" office:value-type="time" office:time-value="PT01H22M39.699S" calcext:value-type="time">
            <text:p>01:22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73.65" calcext:value-type="float">
            <text:p>173.65</text:p>
          </table:table-cell>
          <table:table-cell office:value-type="float" office:value="217.96" calcext:value-type="float">
            <text:p>217.96</text:p>
          </table:table-cell>
        </table:table-row>
        <table:table-row table:style-name="ro1">
          <table:table-cell office:value-type="float" office:value="4975699" calcext:value-type="float">
            <text:p>4975699</text:p>
          </table:table-cell>
          <table:table-cell table:formula="of:=[.A313]/1000/(60*60*24)" office:value-type="time" office:time-value="PT01H22M55.699S" calcext:value-type="time">
            <text:p>01:22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74.2" calcext:value-type="float">
            <text:p>174.2</text:p>
          </table:table-cell>
          <table:table-cell office:value-type="float" office:value="218.63" calcext:value-type="float">
            <text:p>218.63</text:p>
          </table:table-cell>
        </table:table-row>
        <table:table-row table:style-name="ro1">
          <table:table-cell office:value-type="float" office:value="4991699" calcext:value-type="float">
            <text:p>4991699</text:p>
          </table:table-cell>
          <table:table-cell table:formula="of:=[.A314]/1000/(60*60*24)" office:value-type="time" office:time-value="PT01H23M11.699S" calcext:value-type="time">
            <text:p>01:23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74.75" calcext:value-type="float">
            <text:p>174.75</text:p>
          </table:table-cell>
          <table:table-cell office:value-type="float" office:value="219.31" calcext:value-type="float">
            <text:p>219.31</text:p>
          </table:table-cell>
        </table:table-row>
        <table:table-row table:style-name="ro1">
          <table:table-cell office:value-type="float" office:value="5007699" calcext:value-type="float">
            <text:p>5007699</text:p>
          </table:table-cell>
          <table:table-cell table:formula="of:=[.A315]/1000/(60*60*24)" office:value-type="time" office:time-value="PT01H23M27.699S" calcext:value-type="time">
            <text:p>01:23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75.29" calcext:value-type="float">
            <text:p>175.29</text:p>
          </table:table-cell>
          <table:table-cell office:value-type="float" office:value="219.98" calcext:value-type="float">
            <text:p>219.98</text:p>
          </table:table-cell>
        </table:table-row>
        <table:table-row table:style-name="ro1">
          <table:table-cell office:value-type="float" office:value="5023699" calcext:value-type="float">
            <text:p>5023699</text:p>
          </table:table-cell>
          <table:table-cell table:formula="of:=[.A316]/1000/(60*60*24)" office:value-type="time" office:time-value="PT01H23M43.699S" calcext:value-type="time">
            <text:p>01:23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75.84" calcext:value-type="float">
            <text:p>175.84</text:p>
          </table:table-cell>
          <table:table-cell office:value-type="float" office:value="220.66" calcext:value-type="float">
            <text:p>220.66</text:p>
          </table:table-cell>
        </table:table-row>
        <table:table-row table:style-name="ro1">
          <table:table-cell office:value-type="float" office:value="5039699" calcext:value-type="float">
            <text:p>5039699</text:p>
          </table:table-cell>
          <table:table-cell table:formula="of:=[.A317]/1000/(60*60*24)" office:value-type="time" office:time-value="PT01H23M59.699S" calcext:value-type="time">
            <text:p>01:24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76.39" calcext:value-type="float">
            <text:p>176.39</text:p>
          </table:table-cell>
          <table:table-cell office:value-type="float" office:value="221.33" calcext:value-type="float">
            <text:p>221.33</text:p>
          </table:table-cell>
        </table:table-row>
        <table:table-row table:style-name="ro1">
          <table:table-cell office:value-type="float" office:value="5055699" calcext:value-type="float">
            <text:p>5055699</text:p>
          </table:table-cell>
          <table:table-cell table:formula="of:=[.A318]/1000/(60*60*24)" office:value-type="time" office:time-value="PT01H24M15.699S" calcext:value-type="time">
            <text:p>01:24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76.94" calcext:value-type="float">
            <text:p>176.94</text:p>
          </table:table-cell>
          <table:table-cell office:value-type="float" office:value="222.01" calcext:value-type="float">
            <text:p>222.01</text:p>
          </table:table-cell>
        </table:table-row>
        <table:table-row table:style-name="ro1">
          <table:table-cell office:value-type="float" office:value="5071699" calcext:value-type="float">
            <text:p>5071699</text:p>
          </table:table-cell>
          <table:table-cell table:formula="of:=[.A319]/1000/(60*60*24)" office:value-type="time" office:time-value="PT01H24M31.699S" calcext:value-type="time">
            <text:p>01:2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77.49" calcext:value-type="float">
            <text:p>177.49</text:p>
          </table:table-cell>
          <table:table-cell office:value-type="float" office:value="222.68" calcext:value-type="float">
            <text:p>222.68</text:p>
          </table:table-cell>
        </table:table-row>
        <table:table-row table:style-name="ro1">
          <table:table-cell office:value-type="float" office:value="5087699" calcext:value-type="float">
            <text:p>5087699</text:p>
          </table:table-cell>
          <table:table-cell table:formula="of:=[.A320]/1000/(60*60*24)" office:value-type="time" office:time-value="PT01H24M47.699S" calcext:value-type="time">
            <text:p>01:2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78.04" calcext:value-type="float">
            <text:p>178.04</text:p>
          </table:table-cell>
          <table:table-cell office:value-type="float" office:value="223.36" calcext:value-type="float">
            <text:p>223.36</text:p>
          </table:table-cell>
        </table:table-row>
        <table:table-row table:style-name="ro1">
          <table:table-cell office:value-type="float" office:value="5103699" calcext:value-type="float">
            <text:p>5103699</text:p>
          </table:table-cell>
          <table:table-cell table:formula="of:=[.A321]/1000/(60*60*24)" office:value-type="time" office:time-value="PT01H25M03.699S" calcext:value-type="time">
            <text:p>01:25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78.59" calcext:value-type="float">
            <text:p>178.59</text:p>
          </table:table-cell>
          <table:table-cell office:value-type="float" office:value="224.03" calcext:value-type="float">
            <text:p>224.03</text:p>
          </table:table-cell>
        </table:table-row>
        <table:table-row table:style-name="ro1">
          <table:table-cell office:value-type="float" office:value="5119699" calcext:value-type="float">
            <text:p>5119699</text:p>
          </table:table-cell>
          <table:table-cell table:formula="of:=[.A322]/1000/(60*60*24)" office:value-type="time" office:time-value="PT01H25M19.699S" calcext:value-type="time">
            <text:p>01:25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79.14" calcext:value-type="float">
            <text:p>179.14</text:p>
          </table:table-cell>
          <table:table-cell office:value-type="float" office:value="224.71" calcext:value-type="float">
            <text:p>224.71</text:p>
          </table:table-cell>
        </table:table-row>
        <table:table-row table:style-name="ro1">
          <table:table-cell office:value-type="float" office:value="5135699" calcext:value-type="float">
            <text:p>5135699</text:p>
          </table:table-cell>
          <table:table-cell table:formula="of:=[.A323]/1000/(60*60*24)" office:value-type="time" office:time-value="PT01H25M35.699S" calcext:value-type="time">
            <text:p>01:2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179.69" calcext:value-type="float">
            <text:p>179.69</text:p>
          </table:table-cell>
          <table:table-cell office:value-type="float" office:value="225.38" calcext:value-type="float">
            <text:p>225.38</text:p>
          </table:table-cell>
        </table:table-row>
        <table:table-row table:style-name="ro1">
          <table:table-cell office:value-type="float" office:value="5151699" calcext:value-type="float">
            <text:p>5151699</text:p>
          </table:table-cell>
          <table:table-cell table:formula="of:=[.A324]/1000/(60*60*24)" office:value-type="time" office:time-value="PT01H25M51.699S" calcext:value-type="time">
            <text:p>01:2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0.24" calcext:value-type="float">
            <text:p>180.24</text:p>
          </table:table-cell>
          <table:table-cell office:value-type="float" office:value="226.05" calcext:value-type="float">
            <text:p>226.05</text:p>
          </table:table-cell>
        </table:table-row>
        <table:table-row table:style-name="ro1">
          <table:table-cell office:value-type="float" office:value="5167699" calcext:value-type="float">
            <text:p>5167699</text:p>
          </table:table-cell>
          <table:table-cell table:formula="of:=[.A325]/1000/(60*60*24)" office:value-type="time" office:time-value="PT01H26M07.699S" calcext:value-type="time">
            <text:p>01:2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80.78" calcext:value-type="float">
            <text:p>180.78</text:p>
          </table:table-cell>
          <table:table-cell office:value-type="float" office:value="226.73" calcext:value-type="float">
            <text:p>226.73</text:p>
          </table:table-cell>
        </table:table-row>
        <table:table-row table:style-name="ro1">
          <table:table-cell office:value-type="float" office:value="5183699" calcext:value-type="float">
            <text:p>5183699</text:p>
          </table:table-cell>
          <table:table-cell table:formula="of:=[.A326]/1000/(60*60*24)" office:value-type="time" office:time-value="PT01H26M23.699S" calcext:value-type="time">
            <text:p>01:2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1.33" calcext:value-type="float">
            <text:p>181.33</text:p>
          </table:table-cell>
          <table:table-cell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5199699" calcext:value-type="float">
            <text:p>5199699</text:p>
          </table:table-cell>
          <table:table-cell table:formula="of:=[.A327]/1000/(60*60*24)" office:value-type="time" office:time-value="PT01H26M39.699S" calcext:value-type="time">
            <text:p>01:2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1.88" calcext:value-type="float">
            <text:p>181.88</text:p>
          </table:table-cell>
          <table:table-cell office:value-type="float" office:value="228.08" calcext:value-type="float">
            <text:p>228.08</text:p>
          </table:table-cell>
        </table:table-row>
        <table:table-row table:style-name="ro1">
          <table:table-cell office:value-type="float" office:value="5215699" calcext:value-type="float">
            <text:p>5215699</text:p>
          </table:table-cell>
          <table:table-cell table:formula="of:=[.A328]/1000/(60*60*24)" office:value-type="time" office:time-value="PT01H26M55.699S" calcext:value-type="time">
            <text:p>01:2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2.43" calcext:value-type="float">
            <text:p>182.43</text:p>
          </table:table-cell>
          <table:table-cell office:value-type="float" office:value="228.75" calcext:value-type="float">
            <text:p>228.75</text:p>
          </table:table-cell>
        </table:table-row>
        <table:table-row table:style-name="ro1">
          <table:table-cell office:value-type="float" office:value="5231699" calcext:value-type="float">
            <text:p>5231699</text:p>
          </table:table-cell>
          <table:table-cell table:formula="of:=[.A329]/1000/(60*60*24)" office:value-type="time" office:time-value="PT01H27M11.699S" calcext:value-type="time">
            <text:p>01:2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2.98" calcext:value-type="float">
            <text:p>182.98</text:p>
          </table:table-cell>
          <table:table-cell office:value-type="float" office:value="229.43" calcext:value-type="float">
            <text:p>229.43</text:p>
          </table:table-cell>
        </table:table-row>
        <table:table-row table:style-name="ro1">
          <table:table-cell office:value-type="float" office:value="5247699" calcext:value-type="float">
            <text:p>5247699</text:p>
          </table:table-cell>
          <table:table-cell table:formula="of:=[.A330]/1000/(60*60*24)" office:value-type="time" office:time-value="PT01H27M27.699S" calcext:value-type="time">
            <text:p>01:2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183.53" calcext:value-type="float">
            <text:p>183.53</text:p>
          </table:table-cell>
          <table:table-cell office:value-type="float" office:value="230.1" calcext:value-type="float">
            <text:p>230.1</text:p>
          </table:table-cell>
        </table:table-row>
        <table:table-row table:style-name="ro1">
          <table:table-cell office:value-type="float" office:value="5263699" calcext:value-type="float">
            <text:p>5263699</text:p>
          </table:table-cell>
          <table:table-cell table:formula="of:=[.A331]/1000/(60*60*24)" office:value-type="time" office:time-value="PT01H27M43.699S" calcext:value-type="time">
            <text:p>01:2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4.08" calcext:value-type="float">
            <text:p>184.08</text:p>
          </table:table-cell>
          <table:table-cell office:value-type="float" office:value="230.78" calcext:value-type="float">
            <text:p>230.78</text:p>
          </table:table-cell>
        </table:table-row>
        <table:table-row table:style-name="ro1">
          <table:table-cell office:value-type="float" office:value="5279699" calcext:value-type="float">
            <text:p>5279699</text:p>
          </table:table-cell>
          <table:table-cell table:formula="of:=[.A332]/1000/(60*60*24)" office:value-type="time" office:time-value="PT01H27M59.699S" calcext:value-type="time">
            <text:p>01:2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84.63" calcext:value-type="float">
            <text:p>184.63</text:p>
          </table:table-cell>
          <table:table-cell office:value-type="float" office:value="231.45" calcext:value-type="float">
            <text:p>231.45</text:p>
          </table:table-cell>
        </table:table-row>
        <table:table-row table:style-name="ro1">
          <table:table-cell office:value-type="float" office:value="5295699" calcext:value-type="float">
            <text:p>5295699</text:p>
          </table:table-cell>
          <table:table-cell table:formula="of:=[.A333]/1000/(60*60*24)" office:value-type="time" office:time-value="PT01H28M15.699S" calcext:value-type="time">
            <text:p>01:2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85.18" calcext:value-type="float">
            <text:p>185.18</text:p>
          </table:table-cell>
          <table:table-cell office:value-type="float" office:value="232.13" calcext:value-type="float">
            <text:p>232.13</text:p>
          </table:table-cell>
        </table:table-row>
        <table:table-row table:style-name="ro1">
          <table:table-cell office:value-type="float" office:value="5311699" calcext:value-type="float">
            <text:p>5311699</text:p>
          </table:table-cell>
          <table:table-cell table:formula="of:=[.A334]/1000/(60*60*24)" office:value-type="time" office:time-value="PT01H28M31.699S" calcext:value-type="time">
            <text:p>01:2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5.72" calcext:value-type="float">
            <text:p>185.72</text:p>
          </table:table-cell>
          <table:table-cell office:value-type="float" office:value="232.8" calcext:value-type="float">
            <text:p>232.8</text:p>
          </table:table-cell>
        </table:table-row>
        <table:table-row table:style-name="ro1">
          <table:table-cell office:value-type="float" office:value="5327699" calcext:value-type="float">
            <text:p>5327699</text:p>
          </table:table-cell>
          <table:table-cell table:formula="of:=[.A335]/1000/(60*60*24)" office:value-type="time" office:time-value="PT01H28M47.699S" calcext:value-type="time">
            <text:p>01:2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6.27" calcext:value-type="float">
            <text:p>186.27</text:p>
          </table:table-cell>
          <table:table-cell office:value-type="float" office:value="233.47" calcext:value-type="float">
            <text:p>233.47</text:p>
          </table:table-cell>
        </table:table-row>
        <table:table-row table:style-name="ro1">
          <table:table-cell office:value-type="float" office:value="5343699" calcext:value-type="float">
            <text:p>5343699</text:p>
          </table:table-cell>
          <table:table-cell table:formula="of:=[.A336]/1000/(60*60*24)" office:value-type="time" office:time-value="PT01H29M03.699S" calcext:value-type="time">
            <text:p>01:2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86.82" calcext:value-type="float">
            <text:p>186.82</text:p>
          </table:table-cell>
          <table:table-cell office:value-type="float" office:value="234.15" calcext:value-type="float">
            <text:p>234.15</text:p>
          </table:table-cell>
        </table:table-row>
        <table:table-row table:style-name="ro1">
          <table:table-cell office:value-type="float" office:value="5359699" calcext:value-type="float">
            <text:p>5359699</text:p>
          </table:table-cell>
          <table:table-cell table:formula="of:=[.A337]/1000/(60*60*24)" office:value-type="time" office:time-value="PT01H29M19.699S" calcext:value-type="time">
            <text:p>01:2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7.37" calcext:value-type="float">
            <text:p>187.37</text:p>
          </table:table-cell>
          <table:table-cell office:value-type="float" office:value="234.82" calcext:value-type="float">
            <text:p>234.82</text:p>
          </table:table-cell>
        </table:table-row>
        <table:table-row table:style-name="ro1">
          <table:table-cell office:value-type="float" office:value="5375699" calcext:value-type="float">
            <text:p>5375699</text:p>
          </table:table-cell>
          <table:table-cell table:formula="of:=[.A338]/1000/(60*60*24)" office:value-type="time" office:time-value="PT01H29M35.699S" calcext:value-type="time">
            <text:p>01:2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7.92" calcext:value-type="float">
            <text:p>187.92</text:p>
          </table:table-cell>
          <table:table-cell office:value-type="float" office:value="235.5" calcext:value-type="float">
            <text:p>235.5</text:p>
          </table:table-cell>
        </table:table-row>
        <table:table-row table:style-name="ro1">
          <table:table-cell office:value-type="float" office:value="5391699" calcext:value-type="float">
            <text:p>5391699</text:p>
          </table:table-cell>
          <table:table-cell table:formula="of:=[.A339]/1000/(60*60*24)" office:value-type="time" office:time-value="PT01H29M51.699S" calcext:value-type="time">
            <text:p>01:2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8.47" calcext:value-type="float">
            <text:p>188.47</text:p>
          </table:table-cell>
          <table:table-cell office:value-type="float" office:value="236.17" calcext:value-type="float">
            <text:p>236.17</text:p>
          </table:table-cell>
        </table:table-row>
        <table:table-row table:style-name="ro1">
          <table:table-cell office:value-type="float" office:value="5407699" calcext:value-type="float">
            <text:p>5407699</text:p>
          </table:table-cell>
          <table:table-cell table:formula="of:=[.A340]/1000/(60*60*24)" office:value-type="time" office:time-value="PT01H30M07.699S" calcext:value-type="time">
            <text:p>01:3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9.02" calcext:value-type="float">
            <text:p>189.02</text:p>
          </table:table-cell>
          <table:table-cell office:value-type="float" office:value="236.84" calcext:value-type="float">
            <text:p>236.84</text:p>
          </table:table-cell>
        </table:table-row>
        <table:table-row table:style-name="ro1">
          <table:table-cell office:value-type="float" office:value="5423699" calcext:value-type="float">
            <text:p>5423699</text:p>
          </table:table-cell>
          <table:table-cell table:formula="of:=[.A341]/1000/(60*60*24)" office:value-type="time" office:time-value="PT01H30M23.699S" calcext:value-type="time">
            <text:p>01:3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89.57" calcext:value-type="float">
            <text:p>189.57</text:p>
          </table:table-cell>
          <table:table-cell office:value-type="float" office:value="237.52" calcext:value-type="float">
            <text:p>237.52</text:p>
          </table:table-cell>
        </table:table-row>
        <table:table-row table:style-name="ro1">
          <table:table-cell office:value-type="float" office:value="5439699" calcext:value-type="float">
            <text:p>5439699</text:p>
          </table:table-cell>
          <table:table-cell table:formula="of:=[.A342]/1000/(60*60*24)" office:value-type="time" office:time-value="PT01H30M39.699S" calcext:value-type="time">
            <text:p>01:3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90.11" calcext:value-type="float">
            <text:p>190.11</text:p>
          </table:table-cell>
          <table:table-cell office:value-type="float" office:value="238.19" calcext:value-type="float">
            <text:p>238.19</text:p>
          </table:table-cell>
        </table:table-row>
        <table:table-row table:style-name="ro1">
          <table:table-cell office:value-type="float" office:value="5455699" calcext:value-type="float">
            <text:p>5455699</text:p>
          </table:table-cell>
          <table:table-cell table:formula="of:=[.A343]/1000/(60*60*24)" office:value-type="time" office:time-value="PT01H30M55.699S" calcext:value-type="time">
            <text:p>01:3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0.66" calcext:value-type="float">
            <text:p>190.66</text:p>
          </table:table-cell>
          <table:table-cell office:value-type="float" office:value="238.87" calcext:value-type="float">
            <text:p>238.87</text:p>
          </table:table-cell>
        </table:table-row>
        <table:table-row table:style-name="ro1">
          <table:table-cell office:value-type="float" office:value="5471699" calcext:value-type="float">
            <text:p>5471699</text:p>
          </table:table-cell>
          <table:table-cell table:formula="of:=[.A344]/1000/(60*60*24)" office:value-type="time" office:time-value="PT01H31M11.699S" calcext:value-type="time">
            <text:p>01:3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1.21" calcext:value-type="float">
            <text:p>191.21</text:p>
          </table:table-cell>
          <table:table-cell office:value-type="float" office:value="239.54" calcext:value-type="float">
            <text:p>239.54</text:p>
          </table:table-cell>
        </table:table-row>
        <table:table-row table:style-name="ro1">
          <table:table-cell office:value-type="float" office:value="5487699" calcext:value-type="float">
            <text:p>5487699</text:p>
          </table:table-cell>
          <table:table-cell table:formula="of:=[.A345]/1000/(60*60*24)" office:value-type="time" office:time-value="PT01H31M27.699S" calcext:value-type="time">
            <text:p>01:3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2.07" calcext:value-type="float">
            <text:p>152.07</text:p>
          </table:table-cell>
          <table:table-cell office:value-type="float" office:value="191.76" calcext:value-type="float">
            <text:p>191.76</text:p>
          </table:table-cell>
          <table:table-cell office:value-type="float" office:value="240.22" calcext:value-type="float">
            <text:p>240.22</text:p>
          </table:table-cell>
        </table:table-row>
        <table:table-row table:style-name="ro1">
          <table:table-cell office:value-type="float" office:value="5503699" calcext:value-type="float">
            <text:p>5503699</text:p>
          </table:table-cell>
          <table:table-cell table:formula="of:=[.A346]/1000/(60*60*24)" office:value-type="time" office:time-value="PT01H31M43.699S" calcext:value-type="time">
            <text:p>01:31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2.31" calcext:value-type="float">
            <text:p>192.31</text:p>
          </table:table-cell>
          <table:table-cell office:value-type="float" office:value="240.89" calcext:value-type="float">
            <text:p>240.89</text:p>
          </table:table-cell>
        </table:table-row>
        <table:table-row table:style-name="ro1">
          <table:table-cell office:value-type="float" office:value="5519699" calcext:value-type="float">
            <text:p>5519699</text:p>
          </table:table-cell>
          <table:table-cell table:formula="of:=[.A347]/1000/(60*60*24)" office:value-type="time" office:time-value="PT01H31M59.699S" calcext:value-type="time">
            <text:p>01:3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2.07" calcext:value-type="float">
            <text:p>152.07</text:p>
          </table:table-cell>
          <table:table-cell office:value-type="float" office:value="192.86" calcext:value-type="float">
            <text:p>192.86</text:p>
          </table:table-cell>
          <table:table-cell office:value-type="float" office:value="241.56" calcext:value-type="float">
            <text:p>241.56</text:p>
          </table:table-cell>
        </table:table-row>
        <table:table-row table:style-name="ro1">
          <table:table-cell office:value-type="float" office:value="5535699" calcext:value-type="float">
            <text:p>5535699</text:p>
          </table:table-cell>
          <table:table-cell table:formula="of:=[.A348]/1000/(60*60*24)" office:value-type="time" office:time-value="PT01H32M15.699S" calcext:value-type="time">
            <text:p>01:3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3.4" calcext:value-type="float">
            <text:p>193.4</text:p>
          </table:table-cell>
          <table:table-cell office:value-type="float" office:value="242.24" calcext:value-type="float">
            <text:p>242.24</text:p>
          </table:table-cell>
        </table:table-row>
        <table:table-row table:style-name="ro1">
          <table:table-cell office:value-type="float" office:value="5551699" calcext:value-type="float">
            <text:p>5551699</text:p>
          </table:table-cell>
          <table:table-cell table:formula="of:=[.A349]/1000/(60*60*24)" office:value-type="time" office:time-value="PT01H32M31.699S" calcext:value-type="time">
            <text:p>01:3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3.95" calcext:value-type="float">
            <text:p>193.95</text:p>
          </table:table-cell>
          <table:table-cell office:value-type="float" office:value="242.91" calcext:value-type="float">
            <text:p>242.91</text:p>
          </table:table-cell>
        </table:table-row>
        <table:table-row table:style-name="ro1">
          <table:table-cell office:value-type="float" office:value="5567699" calcext:value-type="float">
            <text:p>5567699</text:p>
          </table:table-cell>
          <table:table-cell table:formula="of:=[.A350]/1000/(60*60*24)" office:value-type="time" office:time-value="PT01H32M47.699S" calcext:value-type="time">
            <text:p>01:3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4.5" calcext:value-type="float">
            <text:p>194.5</text:p>
          </table:table-cell>
          <table:table-cell office:value-type="float" office:value="243.58" calcext:value-type="float">
            <text:p>243.58</text:p>
          </table:table-cell>
        </table:table-row>
        <table:table-row table:style-name="ro1">
          <table:table-cell office:value-type="float" office:value="5583699" calcext:value-type="float">
            <text:p>5583699</text:p>
          </table:table-cell>
          <table:table-cell table:formula="of:=[.A351]/1000/(60*60*24)" office:value-type="time" office:time-value="PT01H33M03.699S" calcext:value-type="time">
            <text:p>01:3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5.05" calcext:value-type="float">
            <text:p>195.05</text:p>
          </table:table-cell>
          <table:table-cell office:value-type="float" office:value="244.26" calcext:value-type="float">
            <text:p>244.26</text:p>
          </table:table-cell>
        </table:table-row>
        <table:table-row table:style-name="ro1">
          <table:table-cell office:value-type="float" office:value="5599699" calcext:value-type="float">
            <text:p>5599699</text:p>
          </table:table-cell>
          <table:table-cell table:formula="of:=[.A352]/1000/(60*60*24)" office:value-type="time" office:time-value="PT01H33M19.699S" calcext:value-type="time">
            <text:p>01:33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5.6" calcext:value-type="float">
            <text:p>195.6</text:p>
          </table:table-cell>
          <table:table-cell office:value-type="float" office:value="244.93" calcext:value-type="float">
            <text:p>244.93</text:p>
          </table:table-cell>
        </table:table-row>
        <table:table-row table:style-name="ro1">
          <table:table-cell office:value-type="float" office:value="5615699" calcext:value-type="float">
            <text:p>5615699</text:p>
          </table:table-cell>
          <table:table-cell table:formula="of:=[.A353]/1000/(60*60*24)" office:value-type="time" office:time-value="PT01H33M35.699S" calcext:value-type="time">
            <text:p>01:3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6.15" calcext:value-type="float">
            <text:p>196.15</text:p>
          </table:table-cell>
          <table:table-cell office:value-type="float" office:value="245.61" calcext:value-type="float">
            <text:p>245.61</text:p>
          </table:table-cell>
        </table:table-row>
        <table:table-row table:style-name="ro1">
          <table:table-cell office:value-type="float" office:value="5631699" calcext:value-type="float">
            <text:p>5631699</text:p>
          </table:table-cell>
          <table:table-cell table:formula="of:=[.A354]/1000/(60*60*24)" office:value-type="time" office:time-value="PT01H33M51.699S" calcext:value-type="time">
            <text:p>01:3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6.7" calcext:value-type="float">
            <text:p>196.7</text:p>
          </table:table-cell>
          <table:table-cell office:value-type="float" office:value="246.28" calcext:value-type="float">
            <text:p>246.28</text:p>
          </table:table-cell>
        </table:table-row>
        <table:table-row table:style-name="ro1">
          <table:table-cell office:value-type="float" office:value="5647699" calcext:value-type="float">
            <text:p>5647699</text:p>
          </table:table-cell>
          <table:table-cell table:formula="of:=[.A355]/1000/(60*60*24)" office:value-type="time" office:time-value="PT01H34M07.699S" calcext:value-type="time">
            <text:p>01:34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7.24" calcext:value-type="float">
            <text:p>197.24</text:p>
          </table:table-cell>
          <table:table-cell office:value-type="float" office:value="246.95" calcext:value-type="float">
            <text:p>246.95</text:p>
          </table:table-cell>
        </table:table-row>
        <table:table-row table:style-name="ro1">
          <table:table-cell office:value-type="float" office:value="5663699" calcext:value-type="float">
            <text:p>5663699</text:p>
          </table:table-cell>
          <table:table-cell table:formula="of:=[.A356]/1000/(60*60*24)" office:value-type="time" office:time-value="PT01H34M23.699S" calcext:value-type="time">
            <text:p>01:3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7.79" calcext:value-type="float">
            <text:p>197.79</text:p>
          </table:table-cell>
          <table:table-cell office:value-type="float" office:value="247.63" calcext:value-type="float">
            <text:p>247.63</text:p>
          </table:table-cell>
        </table:table-row>
        <table:table-row table:style-name="ro1">
          <table:table-cell office:value-type="float" office:value="5679699" calcext:value-type="float">
            <text:p>5679699</text:p>
          </table:table-cell>
          <table:table-cell table:formula="of:=[.A357]/1000/(60*60*24)" office:value-type="time" office:time-value="PT01H34M39.699S" calcext:value-type="time">
            <text:p>01:34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8.34" calcext:value-type="float">
            <text:p>198.34</text:p>
          </table:table-cell>
          <table:table-cell office:value-type="float" office:value="248.3" calcext:value-type="float">
            <text:p>248.3</text:p>
          </table:table-cell>
        </table:table-row>
        <table:table-row table:style-name="ro1">
          <table:table-cell office:value-type="float" office:value="5695699" calcext:value-type="float">
            <text:p>5695699</text:p>
          </table:table-cell>
          <table:table-cell table:formula="of:=[.A358]/1000/(60*60*24)" office:value-type="time" office:time-value="PT01H34M55.699S" calcext:value-type="time">
            <text:p>01:34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8.89" calcext:value-type="float">
            <text:p>198.89</text:p>
          </table:table-cell>
          <table:table-cell office:value-type="float" office:value="248.97" calcext:value-type="float">
            <text:p>248.97</text:p>
          </table:table-cell>
        </table:table-row>
        <table:table-row table:style-name="ro1">
          <table:table-cell office:value-type="float" office:value="5711699" calcext:value-type="float">
            <text:p>5711699</text:p>
          </table:table-cell>
          <table:table-cell table:formula="of:=[.A359]/1000/(60*60*24)" office:value-type="time" office:time-value="PT01H35M11.699S" calcext:value-type="time">
            <text:p>01:35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9.44" calcext:value-type="float">
            <text:p>199.44</text:p>
          </table:table-cell>
          <table:table-cell office:value-type="float" office:value="249.65" calcext:value-type="float">
            <text:p>249.65</text:p>
          </table:table-cell>
        </table:table-row>
        <table:table-row table:style-name="ro1">
          <table:table-cell office:value-type="float" office:value="5727699" calcext:value-type="float">
            <text:p>5727699</text:p>
          </table:table-cell>
          <table:table-cell table:formula="of:=[.A360]/1000/(60*60*24)" office:value-type="time" office:time-value="PT01H35M27.699S" calcext:value-type="time">
            <text:p>01:3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99.99" calcext:value-type="float">
            <text:p>199.99</text:p>
          </table:table-cell>
          <table:table-cell office:value-type="float" office:value="250.32" calcext:value-type="float">
            <text:p>250.32</text:p>
          </table:table-cell>
        </table:table-row>
        <table:table-row table:style-name="ro1">
          <table:table-cell office:value-type="float" office:value="5743699" calcext:value-type="float">
            <text:p>5743699</text:p>
          </table:table-cell>
          <table:table-cell table:formula="of:=[.A361]/1000/(60*60*24)" office:value-type="time" office:time-value="PT01H35M43.699S" calcext:value-type="time">
            <text:p>01:35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0.53" calcext:value-type="float">
            <text:p>200.53</text:p>
          </table:table-cell>
          <table:table-cell office:value-type="float" office:value="250.99" calcext:value-type="float">
            <text:p>250.99</text:p>
          </table:table-cell>
        </table:table-row>
        <table:table-row table:style-name="ro1">
          <table:table-cell office:value-type="float" office:value="5759699" calcext:value-type="float">
            <text:p>5759699</text:p>
          </table:table-cell>
          <table:table-cell table:formula="of:=[.A362]/1000/(60*60*24)" office:value-type="time" office:time-value="PT01H35M59.699S" calcext:value-type="time">
            <text:p>01:3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1.08" calcext:value-type="float">
            <text:p>201.08</text:p>
          </table:table-cell>
          <table:table-cell office:value-type="float" office:value="251.67" calcext:value-type="float">
            <text:p>251.67</text:p>
          </table:table-cell>
        </table:table-row>
        <table:table-row table:style-name="ro1">
          <table:table-cell office:value-type="float" office:value="5775699" calcext:value-type="float">
            <text:p>5775699</text:p>
          </table:table-cell>
          <table:table-cell table:formula="of:=[.A363]/1000/(60*60*24)" office:value-type="time" office:time-value="PT01H36M15.699S" calcext:value-type="time">
            <text:p>01:36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1.63" calcext:value-type="float">
            <text:p>201.63</text:p>
          </table:table-cell>
          <table:table-cell office:value-type="float" office:value="252.34" calcext:value-type="float">
            <text:p>252.34</text:p>
          </table:table-cell>
        </table:table-row>
        <table:table-row table:style-name="ro1">
          <table:table-cell office:value-type="float" office:value="5791699" calcext:value-type="float">
            <text:p>5791699</text:p>
          </table:table-cell>
          <table:table-cell table:formula="of:=[.A364]/1000/(60*60*24)" office:value-type="time" office:time-value="PT01H36M31.699S" calcext:value-type="time">
            <text:p>01:36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2.18" calcext:value-type="float">
            <text:p>202.18</text:p>
          </table:table-cell>
          <table:table-cell office:value-type="float" office:value="253.02" calcext:value-type="float">
            <text:p>253.02</text:p>
          </table:table-cell>
        </table:table-row>
        <table:table-row table:style-name="ro1">
          <table:table-cell office:value-type="float" office:value="5807699" calcext:value-type="float">
            <text:p>5807699</text:p>
          </table:table-cell>
          <table:table-cell table:formula="of:=[.A365]/1000/(60*60*24)" office:value-type="time" office:time-value="PT01H36M47.699S" calcext:value-type="time">
            <text:p>01:36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02.73" calcext:value-type="float">
            <text:p>202.73</text:p>
          </table:table-cell>
          <table:table-cell office:value-type="float" office:value="253.69" calcext:value-type="float">
            <text:p>253.69</text:p>
          </table:table-cell>
        </table:table-row>
        <table:table-row table:style-name="ro1">
          <table:table-cell office:value-type="float" office:value="5823699" calcext:value-type="float">
            <text:p>5823699</text:p>
          </table:table-cell>
          <table:table-cell table:formula="of:=[.A366]/1000/(60*60*24)" office:value-type="time" office:time-value="PT01H37M03.699S" calcext:value-type="time">
            <text:p>01:37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3.28" calcext:value-type="float">
            <text:p>203.28</text:p>
          </table:table-cell>
          <table:table-cell office:value-type="float" office:value="254.36" calcext:value-type="float">
            <text:p>254.36</text:p>
          </table:table-cell>
        </table:table-row>
        <table:table-row table:style-name="ro1">
          <table:table-cell office:value-type="float" office:value="5839699" calcext:value-type="float">
            <text:p>5839699</text:p>
          </table:table-cell>
          <table:table-cell table:formula="of:=[.A367]/1000/(60*60*24)" office:value-type="time" office:time-value="PT01H37M19.699S" calcext:value-type="time">
            <text:p>01:37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03.82" calcext:value-type="float">
            <text:p>203.82</text:p>
          </table:table-cell>
          <table:table-cell office:value-type="float" office:value="255.04" calcext:value-type="float">
            <text:p>255.04</text:p>
          </table:table-cell>
        </table:table-row>
        <table:table-row table:style-name="ro1">
          <table:table-cell office:value-type="float" office:value="5855699" calcext:value-type="float">
            <text:p>5855699</text:p>
          </table:table-cell>
          <table:table-cell table:formula="of:=[.A368]/1000/(60*60*24)" office:value-type="time" office:time-value="PT01H37M35.699S" calcext:value-type="time">
            <text:p>01:37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4.37" calcext:value-type="float">
            <text:p>204.37</text:p>
          </table:table-cell>
          <table:table-cell office:value-type="float" office:value="255.71" calcext:value-type="float">
            <text:p>255.71</text:p>
          </table:table-cell>
        </table:table-row>
        <table:table-row table:style-name="ro1">
          <table:table-cell office:value-type="float" office:value="5871699" calcext:value-type="float">
            <text:p>5871699</text:p>
          </table:table-cell>
          <table:table-cell table:formula="of:=[.A369]/1000/(60*60*24)" office:value-type="time" office:time-value="PT01H37M51.699S" calcext:value-type="time">
            <text:p>01:37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4.92" calcext:value-type="float">
            <text:p>204.92</text:p>
          </table:table-cell>
          <table:table-cell office:value-type="float" office:value="256.38" calcext:value-type="float">
            <text:p>256.38</text:p>
          </table:table-cell>
        </table:table-row>
        <table:table-row table:style-name="ro1">
          <table:table-cell office:value-type="float" office:value="5887699" calcext:value-type="float">
            <text:p>5887699</text:p>
          </table:table-cell>
          <table:table-cell table:formula="of:=[.A370]/1000/(60*60*24)" office:value-type="time" office:time-value="PT01H38M07.699S" calcext:value-type="time">
            <text:p>01:3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5.47" calcext:value-type="float">
            <text:p>205.47</text:p>
          </table:table-cell>
          <table:table-cell office:value-type="float" office:value="257.06" calcext:value-type="float">
            <text:p>257.06</text:p>
          </table:table-cell>
        </table:table-row>
        <table:table-row table:style-name="ro1">
          <table:table-cell office:value-type="float" office:value="5903699" calcext:value-type="float">
            <text:p>5903699</text:p>
          </table:table-cell>
          <table:table-cell table:formula="of:=[.A371]/1000/(60*60*24)" office:value-type="time" office:time-value="PT01H38M23.699S" calcext:value-type="time">
            <text:p>01:38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6.02" calcext:value-type="float">
            <text:p>206.02</text:p>
          </table:table-cell>
          <table:table-cell office:value-type="float" office:value="257.73" calcext:value-type="float">
            <text:p>257.73</text:p>
          </table:table-cell>
        </table:table-row>
        <table:table-row table:style-name="ro1">
          <table:table-cell office:value-type="float" office:value="5919699" calcext:value-type="float">
            <text:p>5919699</text:p>
          </table:table-cell>
          <table:table-cell table:formula="of:=[.A372]/1000/(60*60*24)" office:value-type="time" office:time-value="PT01H38M39.699S" calcext:value-type="time">
            <text:p>01:38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06.57" calcext:value-type="float">
            <text:p>206.57</text:p>
          </table:table-cell>
          <table:table-cell office:value-type="float" office:value="258.4" calcext:value-type="float">
            <text:p>258.4</text:p>
          </table:table-cell>
        </table:table-row>
        <table:table-row table:style-name="ro1">
          <table:table-cell office:value-type="float" office:value="5935699" calcext:value-type="float">
            <text:p>5935699</text:p>
          </table:table-cell>
          <table:table-cell table:formula="of:=[.A373]/1000/(60*60*24)" office:value-type="time" office:time-value="PT01H38M55.699S" calcext:value-type="time">
            <text:p>01:38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07.11" calcext:value-type="float">
            <text:p>207.11</text:p>
          </table:table-cell>
          <table:table-cell office:value-type="float" office:value="259.08" calcext:value-type="float">
            <text:p>259.08</text:p>
          </table:table-cell>
        </table:table-row>
        <table:table-row table:style-name="ro1">
          <table:table-cell office:value-type="float" office:value="5951699" calcext:value-type="float">
            <text:p>5951699</text:p>
          </table:table-cell>
          <table:table-cell table:formula="of:=[.A374]/1000/(60*60*24)" office:value-type="time" office:time-value="PT01H39M11.699S" calcext:value-type="time">
            <text:p>01:39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07.66" calcext:value-type="float">
            <text:p>207.66</text:p>
          </table:table-cell>
          <table:table-cell office:value-type="float" office:value="259.75" calcext:value-type="float">
            <text:p>259.75</text:p>
          </table:table-cell>
        </table:table-row>
        <table:table-row table:style-name="ro1">
          <table:table-cell office:value-type="float" office:value="5967699" calcext:value-type="float">
            <text:p>5967699</text:p>
          </table:table-cell>
          <table:table-cell table:formula="of:=[.A375]/1000/(60*60*24)" office:value-type="time" office:time-value="PT01H39M27.699S" calcext:value-type="time">
            <text:p>01:39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08.21" calcext:value-type="float">
            <text:p>208.21</text:p>
          </table:table-cell>
          <table:table-cell office:value-type="float" office:value="260.42" calcext:value-type="float">
            <text:p>260.42</text:p>
          </table:table-cell>
        </table:table-row>
        <table:table-row table:style-name="ro1">
          <table:table-cell office:value-type="float" office:value="5983699" calcext:value-type="float">
            <text:p>5983699</text:p>
          </table:table-cell>
          <table:table-cell table:formula="of:=[.A376]/1000/(60*60*24)" office:value-type="time" office:time-value="PT01H39M43.699S" calcext:value-type="time">
            <text:p>01:39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08.76" calcext:value-type="float">
            <text:p>208.76</text:p>
          </table:table-cell>
          <table:table-cell office:value-type="float" office:value="261.1" calcext:value-type="float">
            <text:p>261.1</text:p>
          </table:table-cell>
        </table:table-row>
        <table:table-row table:style-name="ro1">
          <table:table-cell office:value-type="float" office:value="5999699" calcext:value-type="float">
            <text:p>5999699</text:p>
          </table:table-cell>
          <table:table-cell table:formula="of:=[.A377]/1000/(60*60*24)" office:value-type="time" office:time-value="PT01H39M59.699S" calcext:value-type="time">
            <text:p>01:40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09.31" calcext:value-type="float">
            <text:p>209.31</text:p>
          </table:table-cell>
          <table:table-cell office:value-type="float" office:value="261.77" calcext:value-type="float">
            <text:p>261.77</text:p>
          </table:table-cell>
        </table:table-row>
        <table:table-row table:style-name="ro1">
          <table:table-cell office:value-type="float" office:value="6015699" calcext:value-type="float">
            <text:p>6015699</text:p>
          </table:table-cell>
          <table:table-cell table:formula="of:=[.A378]/1000/(60*60*24)" office:value-type="time" office:time-value="PT01H40M15.699S" calcext:value-type="time">
            <text:p>01:40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09.85" calcext:value-type="float">
            <text:p>209.85</text:p>
          </table:table-cell>
          <table:table-cell office:value-type="float" office:value="262.44" calcext:value-type="float">
            <text:p>262.44</text:p>
          </table:table-cell>
        </table:table-row>
        <table:table-row table:style-name="ro1">
          <table:table-cell office:value-type="float" office:value="6031699" calcext:value-type="float">
            <text:p>6031699</text:p>
          </table:table-cell>
          <table:table-cell table:formula="of:=[.A379]/1000/(60*60*24)" office:value-type="time" office:time-value="PT01H40M31.699S" calcext:value-type="time">
            <text:p>01:40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0.4" calcext:value-type="float">
            <text:p>210.4</text:p>
          </table:table-cell>
          <table:table-cell office:value-type="float" office:value="263.12" calcext:value-type="float">
            <text:p>263.12</text:p>
          </table:table-cell>
        </table:table-row>
        <table:table-row table:style-name="ro1">
          <table:table-cell office:value-type="float" office:value="6047699" calcext:value-type="float">
            <text:p>6047699</text:p>
          </table:table-cell>
          <table:table-cell table:formula="of:=[.A380]/1000/(60*60*24)" office:value-type="time" office:time-value="PT01H40M47.699S" calcext:value-type="time">
            <text:p>01:40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10.95" calcext:value-type="float">
            <text:p>210.95</text:p>
          </table:table-cell>
          <table:table-cell office:value-type="float" office:value="263.79" calcext:value-type="float">
            <text:p>263.79</text:p>
          </table:table-cell>
        </table:table-row>
        <table:table-row table:style-name="ro1">
          <table:table-cell office:value-type="float" office:value="6063699" calcext:value-type="float">
            <text:p>6063699</text:p>
          </table:table-cell>
          <table:table-cell table:formula="of:=[.A381]/1000/(60*60*24)" office:value-type="time" office:time-value="PT01H41M03.699S" calcext:value-type="time">
            <text:p>01:41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1.5" calcext:value-type="float">
            <text:p>211.5</text:p>
          </table:table-cell>
          <table:table-cell office:value-type="float" office:value="264.46" calcext:value-type="float">
            <text:p>264.46</text:p>
          </table:table-cell>
        </table:table-row>
        <table:table-row table:style-name="ro1">
          <table:table-cell office:value-type="float" office:value="6079699" calcext:value-type="float">
            <text:p>6079699</text:p>
          </table:table-cell>
          <table:table-cell table:formula="of:=[.A382]/1000/(60*60*24)" office:value-type="time" office:time-value="PT01H41M19.699S" calcext:value-type="time">
            <text:p>01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212.05" calcext:value-type="float">
            <text:p>212.05</text:p>
          </table:table-cell>
          <table:table-cell office:value-type="float" office:value="265.14" calcext:value-type="float">
            <text:p>265.14</text:p>
          </table:table-cell>
        </table:table-row>
        <table:table-row table:style-name="ro1">
          <table:table-cell office:value-type="float" office:value="6095699" calcext:value-type="float">
            <text:p>6095699</text:p>
          </table:table-cell>
          <table:table-cell table:formula="of:=[.A383]/1000/(60*60*24)" office:value-type="time" office:time-value="PT01H41M35.699S" calcext:value-type="time">
            <text:p>01:41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2.6" calcext:value-type="float">
            <text:p>212.6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float" office:value="6111699" calcext:value-type="float">
            <text:p>6111699</text:p>
          </table:table-cell>
          <table:table-cell table:formula="of:=[.A384]/1000/(60*60*24)" office:value-type="time" office:time-value="PT01H41M51.699S" calcext:value-type="time">
            <text:p>01:41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3.14" calcext:value-type="float">
            <text:p>213.14</text:p>
          </table:table-cell>
          <table:table-cell office:value-type="float" office:value="266.48" calcext:value-type="float">
            <text:p>266.48</text:p>
          </table:table-cell>
        </table:table-row>
        <table:table-row table:style-name="ro1">
          <table:table-cell office:value-type="float" office:value="6127699" calcext:value-type="float">
            <text:p>6127699</text:p>
          </table:table-cell>
          <table:table-cell table:formula="of:=[.A385]/1000/(60*60*24)" office:value-type="time" office:time-value="PT01H42M07.699S" calcext:value-type="time">
            <text:p>01:42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3.69" calcext:value-type="float">
            <text:p>213.69</text:p>
          </table:table-cell>
          <table:table-cell office:value-type="float" office:value="267.15" calcext:value-type="float">
            <text:p>267.15</text:p>
          </table:table-cell>
        </table:table-row>
        <table:table-row table:style-name="ro1">
          <table:table-cell office:value-type="float" office:value="6143699" calcext:value-type="float">
            <text:p>6143699</text:p>
          </table:table-cell>
          <table:table-cell table:formula="of:=[.A386]/1000/(60*60*24)" office:value-type="time" office:time-value="PT01H42M23.699S" calcext:value-type="time">
            <text:p>01:4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4.24" calcext:value-type="float">
            <text:p>214.24</text:p>
          </table:table-cell>
          <table:table-cell office:value-type="float" office:value="267.83" calcext:value-type="float">
            <text:p>267.83</text:p>
          </table:table-cell>
        </table:table-row>
        <table:table-row table:style-name="ro1">
          <table:table-cell office:value-type="float" office:value="6159699" calcext:value-type="float">
            <text:p>6159699</text:p>
          </table:table-cell>
          <table:table-cell table:formula="of:=[.A387]/1000/(60*60*24)" office:value-type="time" office:time-value="PT01H42M39.699S" calcext:value-type="time">
            <text:p>01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14.79" calcext:value-type="float">
            <text:p>214.79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float" office:value="6175699" calcext:value-type="float">
            <text:p>6175699</text:p>
          </table:table-cell>
          <table:table-cell table:formula="of:=[.A388]/1000/(60*60*24)" office:value-type="time" office:time-value="PT01H42M55.699S" calcext:value-type="time">
            <text:p>01:42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5.34" calcext:value-type="float">
            <text:p>215.34</text:p>
          </table:table-cell>
          <table:table-cell office:value-type="float" office:value="269.17" calcext:value-type="float">
            <text:p>269.17</text:p>
          </table:table-cell>
        </table:table-row>
        <table:table-row table:style-name="ro1">
          <table:table-cell office:value-type="float" office:value="6191699" calcext:value-type="float">
            <text:p>6191699</text:p>
          </table:table-cell>
          <table:table-cell table:formula="of:=[.A389]/1000/(60*60*24)" office:value-type="time" office:time-value="PT01H43M11.699S" calcext:value-type="time">
            <text:p>01:43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5.88" calcext:value-type="float">
            <text:p>215.88</text:p>
          </table:table-cell>
          <table:table-cell office:value-type="float" office:value="269.85" calcext:value-type="float">
            <text:p>269.85</text:p>
          </table:table-cell>
        </table:table-row>
        <table:table-row table:style-name="ro1">
          <table:table-cell office:value-type="float" office:value="6207699" calcext:value-type="float">
            <text:p>6207699</text:p>
          </table:table-cell>
          <table:table-cell table:formula="of:=[.A390]/1000/(60*60*24)" office:value-type="time" office:time-value="PT01H43M27.699S" calcext:value-type="time">
            <text:p>01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16.43" calcext:value-type="float">
            <text:p>216.43</text:p>
          </table:table-cell>
          <table:table-cell office:value-type="float" office:value="270.52" calcext:value-type="float">
            <text:p>270.52</text:p>
          </table:table-cell>
        </table:table-row>
        <table:table-row table:style-name="ro1">
          <table:table-cell office:value-type="float" office:value="6223699" calcext:value-type="float">
            <text:p>6223699</text:p>
          </table:table-cell>
          <table:table-cell table:formula="of:=[.A391]/1000/(60*60*24)" office:value-type="time" office:time-value="PT01H43M43.699S" calcext:value-type="time">
            <text:p>01:43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6.98" calcext:value-type="float">
            <text:p>216.98</text:p>
          </table:table-cell>
          <table:table-cell office:value-type="float" office:value="271.19" calcext:value-type="float">
            <text:p>271.19</text:p>
          </table:table-cell>
        </table:table-row>
        <table:table-row table:style-name="ro1">
          <table:table-cell office:value-type="float" office:value="6239699" calcext:value-type="float">
            <text:p>6239699</text:p>
          </table:table-cell>
          <table:table-cell table:formula="of:=[.A392]/1000/(60*60*24)" office:value-type="time" office:time-value="PT01H43M59.699S" calcext:value-type="time">
            <text:p>01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17.53" calcext:value-type="float">
            <text:p>217.53</text:p>
          </table:table-cell>
          <table:table-cell office:value-type="float" office:value="271.86" calcext:value-type="float">
            <text:p>271.86</text:p>
          </table:table-cell>
        </table:table-row>
        <table:table-row table:style-name="ro1">
          <table:table-cell office:value-type="float" office:value="6255699" calcext:value-type="float">
            <text:p>6255699</text:p>
          </table:table-cell>
          <table:table-cell table:formula="of:=[.A393]/1000/(60*60*24)" office:value-type="time" office:time-value="PT01H44M15.699S" calcext:value-type="time">
            <text:p>01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18.08" calcext:value-type="float">
            <text:p>218.08</text:p>
          </table:table-cell>
          <table:table-cell office:value-type="float" office:value="272.54" calcext:value-type="float">
            <text:p>272.54</text:p>
          </table:table-cell>
        </table:table-row>
        <table:table-row table:style-name="ro1">
          <table:table-cell office:value-type="float" office:value="6271699" calcext:value-type="float">
            <text:p>6271699</text:p>
          </table:table-cell>
          <table:table-cell table:formula="of:=[.A394]/1000/(60*60*24)" office:value-type="time" office:time-value="PT01H44M31.699S" calcext:value-type="time">
            <text:p>01:4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18.62" calcext:value-type="float">
            <text:p>218.62</text:p>
          </table:table-cell>
          <table:table-cell office:value-type="float" office:value="273.21" calcext:value-type="float">
            <text:p>273.21</text:p>
          </table:table-cell>
        </table:table-row>
        <table:table-row table:style-name="ro1">
          <table:table-cell office:value-type="float" office:value="6287699" calcext:value-type="float">
            <text:p>6287699</text:p>
          </table:table-cell>
          <table:table-cell table:formula="of:=[.A395]/1000/(60*60*24)" office:value-type="time" office:time-value="PT01H44M47.699S" calcext:value-type="time">
            <text:p>01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19.17" calcext:value-type="float">
            <text:p>219.17</text:p>
          </table:table-cell>
          <table:table-cell office:value-type="float" office:value="273.88" calcext:value-type="float">
            <text:p>273.88</text:p>
          </table:table-cell>
        </table:table-row>
        <table:table-row table:style-name="ro1">
          <table:table-cell office:value-type="float" office:value="6303699" calcext:value-type="float">
            <text:p>6303699</text:p>
          </table:table-cell>
          <table:table-cell table:formula="of:=[.A396]/1000/(60*60*24)" office:value-type="time" office:time-value="PT01H45M03.699S" calcext:value-type="time">
            <text:p>01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19.72" calcext:value-type="float">
            <text:p>219.72</text:p>
          </table:table-cell>
          <table:table-cell office:value-type="float" office:value="274.55" calcext:value-type="float">
            <text:p>274.55</text:p>
          </table:table-cell>
        </table:table-row>
        <table:table-row table:style-name="ro1">
          <table:table-cell office:value-type="float" office:value="6319699" calcext:value-type="float">
            <text:p>6319699</text:p>
          </table:table-cell>
          <table:table-cell table:formula="of:=[.A397]/1000/(60*60*24)" office:value-type="time" office:time-value="PT01H45M19.699S" calcext:value-type="time">
            <text:p>01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20.27" calcext:value-type="float">
            <text:p>220.27</text:p>
          </table:table-cell>
          <table:table-cell office:value-type="float" office:value="275.22" calcext:value-type="float">
            <text:p>275.22</text:p>
          </table:table-cell>
        </table:table-row>
        <table:table-row table:style-name="ro1">
          <table:table-cell office:value-type="float" office:value="6335699" calcext:value-type="float">
            <text:p>6335699</text:p>
          </table:table-cell>
          <table:table-cell table:formula="of:=[.A398]/1000/(60*60*24)" office:value-type="time" office:time-value="PT01H45M35.699S" calcext:value-type="time">
            <text:p>01:4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20.82" calcext:value-type="float">
            <text:p>220.82</text:p>
          </table:table-cell>
          <table:table-cell office:value-type="float" office:value="275.9" calcext:value-type="float">
            <text:p>275.9</text:p>
          </table:table-cell>
        </table:table-row>
        <table:table-row table:style-name="ro1">
          <table:table-cell office:value-type="float" office:value="6351699" calcext:value-type="float">
            <text:p>6351699</text:p>
          </table:table-cell>
          <table:table-cell table:formula="of:=[.A399]/1000/(60*60*24)" office:value-type="time" office:time-value="PT01H45M51.699S" calcext:value-type="time">
            <text:p>01:4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21.36" calcext:value-type="float">
            <text:p>221.36</text:p>
          </table:table-cell>
          <table:table-cell office:value-type="float" office:value="276.57" calcext:value-type="float">
            <text:p>276.57</text:p>
          </table:table-cell>
        </table:table-row>
        <table:table-row table:style-name="ro1">
          <table:table-cell office:value-type="float" office:value="6367699" calcext:value-type="float">
            <text:p>6367699</text:p>
          </table:table-cell>
          <table:table-cell table:formula="of:=[.A400]/1000/(60*60*24)" office:value-type="time" office:time-value="PT01H46M07.699S" calcext:value-type="time">
            <text:p>01:4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21.91" calcext:value-type="float">
            <text:p>221.91</text:p>
          </table:table-cell>
          <table:table-cell office:value-type="float" office:value="277.24" calcext:value-type="float">
            <text:p>277.24</text:p>
          </table:table-cell>
        </table:table-row>
        <table:table-row table:style-name="ro1">
          <table:table-cell office:value-type="float" office:value="6383699" calcext:value-type="float">
            <text:p>6383699</text:p>
          </table:table-cell>
          <table:table-cell table:formula="of:=[.A401]/1000/(60*60*24)" office:value-type="time" office:time-value="PT01H46M23.699S" calcext:value-type="time">
            <text:p>01:4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22.46" calcext:value-type="float">
            <text:p>222.46</text:p>
          </table:table-cell>
          <table:table-cell office:value-type="float" office:value="277.91" calcext:value-type="float">
            <text:p>277.91</text:p>
          </table:table-cell>
        </table:table-row>
        <table:table-row table:style-name="ro1">
          <table:table-cell office:value-type="float" office:value="6399699" calcext:value-type="float">
            <text:p>6399699</text:p>
          </table:table-cell>
          <table:table-cell table:formula="of:=[.A402]/1000/(60*60*24)" office:value-type="time" office:time-value="PT01H46M39.699S" calcext:value-type="time">
            <text:p>01:4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23.01" calcext:value-type="float">
            <text:p>223.01</text:p>
          </table:table-cell>
          <table:table-cell office:value-type="float" office:value="278.59" calcext:value-type="float">
            <text:p>278.59</text:p>
          </table:table-cell>
        </table:table-row>
        <table:table-row table:style-name="ro1">
          <table:table-cell office:value-type="float" office:value="6415699" calcext:value-type="float">
            <text:p>6415699</text:p>
          </table:table-cell>
          <table:table-cell table:formula="of:=[.A403]/1000/(60*60*24)" office:value-type="time" office:time-value="PT01H46M55.699S" calcext:value-type="time">
            <text:p>01:4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223.55" calcext:value-type="float">
            <text:p>223.55</text:p>
          </table:table-cell>
          <table:table-cell office:value-type="float" office:value="279.26" calcext:value-type="float">
            <text:p>279.26</text:p>
          </table:table-cell>
        </table:table-row>
        <table:table-row table:style-name="ro1">
          <table:table-cell office:value-type="float" office:value="6431699" calcext:value-type="float">
            <text:p>6431699</text:p>
          </table:table-cell>
          <table:table-cell table:formula="of:=[.A404]/1000/(60*60*24)" office:value-type="time" office:time-value="PT01H47M11.699S" calcext:value-type="time">
            <text:p>01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24.1" calcext:value-type="float">
            <text:p>224.1</text:p>
          </table:table-cell>
          <table:table-cell office:value-type="float" office:value="279.93" calcext:value-type="float">
            <text:p>279.93</text:p>
          </table:table-cell>
        </table:table-row>
        <table:table-row table:style-name="ro1">
          <table:table-cell office:value-type="float" office:value="6447699" calcext:value-type="float">
            <text:p>6447699</text:p>
          </table:table-cell>
          <table:table-cell table:formula="of:=[.A405]/1000/(60*60*24)" office:value-type="time" office:time-value="PT01H47M27.699S" calcext:value-type="time">
            <text:p>01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24.65" calcext:value-type="float">
            <text:p>224.65</text:p>
          </table:table-cell>
          <table:table-cell office:value-type="float" office:value="280.6" calcext:value-type="float">
            <text:p>280.6</text:p>
          </table:table-cell>
        </table:table-row>
        <table:table-row table:style-name="ro1">
          <table:table-cell office:value-type="float" office:value="6463699" calcext:value-type="float">
            <text:p>6463699</text:p>
          </table:table-cell>
          <table:table-cell table:formula="of:=[.A406]/1000/(60*60*24)" office:value-type="time" office:time-value="PT01H47M43.699S" calcext:value-type="time">
            <text:p>01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225.2" calcext:value-type="float">
            <text:p>225.2</text:p>
          </table:table-cell>
          <table:table-cell office:value-type="float" office:value="281.27" calcext:value-type="float">
            <text:p>281.27</text:p>
          </table:table-cell>
        </table:table-row>
        <table:table-row table:style-name="ro1">
          <table:table-cell office:value-type="float" office:value="6479699" calcext:value-type="float">
            <text:p>6479699</text:p>
          </table:table-cell>
          <table:table-cell table:formula="of:=[.A407]/1000/(60*60*24)" office:value-type="time" office:time-value="PT01H47M59.699S" calcext:value-type="time">
            <text:p>01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25.75" calcext:value-type="float">
            <text:p>225.75</text:p>
          </table:table-cell>
          <table:table-cell office:value-type="float" office:value="281.94" calcext:value-type="float">
            <text:p>281.94</text:p>
          </table:table-cell>
        </table:table-row>
        <table:table-row table:style-name="ro1">
          <table:table-cell office:value-type="float" office:value="6495699" calcext:value-type="float">
            <text:p>6495699</text:p>
          </table:table-cell>
          <table:table-cell table:formula="of:=[.A408]/1000/(60*60*24)" office:value-type="time" office:time-value="PT01H48M15.699S" calcext:value-type="time">
            <text:p>01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26.29" calcext:value-type="float">
            <text:p>226.29</text:p>
          </table:table-cell>
          <table:table-cell office:value-type="float" office:value="282.61" calcext:value-type="float">
            <text:p>282.61</text:p>
          </table:table-cell>
        </table:table-row>
        <table:table-row table:style-name="ro1">
          <table:table-cell office:value-type="float" office:value="6511699" calcext:value-type="float">
            <text:p>6511699</text:p>
          </table:table-cell>
          <table:table-cell table:formula="of:=[.A409]/1000/(60*60*24)" office:value-type="time" office:time-value="PT01H48M31.699S" calcext:value-type="time">
            <text:p>01:4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26.84" calcext:value-type="float">
            <text:p>226.84</text:p>
          </table:table-cell>
          <table:table-cell office:value-type="float" office:value="283.28" calcext:value-type="float">
            <text:p>283.28</text:p>
          </table:table-cell>
        </table:table-row>
        <table:table-row table:style-name="ro1">
          <table:table-cell office:value-type="float" office:value="6527699" calcext:value-type="float">
            <text:p>6527699</text:p>
          </table:table-cell>
          <table:table-cell table:formula="of:=[.A410]/1000/(60*60*24)" office:value-type="time" office:time-value="PT01H48M47.699S" calcext:value-type="time">
            <text:p>01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27.39" calcext:value-type="float">
            <text:p>227.39</text:p>
          </table:table-cell>
          <table:table-cell office:value-type="float" office:value="283.96" calcext:value-type="float">
            <text:p>283.96</text:p>
          </table:table-cell>
        </table:table-row>
        <table:table-row table:style-name="ro1">
          <table:table-cell office:value-type="float" office:value="6543699" calcext:value-type="float">
            <text:p>6543699</text:p>
          </table:table-cell>
          <table:table-cell table:formula="of:=[.A411]/1000/(60*60*24)" office:value-type="time" office:time-value="PT01H49M03.699S" calcext:value-type="time">
            <text:p>01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27.94" calcext:value-type="float">
            <text:p>227.94</text:p>
          </table:table-cell>
          <table:table-cell office:value-type="float" office:value="284.63" calcext:value-type="float">
            <text:p>284.63</text:p>
          </table:table-cell>
        </table:table-row>
        <table:table-row table:style-name="ro1">
          <table:table-cell office:value-type="float" office:value="6559699" calcext:value-type="float">
            <text:p>6559699</text:p>
          </table:table-cell>
          <table:table-cell table:formula="of:=[.A412]/1000/(60*60*24)" office:value-type="time" office:time-value="PT01H49M19.699S" calcext:value-type="time">
            <text:p>01:4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28.48" calcext:value-type="float">
            <text:p>228.48</text:p>
          </table:table-cell>
          <table:table-cell office:value-type="float" office:value="285.3" calcext:value-type="float">
            <text:p>285.3</text:p>
          </table:table-cell>
        </table:table-row>
        <table:table-row table:style-name="ro1">
          <table:table-cell office:value-type="float" office:value="6575699" calcext:value-type="float">
            <text:p>6575699</text:p>
          </table:table-cell>
          <table:table-cell table:formula="of:=[.A413]/1000/(60*60*24)" office:value-type="time" office:time-value="PT01H49M35.699S" calcext:value-type="time">
            <text:p>01:4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29.03" calcext:value-type="float">
            <text:p>229.03</text:p>
          </table:table-cell>
          <table:table-cell office:value-type="float" office:value="285.97" calcext:value-type="float">
            <text:p>285.97</text:p>
          </table:table-cell>
        </table:table-row>
        <table:table-row table:style-name="ro1">
          <table:table-cell office:value-type="float" office:value="6591699" calcext:value-type="float">
            <text:p>6591699</text:p>
          </table:table-cell>
          <table:table-cell table:formula="of:=[.A414]/1000/(60*60*24)" office:value-type="time" office:time-value="PT01H49M51.699S" calcext:value-type="time">
            <text:p>01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29.58" calcext:value-type="float">
            <text:p>229.58</text:p>
          </table:table-cell>
          <table:table-cell office:value-type="float" office:value="286.64" calcext:value-type="float">
            <text:p>286.64</text:p>
          </table:table-cell>
        </table:table-row>
        <table:table-row table:style-name="ro1">
          <table:table-cell office:value-type="float" office:value="6607699" calcext:value-type="float">
            <text:p>6607699</text:p>
          </table:table-cell>
          <table:table-cell table:formula="of:=[.A415]/1000/(60*60*24)" office:value-type="time" office:time-value="PT01H50M07.699S" calcext:value-type="time">
            <text:p>01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30.13" calcext:value-type="float">
            <text:p>230.13</text:p>
          </table:table-cell>
          <table:table-cell office:value-type="float" office:value="287.31" calcext:value-type="float">
            <text:p>287.31</text:p>
          </table:table-cell>
        </table:table-row>
        <table:table-row table:style-name="ro1">
          <table:table-cell office:value-type="float" office:value="6623699" calcext:value-type="float">
            <text:p>6623699</text:p>
          </table:table-cell>
          <table:table-cell table:formula="of:=[.A416]/1000/(60*60*24)" office:value-type="time" office:time-value="PT01H50M23.699S" calcext:value-type="time">
            <text:p>01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30.67" calcext:value-type="float">
            <text:p>230.67</text:p>
          </table:table-cell>
          <table:table-cell office:value-type="float" office:value="287.98" calcext:value-type="float">
            <text:p>287.98</text:p>
          </table:table-cell>
        </table:table-row>
        <table:table-row table:style-name="ro1">
          <table:table-cell office:value-type="float" office:value="6639699" calcext:value-type="float">
            <text:p>6639699</text:p>
          </table:table-cell>
          <table:table-cell table:formula="of:=[.A417]/1000/(60*60*24)" office:value-type="time" office:time-value="PT01H50M39.699S" calcext:value-type="time">
            <text:p>01:5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31.22" calcext:value-type="float">
            <text:p>231.22</text:p>
          </table:table-cell>
          <table:table-cell office:value-type="float" office:value="288.65" calcext:value-type="float">
            <text:p>288.65</text:p>
          </table:table-cell>
        </table:table-row>
        <table:table-row table:style-name="ro1">
          <table:table-cell office:value-type="float" office:value="6655699" calcext:value-type="float">
            <text:p>6655699</text:p>
          </table:table-cell>
          <table:table-cell table:formula="of:=[.A418]/1000/(60*60*24)" office:value-type="time" office:time-value="PT01H50M55.699S" calcext:value-type="time">
            <text:p>01:5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231.77" calcext:value-type="float">
            <text:p>231.77</text:p>
          </table:table-cell>
          <table:table-cell office:value-type="float" office:value="289.32" calcext:value-type="float">
            <text:p>289.32</text:p>
          </table:table-cell>
        </table:table-row>
        <table:table-row table:style-name="ro1">
          <table:table-cell office:value-type="float" office:value="6671699" calcext:value-type="float">
            <text:p>6671699</text:p>
          </table:table-cell>
          <table:table-cell table:formula="of:=[.A419]/1000/(60*60*24)" office:value-type="time" office:time-value="PT01H51M11.699S" calcext:value-type="time">
            <text:p>01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32.32" calcext:value-type="float">
            <text:p>232.32</text:p>
          </table:table-cell>
          <table:table-cell office:value-type="float" office:value="289.99" calcext:value-type="float">
            <text:p>289.99</text:p>
          </table:table-cell>
        </table:table-row>
        <table:table-row table:style-name="ro1">
          <table:table-cell office:value-type="float" office:value="6687699" calcext:value-type="float">
            <text:p>6687699</text:p>
          </table:table-cell>
          <table:table-cell table:formula="of:=[.A420]/1000/(60*60*24)" office:value-type="time" office:time-value="PT01H51M27.699S" calcext:value-type="time">
            <text:p>01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32.86" calcext:value-type="float">
            <text:p>232.86</text:p>
          </table:table-cell>
          <table:table-cell office:value-type="float" office:value="290.66" calcext:value-type="float">
            <text:p>290.66</text:p>
          </table:table-cell>
        </table:table-row>
        <table:table-row table:style-name="ro1">
          <table:table-cell office:value-type="float" office:value="6703699" calcext:value-type="float">
            <text:p>6703699</text:p>
          </table:table-cell>
          <table:table-cell table:formula="of:=[.A421]/1000/(60*60*24)" office:value-type="time" office:time-value="PT01H51M43.699S" calcext:value-type="time">
            <text:p>01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33.41" calcext:value-type="float">
            <text:p>233.41</text:p>
          </table:table-cell>
          <table:table-cell office:value-type="float" office:value="291.33" calcext:value-type="float">
            <text:p>291.33</text:p>
          </table:table-cell>
        </table:table-row>
        <table:table-row table:style-name="ro1">
          <table:table-cell office:value-type="float" office:value="6719699" calcext:value-type="float">
            <text:p>6719699</text:p>
          </table:table-cell>
          <table:table-cell table:formula="of:=[.A422]/1000/(60*60*24)" office:value-type="time" office:time-value="PT01H51M59.699S" calcext:value-type="time">
            <text:p>01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33.96" calcext:value-type="float">
            <text:p>233.9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735699" calcext:value-type="float">
            <text:p>6735699</text:p>
          </table:table-cell>
          <table:table-cell table:formula="of:=[.A423]/1000/(60*60*24)" office:value-type="time" office:time-value="PT01H52M15.699S" calcext:value-type="time">
            <text:p>01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234.51" calcext:value-type="float">
            <text:p>234.51</text:p>
          </table:table-cell>
          <table:table-cell office:value-type="float" office:value="292.67" calcext:value-type="float">
            <text:p>292.67</text:p>
          </table:table-cell>
        </table:table-row>
        <table:table-row table:style-name="ro1">
          <table:table-cell office:value-type="float" office:value="6751699" calcext:value-type="float">
            <text:p>6751699</text:p>
          </table:table-cell>
          <table:table-cell table:formula="of:=[.A424]/1000/(60*60*24)" office:value-type="time" office:time-value="PT01H52M31.699S" calcext:value-type="time">
            <text:p>01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35.05" calcext:value-type="float">
            <text:p>235.05</text:p>
          </table:table-cell>
          <table:table-cell office:value-type="float" office:value="293.35" calcext:value-type="float">
            <text:p>293.35</text:p>
          </table:table-cell>
        </table:table-row>
        <table:table-row table:style-name="ro1">
          <table:table-cell office:value-type="float" office:value="6767699" calcext:value-type="float">
            <text:p>6767699</text:p>
          </table:table-cell>
          <table:table-cell table:formula="of:=[.A425]/1000/(60*60*24)" office:value-type="time" office:time-value="PT01H52M47.699S" calcext:value-type="time">
            <text:p>01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35.6" calcext:value-type="float">
            <text:p>235.6</text:p>
          </table:table-cell>
          <table:table-cell office:value-type="float" office:value="294.02" calcext:value-type="float">
            <text:p>294.02</text:p>
          </table:table-cell>
        </table:table-row>
        <table:table-row table:style-name="ro1">
          <table:table-cell office:value-type="float" office:value="6783699" calcext:value-type="float">
            <text:p>6783699</text:p>
          </table:table-cell>
          <table:table-cell table:formula="of:=[.A426]/1000/(60*60*24)" office:value-type="time" office:time-value="PT01H53M03.699S" calcext:value-type="time">
            <text:p>01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36.15" calcext:value-type="float">
            <text:p>236.15</text:p>
          </table:table-cell>
          <table:table-cell office:value-type="float" office:value="294.69" calcext:value-type="float">
            <text:p>294.69</text:p>
          </table:table-cell>
        </table:table-row>
        <table:table-row table:style-name="ro1">
          <table:table-cell office:value-type="float" office:value="6799699" calcext:value-type="float">
            <text:p>6799699</text:p>
          </table:table-cell>
          <table:table-cell table:formula="of:=[.A427]/1000/(60*60*24)" office:value-type="time" office:time-value="PT01H53M19.699S" calcext:value-type="time">
            <text:p>01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36.7" calcext:value-type="float">
            <text:p>236.7</text:p>
          </table:table-cell>
          <table:table-cell office:value-type="float" office:value="295.36" calcext:value-type="float">
            <text:p>295.36</text:p>
          </table:table-cell>
        </table:table-row>
        <table:table-row table:style-name="ro1">
          <table:table-cell office:value-type="float" office:value="6815699" calcext:value-type="float">
            <text:p>6815699</text:p>
          </table:table-cell>
          <table:table-cell table:formula="of:=[.A428]/1000/(60*60*24)" office:value-type="time" office:time-value="PT01H53M35.699S" calcext:value-type="time">
            <text:p>01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37.24" calcext:value-type="float">
            <text:p>237.24</text:p>
          </table:table-cell>
          <table:table-cell office:value-type="float" office:value="296.03" calcext:value-type="float">
            <text:p>296.03</text:p>
          </table:table-cell>
        </table:table-row>
        <table:table-row table:style-name="ro1">
          <table:table-cell office:value-type="float" office:value="6831699" calcext:value-type="float">
            <text:p>6831699</text:p>
          </table:table-cell>
          <table:table-cell table:formula="of:=[.A429]/1000/(60*60*24)" office:value-type="time" office:time-value="PT01H53M51.699S" calcext:value-type="time">
            <text:p>01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237.79" calcext:value-type="float">
            <text:p>237.79</text:p>
          </table:table-cell>
          <table:table-cell office:value-type="float" office:value="296.7" calcext:value-type="float">
            <text:p>296.7</text:p>
          </table:table-cell>
        </table:table-row>
        <table:table-row table:style-name="ro1">
          <table:table-cell office:value-type="float" office:value="6847699" calcext:value-type="float">
            <text:p>6847699</text:p>
          </table:table-cell>
          <table:table-cell table:formula="of:=[.A430]/1000/(60*60*24)" office:value-type="time" office:time-value="PT01H54M07.699S" calcext:value-type="time">
            <text:p>01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38.34" calcext:value-type="float">
            <text:p>238.34</text:p>
          </table:table-cell>
          <table:table-cell office:value-type="float" office:value="297.37" calcext:value-type="float">
            <text:p>297.37</text:p>
          </table:table-cell>
        </table:table-row>
        <table:table-row table:style-name="ro1">
          <table:table-cell office:value-type="float" office:value="6863699" calcext:value-type="float">
            <text:p>6863699</text:p>
          </table:table-cell>
          <table:table-cell table:formula="of:=[.A431]/1000/(60*60*24)" office:value-type="time" office:time-value="PT01H54M23.699S" calcext:value-type="time">
            <text:p>01:5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" calcext:value-type="float">
            <text:p>151.2</text:p>
          </table:table-cell>
          <table:table-cell office:value-type="float" office:value="238.88" calcext:value-type="float">
            <text:p>238.88</text:p>
          </table:table-cell>
          <table:table-cell office:value-type="float" office:value="298.04" calcext:value-type="float">
            <text:p>298.04</text:p>
          </table:table-cell>
        </table:table-row>
        <table:table-row table:style-name="ro1">
          <table:table-cell office:value-type="float" office:value="6879699" calcext:value-type="float">
            <text:p>6879699</text:p>
          </table:table-cell>
          <table:table-cell table:formula="of:=[.A432]/1000/(60*60*24)" office:value-type="time" office:time-value="PT01H54M39.699S" calcext:value-type="time">
            <text:p>01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98.71" calcext:value-type="float">
            <text:p>298.71</text:p>
          </table:table-cell>
        </table:table-row>
        <table:table-row table:style-name="ro1">
          <table:table-cell office:value-type="float" office:value="6895699" calcext:value-type="float">
            <text:p>6895699</text:p>
          </table:table-cell>
          <table:table-cell table:formula="of:=[.A433]/1000/(60*60*24)" office:value-type="time" office:time-value="PT01H54M55.699S" calcext:value-type="time">
            <text:p>01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39.98" calcext:value-type="float">
            <text:p>239.98</text:p>
          </table:table-cell>
          <table:table-cell office:value-type="float" office:value="299.38" calcext:value-type="float">
            <text:p>299.38</text:p>
          </table:table-cell>
        </table:table-row>
        <table:table-row table:style-name="ro1">
          <table:table-cell office:value-type="float" office:value="6911699" calcext:value-type="float">
            <text:p>6911699</text:p>
          </table:table-cell>
          <table:table-cell table:formula="of:=[.A434]/1000/(60*60*24)" office:value-type="time" office:time-value="PT01H55M11.699S" calcext:value-type="time">
            <text:p>01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40.53" calcext:value-type="float">
            <text:p>240.53</text:p>
          </table:table-cell>
          <table:table-cell office:value-type="float" office:value="300.05" calcext:value-type="float">
            <text:p>300.05</text:p>
          </table:table-cell>
        </table:table-row>
        <table:table-row table:style-name="ro1">
          <table:table-cell office:value-type="float" office:value="6927699" calcext:value-type="float">
            <text:p>6927699</text:p>
          </table:table-cell>
          <table:table-cell table:formula="of:=[.A435]/1000/(60*60*24)" office:value-type="time" office:time-value="PT01H55M27.699S" calcext:value-type="time">
            <text:p>01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41.07" calcext:value-type="float">
            <text:p>241.07</text:p>
          </table:table-cell>
          <table:table-cell office:value-type="float" office:value="300.72" calcext:value-type="float">
            <text:p>300.72</text:p>
          </table:table-cell>
        </table:table-row>
        <table:table-row table:style-name="ro1">
          <table:table-cell office:value-type="float" office:value="6943699" calcext:value-type="float">
            <text:p>6943699</text:p>
          </table:table-cell>
          <table:table-cell table:formula="of:=[.A436]/1000/(60*60*24)" office:value-type="time" office:time-value="PT01H55M43.699S" calcext:value-type="time">
            <text:p>01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41.62" calcext:value-type="float">
            <text:p>241.62</text:p>
          </table:table-cell>
          <table:table-cell office:value-type="float" office:value="301.39" calcext:value-type="float">
            <text:p>301.39</text:p>
          </table:table-cell>
        </table:table-row>
        <table:table-row table:style-name="ro1">
          <table:table-cell office:value-type="float" office:value="6959699" calcext:value-type="float">
            <text:p>6959699</text:p>
          </table:table-cell>
          <table:table-cell table:formula="of:=[.A437]/1000/(60*60*24)" office:value-type="time" office:time-value="PT01H55M59.699S" calcext:value-type="time">
            <text:p>01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42.17" calcext:value-type="float">
            <text:p>242.17</text:p>
          </table:table-cell>
          <table:table-cell office:value-type="float" office:value="302.06" calcext:value-type="float">
            <text:p>302.06</text:p>
          </table:table-cell>
        </table:table-row>
        <table:table-row table:style-name="ro1">
          <table:table-cell office:value-type="float" office:value="6975699" calcext:value-type="float">
            <text:p>6975699</text:p>
          </table:table-cell>
          <table:table-cell table:formula="of:=[.A438]/1000/(60*60*24)" office:value-type="time" office:time-value="PT01H56M15.699S" calcext:value-type="time">
            <text:p>01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42.71" calcext:value-type="float">
            <text:p>242.71</text:p>
          </table:table-cell>
          <table:table-cell office:value-type="float" office:value="302.73" calcext:value-type="float">
            <text:p>302.73</text:p>
          </table:table-cell>
        </table:table-row>
        <table:table-row table:style-name="ro1">
          <table:table-cell office:value-type="float" office:value="6991699" calcext:value-type="float">
            <text:p>6991699</text:p>
          </table:table-cell>
          <table:table-cell table:formula="of:=[.A439]/1000/(60*60*24)" office:value-type="time" office:time-value="PT01H56M31.699S" calcext:value-type="time">
            <text:p>01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43.26" calcext:value-type="float">
            <text:p>243.26</text:p>
          </table:table-cell>
          <table:table-cell office:value-type="float" office:value="303.4" calcext:value-type="float">
            <text:p>303.4</text:p>
          </table:table-cell>
        </table:table-row>
        <table:table-row table:style-name="ro1">
          <table:table-cell office:value-type="float" office:value="7007699" calcext:value-type="float">
            <text:p>7007699</text:p>
          </table:table-cell>
          <table:table-cell table:formula="of:=[.A440]/1000/(60*60*24)" office:value-type="time" office:time-value="PT01H56M47.699S" calcext:value-type="time">
            <text:p>01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43.81" calcext:value-type="float">
            <text:p>243.81</text:p>
          </table:table-cell>
          <table:table-cell office:value-type="float" office:value="304.07" calcext:value-type="float">
            <text:p>304.07</text:p>
          </table:table-cell>
        </table:table-row>
        <table:table-row table:style-name="ro1">
          <table:table-cell office:value-type="float" office:value="7023699" calcext:value-type="float">
            <text:p>7023699</text:p>
          </table:table-cell>
          <table:table-cell table:formula="of:=[.A441]/1000/(60*60*24)" office:value-type="time" office:time-value="PT01H57M03.699S" calcext:value-type="time">
            <text:p>01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44.36" calcext:value-type="float">
            <text:p>244.36</text:p>
          </table:table-cell>
          <table:table-cell office:value-type="float" office:value="304.74" calcext:value-type="float">
            <text:p>304.74</text:p>
          </table:table-cell>
        </table:table-row>
        <table:table-row table:style-name="ro1">
          <table:table-cell office:value-type="float" office:value="7039699" calcext:value-type="float">
            <text:p>7039699</text:p>
          </table:table-cell>
          <table:table-cell table:formula="of:=[.A442]/1000/(60*60*24)" office:value-type="time" office:time-value="PT01H57M19.699S" calcext:value-type="time">
            <text:p>01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44.9" calcext:value-type="float">
            <text:p>244.9</text:p>
          </table:table-cell>
          <table:table-cell office:value-type="float" office:value="305.41" calcext:value-type="float">
            <text:p>305.41</text:p>
          </table:table-cell>
        </table:table-row>
        <table:table-row table:style-name="ro1">
          <table:table-cell office:value-type="float" office:value="7055699" calcext:value-type="float">
            <text:p>7055699</text:p>
          </table:table-cell>
          <table:table-cell table:formula="of:=[.A443]/1000/(60*60*24)" office:value-type="time" office:time-value="PT01H57M35.699S" calcext:value-type="time">
            <text:p>01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45.45" calcext:value-type="float">
            <text:p>245.45</text:p>
          </table:table-cell>
          <table:table-cell office:value-type="float" office:value="306.08" calcext:value-type="float">
            <text:p>306.08</text:p>
          </table:table-cell>
        </table:table-row>
        <table:table-row table:style-name="ro1">
          <table:table-cell office:value-type="float" office:value="7071699" calcext:value-type="float">
            <text:p>7071699</text:p>
          </table:table-cell>
          <table:table-cell table:formula="of:=[.A444]/1000/(60*60*24)" office:value-type="time" office:time-value="PT01H57M51.699S" calcext:value-type="time">
            <text:p>01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46" calcext:value-type="float">
            <text:p>246</text:p>
          </table:table-cell>
          <table:table-cell office:value-type="float" office:value="306.75" calcext:value-type="float">
            <text:p>306.75</text:p>
          </table:table-cell>
        </table:table-row>
        <table:table-row table:style-name="ro1">
          <table:table-cell office:value-type="float" office:value="7087699" calcext:value-type="float">
            <text:p>7087699</text:p>
          </table:table-cell>
          <table:table-cell table:formula="of:=[.A445]/1000/(60*60*24)" office:value-type="time" office:time-value="PT01H58M07.699S" calcext:value-type="time">
            <text:p>01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46.54" calcext:value-type="float">
            <text:p>246.54</text:p>
          </table:table-cell>
          <table:table-cell office:value-type="float" office:value="307.41" calcext:value-type="float">
            <text:p>307.41</text:p>
          </table:table-cell>
        </table:table-row>
        <table:table-row table:style-name="ro1">
          <table:table-cell office:value-type="float" office:value="7103699" calcext:value-type="float">
            <text:p>7103699</text:p>
          </table:table-cell>
          <table:table-cell table:formula="of:=[.A446]/1000/(60*60*24)" office:value-type="time" office:time-value="PT01H58M23.699S" calcext:value-type="time">
            <text:p>01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47.09" calcext:value-type="float">
            <text:p>247.09</text:p>
          </table:table-cell>
          <table:table-cell office:value-type="float" office:value="308.08" calcext:value-type="float">
            <text:p>308.08</text:p>
          </table:table-cell>
        </table:table-row>
        <table:table-row table:style-name="ro1">
          <table:table-cell office:value-type="float" office:value="7119699" calcext:value-type="float">
            <text:p>7119699</text:p>
          </table:table-cell>
          <table:table-cell table:formula="of:=[.A447]/1000/(60*60*24)" office:value-type="time" office:time-value="PT01H58M39.699S" calcext:value-type="time">
            <text:p>01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47.64" calcext:value-type="float">
            <text:p>247.64</text:p>
          </table:table-cell>
          <table:table-cell office:value-type="float" office:value="308.75" calcext:value-type="float">
            <text:p>308.75</text:p>
          </table:table-cell>
        </table:table-row>
        <table:table-row table:style-name="ro1">
          <table:table-cell office:value-type="float" office:value="7135699" calcext:value-type="float">
            <text:p>7135699</text:p>
          </table:table-cell>
          <table:table-cell table:formula="of:=[.A448]/1000/(60*60*24)" office:value-type="time" office:time-value="PT01H58M55.699S" calcext:value-type="time">
            <text:p>01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48.18" calcext:value-type="float">
            <text:p>248.18</text:p>
          </table:table-cell>
          <table:table-cell office:value-type="float" office:value="309.42" calcext:value-type="float">
            <text:p>309.42</text:p>
          </table:table-cell>
        </table:table-row>
        <table:table-row table:style-name="ro1">
          <table:table-cell office:value-type="float" office:value="7151699" calcext:value-type="float">
            <text:p>7151699</text:p>
          </table:table-cell>
          <table:table-cell table:formula="of:=[.A449]/1000/(60*60*24)" office:value-type="time" office:time-value="PT01H59M11.699S" calcext:value-type="time">
            <text:p>01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248.73" calcext:value-type="float">
            <text:p>248.73</text:p>
          </table:table-cell>
          <table:table-cell office:value-type="float" office:value="310.09" calcext:value-type="float">
            <text:p>310.09</text:p>
          </table:table-cell>
        </table:table-row>
        <table:table-row table:style-name="ro1">
          <table:table-cell office:value-type="float" office:value="7167699" calcext:value-type="float">
            <text:p>7167699</text:p>
          </table:table-cell>
          <table:table-cell table:formula="of:=[.A450]/1000/(60*60*24)" office:value-type="time" office:time-value="PT01H59M27.699S" calcext:value-type="time">
            <text:p>01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49.28" calcext:value-type="float">
            <text:p>249.28</text:p>
          </table:table-cell>
          <table:table-cell office:value-type="float" office:value="310.76" calcext:value-type="float">
            <text:p>310.76</text:p>
          </table:table-cell>
        </table:table-row>
        <table:table-row table:style-name="ro1">
          <table:table-cell office:value-type="float" office:value="7183699" calcext:value-type="float">
            <text:p>7183699</text:p>
          </table:table-cell>
          <table:table-cell table:formula="of:=[.A451]/1000/(60*60*24)" office:value-type="time" office:time-value="PT01H59M43.699S" calcext:value-type="time">
            <text:p>01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49.82" calcext:value-type="float">
            <text:p>249.82</text:p>
          </table:table-cell>
          <table:table-cell office:value-type="float" office:value="311.43" calcext:value-type="float">
            <text:p>311.43</text:p>
          </table:table-cell>
        </table:table-row>
        <table:table-row table:style-name="ro1">
          <table:table-cell office:value-type="float" office:value="7199699" calcext:value-type="float">
            <text:p>7199699</text:p>
          </table:table-cell>
          <table:table-cell table:formula="of:=[.A452]/1000/(60*60*24)" office:value-type="time" office:time-value="PT01H59M59.699S" calcext:value-type="time">
            <text:p>02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0.37" calcext:value-type="float">
            <text:p>250.37</text:p>
          </table:table-cell>
          <table:table-cell office:value-type="float" office:value="312.1" calcext:value-type="float">
            <text:p>312.1</text:p>
          </table:table-cell>
        </table:table-row>
        <table:table-row table:style-name="ro1">
          <table:table-cell office:value-type="float" office:value="7215699" calcext:value-type="float">
            <text:p>7215699</text:p>
          </table:table-cell>
          <table:table-cell table:formula="of:=[.A453]/1000/(60*60*24)" office:value-type="time" office:time-value="PT02H00M15.699S" calcext:value-type="time">
            <text:p>02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0.92" calcext:value-type="float">
            <text:p>250.92</text:p>
          </table:table-cell>
          <table:table-cell office:value-type="float" office:value="312.77" calcext:value-type="float">
            <text:p>312.77</text:p>
          </table:table-cell>
        </table:table-row>
        <table:table-row table:style-name="ro1">
          <table:table-cell office:value-type="float" office:value="7231699" calcext:value-type="float">
            <text:p>7231699</text:p>
          </table:table-cell>
          <table:table-cell table:formula="of:=[.A454]/1000/(60*60*24)" office:value-type="time" office:time-value="PT02H00M31.699S" calcext:value-type="time">
            <text:p>02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1.46" calcext:value-type="float">
            <text:p>251.46</text:p>
          </table:table-cell>
          <table:table-cell office:value-type="float" office:value="313.44" calcext:value-type="float">
            <text:p>313.44</text:p>
          </table:table-cell>
        </table:table-row>
        <table:table-row table:style-name="ro1">
          <table:table-cell office:value-type="float" office:value="7247699" calcext:value-type="float">
            <text:p>7247699</text:p>
          </table:table-cell>
          <table:table-cell table:formula="of:=[.A455]/1000/(60*60*24)" office:value-type="time" office:time-value="PT02H00M47.699S" calcext:value-type="time">
            <text:p>02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2.01" calcext:value-type="float">
            <text:p>252.01</text:p>
          </table:table-cell>
          <table:table-cell office:value-type="float" office:value="314.11" calcext:value-type="float">
            <text:p>314.11</text:p>
          </table:table-cell>
        </table:table-row>
        <table:table-row table:style-name="ro1">
          <table:table-cell office:value-type="float" office:value="7263699" calcext:value-type="float">
            <text:p>7263699</text:p>
          </table:table-cell>
          <table:table-cell table:formula="of:=[.A456]/1000/(60*60*24)" office:value-type="time" office:time-value="PT02H01M03.699S" calcext:value-type="time">
            <text:p>02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252.56" calcext:value-type="float">
            <text:p>252.56</text:p>
          </table:table-cell>
          <table:table-cell office:value-type="float" office:value="314.78" calcext:value-type="float">
            <text:p>314.78</text:p>
          </table:table-cell>
        </table:table-row>
        <table:table-row table:style-name="ro1">
          <table:table-cell office:value-type="float" office:value="7279699" calcext:value-type="float">
            <text:p>7279699</text:p>
          </table:table-cell>
          <table:table-cell table:formula="of:=[.A457]/1000/(60*60*24)" office:value-type="time" office:time-value="PT02H01M19.699S" calcext:value-type="time">
            <text:p>02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3.1" calcext:value-type="float">
            <text:p>253.1</text:p>
          </table:table-cell>
          <table:table-cell office:value-type="float" office:value="315.45" calcext:value-type="float">
            <text:p>315.45</text:p>
          </table:table-cell>
        </table:table-row>
        <table:table-row table:style-name="ro1">
          <table:table-cell office:value-type="float" office:value="7295699" calcext:value-type="float">
            <text:p>7295699</text:p>
          </table:table-cell>
          <table:table-cell table:formula="of:=[.A458]/1000/(60*60*24)" office:value-type="time" office:time-value="PT02H01M35.699S" calcext:value-type="time">
            <text:p>02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3.65" calcext:value-type="float">
            <text:p>253.65</text:p>
          </table:table-cell>
          <table:table-cell office:value-type="float" office:value="316.12" calcext:value-type="float">
            <text:p>316.12</text:p>
          </table:table-cell>
        </table:table-row>
        <table:table-row table:style-name="ro1">
          <table:table-cell office:value-type="float" office:value="7311699" calcext:value-type="float">
            <text:p>7311699</text:p>
          </table:table-cell>
          <table:table-cell table:formula="of:=[.A459]/1000/(60*60*24)" office:value-type="time" office:time-value="PT02H01M51.699S" calcext:value-type="time">
            <text:p>02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254.2" calcext:value-type="float">
            <text:p>254.2</text:p>
          </table:table-cell>
          <table:table-cell office:value-type="float" office:value="316.78" calcext:value-type="float">
            <text:p>316.78</text:p>
          </table:table-cell>
        </table:table-row>
        <table:table-row table:style-name="ro1">
          <table:table-cell office:value-type="float" office:value="7327699" calcext:value-type="float">
            <text:p>7327699</text:p>
          </table:table-cell>
          <table:table-cell table:formula="of:=[.A460]/1000/(60*60*24)" office:value-type="time" office:time-value="PT02H02M07.699S" calcext:value-type="time">
            <text:p>02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4.74" calcext:value-type="float">
            <text:p>254.74</text:p>
          </table:table-cell>
          <table:table-cell office:value-type="float" office:value="317.45" calcext:value-type="float">
            <text:p>317.45</text:p>
          </table:table-cell>
        </table:table-row>
        <table:table-row table:style-name="ro1">
          <table:table-cell office:value-type="float" office:value="7343699" calcext:value-type="float">
            <text:p>7343699</text:p>
          </table:table-cell>
          <table:table-cell table:formula="of:=[.A461]/1000/(60*60*24)" office:value-type="time" office:time-value="PT02H02M23.699S" calcext:value-type="time">
            <text:p>02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5.29" calcext:value-type="float">
            <text:p>255.29</text:p>
          </table:table-cell>
          <table:table-cell office:value-type="float" office:value="318.12" calcext:value-type="float">
            <text:p>318.12</text:p>
          </table:table-cell>
        </table:table-row>
        <table:table-row table:style-name="ro1">
          <table:table-cell office:value-type="float" office:value="7359699" calcext:value-type="float">
            <text:p>7359699</text:p>
          </table:table-cell>
          <table:table-cell table:formula="of:=[.A462]/1000/(60*60*24)" office:value-type="time" office:time-value="PT02H02M39.699S" calcext:value-type="time">
            <text:p>02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5.84" calcext:value-type="float">
            <text:p>255.84</text:p>
          </table:table-cell>
          <table:table-cell office:value-type="float" office:value="318.79" calcext:value-type="float">
            <text:p>318.79</text:p>
          </table:table-cell>
        </table:table-row>
        <table:table-row table:style-name="ro1">
          <table:table-cell office:value-type="float" office:value="7375699" calcext:value-type="float">
            <text:p>7375699</text:p>
          </table:table-cell>
          <table:table-cell table:formula="of:=[.A463]/1000/(60*60*24)" office:value-type="time" office:time-value="PT02H02M55.699S" calcext:value-type="time">
            <text:p>02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256.38" calcext:value-type="float">
            <text:p>256.38</text:p>
          </table:table-cell>
          <table:table-cell office:value-type="float" office:value="319.46" calcext:value-type="float">
            <text:p>319.46</text:p>
          </table:table-cell>
        </table:table-row>
        <table:table-row table:style-name="ro1">
          <table:table-cell office:value-type="float" office:value="7391699" calcext:value-type="float">
            <text:p>7391699</text:p>
          </table:table-cell>
          <table:table-cell table:formula="of:=[.A464]/1000/(60*60*24)" office:value-type="time" office:time-value="PT02H03M11.699S" calcext:value-type="time">
            <text:p>02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6.93" calcext:value-type="float">
            <text:p>256.93</text:p>
          </table:table-cell>
          <table:table-cell office:value-type="float" office:value="320.13" calcext:value-type="float">
            <text:p>320.13</text:p>
          </table:table-cell>
        </table:table-row>
        <table:table-row table:style-name="ro1">
          <table:table-cell office:value-type="float" office:value="7407699" calcext:value-type="float">
            <text:p>7407699</text:p>
          </table:table-cell>
          <table:table-cell table:formula="of:=[.A465]/1000/(60*60*24)" office:value-type="time" office:time-value="PT02H03M27.699S" calcext:value-type="time">
            <text:p>02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7.48" calcext:value-type="float">
            <text:p>257.48</text:p>
          </table:table-cell>
          <table:table-cell office:value-type="float" office:value="320.8" calcext:value-type="float">
            <text:p>320.8</text:p>
          </table:table-cell>
        </table:table-row>
        <table:table-row table:style-name="ro1">
          <table:table-cell office:value-type="float" office:value="7423699" calcext:value-type="float">
            <text:p>7423699</text:p>
          </table:table-cell>
          <table:table-cell table:formula="of:=[.A466]/1000/(60*60*24)" office:value-type="time" office:time-value="PT02H03M43.699S" calcext:value-type="time">
            <text:p>02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258.02" calcext:value-type="float">
            <text:p>258.02</text:p>
          </table:table-cell>
          <table:table-cell office:value-type="float" office:value="321.47" calcext:value-type="float">
            <text:p>321.47</text:p>
          </table:table-cell>
        </table:table-row>
        <table:table-row table:style-name="ro1">
          <table:table-cell office:value-type="float" office:value="7439699" calcext:value-type="float">
            <text:p>7439699</text:p>
          </table:table-cell>
          <table:table-cell table:formula="of:=[.A467]/1000/(60*60*24)" office:value-type="time" office:time-value="PT02H03M59.699S" calcext:value-type="time">
            <text:p>02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258.57" calcext:value-type="float">
            <text:p>258.57</text:p>
          </table:table-cell>
          <table:table-cell office:value-type="float" office:value="322.14" calcext:value-type="float">
            <text:p>322.14</text:p>
          </table:table-cell>
        </table:table-row>
        <table:table-row table:style-name="ro1">
          <table:table-cell office:value-type="float" office:value="7455699" calcext:value-type="float">
            <text:p>7455699</text:p>
          </table:table-cell>
          <table:table-cell table:formula="of:=[.A468]/1000/(60*60*24)" office:value-type="time" office:time-value="PT02H04M15.699S" calcext:value-type="time">
            <text:p>02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59.12" calcext:value-type="float">
            <text:p>259.12</text:p>
          </table:table-cell>
          <table:table-cell office:value-type="float" office:value="322.81" calcext:value-type="float">
            <text:p>322.81</text:p>
          </table:table-cell>
        </table:table-row>
        <table:table-row table:style-name="ro1">
          <table:table-cell office:value-type="float" office:value="7471699" calcext:value-type="float">
            <text:p>7471699</text:p>
          </table:table-cell>
          <table:table-cell table:formula="of:=[.A469]/1000/(60*60*24)" office:value-type="time" office:time-value="PT02H04M31.699S" calcext:value-type="time">
            <text:p>02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259.66" calcext:value-type="float">
            <text:p>259.66</text:p>
          </table:table-cell>
          <table:table-cell office:value-type="float" office:value="323.47" calcext:value-type="float">
            <text:p>323.47</text:p>
          </table:table-cell>
        </table:table-row>
        <table:table-row table:style-name="ro1">
          <table:table-cell office:value-type="float" office:value="7487699" calcext:value-type="float">
            <text:p>7487699</text:p>
          </table:table-cell>
          <table:table-cell table:formula="of:=[.A470]/1000/(60*60*24)" office:value-type="time" office:time-value="PT02H04M47.699S" calcext:value-type="time">
            <text:p>02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260.21" calcext:value-type="float">
            <text:p>260.21</text:p>
          </table:table-cell>
          <table:table-cell office:value-type="float" office:value="324.14" calcext:value-type="float">
            <text:p>324.14</text:p>
          </table:table-cell>
        </table:table-row>
        <table:table-row table:style-name="ro1">
          <table:table-cell office:value-type="float" office:value="7503699" calcext:value-type="float">
            <text:p>7503699</text:p>
          </table:table-cell>
          <table:table-cell table:formula="of:=[.A471]/1000/(60*60*24)" office:value-type="time" office:time-value="PT02H05M03.699S" calcext:value-type="time">
            <text:p>02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260.75" calcext:value-type="float">
            <text:p>260.75</text:p>
          </table:table-cell>
          <table:table-cell office:value-type="float" office:value="324.81" calcext:value-type="float">
            <text:p>324.81</text:p>
          </table:table-cell>
        </table:table-row>
        <table:table-row table:style-name="ro1">
          <table:table-cell office:value-type="float" office:value="7519699" calcext:value-type="float">
            <text:p>7519699</text:p>
          </table:table-cell>
          <table:table-cell table:formula="of:=[.A472]/1000/(60*60*24)" office:value-type="time" office:time-value="PT02H05M19.699S" calcext:value-type="time">
            <text:p>02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261.3" calcext:value-type="float">
            <text:p>261.3</text:p>
          </table:table-cell>
          <table:table-cell office:value-type="float" office:value="325.48" calcext:value-type="float">
            <text:p>325.48</text:p>
          </table:table-cell>
        </table:table-row>
        <table:table-row table:style-name="ro1">
          <table:table-cell office:value-type="float" office:value="7535699" calcext:value-type="float">
            <text:p>7535699</text:p>
          </table:table-cell>
          <table:table-cell table:formula="of:=[.A473]/1000/(60*60*24)" office:value-type="time" office:time-value="PT02H05M35.699S" calcext:value-type="time">
            <text:p>02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261.85" calcext:value-type="float">
            <text:p>261.85</text:p>
          </table:table-cell>
          <table:table-cell office:value-type="float" office:value="326.15" calcext:value-type="float">
            <text:p>326.15</text:p>
          </table:table-cell>
        </table:table-row>
        <table:table-row table:style-name="ro1">
          <table:table-cell office:value-type="float" office:value="7551699" calcext:value-type="float">
            <text:p>7551699</text:p>
          </table:table-cell>
          <table:table-cell table:formula="of:=[.A474]/1000/(60*60*24)" office:value-type="time" office:time-value="PT02H05M51.699S" calcext:value-type="time">
            <text:p>02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262.39" calcext:value-type="float">
            <text:p>262.39</text:p>
          </table:table-cell>
          <table:table-cell office:value-type="float" office:value="326.82" calcext:value-type="float">
            <text:p>326.82</text:p>
          </table:table-cell>
        </table:table-row>
        <table:table-row table:style-name="ro1">
          <table:table-cell office:value-type="float" office:value="7567699" calcext:value-type="float">
            <text:p>7567699</text:p>
          </table:table-cell>
          <table:table-cell table:formula="of:=[.A475]/1000/(60*60*24)" office:value-type="time" office:time-value="PT02H06M07.699S" calcext:value-type="time">
            <text:p>02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262.94" calcext:value-type="float">
            <text:p>262.94</text:p>
          </table:table-cell>
          <table:table-cell office:value-type="float" office:value="327.48" calcext:value-type="float">
            <text:p>327.48</text:p>
          </table:table-cell>
        </table:table-row>
        <table:table-row table:style-name="ro1">
          <table:table-cell office:value-type="float" office:value="7583699" calcext:value-type="float">
            <text:p>7583699</text:p>
          </table:table-cell>
          <table:table-cell table:formula="of:=[.A476]/1000/(60*60*24)" office:value-type="time" office:time-value="PT02H06M23.699S" calcext:value-type="time">
            <text:p>02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263.49" calcext:value-type="float">
            <text:p>263.49</text:p>
          </table:table-cell>
          <table:table-cell office:value-type="float" office:value="328.15" calcext:value-type="float">
            <text:p>328.15</text:p>
          </table:table-cell>
        </table:table-row>
        <table:table-row table:style-name="ro1">
          <table:table-cell office:value-type="float" office:value="7599699" calcext:value-type="float">
            <text:p>7599699</text:p>
          </table:table-cell>
          <table:table-cell table:formula="of:=[.A477]/1000/(60*60*24)" office:value-type="time" office:time-value="PT02H06M39.699S" calcext:value-type="time">
            <text:p>02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264.03" calcext:value-type="float">
            <text:p>264.03</text:p>
          </table:table-cell>
          <table:table-cell office:value-type="float" office:value="328.82" calcext:value-type="float">
            <text:p>328.82</text:p>
          </table:table-cell>
        </table:table-row>
        <table:table-row table:style-name="ro1">
          <table:table-cell office:value-type="float" office:value="7615699" calcext:value-type="float">
            <text:p>7615699</text:p>
          </table:table-cell>
          <table:table-cell table:formula="of:=[.A478]/1000/(60*60*24)" office:value-type="time" office:time-value="PT02H06M55.699S" calcext:value-type="time">
            <text:p>02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264.58" calcext:value-type="float">
            <text:p>264.58</text:p>
          </table:table-cell>
          <table:table-cell office:value-type="float" office:value="329.49" calcext:value-type="float">
            <text:p>329.49</text:p>
          </table:table-cell>
        </table:table-row>
        <table:table-row table:style-name="ro1">
          <table:table-cell office:value-type="float" office:value="7631699" calcext:value-type="float">
            <text:p>7631699</text:p>
          </table:table-cell>
          <table:table-cell table:formula="of:=[.A479]/1000/(60*60*24)" office:value-type="time" office:time-value="PT02H07M11.699S" calcext:value-type="time">
            <text:p>02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265.12" calcext:value-type="float">
            <text:p>265.12</text:p>
          </table:table-cell>
          <table:table-cell office:value-type="float" office:value="330.16" calcext:value-type="float">
            <text:p>330.16</text:p>
          </table:table-cell>
        </table:table-row>
        <table:table-row table:style-name="ro1">
          <table:table-cell office:value-type="float" office:value="7647699" calcext:value-type="float">
            <text:p>7647699</text:p>
          </table:table-cell>
          <table:table-cell table:formula="of:=[.A480]/1000/(60*60*24)" office:value-type="time" office:time-value="PT02H07M27.699S" calcext:value-type="time">
            <text:p>02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265.67" calcext:value-type="float">
            <text:p>265.67</text:p>
          </table:table-cell>
          <table:table-cell office:value-type="float" office:value="330.82" calcext:value-type="float">
            <text:p>330.82</text:p>
          </table:table-cell>
        </table:table-row>
        <table:table-row table:style-name="ro1">
          <table:table-cell office:value-type="float" office:value="7663699" calcext:value-type="float">
            <text:p>7663699</text:p>
          </table:table-cell>
          <table:table-cell table:formula="of:=[.A481]/1000/(60*60*24)" office:value-type="time" office:time-value="PT02H07M43.699S" calcext:value-type="time">
            <text:p>02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266.22" calcext:value-type="float">
            <text:p>266.22</text:p>
          </table:table-cell>
          <table:table-cell office:value-type="float" office:value="331.49" calcext:value-type="float">
            <text:p>331.49</text:p>
          </table:table-cell>
        </table:table-row>
        <table:table-row table:style-name="ro1">
          <table:table-cell office:value-type="float" office:value="7679699" calcext:value-type="float">
            <text:p>7679699</text:p>
          </table:table-cell>
          <table:table-cell table:formula="of:=[.A482]/1000/(60*60*24)" office:value-type="time" office:time-value="PT02H07M59.699S" calcext:value-type="time">
            <text:p>02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66.76" calcext:value-type="float">
            <text:p>266.76</text:p>
          </table:table-cell>
          <table:table-cell office:value-type="float" office:value="332.16" calcext:value-type="float">
            <text:p>332.16</text:p>
          </table:table-cell>
        </table:table-row>
        <table:table-row table:style-name="ro1">
          <table:table-cell office:value-type="float" office:value="7695699" calcext:value-type="float">
            <text:p>7695699</text:p>
          </table:table-cell>
          <table:table-cell table:formula="of:=[.A483]/1000/(60*60*24)" office:value-type="time" office:time-value="PT02H08M15.699S" calcext:value-type="time">
            <text:p>02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67.31" calcext:value-type="float">
            <text:p>267.31</text:p>
          </table:table-cell>
          <table:table-cell office:value-type="float" office:value="332.82" calcext:value-type="float">
            <text:p>332.82</text:p>
          </table:table-cell>
        </table:table-row>
        <table:table-row table:style-name="ro1">
          <table:table-cell office:value-type="float" office:value="7711699" calcext:value-type="float">
            <text:p>7711699</text:p>
          </table:table-cell>
          <table:table-cell table:formula="of:=[.A484]/1000/(60*60*24)" office:value-type="time" office:time-value="PT02H08M31.699S" calcext:value-type="time">
            <text:p>02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267.85" calcext:value-type="float">
            <text:p>267.85</text:p>
          </table:table-cell>
          <table:table-cell office:value-type="float" office:value="333.49" calcext:value-type="float">
            <text:p>333.49</text:p>
          </table:table-cell>
        </table:table-row>
        <table:table-row table:style-name="ro1">
          <table:table-cell office:value-type="float" office:value="7727699" calcext:value-type="float">
            <text:p>7727699</text:p>
          </table:table-cell>
          <table:table-cell table:formula="of:=[.A485]/1000/(60*60*24)" office:value-type="time" office:time-value="PT02H08M47.699S" calcext:value-type="time">
            <text:p>02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68.4" calcext:value-type="float">
            <text:p>268.4</text:p>
          </table:table-cell>
          <table:table-cell office:value-type="float" office:value="334.16" calcext:value-type="float">
            <text:p>334.16</text:p>
          </table:table-cell>
        </table:table-row>
        <table:table-row table:style-name="ro1">
          <table:table-cell office:value-type="float" office:value="7743699" calcext:value-type="float">
            <text:p>7743699</text:p>
          </table:table-cell>
          <table:table-cell table:formula="of:=[.A486]/1000/(60*60*24)" office:value-type="time" office:time-value="PT02H09M03.699S" calcext:value-type="time">
            <text:p>02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268.95" calcext:value-type="float">
            <text:p>268.95</text:p>
          </table:table-cell>
          <table:table-cell office:value-type="float" office:value="334.82" calcext:value-type="float">
            <text:p>334.82</text:p>
          </table:table-cell>
        </table:table-row>
        <table:table-row table:style-name="ro1">
          <table:table-cell office:value-type="float" office:value="7759699" calcext:value-type="float">
            <text:p>7759699</text:p>
          </table:table-cell>
          <table:table-cell table:formula="of:=[.A487]/1000/(60*60*24)" office:value-type="time" office:time-value="PT02H09M19.699S" calcext:value-type="time">
            <text:p>02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269.49" calcext:value-type="float">
            <text:p>269.49</text:p>
          </table:table-cell>
          <table:table-cell office:value-type="float" office:value="335.49" calcext:value-type="float">
            <text:p>335.49</text:p>
          </table:table-cell>
        </table:table-row>
        <table:table-row table:style-name="ro1">
          <table:table-cell office:value-type="float" office:value="7775699" calcext:value-type="float">
            <text:p>7775699</text:p>
          </table:table-cell>
          <table:table-cell table:formula="of:=[.A488]/1000/(60*60*24)" office:value-type="time" office:time-value="PT02H09M35.699S" calcext:value-type="time">
            <text:p>02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70.04" calcext:value-type="float">
            <text:p>270.04</text:p>
          </table:table-cell>
          <table:table-cell office:value-type="float" office:value="336.16" calcext:value-type="float">
            <text:p>336.16</text:p>
          </table:table-cell>
        </table:table-row>
        <table:table-row table:style-name="ro1">
          <table:table-cell office:value-type="float" office:value="7791699" calcext:value-type="float">
            <text:p>7791699</text:p>
          </table:table-cell>
          <table:table-cell table:formula="of:=[.A489]/1000/(60*60*24)" office:value-type="time" office:time-value="PT02H09M51.699S" calcext:value-type="time">
            <text:p>02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70.58" calcext:value-type="float">
            <text:p>270.58</text:p>
          </table:table-cell>
          <table:table-cell office:value-type="float" office:value="336.83" calcext:value-type="float">
            <text:p>336.83</text:p>
          </table:table-cell>
        </table:table-row>
        <table:table-row table:style-name="ro1">
          <table:table-cell office:value-type="float" office:value="7807699" calcext:value-type="float">
            <text:p>7807699</text:p>
          </table:table-cell>
          <table:table-cell table:formula="of:=[.A490]/1000/(60*60*24)" office:value-type="time" office:time-value="PT02H10M07.699S" calcext:value-type="time">
            <text:p>02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71.13" calcext:value-type="float">
            <text:p>271.13</text:p>
          </table:table-cell>
          <table:table-cell office:value-type="float" office:value="337.49" calcext:value-type="float">
            <text:p>337.49</text:p>
          </table:table-cell>
        </table:table-row>
        <table:table-row table:style-name="ro1">
          <table:table-cell office:value-type="float" office:value="7823699" calcext:value-type="float">
            <text:p>7823699</text:p>
          </table:table-cell>
          <table:table-cell table:formula="of:=[.A491]/1000/(60*60*24)" office:value-type="time" office:time-value="PT02H10M23.699S" calcext:value-type="time">
            <text:p>02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271.68" calcext:value-type="float">
            <text:p>271.68</text:p>
          </table:table-cell>
          <table:table-cell office:value-type="float" office:value="338.16" calcext:value-type="float">
            <text:p>338.16</text:p>
          </table:table-cell>
        </table:table-row>
        <table:table-row table:style-name="ro1">
          <table:table-cell office:value-type="float" office:value="7839699" calcext:value-type="float">
            <text:p>7839699</text:p>
          </table:table-cell>
          <table:table-cell table:formula="of:=[.A492]/1000/(60*60*24)" office:value-type="time" office:time-value="PT02H10M39.699S" calcext:value-type="time">
            <text:p>02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72.22" calcext:value-type="float">
            <text:p>272.22</text:p>
          </table:table-cell>
          <table:table-cell office:value-type="float" office:value="338.82" calcext:value-type="float">
            <text:p>338.82</text:p>
          </table:table-cell>
        </table:table-row>
        <table:table-row table:style-name="ro1">
          <table:table-cell office:value-type="float" office:value="7855699" calcext:value-type="float">
            <text:p>7855699</text:p>
          </table:table-cell>
          <table:table-cell table:formula="of:=[.A493]/1000/(60*60*24)" office:value-type="time" office:time-value="PT02H10M55.699S" calcext:value-type="time">
            <text:p>02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72.77" calcext:value-type="float">
            <text:p>272.77</text:p>
          </table:table-cell>
          <table:table-cell office:value-type="float" office:value="339.49" calcext:value-type="float">
            <text:p>339.49</text:p>
          </table:table-cell>
        </table:table-row>
        <table:table-row table:style-name="ro1">
          <table:table-cell office:value-type="float" office:value="7871699" calcext:value-type="float">
            <text:p>7871699</text:p>
          </table:table-cell>
          <table:table-cell table:formula="of:=[.A494]/1000/(60*60*24)" office:value-type="time" office:time-value="PT02H11M11.699S" calcext:value-type="time">
            <text:p>02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73.31" calcext:value-type="float">
            <text:p>273.31</text:p>
          </table:table-cell>
          <table:table-cell office:value-type="float" office:value="340.16" calcext:value-type="float">
            <text:p>340.16</text:p>
          </table:table-cell>
        </table:table-row>
        <table:table-row table:style-name="ro1">
          <table:table-cell office:value-type="float" office:value="7887699" calcext:value-type="float">
            <text:p>7887699</text:p>
          </table:table-cell>
          <table:table-cell table:formula="of:=[.A495]/1000/(60*60*24)" office:value-type="time" office:time-value="PT02H11M27.699S" calcext:value-type="time">
            <text:p>02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73.86" calcext:value-type="float">
            <text:p>273.86</text:p>
          </table:table-cell>
          <table:table-cell office:value-type="float" office:value="340.82" calcext:value-type="float">
            <text:p>340.82</text:p>
          </table:table-cell>
        </table:table-row>
        <table:table-row table:style-name="ro1">
          <table:table-cell office:value-type="float" office:value="7903699" calcext:value-type="float">
            <text:p>7903699</text:p>
          </table:table-cell>
          <table:table-cell table:formula="of:=[.A496]/1000/(60*60*24)" office:value-type="time" office:time-value="PT02H11M43.699S" calcext:value-type="time">
            <text:p>02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74.4" calcext:value-type="float">
            <text:p>274.4</text:p>
          </table:table-cell>
          <table:table-cell office:value-type="float" office:value="341.49" calcext:value-type="float">
            <text:p>341.49</text:p>
          </table:table-cell>
        </table:table-row>
        <table:table-row table:style-name="ro1">
          <table:table-cell office:value-type="float" office:value="7919699" calcext:value-type="float">
            <text:p>7919699</text:p>
          </table:table-cell>
          <table:table-cell table:formula="of:=[.A497]/1000/(60*60*24)" office:value-type="time" office:time-value="PT02H11M59.699S" calcext:value-type="time">
            <text:p>02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74.95" calcext:value-type="float">
            <text:p>274.95</text:p>
          </table:table-cell>
          <table:table-cell office:value-type="float" office:value="342.16" calcext:value-type="float">
            <text:p>342.16</text:p>
          </table:table-cell>
        </table:table-row>
        <table:table-row table:style-name="ro1">
          <table:table-cell office:value-type="float" office:value="7935699" calcext:value-type="float">
            <text:p>7935699</text:p>
          </table:table-cell>
          <table:table-cell table:formula="of:=[.A498]/1000/(60*60*24)" office:value-type="time" office:time-value="PT02H12M15.699S" calcext:value-type="time">
            <text:p>02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75.5" calcext:value-type="float">
            <text:p>275.5</text:p>
          </table:table-cell>
          <table:table-cell office:value-type="float" office:value="342.82" calcext:value-type="float">
            <text:p>342.82</text:p>
          </table:table-cell>
        </table:table-row>
        <table:table-row table:style-name="ro1">
          <table:table-cell office:value-type="float" office:value="7951699" calcext:value-type="float">
            <text:p>7951699</text:p>
          </table:table-cell>
          <table:table-cell table:formula="of:=[.A499]/1000/(60*60*24)" office:value-type="time" office:time-value="PT02H12M31.699S" calcext:value-type="time">
            <text:p>02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76.04" calcext:value-type="float">
            <text:p>276.04</text:p>
          </table:table-cell>
          <table:table-cell office:value-type="float" office:value="343.49" calcext:value-type="float">
            <text:p>343.49</text:p>
          </table:table-cell>
        </table:table-row>
        <table:table-row table:style-name="ro1">
          <table:table-cell office:value-type="float" office:value="7967699" calcext:value-type="float">
            <text:p>7967699</text:p>
          </table:table-cell>
          <table:table-cell table:formula="of:=[.A500]/1000/(60*60*24)" office:value-type="time" office:time-value="PT02H12M47.699S" calcext:value-type="time">
            <text:p>02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76.59" calcext:value-type="float">
            <text:p>276.59</text:p>
          </table:table-cell>
          <table:table-cell office:value-type="float" office:value="344.15" calcext:value-type="float">
            <text:p>344.15</text:p>
          </table:table-cell>
        </table:table-row>
        <table:table-row table:style-name="ro1">
          <table:table-cell office:value-type="float" office:value="7983699" calcext:value-type="float">
            <text:p>7983699</text:p>
          </table:table-cell>
          <table:table-cell table:formula="of:=[.A501]/1000/(60*60*24)" office:value-type="time" office:time-value="PT02H13M03.699S" calcext:value-type="time">
            <text:p>02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277.13" calcext:value-type="float">
            <text:p>277.13</text:p>
          </table:table-cell>
          <table:table-cell office:value-type="float" office:value="344.82" calcext:value-type="float">
            <text:p>344.82</text:p>
          </table:table-cell>
        </table:table-row>
        <table:table-row table:style-name="ro1">
          <table:table-cell office:value-type="float" office:value="7999699" calcext:value-type="float">
            <text:p>7999699</text:p>
          </table:table-cell>
          <table:table-cell table:formula="of:=[.A502]/1000/(60*60*24)" office:value-type="time" office:time-value="PT02H13M19.699S" calcext:value-type="time">
            <text:p>02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77.68" calcext:value-type="float">
            <text:p>277.68</text:p>
          </table:table-cell>
          <table:table-cell office:value-type="float" office:value="345.48" calcext:value-type="float">
            <text:p>345.48</text:p>
          </table:table-cell>
        </table:table-row>
        <table:table-row table:style-name="ro1">
          <table:table-cell office:value-type="float" office:value="8015699" calcext:value-type="float">
            <text:p>8015699</text:p>
          </table:table-cell>
          <table:table-cell table:formula="of:=[.A503]/1000/(60*60*24)" office:value-type="time" office:time-value="PT02H13M35.699S" calcext:value-type="time">
            <text:p>02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78.22" calcext:value-type="float">
            <text:p>278.22</text:p>
          </table:table-cell>
          <table:table-cell office:value-type="float" office:value="346.15" calcext:value-type="float">
            <text:p>346.15</text:p>
          </table:table-cell>
        </table:table-row>
        <table:table-row table:style-name="ro1">
          <table:table-cell office:value-type="float" office:value="8031699" calcext:value-type="float">
            <text:p>8031699</text:p>
          </table:table-cell>
          <table:table-cell table:formula="of:=[.A504]/1000/(60*60*24)" office:value-type="time" office:time-value="PT02H13M51.699S" calcext:value-type="time">
            <text:p>02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78.77" calcext:value-type="float">
            <text:p>278.77</text:p>
          </table:table-cell>
          <table:table-cell office:value-type="float" office:value="346.82" calcext:value-type="float">
            <text:p>346.82</text:p>
          </table:table-cell>
        </table:table-row>
        <table:table-row table:style-name="ro1">
          <table:table-cell office:value-type="float" office:value="8047699" calcext:value-type="float">
            <text:p>8047699</text:p>
          </table:table-cell>
          <table:table-cell table:formula="of:=[.A505]/1000/(60*60*24)" office:value-type="time" office:time-value="PT02H14M07.699S" calcext:value-type="time">
            <text:p>02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79.31" calcext:value-type="float">
            <text:p>279.31</text:p>
          </table:table-cell>
          <table:table-cell office:value-type="float" office:value="347.48" calcext:value-type="float">
            <text:p>347.48</text:p>
          </table:table-cell>
        </table:table-row>
        <table:table-row table:style-name="ro1">
          <table:table-cell office:value-type="float" office:value="8063699" calcext:value-type="float">
            <text:p>8063699</text:p>
          </table:table-cell>
          <table:table-cell table:formula="of:=[.A506]/1000/(60*60*24)" office:value-type="time" office:time-value="PT02H14M23.699S" calcext:value-type="time">
            <text:p>02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79.86" calcext:value-type="float">
            <text:p>279.86</text:p>
          </table:table-cell>
          <table:table-cell office:value-type="float" office:value="348.15" calcext:value-type="float">
            <text:p>348.15</text:p>
          </table:table-cell>
        </table:table-row>
        <table:table-row table:style-name="ro1">
          <table:table-cell office:value-type="float" office:value="8079699" calcext:value-type="float">
            <text:p>8079699</text:p>
          </table:table-cell>
          <table:table-cell table:formula="of:=[.A507]/1000/(60*60*24)" office:value-type="time" office:time-value="PT02H14M39.699S" calcext:value-type="time">
            <text:p>02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80.41" calcext:value-type="float">
            <text:p>280.41</text:p>
          </table:table-cell>
          <table:table-cell office:value-type="float" office:value="348.81" calcext:value-type="float">
            <text:p>348.81</text:p>
          </table:table-cell>
        </table:table-row>
        <table:table-row table:style-name="ro1">
          <table:table-cell office:value-type="float" office:value="8095699" calcext:value-type="float">
            <text:p>8095699</text:p>
          </table:table-cell>
          <table:table-cell table:formula="of:=[.A508]/1000/(60*60*24)" office:value-type="time" office:time-value="PT02H14M55.699S" calcext:value-type="time">
            <text:p>02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80.95" calcext:value-type="float">
            <text:p>280.95</text:p>
          </table:table-cell>
          <table:table-cell office:value-type="float" office:value="349.48" calcext:value-type="float">
            <text:p>349.48</text:p>
          </table:table-cell>
        </table:table-row>
        <table:table-row table:style-name="ro1">
          <table:table-cell office:value-type="float" office:value="8111699" calcext:value-type="float">
            <text:p>8111699</text:p>
          </table:table-cell>
          <table:table-cell table:formula="of:=[.A509]/1000/(60*60*24)" office:value-type="time" office:time-value="PT02H15M11.699S" calcext:value-type="time">
            <text:p>02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81.5" calcext:value-type="float">
            <text:p>281.5</text:p>
          </table:table-cell>
          <table:table-cell office:value-type="float" office:value="350.14" calcext:value-type="float">
            <text:p>350.14</text:p>
          </table:table-cell>
        </table:table-row>
        <table:table-row table:style-name="ro1">
          <table:table-cell office:value-type="float" office:value="8127699" calcext:value-type="float">
            <text:p>8127699</text:p>
          </table:table-cell>
          <table:table-cell table:formula="of:=[.A510]/1000/(60*60*24)" office:value-type="time" office:time-value="PT02H15M27.699S" calcext:value-type="time">
            <text:p>02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82.04" calcext:value-type="float">
            <text:p>282.04</text:p>
          </table:table-cell>
          <table:table-cell office:value-type="float" office:value="350.81" calcext:value-type="float">
            <text:p>350.81</text:p>
          </table:table-cell>
        </table:table-row>
        <table:table-row table:style-name="ro1">
          <table:table-cell office:value-type="float" office:value="8143699" calcext:value-type="float">
            <text:p>8143699</text:p>
          </table:table-cell>
          <table:table-cell table:formula="of:=[.A511]/1000/(60*60*24)" office:value-type="time" office:time-value="PT02H15M43.699S" calcext:value-type="time">
            <text:p>02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282.59" calcext:value-type="float">
            <text:p>282.59</text:p>
          </table:table-cell>
          <table:table-cell office:value-type="float" office:value="351.47" calcext:value-type="float">
            <text:p>351.47</text:p>
          </table:table-cell>
        </table:table-row>
        <table:table-row table:style-name="ro1">
          <table:table-cell office:value-type="float" office:value="8159699" calcext:value-type="float">
            <text:p>8159699</text:p>
          </table:table-cell>
          <table:table-cell table:formula="of:=[.A512]/1000/(60*60*24)" office:value-type="time" office:time-value="PT02H15M59.699S" calcext:value-type="time">
            <text:p>02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83.13" calcext:value-type="float">
            <text:p>283.13</text:p>
          </table:table-cell>
          <table:table-cell office:value-type="float" office:value="352.14" calcext:value-type="float">
            <text:p>352.14</text:p>
          </table:table-cell>
        </table:table-row>
        <table:table-row table:style-name="ro1">
          <table:table-cell office:value-type="float" office:value="8175699" calcext:value-type="float">
            <text:p>8175699</text:p>
          </table:table-cell>
          <table:table-cell table:formula="of:=[.A513]/1000/(60*60*24)" office:value-type="time" office:time-value="PT02H16M15.699S" calcext:value-type="time">
            <text:p>02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283.68" calcext:value-type="float">
            <text:p>283.68</text:p>
          </table:table-cell>
          <table:table-cell office:value-type="float" office:value="352.8" calcext:value-type="float">
            <text:p>352.8</text:p>
          </table:table-cell>
        </table:table-row>
        <table:table-row table:style-name="ro1">
          <table:table-cell office:value-type="float" office:value="8191699" calcext:value-type="float">
            <text:p>8191699</text:p>
          </table:table-cell>
          <table:table-cell table:formula="of:=[.A514]/1000/(60*60*24)" office:value-type="time" office:time-value="PT02H16M31.699S" calcext:value-type="time">
            <text:p>02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84.22" calcext:value-type="float">
            <text:p>284.22</text:p>
          </table:table-cell>
          <table:table-cell office:value-type="float" office:value="353.47" calcext:value-type="float">
            <text:p>353.47</text:p>
          </table:table-cell>
        </table:table-row>
        <table:table-row table:style-name="ro1">
          <table:table-cell office:value-type="float" office:value="8207699" calcext:value-type="float">
            <text:p>8207699</text:p>
          </table:table-cell>
          <table:table-cell table:formula="of:=[.A515]/1000/(60*60*24)" office:value-type="time" office:time-value="PT02H16M47.699S" calcext:value-type="time">
            <text:p>02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284.77" calcext:value-type="float">
            <text:p>284.77</text:p>
          </table:table-cell>
          <table:table-cell office:value-type="float" office:value="354.14" calcext:value-type="float">
            <text:p>354.14</text:p>
          </table:table-cell>
        </table:table-row>
        <table:table-row table:style-name="ro1">
          <table:table-cell office:value-type="float" office:value="8223699" calcext:value-type="float">
            <text:p>8223699</text:p>
          </table:table-cell>
          <table:table-cell table:formula="of:=[.A516]/1000/(60*60*24)" office:value-type="time" office:time-value="PT02H17M03.699S" calcext:value-type="time">
            <text:p>02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85.31" calcext:value-type="float">
            <text:p>285.31</text:p>
          </table:table-cell>
          <table:table-cell office:value-type="float" office:value="354.8" calcext:value-type="float">
            <text:p>354.8</text:p>
          </table:table-cell>
        </table:table-row>
        <table:table-row table:style-name="ro1">
          <table:table-cell office:value-type="float" office:value="8239699" calcext:value-type="float">
            <text:p>8239699</text:p>
          </table:table-cell>
          <table:table-cell table:formula="of:=[.A517]/1000/(60*60*24)" office:value-type="time" office:time-value="PT02H17M19.699S" calcext:value-type="time">
            <text:p>02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85.86" calcext:value-type="float">
            <text:p>285.86</text:p>
          </table:table-cell>
          <table:table-cell office:value-type="float" office:value="355.47" calcext:value-type="float">
            <text:p>355.47</text:p>
          </table:table-cell>
        </table:table-row>
        <table:table-row table:style-name="ro1">
          <table:table-cell office:value-type="float" office:value="8255699" calcext:value-type="float">
            <text:p>8255699</text:p>
          </table:table-cell>
          <table:table-cell table:formula="of:=[.A518]/1000/(60*60*24)" office:value-type="time" office:time-value="PT02H17M35.699S" calcext:value-type="time">
            <text:p>02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286.4" calcext:value-type="float">
            <text:p>286.4</text:p>
          </table:table-cell>
          <table:table-cell office:value-type="float" office:value="356.13" calcext:value-type="float">
            <text:p>356.13</text:p>
          </table:table-cell>
        </table:table-row>
        <table:table-row table:style-name="ro1">
          <table:table-cell office:value-type="float" office:value="8271699" calcext:value-type="float">
            <text:p>8271699</text:p>
          </table:table-cell>
          <table:table-cell table:formula="of:=[.A519]/1000/(60*60*24)" office:value-type="time" office:time-value="PT02H17M51.699S" calcext:value-type="time">
            <text:p>02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86.95" calcext:value-type="float">
            <text:p>286.95</text:p>
          </table:table-cell>
          <table:table-cell office:value-type="float" office:value="356.8" calcext:value-type="float">
            <text:p>356.8</text:p>
          </table:table-cell>
        </table:table-row>
        <table:table-row table:style-name="ro1">
          <table:table-cell office:value-type="float" office:value="8287699" calcext:value-type="float">
            <text:p>8287699</text:p>
          </table:table-cell>
          <table:table-cell table:formula="of:=[.A520]/1000/(60*60*24)" office:value-type="time" office:time-value="PT02H18M07.699S" calcext:value-type="time">
            <text:p>02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87.49" calcext:value-type="float">
            <text:p>287.49</text:p>
          </table:table-cell>
          <table:table-cell office:value-type="float" office:value="357.46" calcext:value-type="float">
            <text:p>357.46</text:p>
          </table:table-cell>
        </table:table-row>
        <table:table-row table:style-name="ro1">
          <table:table-cell office:value-type="float" office:value="8303699" calcext:value-type="float">
            <text:p>8303699</text:p>
          </table:table-cell>
          <table:table-cell table:formula="of:=[.A521]/1000/(60*60*24)" office:value-type="time" office:time-value="PT02H18M23.699S" calcext:value-type="time">
            <text:p>02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288.04" calcext:value-type="float">
            <text:p>288.04</text:p>
          </table:table-cell>
          <table:table-cell office:value-type="float" office:value="358.13" calcext:value-type="float">
            <text:p>358.13</text:p>
          </table:table-cell>
        </table:table-row>
        <table:table-row table:style-name="ro1">
          <table:table-cell office:value-type="float" office:value="8319699" calcext:value-type="float">
            <text:p>8319699</text:p>
          </table:table-cell>
          <table:table-cell table:formula="of:=[.A522]/1000/(60*60*24)" office:value-type="time" office:time-value="PT02H18M39.699S" calcext:value-type="time">
            <text:p>02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88.58" calcext:value-type="float">
            <text:p>288.58</text:p>
          </table:table-cell>
          <table:table-cell office:value-type="float" office:value="358.79" calcext:value-type="float">
            <text:p>358.79</text:p>
          </table:table-cell>
        </table:table-row>
        <table:table-row table:style-name="ro1">
          <table:table-cell office:value-type="float" office:value="8335699" calcext:value-type="float">
            <text:p>8335699</text:p>
          </table:table-cell>
          <table:table-cell table:formula="of:=[.A523]/1000/(60*60*24)" office:value-type="time" office:time-value="PT02H18M55.699S" calcext:value-type="time">
            <text:p>02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89.13" calcext:value-type="float">
            <text:p>289.13</text:p>
          </table:table-cell>
          <table:table-cell office:value-type="float" office:value="359.46" calcext:value-type="float">
            <text:p>359.46</text:p>
          </table:table-cell>
        </table:table-row>
        <table:table-row table:style-name="ro1">
          <table:table-cell office:value-type="float" office:value="8351699" calcext:value-type="float">
            <text:p>8351699</text:p>
          </table:table-cell>
          <table:table-cell table:formula="of:=[.A524]/1000/(60*60*24)" office:value-type="time" office:time-value="PT02H19M11.699S" calcext:value-type="time">
            <text:p>02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89.67" calcext:value-type="float">
            <text:p>289.67</text:p>
          </table:table-cell>
          <table:table-cell office:value-type="float" office:value="360.12" calcext:value-type="float">
            <text:p>360.12</text:p>
          </table:table-cell>
        </table:table-row>
        <table:table-row table:style-name="ro1">
          <table:table-cell office:value-type="float" office:value="8367699" calcext:value-type="float">
            <text:p>8367699</text:p>
          </table:table-cell>
          <table:table-cell table:formula="of:=[.A525]/1000/(60*60*24)" office:value-type="time" office:time-value="PT02H19M27.699S" calcext:value-type="time">
            <text:p>02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90.22" calcext:value-type="float">
            <text:p>290.22</text:p>
          </table:table-cell>
          <table:table-cell office:value-type="float" office:value="360.79" calcext:value-type="float">
            <text:p>360.79</text:p>
          </table:table-cell>
        </table:table-row>
        <table:table-row table:style-name="ro1">
          <table:table-cell office:value-type="float" office:value="8383699" calcext:value-type="float">
            <text:p>8383699</text:p>
          </table:table-cell>
          <table:table-cell table:formula="of:=[.A526]/1000/(60*60*24)" office:value-type="time" office:time-value="PT02H19M43.699S" calcext:value-type="time">
            <text:p>02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90.76" calcext:value-type="float">
            <text:p>290.76</text:p>
          </table:table-cell>
          <table:table-cell office:value-type="float" office:value="361.45" calcext:value-type="float">
            <text:p>361.45</text:p>
          </table:table-cell>
        </table:table-row>
        <table:table-row table:style-name="ro1">
          <table:table-cell office:value-type="float" office:value="8399699" calcext:value-type="float">
            <text:p>8399699</text:p>
          </table:table-cell>
          <table:table-cell table:formula="of:=[.A527]/1000/(60*60*24)" office:value-type="time" office:time-value="PT02H19M59.699S" calcext:value-type="time">
            <text:p>02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91.31" calcext:value-type="float">
            <text:p>291.31</text:p>
          </table:table-cell>
          <table:table-cell office:value-type="float" office:value="362.11" calcext:value-type="float">
            <text:p>362.11</text:p>
          </table:table-cell>
        </table:table-row>
        <table:table-row table:style-name="ro1">
          <table:table-cell office:value-type="float" office:value="8415699" calcext:value-type="float">
            <text:p>8415699</text:p>
          </table:table-cell>
          <table:table-cell table:formula="of:=[.A528]/1000/(60*60*24)" office:value-type="time" office:time-value="PT02H20M15.699S" calcext:value-type="time">
            <text:p>02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91.85" calcext:value-type="float">
            <text:p>291.85</text:p>
          </table:table-cell>
          <table:table-cell office:value-type="float" office:value="362.78" calcext:value-type="float">
            <text:p>362.78</text:p>
          </table:table-cell>
        </table:table-row>
        <table:table-row table:style-name="ro1">
          <table:table-cell office:value-type="float" office:value="8431699" calcext:value-type="float">
            <text:p>8431699</text:p>
          </table:table-cell>
          <table:table-cell table:formula="of:=[.A529]/1000/(60*60*24)" office:value-type="time" office:time-value="PT02H20M31.699S" calcext:value-type="time">
            <text:p>02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92.4" calcext:value-type="float">
            <text:p>292.4</text:p>
          </table:table-cell>
          <table:table-cell office:value-type="float" office:value="363.44" calcext:value-type="float">
            <text:p>363.44</text:p>
          </table:table-cell>
        </table:table-row>
        <table:table-row table:style-name="ro1">
          <table:table-cell office:value-type="float" office:value="8447699" calcext:value-type="float">
            <text:p>8447699</text:p>
          </table:table-cell>
          <table:table-cell table:formula="of:=[.A530]/1000/(60*60*24)" office:value-type="time" office:time-value="PT02H20M47.699S" calcext:value-type="time">
            <text:p>02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92.94" calcext:value-type="float">
            <text:p>292.94</text:p>
          </table:table-cell>
          <table:table-cell office:value-type="float" office:value="364.11" calcext:value-type="float">
            <text:p>364.11</text:p>
          </table:table-cell>
        </table:table-row>
        <table:table-row table:style-name="ro1">
          <table:table-cell office:value-type="float" office:value="8463699" calcext:value-type="float">
            <text:p>8463699</text:p>
          </table:table-cell>
          <table:table-cell table:formula="of:=[.A531]/1000/(60*60*24)" office:value-type="time" office:time-value="PT02H21M03.699S" calcext:value-type="time">
            <text:p>02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93.49" calcext:value-type="float">
            <text:p>293.49</text:p>
          </table:table-cell>
          <table:table-cell office:value-type="float" office:value="364.77" calcext:value-type="float">
            <text:p>364.77</text:p>
          </table:table-cell>
        </table:table-row>
        <table:table-row table:style-name="ro1">
          <table:table-cell office:value-type="float" office:value="8479699" calcext:value-type="float">
            <text:p>8479699</text:p>
          </table:table-cell>
          <table:table-cell table:formula="of:=[.A532]/1000/(60*60*24)" office:value-type="time" office:time-value="PT02H21M19.699S" calcext:value-type="time">
            <text:p>02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94.03" calcext:value-type="float">
            <text:p>294.03</text:p>
          </table:table-cell>
          <table:table-cell office:value-type="float" office:value="365.44" calcext:value-type="float">
            <text:p>365.44</text:p>
          </table:table-cell>
        </table:table-row>
        <table:table-row table:style-name="ro1">
          <table:table-cell office:value-type="float" office:value="8495699" calcext:value-type="float">
            <text:p>8495699</text:p>
          </table:table-cell>
          <table:table-cell table:formula="of:=[.A533]/1000/(60*60*24)" office:value-type="time" office:time-value="PT02H21M35.699S" calcext:value-type="time">
            <text:p>02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94.58" calcext:value-type="float">
            <text:p>294.58</text:p>
          </table:table-cell>
          <table:table-cell office:value-type="float" office:value="366.1" calcext:value-type="float">
            <text:p>366.1</text:p>
          </table:table-cell>
        </table:table-row>
        <table:table-row table:style-name="ro1">
          <table:table-cell office:value-type="float" office:value="8511699" calcext:value-type="float">
            <text:p>8511699</text:p>
          </table:table-cell>
          <table:table-cell table:formula="of:=[.A534]/1000/(60*60*24)" office:value-type="time" office:time-value="PT02H21M51.699S" calcext:value-type="time">
            <text:p>02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95.12" calcext:value-type="float">
            <text:p>295.12</text:p>
          </table:table-cell>
          <table:table-cell office:value-type="float" office:value="366.77" calcext:value-type="float">
            <text:p>366.77</text:p>
          </table:table-cell>
        </table:table-row>
        <table:table-row table:style-name="ro1">
          <table:table-cell office:value-type="float" office:value="8527699" calcext:value-type="float">
            <text:p>8527699</text:p>
          </table:table-cell>
          <table:table-cell table:formula="of:=[.A535]/1000/(60*60*24)" office:value-type="time" office:time-value="PT02H22M07.699S" calcext:value-type="time">
            <text:p>02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95.67" calcext:value-type="float">
            <text:p>295.67</text:p>
          </table:table-cell>
          <table:table-cell office:value-type="float" office:value="367.43" calcext:value-type="float">
            <text:p>367.43</text:p>
          </table:table-cell>
        </table:table-row>
        <table:table-row table:style-name="ro1">
          <table:table-cell office:value-type="float" office:value="8543699" calcext:value-type="float">
            <text:p>8543699</text:p>
          </table:table-cell>
          <table:table-cell table:formula="of:=[.A536]/1000/(60*60*24)" office:value-type="time" office:time-value="PT02H22M23.699S" calcext:value-type="time">
            <text:p>02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96.21" calcext:value-type="float">
            <text:p>296.21</text:p>
          </table:table-cell>
          <table:table-cell office:value-type="float" office:value="368.1" calcext:value-type="float">
            <text:p>368.1</text:p>
          </table:table-cell>
        </table:table-row>
        <table:table-row table:style-name="ro1">
          <table:table-cell office:value-type="float" office:value="8559699" calcext:value-type="float">
            <text:p>8559699</text:p>
          </table:table-cell>
          <table:table-cell table:formula="of:=[.A537]/1000/(60*60*24)" office:value-type="time" office:time-value="PT02H22M39.699S" calcext:value-type="time">
            <text:p>02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96.76" calcext:value-type="float">
            <text:p>296.76</text:p>
          </table:table-cell>
          <table:table-cell office:value-type="float" office:value="368.76" calcext:value-type="float">
            <text:p>368.76</text:p>
          </table:table-cell>
        </table:table-row>
        <table:table-row table:style-name="ro1">
          <table:table-cell office:value-type="float" office:value="8575699" calcext:value-type="float">
            <text:p>8575699</text:p>
          </table:table-cell>
          <table:table-cell table:formula="of:=[.A538]/1000/(60*60*24)" office:value-type="time" office:time-value="PT02H22M55.699S" calcext:value-type="time">
            <text:p>02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97.3" calcext:value-type="float">
            <text:p>297.3</text:p>
          </table:table-cell>
          <table:table-cell office:value-type="float" office:value="369.42" calcext:value-type="float">
            <text:p>369.42</text:p>
          </table:table-cell>
        </table:table-row>
        <table:table-row table:style-name="ro1">
          <table:table-cell office:value-type="float" office:value="8591699" calcext:value-type="float">
            <text:p>8591699</text:p>
          </table:table-cell>
          <table:table-cell table:formula="of:=[.A539]/1000/(60*60*24)" office:value-type="time" office:time-value="PT02H23M11.699S" calcext:value-type="time">
            <text:p>02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97.84" calcext:value-type="float">
            <text:p>297.84</text:p>
          </table:table-cell>
          <table:table-cell office:value-type="float" office:value="370.09" calcext:value-type="float">
            <text:p>370.09</text:p>
          </table:table-cell>
        </table:table-row>
        <table:table-row table:style-name="ro1">
          <table:table-cell office:value-type="float" office:value="8607699" calcext:value-type="float">
            <text:p>8607699</text:p>
          </table:table-cell>
          <table:table-cell table:formula="of:=[.A540]/1000/(60*60*24)" office:value-type="time" office:time-value="PT02H23M27.699S" calcext:value-type="time">
            <text:p>02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98.39" calcext:value-type="float">
            <text:p>298.39</text:p>
          </table:table-cell>
          <table:table-cell office:value-type="float" office:value="370.75" calcext:value-type="float">
            <text:p>370.75</text:p>
          </table:table-cell>
        </table:table-row>
        <table:table-row table:style-name="ro1">
          <table:table-cell office:value-type="float" office:value="8623699" calcext:value-type="float">
            <text:p>8623699</text:p>
          </table:table-cell>
          <table:table-cell table:formula="of:=[.A541]/1000/(60*60*24)" office:value-type="time" office:time-value="PT02H23M43.699S" calcext:value-type="time">
            <text:p>02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98.93" calcext:value-type="float">
            <text:p>298.93</text:p>
          </table:table-cell>
          <table:table-cell office:value-type="float" office:value="371.42" calcext:value-type="float">
            <text:p>371.42</text:p>
          </table:table-cell>
        </table:table-row>
        <table:table-row table:style-name="ro1">
          <table:table-cell office:value-type="float" office:value="8639699" calcext:value-type="float">
            <text:p>8639699</text:p>
          </table:table-cell>
          <table:table-cell table:formula="of:=[.A542]/1000/(60*60*24)" office:value-type="time" office:time-value="PT02H23M59.699S" calcext:value-type="time">
            <text:p>02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72.08" calcext:value-type="float">
            <text:p>372.08</text:p>
          </table:table-cell>
        </table:table-row>
        <table:table-row table:style-name="ro1">
          <table:table-cell office:value-type="float" office:value="8655699" calcext:value-type="float">
            <text:p>8655699</text:p>
          </table:table-cell>
          <table:table-cell table:formula="of:=[.A543]/1000/(60*60*24)" office:value-type="time" office:time-value="PT02H24M15.699S" calcext:value-type="time">
            <text:p>02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0.02" calcext:value-type="float">
            <text:p>300.02</text:p>
          </table:table-cell>
          <table:table-cell office:value-type="float" office:value="372.74" calcext:value-type="float">
            <text:p>372.74</text:p>
          </table:table-cell>
        </table:table-row>
        <table:table-row table:style-name="ro1">
          <table:table-cell office:value-type="float" office:value="8671699" calcext:value-type="float">
            <text:p>8671699</text:p>
          </table:table-cell>
          <table:table-cell table:formula="of:=[.A544]/1000/(60*60*24)" office:value-type="time" office:time-value="PT02H24M31.699S" calcext:value-type="time">
            <text:p>02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300.57" calcext:value-type="float">
            <text:p>300.57</text:p>
          </table:table-cell>
          <table:table-cell office:value-type="float" office:value="373.41" calcext:value-type="float">
            <text:p>373.41</text:p>
          </table:table-cell>
        </table:table-row>
        <table:table-row table:style-name="ro1">
          <table:table-cell office:value-type="float" office:value="8687699" calcext:value-type="float">
            <text:p>8687699</text:p>
          </table:table-cell>
          <table:table-cell table:formula="of:=[.A545]/1000/(60*60*24)" office:value-type="time" office:time-value="PT02H24M47.699S" calcext:value-type="time">
            <text:p>02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301.11" calcext:value-type="float">
            <text:p>301.11</text:p>
          </table:table-cell>
          <table:table-cell office:value-type="float" office:value="374.07" calcext:value-type="float">
            <text:p>374.07</text:p>
          </table:table-cell>
        </table:table-row>
        <table:table-row table:style-name="ro1">
          <table:table-cell office:value-type="float" office:value="8703699" calcext:value-type="float">
            <text:p>8703699</text:p>
          </table:table-cell>
          <table:table-cell table:formula="of:=[.A546]/1000/(60*60*24)" office:value-type="time" office:time-value="PT02H25M03.699S" calcext:value-type="time">
            <text:p>02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301.66" calcext:value-type="float">
            <text:p>301.66</text:p>
          </table:table-cell>
          <table:table-cell office:value-type="float" office:value="374.73" calcext:value-type="float">
            <text:p>374.73</text:p>
          </table:table-cell>
        </table:table-row>
        <table:table-row table:style-name="ro1">
          <table:table-cell office:value-type="float" office:value="8719699" calcext:value-type="float">
            <text:p>8719699</text:p>
          </table:table-cell>
          <table:table-cell table:formula="of:=[.A547]/1000/(60*60*24)" office:value-type="time" office:time-value="PT02H25M19.699S" calcext:value-type="time">
            <text:p>02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2.2" calcext:value-type="float">
            <text:p>302.2</text:p>
          </table:table-cell>
          <table:table-cell office:value-type="float" office:value="375.4" calcext:value-type="float">
            <text:p>375.4</text:p>
          </table:table-cell>
        </table:table-row>
        <table:table-row table:style-name="ro1">
          <table:table-cell office:value-type="float" office:value="8735699" calcext:value-type="float">
            <text:p>8735699</text:p>
          </table:table-cell>
          <table:table-cell table:formula="of:=[.A548]/1000/(60*60*24)" office:value-type="time" office:time-value="PT02H25M35.699S" calcext:value-type="time">
            <text:p>02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302.74" calcext:value-type="float">
            <text:p>302.74</text:p>
          </table:table-cell>
          <table:table-cell office:value-type="float" office:value="376.06" calcext:value-type="float">
            <text:p>376.06</text:p>
          </table:table-cell>
        </table:table-row>
        <table:table-row table:style-name="ro1">
          <table:table-cell office:value-type="float" office:value="8751699" calcext:value-type="float">
            <text:p>8751699</text:p>
          </table:table-cell>
          <table:table-cell table:formula="of:=[.A549]/1000/(60*60*24)" office:value-type="time" office:time-value="PT02H25M51.699S" calcext:value-type="time">
            <text:p>02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303.29" calcext:value-type="float">
            <text:p>303.29</text:p>
          </table:table-cell>
          <table:table-cell office:value-type="float" office:value="376.72" calcext:value-type="float">
            <text:p>376.72</text:p>
          </table:table-cell>
        </table:table-row>
        <table:table-row table:style-name="ro1">
          <table:table-cell office:value-type="float" office:value="8767699" calcext:value-type="float">
            <text:p>8767699</text:p>
          </table:table-cell>
          <table:table-cell table:formula="of:=[.A550]/1000/(60*60*24)" office:value-type="time" office:time-value="PT02H26M07.699S" calcext:value-type="time">
            <text:p>02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3.83" calcext:value-type="float">
            <text:p>303.83</text:p>
          </table:table-cell>
          <table:table-cell office:value-type="float" office:value="377.39" calcext:value-type="float">
            <text:p>377.39</text:p>
          </table:table-cell>
        </table:table-row>
        <table:table-row table:style-name="ro1">
          <table:table-cell office:value-type="float" office:value="8783699" calcext:value-type="float">
            <text:p>8783699</text:p>
          </table:table-cell>
          <table:table-cell table:formula="of:=[.A551]/1000/(60*60*24)" office:value-type="time" office:time-value="PT02H26M23.699S" calcext:value-type="time">
            <text:p>02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4.38" calcext:value-type="float">
            <text:p>304.38</text:p>
          </table:table-cell>
          <table:table-cell office:value-type="float" office:value="378.05" calcext:value-type="float">
            <text:p>378.05</text:p>
          </table:table-cell>
        </table:table-row>
        <table:table-row table:style-name="ro1">
          <table:table-cell office:value-type="float" office:value="8799699" calcext:value-type="float">
            <text:p>8799699</text:p>
          </table:table-cell>
          <table:table-cell table:formula="of:=[.A552]/1000/(60*60*24)" office:value-type="time" office:time-value="PT02H26M39.699S" calcext:value-type="time">
            <text:p>02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4.92" calcext:value-type="float">
            <text:p>304.92</text:p>
          </table:table-cell>
          <table:table-cell office:value-type="float" office:value="378.71" calcext:value-type="float">
            <text:p>378.71</text:p>
          </table:table-cell>
        </table:table-row>
        <table:table-row table:style-name="ro1">
          <table:table-cell office:value-type="float" office:value="8815699" calcext:value-type="float">
            <text:p>8815699</text:p>
          </table:table-cell>
          <table:table-cell table:formula="of:=[.A553]/1000/(60*60*24)" office:value-type="time" office:time-value="PT02H26M55.699S" calcext:value-type="time">
            <text:p>02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305.47" calcext:value-type="float">
            <text:p>305.47</text:p>
          </table:table-cell>
          <table:table-cell office:value-type="float" office:value="379.37" calcext:value-type="float">
            <text:p>379.37</text:p>
          </table:table-cell>
        </table:table-row>
        <table:table-row table:style-name="ro1">
          <table:table-cell office:value-type="float" office:value="8831699" calcext:value-type="float">
            <text:p>8831699</text:p>
          </table:table-cell>
          <table:table-cell table:formula="of:=[.A554]/1000/(60*60*24)" office:value-type="time" office:time-value="PT02H27M11.699S" calcext:value-type="time">
            <text:p>02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306.01" calcext:value-type="float">
            <text:p>306.01</text:p>
          </table:table-cell>
          <table:table-cell office:value-type="float" office:value="380.04" calcext:value-type="float">
            <text:p>380.04</text:p>
          </table:table-cell>
        </table:table-row>
        <table:table-row table:style-name="ro1">
          <table:table-cell office:value-type="float" office:value="8847699" calcext:value-type="float">
            <text:p>8847699</text:p>
          </table:table-cell>
          <table:table-cell table:formula="of:=[.A555]/1000/(60*60*24)" office:value-type="time" office:time-value="PT02H27M27.699S" calcext:value-type="time">
            <text:p>02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6.55" calcext:value-type="float">
            <text:p>306.55</text:p>
          </table:table-cell>
          <table:table-cell office:value-type="float" office:value="380.7" calcext:value-type="float">
            <text:p>380.7</text:p>
          </table:table-cell>
        </table:table-row>
        <table:table-row table:style-name="ro1">
          <table:table-cell office:value-type="float" office:value="8863699" calcext:value-type="float">
            <text:p>8863699</text:p>
          </table:table-cell>
          <table:table-cell table:formula="of:=[.A556]/1000/(60*60*24)" office:value-type="time" office:time-value="PT02H27M43.699S" calcext:value-type="time">
            <text:p>02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7.1" calcext:value-type="float">
            <text:p>307.1</text:p>
          </table:table-cell>
          <table:table-cell office:value-type="float" office:value="381.36" calcext:value-type="float">
            <text:p>381.36</text:p>
          </table:table-cell>
        </table:table-row>
        <table:table-row table:style-name="ro1">
          <table:table-cell office:value-type="float" office:value="8879699" calcext:value-type="float">
            <text:p>8879699</text:p>
          </table:table-cell>
          <table:table-cell table:formula="of:=[.A557]/1000/(60*60*24)" office:value-type="time" office:time-value="PT02H27M59.699S" calcext:value-type="time">
            <text:p>02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7.64" calcext:value-type="float">
            <text:p>307.64</text:p>
          </table:table-cell>
          <table:table-cell office:value-type="float" office:value="382.03" calcext:value-type="float">
            <text:p>382.03</text:p>
          </table:table-cell>
        </table:table-row>
        <table:table-row table:style-name="ro1">
          <table:table-cell office:value-type="float" office:value="8895699" calcext:value-type="float">
            <text:p>8895699</text:p>
          </table:table-cell>
          <table:table-cell table:formula="of:=[.A558]/1000/(60*60*24)" office:value-type="time" office:time-value="PT02H28M15.699S" calcext:value-type="time">
            <text:p>02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308.19" calcext:value-type="float">
            <text:p>308.19</text:p>
          </table:table-cell>
          <table:table-cell office:value-type="float" office:value="382.69" calcext:value-type="float">
            <text:p>382.69</text:p>
          </table:table-cell>
        </table:table-row>
        <table:table-row table:style-name="ro1">
          <table:table-cell office:value-type="float" office:value="8911699" calcext:value-type="float">
            <text:p>8911699</text:p>
          </table:table-cell>
          <table:table-cell table:formula="of:=[.A559]/1000/(60*60*24)" office:value-type="time" office:time-value="PT02H28M31.699S" calcext:value-type="time">
            <text:p>02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8.73" calcext:value-type="float">
            <text:p>308.73</text:p>
          </table:table-cell>
          <table:table-cell office:value-type="float" office:value="383.35" calcext:value-type="float">
            <text:p>383.35</text:p>
          </table:table-cell>
        </table:table-row>
        <table:table-row table:style-name="ro1">
          <table:table-cell office:value-type="float" office:value="8927699" calcext:value-type="float">
            <text:p>8927699</text:p>
          </table:table-cell>
          <table:table-cell table:formula="of:=[.A560]/1000/(60*60*24)" office:value-type="time" office:time-value="PT02H28M47.699S" calcext:value-type="time">
            <text:p>02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9.27" calcext:value-type="float">
            <text:p>309.27</text:p>
          </table:table-cell>
          <table:table-cell office:value-type="float" office:value="384.02" calcext:value-type="float">
            <text:p>384.02</text:p>
          </table:table-cell>
        </table:table-row>
        <table:table-row table:style-name="ro1">
          <table:table-cell office:value-type="float" office:value="8943699" calcext:value-type="float">
            <text:p>8943699</text:p>
          </table:table-cell>
          <table:table-cell table:formula="of:=[.A561]/1000/(60*60*24)" office:value-type="time" office:time-value="PT02H29M03.699S" calcext:value-type="time">
            <text:p>02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09.82" calcext:value-type="float">
            <text:p>309.82</text:p>
          </table:table-cell>
          <table:table-cell office:value-type="float" office:value="384.68" calcext:value-type="float">
            <text:p>384.68</text:p>
          </table:table-cell>
        </table:table-row>
        <table:table-row table:style-name="ro1">
          <table:table-cell office:value-type="float" office:value="8959699" calcext:value-type="float">
            <text:p>8959699</text:p>
          </table:table-cell>
          <table:table-cell table:formula="of:=[.A562]/1000/(60*60*24)" office:value-type="time" office:time-value="PT02H29M19.699S" calcext:value-type="time">
            <text:p>02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0.36" calcext:value-type="float">
            <text:p>310.36</text:p>
          </table:table-cell>
          <table:table-cell office:value-type="float" office:value="385.34" calcext:value-type="float">
            <text:p>385.34</text:p>
          </table:table-cell>
        </table:table-row>
        <table:table-row table:style-name="ro1">
          <table:table-cell office:value-type="float" office:value="8975699" calcext:value-type="float">
            <text:p>8975699</text:p>
          </table:table-cell>
          <table:table-cell table:formula="of:=[.A563]/1000/(60*60*24)" office:value-type="time" office:time-value="PT02H29M35.699S" calcext:value-type="time">
            <text:p>02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310.91" calcext:value-type="float">
            <text:p>310.9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991699" calcext:value-type="float">
            <text:p>8991699</text:p>
          </table:table-cell>
          <table:table-cell table:formula="of:=[.A564]/1000/(60*60*24)" office:value-type="time" office:time-value="PT02H29M51.699S" calcext:value-type="time">
            <text:p>02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1.45" calcext:value-type="float">
            <text:p>311.45</text:p>
          </table:table-cell>
          <table:table-cell office:value-type="float" office:value="386.67" calcext:value-type="float">
            <text:p>386.67</text:p>
          </table:table-cell>
        </table:table-row>
        <table:table-row table:style-name="ro1">
          <table:table-cell office:value-type="float" office:value="9007699" calcext:value-type="float">
            <text:p>9007699</text:p>
          </table:table-cell>
          <table:table-cell table:formula="of:=[.A565]/1000/(60*60*24)" office:value-type="time" office:time-value="PT02H30M07.699S" calcext:value-type="time">
            <text:p>02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1.99" calcext:value-type="float">
            <text:p>311.99</text:p>
          </table:table-cell>
          <table:table-cell office:value-type="float" office:value="387.33" calcext:value-type="float">
            <text:p>387.33</text:p>
          </table:table-cell>
        </table:table-row>
        <table:table-row table:style-name="ro1">
          <table:table-cell office:value-type="float" office:value="9023699" calcext:value-type="float">
            <text:p>9023699</text:p>
          </table:table-cell>
          <table:table-cell table:formula="of:=[.A566]/1000/(60*60*24)" office:value-type="time" office:time-value="PT02H30M23.699S" calcext:value-type="time">
            <text:p>02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2.54" calcext:value-type="float">
            <text:p>312.54</text:p>
          </table:table-cell>
          <table:table-cell office:value-type="float" office:value="387.99" calcext:value-type="float">
            <text:p>387.99</text:p>
          </table:table-cell>
        </table:table-row>
        <table:table-row table:style-name="ro1">
          <table:table-cell office:value-type="float" office:value="9039699" calcext:value-type="float">
            <text:p>9039699</text:p>
          </table:table-cell>
          <table:table-cell table:formula="of:=[.A567]/1000/(60*60*24)" office:value-type="time" office:time-value="PT02H30M39.699S" calcext:value-type="time">
            <text:p>02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313.08" calcext:value-type="float">
            <text:p>313.08</text:p>
          </table:table-cell>
          <table:table-cell office:value-type="float" office:value="388.65" calcext:value-type="float">
            <text:p>388.65</text:p>
          </table:table-cell>
        </table:table-row>
        <table:table-row table:style-name="ro1">
          <table:table-cell office:value-type="float" office:value="9055699" calcext:value-type="float">
            <text:p>9055699</text:p>
          </table:table-cell>
          <table:table-cell table:formula="of:=[.A568]/1000/(60*60*24)" office:value-type="time" office:time-value="PT02H30M55.699S" calcext:value-type="time">
            <text:p>02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3.63" calcext:value-type="float">
            <text:p>313.63</text:p>
          </table:table-cell>
          <table:table-cell office:value-type="float" office:value="389.31" calcext:value-type="float">
            <text:p>389.31</text:p>
          </table:table-cell>
        </table:table-row>
        <table:table-row table:style-name="ro1">
          <table:table-cell office:value-type="float" office:value="9071699" calcext:value-type="float">
            <text:p>9071699</text:p>
          </table:table-cell>
          <table:table-cell table:formula="of:=[.A569]/1000/(60*60*24)" office:value-type="time" office:time-value="PT02H31M11.699S" calcext:value-type="time">
            <text:p>02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4.17" calcext:value-type="float">
            <text:p>314.17</text:p>
          </table:table-cell>
          <table:table-cell office:value-type="float" office:value="389.98" calcext:value-type="float">
            <text:p>389.98</text:p>
          </table:table-cell>
        </table:table-row>
        <table:table-row table:style-name="ro1">
          <table:table-cell office:value-type="float" office:value="9087699" calcext:value-type="float">
            <text:p>9087699</text:p>
          </table:table-cell>
          <table:table-cell table:formula="of:=[.A570]/1000/(60*60*24)" office:value-type="time" office:time-value="PT02H31M27.699S" calcext:value-type="time">
            <text:p>02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314.71" calcext:value-type="float">
            <text:p>314.71</text:p>
          </table:table-cell>
          <table:table-cell office:value-type="float" office:value="390.64" calcext:value-type="float">
            <text:p>390.64</text:p>
          </table:table-cell>
        </table:table-row>
        <table:table-row table:style-name="ro1">
          <table:table-cell office:value-type="float" office:value="9103699" calcext:value-type="float">
            <text:p>9103699</text:p>
          </table:table-cell>
          <table:table-cell table:formula="of:=[.A571]/1000/(60*60*24)" office:value-type="time" office:time-value="PT02H31M43.699S" calcext:value-type="time">
            <text:p>02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5.26" calcext:value-type="float">
            <text:p>315.26</text:p>
          </table:table-cell>
          <table:table-cell office:value-type="float" office:value="391.3" calcext:value-type="float">
            <text:p>391.3</text:p>
          </table:table-cell>
        </table:table-row>
        <table:table-row table:style-name="ro1">
          <table:table-cell office:value-type="float" office:value="9119699" calcext:value-type="float">
            <text:p>9119699</text:p>
          </table:table-cell>
          <table:table-cell table:formula="of:=[.A572]/1000/(60*60*24)" office:value-type="time" office:time-value="PT02H31M59.699S" calcext:value-type="time">
            <text:p>02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315.8" calcext:value-type="float">
            <text:p>315.8</text:p>
          </table:table-cell>
          <table:table-cell office:value-type="float" office:value="391.96" calcext:value-type="float">
            <text:p>391.96</text:p>
          </table:table-cell>
        </table:table-row>
        <table:table-row table:style-name="ro1">
          <table:table-cell office:value-type="float" office:value="9135699" calcext:value-type="float">
            <text:p>9135699</text:p>
          </table:table-cell>
          <table:table-cell table:formula="of:=[.A573]/1000/(60*60*24)" office:value-type="time" office:time-value="PT02H32M15.699S" calcext:value-type="time">
            <text:p>02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316.35" calcext:value-type="float">
            <text:p>316.35</text:p>
          </table:table-cell>
          <table:table-cell office:value-type="float" office:value="392.63" calcext:value-type="float">
            <text:p>392.63</text:p>
          </table:table-cell>
        </table:table-row>
        <table:table-row table:style-name="ro1">
          <table:table-cell office:value-type="float" office:value="9151699" calcext:value-type="float">
            <text:p>9151699</text:p>
          </table:table-cell>
          <table:table-cell table:formula="of:=[.A574]/1000/(60*60*24)" office:value-type="time" office:time-value="PT02H32M31.699S" calcext:value-type="time">
            <text:p>02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316.89" calcext:value-type="float">
            <text:p>316.89</text:p>
          </table:table-cell>
          <table:table-cell office:value-type="float" office:value="393.29" calcext:value-type="float">
            <text:p>393.29</text:p>
          </table:table-cell>
        </table:table-row>
        <table:table-row table:style-name="ro1">
          <table:table-cell office:value-type="float" office:value="9167699" calcext:value-type="float">
            <text:p>9167699</text:p>
          </table:table-cell>
          <table:table-cell table:formula="of:=[.A575]/1000/(60*60*24)" office:value-type="time" office:time-value="PT02H32M47.699S" calcext:value-type="time">
            <text:p>02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7.43" calcext:value-type="float">
            <text:p>317.43</text:p>
          </table:table-cell>
          <table:table-cell office:value-type="float" office:value="393.95" calcext:value-type="float">
            <text:p>393.95</text:p>
          </table:table-cell>
        </table:table-row>
        <table:table-row table:style-name="ro1">
          <table:table-cell office:value-type="float" office:value="9183699" calcext:value-type="float">
            <text:p>9183699</text:p>
          </table:table-cell>
          <table:table-cell table:formula="of:=[.A576]/1000/(60*60*24)" office:value-type="time" office:time-value="PT02H33M03.699S" calcext:value-type="time">
            <text:p>02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317.98" calcext:value-type="float">
            <text:p>317.98</text:p>
          </table:table-cell>
          <table:table-cell office:value-type="float" office:value="394.61" calcext:value-type="float">
            <text:p>394.61</text:p>
          </table:table-cell>
        </table:table-row>
        <table:table-row table:style-name="ro1">
          <table:table-cell office:value-type="float" office:value="9199699" calcext:value-type="float">
            <text:p>9199699</text:p>
          </table:table-cell>
          <table:table-cell table:formula="of:=[.A577]/1000/(60*60*24)" office:value-type="time" office:time-value="PT02H33M19.699S" calcext:value-type="time">
            <text:p>02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18.52" calcext:value-type="float">
            <text:p>318.52</text:p>
          </table:table-cell>
          <table:table-cell office:value-type="float" office:value="395.27" calcext:value-type="float">
            <text:p>395.27</text:p>
          </table:table-cell>
        </table:table-row>
        <table:table-row table:style-name="ro1">
          <table:table-cell office:value-type="float" office:value="9215699" calcext:value-type="float">
            <text:p>9215699</text:p>
          </table:table-cell>
          <table:table-cell table:formula="of:=[.A578]/1000/(60*60*24)" office:value-type="time" office:time-value="PT02H33M35.699S" calcext:value-type="time">
            <text:p>02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9.06" calcext:value-type="float">
            <text:p>319.06</text:p>
          </table:table-cell>
          <table:table-cell office:value-type="float" office:value="395.93" calcext:value-type="float">
            <text:p>395.93</text:p>
          </table:table-cell>
        </table:table-row>
        <table:table-row table:style-name="ro1">
          <table:table-cell office:value-type="float" office:value="9231699" calcext:value-type="float">
            <text:p>9231699</text:p>
          </table:table-cell>
          <table:table-cell table:formula="of:=[.A579]/1000/(60*60*24)" office:value-type="time" office:time-value="PT02H33M51.699S" calcext:value-type="time">
            <text:p>02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19.61" calcext:value-type="float">
            <text:p>319.61</text:p>
          </table:table-cell>
          <table:table-cell office:value-type="float" office:value="396.6" calcext:value-type="float">
            <text:p>396.6</text:p>
          </table:table-cell>
        </table:table-row>
        <table:table-row table:style-name="ro1">
          <table:table-cell office:value-type="float" office:value="9247699" calcext:value-type="float">
            <text:p>9247699</text:p>
          </table:table-cell>
          <table:table-cell table:formula="of:=[.A580]/1000/(60*60*24)" office:value-type="time" office:time-value="PT02H34M07.699S" calcext:value-type="time">
            <text:p>02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20.15" calcext:value-type="float">
            <text:p>320.15</text:p>
          </table:table-cell>
          <table:table-cell office:value-type="float" office:value="397.26" calcext:value-type="float">
            <text:p>397.26</text:p>
          </table:table-cell>
        </table:table-row>
        <table:table-row table:style-name="ro1">
          <table:table-cell office:value-type="float" office:value="9263699" calcext:value-type="float">
            <text:p>9263699</text:p>
          </table:table-cell>
          <table:table-cell table:formula="of:=[.A581]/1000/(60*60*24)" office:value-type="time" office:time-value="PT02H34M23.699S" calcext:value-type="time">
            <text:p>02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0.7" calcext:value-type="float">
            <text:p>320.7</text:p>
          </table:table-cell>
          <table:table-cell office:value-type="float" office:value="397.92" calcext:value-type="float">
            <text:p>397.92</text:p>
          </table:table-cell>
        </table:table-row>
        <table:table-row table:style-name="ro1">
          <table:table-cell office:value-type="float" office:value="9279699" calcext:value-type="float">
            <text:p>9279699</text:p>
          </table:table-cell>
          <table:table-cell table:formula="of:=[.A582]/1000/(60*60*24)" office:value-type="time" office:time-value="PT02H34M39.699S" calcext:value-type="time">
            <text:p>02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21.24" calcext:value-type="float">
            <text:p>321.24</text:p>
          </table:table-cell>
          <table:table-cell office:value-type="float" office:value="398.58" calcext:value-type="float">
            <text:p>398.58</text:p>
          </table:table-cell>
        </table:table-row>
        <table:table-row table:style-name="ro1">
          <table:table-cell office:value-type="float" office:value="9295699" calcext:value-type="float">
            <text:p>9295699</text:p>
          </table:table-cell>
          <table:table-cell table:formula="of:=[.A583]/1000/(60*60*24)" office:value-type="time" office:time-value="PT02H34M55.699S" calcext:value-type="time">
            <text:p>02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21.78" calcext:value-type="float">
            <text:p>321.78</text:p>
          </table:table-cell>
          <table:table-cell office:value-type="float" office:value="399.24" calcext:value-type="float">
            <text:p>399.24</text:p>
          </table:table-cell>
        </table:table-row>
        <table:table-row table:style-name="ro1">
          <table:table-cell office:value-type="float" office:value="9311699" calcext:value-type="float">
            <text:p>9311699</text:p>
          </table:table-cell>
          <table:table-cell table:formula="of:=[.A584]/1000/(60*60*24)" office:value-type="time" office:time-value="PT02H35M11.699S" calcext:value-type="time">
            <text:p>02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322.33" calcext:value-type="float">
            <text:p>322.33</text:p>
          </table:table-cell>
          <table:table-cell office:value-type="float" office:value="399.9" calcext:value-type="float">
            <text:p>399.9</text:p>
          </table:table-cell>
        </table:table-row>
        <table:table-row table:style-name="ro1">
          <table:table-cell office:value-type="float" office:value="9327699" calcext:value-type="float">
            <text:p>9327699</text:p>
          </table:table-cell>
          <table:table-cell table:formula="of:=[.A585]/1000/(60*60*24)" office:value-type="time" office:time-value="PT02H35M27.699S" calcext:value-type="time">
            <text:p>02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322.87" calcext:value-type="float">
            <text:p>322.87</text:p>
          </table:table-cell>
          <table:table-cell office:value-type="float" office:value="400.57" calcext:value-type="float">
            <text:p>400.57</text:p>
          </table:table-cell>
        </table:table-row>
        <table:table-row table:style-name="ro1">
          <table:table-cell office:value-type="float" office:value="9343699" calcext:value-type="float">
            <text:p>9343699</text:p>
          </table:table-cell>
          <table:table-cell table:formula="of:=[.A586]/1000/(60*60*24)" office:value-type="time" office:time-value="PT02H35M43.699S" calcext:value-type="time">
            <text:p>02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323.41" calcext:value-type="float">
            <text:p>323.41</text:p>
          </table:table-cell>
          <table:table-cell office:value-type="float" office:value="401.23" calcext:value-type="float">
            <text:p>401.23</text:p>
          </table:table-cell>
        </table:table-row>
        <table:table-row table:style-name="ro1">
          <table:table-cell office:value-type="float" office:value="9359699" calcext:value-type="float">
            <text:p>9359699</text:p>
          </table:table-cell>
          <table:table-cell table:formula="of:=[.A587]/1000/(60*60*24)" office:value-type="time" office:time-value="PT02H35M59.699S" calcext:value-type="time">
            <text:p>02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323.96" calcext:value-type="float">
            <text:p>323.96</text:p>
          </table:table-cell>
          <table:table-cell office:value-type="float" office:value="401.89" calcext:value-type="float">
            <text:p>401.89</text:p>
          </table:table-cell>
        </table:table-row>
        <table:table-row table:style-name="ro1">
          <table:table-cell office:value-type="float" office:value="9375699" calcext:value-type="float">
            <text:p>9375699</text:p>
          </table:table-cell>
          <table:table-cell table:formula="of:=[.A588]/1000/(60*60*24)" office:value-type="time" office:time-value="PT02H36M15.699S" calcext:value-type="time">
            <text:p>02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324.5" calcext:value-type="float">
            <text:p>324.5</text:p>
          </table:table-cell>
          <table:table-cell office:value-type="float" office:value="402.55" calcext:value-type="float">
            <text:p>402.55</text:p>
          </table:table-cell>
        </table:table-row>
        <table:table-row table:style-name="ro1">
          <table:table-cell office:value-type="float" office:value="9391699" calcext:value-type="float">
            <text:p>9391699</text:p>
          </table:table-cell>
          <table:table-cell table:formula="of:=[.A589]/1000/(60*60*24)" office:value-type="time" office:time-value="PT02H36M31.699S" calcext:value-type="time">
            <text:p>02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5.04" calcext:value-type="float">
            <text:p>325.04</text:p>
          </table:table-cell>
          <table:table-cell office:value-type="float" office:value="403.21" calcext:value-type="float">
            <text:p>403.21</text:p>
          </table:table-cell>
        </table:table-row>
        <table:table-row table:style-name="ro1">
          <table:table-cell office:value-type="float" office:value="9407699" calcext:value-type="float">
            <text:p>9407699</text:p>
          </table:table-cell>
          <table:table-cell table:formula="of:=[.A590]/1000/(60*60*24)" office:value-type="time" office:time-value="PT02H36M47.699S" calcext:value-type="time">
            <text:p>02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5.59" calcext:value-type="float">
            <text:p>325.59</text:p>
          </table:table-cell>
          <table:table-cell office:value-type="float" office:value="403.87" calcext:value-type="float">
            <text:p>403.87</text:p>
          </table:table-cell>
        </table:table-row>
        <table:table-row table:style-name="ro1">
          <table:table-cell office:value-type="float" office:value="9423699" calcext:value-type="float">
            <text:p>9423699</text:p>
          </table:table-cell>
          <table:table-cell table:formula="of:=[.A591]/1000/(60*60*24)" office:value-type="time" office:time-value="PT02H37M03.699S" calcext:value-type="time">
            <text:p>02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6.13" calcext:value-type="float">
            <text:p>326.13</text:p>
          </table:table-cell>
          <table:table-cell office:value-type="float" office:value="404.53" calcext:value-type="float">
            <text:p>404.53</text:p>
          </table:table-cell>
        </table:table-row>
        <table:table-row table:style-name="ro1">
          <table:table-cell office:value-type="float" office:value="9439699" calcext:value-type="float">
            <text:p>9439699</text:p>
          </table:table-cell>
          <table:table-cell table:formula="of:=[.A592]/1000/(60*60*24)" office:value-type="time" office:time-value="PT02H37M19.699S" calcext:value-type="time">
            <text:p>02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6.67" calcext:value-type="float">
            <text:p>326.67</text:p>
          </table:table-cell>
          <table:table-cell office:value-type="float" office:value="405.2" calcext:value-type="float">
            <text:p>405.2</text:p>
          </table:table-cell>
        </table:table-row>
        <table:table-row table:style-name="ro1">
          <table:table-cell office:value-type="float" office:value="9455699" calcext:value-type="float">
            <text:p>9455699</text:p>
          </table:table-cell>
          <table:table-cell table:formula="of:=[.A593]/1000/(60*60*24)" office:value-type="time" office:time-value="PT02H37M35.699S" calcext:value-type="time">
            <text:p>02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7.22" calcext:value-type="float">
            <text:p>327.22</text:p>
          </table:table-cell>
          <table:table-cell office:value-type="float" office:value="405.86" calcext:value-type="float">
            <text:p>405.86</text:p>
          </table:table-cell>
        </table:table-row>
        <table:table-row table:style-name="ro1">
          <table:table-cell office:value-type="float" office:value="9471699" calcext:value-type="float">
            <text:p>9471699</text:p>
          </table:table-cell>
          <table:table-cell table:formula="of:=[.A594]/1000/(60*60*24)" office:value-type="time" office:time-value="PT02H37M51.699S" calcext:value-type="time">
            <text:p>02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7.76" calcext:value-type="float">
            <text:p>327.76</text:p>
          </table:table-cell>
          <table:table-cell office:value-type="float" office:value="406.52" calcext:value-type="float">
            <text:p>406.52</text:p>
          </table:table-cell>
        </table:table-row>
        <table:table-row table:style-name="ro1">
          <table:table-cell office:value-type="float" office:value="9487699" calcext:value-type="float">
            <text:p>9487699</text:p>
          </table:table-cell>
          <table:table-cell table:formula="of:=[.A595]/1000/(60*60*24)" office:value-type="time" office:time-value="PT02H38M07.699S" calcext:value-type="time">
            <text:p>02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8.3" calcext:value-type="float">
            <text:p>328.3</text:p>
          </table:table-cell>
          <table:table-cell office:value-type="float" office:value="407.18" calcext:value-type="float">
            <text:p>407.18</text:p>
          </table:table-cell>
        </table:table-row>
        <table:table-row table:style-name="ro1">
          <table:table-cell office:value-type="float" office:value="9503699" calcext:value-type="float">
            <text:p>9503699</text:p>
          </table:table-cell>
          <table:table-cell table:formula="of:=[.A596]/1000/(60*60*24)" office:value-type="time" office:time-value="PT02H38M23.699S" calcext:value-type="time">
            <text:p>02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8.85" calcext:value-type="float">
            <text:p>328.85</text:p>
          </table:table-cell>
          <table:table-cell office:value-type="float" office:value="407.84" calcext:value-type="float">
            <text:p>407.84</text:p>
          </table:table-cell>
        </table:table-row>
        <table:table-row table:style-name="ro1">
          <table:table-cell office:value-type="float" office:value="9519699" calcext:value-type="float">
            <text:p>9519699</text:p>
          </table:table-cell>
          <table:table-cell table:formula="of:=[.A597]/1000/(60*60*24)" office:value-type="time" office:time-value="PT02H38M39.699S" calcext:value-type="time">
            <text:p>02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9.39" calcext:value-type="float">
            <text:p>329.39</text:p>
          </table:table-cell>
          <table:table-cell office:value-type="float" office:value="408.5" calcext:value-type="float">
            <text:p>408.5</text:p>
          </table:table-cell>
        </table:table-row>
        <table:table-row table:style-name="ro1">
          <table:table-cell office:value-type="float" office:value="9535699" calcext:value-type="float">
            <text:p>9535699</text:p>
          </table:table-cell>
          <table:table-cell table:formula="of:=[.A598]/1000/(60*60*24)" office:value-type="time" office:time-value="PT02H38M55.699S" calcext:value-type="time">
            <text:p>02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29.93" calcext:value-type="float">
            <text:p>329.93</text:p>
          </table:table-cell>
          <table:table-cell office:value-type="float" office:value="409.16" calcext:value-type="float">
            <text:p>409.16</text:p>
          </table:table-cell>
        </table:table-row>
        <table:table-row table:style-name="ro1">
          <table:table-cell office:value-type="float" office:value="9551699" calcext:value-type="float">
            <text:p>9551699</text:p>
          </table:table-cell>
          <table:table-cell table:formula="of:=[.A599]/1000/(60*60*24)" office:value-type="time" office:time-value="PT02H39M11.699S" calcext:value-type="time">
            <text:p>02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26" calcext:value-type="float">
            <text:p>148.26</text:p>
          </table:table-cell>
          <table:table-cell office:value-type="float" office:value="330.48" calcext:value-type="float">
            <text:p>330.48</text:p>
          </table:table-cell>
          <table:table-cell office:value-type="float" office:value="409.82" calcext:value-type="float">
            <text:p>409.82</text:p>
          </table:table-cell>
        </table:table-row>
        <table:table-row table:style-name="ro1">
          <table:table-cell office:value-type="float" office:value="9567699" calcext:value-type="float">
            <text:p>9567699</text:p>
          </table:table-cell>
          <table:table-cell table:formula="of:=[.A600]/1000/(60*60*24)" office:value-type="time" office:time-value="PT02H39M27.699S" calcext:value-type="time">
            <text:p>02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26" calcext:value-type="float">
            <text:p>148.26</text:p>
          </table:table-cell>
          <table:table-cell office:value-type="float" office:value="331.02" calcext:value-type="float">
            <text:p>331.02</text:p>
          </table:table-cell>
          <table:table-cell office:value-type="float" office:value="410.48" calcext:value-type="float">
            <text:p>410.48</text:p>
          </table:table-cell>
        </table:table-row>
        <table:table-row table:style-name="ro1">
          <table:table-cell office:value-type="float" office:value="9583699" calcext:value-type="float">
            <text:p>9583699</text:p>
          </table:table-cell>
          <table:table-cell table:formula="of:=[.A601]/1000/(60*60*24)" office:value-type="time" office:time-value="PT02H39M43.699S" calcext:value-type="time">
            <text:p>02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31.57" calcext:value-type="float">
            <text:p>331.57</text:p>
          </table:table-cell>
          <table:table-cell office:value-type="float" office:value="411.14" calcext:value-type="float">
            <text:p>411.14</text:p>
          </table:table-cell>
        </table:table-row>
        <table:table-row table:style-name="ro1">
          <table:table-cell office:value-type="float" office:value="9599699" calcext:value-type="float">
            <text:p>9599699</text:p>
          </table:table-cell>
          <table:table-cell table:formula="of:=[.A602]/1000/(60*60*24)" office:value-type="time" office:time-value="PT02H39M59.699S" calcext:value-type="time">
            <text:p>02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32.11" calcext:value-type="float">
            <text:p>332.11</text:p>
          </table:table-cell>
          <table:table-cell office:value-type="float" office:value="411.81" calcext:value-type="float">
            <text:p>411.81</text:p>
          </table:table-cell>
        </table:table-row>
        <table:table-row table:style-name="ro1">
          <table:table-cell office:value-type="float" office:value="9615699" calcext:value-type="float">
            <text:p>9615699</text:p>
          </table:table-cell>
          <table:table-cell table:formula="of:=[.A603]/1000/(60*60*24)" office:value-type="time" office:time-value="PT02H40M15.699S" calcext:value-type="time">
            <text:p>02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32.65" calcext:value-type="float">
            <text:p>332.65</text:p>
          </table:table-cell>
          <table:table-cell office:value-type="float" office:value="412.47" calcext:value-type="float">
            <text:p>412.47</text:p>
          </table:table-cell>
        </table:table-row>
        <table:table-row table:style-name="ro1">
          <table:table-cell office:value-type="float" office:value="9631699" calcext:value-type="float">
            <text:p>9631699</text:p>
          </table:table-cell>
          <table:table-cell table:formula="of:=[.A604]/1000/(60*60*24)" office:value-type="time" office:time-value="PT02H40M31.699S" calcext:value-type="time">
            <text:p>02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33.2" calcext:value-type="float">
            <text:p>333.2</text:p>
          </table:table-cell>
          <table:table-cell office:value-type="float" office:value="413.13" calcext:value-type="float">
            <text:p>413.13</text:p>
          </table:table-cell>
        </table:table-row>
        <table:table-row table:style-name="ro1">
          <table:table-cell office:value-type="float" office:value="9647699" calcext:value-type="float">
            <text:p>9647699</text:p>
          </table:table-cell>
          <table:table-cell table:formula="of:=[.A605]/1000/(60*60*24)" office:value-type="time" office:time-value="PT02H40M47.699S" calcext:value-type="time">
            <text:p>02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33.74" calcext:value-type="float">
            <text:p>333.74</text:p>
          </table:table-cell>
          <table:table-cell office:value-type="float" office:value="413.79" calcext:value-type="float">
            <text:p>413.79</text:p>
          </table:table-cell>
        </table:table-row>
        <table:table-row table:style-name="ro1">
          <table:table-cell office:value-type="float" office:value="9663699" calcext:value-type="float">
            <text:p>9663699</text:p>
          </table:table-cell>
          <table:table-cell table:formula="of:=[.A606]/1000/(60*60*24)" office:value-type="time" office:time-value="PT02H41M03.699S" calcext:value-type="time">
            <text:p>02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34.28" calcext:value-type="float">
            <text:p>334.28</text:p>
          </table:table-cell>
          <table:table-cell office:value-type="float" office:value="414.45" calcext:value-type="float">
            <text:p>414.45</text:p>
          </table:table-cell>
        </table:table-row>
        <table:table-row table:style-name="ro1">
          <table:table-cell office:value-type="float" office:value="9679699" calcext:value-type="float">
            <text:p>9679699</text:p>
          </table:table-cell>
          <table:table-cell table:formula="of:=[.A607]/1000/(60*60*24)" office:value-type="time" office:time-value="PT02H41M19.699S" calcext:value-type="time">
            <text:p>02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34.82" calcext:value-type="float">
            <text:p>334.82</text:p>
          </table:table-cell>
          <table:table-cell office:value-type="float" office:value="415.11" calcext:value-type="float">
            <text:p>415.11</text:p>
          </table:table-cell>
        </table:table-row>
        <table:table-row table:style-name="ro1">
          <table:table-cell office:value-type="float" office:value="9695699" calcext:value-type="float">
            <text:p>9695699</text:p>
          </table:table-cell>
          <table:table-cell table:formula="of:=[.A608]/1000/(60*60*24)" office:value-type="time" office:time-value="PT02H41M35.699S" calcext:value-type="time">
            <text:p>02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35.37" calcext:value-type="float">
            <text:p>335.37</text:p>
          </table:table-cell>
          <table:table-cell office:value-type="float" office:value="415.77" calcext:value-type="float">
            <text:p>415.77</text:p>
          </table:table-cell>
        </table:table-row>
        <table:table-row table:style-name="ro1">
          <table:table-cell office:value-type="float" office:value="9711699" calcext:value-type="float">
            <text:p>9711699</text:p>
          </table:table-cell>
          <table:table-cell table:formula="of:=[.A609]/1000/(60*60*24)" office:value-type="time" office:time-value="PT02H41M51.699S" calcext:value-type="time">
            <text:p>02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35.91" calcext:value-type="float">
            <text:p>335.91</text:p>
          </table:table-cell>
          <table:table-cell office:value-type="float" office:value="416.43" calcext:value-type="float">
            <text:p>416.43</text:p>
          </table:table-cell>
        </table:table-row>
        <table:table-row table:style-name="ro1">
          <table:table-cell office:value-type="float" office:value="9727699" calcext:value-type="float">
            <text:p>9727699</text:p>
          </table:table-cell>
          <table:table-cell table:formula="of:=[.A610]/1000/(60*60*24)" office:value-type="time" office:time-value="PT02H42M07.699S" calcext:value-type="time">
            <text:p>02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36.45" calcext:value-type="float">
            <text:p>336.45</text:p>
          </table:table-cell>
          <table:table-cell office:value-type="float" office:value="417.09" calcext:value-type="float">
            <text:p>417.09</text:p>
          </table:table-cell>
        </table:table-row>
        <table:table-row table:style-name="ro1">
          <table:table-cell office:value-type="float" office:value="9743699" calcext:value-type="float">
            <text:p>9743699</text:p>
          </table:table-cell>
          <table:table-cell table:formula="of:=[.A611]/1000/(60*60*24)" office:value-type="time" office:time-value="PT02H42M23.699S" calcext:value-type="time">
            <text:p>02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37" calcext:value-type="float">
            <text:p>337</text:p>
          </table:table-cell>
          <table:table-cell office:value-type="float" office:value="417.75" calcext:value-type="float">
            <text:p>417.75</text:p>
          </table:table-cell>
        </table:table-row>
        <table:table-row table:style-name="ro1">
          <table:table-cell office:value-type="float" office:value="9759699" calcext:value-type="float">
            <text:p>9759699</text:p>
          </table:table-cell>
          <table:table-cell table:formula="of:=[.A612]/1000/(60*60*24)" office:value-type="time" office:time-value="PT02H42M39.699S" calcext:value-type="time">
            <text:p>02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37.54" calcext:value-type="float">
            <text:p>337.54</text:p>
          </table:table-cell>
          <table:table-cell office:value-type="float" office:value="418.41" calcext:value-type="float">
            <text:p>418.41</text:p>
          </table:table-cell>
        </table:table-row>
        <table:table-row table:style-name="ro1">
          <table:table-cell office:value-type="float" office:value="9775699" calcext:value-type="float">
            <text:p>9775699</text:p>
          </table:table-cell>
          <table:table-cell table:formula="of:=[.A613]/1000/(60*60*24)" office:value-type="time" office:time-value="PT02H42M55.699S" calcext:value-type="time">
            <text:p>02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38.08" calcext:value-type="float">
            <text:p>338.08</text:p>
          </table:table-cell>
          <table:table-cell office:value-type="float" office:value="419.07" calcext:value-type="float">
            <text:p>419.07</text:p>
          </table:table-cell>
        </table:table-row>
        <table:table-row table:style-name="ro1">
          <table:table-cell office:value-type="float" office:value="9791699" calcext:value-type="float">
            <text:p>9791699</text:p>
          </table:table-cell>
          <table:table-cell table:formula="of:=[.A614]/1000/(60*60*24)" office:value-type="time" office:time-value="PT02H43M11.699S" calcext:value-type="time">
            <text:p>02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38.63" calcext:value-type="float">
            <text:p>338.63</text:p>
          </table:table-cell>
          <table:table-cell office:value-type="float" office:value="419.73" calcext:value-type="float">
            <text:p>419.73</text:p>
          </table:table-cell>
        </table:table-row>
        <table:table-row table:style-name="ro1">
          <table:table-cell office:value-type="float" office:value="9807699" calcext:value-type="float">
            <text:p>9807699</text:p>
          </table:table-cell>
          <table:table-cell table:formula="of:=[.A615]/1000/(60*60*24)" office:value-type="time" office:time-value="PT02H43M27.699S" calcext:value-type="time">
            <text:p>02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339.17" calcext:value-type="float">
            <text:p>339.17</text:p>
          </table:table-cell>
          <table:table-cell office:value-type="float" office:value="420.39" calcext:value-type="float">
            <text:p>420.39</text:p>
          </table:table-cell>
        </table:table-row>
        <table:table-row table:style-name="ro1">
          <table:table-cell office:value-type="float" office:value="9823699" calcext:value-type="float">
            <text:p>9823699</text:p>
          </table:table-cell>
          <table:table-cell table:formula="of:=[.A616]/1000/(60*60*24)" office:value-type="time" office:time-value="PT02H43M43.699S" calcext:value-type="time">
            <text:p>02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339.71" calcext:value-type="float">
            <text:p>339.71</text:p>
          </table:table-cell>
          <table:table-cell office:value-type="float" office:value="421.05" calcext:value-type="float">
            <text:p>421.05</text:p>
          </table:table-cell>
        </table:table-row>
        <table:table-row table:style-name="ro1">
          <table:table-cell office:value-type="float" office:value="9839699" calcext:value-type="float">
            <text:p>9839699</text:p>
          </table:table-cell>
          <table:table-cell table:formula="of:=[.A617]/1000/(60*60*24)" office:value-type="time" office:time-value="PT02H43M59.699S" calcext:value-type="time">
            <text:p>02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40.26" calcext:value-type="float">
            <text:p>340.26</text:p>
          </table:table-cell>
          <table:table-cell office:value-type="float" office:value="421.71" calcext:value-type="float">
            <text:p>421.71</text:p>
          </table:table-cell>
        </table:table-row>
        <table:table-row table:style-name="ro1">
          <table:table-cell office:value-type="float" office:value="9855699" calcext:value-type="float">
            <text:p>9855699</text:p>
          </table:table-cell>
          <table:table-cell table:formula="of:=[.A618]/1000/(60*60*24)" office:value-type="time" office:time-value="PT02H44M15.699S" calcext:value-type="time">
            <text:p>02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40.8" calcext:value-type="float">
            <text:p>340.8</text:p>
          </table:table-cell>
          <table:table-cell office:value-type="float" office:value="422.37" calcext:value-type="float">
            <text:p>422.37</text:p>
          </table:table-cell>
        </table:table-row>
        <table:table-row table:style-name="ro1">
          <table:table-cell office:value-type="float" office:value="9871699" calcext:value-type="float">
            <text:p>9871699</text:p>
          </table:table-cell>
          <table:table-cell table:formula="of:=[.A619]/1000/(60*60*24)" office:value-type="time" office:time-value="PT02H44M31.699S" calcext:value-type="time">
            <text:p>02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41.34" calcext:value-type="float">
            <text:p>341.34</text:p>
          </table:table-cell>
          <table:table-cell office:value-type="float" office:value="423.04" calcext:value-type="float">
            <text:p>423.04</text:p>
          </table:table-cell>
        </table:table-row>
        <table:table-row table:style-name="ro1">
          <table:table-cell office:value-type="float" office:value="9887699" calcext:value-type="float">
            <text:p>9887699</text:p>
          </table:table-cell>
          <table:table-cell table:formula="of:=[.A620]/1000/(60*60*24)" office:value-type="time" office:time-value="PT02H44M47.699S" calcext:value-type="time">
            <text:p>02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41.89" calcext:value-type="float">
            <text:p>341.89</text:p>
          </table:table-cell>
          <table:table-cell office:value-type="float" office:value="423.7" calcext:value-type="float">
            <text:p>423.7</text:p>
          </table:table-cell>
        </table:table-row>
        <table:table-row table:style-name="ro1">
          <table:table-cell office:value-type="float" office:value="9903699" calcext:value-type="float">
            <text:p>9903699</text:p>
          </table:table-cell>
          <table:table-cell table:formula="of:=[.A621]/1000/(60*60*24)" office:value-type="time" office:time-value="PT02H45M03.699S" calcext:value-type="time">
            <text:p>02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42.43" calcext:value-type="float">
            <text:p>342.43</text:p>
          </table:table-cell>
          <table:table-cell office:value-type="float" office:value="424.36" calcext:value-type="float">
            <text:p>424.36</text:p>
          </table:table-cell>
        </table:table-row>
        <table:table-row table:style-name="ro1">
          <table:table-cell office:value-type="float" office:value="9919699" calcext:value-type="float">
            <text:p>9919699</text:p>
          </table:table-cell>
          <table:table-cell table:formula="of:=[.A622]/1000/(60*60*24)" office:value-type="time" office:time-value="PT02H45M19.699S" calcext:value-type="time">
            <text:p>02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342.97" calcext:value-type="float">
            <text:p>342.97</text:p>
          </table:table-cell>
          <table:table-cell office:value-type="float" office:value="425.01" calcext:value-type="float">
            <text:p>425.01</text:p>
          </table:table-cell>
        </table:table-row>
        <table:table-row table:style-name="ro1">
          <table:table-cell office:value-type="float" office:value="9935699" calcext:value-type="float">
            <text:p>9935699</text:p>
          </table:table-cell>
          <table:table-cell table:formula="of:=[.A623]/1000/(60*60*24)" office:value-type="time" office:time-value="PT02H45M35.699S" calcext:value-type="time">
            <text:p>02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343.51" calcext:value-type="float">
            <text:p>343.51</text:p>
          </table:table-cell>
          <table:table-cell office:value-type="float" office:value="425.67" calcext:value-type="float">
            <text:p>425.67</text:p>
          </table:table-cell>
        </table:table-row>
        <table:table-row table:style-name="ro1">
          <table:table-cell office:value-type="float" office:value="9951699" calcext:value-type="float">
            <text:p>9951699</text:p>
          </table:table-cell>
          <table:table-cell table:formula="of:=[.A624]/1000/(60*60*24)" office:value-type="time" office:time-value="PT02H45M51.699S" calcext:value-type="time">
            <text:p>02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44.06" calcext:value-type="float">
            <text:p>344.06</text:p>
          </table:table-cell>
          <table:table-cell office:value-type="float" office:value="426.33" calcext:value-type="float">
            <text:p>426.33</text:p>
          </table:table-cell>
        </table:table-row>
        <table:table-row table:style-name="ro1">
          <table:table-cell office:value-type="float" office:value="9967699" calcext:value-type="float">
            <text:p>9967699</text:p>
          </table:table-cell>
          <table:table-cell table:formula="of:=[.A625]/1000/(60*60*24)" office:value-type="time" office:time-value="PT02H46M07.699S" calcext:value-type="time">
            <text:p>02:4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344.6" calcext:value-type="float">
            <text:p>344.6</text:p>
          </table:table-cell>
          <table:table-cell office:value-type="float" office:value="426.99" calcext:value-type="float">
            <text:p>426.99</text:p>
          </table:table-cell>
        </table:table-row>
        <table:table-row table:style-name="ro1">
          <table:table-cell office:value-type="float" office:value="9983699" calcext:value-type="float">
            <text:p>9983699</text:p>
          </table:table-cell>
          <table:table-cell table:formula="of:=[.A626]/1000/(60*60*24)" office:value-type="time" office:time-value="PT02H46M23.699S" calcext:value-type="time">
            <text:p>02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345.14" calcext:value-type="float">
            <text:p>345.14</text:p>
          </table:table-cell>
          <table:table-cell office:value-type="float" office:value="427.65" calcext:value-type="float">
            <text:p>427.65</text:p>
          </table:table-cell>
        </table:table-row>
        <table:table-row table:style-name="ro1">
          <table:table-cell office:value-type="float" office:value="9999699" calcext:value-type="float">
            <text:p>9999699</text:p>
          </table:table-cell>
          <table:table-cell table:formula="of:=[.A627]/1000/(60*60*24)" office:value-type="time" office:time-value="PT02H46M39.699S" calcext:value-type="time">
            <text:p>02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45.69" calcext:value-type="float">
            <text:p>345.69</text:p>
          </table:table-cell>
          <table:table-cell office:value-type="float" office:value="428.31" calcext:value-type="float">
            <text:p>428.31</text:p>
          </table:table-cell>
        </table:table-row>
        <table:table-row table:style-name="ro1">
          <table:table-cell office:value-type="float" office:value="10015699" calcext:value-type="float">
            <text:p>10015699</text:p>
          </table:table-cell>
          <table:table-cell table:formula="of:=[.A628]/1000/(60*60*24)" office:value-type="time" office:time-value="PT02H46M55.699S" calcext:value-type="time">
            <text:p>02:4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346.23" calcext:value-type="float">
            <text:p>346.23</text:p>
          </table:table-cell>
          <table:table-cell office:value-type="float" office:value="428.97" calcext:value-type="float">
            <text:p>428.97</text:p>
          </table:table-cell>
        </table:table-row>
        <table:table-row table:style-name="ro1">
          <table:table-cell office:value-type="float" office:value="10031699" calcext:value-type="float">
            <text:p>10031699</text:p>
          </table:table-cell>
          <table:table-cell table:formula="of:=[.A629]/1000/(60*60*24)" office:value-type="time" office:time-value="PT02H47M11.699S" calcext:value-type="time">
            <text:p>02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46.77" calcext:value-type="float">
            <text:p>346.77</text:p>
          </table:table-cell>
          <table:table-cell office:value-type="float" office:value="429.63" calcext:value-type="float">
            <text:p>429.63</text:p>
          </table:table-cell>
        </table:table-row>
        <table:table-row table:style-name="ro1">
          <table:table-cell office:value-type="float" office:value="10047699" calcext:value-type="float">
            <text:p>10047699</text:p>
          </table:table-cell>
          <table:table-cell table:formula="of:=[.A630]/1000/(60*60*24)" office:value-type="time" office:time-value="PT02H47M27.699S" calcext:value-type="time">
            <text:p>02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47.31" calcext:value-type="float">
            <text:p>347.31</text:p>
          </table:table-cell>
          <table:table-cell office:value-type="float" office:value="430.29" calcext:value-type="float">
            <text:p>430.29</text:p>
          </table:table-cell>
        </table:table-row>
        <table:table-row table:style-name="ro1">
          <table:table-cell office:value-type="float" office:value="10063699" calcext:value-type="float">
            <text:p>10063699</text:p>
          </table:table-cell>
          <table:table-cell table:formula="of:=[.A631]/1000/(60*60*24)" office:value-type="time" office:time-value="PT02H47M43.699S" calcext:value-type="time">
            <text:p>02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47.86" calcext:value-type="float">
            <text:p>347.86</text:p>
          </table:table-cell>
          <table:table-cell office:value-type="float" office:value="430.95" calcext:value-type="float">
            <text:p>430.95</text:p>
          </table:table-cell>
        </table:table-row>
        <table:table-row table:style-name="ro1">
          <table:table-cell office:value-type="float" office:value="10079699" calcext:value-type="float">
            <text:p>10079699</text:p>
          </table:table-cell>
          <table:table-cell table:formula="of:=[.A632]/1000/(60*60*24)" office:value-type="time" office:time-value="PT02H47M59.699S" calcext:value-type="time">
            <text:p>02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48.4" calcext:value-type="float">
            <text:p>348.4</text:p>
          </table:table-cell>
          <table:table-cell office:value-type="float" office:value="431.61" calcext:value-type="float">
            <text:p>431.61</text:p>
          </table:table-cell>
        </table:table-row>
        <table:table-row table:style-name="ro1">
          <table:table-cell office:value-type="float" office:value="10095699" calcext:value-type="float">
            <text:p>10095699</text:p>
          </table:table-cell>
          <table:table-cell table:formula="of:=[.A633]/1000/(60*60*24)" office:value-type="time" office:time-value="PT02H48M15.699S" calcext:value-type="time">
            <text:p>02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48.94" calcext:value-type="float">
            <text:p>348.94</text:p>
          </table:table-cell>
          <table:table-cell office:value-type="float" office:value="432.27" calcext:value-type="float">
            <text:p>432.27</text:p>
          </table:table-cell>
        </table:table-row>
        <table:table-row table:style-name="ro1">
          <table:table-cell office:value-type="float" office:value="10111699" calcext:value-type="float">
            <text:p>10111699</text:p>
          </table:table-cell>
          <table:table-cell table:formula="of:=[.A634]/1000/(60*60*24)" office:value-type="time" office:time-value="PT02H48M31.699S" calcext:value-type="time">
            <text:p>02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49.48" calcext:value-type="float">
            <text:p>349.48</text:p>
          </table:table-cell>
          <table:table-cell office:value-type="float" office:value="432.93" calcext:value-type="float">
            <text:p>432.93</text:p>
          </table:table-cell>
        </table:table-row>
        <table:table-row table:style-name="ro1">
          <table:table-cell office:value-type="float" office:value="10127699" calcext:value-type="float">
            <text:p>10127699</text:p>
          </table:table-cell>
          <table:table-cell table:formula="of:=[.A635]/1000/(60*60*24)" office:value-type="time" office:time-value="PT02H48M47.699S" calcext:value-type="time">
            <text:p>02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350.03" calcext:value-type="float">
            <text:p>350.03</text:p>
          </table:table-cell>
          <table:table-cell office:value-type="float" office:value="433.59" calcext:value-type="float">
            <text:p>433.59</text:p>
          </table:table-cell>
        </table:table-row>
        <table:table-row table:style-name="ro1">
          <table:table-cell office:value-type="float" office:value="10143699" calcext:value-type="float">
            <text:p>10143699</text:p>
          </table:table-cell>
          <table:table-cell table:formula="of:=[.A636]/1000/(60*60*24)" office:value-type="time" office:time-value="PT02H49M03.699S" calcext:value-type="time">
            <text:p>02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50.57" calcext:value-type="float">
            <text:p>350.57</text:p>
          </table:table-cell>
          <table:table-cell office:value-type="float" office:value="434.25" calcext:value-type="float">
            <text:p>434.25</text:p>
          </table:table-cell>
        </table:table-row>
        <table:table-row table:style-name="ro1">
          <table:table-cell office:value-type="float" office:value="10159699" calcext:value-type="float">
            <text:p>10159699</text:p>
          </table:table-cell>
          <table:table-cell table:formula="of:=[.A637]/1000/(60*60*24)" office:value-type="time" office:time-value="PT02H49M19.699S" calcext:value-type="time">
            <text:p>02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1.11" calcext:value-type="float">
            <text:p>351.11</text:p>
          </table:table-cell>
          <table:table-cell office:value-type="float" office:value="434.91" calcext:value-type="float">
            <text:p>434.91</text:p>
          </table:table-cell>
        </table:table-row>
        <table:table-row table:style-name="ro1">
          <table:table-cell office:value-type="float" office:value="10175699" calcext:value-type="float">
            <text:p>10175699</text:p>
          </table:table-cell>
          <table:table-cell table:formula="of:=[.A638]/1000/(60*60*24)" office:value-type="time" office:time-value="PT02H49M35.699S" calcext:value-type="time">
            <text:p>02:4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1.66" calcext:value-type="float">
            <text:p>351.66</text:p>
          </table:table-cell>
          <table:table-cell office:value-type="float" office:value="435.57" calcext:value-type="float">
            <text:p>435.57</text:p>
          </table:table-cell>
        </table:table-row>
        <table:table-row table:style-name="ro1">
          <table:table-cell office:value-type="float" office:value="10191699" calcext:value-type="float">
            <text:p>10191699</text:p>
          </table:table-cell>
          <table:table-cell table:formula="of:=[.A639]/1000/(60*60*24)" office:value-type="time" office:time-value="PT02H49M51.699S" calcext:value-type="time">
            <text:p>02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52.2" calcext:value-type="float">
            <text:p>352.2</text:p>
          </table:table-cell>
          <table:table-cell office:value-type="float" office:value="436.22" calcext:value-type="float">
            <text:p>436.22</text:p>
          </table:table-cell>
        </table:table-row>
        <table:table-row table:style-name="ro1">
          <table:table-cell office:value-type="float" office:value="10207699" calcext:value-type="float">
            <text:p>10207699</text:p>
          </table:table-cell>
          <table:table-cell table:formula="of:=[.A640]/1000/(60*60*24)" office:value-type="time" office:time-value="PT02H50M07.699S" calcext:value-type="time">
            <text:p>02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2.74" calcext:value-type="float">
            <text:p>352.74</text:p>
          </table:table-cell>
          <table:table-cell office:value-type="float" office:value="436.88" calcext:value-type="float">
            <text:p>436.88</text:p>
          </table:table-cell>
        </table:table-row>
        <table:table-row table:style-name="ro1">
          <table:table-cell office:value-type="float" office:value="10223699" calcext:value-type="float">
            <text:p>10223699</text:p>
          </table:table-cell>
          <table:table-cell table:formula="of:=[.A641]/1000/(60*60*24)" office:value-type="time" office:time-value="PT02H50M23.699S" calcext:value-type="time">
            <text:p>02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53.28" calcext:value-type="float">
            <text:p>353.28</text:p>
          </table:table-cell>
          <table:table-cell office:value-type="float" office:value="437.54" calcext:value-type="float">
            <text:p>437.54</text:p>
          </table:table-cell>
        </table:table-row>
        <table:table-row table:style-name="ro1">
          <table:table-cell office:value-type="float" office:value="10239699" calcext:value-type="float">
            <text:p>10239699</text:p>
          </table:table-cell>
          <table:table-cell table:formula="of:=[.A642]/1000/(60*60*24)" office:value-type="time" office:time-value="PT02H50M39.699S" calcext:value-type="time">
            <text:p>02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3.83" calcext:value-type="float">
            <text:p>353.83</text:p>
          </table:table-cell>
          <table:table-cell office:value-type="float" office:value="438.2" calcext:value-type="float">
            <text:p>438.2</text:p>
          </table:table-cell>
        </table:table-row>
        <table:table-row table:style-name="ro1">
          <table:table-cell office:value-type="float" office:value="10255699" calcext:value-type="float">
            <text:p>10255699</text:p>
          </table:table-cell>
          <table:table-cell table:formula="of:=[.A643]/1000/(60*60*24)" office:value-type="time" office:time-value="PT02H50M55.699S" calcext:value-type="time">
            <text:p>02:5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4.37" calcext:value-type="float">
            <text:p>354.37</text:p>
          </table:table-cell>
          <table:table-cell office:value-type="float" office:value="438.86" calcext:value-type="float">
            <text:p>438.86</text:p>
          </table:table-cell>
        </table:table-row>
        <table:table-row table:style-name="ro1">
          <table:table-cell office:value-type="float" office:value="10271699" calcext:value-type="float">
            <text:p>10271699</text:p>
          </table:table-cell>
          <table:table-cell table:formula="of:=[.A644]/1000/(60*60*24)" office:value-type="time" office:time-value="PT02H51M11.699S" calcext:value-type="time">
            <text:p>02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4.91" calcext:value-type="float">
            <text:p>354.91</text:p>
          </table:table-cell>
          <table:table-cell office:value-type="float" office:value="439.52" calcext:value-type="float">
            <text:p>439.52</text:p>
          </table:table-cell>
        </table:table-row>
        <table:table-row table:style-name="ro1">
          <table:table-cell office:value-type="float" office:value="10287699" calcext:value-type="float">
            <text:p>10287699</text:p>
          </table:table-cell>
          <table:table-cell table:formula="of:=[.A645]/1000/(60*60*24)" office:value-type="time" office:time-value="PT02H51M27.699S" calcext:value-type="time">
            <text:p>02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5.45" calcext:value-type="float">
            <text:p>355.45</text:p>
          </table:table-cell>
          <table:table-cell office:value-type="float" office:value="440.18" calcext:value-type="float">
            <text:p>440.18</text:p>
          </table:table-cell>
        </table:table-row>
        <table:table-row table:style-name="ro1">
          <table:table-cell office:value-type="float" office:value="10303699" calcext:value-type="float">
            <text:p>10303699</text:p>
          </table:table-cell>
          <table:table-cell table:formula="of:=[.A646]/1000/(60*60*24)" office:value-type="time" office:time-value="PT02H51M43.699S" calcext:value-type="time">
            <text:p>02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6" calcext:value-type="float">
            <text:p>356</text:p>
          </table:table-cell>
          <table:table-cell office:value-type="float" office:value="440.83" calcext:value-type="float">
            <text:p>440.83</text:p>
          </table:table-cell>
        </table:table-row>
        <table:table-row table:style-name="ro1">
          <table:table-cell office:value-type="float" office:value="10319699" calcext:value-type="float">
            <text:p>10319699</text:p>
          </table:table-cell>
          <table:table-cell table:formula="of:=[.A647]/1000/(60*60*24)" office:value-type="time" office:time-value="PT02H51M59.699S" calcext:value-type="time">
            <text:p>02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6.54" calcext:value-type="float">
            <text:p>356.54</text:p>
          </table:table-cell>
          <table:table-cell office:value-type="float" office:value="441.49" calcext:value-type="float">
            <text:p>441.49</text:p>
          </table:table-cell>
        </table:table-row>
        <table:table-row table:style-name="ro1">
          <table:table-cell office:value-type="float" office:value="10335699" calcext:value-type="float">
            <text:p>10335699</text:p>
          </table:table-cell>
          <table:table-cell table:formula="of:=[.A648]/1000/(60*60*24)" office:value-type="time" office:time-value="PT02H52M15.699S" calcext:value-type="time">
            <text:p>02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57.08" calcext:value-type="float">
            <text:p>357.08</text:p>
          </table:table-cell>
          <table:table-cell office:value-type="float" office:value="442.15" calcext:value-type="float">
            <text:p>442.15</text:p>
          </table:table-cell>
        </table:table-row>
        <table:table-row table:style-name="ro1">
          <table:table-cell office:value-type="float" office:value="10351699" calcext:value-type="float">
            <text:p>10351699</text:p>
          </table:table-cell>
          <table:table-cell table:formula="of:=[.A649]/1000/(60*60*24)" office:value-type="time" office:time-value="PT02H52M31.699S" calcext:value-type="time">
            <text:p>02:5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7.62" calcext:value-type="float">
            <text:p>357.62</text:p>
          </table:table-cell>
          <table:table-cell office:value-type="float" office:value="442.81" calcext:value-type="float">
            <text:p>442.81</text:p>
          </table:table-cell>
        </table:table-row>
        <table:table-row table:style-name="ro1">
          <table:table-cell office:value-type="float" office:value="10367699" calcext:value-type="float">
            <text:p>10367699</text:p>
          </table:table-cell>
          <table:table-cell table:formula="of:=[.A650]/1000/(60*60*24)" office:value-type="time" office:time-value="PT02H52M47.699S" calcext:value-type="time">
            <text:p>02:52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8.17" calcext:value-type="float">
            <text:p>358.17</text:p>
          </table:table-cell>
          <table:table-cell office:value-type="float" office:value="443.47" calcext:value-type="float">
            <text:p>443.47</text:p>
          </table:table-cell>
        </table:table-row>
        <table:table-row table:style-name="ro1">
          <table:table-cell office:value-type="float" office:value="10383699" calcext:value-type="float">
            <text:p>10383699</text:p>
          </table:table-cell>
          <table:table-cell table:formula="of:=[.A651]/1000/(60*60*24)" office:value-type="time" office:time-value="PT02H53M03.699S" calcext:value-type="time">
            <text:p>02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58.71" calcext:value-type="float">
            <text:p>358.71</text:p>
          </table:table-cell>
          <table:table-cell office:value-type="float" office:value="444.12" calcext:value-type="float">
            <text:p>444.12</text:p>
          </table:table-cell>
        </table:table-row>
        <table:table-row table:style-name="ro1">
          <table:table-cell office:value-type="float" office:value="10399699" calcext:value-type="float">
            <text:p>10399699</text:p>
          </table:table-cell>
          <table:table-cell table:formula="of:=[.A652]/1000/(60*60*24)" office:value-type="time" office:time-value="PT02H53M19.699S" calcext:value-type="time">
            <text:p>02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59.25" calcext:value-type="float">
            <text:p>359.25</text:p>
          </table:table-cell>
          <table:table-cell office:value-type="float" office:value="444.78" calcext:value-type="float">
            <text:p>444.78</text:p>
          </table:table-cell>
        </table:table-row>
        <table:table-row table:style-name="ro1">
          <table:table-cell office:value-type="float" office:value="10415699" calcext:value-type="float">
            <text:p>10415699</text:p>
          </table:table-cell>
          <table:table-cell table:formula="of:=[.A653]/1000/(60*60*24)" office:value-type="time" office:time-value="PT02H53M35.699S" calcext:value-type="time">
            <text:p>02:53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9.79" calcext:value-type="float">
            <text:p>359.79</text:p>
          </table:table-cell>
          <table:table-cell office:value-type="float" office:value="445.44" calcext:value-type="float">
            <text:p>445.44</text:p>
          </table:table-cell>
        </table:table-row>
        <table:table-row table:style-name="ro1">
          <table:table-cell office:value-type="float" office:value="10431699" calcext:value-type="float">
            <text:p>10431699</text:p>
          </table:table-cell>
          <table:table-cell table:formula="of:=[.A654]/1000/(60*60*24)" office:value-type="time" office:time-value="PT02H53M51.699S" calcext:value-type="time">
            <text:p>02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60.34" calcext:value-type="float">
            <text:p>360.34</text:p>
          </table:table-cell>
          <table:table-cell office:value-type="float" office:value="446.1" calcext:value-type="float">
            <text:p>446.1</text:p>
          </table:table-cell>
        </table:table-row>
        <table:table-row table:style-name="ro1">
          <table:table-cell office:value-type="float" office:value="10447699" calcext:value-type="float">
            <text:p>10447699</text:p>
          </table:table-cell>
          <table:table-cell table:formula="of:=[.A655]/1000/(60*60*24)" office:value-type="time" office:time-value="PT02H54M07.699S" calcext:value-type="time">
            <text:p>02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0.88" calcext:value-type="float">
            <text:p>360.88</text:p>
          </table:table-cell>
          <table:table-cell office:value-type="float" office:value="446.76" calcext:value-type="float">
            <text:p>446.76</text:p>
          </table:table-cell>
        </table:table-row>
        <table:table-row table:style-name="ro1">
          <table:table-cell office:value-type="float" office:value="10463699" calcext:value-type="float">
            <text:p>10463699</text:p>
          </table:table-cell>
          <table:table-cell table:formula="of:=[.A656]/1000/(60*60*24)" office:value-type="time" office:time-value="PT02H54M23.699S" calcext:value-type="time">
            <text:p>02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61.42" calcext:value-type="float">
            <text:p>361.42</text:p>
          </table:table-cell>
          <table:table-cell office:value-type="float" office:value="447.41" calcext:value-type="float">
            <text:p>447.41</text:p>
          </table:table-cell>
        </table:table-row>
        <table:table-row table:style-name="ro1">
          <table:table-cell office:value-type="float" office:value="10479699" calcext:value-type="float">
            <text:p>10479699</text:p>
          </table:table-cell>
          <table:table-cell table:formula="of:=[.A657]/1000/(60*60*24)" office:value-type="time" office:time-value="PT02H54M39.699S" calcext:value-type="time">
            <text:p>02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1.96" calcext:value-type="float">
            <text:p>361.96</text:p>
          </table:table-cell>
          <table:table-cell office:value-type="float" office:value="448.07" calcext:value-type="float">
            <text:p>448.07</text:p>
          </table:table-cell>
        </table:table-row>
        <table:table-row table:style-name="ro1">
          <table:table-cell office:value-type="float" office:value="10495699" calcext:value-type="float">
            <text:p>10495699</text:p>
          </table:table-cell>
          <table:table-cell table:formula="of:=[.A658]/1000/(60*60*24)" office:value-type="time" office:time-value="PT02H54M55.699S" calcext:value-type="time">
            <text:p>02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62.5" calcext:value-type="float">
            <text:p>362.5</text:p>
          </table:table-cell>
          <table:table-cell office:value-type="float" office:value="448.73" calcext:value-type="float">
            <text:p>448.73</text:p>
          </table:table-cell>
        </table:table-row>
        <table:table-row table:style-name="ro1">
          <table:table-cell office:value-type="float" office:value="10511699" calcext:value-type="float">
            <text:p>10511699</text:p>
          </table:table-cell>
          <table:table-cell table:formula="of:=[.A659]/1000/(60*60*24)" office:value-type="time" office:time-value="PT02H55M11.699S" calcext:value-type="time">
            <text:p>02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3.05" calcext:value-type="float">
            <text:p>363.05</text:p>
          </table:table-cell>
          <table:table-cell office:value-type="float" office:value="449.39" calcext:value-type="float">
            <text:p>449.39</text:p>
          </table:table-cell>
        </table:table-row>
        <table:table-row table:style-name="ro1">
          <table:table-cell office:value-type="float" office:value="10527699" calcext:value-type="float">
            <text:p>10527699</text:p>
          </table:table-cell>
          <table:table-cell table:formula="of:=[.A660]/1000/(60*60*24)" office:value-type="time" office:time-value="PT02H55M27.699S" calcext:value-type="time">
            <text:p>02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3.59" calcext:value-type="float">
            <text:p>363.59</text:p>
          </table:table-cell>
          <table:table-cell office:value-type="float" office:value="450.04" calcext:value-type="float">
            <text:p>450.04</text:p>
          </table:table-cell>
        </table:table-row>
        <table:table-row table:style-name="ro1">
          <table:table-cell office:value-type="float" office:value="10543699" calcext:value-type="float">
            <text:p>10543699</text:p>
          </table:table-cell>
          <table:table-cell table:formula="of:=[.A661]/1000/(60*60*24)" office:value-type="time" office:time-value="PT02H55M43.699S" calcext:value-type="time">
            <text:p>02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4.13" calcext:value-type="float">
            <text:p>364.13</text:p>
          </table:table-cell>
          <table:table-cell office:value-type="float" office:value="450.7" calcext:value-type="float">
            <text:p>450.7</text:p>
          </table:table-cell>
        </table:table-row>
        <table:table-row table:style-name="ro1">
          <table:table-cell office:value-type="float" office:value="10559699" calcext:value-type="float">
            <text:p>10559699</text:p>
          </table:table-cell>
          <table:table-cell table:formula="of:=[.A662]/1000/(60*60*24)" office:value-type="time" office:time-value="PT02H55M59.699S" calcext:value-type="time">
            <text:p>02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4.67" calcext:value-type="float">
            <text:p>364.67</text:p>
          </table:table-cell>
          <table:table-cell office:value-type="float" office:value="451.36" calcext:value-type="float">
            <text:p>451.36</text:p>
          </table:table-cell>
        </table:table-row>
        <table:table-row table:style-name="ro1">
          <table:table-cell office:value-type="float" office:value="10575699" calcext:value-type="float">
            <text:p>10575699</text:p>
          </table:table-cell>
          <table:table-cell table:formula="of:=[.A663]/1000/(60*60*24)" office:value-type="time" office:time-value="PT02H56M15.699S" calcext:value-type="time">
            <text:p>02:56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5.22" calcext:value-type="float">
            <text:p>365.22</text:p>
          </table:table-cell>
          <table:table-cell office:value-type="float" office:value="452.02" calcext:value-type="float">
            <text:p>452.02</text:p>
          </table:table-cell>
        </table:table-row>
        <table:table-row table:style-name="ro1">
          <table:table-cell office:value-type="float" office:value="10591699" calcext:value-type="float">
            <text:p>10591699</text:p>
          </table:table-cell>
          <table:table-cell table:formula="of:=[.A664]/1000/(60*60*24)" office:value-type="time" office:time-value="PT02H56M31.699S" calcext:value-type="time">
            <text:p>02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365.76" calcext:value-type="float">
            <text:p>365.76</text:p>
          </table:table-cell>
          <table:table-cell office:value-type="float" office:value="452.68" calcext:value-type="float">
            <text:p>452.68</text:p>
          </table:table-cell>
        </table:table-row>
        <table:table-row table:style-name="ro1">
          <table:table-cell office:value-type="float" office:value="10607699" calcext:value-type="float">
            <text:p>10607699</text:p>
          </table:table-cell>
          <table:table-cell table:formula="of:=[.A665]/1000/(60*60*24)" office:value-type="time" office:time-value="PT02H56M47.699S" calcext:value-type="time">
            <text:p>02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6.3" calcext:value-type="float">
            <text:p>366.3</text:p>
          </table:table-cell>
          <table:table-cell office:value-type="float" office:value="453.33" calcext:value-type="float">
            <text:p>453.33</text:p>
          </table:table-cell>
        </table:table-row>
        <table:table-row table:style-name="ro1">
          <table:table-cell office:value-type="float" office:value="10623699" calcext:value-type="float">
            <text:p>10623699</text:p>
          </table:table-cell>
          <table:table-cell table:formula="of:=[.A666]/1000/(60*60*24)" office:value-type="time" office:time-value="PT02H57M03.699S" calcext:value-type="time">
            <text:p>02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6.84" calcext:value-type="float">
            <text:p>366.84</text:p>
          </table:table-cell>
          <table:table-cell office:value-type="float" office:value="453.99" calcext:value-type="float">
            <text:p>453.99</text:p>
          </table:table-cell>
        </table:table-row>
        <table:table-row table:style-name="ro1">
          <table:table-cell office:value-type="float" office:value="10639699" calcext:value-type="float">
            <text:p>10639699</text:p>
          </table:table-cell>
          <table:table-cell table:formula="of:=[.A667]/1000/(60*60*24)" office:value-type="time" office:time-value="PT02H57M19.699S" calcext:value-type="time">
            <text:p>02:57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7.38" calcext:value-type="float">
            <text:p>367.38</text:p>
          </table:table-cell>
          <table:table-cell office:value-type="float" office:value="454.65" calcext:value-type="float">
            <text:p>454.65</text:p>
          </table:table-cell>
        </table:table-row>
        <table:table-row table:style-name="ro1">
          <table:table-cell office:value-type="float" office:value="10655699" calcext:value-type="float">
            <text:p>10655699</text:p>
          </table:table-cell>
          <table:table-cell table:formula="of:=[.A668]/1000/(60*60*24)" office:value-type="time" office:time-value="PT02H57M35.699S" calcext:value-type="time">
            <text:p>02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7.93" calcext:value-type="float">
            <text:p>367.93</text:p>
          </table:table-cell>
          <table:table-cell office:value-type="float" office:value="455.31" calcext:value-type="float">
            <text:p>455.31</text:p>
          </table:table-cell>
        </table:table-row>
        <table:table-row table:style-name="ro1">
          <table:table-cell office:value-type="float" office:value="10671699" calcext:value-type="float">
            <text:p>10671699</text:p>
          </table:table-cell>
          <table:table-cell table:formula="of:=[.A669]/1000/(60*60*24)" office:value-type="time" office:time-value="PT02H57M51.699S" calcext:value-type="time">
            <text:p>02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8.47" calcext:value-type="float">
            <text:p>368.47</text:p>
          </table:table-cell>
          <table:table-cell office:value-type="float" office:value="455.96" calcext:value-type="float">
            <text:p>455.96</text:p>
          </table:table-cell>
        </table:table-row>
        <table:table-row table:style-name="ro1">
          <table:table-cell office:value-type="float" office:value="10687699" calcext:value-type="float">
            <text:p>10687699</text:p>
          </table:table-cell>
          <table:table-cell table:formula="of:=[.A670]/1000/(60*60*24)" office:value-type="time" office:time-value="PT02H58M07.699S" calcext:value-type="time">
            <text:p>02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9.01" calcext:value-type="float">
            <text:p>369.01</text:p>
          </table:table-cell>
          <table:table-cell office:value-type="float" office:value="456.62" calcext:value-type="float">
            <text:p>456.62</text:p>
          </table:table-cell>
        </table:table-row>
        <table:table-row table:style-name="ro1">
          <table:table-cell office:value-type="float" office:value="10703699" calcext:value-type="float">
            <text:p>10703699</text:p>
          </table:table-cell>
          <table:table-cell table:formula="of:=[.A671]/1000/(60*60*24)" office:value-type="time" office:time-value="PT02H58M23.699S" calcext:value-type="time">
            <text:p>02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9.55" calcext:value-type="float">
            <text:p>369.55</text:p>
          </table:table-cell>
          <table:table-cell office:value-type="float" office:value="457.28" calcext:value-type="float">
            <text:p>457.28</text:p>
          </table:table-cell>
        </table:table-row>
        <table:table-row table:style-name="ro1">
          <table:table-cell office:value-type="float" office:value="10719699" calcext:value-type="float">
            <text:p>10719699</text:p>
          </table:table-cell>
          <table:table-cell table:formula="of:=[.A672]/1000/(60*60*24)" office:value-type="time" office:time-value="PT02H58M39.699S" calcext:value-type="time">
            <text:p>02:58:4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70.09" calcext:value-type="float">
            <text:p>370.09</text:p>
          </table:table-cell>
          <table:table-cell office:value-type="float" office:value="457.93" calcext:value-type="float">
            <text:p>457.93</text:p>
          </table:table-cell>
        </table:table-row>
        <table:table-row table:style-name="ro1">
          <table:table-cell office:value-type="float" office:value="10735699" calcext:value-type="float">
            <text:p>10735699</text:p>
          </table:table-cell>
          <table:table-cell table:formula="of:=[.A673]/1000/(60*60*24)" office:value-type="time" office:time-value="PT02H58M55.699S" calcext:value-type="time">
            <text:p>02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70.64" calcext:value-type="float">
            <text:p>370.64</text:p>
          </table:table-cell>
          <table:table-cell office:value-type="float" office:value="458.59" calcext:value-type="float">
            <text:p>458.59</text:p>
          </table:table-cell>
        </table:table-row>
        <table:table-row table:style-name="ro1">
          <table:table-cell office:value-type="float" office:value="10751699" calcext:value-type="float">
            <text:p>10751699</text:p>
          </table:table-cell>
          <table:table-cell table:formula="of:=[.A674]/1000/(60*60*24)" office:value-type="time" office:time-value="PT02H59M11.699S" calcext:value-type="time">
            <text:p>02:59:1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71.18" calcext:value-type="float">
            <text:p>371.18</text:p>
          </table:table-cell>
          <table:table-cell office:value-type="float" office:value="459.25" calcext:value-type="float">
            <text:p>459.25</text:p>
          </table:table-cell>
        </table:table-row>
        <table:table-row table:style-name="ro1">
          <table:table-cell office:value-type="float" office:value="10767699" calcext:value-type="float">
            <text:p>10767699</text:p>
          </table:table-cell>
          <table:table-cell table:formula="of:=[.A675]/1000/(60*60*24)" office:value-type="time" office:time-value="PT02H59M27.699S" calcext:value-type="time">
            <text:p>02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71.72" calcext:value-type="float">
            <text:p>371.72</text:p>
          </table:table-cell>
          <table:table-cell office:value-type="float" office:value="459.91" calcext:value-type="float">
            <text:p>459.91</text:p>
          </table:table-cell>
        </table:table-row>
        <table:table-row table:style-name="ro1">
          <table:table-cell office:value-type="float" office:value="10783699" calcext:value-type="float">
            <text:p>10783699</text:p>
          </table:table-cell>
          <table:table-cell table:formula="of:=[.A676]/1000/(60*60*24)" office:value-type="time" office:time-value="PT02H59M43.699S" calcext:value-type="time">
            <text:p>02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2.26" calcext:value-type="float">
            <text:p>372.26</text:p>
          </table:table-cell>
          <table:table-cell office:value-type="float" office:value="460.56" calcext:value-type="float">
            <text:p>460.56</text:p>
          </table:table-cell>
        </table:table-row>
        <table:table-row table:style-name="ro1">
          <table:table-cell office:value-type="float" office:value="10799699" calcext:value-type="float">
            <text:p>10799699</text:p>
          </table:table-cell>
          <table:table-cell table:formula="of:=[.A677]/1000/(60*60*24)" office:value-type="time" office:time-value="PT02H59M59.699S" calcext:value-type="time">
            <text:p>03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2.8" calcext:value-type="float">
            <text:p>372.8</text:p>
          </table:table-cell>
          <table:table-cell office:value-type="float" office:value="461.22" calcext:value-type="float">
            <text:p>461.22</text:p>
          </table:table-cell>
        </table:table-row>
        <table:table-row table:style-name="ro1">
          <table:table-cell office:value-type="float" office:value="10815699" calcext:value-type="float">
            <text:p>10815699</text:p>
          </table:table-cell>
          <table:table-cell table:formula="of:=[.A678]/1000/(60*60*24)" office:value-type="time" office:time-value="PT03H00M15.699S" calcext:value-type="time">
            <text:p>03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73.35" calcext:value-type="float">
            <text:p>373.35</text:p>
          </table:table-cell>
          <table:table-cell office:value-type="float" office:value="461.88" calcext:value-type="float">
            <text:p>461.88</text:p>
          </table:table-cell>
        </table:table-row>
        <table:table-row table:style-name="ro1">
          <table:table-cell office:value-type="float" office:value="10831699" calcext:value-type="float">
            <text:p>10831699</text:p>
          </table:table-cell>
          <table:table-cell table:formula="of:=[.A679]/1000/(60*60*24)" office:value-type="time" office:time-value="PT03H00M31.699S" calcext:value-type="time">
            <text:p>03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3.89" calcext:value-type="float">
            <text:p>373.89</text:p>
          </table:table-cell>
          <table:table-cell office:value-type="float" office:value="462.53" calcext:value-type="float">
            <text:p>462.53</text:p>
          </table:table-cell>
        </table:table-row>
        <table:table-row table:style-name="ro1">
          <table:table-cell office:value-type="float" office:value="10847699" calcext:value-type="float">
            <text:p>10847699</text:p>
          </table:table-cell>
          <table:table-cell table:formula="of:=[.A680]/1000/(60*60*24)" office:value-type="time" office:time-value="PT03H00M47.699S" calcext:value-type="time">
            <text:p>03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4.43" calcext:value-type="float">
            <text:p>374.43</text:p>
          </table:table-cell>
          <table:table-cell office:value-type="float" office:value="463.19" calcext:value-type="float">
            <text:p>463.19</text:p>
          </table:table-cell>
        </table:table-row>
        <table:table-row table:style-name="ro1">
          <table:table-cell office:value-type="float" office:value="10863699" calcext:value-type="float">
            <text:p>10863699</text:p>
          </table:table-cell>
          <table:table-cell table:formula="of:=[.A681]/1000/(60*60*24)" office:value-type="time" office:time-value="PT03H01M03.699S" calcext:value-type="time">
            <text:p>03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4.97" calcext:value-type="float">
            <text:p>374.97</text:p>
          </table:table-cell>
          <table:table-cell office:value-type="float" office:value="463.85" calcext:value-type="float">
            <text:p>463.85</text:p>
          </table:table-cell>
        </table:table-row>
        <table:table-row table:style-name="ro1">
          <table:table-cell office:value-type="float" office:value="10879699" calcext:value-type="float">
            <text:p>10879699</text:p>
          </table:table-cell>
          <table:table-cell table:formula="of:=[.A682]/1000/(60*60*24)" office:value-type="time" office:time-value="PT03H01M19.699S" calcext:value-type="time">
            <text:p>03:01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5.51" calcext:value-type="float">
            <text:p>375.51</text:p>
          </table:table-cell>
          <table:table-cell office:value-type="float" office:value="464.51" calcext:value-type="float">
            <text:p>464.51</text:p>
          </table:table-cell>
        </table:table-row>
        <table:table-row table:style-name="ro1">
          <table:table-cell office:value-type="float" office:value="10895699" calcext:value-type="float">
            <text:p>10895699</text:p>
          </table:table-cell>
          <table:table-cell table:formula="of:=[.A683]/1000/(60*60*24)" office:value-type="time" office:time-value="PT03H01M35.699S" calcext:value-type="time">
            <text:p>03:01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6.06" calcext:value-type="float">
            <text:p>376.06</text:p>
          </table:table-cell>
          <table:table-cell office:value-type="float" office:value="465.16" calcext:value-type="float">
            <text:p>465.16</text:p>
          </table:table-cell>
        </table:table-row>
        <table:table-row table:style-name="ro1">
          <table:table-cell office:value-type="float" office:value="10911699" calcext:value-type="float">
            <text:p>10911699</text:p>
          </table:table-cell>
          <table:table-cell table:formula="of:=[.A684]/1000/(60*60*24)" office:value-type="time" office:time-value="PT03H01M51.699S" calcext:value-type="time">
            <text:p>03:01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76.6" calcext:value-type="float">
            <text:p>376.6</text:p>
          </table:table-cell>
          <table:table-cell office:value-type="float" office:value="465.82" calcext:value-type="float">
            <text:p>465.82</text:p>
          </table:table-cell>
        </table:table-row>
        <table:table-row table:style-name="ro1">
          <table:table-cell office:value-type="float" office:value="10927699" calcext:value-type="float">
            <text:p>10927699</text:p>
          </table:table-cell>
          <table:table-cell table:formula="of:=[.A685]/1000/(60*60*24)" office:value-type="time" office:time-value="PT03H02M07.699S" calcext:value-type="time">
            <text:p>03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7.14" calcext:value-type="float">
            <text:p>377.14</text:p>
          </table:table-cell>
          <table:table-cell office:value-type="float" office:value="466.48" calcext:value-type="float">
            <text:p>466.48</text:p>
          </table:table-cell>
        </table:table-row>
        <table:table-row table:style-name="ro1">
          <table:table-cell office:value-type="float" office:value="10943699" calcext:value-type="float">
            <text:p>10943699</text:p>
          </table:table-cell>
          <table:table-cell table:formula="of:=[.A686]/1000/(60*60*24)" office:value-type="time" office:time-value="PT03H02M23.699S" calcext:value-type="time">
            <text:p>03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77.68" calcext:value-type="float">
            <text:p>377.68</text:p>
          </table:table-cell>
          <table:table-cell office:value-type="float" office:value="467.13" calcext:value-type="float">
            <text:p>467.13</text:p>
          </table:table-cell>
        </table:table-row>
        <table:table-row table:style-name="ro1">
          <table:table-cell office:value-type="float" office:value="10959699" calcext:value-type="float">
            <text:p>10959699</text:p>
          </table:table-cell>
          <table:table-cell table:formula="of:=[.A687]/1000/(60*60*24)" office:value-type="time" office:time-value="PT03H02M39.699S" calcext:value-type="time">
            <text:p>03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8.22" calcext:value-type="float">
            <text:p>378.22</text:p>
          </table:table-cell>
          <table:table-cell office:value-type="float" office:value="467.79" calcext:value-type="float">
            <text:p>467.79</text:p>
          </table:table-cell>
        </table:table-row>
        <table:table-row table:style-name="ro1">
          <table:table-cell office:value-type="float" office:value="10975699" calcext:value-type="float">
            <text:p>10975699</text:p>
          </table:table-cell>
          <table:table-cell table:formula="of:=[.A688]/1000/(60*60*24)" office:value-type="time" office:time-value="PT03H02M55.699S" calcext:value-type="time">
            <text:p>03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8.77" calcext:value-type="float">
            <text:p>378.77</text:p>
          </table:table-cell>
          <table:table-cell office:value-type="float" office:value="468.45" calcext:value-type="float">
            <text:p>468.45</text:p>
          </table:table-cell>
        </table:table-row>
        <table:table-row table:style-name="ro1">
          <table:table-cell office:value-type="float" office:value="10991699" calcext:value-type="float">
            <text:p>10991699</text:p>
          </table:table-cell>
          <table:table-cell table:formula="of:=[.A689]/1000/(60*60*24)" office:value-type="time" office:time-value="PT03H03M11.699S" calcext:value-type="time">
            <text:p>03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9.31" calcext:value-type="float">
            <text:p>379.31</text:p>
          </table:table-cell>
          <table:table-cell office:value-type="float" office:value="469.1" calcext:value-type="float">
            <text:p>469.1</text:p>
          </table:table-cell>
        </table:table-row>
        <table:table-row table:style-name="ro1">
          <table:table-cell office:value-type="float" office:value="11007699" calcext:value-type="float">
            <text:p>11007699</text:p>
          </table:table-cell>
          <table:table-cell table:formula="of:=[.A690]/1000/(60*60*24)" office:value-type="time" office:time-value="PT03H03M27.699S" calcext:value-type="time">
            <text:p>03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9.85" calcext:value-type="float">
            <text:p>379.85</text:p>
          </table:table-cell>
          <table:table-cell office:value-type="float" office:value="469.76" calcext:value-type="float">
            <text:p>469.76</text:p>
          </table:table-cell>
        </table:table-row>
        <table:table-row table:style-name="ro1">
          <table:table-cell office:value-type="float" office:value="11023699" calcext:value-type="float">
            <text:p>11023699</text:p>
          </table:table-cell>
          <table:table-cell table:formula="of:=[.A691]/1000/(60*60*24)" office:value-type="time" office:time-value="PT03H03M43.699S" calcext:value-type="time">
            <text:p>03:03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0.39" calcext:value-type="float">
            <text:p>380.39</text:p>
          </table:table-cell>
          <table:table-cell office:value-type="float" office:value="470.42" calcext:value-type="float">
            <text:p>470.42</text:p>
          </table:table-cell>
        </table:table-row>
        <table:table-row table:style-name="ro1">
          <table:table-cell office:value-type="float" office:value="11039699" calcext:value-type="float">
            <text:p>11039699</text:p>
          </table:table-cell>
          <table:table-cell table:formula="of:=[.A692]/1000/(60*60*24)" office:value-type="time" office:time-value="PT03H03M59.699S" calcext:value-type="time">
            <text:p>03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0.93" calcext:value-type="float">
            <text:p>380.93</text:p>
          </table:table-cell>
          <table:table-cell office:value-type="float" office:value="471.07" calcext:value-type="float">
            <text:p>471.07</text:p>
          </table:table-cell>
        </table:table-row>
        <table:table-row table:style-name="ro1">
          <table:table-cell office:value-type="float" office:value="11055699" calcext:value-type="float">
            <text:p>11055699</text:p>
          </table:table-cell>
          <table:table-cell table:formula="of:=[.A693]/1000/(60*60*24)" office:value-type="time" office:time-value="PT03H04M15.699S" calcext:value-type="time">
            <text:p>03:04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1.48" calcext:value-type="float">
            <text:p>381.48</text:p>
          </table:table-cell>
          <table:table-cell office:value-type="float" office:value="471.73" calcext:value-type="float">
            <text:p>471.73</text:p>
          </table:table-cell>
        </table:table-row>
        <table:table-row table:style-name="ro1">
          <table:table-cell office:value-type="float" office:value="11070700" calcext:value-type="float">
            <text:p>11070700</text:p>
          </table:table-cell>
          <table:table-cell table:formula="of:=[.A694]/1000/(60*60*24)" office:value-type="time" office:time-value="PT03H04M30.7S" calcext:value-type="time">
            <text:p>03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1.98" calcext:value-type="float">
            <text:p>381.98</text:p>
          </table:table-cell>
          <table:table-cell office:value-type="float" office:value="472.35" calcext:value-type="float">
            <text:p>472.35</text:p>
          </table:table-cell>
        </table:table-row>
        <table:table-row table:style-name="ro1">
          <table:table-cell office:value-type="float" office:value="11086700" calcext:value-type="float">
            <text:p>11086700</text:p>
          </table:table-cell>
          <table:table-cell table:formula="of:=[.A695]/1000/(60*60*24)" office:value-type="time" office:time-value="PT03H04M46.7S" calcext:value-type="time">
            <text:p>03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2.53" calcext:value-type="float">
            <text:p>382.5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1102700" calcext:value-type="float">
            <text:p>11102700</text:p>
          </table:table-cell>
          <table:table-cell table:formula="of:=[.A696]/1000/(60*60*24)" office:value-type="time" office:time-value="PT03H05M02.7S" calcext:value-type="time">
            <text:p>03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3.07" calcext:value-type="float">
            <text:p>383.07</text:p>
          </table:table-cell>
          <table:table-cell office:value-type="float" office:value="473.66" calcext:value-type="float">
            <text:p>473.66</text:p>
          </table:table-cell>
        </table:table-row>
        <table:table-row table:style-name="ro1">
          <table:table-cell office:value-type="float" office:value="11118700" calcext:value-type="float">
            <text:p>11118700</text:p>
          </table:table-cell>
          <table:table-cell table:formula="of:=[.A697]/1000/(60*60*24)" office:value-type="time" office:time-value="PT03H05M18.7S" calcext:value-type="time">
            <text:p>03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3.61" calcext:value-type="float">
            <text:p>383.61</text:p>
          </table:table-cell>
          <table:table-cell office:value-type="float" office:value="474.32" calcext:value-type="float">
            <text:p>474.32</text:p>
          </table:table-cell>
        </table:table-row>
        <table:table-row table:style-name="ro1">
          <table:table-cell office:value-type="float" office:value="11134700" calcext:value-type="float">
            <text:p>11134700</text:p>
          </table:table-cell>
          <table:table-cell table:formula="of:=[.A698]/1000/(60*60*24)" office:value-type="time" office:time-value="PT03H05M34.7S" calcext:value-type="time">
            <text:p>03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4.15" calcext:value-type="float">
            <text:p>384.15</text:p>
          </table:table-cell>
          <table:table-cell office:value-type="float" office:value="474.97" calcext:value-type="float">
            <text:p>474.97</text:p>
          </table:table-cell>
        </table:table-row>
        <table:table-row table:style-name="ro1">
          <table:table-cell office:value-type="float" office:value="11150700" calcext:value-type="float">
            <text:p>11150700</text:p>
          </table:table-cell>
          <table:table-cell table:formula="of:=[.A699]/1000/(60*60*24)" office:value-type="time" office:time-value="PT03H05M50.7S" calcext:value-type="time">
            <text:p>03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4.69" calcext:value-type="float">
            <text:p>384.69</text:p>
          </table:table-cell>
          <table:table-cell office:value-type="float" office:value="475.63" calcext:value-type="float">
            <text:p>475.63</text:p>
          </table:table-cell>
        </table:table-row>
        <table:table-row table:style-name="ro1">
          <table:table-cell office:value-type="float" office:value="11166700" calcext:value-type="float">
            <text:p>11166700</text:p>
          </table:table-cell>
          <table:table-cell table:formula="of:=[.A700]/1000/(60*60*24)" office:value-type="time" office:time-value="PT03H06M06.7S" calcext:value-type="time">
            <text:p>03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5.24" calcext:value-type="float">
            <text:p>385.24</text:p>
          </table:table-cell>
          <table:table-cell office:value-type="float" office:value="476.29" calcext:value-type="float">
            <text:p>476.29</text:p>
          </table:table-cell>
        </table:table-row>
        <table:table-row table:style-name="ro1">
          <table:table-cell office:value-type="float" office:value="11182700" calcext:value-type="float">
            <text:p>11182700</text:p>
          </table:table-cell>
          <table:table-cell table:formula="of:=[.A701]/1000/(60*60*24)" office:value-type="time" office:time-value="PT03H06M22.7S" calcext:value-type="time">
            <text:p>03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5.78" calcext:value-type="float">
            <text:p>385.78</text:p>
          </table:table-cell>
          <table:table-cell office:value-type="float" office:value="476.94" calcext:value-type="float">
            <text:p>476.94</text:p>
          </table:table-cell>
        </table:table-row>
        <table:table-row table:style-name="ro1">
          <table:table-cell office:value-type="float" office:value="11198700" calcext:value-type="float">
            <text:p>11198700</text:p>
          </table:table-cell>
          <table:table-cell table:formula="of:=[.A702]/1000/(60*60*24)" office:value-type="time" office:time-value="PT03H06M38.7S" calcext:value-type="time">
            <text:p>03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6.32" calcext:value-type="float">
            <text:p>386.32</text:p>
          </table:table-cell>
          <table:table-cell office:value-type="float" office:value="477.6" calcext:value-type="float">
            <text:p>477.6</text:p>
          </table:table-cell>
        </table:table-row>
        <table:table-row table:style-name="ro1">
          <table:table-cell office:value-type="float" office:value="11214700" calcext:value-type="float">
            <text:p>11214700</text:p>
          </table:table-cell>
          <table:table-cell table:formula="of:=[.A703]/1000/(60*60*24)" office:value-type="time" office:time-value="PT03H06M54.7S" calcext:value-type="time">
            <text:p>03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6.86" calcext:value-type="float">
            <text:p>386.86</text:p>
          </table:table-cell>
          <table:table-cell office:value-type="float" office:value="478.26" calcext:value-type="float">
            <text:p>478.26</text:p>
          </table:table-cell>
        </table:table-row>
        <table:table-row table:style-name="ro1">
          <table:table-cell office:value-type="float" office:value="11230700" calcext:value-type="float">
            <text:p>11230700</text:p>
          </table:table-cell>
          <table:table-cell table:formula="of:=[.A704]/1000/(60*60*24)" office:value-type="time" office:time-value="PT03H07M10.7S" calcext:value-type="time">
            <text:p>03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7.4" calcext:value-type="float">
            <text:p>387.4</text:p>
          </table:table-cell>
          <table:table-cell office:value-type="float" office:value="478.91" calcext:value-type="float">
            <text:p>478.91</text:p>
          </table:table-cell>
        </table:table-row>
        <table:table-row table:style-name="ro1">
          <table:table-cell office:value-type="float" office:value="11246700" calcext:value-type="float">
            <text:p>11246700</text:p>
          </table:table-cell>
          <table:table-cell table:formula="of:=[.A705]/1000/(60*60*24)" office:value-type="time" office:time-value="PT03H07M26.7S" calcext:value-type="time">
            <text:p>03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87.94" calcext:value-type="float">
            <text:p>387.94</text:p>
          </table:table-cell>
          <table:table-cell office:value-type="float" office:value="479.57" calcext:value-type="float">
            <text:p>479.57</text:p>
          </table:table-cell>
        </table:table-row>
        <table:table-row table:style-name="ro1">
          <table:table-cell office:value-type="float" office:value="11262700" calcext:value-type="float">
            <text:p>11262700</text:p>
          </table:table-cell>
          <table:table-cell table:formula="of:=[.A706]/1000/(60*60*24)" office:value-type="time" office:time-value="PT03H07M42.7S" calcext:value-type="time">
            <text:p>03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8.49" calcext:value-type="float">
            <text:p>388.49</text:p>
          </table:table-cell>
          <table:table-cell office:value-type="float" office:value="480.23" calcext:value-type="float">
            <text:p>480.23</text:p>
          </table:table-cell>
        </table:table-row>
        <table:table-row table:style-name="ro1">
          <table:table-cell office:value-type="float" office:value="11278700" calcext:value-type="float">
            <text:p>11278700</text:p>
          </table:table-cell>
          <table:table-cell table:formula="of:=[.A707]/1000/(60*60*24)" office:value-type="time" office:time-value="PT03H07M58.7S" calcext:value-type="time">
            <text:p>03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89.03" calcext:value-type="float">
            <text:p>389.03</text:p>
          </table:table-cell>
          <table:table-cell office:value-type="float" office:value="480.88" calcext:value-type="float">
            <text:p>480.88</text:p>
          </table:table-cell>
        </table:table-row>
        <table:table-row table:style-name="ro1">
          <table:table-cell office:value-type="float" office:value="11294700" calcext:value-type="float">
            <text:p>11294700</text:p>
          </table:table-cell>
          <table:table-cell table:formula="of:=[.A708]/1000/(60*60*24)" office:value-type="time" office:time-value="PT03H08M14.7S" calcext:value-type="time">
            <text:p>03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389.57" calcext:value-type="float">
            <text:p>389.57</text:p>
          </table:table-cell>
          <table:table-cell office:value-type="float" office:value="481.54" calcext:value-type="float">
            <text:p>481.54</text:p>
          </table:table-cell>
        </table:table-row>
        <table:table-row table:style-name="ro1">
          <table:table-cell office:value-type="float" office:value="11310700" calcext:value-type="float">
            <text:p>11310700</text:p>
          </table:table-cell>
          <table:table-cell table:formula="of:=[.A709]/1000/(60*60*24)" office:value-type="time" office:time-value="PT03H08M30.7S" calcext:value-type="time">
            <text:p>03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90.11" calcext:value-type="float">
            <text:p>390.11</text:p>
          </table:table-cell>
          <table:table-cell office:value-type="float" office:value="482.19" calcext:value-type="float">
            <text:p>482.19</text:p>
          </table:table-cell>
        </table:table-row>
        <table:table-row table:style-name="ro1">
          <table:table-cell office:value-type="float" office:value="11326700" calcext:value-type="float">
            <text:p>11326700</text:p>
          </table:table-cell>
          <table:table-cell table:formula="of:=[.A710]/1000/(60*60*24)" office:value-type="time" office:time-value="PT03H08M46.7S" calcext:value-type="time">
            <text:p>03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90.65" calcext:value-type="float">
            <text:p>390.65</text:p>
          </table:table-cell>
          <table:table-cell office:value-type="float" office:value="482.85" calcext:value-type="float">
            <text:p>482.85</text:p>
          </table:table-cell>
        </table:table-row>
        <table:table-row table:style-name="ro1">
          <table:table-cell office:value-type="float" office:value="11342700" calcext:value-type="float">
            <text:p>11342700</text:p>
          </table:table-cell>
          <table:table-cell table:formula="of:=[.A711]/1000/(60*60*24)" office:value-type="time" office:time-value="PT03H09M02.7S" calcext:value-type="time">
            <text:p>03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1.19" calcext:value-type="float">
            <text:p>391.19</text:p>
          </table:table-cell>
          <table:table-cell office:value-type="float" office:value="483.51" calcext:value-type="float">
            <text:p>483.51</text:p>
          </table:table-cell>
        </table:table-row>
        <table:table-row table:style-name="ro1">
          <table:table-cell office:value-type="float" office:value="11358700" calcext:value-type="float">
            <text:p>11358700</text:p>
          </table:table-cell>
          <table:table-cell table:formula="of:=[.A712]/1000/(60*60*24)" office:value-type="time" office:time-value="PT03H09M18.7S" calcext:value-type="time">
            <text:p>03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1.74" calcext:value-type="float">
            <text:p>391.74</text:p>
          </table:table-cell>
          <table:table-cell office:value-type="float" office:value="484.16" calcext:value-type="float">
            <text:p>484.16</text:p>
          </table:table-cell>
        </table:table-row>
        <table:table-row table:style-name="ro1">
          <table:table-cell office:value-type="float" office:value="11374700" calcext:value-type="float">
            <text:p>11374700</text:p>
          </table:table-cell>
          <table:table-cell table:formula="of:=[.A713]/1000/(60*60*24)" office:value-type="time" office:time-value="PT03H09M34.7S" calcext:value-type="time">
            <text:p>03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2.28" calcext:value-type="float">
            <text:p>392.28</text:p>
          </table:table-cell>
          <table:table-cell office:value-type="float" office:value="484.82" calcext:value-type="float">
            <text:p>484.82</text:p>
          </table:table-cell>
        </table:table-row>
        <table:table-row table:style-name="ro1">
          <table:table-cell office:value-type="float" office:value="11390700" calcext:value-type="float">
            <text:p>11390700</text:p>
          </table:table-cell>
          <table:table-cell table:formula="of:=[.A714]/1000/(60*60*24)" office:value-type="time" office:time-value="PT03H09M50.7S" calcext:value-type="time">
            <text:p>03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2.82" calcext:value-type="float">
            <text:p>392.82</text:p>
          </table:table-cell>
          <table:table-cell office:value-type="float" office:value="485.48" calcext:value-type="float">
            <text:p>485.48</text:p>
          </table:table-cell>
        </table:table-row>
        <table:table-row table:style-name="ro1">
          <table:table-cell office:value-type="float" office:value="11406700" calcext:value-type="float">
            <text:p>11406700</text:p>
          </table:table-cell>
          <table:table-cell table:formula="of:=[.A715]/1000/(60*60*24)" office:value-type="time" office:time-value="PT03H10M06.7S" calcext:value-type="time">
            <text:p>03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3.36" calcext:value-type="float">
            <text:p>393.36</text:p>
          </table:table-cell>
          <table:table-cell office:value-type="float" office:value="486.13" calcext:value-type="float">
            <text:p>486.13</text:p>
          </table:table-cell>
        </table:table-row>
        <table:table-row table:style-name="ro1">
          <table:table-cell office:value-type="float" office:value="11422700" calcext:value-type="float">
            <text:p>11422700</text:p>
          </table:table-cell>
          <table:table-cell table:formula="of:=[.A716]/1000/(60*60*24)" office:value-type="time" office:time-value="PT03H10M22.7S" calcext:value-type="time">
            <text:p>03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3.9" calcext:value-type="float">
            <text:p>393.9</text:p>
          </table:table-cell>
          <table:table-cell office:value-type="float" office:value="486.79" calcext:value-type="float">
            <text:p>486.79</text:p>
          </table:table-cell>
        </table:table-row>
        <table:table-row table:style-name="ro1">
          <table:table-cell office:value-type="float" office:value="11438700" calcext:value-type="float">
            <text:p>11438700</text:p>
          </table:table-cell>
          <table:table-cell table:formula="of:=[.A717]/1000/(60*60*24)" office:value-type="time" office:time-value="PT03H10M38.7S" calcext:value-type="time">
            <text:p>03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4.44" calcext:value-type="float">
            <text:p>394.44</text:p>
          </table:table-cell>
          <table:table-cell office:value-type="float" office:value="487.44" calcext:value-type="float">
            <text:p>487.44</text:p>
          </table:table-cell>
        </table:table-row>
        <table:table-row table:style-name="ro1">
          <table:table-cell office:value-type="float" office:value="11454700" calcext:value-type="float">
            <text:p>11454700</text:p>
          </table:table-cell>
          <table:table-cell table:formula="of:=[.A718]/1000/(60*60*24)" office:value-type="time" office:time-value="PT03H10M54.7S" calcext:value-type="time">
            <text:p>03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4.99" calcext:value-type="float">
            <text:p>394.99</text:p>
          </table:table-cell>
          <table:table-cell office:value-type="float" office:value="488.1" calcext:value-type="float">
            <text:p>488.1</text:p>
          </table:table-cell>
        </table:table-row>
        <table:table-row table:style-name="ro1">
          <table:table-cell office:value-type="float" office:value="11470700" calcext:value-type="float">
            <text:p>11470700</text:p>
          </table:table-cell>
          <table:table-cell table:formula="of:=[.A719]/1000/(60*60*24)" office:value-type="time" office:time-value="PT03H11M10.7S" calcext:value-type="time">
            <text:p>03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395.53" calcext:value-type="float">
            <text:p>395.53</text:p>
          </table:table-cell>
          <table:table-cell office:value-type="float" office:value="488.76" calcext:value-type="float">
            <text:p>488.76</text:p>
          </table:table-cell>
        </table:table-row>
        <table:table-row table:style-name="ro1">
          <table:table-cell office:value-type="float" office:value="11486700" calcext:value-type="float">
            <text:p>11486700</text:p>
          </table:table-cell>
          <table:table-cell table:formula="of:=[.A720]/1000/(60*60*24)" office:value-type="time" office:time-value="PT03H11M26.7S" calcext:value-type="time">
            <text:p>03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6.07" calcext:value-type="float">
            <text:p>396.07</text:p>
          </table:table-cell>
          <table:table-cell office:value-type="float" office:value="489.41" calcext:value-type="float">
            <text:p>489.41</text:p>
          </table:table-cell>
        </table:table-row>
        <table:table-row table:style-name="ro1">
          <table:table-cell office:value-type="float" office:value="11502700" calcext:value-type="float">
            <text:p>11502700</text:p>
          </table:table-cell>
          <table:table-cell table:formula="of:=[.A721]/1000/(60*60*24)" office:value-type="time" office:time-value="PT03H11M42.7S" calcext:value-type="time">
            <text:p>03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6.61" calcext:value-type="float">
            <text:p>396.61</text:p>
          </table:table-cell>
          <table:table-cell office:value-type="float" office:value="490.07" calcext:value-type="float">
            <text:p>490.07</text:p>
          </table:table-cell>
        </table:table-row>
        <table:table-row table:style-name="ro1">
          <table:table-cell office:value-type="float" office:value="11518700" calcext:value-type="float">
            <text:p>11518700</text:p>
          </table:table-cell>
          <table:table-cell table:formula="of:=[.A722]/1000/(60*60*24)" office:value-type="time" office:time-value="PT03H11M58.7S" calcext:value-type="time">
            <text:p>03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7.15" calcext:value-type="float">
            <text:p>397.15</text:p>
          </table:table-cell>
          <table:table-cell office:value-type="float" office:value="490.72" calcext:value-type="float">
            <text:p>490.72</text:p>
          </table:table-cell>
        </table:table-row>
        <table:table-row table:style-name="ro1">
          <table:table-cell office:value-type="float" office:value="11534700" calcext:value-type="float">
            <text:p>11534700</text:p>
          </table:table-cell>
          <table:table-cell table:formula="of:=[.A723]/1000/(60*60*24)" office:value-type="time" office:time-value="PT03H12M14.7S" calcext:value-type="time">
            <text:p>03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397.69" calcext:value-type="float">
            <text:p>397.69</text:p>
          </table:table-cell>
          <table:table-cell office:value-type="float" office:value="491.38" calcext:value-type="float">
            <text:p>491.38</text:p>
          </table:table-cell>
        </table:table-row>
        <table:table-row table:style-name="ro1">
          <table:table-cell office:value-type="float" office:value="11550700" calcext:value-type="float">
            <text:p>11550700</text:p>
          </table:table-cell>
          <table:table-cell table:formula="of:=[.A724]/1000/(60*60*24)" office:value-type="time" office:time-value="PT03H12M30.7S" calcext:value-type="time">
            <text:p>03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8.23" calcext:value-type="float">
            <text:p>398.23</text:p>
          </table:table-cell>
          <table:table-cell office:value-type="float" office:value="492.03" calcext:value-type="float">
            <text:p>492.03</text:p>
          </table:table-cell>
        </table:table-row>
        <table:table-row table:style-name="ro1">
          <table:table-cell office:value-type="float" office:value="11566700" calcext:value-type="float">
            <text:p>11566700</text:p>
          </table:table-cell>
          <table:table-cell table:formula="of:=[.A725]/1000/(60*60*24)" office:value-type="time" office:time-value="PT03H12M46.7S" calcext:value-type="time">
            <text:p>03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8.78" calcext:value-type="float">
            <text:p>398.78</text:p>
          </table:table-cell>
          <table:table-cell office:value-type="float" office:value="492.69" calcext:value-type="float">
            <text:p>492.69</text:p>
          </table:table-cell>
        </table:table-row>
        <table:table-row table:style-name="ro1">
          <table:table-cell office:value-type="float" office:value="11582700" calcext:value-type="float">
            <text:p>11582700</text:p>
          </table:table-cell>
          <table:table-cell table:formula="of:=[.A726]/1000/(60*60*24)" office:value-type="time" office:time-value="PT03H13M02.7S" calcext:value-type="time">
            <text:p>03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9.32" calcext:value-type="float">
            <text:p>399.32</text:p>
          </table:table-cell>
          <table:table-cell office:value-type="float" office:value="493.35" calcext:value-type="float">
            <text:p>493.35</text:p>
          </table:table-cell>
        </table:table-row>
        <table:table-row table:style-name="ro1">
          <table:table-cell office:value-type="float" office:value="11598700" calcext:value-type="float">
            <text:p>11598700</text:p>
          </table:table-cell>
          <table:table-cell table:formula="of:=[.A727]/1000/(60*60*24)" office:value-type="time" office:time-value="PT03H13M18.7S" calcext:value-type="time">
            <text:p>03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399.86" calcext:value-type="float">
            <text:p>399.8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1614700" calcext:value-type="float">
            <text:p>11614700</text:p>
          </table:table-cell>
          <table:table-cell table:formula="of:=[.A728]/1000/(60*60*24)" office:value-type="time" office:time-value="PT03H13M34.7S" calcext:value-type="time">
            <text:p>03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0.4" calcext:value-type="float">
            <text:p>400.4</text:p>
          </table:table-cell>
          <table:table-cell office:value-type="float" office:value="494.66" calcext:value-type="float">
            <text:p>494.66</text:p>
          </table:table-cell>
        </table:table-row>
        <table:table-row table:style-name="ro1">
          <table:table-cell office:value-type="float" office:value="11630700" calcext:value-type="float">
            <text:p>11630700</text:p>
          </table:table-cell>
          <table:table-cell table:formula="of:=[.A729]/1000/(60*60*24)" office:value-type="time" office:time-value="PT03H13M50.7S" calcext:value-type="time">
            <text:p>03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00.94" calcext:value-type="float">
            <text:p>400.94</text:p>
          </table:table-cell>
          <table:table-cell office:value-type="float" office:value="495.31" calcext:value-type="float">
            <text:p>495.31</text:p>
          </table:table-cell>
        </table:table-row>
        <table:table-row table:style-name="ro1">
          <table:table-cell office:value-type="float" office:value="11646700" calcext:value-type="float">
            <text:p>11646700</text:p>
          </table:table-cell>
          <table:table-cell table:formula="of:=[.A730]/1000/(60*60*24)" office:value-type="time" office:time-value="PT03H14M06.7S" calcext:value-type="time">
            <text:p>03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01.48" calcext:value-type="float">
            <text:p>401.48</text:p>
          </table:table-cell>
          <table:table-cell office:value-type="float" office:value="495.97" calcext:value-type="float">
            <text:p>495.97</text:p>
          </table:table-cell>
        </table:table-row>
        <table:table-row table:style-name="ro1">
          <table:table-cell office:value-type="float" office:value="11662700" calcext:value-type="float">
            <text:p>11662700</text:p>
          </table:table-cell>
          <table:table-cell table:formula="of:=[.A731]/1000/(60*60*24)" office:value-type="time" office:time-value="PT03H14M22.7S" calcext:value-type="time">
            <text:p>03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402.03" calcext:value-type="float">
            <text:p>402.03</text:p>
          </table:table-cell>
          <table:table-cell office:value-type="float" office:value="496.62" calcext:value-type="float">
            <text:p>496.62</text:p>
          </table:table-cell>
        </table:table-row>
        <table:table-row table:style-name="ro1">
          <table:table-cell office:value-type="float" office:value="11678700" calcext:value-type="float">
            <text:p>11678700</text:p>
          </table:table-cell>
          <table:table-cell table:formula="of:=[.A732]/1000/(60*60*24)" office:value-type="time" office:time-value="PT03H14M38.7S" calcext:value-type="time">
            <text:p>03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2.57" calcext:value-type="float">
            <text:p>402.57</text:p>
          </table:table-cell>
          <table:table-cell office:value-type="float" office:value="497.28" calcext:value-type="float">
            <text:p>497.28</text:p>
          </table:table-cell>
        </table:table-row>
        <table:table-row table:style-name="ro1">
          <table:table-cell office:value-type="float" office:value="11694700" calcext:value-type="float">
            <text:p>11694700</text:p>
          </table:table-cell>
          <table:table-cell table:formula="of:=[.A733]/1000/(60*60*24)" office:value-type="time" office:time-value="PT03H14M54.7S" calcext:value-type="time">
            <text:p>03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403.11" calcext:value-type="float">
            <text:p>403.11</text:p>
          </table:table-cell>
          <table:table-cell office:value-type="float" office:value="497.93" calcext:value-type="float">
            <text:p>497.93</text:p>
          </table:table-cell>
        </table:table-row>
        <table:table-row table:style-name="ro1">
          <table:table-cell office:value-type="float" office:value="11710700" calcext:value-type="float">
            <text:p>11710700</text:p>
          </table:table-cell>
          <table:table-cell table:formula="of:=[.A734]/1000/(60*60*24)" office:value-type="time" office:time-value="PT03H15M10.7S" calcext:value-type="time">
            <text:p>03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03.65" calcext:value-type="float">
            <text:p>403.65</text:p>
          </table:table-cell>
          <table:table-cell office:value-type="float" office:value="498.59" calcext:value-type="float">
            <text:p>498.59</text:p>
          </table:table-cell>
        </table:table-row>
        <table:table-row table:style-name="ro1">
          <table:table-cell office:value-type="float" office:value="11726700" calcext:value-type="float">
            <text:p>11726700</text:p>
          </table:table-cell>
          <table:table-cell table:formula="of:=[.A735]/1000/(60*60*24)" office:value-type="time" office:time-value="PT03H15M26.7S" calcext:value-type="time">
            <text:p>03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04.19" calcext:value-type="float">
            <text:p>404.19</text:p>
          </table:table-cell>
          <table:table-cell office:value-type="float" office:value="499.24" calcext:value-type="float">
            <text:p>499.24</text:p>
          </table:table-cell>
        </table:table-row>
        <table:table-row table:style-name="ro1">
          <table:table-cell office:value-type="float" office:value="11742700" calcext:value-type="float">
            <text:p>11742700</text:p>
          </table:table-cell>
          <table:table-cell table:formula="of:=[.A736]/1000/(60*60*24)" office:value-type="time" office:time-value="PT03H15M42.7S" calcext:value-type="time">
            <text:p>03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04.73" calcext:value-type="float">
            <text:p>404.73</text:p>
          </table:table-cell>
          <table:table-cell office:value-type="float" office:value="499.9" calcext:value-type="float">
            <text:p>499.9</text:p>
          </table:table-cell>
        </table:table-row>
        <table:table-row table:style-name="ro1">
          <table:table-cell office:value-type="float" office:value="11758700" calcext:value-type="float">
            <text:p>11758700</text:p>
          </table:table-cell>
          <table:table-cell table:formula="of:=[.A737]/1000/(60*60*24)" office:value-type="time" office:time-value="PT03H15M58.7S" calcext:value-type="time">
            <text:p>03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5.27" calcext:value-type="float">
            <text:p>405.27</text:p>
          </table:table-cell>
          <table:table-cell office:value-type="float" office:value="500.55" calcext:value-type="float">
            <text:p>500.55</text:p>
          </table:table-cell>
        </table:table-row>
        <table:table-row table:style-name="ro1">
          <table:table-cell office:value-type="float" office:value="11774700" calcext:value-type="float">
            <text:p>11774700</text:p>
          </table:table-cell>
          <table:table-cell table:formula="of:=[.A738]/1000/(60*60*24)" office:value-type="time" office:time-value="PT03H16M14.7S" calcext:value-type="time">
            <text:p>03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405.81" calcext:value-type="float">
            <text:p>405.81</text:p>
          </table:table-cell>
          <table:table-cell office:value-type="float" office:value="501.21" calcext:value-type="float">
            <text:p>501.21</text:p>
          </table:table-cell>
        </table:table-row>
        <table:table-row table:style-name="ro1">
          <table:table-cell office:value-type="float" office:value="11790698" calcext:value-type="float">
            <text:p>11790698</text:p>
          </table:table-cell>
          <table:table-cell table:formula="of:=[.A739]/1000/(60*60*24)" office:value-type="time" office:time-value="PT03H16M30.698S" calcext:value-type="time">
            <text:p>03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06.36" calcext:value-type="float">
            <text:p>406.36</text:p>
          </table:table-cell>
          <table:table-cell office:value-type="float" office:value="501.86" calcext:value-type="float">
            <text:p>501.86</text:p>
          </table:table-cell>
        </table:table-row>
        <table:table-row table:style-name="ro1">
          <table:table-cell office:value-type="float" office:value="11806700" calcext:value-type="float">
            <text:p>11806700</text:p>
          </table:table-cell>
          <table:table-cell table:formula="of:=[.A740]/1000/(60*60*24)" office:value-type="time" office:time-value="PT03H16M46.7S" calcext:value-type="time">
            <text:p>03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6.9" calcext:value-type="float">
            <text:p>406.9</text:p>
          </table:table-cell>
          <table:table-cell office:value-type="float" office:value="502.52" calcext:value-type="float">
            <text:p>502.52</text:p>
          </table:table-cell>
        </table:table-row>
        <table:table-row table:style-name="ro1">
          <table:table-cell office:value-type="float" office:value="11822700" calcext:value-type="float">
            <text:p>11822700</text:p>
          </table:table-cell>
          <table:table-cell table:formula="of:=[.A741]/1000/(60*60*24)" office:value-type="time" office:time-value="PT03H17M02.7S" calcext:value-type="time">
            <text:p>03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07.44" calcext:value-type="float">
            <text:p>407.44</text:p>
          </table:table-cell>
          <table:table-cell office:value-type="float" office:value="503.17" calcext:value-type="float">
            <text:p>503.17</text:p>
          </table:table-cell>
        </table:table-row>
        <table:table-row table:style-name="ro1">
          <table:table-cell office:value-type="float" office:value="11838700" calcext:value-type="float">
            <text:p>11838700</text:p>
          </table:table-cell>
          <table:table-cell table:formula="of:=[.A742]/1000/(60*60*24)" office:value-type="time" office:time-value="PT03H17M18.7S" calcext:value-type="time">
            <text:p>03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407.98" calcext:value-type="float">
            <text:p>407.98</text:p>
          </table:table-cell>
          <table:table-cell office:value-type="float" office:value="503.83" calcext:value-type="float">
            <text:p>503.83</text:p>
          </table:table-cell>
        </table:table-row>
        <table:table-row table:style-name="ro1">
          <table:table-cell office:value-type="float" office:value="11854700" calcext:value-type="float">
            <text:p>11854700</text:p>
          </table:table-cell>
          <table:table-cell table:formula="of:=[.A743]/1000/(60*60*24)" office:value-type="time" office:time-value="PT03H17M34.7S" calcext:value-type="time">
            <text:p>03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08.52" calcext:value-type="float">
            <text:p>408.52</text:p>
          </table:table-cell>
          <table:table-cell office:value-type="float" office:value="504.48" calcext:value-type="float">
            <text:p>504.48</text:p>
          </table:table-cell>
        </table:table-row>
        <table:table-row table:style-name="ro1">
          <table:table-cell office:value-type="float" office:value="11870700" calcext:value-type="float">
            <text:p>11870700</text:p>
          </table:table-cell>
          <table:table-cell table:formula="of:=[.A744]/1000/(60*60*24)" office:value-type="time" office:time-value="PT03H17M50.7S" calcext:value-type="time">
            <text:p>03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09.06" calcext:value-type="float">
            <text:p>409.06</text:p>
          </table:table-cell>
          <table:table-cell office:value-type="float" office:value="505.13" calcext:value-type="float">
            <text:p>505.13</text:p>
          </table:table-cell>
        </table:table-row>
        <table:table-row table:style-name="ro1">
          <table:table-cell office:value-type="float" office:value="11886700" calcext:value-type="float">
            <text:p>11886700</text:p>
          </table:table-cell>
          <table:table-cell table:formula="of:=[.A745]/1000/(60*60*24)" office:value-type="time" office:time-value="PT03H18M06.7S" calcext:value-type="time">
            <text:p>03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9.6" calcext:value-type="float">
            <text:p>409.6</text:p>
          </table:table-cell>
          <table:table-cell office:value-type="float" office:value="505.79" calcext:value-type="float">
            <text:p>505.79</text:p>
          </table:table-cell>
        </table:table-row>
        <table:table-row table:style-name="ro1">
          <table:table-cell office:value-type="float" office:value="11902700" calcext:value-type="float">
            <text:p>11902700</text:p>
          </table:table-cell>
          <table:table-cell table:formula="of:=[.A746]/1000/(60*60*24)" office:value-type="time" office:time-value="PT03H18M22.7S" calcext:value-type="time">
            <text:p>03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0.14" calcext:value-type="float">
            <text:p>410.14</text:p>
          </table:table-cell>
          <table:table-cell office:value-type="float" office:value="506.44" calcext:value-type="float">
            <text:p>506.44</text:p>
          </table:table-cell>
        </table:table-row>
        <table:table-row table:style-name="ro1">
          <table:table-cell office:value-type="float" office:value="11918700" calcext:value-type="float">
            <text:p>11918700</text:p>
          </table:table-cell>
          <table:table-cell table:formula="of:=[.A747]/1000/(60*60*24)" office:value-type="time" office:time-value="PT03H18M38.7S" calcext:value-type="time">
            <text:p>03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0.68" calcext:value-type="float">
            <text:p>410.68</text:p>
          </table:table-cell>
          <table:table-cell office:value-type="float" office:value="507.1" calcext:value-type="float">
            <text:p>507.1</text:p>
          </table:table-cell>
        </table:table-row>
        <table:table-row table:style-name="ro1">
          <table:table-cell office:value-type="float" office:value="11934700" calcext:value-type="float">
            <text:p>11934700</text:p>
          </table:table-cell>
          <table:table-cell table:formula="of:=[.A748]/1000/(60*60*24)" office:value-type="time" office:time-value="PT03H18M54.7S" calcext:value-type="time">
            <text:p>03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11.23" calcext:value-type="float">
            <text:p>411.23</text:p>
          </table:table-cell>
          <table:table-cell office:value-type="float" office:value="507.75" calcext:value-type="float">
            <text:p>507.75</text:p>
          </table:table-cell>
        </table:table-row>
        <table:table-row table:style-name="ro1">
          <table:table-cell office:value-type="float" office:value="11950700" calcext:value-type="float">
            <text:p>11950700</text:p>
          </table:table-cell>
          <table:table-cell table:formula="of:=[.A749]/1000/(60*60*24)" office:value-type="time" office:time-value="PT03H19M10.7S" calcext:value-type="time">
            <text:p>03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1.77" calcext:value-type="float">
            <text:p>411.77</text:p>
          </table:table-cell>
          <table:table-cell office:value-type="float" office:value="508.41" calcext:value-type="float">
            <text:p>508.41</text:p>
          </table:table-cell>
        </table:table-row>
        <table:table-row table:style-name="ro1">
          <table:table-cell office:value-type="float" office:value="11966700" calcext:value-type="float">
            <text:p>11966700</text:p>
          </table:table-cell>
          <table:table-cell table:formula="of:=[.A750]/1000/(60*60*24)" office:value-type="time" office:time-value="PT03H19M26.7S" calcext:value-type="time">
            <text:p>03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2.31" calcext:value-type="float">
            <text:p>412.31</text:p>
          </table:table-cell>
          <table:table-cell office:value-type="float" office:value="509.06" calcext:value-type="float">
            <text:p>509.06</text:p>
          </table:table-cell>
        </table:table-row>
        <table:table-row table:style-name="ro1">
          <table:table-cell office:value-type="float" office:value="11982700" calcext:value-type="float">
            <text:p>11982700</text:p>
          </table:table-cell>
          <table:table-cell table:formula="of:=[.A751]/1000/(60*60*24)" office:value-type="time" office:time-value="PT03H19M42.7S" calcext:value-type="time">
            <text:p>03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12.85" calcext:value-type="float">
            <text:p>412.85</text:p>
          </table:table-cell>
          <table:table-cell office:value-type="float" office:value="509.71" calcext:value-type="float">
            <text:p>509.71</text:p>
          </table:table-cell>
        </table:table-row>
        <table:table-row table:style-name="ro1">
          <table:table-cell office:value-type="float" office:value="11998700" calcext:value-type="float">
            <text:p>11998700</text:p>
          </table:table-cell>
          <table:table-cell table:formula="of:=[.A752]/1000/(60*60*24)" office:value-type="time" office:time-value="PT03H19M58.7S" calcext:value-type="time">
            <text:p>03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3.39" calcext:value-type="float">
            <text:p>413.39</text:p>
          </table:table-cell>
          <table:table-cell office:value-type="float" office:value="510.37" calcext:value-type="float">
            <text:p>510.37</text:p>
          </table:table-cell>
        </table:table-row>
        <table:table-row table:style-name="ro1">
          <table:table-cell office:value-type="float" office:value="12014700" calcext:value-type="float">
            <text:p>12014700</text:p>
          </table:table-cell>
          <table:table-cell table:formula="of:=[.A753]/1000/(60*60*24)" office:value-type="time" office:time-value="PT03H20M14.7S" calcext:value-type="time">
            <text:p>03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3.93" calcext:value-type="float">
            <text:p>413.93</text:p>
          </table:table-cell>
          <table:table-cell office:value-type="float" office:value="511.02" calcext:value-type="float">
            <text:p>511.02</text:p>
          </table:table-cell>
        </table:table-row>
        <table:table-row table:style-name="ro1">
          <table:table-cell office:value-type="float" office:value="12030700" calcext:value-type="float">
            <text:p>12030700</text:p>
          </table:table-cell>
          <table:table-cell table:formula="of:=[.A754]/1000/(60*60*24)" office:value-type="time" office:time-value="PT03H20M30.7S" calcext:value-type="time">
            <text:p>03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14.47" calcext:value-type="float">
            <text:p>414.47</text:p>
          </table:table-cell>
          <table:table-cell office:value-type="float" office:value="511.68" calcext:value-type="float">
            <text:p>511.68</text:p>
          </table:table-cell>
        </table:table-row>
        <table:table-row table:style-name="ro1">
          <table:table-cell office:value-type="float" office:value="12046700" calcext:value-type="float">
            <text:p>12046700</text:p>
          </table:table-cell>
          <table:table-cell table:formula="of:=[.A755]/1000/(60*60*24)" office:value-type="time" office:time-value="PT03H20M46.7S" calcext:value-type="time">
            <text:p>03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5.01" calcext:value-type="float">
            <text:p>415.01</text:p>
          </table:table-cell>
          <table:table-cell office:value-type="float" office:value="512.33" calcext:value-type="float">
            <text:p>512.33</text:p>
          </table:table-cell>
        </table:table-row>
        <table:table-row table:style-name="ro1">
          <table:table-cell office:value-type="float" office:value="12062700" calcext:value-type="float">
            <text:p>12062700</text:p>
          </table:table-cell>
          <table:table-cell table:formula="of:=[.A756]/1000/(60*60*24)" office:value-type="time" office:time-value="PT03H21M02.7S" calcext:value-type="time">
            <text:p>03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5.55" calcext:value-type="float">
            <text:p>415.55</text:p>
          </table:table-cell>
          <table:table-cell office:value-type="float" office:value="512.98" calcext:value-type="float">
            <text:p>512.98</text:p>
          </table:table-cell>
        </table:table-row>
        <table:table-row table:style-name="ro1">
          <table:table-cell office:value-type="float" office:value="12078700" calcext:value-type="float">
            <text:p>12078700</text:p>
          </table:table-cell>
          <table:table-cell table:formula="of:=[.A757]/1000/(60*60*24)" office:value-type="time" office:time-value="PT03H21M18.7S" calcext:value-type="time">
            <text:p>03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6.09" calcext:value-type="float">
            <text:p>416.09</text:p>
          </table:table-cell>
          <table:table-cell office:value-type="float" office:value="513.64" calcext:value-type="float">
            <text:p>513.64</text:p>
          </table:table-cell>
        </table:table-row>
        <table:table-row table:style-name="ro1">
          <table:table-cell office:value-type="float" office:value="12094700" calcext:value-type="float">
            <text:p>12094700</text:p>
          </table:table-cell>
          <table:table-cell table:formula="of:=[.A758]/1000/(60*60*24)" office:value-type="time" office:time-value="PT03H21M34.7S" calcext:value-type="time">
            <text:p>03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6.63" calcext:value-type="float">
            <text:p>416.63</text:p>
          </table:table-cell>
          <table:table-cell office:value-type="float" office:value="514.29" calcext:value-type="float">
            <text:p>514.29</text:p>
          </table:table-cell>
        </table:table-row>
        <table:table-row table:style-name="ro1">
          <table:table-cell office:value-type="float" office:value="12110700" calcext:value-type="float">
            <text:p>12110700</text:p>
          </table:table-cell>
          <table:table-cell table:formula="of:=[.A759]/1000/(60*60*24)" office:value-type="time" office:time-value="PT03H21M50.7S" calcext:value-type="time">
            <text:p>03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7.18" calcext:value-type="float">
            <text:p>417.18</text:p>
          </table:table-cell>
          <table:table-cell office:value-type="float" office:value="514.94" calcext:value-type="float">
            <text:p>514.94</text:p>
          </table:table-cell>
        </table:table-row>
        <table:table-row table:style-name="ro1">
          <table:table-cell office:value-type="float" office:value="12126700" calcext:value-type="float">
            <text:p>12126700</text:p>
          </table:table-cell>
          <table:table-cell table:formula="of:=[.A760]/1000/(60*60*24)" office:value-type="time" office:time-value="PT03H22M06.7S" calcext:value-type="time">
            <text:p>03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17.72" calcext:value-type="float">
            <text:p>417.72</text:p>
          </table:table-cell>
          <table:table-cell office:value-type="float" office:value="515.6" calcext:value-type="float">
            <text:p>515.6</text:p>
          </table:table-cell>
        </table:table-row>
        <table:table-row table:style-name="ro1">
          <table:table-cell office:value-type="float" office:value="12142700" calcext:value-type="float">
            <text:p>12142700</text:p>
          </table:table-cell>
          <table:table-cell table:formula="of:=[.A761]/1000/(60*60*24)" office:value-type="time" office:time-value="PT03H22M22.7S" calcext:value-type="time">
            <text:p>03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18.26" calcext:value-type="float">
            <text:p>418.26</text:p>
          </table:table-cell>
          <table:table-cell office:value-type="float" office:value="516.25" calcext:value-type="float">
            <text:p>516.25</text:p>
          </table:table-cell>
        </table:table-row>
        <table:table-row table:style-name="ro1">
          <table:table-cell office:value-type="float" office:value="12158700" calcext:value-type="float">
            <text:p>12158700</text:p>
          </table:table-cell>
          <table:table-cell table:formula="of:=[.A762]/1000/(60*60*24)" office:value-type="time" office:time-value="PT03H22M38.7S" calcext:value-type="time">
            <text:p>03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18.8" calcext:value-type="float">
            <text:p>418.8</text:p>
          </table:table-cell>
          <table:table-cell office:value-type="float" office:value="516.91" calcext:value-type="float">
            <text:p>516.91</text:p>
          </table:table-cell>
        </table:table-row>
        <table:table-row table:style-name="ro1">
          <table:table-cell office:value-type="float" office:value="12174700" calcext:value-type="float">
            <text:p>12174700</text:p>
          </table:table-cell>
          <table:table-cell table:formula="of:=[.A763]/1000/(60*60*24)" office:value-type="time" office:time-value="PT03H22M54.7S" calcext:value-type="time">
            <text:p>03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9.34" calcext:value-type="float">
            <text:p>419.34</text:p>
          </table:table-cell>
          <table:table-cell office:value-type="float" office:value="517.56" calcext:value-type="float">
            <text:p>517.56</text:p>
          </table:table-cell>
        </table:table-row>
        <table:table-row table:style-name="ro1">
          <table:table-cell office:value-type="float" office:value="12190700" calcext:value-type="float">
            <text:p>12190700</text:p>
          </table:table-cell>
          <table:table-cell table:formula="of:=[.A764]/1000/(60*60*24)" office:value-type="time" office:time-value="PT03H23M10.7S" calcext:value-type="time">
            <text:p>03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19.88" calcext:value-type="float">
            <text:p>419.88</text:p>
          </table:table-cell>
          <table:table-cell office:value-type="float" office:value="518.21" calcext:value-type="float">
            <text:p>518.21</text:p>
          </table:table-cell>
        </table:table-row>
        <table:table-row table:style-name="ro1">
          <table:table-cell office:value-type="float" office:value="12206700" calcext:value-type="float">
            <text:p>12206700</text:p>
          </table:table-cell>
          <table:table-cell table:formula="of:=[.A765]/1000/(60*60*24)" office:value-type="time" office:time-value="PT03H23M26.7S" calcext:value-type="time">
            <text:p>03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20.42" calcext:value-type="float">
            <text:p>420.42</text:p>
          </table:table-cell>
          <table:table-cell office:value-type="float" office:value="518.87" calcext:value-type="float">
            <text:p>518.87</text:p>
          </table:table-cell>
        </table:table-row>
        <table:table-row table:style-name="ro1">
          <table:table-cell office:value-type="float" office:value="12222700" calcext:value-type="float">
            <text:p>12222700</text:p>
          </table:table-cell>
          <table:table-cell table:formula="of:=[.A766]/1000/(60*60*24)" office:value-type="time" office:time-value="PT03H23M42.7S" calcext:value-type="time">
            <text:p>03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20.96" calcext:value-type="float">
            <text:p>420.96</text:p>
          </table:table-cell>
          <table:table-cell office:value-type="float" office:value="519.52" calcext:value-type="float">
            <text:p>519.52</text:p>
          </table:table-cell>
        </table:table-row>
        <table:table-row table:style-name="ro1">
          <table:table-cell office:value-type="float" office:value="12238700" calcext:value-type="float">
            <text:p>12238700</text:p>
          </table:table-cell>
          <table:table-cell table:formula="of:=[.A767]/1000/(60*60*24)" office:value-type="time" office:time-value="PT03H23M58.7S" calcext:value-type="time">
            <text:p>03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1.5" calcext:value-type="float">
            <text:p>421.5</text:p>
          </table:table-cell>
          <table:table-cell office:value-type="float" office:value="520.18" calcext:value-type="float">
            <text:p>520.18</text:p>
          </table:table-cell>
        </table:table-row>
        <table:table-row table:style-name="ro1">
          <table:table-cell office:value-type="float" office:value="12254700" calcext:value-type="float">
            <text:p>12254700</text:p>
          </table:table-cell>
          <table:table-cell table:formula="of:=[.A768]/1000/(60*60*24)" office:value-type="time" office:time-value="PT03H24M14.7S" calcext:value-type="time">
            <text:p>03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22.04" calcext:value-type="float">
            <text:p>422.04</text:p>
          </table:table-cell>
          <table:table-cell office:value-type="float" office:value="520.83" calcext:value-type="float">
            <text:p>520.83</text:p>
          </table:table-cell>
        </table:table-row>
        <table:table-row table:style-name="ro1">
          <table:table-cell office:value-type="float" office:value="12270700" calcext:value-type="float">
            <text:p>12270700</text:p>
          </table:table-cell>
          <table:table-cell table:formula="of:=[.A769]/1000/(60*60*24)" office:value-type="time" office:time-value="PT03H24M30.7S" calcext:value-type="time">
            <text:p>03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22.58" calcext:value-type="float">
            <text:p>422.58</text:p>
          </table:table-cell>
          <table:table-cell office:value-type="float" office:value="521.48" calcext:value-type="float">
            <text:p>521.48</text:p>
          </table:table-cell>
        </table:table-row>
        <table:table-row table:style-name="ro1">
          <table:table-cell office:value-type="float" office:value="12286700" calcext:value-type="float">
            <text:p>12286700</text:p>
          </table:table-cell>
          <table:table-cell table:formula="of:=[.A770]/1000/(60*60*24)" office:value-type="time" office:time-value="PT03H24M46.7S" calcext:value-type="time">
            <text:p>03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3.12" calcext:value-type="float">
            <text:p>423.12</text:p>
          </table:table-cell>
          <table:table-cell office:value-type="float" office:value="522.14" calcext:value-type="float">
            <text:p>522.14</text:p>
          </table:table-cell>
        </table:table-row>
        <table:table-row table:style-name="ro1">
          <table:table-cell office:value-type="float" office:value="12302700" calcext:value-type="float">
            <text:p>12302700</text:p>
          </table:table-cell>
          <table:table-cell table:formula="of:=[.A771]/1000/(60*60*24)" office:value-type="time" office:time-value="PT03H25M02.7S" calcext:value-type="time">
            <text:p>03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3.66" calcext:value-type="float">
            <text:p>423.66</text:p>
          </table:table-cell>
          <table:table-cell office:value-type="float" office:value="522.79" calcext:value-type="float">
            <text:p>522.79</text:p>
          </table:table-cell>
        </table:table-row>
        <table:table-row table:style-name="ro1">
          <table:table-cell office:value-type="float" office:value="12318700" calcext:value-type="float">
            <text:p>12318700</text:p>
          </table:table-cell>
          <table:table-cell table:formula="of:=[.A772]/1000/(60*60*24)" office:value-type="time" office:time-value="PT03H25M18.7S" calcext:value-type="time">
            <text:p>03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4.2" calcext:value-type="float">
            <text:p>424.2</text:p>
          </table:table-cell>
          <table:table-cell office:value-type="float" office:value="523.44" calcext:value-type="float">
            <text:p>523.44</text:p>
          </table:table-cell>
        </table:table-row>
        <table:table-row table:style-name="ro1">
          <table:table-cell office:value-type="float" office:value="12334700" calcext:value-type="float">
            <text:p>12334700</text:p>
          </table:table-cell>
          <table:table-cell table:formula="of:=[.A773]/1000/(60*60*24)" office:value-type="time" office:time-value="PT03H25M34.7S" calcext:value-type="time">
            <text:p>03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24.75" calcext:value-type="float">
            <text:p>424.75</text:p>
          </table:table-cell>
          <table:table-cell office:value-type="float" office:value="524.1" calcext:value-type="float">
            <text:p>524.1</text:p>
          </table:table-cell>
        </table:table-row>
        <table:table-row table:style-name="ro1">
          <table:table-cell office:value-type="float" office:value="12350700" calcext:value-type="float">
            <text:p>12350700</text:p>
          </table:table-cell>
          <table:table-cell table:formula="of:=[.A774]/1000/(60*60*24)" office:value-type="time" office:time-value="PT03H25M50.7S" calcext:value-type="time">
            <text:p>03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5.29" calcext:value-type="float">
            <text:p>425.29</text:p>
          </table:table-cell>
          <table:table-cell office:value-type="float" office:value="524.75" calcext:value-type="float">
            <text:p>524.75</text:p>
          </table:table-cell>
        </table:table-row>
        <table:table-row table:style-name="ro1">
          <table:table-cell office:value-type="float" office:value="12366700" calcext:value-type="float">
            <text:p>12366700</text:p>
          </table:table-cell>
          <table:table-cell table:formula="of:=[.A775]/1000/(60*60*24)" office:value-type="time" office:time-value="PT03H26M06.7S" calcext:value-type="time">
            <text:p>03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5.83" calcext:value-type="float">
            <text:p>425.83</text:p>
          </table:table-cell>
          <table:table-cell office:value-type="float" office:value="525.41" calcext:value-type="float">
            <text:p>525.41</text:p>
          </table:table-cell>
        </table:table-row>
        <table:table-row table:style-name="ro1">
          <table:table-cell office:value-type="float" office:value="12382700" calcext:value-type="float">
            <text:p>12382700</text:p>
          </table:table-cell>
          <table:table-cell table:formula="of:=[.A776]/1000/(60*60*24)" office:value-type="time" office:time-value="PT03H26M22.7S" calcext:value-type="time">
            <text:p>03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26.37" calcext:value-type="float">
            <text:p>426.37</text:p>
          </table:table-cell>
          <table:table-cell office:value-type="float" office:value="526.06" calcext:value-type="float">
            <text:p>526.06</text:p>
          </table:table-cell>
        </table:table-row>
        <table:table-row table:style-name="ro1">
          <table:table-cell office:value-type="float" office:value="12398700" calcext:value-type="float">
            <text:p>12398700</text:p>
          </table:table-cell>
          <table:table-cell table:formula="of:=[.A777]/1000/(60*60*24)" office:value-type="time" office:time-value="PT03H26M38.7S" calcext:value-type="time">
            <text:p>03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6.91" calcext:value-type="float">
            <text:p>426.91</text:p>
          </table:table-cell>
          <table:table-cell office:value-type="float" office:value="526.71" calcext:value-type="float">
            <text:p>526.71</text:p>
          </table:table-cell>
        </table:table-row>
        <table:table-row table:style-name="ro1">
          <table:table-cell office:value-type="float" office:value="12414700" calcext:value-type="float">
            <text:p>12414700</text:p>
          </table:table-cell>
          <table:table-cell table:formula="of:=[.A778]/1000/(60*60*24)" office:value-type="time" office:time-value="PT03H26M54.7S" calcext:value-type="time">
            <text:p>03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7.45" calcext:value-type="float">
            <text:p>427.45</text:p>
          </table:table-cell>
          <table:table-cell office:value-type="float" office:value="527.37" calcext:value-type="float">
            <text:p>527.37</text:p>
          </table:table-cell>
        </table:table-row>
        <table:table-row table:style-name="ro1">
          <table:table-cell office:value-type="float" office:value="12430700" calcext:value-type="float">
            <text:p>12430700</text:p>
          </table:table-cell>
          <table:table-cell table:formula="of:=[.A779]/1000/(60*60*24)" office:value-type="time" office:time-value="PT03H27M10.7S" calcext:value-type="time">
            <text:p>03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7.99" calcext:value-type="float">
            <text:p>427.99</text:p>
          </table:table-cell>
          <table:table-cell office:value-type="float" office:value="528.02" calcext:value-type="float">
            <text:p>528.02</text:p>
          </table:table-cell>
        </table:table-row>
        <table:table-row table:style-name="ro1">
          <table:table-cell office:value-type="float" office:value="12446700" calcext:value-type="float">
            <text:p>12446700</text:p>
          </table:table-cell>
          <table:table-cell table:formula="of:=[.A780]/1000/(60*60*24)" office:value-type="time" office:time-value="PT03H27M26.7S" calcext:value-type="time">
            <text:p>03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28.53" calcext:value-type="float">
            <text:p>428.53</text:p>
          </table:table-cell>
          <table:table-cell office:value-type="float" office:value="528.67" calcext:value-type="float">
            <text:p>528.67</text:p>
          </table:table-cell>
        </table:table-row>
        <table:table-row table:style-name="ro1">
          <table:table-cell office:value-type="float" office:value="12462700" calcext:value-type="float">
            <text:p>12462700</text:p>
          </table:table-cell>
          <table:table-cell table:formula="of:=[.A781]/1000/(60*60*24)" office:value-type="time" office:time-value="PT03H27M42.7S" calcext:value-type="time">
            <text:p>03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9.07" calcext:value-type="float">
            <text:p>429.07</text:p>
          </table:table-cell>
          <table:table-cell office:value-type="float" office:value="529.33" calcext:value-type="float">
            <text:p>529.33</text:p>
          </table:table-cell>
        </table:table-row>
        <table:table-row table:style-name="ro1">
          <table:table-cell office:value-type="float" office:value="12478700" calcext:value-type="float">
            <text:p>12478700</text:p>
          </table:table-cell>
          <table:table-cell table:formula="of:=[.A782]/1000/(60*60*24)" office:value-type="time" office:time-value="PT03H27M58.7S" calcext:value-type="time">
            <text:p>03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29.61" calcext:value-type="float">
            <text:p>429.61</text:p>
          </table:table-cell>
          <table:table-cell office:value-type="float" office:value="529.98" calcext:value-type="float">
            <text:p>529.98</text:p>
          </table:table-cell>
        </table:table-row>
        <table:table-row table:style-name="ro1">
          <table:table-cell office:value-type="float" office:value="12494700" calcext:value-type="float">
            <text:p>12494700</text:p>
          </table:table-cell>
          <table:table-cell table:formula="of:=[.A783]/1000/(60*60*24)" office:value-type="time" office:time-value="PT03H28M14.7S" calcext:value-type="time">
            <text:p>03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0.15" calcext:value-type="float">
            <text:p>430.15</text:p>
          </table:table-cell>
          <table:table-cell office:value-type="float" office:value="530.63" calcext:value-type="float">
            <text:p>530.63</text:p>
          </table:table-cell>
        </table:table-row>
        <table:table-row table:style-name="ro1">
          <table:table-cell office:value-type="float" office:value="12510700" calcext:value-type="float">
            <text:p>12510700</text:p>
          </table:table-cell>
          <table:table-cell table:formula="of:=[.A784]/1000/(60*60*24)" office:value-type="time" office:time-value="PT03H28M30.7S" calcext:value-type="time">
            <text:p>03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0.69" calcext:value-type="float">
            <text:p>430.69</text:p>
          </table:table-cell>
          <table:table-cell office:value-type="float" office:value="531.29" calcext:value-type="float">
            <text:p>531.29</text:p>
          </table:table-cell>
        </table:table-row>
        <table:table-row table:style-name="ro1">
          <table:table-cell office:value-type="float" office:value="12526700" calcext:value-type="float">
            <text:p>12526700</text:p>
          </table:table-cell>
          <table:table-cell table:formula="of:=[.A785]/1000/(60*60*24)" office:value-type="time" office:time-value="PT03H28M46.7S" calcext:value-type="time">
            <text:p>03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1.23" calcext:value-type="float">
            <text:p>431.23</text:p>
          </table:table-cell>
          <table:table-cell office:value-type="float" office:value="531.94" calcext:value-type="float">
            <text:p>531.94</text:p>
          </table:table-cell>
        </table:table-row>
        <table:table-row table:style-name="ro1">
          <table:table-cell office:value-type="float" office:value="12542700" calcext:value-type="float">
            <text:p>12542700</text:p>
          </table:table-cell>
          <table:table-cell table:formula="of:=[.A786]/1000/(60*60*24)" office:value-type="time" office:time-value="PT03H29M02.7S" calcext:value-type="time">
            <text:p>03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1.77" calcext:value-type="float">
            <text:p>431.77</text:p>
          </table:table-cell>
          <table:table-cell office:value-type="float" office:value="532.59" calcext:value-type="float">
            <text:p>532.59</text:p>
          </table:table-cell>
        </table:table-row>
        <table:table-row table:style-name="ro1">
          <table:table-cell office:value-type="float" office:value="12558700" calcext:value-type="float">
            <text:p>12558700</text:p>
          </table:table-cell>
          <table:table-cell table:formula="of:=[.A787]/1000/(60*60*24)" office:value-type="time" office:time-value="PT03H29M18.7S" calcext:value-type="time">
            <text:p>03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2.31" calcext:value-type="float">
            <text:p>432.31</text:p>
          </table:table-cell>
          <table:table-cell office:value-type="float" office:value="533.25" calcext:value-type="float">
            <text:p>533.25</text:p>
          </table:table-cell>
        </table:table-row>
        <table:table-row table:style-name="ro1">
          <table:table-cell office:value-type="float" office:value="12574700" calcext:value-type="float">
            <text:p>12574700</text:p>
          </table:table-cell>
          <table:table-cell table:formula="of:=[.A788]/1000/(60*60*24)" office:value-type="time" office:time-value="PT03H29M34.7S" calcext:value-type="time">
            <text:p>03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2.85" calcext:value-type="float">
            <text:p>432.85</text:p>
          </table:table-cell>
          <table:table-cell office:value-type="float" office:value="533.9" calcext:value-type="float">
            <text:p>533.9</text:p>
          </table:table-cell>
        </table:table-row>
        <table:table-row table:style-name="ro1">
          <table:table-cell office:value-type="float" office:value="12590700" calcext:value-type="float">
            <text:p>12590700</text:p>
          </table:table-cell>
          <table:table-cell table:formula="of:=[.A789]/1000/(60*60*24)" office:value-type="time" office:time-value="PT03H29M50.7S" calcext:value-type="time">
            <text:p>03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3.39" calcext:value-type="float">
            <text:p>433.39</text:p>
          </table:table-cell>
          <table:table-cell office:value-type="float" office:value="534.55" calcext:value-type="float">
            <text:p>534.55</text:p>
          </table:table-cell>
        </table:table-row>
        <table:table-row table:style-name="ro1">
          <table:table-cell office:value-type="float" office:value="12606700" calcext:value-type="float">
            <text:p>12606700</text:p>
          </table:table-cell>
          <table:table-cell table:formula="of:=[.A790]/1000/(60*60*24)" office:value-type="time" office:time-value="PT03H30M06.7S" calcext:value-type="time">
            <text:p>03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3.93" calcext:value-type="float">
            <text:p>433.93</text:p>
          </table:table-cell>
          <table:table-cell office:value-type="float" office:value="535.21" calcext:value-type="float">
            <text:p>535.21</text:p>
          </table:table-cell>
        </table:table-row>
        <table:table-row table:style-name="ro1">
          <table:table-cell office:value-type="float" office:value="12622700" calcext:value-type="float">
            <text:p>12622700</text:p>
          </table:table-cell>
          <table:table-cell table:formula="of:=[.A791]/1000/(60*60*24)" office:value-type="time" office:time-value="PT03H30M22.7S" calcext:value-type="time">
            <text:p>03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4.47" calcext:value-type="float">
            <text:p>434.47</text:p>
          </table:table-cell>
          <table:table-cell office:value-type="float" office:value="535.86" calcext:value-type="float">
            <text:p>535.86</text:p>
          </table:table-cell>
        </table:table-row>
        <table:table-row table:style-name="ro1">
          <table:table-cell office:value-type="float" office:value="12638700" calcext:value-type="float">
            <text:p>12638700</text:p>
          </table:table-cell>
          <table:table-cell table:formula="of:=[.A792]/1000/(60*60*24)" office:value-type="time" office:time-value="PT03H30M38.7S" calcext:value-type="time">
            <text:p>03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5.01" calcext:value-type="float">
            <text:p>435.01</text:p>
          </table:table-cell>
          <table:table-cell office:value-type="float" office:value="536.51" calcext:value-type="float">
            <text:p>536.51</text:p>
          </table:table-cell>
        </table:table-row>
        <table:table-row table:style-name="ro1">
          <table:table-cell office:value-type="float" office:value="12654700" calcext:value-type="float">
            <text:p>12654700</text:p>
          </table:table-cell>
          <table:table-cell table:formula="of:=[.A793]/1000/(60*60*24)" office:value-type="time" office:time-value="PT03H30M54.7S" calcext:value-type="time">
            <text:p>03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5.55" calcext:value-type="float">
            <text:p>435.55</text:p>
          </table:table-cell>
          <table:table-cell office:value-type="float" office:value="537.16" calcext:value-type="float">
            <text:p>537.16</text:p>
          </table:table-cell>
        </table:table-row>
        <table:table-row table:style-name="ro1">
          <table:table-cell office:value-type="float" office:value="12670700" calcext:value-type="float">
            <text:p>12670700</text:p>
          </table:table-cell>
          <table:table-cell table:formula="of:=[.A794]/1000/(60*60*24)" office:value-type="time" office:time-value="PT03H31M10.7S" calcext:value-type="time">
            <text:p>03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6.09" calcext:value-type="float">
            <text:p>436.09</text:p>
          </table:table-cell>
          <table:table-cell office:value-type="float" office:value="537.82" calcext:value-type="float">
            <text:p>537.82</text:p>
          </table:table-cell>
        </table:table-row>
        <table:table-row table:style-name="ro1">
          <table:table-cell office:value-type="float" office:value="12686700" calcext:value-type="float">
            <text:p>12686700</text:p>
          </table:table-cell>
          <table:table-cell table:formula="of:=[.A795]/1000/(60*60*24)" office:value-type="time" office:time-value="PT03H31M26.7S" calcext:value-type="time">
            <text:p>03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6.63" calcext:value-type="float">
            <text:p>436.63</text:p>
          </table:table-cell>
          <table:table-cell office:value-type="float" office:value="538.47" calcext:value-type="float">
            <text:p>538.47</text:p>
          </table:table-cell>
        </table:table-row>
        <table:table-row table:style-name="ro1">
          <table:table-cell office:value-type="float" office:value="12702700" calcext:value-type="float">
            <text:p>12702700</text:p>
          </table:table-cell>
          <table:table-cell table:formula="of:=[.A796]/1000/(60*60*24)" office:value-type="time" office:time-value="PT03H31M42.7S" calcext:value-type="time">
            <text:p>03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7.18" calcext:value-type="float">
            <text:p>437.18</text:p>
          </table:table-cell>
          <table:table-cell office:value-type="float" office:value="539.12" calcext:value-type="float">
            <text:p>539.12</text:p>
          </table:table-cell>
        </table:table-row>
        <table:table-row table:style-name="ro1">
          <table:table-cell office:value-type="float" office:value="12718700" calcext:value-type="float">
            <text:p>12718700</text:p>
          </table:table-cell>
          <table:table-cell table:formula="of:=[.A797]/1000/(60*60*24)" office:value-type="time" office:time-value="PT03H31M58.7S" calcext:value-type="time">
            <text:p>03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7.72" calcext:value-type="float">
            <text:p>437.72</text:p>
          </table:table-cell>
          <table:table-cell office:value-type="float" office:value="539.77" calcext:value-type="float">
            <text:p>539.77</text:p>
          </table:table-cell>
        </table:table-row>
        <table:table-row table:style-name="ro1">
          <table:table-cell office:value-type="float" office:value="12734700" calcext:value-type="float">
            <text:p>12734700</text:p>
          </table:table-cell>
          <table:table-cell table:formula="of:=[.A798]/1000/(60*60*24)" office:value-type="time" office:time-value="PT03H32M14.7S" calcext:value-type="time">
            <text:p>03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8.26" calcext:value-type="float">
            <text:p>438.26</text:p>
          </table:table-cell>
          <table:table-cell office:value-type="float" office:value="540.43" calcext:value-type="float">
            <text:p>540.43</text:p>
          </table:table-cell>
        </table:table-row>
        <table:table-row table:style-name="ro1">
          <table:table-cell office:value-type="float" office:value="12750700" calcext:value-type="float">
            <text:p>12750700</text:p>
          </table:table-cell>
          <table:table-cell table:formula="of:=[.A799]/1000/(60*60*24)" office:value-type="time" office:time-value="PT03H32M30.7S" calcext:value-type="time">
            <text:p>03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8.8" calcext:value-type="float">
            <text:p>438.8</text:p>
          </table:table-cell>
          <table:table-cell office:value-type="float" office:value="541.08" calcext:value-type="float">
            <text:p>541.08</text:p>
          </table:table-cell>
        </table:table-row>
        <table:table-row table:style-name="ro1">
          <table:table-cell office:value-type="float" office:value="12766700" calcext:value-type="float">
            <text:p>12766700</text:p>
          </table:table-cell>
          <table:table-cell table:formula="of:=[.A800]/1000/(60*60*24)" office:value-type="time" office:time-value="PT03H32M46.7S" calcext:value-type="time">
            <text:p>03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9.34" calcext:value-type="float">
            <text:p>439.34</text:p>
          </table:table-cell>
          <table:table-cell office:value-type="float" office:value="541.73" calcext:value-type="float">
            <text:p>541.73</text:p>
          </table:table-cell>
        </table:table-row>
        <table:table-row table:style-name="ro1">
          <table:table-cell office:value-type="float" office:value="12782700" calcext:value-type="float">
            <text:p>12782700</text:p>
          </table:table-cell>
          <table:table-cell table:formula="of:=[.A801]/1000/(60*60*24)" office:value-type="time" office:time-value="PT03H33M02.7S" calcext:value-type="time">
            <text:p>03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9.88" calcext:value-type="float">
            <text:p>439.88</text:p>
          </table:table-cell>
          <table:table-cell office:value-type="float" office:value="542.38" calcext:value-type="float">
            <text:p>542.38</text:p>
          </table:table-cell>
        </table:table-row>
        <table:table-row table:style-name="ro1">
          <table:table-cell office:value-type="float" office:value="12798700" calcext:value-type="float">
            <text:p>12798700</text:p>
          </table:table-cell>
          <table:table-cell table:formula="of:=[.A802]/1000/(60*60*24)" office:value-type="time" office:time-value="PT03H33M18.7S" calcext:value-type="time">
            <text:p>03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0.42" calcext:value-type="float">
            <text:p>440.42</text:p>
          </table:table-cell>
          <table:table-cell office:value-type="float" office:value="543.04" calcext:value-type="float">
            <text:p>543.04</text:p>
          </table:table-cell>
        </table:table-row>
        <table:table-row table:style-name="ro1">
          <table:table-cell office:value-type="float" office:value="12814700" calcext:value-type="float">
            <text:p>12814700</text:p>
          </table:table-cell>
          <table:table-cell table:formula="of:=[.A803]/1000/(60*60*24)" office:value-type="time" office:time-value="PT03H33M34.7S" calcext:value-type="time">
            <text:p>03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0.96" calcext:value-type="float">
            <text:p>440.96</text:p>
          </table:table-cell>
          <table:table-cell office:value-type="float" office:value="543.69" calcext:value-type="float">
            <text:p>543.69</text:p>
          </table:table-cell>
        </table:table-row>
        <table:table-row table:style-name="ro1">
          <table:table-cell office:value-type="float" office:value="12830700" calcext:value-type="float">
            <text:p>12830700</text:p>
          </table:table-cell>
          <table:table-cell table:formula="of:=[.A804]/1000/(60*60*24)" office:value-type="time" office:time-value="PT03H33M50.7S" calcext:value-type="time">
            <text:p>03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1.5" calcext:value-type="float">
            <text:p>441.5</text:p>
          </table:table-cell>
          <table:table-cell office:value-type="float" office:value="544.34" calcext:value-type="float">
            <text:p>544.34</text:p>
          </table:table-cell>
        </table:table-row>
        <table:table-row table:style-name="ro1">
          <table:table-cell office:value-type="float" office:value="12846700" calcext:value-type="float">
            <text:p>12846700</text:p>
          </table:table-cell>
          <table:table-cell table:formula="of:=[.A805]/1000/(60*60*24)" office:value-type="time" office:time-value="PT03H34M06.7S" calcext:value-type="time">
            <text:p>03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2.04" calcext:value-type="float">
            <text:p>442.04</text:p>
          </table:table-cell>
          <table:table-cell office:value-type="float" office:value="544.99" calcext:value-type="float">
            <text:p>544.99</text:p>
          </table:table-cell>
        </table:table-row>
        <table:table-row table:style-name="ro1">
          <table:table-cell office:value-type="float" office:value="12862700" calcext:value-type="float">
            <text:p>12862700</text:p>
          </table:table-cell>
          <table:table-cell table:formula="of:=[.A806]/1000/(60*60*24)" office:value-type="time" office:time-value="PT03H34M22.7S" calcext:value-type="time">
            <text:p>03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2.58" calcext:value-type="float">
            <text:p>442.58</text:p>
          </table:table-cell>
          <table:table-cell office:value-type="float" office:value="545.65" calcext:value-type="float">
            <text:p>545.65</text:p>
          </table:table-cell>
        </table:table-row>
        <table:table-row table:style-name="ro1">
          <table:table-cell office:value-type="float" office:value="12878700" calcext:value-type="float">
            <text:p>12878700</text:p>
          </table:table-cell>
          <table:table-cell table:formula="of:=[.A807]/1000/(60*60*24)" office:value-type="time" office:time-value="PT03H34M38.7S" calcext:value-type="time">
            <text:p>03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3.12" calcext:value-type="float">
            <text:p>443.12</text:p>
          </table:table-cell>
          <table:table-cell office:value-type="float" office:value="546.3" calcext:value-type="float">
            <text:p>546.3</text:p>
          </table:table-cell>
        </table:table-row>
        <table:table-row table:style-name="ro1">
          <table:table-cell office:value-type="float" office:value="12894700" calcext:value-type="float">
            <text:p>12894700</text:p>
          </table:table-cell>
          <table:table-cell table:formula="of:=[.A808]/1000/(60*60*24)" office:value-type="time" office:time-value="PT03H34M54.7S" calcext:value-type="time">
            <text:p>03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3.66" calcext:value-type="float">
            <text:p>443.66</text:p>
          </table:table-cell>
          <table:table-cell office:value-type="float" office:value="546.95" calcext:value-type="float">
            <text:p>546.95</text:p>
          </table:table-cell>
        </table:table-row>
        <table:table-row table:style-name="ro1">
          <table:table-cell office:value-type="float" office:value="12910700" calcext:value-type="float">
            <text:p>12910700</text:p>
          </table:table-cell>
          <table:table-cell table:formula="of:=[.A809]/1000/(60*60*24)" office:value-type="time" office:time-value="PT03H35M10.7S" calcext:value-type="time">
            <text:p>03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4.2" calcext:value-type="float">
            <text:p>444.2</text:p>
          </table:table-cell>
          <table:table-cell office:value-type="float" office:value="547.6" calcext:value-type="float">
            <text:p>547.6</text:p>
          </table:table-cell>
        </table:table-row>
        <table:table-row table:style-name="ro1">
          <table:table-cell office:value-type="float" office:value="12926700" calcext:value-type="float">
            <text:p>12926700</text:p>
          </table:table-cell>
          <table:table-cell table:formula="of:=[.A810]/1000/(60*60*24)" office:value-type="time" office:time-value="PT03H35M26.7S" calcext:value-type="time">
            <text:p>03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4.74" calcext:value-type="float">
            <text:p>444.74</text:p>
          </table:table-cell>
          <table:table-cell office:value-type="float" office:value="548.26" calcext:value-type="float">
            <text:p>548.26</text:p>
          </table:table-cell>
        </table:table-row>
        <table:table-row table:style-name="ro1">
          <table:table-cell office:value-type="float" office:value="12942700" calcext:value-type="float">
            <text:p>12942700</text:p>
          </table:table-cell>
          <table:table-cell table:formula="of:=[.A811]/1000/(60*60*24)" office:value-type="time" office:time-value="PT03H35M42.7S" calcext:value-type="time">
            <text:p>03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5.28" calcext:value-type="float">
            <text:p>445.28</text:p>
          </table:table-cell>
          <table:table-cell office:value-type="float" office:value="548.91" calcext:value-type="float">
            <text:p>548.91</text:p>
          </table:table-cell>
        </table:table-row>
        <table:table-row table:style-name="ro1">
          <table:table-cell office:value-type="float" office:value="12958700" calcext:value-type="float">
            <text:p>12958700</text:p>
          </table:table-cell>
          <table:table-cell table:formula="of:=[.A812]/1000/(60*60*24)" office:value-type="time" office:time-value="PT03H35M58.7S" calcext:value-type="time">
            <text:p>03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5.82" calcext:value-type="float">
            <text:p>445.82</text:p>
          </table:table-cell>
          <table:table-cell office:value-type="float" office:value="549.56" calcext:value-type="float">
            <text:p>549.56</text:p>
          </table:table-cell>
        </table:table-row>
        <table:table-row table:style-name="ro1">
          <table:table-cell office:value-type="float" office:value="12974700" calcext:value-type="float">
            <text:p>12974700</text:p>
          </table:table-cell>
          <table:table-cell table:formula="of:=[.A813]/1000/(60*60*24)" office:value-type="time" office:time-value="PT03H36M14.7S" calcext:value-type="time">
            <text:p>03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6.36" calcext:value-type="float">
            <text:p>446.36</text:p>
          </table:table-cell>
          <table:table-cell office:value-type="float" office:value="550.21" calcext:value-type="float">
            <text:p>550.21</text:p>
          </table:table-cell>
        </table:table-row>
        <table:table-row table:style-name="ro1">
          <table:table-cell office:value-type="float" office:value="12990700" calcext:value-type="float">
            <text:p>12990700</text:p>
          </table:table-cell>
          <table:table-cell table:formula="of:=[.A814]/1000/(60*60*24)" office:value-type="time" office:time-value="PT03H36M30.7S" calcext:value-type="time">
            <text:p>03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6.9" calcext:value-type="float">
            <text:p>446.9</text:p>
          </table:table-cell>
          <table:table-cell office:value-type="float" office:value="550.86" calcext:value-type="float">
            <text:p>550.86</text:p>
          </table:table-cell>
        </table:table-row>
        <table:table-row table:style-name="ro1">
          <table:table-cell office:value-type="float" office:value="13006700" calcext:value-type="float">
            <text:p>13006700</text:p>
          </table:table-cell>
          <table:table-cell table:formula="of:=[.A815]/1000/(60*60*24)" office:value-type="time" office:time-value="PT03H36M46.7S" calcext:value-type="time">
            <text:p>03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7.44" calcext:value-type="float">
            <text:p>447.44</text:p>
          </table:table-cell>
          <table:table-cell office:value-type="float" office:value="551.52" calcext:value-type="float">
            <text:p>551.52</text:p>
          </table:table-cell>
        </table:table-row>
        <table:table-row table:style-name="ro1">
          <table:table-cell office:value-type="float" office:value="13022700" calcext:value-type="float">
            <text:p>13022700</text:p>
          </table:table-cell>
          <table:table-cell table:formula="of:=[.A816]/1000/(60*60*24)" office:value-type="time" office:time-value="PT03H37M02.7S" calcext:value-type="time">
            <text:p>03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7.98" calcext:value-type="float">
            <text:p>447.98</text:p>
          </table:table-cell>
          <table:table-cell office:value-type="float" office:value="552.17" calcext:value-type="float">
            <text:p>552.17</text:p>
          </table:table-cell>
        </table:table-row>
        <table:table-row table:style-name="ro1">
          <table:table-cell office:value-type="float" office:value="13038700" calcext:value-type="float">
            <text:p>13038700</text:p>
          </table:table-cell>
          <table:table-cell table:formula="of:=[.A817]/1000/(60*60*24)" office:value-type="time" office:time-value="PT03H37M18.7S" calcext:value-type="time">
            <text:p>03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8.52" calcext:value-type="float">
            <text:p>448.52</text:p>
          </table:table-cell>
          <table:table-cell office:value-type="float" office:value="552.82" calcext:value-type="float">
            <text:p>552.82</text:p>
          </table:table-cell>
        </table:table-row>
        <table:table-row table:style-name="ro1">
          <table:table-cell office:value-type="float" office:value="13054700" calcext:value-type="float">
            <text:p>13054700</text:p>
          </table:table-cell>
          <table:table-cell table:formula="of:=[.A818]/1000/(60*60*24)" office:value-type="time" office:time-value="PT03H37M34.7S" calcext:value-type="time">
            <text:p>03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9.06" calcext:value-type="float">
            <text:p>449.06</text:p>
          </table:table-cell>
          <table:table-cell office:value-type="float" office:value="553.47" calcext:value-type="float">
            <text:p>553.47</text:p>
          </table:table-cell>
        </table:table-row>
        <table:table-row table:style-name="ro1">
          <table:table-cell office:value-type="float" office:value="13070700" calcext:value-type="float">
            <text:p>13070700</text:p>
          </table:table-cell>
          <table:table-cell table:formula="of:=[.A819]/1000/(60*60*24)" office:value-type="time" office:time-value="PT03H37M50.7S" calcext:value-type="time">
            <text:p>03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3" calcext:value-type="float">
            <text:p>146.3</text:p>
          </table:table-cell>
          <table:table-cell office:value-type="float" office:value="449.6" calcext:value-type="float">
            <text:p>449.6</text:p>
          </table:table-cell>
          <table:table-cell office:value-type="float" office:value="554.13" calcext:value-type="float">
            <text:p>554.13</text:p>
          </table:table-cell>
        </table:table-row>
        <table:table-row table:style-name="ro1">
          <table:table-cell office:value-type="float" office:value="13086700" calcext:value-type="float">
            <text:p>13086700</text:p>
          </table:table-cell>
          <table:table-cell table:formula="of:=[.A820]/1000/(60*60*24)" office:value-type="time" office:time-value="PT03H38M06.7S" calcext:value-type="time">
            <text:p>03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50.14" calcext:value-type="float">
            <text:p>450.14</text:p>
          </table:table-cell>
          <table:table-cell office:value-type="float" office:value="554.78" calcext:value-type="float">
            <text:p>554.78</text:p>
          </table:table-cell>
        </table:table-row>
        <table:table-row table:style-name="ro1">
          <table:table-cell office:value-type="float" office:value="13102700" calcext:value-type="float">
            <text:p>13102700</text:p>
          </table:table-cell>
          <table:table-cell table:formula="of:=[.A821]/1000/(60*60*24)" office:value-type="time" office:time-value="PT03H38M22.7S" calcext:value-type="time">
            <text:p>03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50.68" calcext:value-type="float">
            <text:p>450.68</text:p>
          </table:table-cell>
          <table:table-cell office:value-type="float" office:value="555.43" calcext:value-type="float">
            <text:p>555.43</text:p>
          </table:table-cell>
        </table:table-row>
        <table:table-row table:style-name="ro1">
          <table:table-cell office:value-type="float" office:value="13118700" calcext:value-type="float">
            <text:p>13118700</text:p>
          </table:table-cell>
          <table:table-cell table:formula="of:=[.A822]/1000/(60*60*24)" office:value-type="time" office:time-value="PT03H38M38.7S" calcext:value-type="time">
            <text:p>03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1.22" calcext:value-type="float">
            <text:p>451.22</text:p>
          </table:table-cell>
          <table:table-cell office:value-type="float" office:value="556.08" calcext:value-type="float">
            <text:p>556.08</text:p>
          </table:table-cell>
        </table:table-row>
        <table:table-row table:style-name="ro1">
          <table:table-cell office:value-type="float" office:value="13134700" calcext:value-type="float">
            <text:p>13134700</text:p>
          </table:table-cell>
          <table:table-cell table:formula="of:=[.A823]/1000/(60*60*24)" office:value-type="time" office:time-value="PT03H38M54.7S" calcext:value-type="time">
            <text:p>03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3" calcext:value-type="float">
            <text:p>146.3</text:p>
          </table:table-cell>
          <table:table-cell office:value-type="float" office:value="451.76" calcext:value-type="float">
            <text:p>451.76</text:p>
          </table:table-cell>
          <table:table-cell office:value-type="float" office:value="556.73" calcext:value-type="float">
            <text:p>556.73</text:p>
          </table:table-cell>
        </table:table-row>
        <table:table-row table:style-name="ro1">
          <table:table-cell office:value-type="float" office:value="13150700" calcext:value-type="float">
            <text:p>13150700</text:p>
          </table:table-cell>
          <table:table-cell table:formula="of:=[.A824]/1000/(60*60*24)" office:value-type="time" office:time-value="PT03H39M10.7S" calcext:value-type="time">
            <text:p>03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2.3" calcext:value-type="float">
            <text:p>452.3</text:p>
          </table:table-cell>
          <table:table-cell office:value-type="float" office:value="557.39" calcext:value-type="float">
            <text:p>557.39</text:p>
          </table:table-cell>
        </table:table-row>
        <table:table-row table:style-name="ro1">
          <table:table-cell office:value-type="float" office:value="13166700" calcext:value-type="float">
            <text:p>13166700</text:p>
          </table:table-cell>
          <table:table-cell table:formula="of:=[.A825]/1000/(60*60*24)" office:value-type="time" office:time-value="PT03H39M26.7S" calcext:value-type="time">
            <text:p>03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2.83" calcext:value-type="float">
            <text:p>452.83</text:p>
          </table:table-cell>
          <table:table-cell office:value-type="float" office:value="558.04" calcext:value-type="float">
            <text:p>558.04</text:p>
          </table:table-cell>
        </table:table-row>
        <table:table-row table:style-name="ro1">
          <table:table-cell office:value-type="float" office:value="13182700" calcext:value-type="float">
            <text:p>13182700</text:p>
          </table:table-cell>
          <table:table-cell table:formula="of:=[.A826]/1000/(60*60*24)" office:value-type="time" office:time-value="PT03H39M42.7S" calcext:value-type="time">
            <text:p>03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3.37" calcext:value-type="float">
            <text:p>453.37</text:p>
          </table:table-cell>
          <table:table-cell office:value-type="float" office:value="558.69" calcext:value-type="float">
            <text:p>558.69</text:p>
          </table:table-cell>
        </table:table-row>
        <table:table-row table:style-name="ro1">
          <table:table-cell office:value-type="float" office:value="13198700" calcext:value-type="float">
            <text:p>13198700</text:p>
          </table:table-cell>
          <table:table-cell table:formula="of:=[.A827]/1000/(60*60*24)" office:value-type="time" office:time-value="PT03H39M58.7S" calcext:value-type="time">
            <text:p>03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3.91" calcext:value-type="float">
            <text:p>453.91</text:p>
          </table:table-cell>
          <table:table-cell office:value-type="float" office:value="559.34" calcext:value-type="float">
            <text:p>559.34</text:p>
          </table:table-cell>
        </table:table-row>
        <table:table-row table:style-name="ro1">
          <table:table-cell office:value-type="float" office:value="13214700" calcext:value-type="float">
            <text:p>13214700</text:p>
          </table:table-cell>
          <table:table-cell table:formula="of:=[.A828]/1000/(60*60*24)" office:value-type="time" office:time-value="PT03H40M14.7S" calcext:value-type="time">
            <text:p>03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3" calcext:value-type="float">
            <text:p>146.3</text:p>
          </table:table-cell>
          <table:table-cell office:value-type="float" office:value="454.45" calcext:value-type="float">
            <text:p>454.45</text:p>
          </table:table-cell>
          <table:table-cell office:value-type="float" office:value="559.99" calcext:value-type="float">
            <text:p>559.99</text:p>
          </table:table-cell>
        </table:table-row>
        <table:table-row table:style-name="ro1">
          <table:table-cell office:value-type="float" office:value="13230700" calcext:value-type="float">
            <text:p>13230700</text:p>
          </table:table-cell>
          <table:table-cell table:formula="of:=[.A829]/1000/(60*60*24)" office:value-type="time" office:time-value="PT03H40M30.7S" calcext:value-type="time">
            <text:p>03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54.99" calcext:value-type="float">
            <text:p>454.99</text:p>
          </table:table-cell>
          <table:table-cell office:value-type="float" office:value="560.65" calcext:value-type="float">
            <text:p>560.65</text:p>
          </table:table-cell>
        </table:table-row>
        <table:table-row table:style-name="ro1">
          <table:table-cell office:value-type="float" office:value="13246700" calcext:value-type="float">
            <text:p>13246700</text:p>
          </table:table-cell>
          <table:table-cell table:formula="of:=[.A830]/1000/(60*60*24)" office:value-type="time" office:time-value="PT03H40M46.7S" calcext:value-type="time">
            <text:p>03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5.53" calcext:value-type="float">
            <text:p>455.53</text:p>
          </table:table-cell>
          <table:table-cell office:value-type="float" office:value="561.3" calcext:value-type="float">
            <text:p>561.3</text:p>
          </table:table-cell>
        </table:table-row>
        <table:table-row table:style-name="ro1">
          <table:table-cell office:value-type="float" office:value="13262700" calcext:value-type="float">
            <text:p>13262700</text:p>
          </table:table-cell>
          <table:table-cell table:formula="of:=[.A831]/1000/(60*60*24)" office:value-type="time" office:time-value="PT03H41M02.7S" calcext:value-type="time">
            <text:p>03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56.07" calcext:value-type="float">
            <text:p>456.07</text:p>
          </table:table-cell>
          <table:table-cell office:value-type="float" office:value="561.95" calcext:value-type="float">
            <text:p>561.95</text:p>
          </table:table-cell>
        </table:table-row>
        <table:table-row table:style-name="ro1">
          <table:table-cell office:value-type="float" office:value="13278700" calcext:value-type="float">
            <text:p>13278700</text:p>
          </table:table-cell>
          <table:table-cell table:formula="of:=[.A832]/1000/(60*60*24)" office:value-type="time" office:time-value="PT03H41M18.7S" calcext:value-type="time">
            <text:p>03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56.61" calcext:value-type="float">
            <text:p>456.61</text:p>
          </table:table-cell>
          <table:table-cell office:value-type="float" office:value="562.6" calcext:value-type="float">
            <text:p>562.6</text:p>
          </table:table-cell>
        </table:table-row>
        <table:table-row table:style-name="ro1">
          <table:table-cell office:value-type="float" office:value="13294700" calcext:value-type="float">
            <text:p>13294700</text:p>
          </table:table-cell>
          <table:table-cell table:formula="of:=[.A833]/1000/(60*60*24)" office:value-type="time" office:time-value="PT03H41M34.7S" calcext:value-type="time">
            <text:p>03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7.15" calcext:value-type="float">
            <text:p>457.15</text:p>
          </table:table-cell>
          <table:table-cell office:value-type="float" office:value="563.25" calcext:value-type="float">
            <text:p>563.25</text:p>
          </table:table-cell>
        </table:table-row>
        <table:table-row table:style-name="ro1">
          <table:table-cell office:value-type="float" office:value="13310700" calcext:value-type="float">
            <text:p>13310700</text:p>
          </table:table-cell>
          <table:table-cell table:formula="of:=[.A834]/1000/(60*60*24)" office:value-type="time" office:time-value="PT03H41M50.7S" calcext:value-type="time">
            <text:p>03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7.69" calcext:value-type="float">
            <text:p>457.69</text:p>
          </table:table-cell>
          <table:table-cell office:value-type="float" office:value="563.9" calcext:value-type="float">
            <text:p>563.9</text:p>
          </table:table-cell>
        </table:table-row>
        <table:table-row table:style-name="ro1">
          <table:table-cell office:value-type="float" office:value="13326700" calcext:value-type="float">
            <text:p>13326700</text:p>
          </table:table-cell>
          <table:table-cell table:formula="of:=[.A835]/1000/(60*60*24)" office:value-type="time" office:time-value="PT03H42M06.7S" calcext:value-type="time">
            <text:p>03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8.23" calcext:value-type="float">
            <text:p>458.23</text:p>
          </table:table-cell>
          <table:table-cell office:value-type="float" office:value="564.56" calcext:value-type="float">
            <text:p>564.56</text:p>
          </table:table-cell>
        </table:table-row>
        <table:table-row table:style-name="ro1">
          <table:table-cell office:value-type="float" office:value="13342700" calcext:value-type="float">
            <text:p>13342700</text:p>
          </table:table-cell>
          <table:table-cell table:formula="of:=[.A836]/1000/(60*60*24)" office:value-type="time" office:time-value="PT03H42M22.7S" calcext:value-type="time">
            <text:p>03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58.77" calcext:value-type="float">
            <text:p>458.77</text:p>
          </table:table-cell>
          <table:table-cell office:value-type="float" office:value="565.21" calcext:value-type="float">
            <text:p>565.21</text:p>
          </table:table-cell>
        </table:table-row>
        <table:table-row table:style-name="ro1">
          <table:table-cell office:value-type="float" office:value="13358700" calcext:value-type="float">
            <text:p>13358700</text:p>
          </table:table-cell>
          <table:table-cell table:formula="of:=[.A837]/1000/(60*60*24)" office:value-type="time" office:time-value="PT03H42M38.7S" calcext:value-type="time">
            <text:p>03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9.31" calcext:value-type="float">
            <text:p>459.31</text:p>
          </table:table-cell>
          <table:table-cell office:value-type="float" office:value="565.86" calcext:value-type="float">
            <text:p>565.86</text:p>
          </table:table-cell>
        </table:table-row>
        <table:table-row table:style-name="ro1">
          <table:table-cell office:value-type="float" office:value="13374700" calcext:value-type="float">
            <text:p>13374700</text:p>
          </table:table-cell>
          <table:table-cell table:formula="of:=[.A838]/1000/(60*60*24)" office:value-type="time" office:time-value="PT03H42M54.7S" calcext:value-type="time">
            <text:p>03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9.85" calcext:value-type="float">
            <text:p>459.85</text:p>
          </table:table-cell>
          <table:table-cell office:value-type="float" office:value="566.51" calcext:value-type="float">
            <text:p>566.51</text:p>
          </table:table-cell>
        </table:table-row>
        <table:table-row table:style-name="ro1">
          <table:table-cell office:value-type="float" office:value="13390700" calcext:value-type="float">
            <text:p>13390700</text:p>
          </table:table-cell>
          <table:table-cell table:formula="of:=[.A839]/1000/(60*60*24)" office:value-type="time" office:time-value="PT03H43M10.7S" calcext:value-type="time">
            <text:p>03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0.39" calcext:value-type="float">
            <text:p>460.39</text:p>
          </table:table-cell>
          <table:table-cell office:value-type="float" office:value="567.16" calcext:value-type="float">
            <text:p>567.16</text:p>
          </table:table-cell>
        </table:table-row>
        <table:table-row table:style-name="ro1">
          <table:table-cell office:value-type="float" office:value="13406700" calcext:value-type="float">
            <text:p>13406700</text:p>
          </table:table-cell>
          <table:table-cell table:formula="of:=[.A840]/1000/(60*60*24)" office:value-type="time" office:time-value="PT03H43M26.7S" calcext:value-type="time">
            <text:p>03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0.93" calcext:value-type="float">
            <text:p>460.93</text:p>
          </table:table-cell>
          <table:table-cell office:value-type="float" office:value="567.81" calcext:value-type="float">
            <text:p>567.81</text:p>
          </table:table-cell>
        </table:table-row>
        <table:table-row table:style-name="ro1">
          <table:table-cell office:value-type="float" office:value="13422700" calcext:value-type="float">
            <text:p>13422700</text:p>
          </table:table-cell>
          <table:table-cell table:formula="of:=[.A841]/1000/(60*60*24)" office:value-type="time" office:time-value="PT03H43M42.7S" calcext:value-type="time">
            <text:p>03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1.47" calcext:value-type="float">
            <text:p>461.47</text:p>
          </table:table-cell>
          <table:table-cell office:value-type="float" office:value="568.46" calcext:value-type="float">
            <text:p>568.46</text:p>
          </table:table-cell>
        </table:table-row>
        <table:table-row table:style-name="ro1">
          <table:table-cell office:value-type="float" office:value="13438700" calcext:value-type="float">
            <text:p>13438700</text:p>
          </table:table-cell>
          <table:table-cell table:formula="of:=[.A842]/1000/(60*60*24)" office:value-type="time" office:time-value="PT03H43M58.7S" calcext:value-type="time">
            <text:p>03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2.01" calcext:value-type="float">
            <text:p>462.01</text:p>
          </table:table-cell>
          <table:table-cell office:value-type="float" office:value="569.12" calcext:value-type="float">
            <text:p>569.12</text:p>
          </table:table-cell>
        </table:table-row>
        <table:table-row table:style-name="ro1">
          <table:table-cell office:value-type="float" office:value="13454700" calcext:value-type="float">
            <text:p>13454700</text:p>
          </table:table-cell>
          <table:table-cell table:formula="of:=[.A843]/1000/(60*60*24)" office:value-type="time" office:time-value="PT03H44M14.7S" calcext:value-type="time">
            <text:p>03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2.55" calcext:value-type="float">
            <text:p>462.55</text:p>
          </table:table-cell>
          <table:table-cell office:value-type="float" office:value="569.77" calcext:value-type="float">
            <text:p>569.77</text:p>
          </table:table-cell>
        </table:table-row>
        <table:table-row table:style-name="ro1">
          <table:table-cell office:value-type="float" office:value="13470700" calcext:value-type="float">
            <text:p>13470700</text:p>
          </table:table-cell>
          <table:table-cell table:formula="of:=[.A844]/1000/(60*60*24)" office:value-type="time" office:time-value="PT03H44M30.7S" calcext:value-type="time">
            <text:p>03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3.09" calcext:value-type="float">
            <text:p>463.09</text:p>
          </table:table-cell>
          <table:table-cell office:value-type="float" office:value="570.42" calcext:value-type="float">
            <text:p>570.42</text:p>
          </table:table-cell>
        </table:table-row>
        <table:table-row table:style-name="ro1">
          <table:table-cell office:value-type="float" office:value="13486700" calcext:value-type="float">
            <text:p>13486700</text:p>
          </table:table-cell>
          <table:table-cell table:formula="of:=[.A845]/1000/(60*60*24)" office:value-type="time" office:time-value="PT03H44M46.7S" calcext:value-type="time">
            <text:p>03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3.63" calcext:value-type="float">
            <text:p>463.63</text:p>
          </table:table-cell>
          <table:table-cell office:value-type="float" office:value="571.07" calcext:value-type="float">
            <text:p>571.07</text:p>
          </table:table-cell>
        </table:table-row>
        <table:table-row table:style-name="ro1">
          <table:table-cell office:value-type="float" office:value="13502700" calcext:value-type="float">
            <text:p>13502700</text:p>
          </table:table-cell>
          <table:table-cell table:formula="of:=[.A846]/1000/(60*60*24)" office:value-type="time" office:time-value="PT03H45M02.7S" calcext:value-type="time">
            <text:p>03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4.17" calcext:value-type="float">
            <text:p>464.17</text:p>
          </table:table-cell>
          <table:table-cell office:value-type="float" office:value="571.72" calcext:value-type="float">
            <text:p>571.72</text:p>
          </table:table-cell>
        </table:table-row>
        <table:table-row table:style-name="ro1">
          <table:table-cell office:value-type="float" office:value="13518700" calcext:value-type="float">
            <text:p>13518700</text:p>
          </table:table-cell>
          <table:table-cell table:formula="of:=[.A847]/1000/(60*60*24)" office:value-type="time" office:time-value="PT03H45M18.7S" calcext:value-type="time">
            <text:p>03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4.71" calcext:value-type="float">
            <text:p>464.71</text:p>
          </table:table-cell>
          <table:table-cell office:value-type="float" office:value="572.37" calcext:value-type="float">
            <text:p>572.37</text:p>
          </table:table-cell>
        </table:table-row>
        <table:table-row table:style-name="ro1">
          <table:table-cell office:value-type="float" office:value="13534700" calcext:value-type="float">
            <text:p>13534700</text:p>
          </table:table-cell>
          <table:table-cell table:formula="of:=[.A848]/1000/(60*60*24)" office:value-type="time" office:time-value="PT03H45M34.7S" calcext:value-type="time">
            <text:p>03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5.25" calcext:value-type="float">
            <text:p>465.25</text:p>
          </table:table-cell>
          <table:table-cell office:value-type="float" office:value="573.02" calcext:value-type="float">
            <text:p>573.02</text:p>
          </table:table-cell>
        </table:table-row>
        <table:table-row table:style-name="ro1">
          <table:table-cell office:value-type="float" office:value="13550700" calcext:value-type="float">
            <text:p>13550700</text:p>
          </table:table-cell>
          <table:table-cell table:formula="of:=[.A849]/1000/(60*60*24)" office:value-type="time" office:time-value="PT03H45M50.7S" calcext:value-type="time">
            <text:p>03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5.78" calcext:value-type="float">
            <text:p>465.78</text:p>
          </table:table-cell>
          <table:table-cell office:value-type="float" office:value="573.67" calcext:value-type="float">
            <text:p>573.67</text:p>
          </table:table-cell>
        </table:table-row>
        <table:table-row table:style-name="ro1">
          <table:table-cell office:value-type="float" office:value="13566700" calcext:value-type="float">
            <text:p>13566700</text:p>
          </table:table-cell>
          <table:table-cell table:formula="of:=[.A850]/1000/(60*60*24)" office:value-type="time" office:time-value="PT03H46M06.7S" calcext:value-type="time">
            <text:p>03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66.32" calcext:value-type="float">
            <text:p>466.32</text:p>
          </table:table-cell>
          <table:table-cell office:value-type="float" office:value="574.32" calcext:value-type="float">
            <text:p>574.32</text:p>
          </table:table-cell>
        </table:table-row>
        <table:table-row table:style-name="ro1">
          <table:table-cell office:value-type="float" office:value="13582700" calcext:value-type="float">
            <text:p>13582700</text:p>
          </table:table-cell>
          <table:table-cell table:formula="of:=[.A851]/1000/(60*60*24)" office:value-type="time" office:time-value="PT03H46M22.7S" calcext:value-type="time">
            <text:p>03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6.86" calcext:value-type="float">
            <text:p>466.86</text:p>
          </table:table-cell>
          <table:table-cell office:value-type="float" office:value="574.97" calcext:value-type="float">
            <text:p>574.97</text:p>
          </table:table-cell>
        </table:table-row>
        <table:table-row table:style-name="ro1">
          <table:table-cell office:value-type="float" office:value="13598698" calcext:value-type="float">
            <text:p>13598698</text:p>
          </table:table-cell>
          <table:table-cell table:formula="of:=[.A852]/1000/(60*60*24)" office:value-type="time" office:time-value="PT03H46M38.698S" calcext:value-type="time">
            <text:p>03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7.4" calcext:value-type="float">
            <text:p>467.4</text:p>
          </table:table-cell>
          <table:table-cell office:value-type="float" office:value="575.62" calcext:value-type="float">
            <text:p>575.62</text:p>
          </table:table-cell>
        </table:table-row>
        <table:table-row table:style-name="ro1">
          <table:table-cell office:value-type="float" office:value="13614700" calcext:value-type="float">
            <text:p>13614700</text:p>
          </table:table-cell>
          <table:table-cell table:formula="of:=[.A853]/1000/(60*60*24)" office:value-type="time" office:time-value="PT03H46M54.7S" calcext:value-type="time">
            <text:p>03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7.94" calcext:value-type="float">
            <text:p>467.94</text:p>
          </table:table-cell>
          <table:table-cell office:value-type="float" office:value="576.27" calcext:value-type="float">
            <text:p>576.27</text:p>
          </table:table-cell>
        </table:table-row>
        <table:table-row table:style-name="ro1">
          <table:table-cell office:value-type="float" office:value="13630700" calcext:value-type="float">
            <text:p>13630700</text:p>
          </table:table-cell>
          <table:table-cell table:formula="of:=[.A854]/1000/(60*60*24)" office:value-type="time" office:time-value="PT03H47M10.7S" calcext:value-type="time">
            <text:p>03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68.48" calcext:value-type="float">
            <text:p>468.48</text:p>
          </table:table-cell>
          <table:table-cell office:value-type="float" office:value="576.92" calcext:value-type="float">
            <text:p>576.92</text:p>
          </table:table-cell>
        </table:table-row>
        <table:table-row table:style-name="ro1">
          <table:table-cell office:value-type="float" office:value="13646700" calcext:value-type="float">
            <text:p>13646700</text:p>
          </table:table-cell>
          <table:table-cell table:formula="of:=[.A855]/1000/(60*60*24)" office:value-type="time" office:time-value="PT03H47M26.7S" calcext:value-type="time">
            <text:p>03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9.02" calcext:value-type="float">
            <text:p>469.02</text:p>
          </table:table-cell>
          <table:table-cell office:value-type="float" office:value="577.57" calcext:value-type="float">
            <text:p>577.57</text:p>
          </table:table-cell>
        </table:table-row>
        <table:table-row table:style-name="ro1">
          <table:table-cell office:value-type="float" office:value="13662700" calcext:value-type="float">
            <text:p>13662700</text:p>
          </table:table-cell>
          <table:table-cell table:formula="of:=[.A856]/1000/(60*60*24)" office:value-type="time" office:time-value="PT03H47M42.7S" calcext:value-type="time">
            <text:p>03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9.56" calcext:value-type="float">
            <text:p>469.56</text:p>
          </table:table-cell>
          <table:table-cell office:value-type="float" office:value="578.22" calcext:value-type="float">
            <text:p>578.22</text:p>
          </table:table-cell>
        </table:table-row>
        <table:table-row table:style-name="ro1">
          <table:table-cell office:value-type="float" office:value="13678700" calcext:value-type="float">
            <text:p>13678700</text:p>
          </table:table-cell>
          <table:table-cell table:formula="of:=[.A857]/1000/(60*60*24)" office:value-type="time" office:time-value="PT03H47M58.7S" calcext:value-type="time">
            <text:p>03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0.1" calcext:value-type="float">
            <text:p>470.1</text:p>
          </table:table-cell>
          <table:table-cell office:value-type="float" office:value="578.88" calcext:value-type="float">
            <text:p>578.88</text:p>
          </table:table-cell>
        </table:table-row>
        <table:table-row table:style-name="ro1">
          <table:table-cell office:value-type="float" office:value="13694700" calcext:value-type="float">
            <text:p>13694700</text:p>
          </table:table-cell>
          <table:table-cell table:formula="of:=[.A858]/1000/(60*60*24)" office:value-type="time" office:time-value="PT03H48M14.7S" calcext:value-type="time">
            <text:p>03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70.64" calcext:value-type="float">
            <text:p>470.64</text:p>
          </table:table-cell>
          <table:table-cell office:value-type="float" office:value="579.53" calcext:value-type="float">
            <text:p>579.53</text:p>
          </table:table-cell>
        </table:table-row>
        <table:table-row table:style-name="ro1">
          <table:table-cell office:value-type="float" office:value="13710700" calcext:value-type="float">
            <text:p>13710700</text:p>
          </table:table-cell>
          <table:table-cell table:formula="of:=[.A859]/1000/(60*60*24)" office:value-type="time" office:time-value="PT03H48M30.7S" calcext:value-type="time">
            <text:p>03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1.18" calcext:value-type="float">
            <text:p>471.18</text:p>
          </table:table-cell>
          <table:table-cell office:value-type="float" office:value="580.18" calcext:value-type="float">
            <text:p>580.18</text:p>
          </table:table-cell>
        </table:table-row>
        <table:table-row table:style-name="ro1">
          <table:table-cell office:value-type="float" office:value="13726700" calcext:value-type="float">
            <text:p>13726700</text:p>
          </table:table-cell>
          <table:table-cell table:formula="of:=[.A860]/1000/(60*60*24)" office:value-type="time" office:time-value="PT03H48M46.7S" calcext:value-type="time">
            <text:p>03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71.72" calcext:value-type="float">
            <text:p>471.72</text:p>
          </table:table-cell>
          <table:table-cell office:value-type="float" office:value="580.83" calcext:value-type="float">
            <text:p>580.83</text:p>
          </table:table-cell>
        </table:table-row>
        <table:table-row table:style-name="ro1">
          <table:table-cell office:value-type="float" office:value="13742700" calcext:value-type="float">
            <text:p>13742700</text:p>
          </table:table-cell>
          <table:table-cell table:formula="of:=[.A861]/1000/(60*60*24)" office:value-type="time" office:time-value="PT03H49M02.7S" calcext:value-type="time">
            <text:p>03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2.26" calcext:value-type="float">
            <text:p>472.26</text:p>
          </table:table-cell>
          <table:table-cell office:value-type="float" office:value="581.48" calcext:value-type="float">
            <text:p>581.48</text:p>
          </table:table-cell>
        </table:table-row>
        <table:table-row table:style-name="ro1">
          <table:table-cell office:value-type="float" office:value="13758700" calcext:value-type="float">
            <text:p>13758700</text:p>
          </table:table-cell>
          <table:table-cell table:formula="of:=[.A862]/1000/(60*60*24)" office:value-type="time" office:time-value="PT03H49M18.7S" calcext:value-type="time">
            <text:p>03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2.8" calcext:value-type="float">
            <text:p>472.8</text:p>
          </table:table-cell>
          <table:table-cell office:value-type="float" office:value="582.13" calcext:value-type="float">
            <text:p>582.13</text:p>
          </table:table-cell>
        </table:table-row>
        <table:table-row table:style-name="ro1">
          <table:table-cell office:value-type="float" office:value="13774700" calcext:value-type="float">
            <text:p>13774700</text:p>
          </table:table-cell>
          <table:table-cell table:formula="of:=[.A863]/1000/(60*60*24)" office:value-type="time" office:time-value="PT03H49M34.7S" calcext:value-type="time">
            <text:p>03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3.33" calcext:value-type="float">
            <text:p>473.33</text:p>
          </table:table-cell>
          <table:table-cell office:value-type="float" office:value="582.78" calcext:value-type="float">
            <text:p>582.78</text:p>
          </table:table-cell>
        </table:table-row>
        <table:table-row table:style-name="ro1">
          <table:table-cell office:value-type="float" office:value="13790700" calcext:value-type="float">
            <text:p>13790700</text:p>
          </table:table-cell>
          <table:table-cell table:formula="of:=[.A864]/1000/(60*60*24)" office:value-type="time" office:time-value="PT03H49M50.7S" calcext:value-type="time">
            <text:p>03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3.87" calcext:value-type="float">
            <text:p>473.87</text:p>
          </table:table-cell>
          <table:table-cell office:value-type="float" office:value="583.43" calcext:value-type="float">
            <text:p>583.43</text:p>
          </table:table-cell>
        </table:table-row>
        <table:table-row table:style-name="ro1">
          <table:table-cell office:value-type="float" office:value="13806700" calcext:value-type="float">
            <text:p>13806700</text:p>
          </table:table-cell>
          <table:table-cell table:formula="of:=[.A865]/1000/(60*60*24)" office:value-type="time" office:time-value="PT03H50M06.7S" calcext:value-type="time">
            <text:p>03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4.41" calcext:value-type="float">
            <text:p>474.41</text:p>
          </table:table-cell>
          <table:table-cell office:value-type="float" office:value="584.08" calcext:value-type="float">
            <text:p>584.08</text:p>
          </table:table-cell>
        </table:table-row>
        <table:table-row table:style-name="ro1">
          <table:table-cell office:value-type="float" office:value="13822700" calcext:value-type="float">
            <text:p>13822700</text:p>
          </table:table-cell>
          <table:table-cell table:formula="of:=[.A866]/1000/(60*60*24)" office:value-type="time" office:time-value="PT03H50M22.7S" calcext:value-type="time">
            <text:p>03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4.95" calcext:value-type="float">
            <text:p>474.95</text:p>
          </table:table-cell>
          <table:table-cell office:value-type="float" office:value="584.73" calcext:value-type="float">
            <text:p>584.73</text:p>
          </table:table-cell>
        </table:table-row>
        <table:table-row table:style-name="ro1">
          <table:table-cell office:value-type="float" office:value="13838700" calcext:value-type="float">
            <text:p>13838700</text:p>
          </table:table-cell>
          <table:table-cell table:formula="of:=[.A867]/1000/(60*60*24)" office:value-type="time" office:time-value="PT03H50M38.7S" calcext:value-type="time">
            <text:p>03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5.49" calcext:value-type="float">
            <text:p>475.49</text:p>
          </table:table-cell>
          <table:table-cell office:value-type="float" office:value="585.38" calcext:value-type="float">
            <text:p>585.38</text:p>
          </table:table-cell>
        </table:table-row>
        <table:table-row table:style-name="ro1">
          <table:table-cell office:value-type="float" office:value="13854700" calcext:value-type="float">
            <text:p>13854700</text:p>
          </table:table-cell>
          <table:table-cell table:formula="of:=[.A868]/1000/(60*60*24)" office:value-type="time" office:time-value="PT03H50M54.7S" calcext:value-type="time">
            <text:p>03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6.03" calcext:value-type="float">
            <text:p>476.03</text:p>
          </table:table-cell>
          <table:table-cell office:value-type="float" office:value="586.03" calcext:value-type="float">
            <text:p>586.03</text:p>
          </table:table-cell>
        </table:table-row>
        <table:table-row table:style-name="ro1">
          <table:table-cell office:value-type="float" office:value="13870700" calcext:value-type="float">
            <text:p>13870700</text:p>
          </table:table-cell>
          <table:table-cell table:formula="of:=[.A869]/1000/(60*60*24)" office:value-type="time" office:time-value="PT03H51M10.7S" calcext:value-type="time">
            <text:p>03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6.57" calcext:value-type="float">
            <text:p>476.57</text:p>
          </table:table-cell>
          <table:table-cell office:value-type="float" office:value="586.68" calcext:value-type="float">
            <text:p>586.68</text:p>
          </table:table-cell>
        </table:table-row>
        <table:table-row table:style-name="ro1">
          <table:table-cell office:value-type="float" office:value="13886700" calcext:value-type="float">
            <text:p>13886700</text:p>
          </table:table-cell>
          <table:table-cell table:formula="of:=[.A870]/1000/(60*60*24)" office:value-type="time" office:time-value="PT03H51M26.7S" calcext:value-type="time">
            <text:p>03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7.11" calcext:value-type="float">
            <text:p>477.11</text:p>
          </table:table-cell>
          <table:table-cell office:value-type="float" office:value="587.33" calcext:value-type="float">
            <text:p>587.33</text:p>
          </table:table-cell>
        </table:table-row>
        <table:table-row table:style-name="ro1">
          <table:table-cell office:value-type="float" office:value="13902700" calcext:value-type="float">
            <text:p>13902700</text:p>
          </table:table-cell>
          <table:table-cell table:formula="of:=[.A871]/1000/(60*60*24)" office:value-type="time" office:time-value="PT03H51M42.7S" calcext:value-type="time">
            <text:p>03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7.65" calcext:value-type="float">
            <text:p>477.65</text:p>
          </table:table-cell>
          <table:table-cell office:value-type="float" office:value="587.98" calcext:value-type="float">
            <text:p>587.98</text:p>
          </table:table-cell>
        </table:table-row>
        <table:table-row table:style-name="ro1">
          <table:table-cell office:value-type="float" office:value="13918700" calcext:value-type="float">
            <text:p>13918700</text:p>
          </table:table-cell>
          <table:table-cell table:formula="of:=[.A872]/1000/(60*60*24)" office:value-type="time" office:time-value="PT03H51M58.7S" calcext:value-type="time">
            <text:p>03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8.19" calcext:value-type="float">
            <text:p>478.19</text:p>
          </table:table-cell>
          <table:table-cell office:value-type="float" office:value="588.63" calcext:value-type="float">
            <text:p>588.63</text:p>
          </table:table-cell>
        </table:table-row>
        <table:table-row table:style-name="ro1">
          <table:table-cell office:value-type="float" office:value="13934700" calcext:value-type="float">
            <text:p>13934700</text:p>
          </table:table-cell>
          <table:table-cell table:formula="of:=[.A873]/1000/(60*60*24)" office:value-type="time" office:time-value="PT03H52M14.7S" calcext:value-type="time">
            <text:p>03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8.72" calcext:value-type="float">
            <text:p>478.72</text:p>
          </table:table-cell>
          <table:table-cell office:value-type="float" office:value="589.28" calcext:value-type="float">
            <text:p>589.28</text:p>
          </table:table-cell>
        </table:table-row>
        <table:table-row table:style-name="ro1">
          <table:table-cell office:value-type="float" office:value="13950700" calcext:value-type="float">
            <text:p>13950700</text:p>
          </table:table-cell>
          <table:table-cell table:formula="of:=[.A874]/1000/(60*60*24)" office:value-type="time" office:time-value="PT03H52M30.7S" calcext:value-type="time">
            <text:p>03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9.26" calcext:value-type="float">
            <text:p>479.26</text:p>
          </table:table-cell>
          <table:table-cell office:value-type="float" office:value="589.93" calcext:value-type="float">
            <text:p>589.93</text:p>
          </table:table-cell>
        </table:table-row>
        <table:table-row table:style-name="ro1">
          <table:table-cell office:value-type="float" office:value="13966700" calcext:value-type="float">
            <text:p>13966700</text:p>
          </table:table-cell>
          <table:table-cell table:formula="of:=[.A875]/1000/(60*60*24)" office:value-type="time" office:time-value="PT03H52M46.7S" calcext:value-type="time">
            <text:p>03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9.8" calcext:value-type="float">
            <text:p>479.8</text:p>
          </table:table-cell>
          <table:table-cell office:value-type="float" office:value="590.58" calcext:value-type="float">
            <text:p>590.58</text:p>
          </table:table-cell>
        </table:table-row>
        <table:table-row table:style-name="ro1">
          <table:table-cell office:value-type="float" office:value="13982700" calcext:value-type="float">
            <text:p>13982700</text:p>
          </table:table-cell>
          <table:table-cell table:formula="of:=[.A876]/1000/(60*60*24)" office:value-type="time" office:time-value="PT03H53M02.7S" calcext:value-type="time">
            <text:p>03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80.34" calcext:value-type="float">
            <text:p>480.34</text:p>
          </table:table-cell>
          <table:table-cell office:value-type="float" office:value="591.23" calcext:value-type="float">
            <text:p>591.23</text:p>
          </table:table-cell>
        </table:table-row>
        <table:table-row table:style-name="ro1">
          <table:table-cell office:value-type="float" office:value="13998700" calcext:value-type="float">
            <text:p>13998700</text:p>
          </table:table-cell>
          <table:table-cell table:formula="of:=[.A877]/1000/(60*60*24)" office:value-type="time" office:time-value="PT03H53M18.7S" calcext:value-type="time">
            <text:p>03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0.88" calcext:value-type="float">
            <text:p>480.88</text:p>
          </table:table-cell>
          <table:table-cell office:value-type="float" office:value="591.88" calcext:value-type="float">
            <text:p>591.88</text:p>
          </table:table-cell>
        </table:table-row>
        <table:table-row table:style-name="ro1">
          <table:table-cell office:value-type="float" office:value="14014700" calcext:value-type="float">
            <text:p>14014700</text:p>
          </table:table-cell>
          <table:table-cell table:formula="of:=[.A878]/1000/(60*60*24)" office:value-type="time" office:time-value="PT03H53M34.7S" calcext:value-type="time">
            <text:p>03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81.42" calcext:value-type="float">
            <text:p>481.42</text:p>
          </table:table-cell>
          <table:table-cell office:value-type="float" office:value="592.53" calcext:value-type="float">
            <text:p>592.53</text:p>
          </table:table-cell>
        </table:table-row>
        <table:table-row table:style-name="ro1">
          <table:table-cell office:value-type="float" office:value="14030700" calcext:value-type="float">
            <text:p>14030700</text:p>
          </table:table-cell>
          <table:table-cell table:formula="of:=[.A879]/1000/(60*60*24)" office:value-type="time" office:time-value="PT03H53M50.7S" calcext:value-type="time">
            <text:p>03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1.96" calcext:value-type="float">
            <text:p>481.96</text:p>
          </table:table-cell>
          <table:table-cell office:value-type="float" office:value="593.18" calcext:value-type="float">
            <text:p>593.18</text:p>
          </table:table-cell>
        </table:table-row>
        <table:table-row table:style-name="ro1">
          <table:table-cell office:value-type="float" office:value="14046700" calcext:value-type="float">
            <text:p>14046700</text:p>
          </table:table-cell>
          <table:table-cell table:formula="of:=[.A880]/1000/(60*60*24)" office:value-type="time" office:time-value="PT03H54M06.7S" calcext:value-type="time">
            <text:p>03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82.5" calcext:value-type="float">
            <text:p>482.5</text:p>
          </table:table-cell>
          <table:table-cell office:value-type="float" office:value="593.83" calcext:value-type="float">
            <text:p>593.83</text:p>
          </table:table-cell>
        </table:table-row>
        <table:table-row table:style-name="ro1">
          <table:table-cell office:value-type="float" office:value="14062700" calcext:value-type="float">
            <text:p>14062700</text:p>
          </table:table-cell>
          <table:table-cell table:formula="of:=[.A881]/1000/(60*60*24)" office:value-type="time" office:time-value="PT03H54M22.7S" calcext:value-type="time">
            <text:p>03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83.04" calcext:value-type="float">
            <text:p>483.04</text:p>
          </table:table-cell>
          <table:table-cell office:value-type="float" office:value="594.48" calcext:value-type="float">
            <text:p>594.48</text:p>
          </table:table-cell>
        </table:table-row>
        <table:table-row table:style-name="ro1">
          <table:table-cell office:value-type="float" office:value="14078700" calcext:value-type="float">
            <text:p>14078700</text:p>
          </table:table-cell>
          <table:table-cell table:formula="of:=[.A882]/1000/(60*60*24)" office:value-type="time" office:time-value="PT03H54M38.7S" calcext:value-type="time">
            <text:p>03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83.57" calcext:value-type="float">
            <text:p>483.57</text:p>
          </table:table-cell>
          <table:table-cell office:value-type="float" office:value="595.13" calcext:value-type="float">
            <text:p>595.13</text:p>
          </table:table-cell>
        </table:table-row>
        <table:table-row table:style-name="ro1">
          <table:table-cell office:value-type="float" office:value="14094700" calcext:value-type="float">
            <text:p>14094700</text:p>
          </table:table-cell>
          <table:table-cell table:formula="of:=[.A883]/1000/(60*60*24)" office:value-type="time" office:time-value="PT03H54M54.7S" calcext:value-type="time">
            <text:p>03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4.11" calcext:value-type="float">
            <text:p>484.11</text:p>
          </table:table-cell>
          <table:table-cell office:value-type="float" office:value="595.78" calcext:value-type="float">
            <text:p>595.78</text:p>
          </table:table-cell>
        </table:table-row>
        <table:table-row table:style-name="ro1">
          <table:table-cell office:value-type="float" office:value="14110700" calcext:value-type="float">
            <text:p>14110700</text:p>
          </table:table-cell>
          <table:table-cell table:formula="of:=[.A884]/1000/(60*60*24)" office:value-type="time" office:time-value="PT03H55M10.7S" calcext:value-type="time">
            <text:p>03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84.65" calcext:value-type="float">
            <text:p>484.65</text:p>
          </table:table-cell>
          <table:table-cell office:value-type="float" office:value="596.42" calcext:value-type="float">
            <text:p>596.42</text:p>
          </table:table-cell>
        </table:table-row>
        <table:table-row table:style-name="ro1">
          <table:table-cell office:value-type="float" office:value="14126700" calcext:value-type="float">
            <text:p>14126700</text:p>
          </table:table-cell>
          <table:table-cell table:formula="of:=[.A885]/1000/(60*60*24)" office:value-type="time" office:time-value="PT03H55M26.7S" calcext:value-type="time">
            <text:p>03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5.19" calcext:value-type="float">
            <text:p>485.19</text:p>
          </table:table-cell>
          <table:table-cell office:value-type="float" office:value="597.07" calcext:value-type="float">
            <text:p>597.07</text:p>
          </table:table-cell>
        </table:table-row>
        <table:table-row table:style-name="ro1">
          <table:table-cell office:value-type="float" office:value="14142700" calcext:value-type="float">
            <text:p>14142700</text:p>
          </table:table-cell>
          <table:table-cell table:formula="of:=[.A886]/1000/(60*60*24)" office:value-type="time" office:time-value="PT03H55M42.7S" calcext:value-type="time">
            <text:p>03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5.73" calcext:value-type="float">
            <text:p>485.73</text:p>
          </table:table-cell>
          <table:table-cell office:value-type="float" office:value="597.72" calcext:value-type="float">
            <text:p>597.72</text:p>
          </table:table-cell>
        </table:table-row>
        <table:table-row table:style-name="ro1">
          <table:table-cell office:value-type="float" office:value="14158700" calcext:value-type="float">
            <text:p>14158700</text:p>
          </table:table-cell>
          <table:table-cell table:formula="of:=[.A887]/1000/(60*60*24)" office:value-type="time" office:time-value="PT03H55M58.7S" calcext:value-type="time">
            <text:p>03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6.27" calcext:value-type="float">
            <text:p>486.27</text:p>
          </table:table-cell>
          <table:table-cell office:value-type="float" office:value="598.37" calcext:value-type="float">
            <text:p>598.37</text:p>
          </table:table-cell>
        </table:table-row>
        <table:table-row table:style-name="ro1">
          <table:table-cell office:value-type="float" office:value="14174700" calcext:value-type="float">
            <text:p>14174700</text:p>
          </table:table-cell>
          <table:table-cell table:formula="of:=[.A888]/1000/(60*60*24)" office:value-type="time" office:time-value="PT03H56M14.7S" calcext:value-type="time">
            <text:p>03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6.81" calcext:value-type="float">
            <text:p>486.81</text:p>
          </table:table-cell>
          <table:table-cell office:value-type="float" office:value="599.02" calcext:value-type="float">
            <text:p>599.02</text:p>
          </table:table-cell>
        </table:table-row>
        <table:table-row table:style-name="ro1">
          <table:table-cell office:value-type="float" office:value="14190700" calcext:value-type="float">
            <text:p>14190700</text:p>
          </table:table-cell>
          <table:table-cell table:formula="of:=[.A889]/1000/(60*60*24)" office:value-type="time" office:time-value="PT03H56M30.7S" calcext:value-type="time">
            <text:p>03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7.35" calcext:value-type="float">
            <text:p>487.35</text:p>
          </table:table-cell>
          <table:table-cell office:value-type="float" office:value="599.67" calcext:value-type="float">
            <text:p>599.67</text:p>
          </table:table-cell>
        </table:table-row>
        <table:table-row table:style-name="ro1">
          <table:table-cell office:value-type="float" office:value="14206700" calcext:value-type="float">
            <text:p>14206700</text:p>
          </table:table-cell>
          <table:table-cell table:formula="of:=[.A890]/1000/(60*60*24)" office:value-type="time" office:time-value="PT03H56M46.7S" calcext:value-type="time">
            <text:p>03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87.88" calcext:value-type="float">
            <text:p>487.88</text:p>
          </table:table-cell>
          <table:table-cell office:value-type="float" office:value="600.32" calcext:value-type="float">
            <text:p>600.32</text:p>
          </table:table-cell>
        </table:table-row>
        <table:table-row table:style-name="ro1">
          <table:table-cell office:value-type="float" office:value="14222700" calcext:value-type="float">
            <text:p>14222700</text:p>
          </table:table-cell>
          <table:table-cell table:formula="of:=[.A891]/1000/(60*60*24)" office:value-type="time" office:time-value="PT03H57M02.7S" calcext:value-type="time">
            <text:p>03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8.42" calcext:value-type="float">
            <text:p>488.42</text:p>
          </table:table-cell>
          <table:table-cell office:value-type="float" office:value="600.97" calcext:value-type="float">
            <text:p>600.97</text:p>
          </table:table-cell>
        </table:table-row>
        <table:table-row table:style-name="ro1">
          <table:table-cell office:value-type="float" office:value="14238700" calcext:value-type="float">
            <text:p>14238700</text:p>
          </table:table-cell>
          <table:table-cell table:formula="of:=[.A892]/1000/(60*60*24)" office:value-type="time" office:time-value="PT03H57M18.7S" calcext:value-type="time">
            <text:p>03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8.96" calcext:value-type="float">
            <text:p>488.96</text:p>
          </table:table-cell>
          <table:table-cell office:value-type="float" office:value="601.62" calcext:value-type="float">
            <text:p>601.62</text:p>
          </table:table-cell>
        </table:table-row>
        <table:table-row table:style-name="ro1">
          <table:table-cell office:value-type="float" office:value="14254700" calcext:value-type="float">
            <text:p>14254700</text:p>
          </table:table-cell>
          <table:table-cell table:formula="of:=[.A893]/1000/(60*60*24)" office:value-type="time" office:time-value="PT03H57M34.7S" calcext:value-type="time">
            <text:p>03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9.5" calcext:value-type="float">
            <text:p>489.5</text:p>
          </table:table-cell>
          <table:table-cell office:value-type="float" office:value="602.26" calcext:value-type="float">
            <text:p>602.26</text:p>
          </table:table-cell>
        </table:table-row>
        <table:table-row table:style-name="ro1">
          <table:table-cell office:value-type="float" office:value="14270700" calcext:value-type="float">
            <text:p>14270700</text:p>
          </table:table-cell>
          <table:table-cell table:formula="of:=[.A894]/1000/(60*60*24)" office:value-type="time" office:time-value="PT03H57M50.7S" calcext:value-type="time">
            <text:p>03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0.04" calcext:value-type="float">
            <text:p>490.04</text:p>
          </table:table-cell>
          <table:table-cell office:value-type="float" office:value="602.91" calcext:value-type="float">
            <text:p>602.91</text:p>
          </table:table-cell>
        </table:table-row>
        <table:table-row table:style-name="ro1">
          <table:table-cell office:value-type="float" office:value="14286700" calcext:value-type="float">
            <text:p>14286700</text:p>
          </table:table-cell>
          <table:table-cell table:formula="of:=[.A895]/1000/(60*60*24)" office:value-type="time" office:time-value="PT03H58M06.7S" calcext:value-type="time">
            <text:p>03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0.58" calcext:value-type="float">
            <text:p>490.58</text:p>
          </table:table-cell>
          <table:table-cell office:value-type="float" office:value="603.56" calcext:value-type="float">
            <text:p>603.56</text:p>
          </table:table-cell>
        </table:table-row>
        <table:table-row table:style-name="ro1">
          <table:table-cell office:value-type="float" office:value="14302700" calcext:value-type="float">
            <text:p>14302700</text:p>
          </table:table-cell>
          <table:table-cell table:formula="of:=[.A896]/1000/(60*60*24)" office:value-type="time" office:time-value="PT03H58M22.7S" calcext:value-type="time">
            <text:p>03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1.12" calcext:value-type="float">
            <text:p>491.12</text:p>
          </table:table-cell>
          <table:table-cell office:value-type="float" office:value="604.21" calcext:value-type="float">
            <text:p>604.21</text:p>
          </table:table-cell>
        </table:table-row>
        <table:table-row table:style-name="ro1">
          <table:table-cell office:value-type="float" office:value="14318700" calcext:value-type="float">
            <text:p>14318700</text:p>
          </table:table-cell>
          <table:table-cell table:formula="of:=[.A897]/1000/(60*60*24)" office:value-type="time" office:time-value="PT03H58M38.7S" calcext:value-type="time">
            <text:p>03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491.65" calcext:value-type="float">
            <text:p>491.65</text:p>
          </table:table-cell>
          <table:table-cell office:value-type="float" office:value="604.86" calcext:value-type="float">
            <text:p>604.86</text:p>
          </table:table-cell>
        </table:table-row>
        <table:table-row table:style-name="ro1">
          <table:table-cell office:value-type="float" office:value="14334700" calcext:value-type="float">
            <text:p>14334700</text:p>
          </table:table-cell>
          <table:table-cell table:formula="of:=[.A898]/1000/(60*60*24)" office:value-type="time" office:time-value="PT03H58M54.7S" calcext:value-type="time">
            <text:p>03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2.19" calcext:value-type="float">
            <text:p>492.19</text:p>
          </table:table-cell>
          <table:table-cell office:value-type="float" office:value="605.51" calcext:value-type="float">
            <text:p>605.51</text:p>
          </table:table-cell>
        </table:table-row>
        <table:table-row table:style-name="ro1">
          <table:table-cell office:value-type="float" office:value="14350700" calcext:value-type="float">
            <text:p>14350700</text:p>
          </table:table-cell>
          <table:table-cell table:formula="of:=[.A899]/1000/(60*60*24)" office:value-type="time" office:time-value="PT03H59M10.7S" calcext:value-type="time">
            <text:p>03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2.73" calcext:value-type="float">
            <text:p>492.73</text:p>
          </table:table-cell>
          <table:table-cell office:value-type="float" office:value="606.16" calcext:value-type="float">
            <text:p>606.16</text:p>
          </table:table-cell>
        </table:table-row>
        <table:table-row table:style-name="ro1">
          <table:table-cell office:value-type="float" office:value="14366700" calcext:value-type="float">
            <text:p>14366700</text:p>
          </table:table-cell>
          <table:table-cell table:formula="of:=[.A900]/1000/(60*60*24)" office:value-type="time" office:time-value="PT03H59M26.7S" calcext:value-type="time">
            <text:p>03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93.27" calcext:value-type="float">
            <text:p>493.27</text:p>
          </table:table-cell>
          <table:table-cell office:value-type="float" office:value="606.81" calcext:value-type="float">
            <text:p>606.81</text:p>
          </table:table-cell>
        </table:table-row>
        <table:table-row table:style-name="ro1">
          <table:table-cell office:value-type="float" office:value="14382700" calcext:value-type="float">
            <text:p>14382700</text:p>
          </table:table-cell>
          <table:table-cell table:formula="of:=[.A901]/1000/(60*60*24)" office:value-type="time" office:time-value="PT03H59M42.7S" calcext:value-type="time">
            <text:p>03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3.81" calcext:value-type="float">
            <text:p>493.81</text:p>
          </table:table-cell>
          <table:table-cell office:value-type="float" office:value="607.45" calcext:value-type="float">
            <text:p>607.45</text:p>
          </table:table-cell>
        </table:table-row>
        <table:table-row table:style-name="ro1">
          <table:table-cell office:value-type="float" office:value="14398700" calcext:value-type="float">
            <text:p>14398700</text:p>
          </table:table-cell>
          <table:table-cell table:formula="of:=[.A902]/1000/(60*60*24)" office:value-type="time" office:time-value="PT03H59M58.7S" calcext:value-type="time">
            <text:p>03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4.35" calcext:value-type="float">
            <text:p>494.35</text:p>
          </table:table-cell>
          <table:table-cell office:value-type="float" office:value="608.1" calcext:value-type="float">
            <text:p>608.1</text:p>
          </table:table-cell>
        </table:table-row>
        <table:table-row table:style-name="ro1">
          <table:table-cell office:value-type="float" office:value="14414700" calcext:value-type="float">
            <text:p>14414700</text:p>
          </table:table-cell>
          <table:table-cell table:formula="of:=[.A903]/1000/(60*60*24)" office:value-type="time" office:time-value="PT04H00M14.7S" calcext:value-type="time">
            <text:p>04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4.89" calcext:value-type="float">
            <text:p>494.89</text:p>
          </table:table-cell>
          <table:table-cell office:value-type="float" office:value="608.75" calcext:value-type="float">
            <text:p>608.75</text:p>
          </table:table-cell>
        </table:table-row>
        <table:table-row table:style-name="ro1">
          <table:table-cell office:value-type="float" office:value="14430700" calcext:value-type="float">
            <text:p>14430700</text:p>
          </table:table-cell>
          <table:table-cell table:formula="of:=[.A904]/1000/(60*60*24)" office:value-type="time" office:time-value="PT04H00M30.7S" calcext:value-type="time">
            <text:p>04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5.42" calcext:value-type="float">
            <text:p>495.42</text:p>
          </table:table-cell>
          <table:table-cell office:value-type="float" office:value="609.4" calcext:value-type="float">
            <text:p>609.4</text:p>
          </table:table-cell>
        </table:table-row>
        <table:table-row table:style-name="ro1">
          <table:table-cell office:value-type="float" office:value="14446700" calcext:value-type="float">
            <text:p>14446700</text:p>
          </table:table-cell>
          <table:table-cell table:formula="of:=[.A905]/1000/(60*60*24)" office:value-type="time" office:time-value="PT04H00M46.7S" calcext:value-type="time">
            <text:p>04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5.96" calcext:value-type="float">
            <text:p>495.96</text:p>
          </table:table-cell>
          <table:table-cell office:value-type="float" office:value="610.05" calcext:value-type="float">
            <text:p>610.05</text:p>
          </table:table-cell>
        </table:table-row>
        <table:table-row table:style-name="ro1">
          <table:table-cell office:value-type="float" office:value="14462700" calcext:value-type="float">
            <text:p>14462700</text:p>
          </table:table-cell>
          <table:table-cell table:formula="of:=[.A906]/1000/(60*60*24)" office:value-type="time" office:time-value="PT04H01M02.7S" calcext:value-type="time">
            <text:p>04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6.5" calcext:value-type="float">
            <text:p>496.5</text:p>
          </table:table-cell>
          <table:table-cell office:value-type="float" office:value="610.7" calcext:value-type="float">
            <text:p>610.7</text:p>
          </table:table-cell>
        </table:table-row>
        <table:table-row table:style-name="ro1">
          <table:table-cell office:value-type="float" office:value="14478700" calcext:value-type="float">
            <text:p>14478700</text:p>
          </table:table-cell>
          <table:table-cell table:formula="of:=[.A907]/1000/(60*60*24)" office:value-type="time" office:time-value="PT04H01M18.7S" calcext:value-type="time">
            <text:p>04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7.04" calcext:value-type="float">
            <text:p>497.04</text:p>
          </table:table-cell>
          <table:table-cell office:value-type="float" office:value="611.35" calcext:value-type="float">
            <text:p>611.35</text:p>
          </table:table-cell>
        </table:table-row>
        <table:table-row table:style-name="ro1">
          <table:table-cell office:value-type="float" office:value="14494700" calcext:value-type="float">
            <text:p>14494700</text:p>
          </table:table-cell>
          <table:table-cell table:formula="of:=[.A908]/1000/(60*60*24)" office:value-type="time" office:time-value="PT04H01M34.7S" calcext:value-type="time">
            <text:p>04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7.58" calcext:value-type="float">
            <text:p>497.58</text:p>
          </table:table-cell>
          <table:table-cell office:value-type="float" office:value="611.99" calcext:value-type="float">
            <text:p>611.99</text:p>
          </table:table-cell>
        </table:table-row>
        <table:table-row table:style-name="ro1">
          <table:table-cell office:value-type="float" office:value="14510700" calcext:value-type="float">
            <text:p>14510700</text:p>
          </table:table-cell>
          <table:table-cell table:formula="of:=[.A909]/1000/(60*60*24)" office:value-type="time" office:time-value="PT04H01M50.7S" calcext:value-type="time">
            <text:p>04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8.12" calcext:value-type="float">
            <text:p>498.12</text:p>
          </table:table-cell>
          <table:table-cell office:value-type="float" office:value="612.64" calcext:value-type="float">
            <text:p>612.64</text:p>
          </table:table-cell>
        </table:table-row>
        <table:table-row table:style-name="ro1">
          <table:table-cell office:value-type="float" office:value="14526700" calcext:value-type="float">
            <text:p>14526700</text:p>
          </table:table-cell>
          <table:table-cell table:formula="of:=[.A910]/1000/(60*60*24)" office:value-type="time" office:time-value="PT04H02M06.7S" calcext:value-type="time">
            <text:p>04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98.65" calcext:value-type="float">
            <text:p>498.65</text:p>
          </table:table-cell>
          <table:table-cell office:value-type="float" office:value="613.29" calcext:value-type="float">
            <text:p>613.29</text:p>
          </table:table-cell>
        </table:table-row>
        <table:table-row table:style-name="ro1">
          <table:table-cell office:value-type="float" office:value="14542700" calcext:value-type="float">
            <text:p>14542700</text:p>
          </table:table-cell>
          <table:table-cell table:formula="of:=[.A911]/1000/(60*60*24)" office:value-type="time" office:time-value="PT04H02M22.7S" calcext:value-type="time">
            <text:p>04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9.19" calcext:value-type="float">
            <text:p>499.19</text:p>
          </table:table-cell>
          <table:table-cell office:value-type="float" office:value="613.94" calcext:value-type="float">
            <text:p>613.94</text:p>
          </table:table-cell>
        </table:table-row>
        <table:table-row table:style-name="ro1">
          <table:table-cell office:value-type="float" office:value="14558700" calcext:value-type="float">
            <text:p>14558700</text:p>
          </table:table-cell>
          <table:table-cell table:formula="of:=[.A912]/1000/(60*60*24)" office:value-type="time" office:time-value="PT04H02M38.7S" calcext:value-type="time">
            <text:p>04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9.73" calcext:value-type="float">
            <text:p>499.73</text:p>
          </table:table-cell>
          <table:table-cell office:value-type="float" office:value="614.59" calcext:value-type="float">
            <text:p>614.59</text:p>
          </table:table-cell>
        </table:table-row>
        <table:table-row table:style-name="ro1">
          <table:table-cell office:value-type="float" office:value="14574698" calcext:value-type="float">
            <text:p>14574698</text:p>
          </table:table-cell>
          <table:table-cell table:formula="of:=[.A913]/1000/(60*60*24)" office:value-type="time" office:time-value="PT04H02M54.698S" calcext:value-type="time">
            <text:p>04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0.27" calcext:value-type="float">
            <text:p>500.27</text:p>
          </table:table-cell>
          <table:table-cell office:value-type="float" office:value="615.24" calcext:value-type="float">
            <text:p>615.24</text:p>
          </table:table-cell>
        </table:table-row>
        <table:table-row table:style-name="ro1">
          <table:table-cell office:value-type="float" office:value="14590700" calcext:value-type="float">
            <text:p>14590700</text:p>
          </table:table-cell>
          <table:table-cell table:formula="of:=[.A914]/1000/(60*60*24)" office:value-type="time" office:time-value="PT04H03M10.7S" calcext:value-type="time">
            <text:p>04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0.81" calcext:value-type="float">
            <text:p>500.81</text:p>
          </table:table-cell>
          <table:table-cell office:value-type="float" office:value="615.88" calcext:value-type="float">
            <text:p>615.88</text:p>
          </table:table-cell>
        </table:table-row>
        <table:table-row table:style-name="ro1">
          <table:table-cell office:value-type="float" office:value="14606700" calcext:value-type="float">
            <text:p>14606700</text:p>
          </table:table-cell>
          <table:table-cell table:formula="of:=[.A915]/1000/(60*60*24)" office:value-type="time" office:time-value="PT04H03M26.7S" calcext:value-type="time">
            <text:p>04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1.35" calcext:value-type="float">
            <text:p>501.35</text:p>
          </table:table-cell>
          <table:table-cell office:value-type="float" office:value="616.53" calcext:value-type="float">
            <text:p>616.53</text:p>
          </table:table-cell>
        </table:table-row>
        <table:table-row table:style-name="ro1">
          <table:table-cell office:value-type="float" office:value="14622700" calcext:value-type="float">
            <text:p>14622700</text:p>
          </table:table-cell>
          <table:table-cell table:formula="of:=[.A916]/1000/(60*60*24)" office:value-type="time" office:time-value="PT04H03M42.7S" calcext:value-type="time">
            <text:p>04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1.88" calcext:value-type="float">
            <text:p>501.88</text:p>
          </table:table-cell>
          <table:table-cell office:value-type="float" office:value="617.18" calcext:value-type="float">
            <text:p>617.18</text:p>
          </table:table-cell>
        </table:table-row>
        <table:table-row table:style-name="ro1">
          <table:table-cell office:value-type="float" office:value="14638700" calcext:value-type="float">
            <text:p>14638700</text:p>
          </table:table-cell>
          <table:table-cell table:formula="of:=[.A917]/1000/(60*60*24)" office:value-type="time" office:time-value="PT04H03M58.7S" calcext:value-type="time">
            <text:p>04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2.42" calcext:value-type="float">
            <text:p>502.42</text:p>
          </table:table-cell>
          <table:table-cell office:value-type="float" office:value="617.83" calcext:value-type="float">
            <text:p>617.83</text:p>
          </table:table-cell>
        </table:table-row>
        <table:table-row table:style-name="ro1">
          <table:table-cell office:value-type="float" office:value="14654700" calcext:value-type="float">
            <text:p>14654700</text:p>
          </table:table-cell>
          <table:table-cell table:formula="of:=[.A918]/1000/(60*60*24)" office:value-type="time" office:time-value="PT04H04M14.7S" calcext:value-type="time">
            <text:p>04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02.96" calcext:value-type="float">
            <text:p>502.96</text:p>
          </table:table-cell>
          <table:table-cell office:value-type="float" office:value="618.48" calcext:value-type="float">
            <text:p>618.48</text:p>
          </table:table-cell>
        </table:table-row>
        <table:table-row table:style-name="ro1">
          <table:table-cell office:value-type="float" office:value="14670700" calcext:value-type="float">
            <text:p>14670700</text:p>
          </table:table-cell>
          <table:table-cell table:formula="of:=[.A919]/1000/(60*60*24)" office:value-type="time" office:time-value="PT04H04M30.7S" calcext:value-type="time">
            <text:p>04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3.5" calcext:value-type="float">
            <text:p>503.5</text:p>
          </table:table-cell>
          <table:table-cell office:value-type="float" office:value="619.13" calcext:value-type="float">
            <text:p>619.13</text:p>
          </table:table-cell>
        </table:table-row>
        <table:table-row table:style-name="ro1">
          <table:table-cell office:value-type="float" office:value="14686700" calcext:value-type="float">
            <text:p>14686700</text:p>
          </table:table-cell>
          <table:table-cell table:formula="of:=[.A920]/1000/(60*60*24)" office:value-type="time" office:time-value="PT04H04M46.7S" calcext:value-type="time">
            <text:p>04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4.04" calcext:value-type="float">
            <text:p>504.04</text:p>
          </table:table-cell>
          <table:table-cell office:value-type="float" office:value="619.77" calcext:value-type="float">
            <text:p>619.77</text:p>
          </table:table-cell>
        </table:table-row>
        <table:table-row table:style-name="ro1">
          <table:table-cell office:value-type="float" office:value="14702700" calcext:value-type="float">
            <text:p>14702700</text:p>
          </table:table-cell>
          <table:table-cell table:formula="of:=[.A921]/1000/(60*60*24)" office:value-type="time" office:time-value="PT04H05M02.7S" calcext:value-type="time">
            <text:p>04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4.57" calcext:value-type="float">
            <text:p>504.57</text:p>
          </table:table-cell>
          <table:table-cell office:value-type="float" office:value="620.42" calcext:value-type="float">
            <text:p>620.42</text:p>
          </table:table-cell>
        </table:table-row>
        <table:table-row table:style-name="ro1">
          <table:table-cell office:value-type="float" office:value="14718700" calcext:value-type="float">
            <text:p>14718700</text:p>
          </table:table-cell>
          <table:table-cell table:formula="of:=[.A922]/1000/(60*60*24)" office:value-type="time" office:time-value="PT04H05M18.7S" calcext:value-type="time">
            <text:p>04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5.11" calcext:value-type="float">
            <text:p>505.11</text:p>
          </table:table-cell>
          <table:table-cell office:value-type="float" office:value="621.07" calcext:value-type="float">
            <text:p>621.07</text:p>
          </table:table-cell>
        </table:table-row>
        <table:table-row table:style-name="ro1">
          <table:table-cell office:value-type="float" office:value="14734700" calcext:value-type="float">
            <text:p>14734700</text:p>
          </table:table-cell>
          <table:table-cell table:formula="of:=[.A923]/1000/(60*60*24)" office:value-type="time" office:time-value="PT04H05M34.7S" calcext:value-type="time">
            <text:p>04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5.65" calcext:value-type="float">
            <text:p>505.65</text:p>
          </table:table-cell>
          <table:table-cell office:value-type="float" office:value="621.72" calcext:value-type="float">
            <text:p>621.72</text:p>
          </table:table-cell>
        </table:table-row>
        <table:table-row table:style-name="ro1">
          <table:table-cell office:value-type="float" office:value="14750700" calcext:value-type="float">
            <text:p>14750700</text:p>
          </table:table-cell>
          <table:table-cell table:formula="of:=[.A924]/1000/(60*60*24)" office:value-type="time" office:time-value="PT04H05M50.7S" calcext:value-type="time">
            <text:p>04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6.19" calcext:value-type="float">
            <text:p>506.19</text:p>
          </table:table-cell>
          <table:table-cell office:value-type="float" office:value="622.37" calcext:value-type="float">
            <text:p>622.37</text:p>
          </table:table-cell>
        </table:table-row>
        <table:table-row table:style-name="ro1">
          <table:table-cell office:value-type="float" office:value="14766700" calcext:value-type="float">
            <text:p>14766700</text:p>
          </table:table-cell>
          <table:table-cell table:formula="of:=[.A925]/1000/(60*60*24)" office:value-type="time" office:time-value="PT04H06M06.7S" calcext:value-type="time">
            <text:p>04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6.73" calcext:value-type="float">
            <text:p>506.73</text:p>
          </table:table-cell>
          <table:table-cell office:value-type="float" office:value="623.02" calcext:value-type="float">
            <text:p>623.02</text:p>
          </table:table-cell>
        </table:table-row>
        <table:table-row table:style-name="ro1">
          <table:table-cell office:value-type="float" office:value="14782700" calcext:value-type="float">
            <text:p>14782700</text:p>
          </table:table-cell>
          <table:table-cell table:formula="of:=[.A926]/1000/(60*60*24)" office:value-type="time" office:time-value="PT04H06M22.7S" calcext:value-type="time">
            <text:p>04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7.26" calcext:value-type="float">
            <text:p>507.26</text:p>
          </table:table-cell>
          <table:table-cell office:value-type="float" office:value="623.66" calcext:value-type="float">
            <text:p>623.66</text:p>
          </table:table-cell>
        </table:table-row>
        <table:table-row table:style-name="ro1">
          <table:table-cell office:value-type="float" office:value="14798700" calcext:value-type="float">
            <text:p>14798700</text:p>
          </table:table-cell>
          <table:table-cell table:formula="of:=[.A927]/1000/(60*60*24)" office:value-type="time" office:time-value="PT04H06M38.7S" calcext:value-type="time">
            <text:p>04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7.8" calcext:value-type="float">
            <text:p>507.8</text:p>
          </table:table-cell>
          <table:table-cell office:value-type="float" office:value="624.31" calcext:value-type="float">
            <text:p>624.31</text:p>
          </table:table-cell>
        </table:table-row>
        <table:table-row table:style-name="ro1">
          <table:table-cell office:value-type="float" office:value="14814700" calcext:value-type="float">
            <text:p>14814700</text:p>
          </table:table-cell>
          <table:table-cell table:formula="of:=[.A928]/1000/(60*60*24)" office:value-type="time" office:time-value="PT04H06M54.7S" calcext:value-type="time">
            <text:p>04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8.34" calcext:value-type="float">
            <text:p>508.34</text:p>
          </table:table-cell>
          <table:table-cell office:value-type="float" office:value="624.96" calcext:value-type="float">
            <text:p>624.96</text:p>
          </table:table-cell>
        </table:table-row>
        <table:table-row table:style-name="ro1">
          <table:table-cell office:value-type="float" office:value="14830700" calcext:value-type="float">
            <text:p>14830700</text:p>
          </table:table-cell>
          <table:table-cell table:formula="of:=[.A929]/1000/(60*60*24)" office:value-type="time" office:time-value="PT04H07M10.7S" calcext:value-type="time">
            <text:p>04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8.88" calcext:value-type="float">
            <text:p>508.88</text:p>
          </table:table-cell>
          <table:table-cell office:value-type="float" office:value="625.61" calcext:value-type="float">
            <text:p>625.61</text:p>
          </table:table-cell>
        </table:table-row>
        <table:table-row table:style-name="ro1">
          <table:table-cell office:value-type="float" office:value="14846700" calcext:value-type="float">
            <text:p>14846700</text:p>
          </table:table-cell>
          <table:table-cell table:formula="of:=[.A930]/1000/(60*60*24)" office:value-type="time" office:time-value="PT04H07M26.7S" calcext:value-type="time">
            <text:p>04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9.42" calcext:value-type="float">
            <text:p>509.42</text:p>
          </table:table-cell>
          <table:table-cell office:value-type="float" office:value="626.26" calcext:value-type="float">
            <text:p>626.26</text:p>
          </table:table-cell>
        </table:table-row>
        <table:table-row table:style-name="ro1">
          <table:table-cell office:value-type="float" office:value="14862700" calcext:value-type="float">
            <text:p>14862700</text:p>
          </table:table-cell>
          <table:table-cell table:formula="of:=[.A931]/1000/(60*60*24)" office:value-type="time" office:time-value="PT04H07M42.7S" calcext:value-type="time">
            <text:p>04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09.95" calcext:value-type="float">
            <text:p>509.95</text:p>
          </table:table-cell>
          <table:table-cell office:value-type="float" office:value="626.9" calcext:value-type="float">
            <text:p>626.9</text:p>
          </table:table-cell>
        </table:table-row>
        <table:table-row table:style-name="ro1">
          <table:table-cell office:value-type="float" office:value="14878700" calcext:value-type="float">
            <text:p>14878700</text:p>
          </table:table-cell>
          <table:table-cell table:formula="of:=[.A932]/1000/(60*60*24)" office:value-type="time" office:time-value="PT04H07M58.7S" calcext:value-type="time">
            <text:p>04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10.49" calcext:value-type="float">
            <text:p>510.49</text:p>
          </table:table-cell>
          <table:table-cell office:value-type="float" office:value="627.55" calcext:value-type="float">
            <text:p>627.55</text:p>
          </table:table-cell>
        </table:table-row>
        <table:table-row table:style-name="ro1">
          <table:table-cell office:value-type="float" office:value="14894700" calcext:value-type="float">
            <text:p>14894700</text:p>
          </table:table-cell>
          <table:table-cell table:formula="of:=[.A933]/1000/(60*60*24)" office:value-type="time" office:time-value="PT04H08M14.7S" calcext:value-type="time">
            <text:p>04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11.03" calcext:value-type="float">
            <text:p>511.03</text:p>
          </table:table-cell>
          <table:table-cell office:value-type="float" office:value="628.2" calcext:value-type="float">
            <text:p>628.2</text:p>
          </table:table-cell>
        </table:table-row>
        <table:table-row table:style-name="ro1">
          <table:table-cell office:value-type="float" office:value="14910700" calcext:value-type="float">
            <text:p>14910700</text:p>
          </table:table-cell>
          <table:table-cell table:formula="of:=[.A934]/1000/(60*60*24)" office:value-type="time" office:time-value="PT04H08M30.7S" calcext:value-type="time">
            <text:p>04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1.57" calcext:value-type="float">
            <text:p>511.57</text:p>
          </table:table-cell>
          <table:table-cell office:value-type="float" office:value="628.85" calcext:value-type="float">
            <text:p>628.85</text:p>
          </table:table-cell>
        </table:table-row>
        <table:table-row table:style-name="ro1">
          <table:table-cell office:value-type="float" office:value="14926700" calcext:value-type="float">
            <text:p>14926700</text:p>
          </table:table-cell>
          <table:table-cell table:formula="of:=[.A935]/1000/(60*60*24)" office:value-type="time" office:time-value="PT04H08M46.7S" calcext:value-type="time">
            <text:p>04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33" calcext:value-type="float">
            <text:p>145.33</text:p>
          </table:table-cell>
          <table:table-cell office:value-type="float" office:value="512.11" calcext:value-type="float">
            <text:p>512.11</text:p>
          </table:table-cell>
          <table:table-cell office:value-type="float" office:value="629.5" calcext:value-type="float">
            <text:p>629.5</text:p>
          </table:table-cell>
        </table:table-row>
        <table:table-row table:style-name="ro1">
          <table:table-cell office:value-type="float" office:value="14942700" calcext:value-type="float">
            <text:p>14942700</text:p>
          </table:table-cell>
          <table:table-cell table:formula="of:=[.A936]/1000/(60*60*24)" office:value-type="time" office:time-value="PT04H09M02.7S" calcext:value-type="time">
            <text:p>04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2.64" calcext:value-type="float">
            <text:p>512.64</text:p>
          </table:table-cell>
          <table:table-cell office:value-type="float" office:value="630.14" calcext:value-type="float">
            <text:p>630.14</text:p>
          </table:table-cell>
        </table:table-row>
        <table:table-row table:style-name="ro1">
          <table:table-cell office:value-type="float" office:value="14958700" calcext:value-type="float">
            <text:p>14958700</text:p>
          </table:table-cell>
          <table:table-cell table:formula="of:=[.A937]/1000/(60*60*24)" office:value-type="time" office:time-value="PT04H09M18.7S" calcext:value-type="time">
            <text:p>04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3.18" calcext:value-type="float">
            <text:p>513.18</text:p>
          </table:table-cell>
          <table:table-cell office:value-type="float" office:value="630.79" calcext:value-type="float">
            <text:p>630.79</text:p>
          </table:table-cell>
        </table:table-row>
        <table:table-row table:style-name="ro1">
          <table:table-cell office:value-type="float" office:value="14974700" calcext:value-type="float">
            <text:p>14974700</text:p>
          </table:table-cell>
          <table:table-cell table:formula="of:=[.A938]/1000/(60*60*24)" office:value-type="time" office:time-value="PT04H09M34.7S" calcext:value-type="time">
            <text:p>04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13.72" calcext:value-type="float">
            <text:p>513.72</text:p>
          </table:table-cell>
          <table:table-cell office:value-type="float" office:value="631.44" calcext:value-type="float">
            <text:p>631.44</text:p>
          </table:table-cell>
        </table:table-row>
        <table:table-row table:style-name="ro1">
          <table:table-cell office:value-type="float" office:value="14990700" calcext:value-type="float">
            <text:p>14990700</text:p>
          </table:table-cell>
          <table:table-cell table:formula="of:=[.A939]/1000/(60*60*24)" office:value-type="time" office:time-value="PT04H09M50.7S" calcext:value-type="time">
            <text:p>04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14.26" calcext:value-type="float">
            <text:p>514.26</text:p>
          </table:table-cell>
          <table:table-cell office:value-type="float" office:value="632.09" calcext:value-type="float">
            <text:p>632.09</text:p>
          </table:table-cell>
        </table:table-row>
        <table:table-row table:style-name="ro1">
          <table:table-cell office:value-type="float" office:value="15006700" calcext:value-type="float">
            <text:p>15006700</text:p>
          </table:table-cell>
          <table:table-cell table:formula="of:=[.A940]/1000/(60*60*24)" office:value-type="time" office:time-value="PT04H10M06.7S" calcext:value-type="time">
            <text:p>04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4.8" calcext:value-type="float">
            <text:p>514.8</text:p>
          </table:table-cell>
          <table:table-cell office:value-type="float" office:value="632.73" calcext:value-type="float">
            <text:p>632.73</text:p>
          </table:table-cell>
        </table:table-row>
        <table:table-row table:style-name="ro1">
          <table:table-cell office:value-type="float" office:value="15022700" calcext:value-type="float">
            <text:p>15022700</text:p>
          </table:table-cell>
          <table:table-cell table:formula="of:=[.A941]/1000/(60*60*24)" office:value-type="time" office:time-value="PT04H10M22.7S" calcext:value-type="time">
            <text:p>04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5.33" calcext:value-type="float">
            <text:p>515.33</text:p>
          </table:table-cell>
          <table:table-cell office:value-type="float" office:value="633.38" calcext:value-type="float">
            <text:p>633.38</text:p>
          </table:table-cell>
        </table:table-row>
        <table:table-row table:style-name="ro1">
          <table:table-cell office:value-type="float" office:value="15038700" calcext:value-type="float">
            <text:p>15038700</text:p>
          </table:table-cell>
          <table:table-cell table:formula="of:=[.A942]/1000/(60*60*24)" office:value-type="time" office:time-value="PT04H10M38.7S" calcext:value-type="time">
            <text:p>04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5.87" calcext:value-type="float">
            <text:p>515.87</text:p>
          </table:table-cell>
          <table:table-cell office:value-type="float" office:value="634.03" calcext:value-type="float">
            <text:p>634.03</text:p>
          </table:table-cell>
        </table:table-row>
        <table:table-row table:style-name="ro1">
          <table:table-cell office:value-type="float" office:value="15054700" calcext:value-type="float">
            <text:p>15054700</text:p>
          </table:table-cell>
          <table:table-cell table:formula="of:=[.A943]/1000/(60*60*24)" office:value-type="time" office:time-value="PT04H10M54.7S" calcext:value-type="time">
            <text:p>04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6.41" calcext:value-type="float">
            <text:p>516.41</text:p>
          </table:table-cell>
          <table:table-cell office:value-type="float" office:value="634.68" calcext:value-type="float">
            <text:p>634.68</text:p>
          </table:table-cell>
        </table:table-row>
        <table:table-row table:style-name="ro1">
          <table:table-cell office:value-type="float" office:value="15070700" calcext:value-type="float">
            <text:p>15070700</text:p>
          </table:table-cell>
          <table:table-cell table:formula="of:=[.A944]/1000/(60*60*24)" office:value-type="time" office:time-value="PT04H11M10.7S" calcext:value-type="time">
            <text:p>04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16.95" calcext:value-type="float">
            <text:p>516.95</text:p>
          </table:table-cell>
          <table:table-cell office:value-type="float" office:value="635.32" calcext:value-type="float">
            <text:p>635.32</text:p>
          </table:table-cell>
        </table:table-row>
        <table:table-row table:style-name="ro1">
          <table:table-cell office:value-type="float" office:value="15086700" calcext:value-type="float">
            <text:p>15086700</text:p>
          </table:table-cell>
          <table:table-cell table:formula="of:=[.A945]/1000/(60*60*24)" office:value-type="time" office:time-value="PT04H11M26.7S" calcext:value-type="time">
            <text:p>04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7.49" calcext:value-type="float">
            <text:p>517.49</text:p>
          </table:table-cell>
          <table:table-cell office:value-type="float" office:value="635.97" calcext:value-type="float">
            <text:p>635.97</text:p>
          </table:table-cell>
        </table:table-row>
        <table:table-row table:style-name="ro1">
          <table:table-cell office:value-type="float" office:value="15102700" calcext:value-type="float">
            <text:p>15102700</text:p>
          </table:table-cell>
          <table:table-cell table:formula="of:=[.A946]/1000/(60*60*24)" office:value-type="time" office:time-value="PT04H11M42.7S" calcext:value-type="time">
            <text:p>04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8.02" calcext:value-type="float">
            <text:p>518.02</text:p>
          </table:table-cell>
          <table:table-cell office:value-type="float" office:value="636.62" calcext:value-type="float">
            <text:p>636.62</text:p>
          </table:table-cell>
        </table:table-row>
        <table:table-row table:style-name="ro1">
          <table:table-cell office:value-type="float" office:value="15118700" calcext:value-type="float">
            <text:p>15118700</text:p>
          </table:table-cell>
          <table:table-cell table:formula="of:=[.A947]/1000/(60*60*24)" office:value-type="time" office:time-value="PT04H11M58.7S" calcext:value-type="time">
            <text:p>04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18.56" calcext:value-type="float">
            <text:p>518.56</text:p>
          </table:table-cell>
          <table:table-cell office:value-type="float" office:value="637.26" calcext:value-type="float">
            <text:p>637.26</text:p>
          </table:table-cell>
        </table:table-row>
        <table:table-row table:style-name="ro1">
          <table:table-cell office:value-type="float" office:value="15134700" calcext:value-type="float">
            <text:p>15134700</text:p>
          </table:table-cell>
          <table:table-cell table:formula="of:=[.A948]/1000/(60*60*24)" office:value-type="time" office:time-value="PT04H12M14.7S" calcext:value-type="time">
            <text:p>04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19.1" calcext:value-type="float">
            <text:p>519.1</text:p>
          </table:table-cell>
          <table:table-cell office:value-type="float" office:value="637.91" calcext:value-type="float">
            <text:p>637.91</text:p>
          </table:table-cell>
        </table:table-row>
        <table:table-row table:style-name="ro1">
          <table:table-cell office:value-type="float" office:value="15150700" calcext:value-type="float">
            <text:p>15150700</text:p>
          </table:table-cell>
          <table:table-cell table:formula="of:=[.A949]/1000/(60*60*24)" office:value-type="time" office:time-value="PT04H12M30.7S" calcext:value-type="time">
            <text:p>04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19.64" calcext:value-type="float">
            <text:p>519.64</text:p>
          </table:table-cell>
          <table:table-cell office:value-type="float" office:value="638.56" calcext:value-type="float">
            <text:p>638.56</text:p>
          </table:table-cell>
        </table:table-row>
        <table:table-row table:style-name="ro1">
          <table:table-cell office:value-type="float" office:value="15166700" calcext:value-type="float">
            <text:p>15166700</text:p>
          </table:table-cell>
          <table:table-cell table:formula="of:=[.A950]/1000/(60*60*24)" office:value-type="time" office:time-value="PT04H12M46.7S" calcext:value-type="time">
            <text:p>04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20.18" calcext:value-type="float">
            <text:p>520.18</text:p>
          </table:table-cell>
          <table:table-cell office:value-type="float" office:value="639.21" calcext:value-type="float">
            <text:p>639.21</text:p>
          </table:table-cell>
        </table:table-row>
        <table:table-row table:style-name="ro1">
          <table:table-cell office:value-type="float" office:value="15182700" calcext:value-type="float">
            <text:p>15182700</text:p>
          </table:table-cell>
          <table:table-cell table:formula="of:=[.A951]/1000/(60*60*24)" office:value-type="time" office:time-value="PT04H13M02.7S" calcext:value-type="time">
            <text:p>04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20.71" calcext:value-type="float">
            <text:p>520.71</text:p>
          </table:table-cell>
          <table:table-cell office:value-type="float" office:value="639.85" calcext:value-type="float">
            <text:p>639.85</text:p>
          </table:table-cell>
        </table:table-row>
        <table:table-row table:style-name="ro1">
          <table:table-cell office:value-type="float" office:value="15198700" calcext:value-type="float">
            <text:p>15198700</text:p>
          </table:table-cell>
          <table:table-cell table:formula="of:=[.A952]/1000/(60*60*24)" office:value-type="time" office:time-value="PT04H13M18.7S" calcext:value-type="time">
            <text:p>04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21.25" calcext:value-type="float">
            <text:p>521.25</text:p>
          </table:table-cell>
          <table:table-cell office:value-type="float" office:value="640.5" calcext:value-type="float">
            <text:p>640.5</text:p>
          </table:table-cell>
        </table:table-row>
        <table:table-row table:style-name="ro1">
          <table:table-cell office:value-type="float" office:value="15214700" calcext:value-type="float">
            <text:p>15214700</text:p>
          </table:table-cell>
          <table:table-cell table:formula="of:=[.A953]/1000/(60*60*24)" office:value-type="time" office:time-value="PT04H13M34.7S" calcext:value-type="time">
            <text:p>04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21.79" calcext:value-type="float">
            <text:p>521.79</text:p>
          </table:table-cell>
          <table:table-cell office:value-type="float" office:value="641.15" calcext:value-type="float">
            <text:p>641.15</text:p>
          </table:table-cell>
        </table:table-row>
        <table:table-row table:style-name="ro1">
          <table:table-cell office:value-type="float" office:value="15230700" calcext:value-type="float">
            <text:p>15230700</text:p>
          </table:table-cell>
          <table:table-cell table:formula="of:=[.A954]/1000/(60*60*24)" office:value-type="time" office:time-value="PT04H13M50.7S" calcext:value-type="time">
            <text:p>04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22.33" calcext:value-type="float">
            <text:p>522.33</text:p>
          </table:table-cell>
          <table:table-cell office:value-type="float" office:value="641.79" calcext:value-type="float">
            <text:p>641.79</text:p>
          </table:table-cell>
        </table:table-row>
        <table:table-row table:style-name="ro1">
          <table:table-cell office:value-type="float" office:value="15246700" calcext:value-type="float">
            <text:p>15246700</text:p>
          </table:table-cell>
          <table:table-cell table:formula="of:=[.A955]/1000/(60*60*24)" office:value-type="time" office:time-value="PT04H14M06.7S" calcext:value-type="time">
            <text:p>04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22.87" calcext:value-type="float">
            <text:p>522.87</text:p>
          </table:table-cell>
          <table:table-cell office:value-type="float" office:value="642.44" calcext:value-type="float">
            <text:p>642.44</text:p>
          </table:table-cell>
        </table:table-row>
        <table:table-row table:style-name="ro1">
          <table:table-cell office:value-type="float" office:value="15262700" calcext:value-type="float">
            <text:p>15262700</text:p>
          </table:table-cell>
          <table:table-cell table:formula="of:=[.A956]/1000/(60*60*24)" office:value-type="time" office:time-value="PT04H14M22.7S" calcext:value-type="time">
            <text:p>04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23.4" calcext:value-type="float">
            <text:p>523.4</text:p>
          </table:table-cell>
          <table:table-cell office:value-type="float" office:value="643.09" calcext:value-type="float">
            <text:p>643.09</text:p>
          </table:table-cell>
        </table:table-row>
        <table:table-row table:style-name="ro1">
          <table:table-cell office:value-type="float" office:value="15278700" calcext:value-type="float">
            <text:p>15278700</text:p>
          </table:table-cell>
          <table:table-cell table:formula="of:=[.A957]/1000/(60*60*24)" office:value-type="time" office:time-value="PT04H14M38.7S" calcext:value-type="time">
            <text:p>04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23.94" calcext:value-type="float">
            <text:p>523.94</text:p>
          </table:table-cell>
          <table:table-cell office:value-type="float" office:value="643.74" calcext:value-type="float">
            <text:p>643.74</text:p>
          </table:table-cell>
        </table:table-row>
        <table:table-row table:style-name="ro1">
          <table:table-cell office:value-type="float" office:value="15294700" calcext:value-type="float">
            <text:p>15294700</text:p>
          </table:table-cell>
          <table:table-cell table:formula="of:=[.A958]/1000/(60*60*24)" office:value-type="time" office:time-value="PT04H14M54.7S" calcext:value-type="time">
            <text:p>04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24.48" calcext:value-type="float">
            <text:p>524.48</text:p>
          </table:table-cell>
          <table:table-cell office:value-type="float" office:value="644.38" calcext:value-type="float">
            <text:p>644.38</text:p>
          </table:table-cell>
        </table:table-row>
        <table:table-row table:style-name="ro1">
          <table:table-cell office:value-type="float" office:value="15310700" calcext:value-type="float">
            <text:p>15310700</text:p>
          </table:table-cell>
          <table:table-cell table:formula="of:=[.A959]/1000/(60*60*24)" office:value-type="time" office:time-value="PT04H15M10.7S" calcext:value-type="time">
            <text:p>04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525.02" calcext:value-type="float">
            <text:p>525.02</text:p>
          </table:table-cell>
          <table:table-cell office:value-type="float" office:value="645.03" calcext:value-type="float">
            <text:p>645.03</text:p>
          </table:table-cell>
        </table:table-row>
        <table:table-row table:style-name="ro1">
          <table:table-cell office:value-type="float" office:value="15326700" calcext:value-type="float">
            <text:p>15326700</text:p>
          </table:table-cell>
          <table:table-cell table:formula="of:=[.A960]/1000/(60*60*24)" office:value-type="time" office:time-value="PT04H15M26.7S" calcext:value-type="time">
            <text:p>04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25.55" calcext:value-type="float">
            <text:p>525.55</text:p>
          </table:table-cell>
          <table:table-cell office:value-type="float" office:value="645.68" calcext:value-type="float">
            <text:p>645.68</text:p>
          </table:table-cell>
        </table:table-row>
        <table:table-row table:style-name="ro1">
          <table:table-cell office:value-type="float" office:value="15342700" calcext:value-type="float">
            <text:p>15342700</text:p>
          </table:table-cell>
          <table:table-cell table:formula="of:=[.A961]/1000/(60*60*24)" office:value-type="time" office:time-value="PT04H15M42.7S" calcext:value-type="time">
            <text:p>04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26.09" calcext:value-type="float">
            <text:p>526.09</text:p>
          </table:table-cell>
          <table:table-cell office:value-type="float" office:value="646.32" calcext:value-type="float">
            <text:p>646.32</text:p>
          </table:table-cell>
        </table:table-row>
        <table:table-row table:style-name="ro1">
          <table:table-cell office:value-type="float" office:value="15358700" calcext:value-type="float">
            <text:p>15358700</text:p>
          </table:table-cell>
          <table:table-cell table:formula="of:=[.A962]/1000/(60*60*24)" office:value-type="time" office:time-value="PT04H15M58.7S" calcext:value-type="time">
            <text:p>04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26.63" calcext:value-type="float">
            <text:p>526.63</text:p>
          </table:table-cell>
          <table:table-cell office:value-type="float" office:value="646.97" calcext:value-type="float">
            <text:p>646.97</text:p>
          </table:table-cell>
        </table:table-row>
        <table:table-row table:style-name="ro1">
          <table:table-cell office:value-type="float" office:value="15374700" calcext:value-type="float">
            <text:p>15374700</text:p>
          </table:table-cell>
          <table:table-cell table:formula="of:=[.A963]/1000/(60*60*24)" office:value-type="time" office:time-value="PT04H16M14.7S" calcext:value-type="time">
            <text:p>04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27.17" calcext:value-type="float">
            <text:p>527.17</text:p>
          </table:table-cell>
          <table:table-cell office:value-type="float" office:value="647.62" calcext:value-type="float">
            <text:p>647.62</text:p>
          </table:table-cell>
        </table:table-row>
        <table:table-row table:style-name="ro1">
          <table:table-cell office:value-type="float" office:value="15390700" calcext:value-type="float">
            <text:p>15390700</text:p>
          </table:table-cell>
          <table:table-cell table:formula="of:=[.A964]/1000/(60*60*24)" office:value-type="time" office:time-value="PT04H16M30.7S" calcext:value-type="time">
            <text:p>04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27.7" calcext:value-type="float">
            <text:p>527.7</text:p>
          </table:table-cell>
          <table:table-cell office:value-type="float" office:value="648.26" calcext:value-type="float">
            <text:p>648.26</text:p>
          </table:table-cell>
        </table:table-row>
        <table:table-row table:style-name="ro1">
          <table:table-cell office:value-type="float" office:value="15406700" calcext:value-type="float">
            <text:p>15406700</text:p>
          </table:table-cell>
          <table:table-cell table:formula="of:=[.A965]/1000/(60*60*24)" office:value-type="time" office:time-value="PT04H16M46.7S" calcext:value-type="time">
            <text:p>04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28.24" calcext:value-type="float">
            <text:p>528.24</text:p>
          </table:table-cell>
          <table:table-cell office:value-type="float" office:value="648.91" calcext:value-type="float">
            <text:p>648.91</text:p>
          </table:table-cell>
        </table:table-row>
        <table:table-row table:style-name="ro1">
          <table:table-cell office:value-type="float" office:value="15422700" calcext:value-type="float">
            <text:p>15422700</text:p>
          </table:table-cell>
          <table:table-cell table:formula="of:=[.A966]/1000/(60*60*24)" office:value-type="time" office:time-value="PT04H17M02.7S" calcext:value-type="time">
            <text:p>04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28.78" calcext:value-type="float">
            <text:p>528.78</text:p>
          </table:table-cell>
          <table:table-cell office:value-type="float" office:value="649.56" calcext:value-type="float">
            <text:p>649.56</text:p>
          </table:table-cell>
        </table:table-row>
        <table:table-row table:style-name="ro1">
          <table:table-cell office:value-type="float" office:value="15438700" calcext:value-type="float">
            <text:p>15438700</text:p>
          </table:table-cell>
          <table:table-cell table:formula="of:=[.A967]/1000/(60*60*24)" office:value-type="time" office:time-value="PT04H17M18.7S" calcext:value-type="time">
            <text:p>04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29.32" calcext:value-type="float">
            <text:p>529.32</text:p>
          </table:table-cell>
          <table:table-cell office:value-type="float" office:value="650.2" calcext:value-type="float">
            <text:p>650.2</text:p>
          </table:table-cell>
        </table:table-row>
        <table:table-row table:style-name="ro1">
          <table:table-cell office:value-type="float" office:value="15454700" calcext:value-type="float">
            <text:p>15454700</text:p>
          </table:table-cell>
          <table:table-cell table:formula="of:=[.A968]/1000/(60*60*24)" office:value-type="time" office:time-value="PT04H17M34.7S" calcext:value-type="time">
            <text:p>04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29.85" calcext:value-type="float">
            <text:p>529.85</text:p>
          </table:table-cell>
          <table:table-cell office:value-type="float" office:value="650.85" calcext:value-type="float">
            <text:p>650.85</text:p>
          </table:table-cell>
        </table:table-row>
        <table:table-row table:style-name="ro1">
          <table:table-cell office:value-type="float" office:value="15470700" calcext:value-type="float">
            <text:p>15470700</text:p>
          </table:table-cell>
          <table:table-cell table:formula="of:=[.A969]/1000/(60*60*24)" office:value-type="time" office:time-value="PT04H17M50.7S" calcext:value-type="time">
            <text:p>04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30.39" calcext:value-type="float">
            <text:p>530.39</text:p>
          </table:table-cell>
          <table:table-cell office:value-type="float" office:value="651.5" calcext:value-type="float">
            <text:p>651.5</text:p>
          </table:table-cell>
        </table:table-row>
        <table:table-row table:style-name="ro1">
          <table:table-cell office:value-type="float" office:value="15486700" calcext:value-type="float">
            <text:p>15486700</text:p>
          </table:table-cell>
          <table:table-cell table:formula="of:=[.A970]/1000/(60*60*24)" office:value-type="time" office:time-value="PT04H18M06.7S" calcext:value-type="time">
            <text:p>04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30.93" calcext:value-type="float">
            <text:p>530.93</text:p>
          </table:table-cell>
          <table:table-cell office:value-type="float" office:value="652.14" calcext:value-type="float">
            <text:p>652.14</text:p>
          </table:table-cell>
        </table:table-row>
        <table:table-row table:style-name="ro1">
          <table:table-cell office:value-type="float" office:value="15502700" calcext:value-type="float">
            <text:p>15502700</text:p>
          </table:table-cell>
          <table:table-cell table:formula="of:=[.A971]/1000/(60*60*24)" office:value-type="time" office:time-value="PT04H18M22.7S" calcext:value-type="time">
            <text:p>04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31.47" calcext:value-type="float">
            <text:p>531.47</text:p>
          </table:table-cell>
          <table:table-cell office:value-type="float" office:value="652.79" calcext:value-type="float">
            <text:p>652.79</text:p>
          </table:table-cell>
        </table:table-row>
        <table:table-row table:style-name="ro1">
          <table:table-cell office:value-type="float" office:value="15518700" calcext:value-type="float">
            <text:p>15518700</text:p>
          </table:table-cell>
          <table:table-cell table:formula="of:=[.A972]/1000/(60*60*24)" office:value-type="time" office:time-value="PT04H18M38.7S" calcext:value-type="time">
            <text:p>04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32" calcext:value-type="float">
            <text:p>532</text:p>
          </table:table-cell>
          <table:table-cell office:value-type="float" office:value="653.44" calcext:value-type="float">
            <text:p>653.44</text:p>
          </table:table-cell>
        </table:table-row>
        <table:table-row table:style-name="ro1">
          <table:table-cell office:value-type="float" office:value="15534700" calcext:value-type="float">
            <text:p>15534700</text:p>
          </table:table-cell>
          <table:table-cell table:formula="of:=[.A973]/1000/(60*60*24)" office:value-type="time" office:time-value="PT04H18M54.7S" calcext:value-type="time">
            <text:p>04:18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32.54" calcext:value-type="float">
            <text:p>532.54</text:p>
          </table:table-cell>
          <table:table-cell office:value-type="float" office:value="654.08" calcext:value-type="float">
            <text:p>654.08</text:p>
          </table:table-cell>
        </table:table-row>
        <table:table-row table:style-name="ro1">
          <table:table-cell office:value-type="float" office:value="15550700" calcext:value-type="float">
            <text:p>15550700</text:p>
          </table:table-cell>
          <table:table-cell table:formula="of:=[.A974]/1000/(60*60*24)" office:value-type="time" office:time-value="PT04H19M10.7S" calcext:value-type="time">
            <text:p>04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33.08" calcext:value-type="float">
            <text:p>533.08</text:p>
          </table:table-cell>
          <table:table-cell office:value-type="float" office:value="654.73" calcext:value-type="float">
            <text:p>654.73</text:p>
          </table:table-cell>
        </table:table-row>
        <table:table-row table:style-name="ro1">
          <table:table-cell office:value-type="float" office:value="15566700" calcext:value-type="float">
            <text:p>15566700</text:p>
          </table:table-cell>
          <table:table-cell table:formula="of:=[.A975]/1000/(60*60*24)" office:value-type="time" office:time-value="PT04H19M26.7S" calcext:value-type="time">
            <text:p>04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33.62" calcext:value-type="float">
            <text:p>533.62</text:p>
          </table:table-cell>
          <table:table-cell office:value-type="float" office:value="655.37" calcext:value-type="float">
            <text:p>655.37</text:p>
          </table:table-cell>
        </table:table-row>
        <table:table-row table:style-name="ro1">
          <table:table-cell office:value-type="float" office:value="15582700" calcext:value-type="float">
            <text:p>15582700</text:p>
          </table:table-cell>
          <table:table-cell table:formula="of:=[.A976]/1000/(60*60*24)" office:value-type="time" office:time-value="PT04H19M42.7S" calcext:value-type="time">
            <text:p>04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34.15" calcext:value-type="float">
            <text:p>534.15</text:p>
          </table:table-cell>
          <table:table-cell office:value-type="float" office:value="656.02" calcext:value-type="float">
            <text:p>656.02</text:p>
          </table:table-cell>
        </table:table-row>
        <table:table-row table:style-name="ro1">
          <table:table-cell office:value-type="float" office:value="15598700" calcext:value-type="float">
            <text:p>15598700</text:p>
          </table:table-cell>
          <table:table-cell table:formula="of:=[.A977]/1000/(60*60*24)" office:value-type="time" office:time-value="PT04H19M58.7S" calcext:value-type="time">
            <text:p>04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34.69" calcext:value-type="float">
            <text:p>534.69</text:p>
          </table:table-cell>
          <table:table-cell office:value-type="float" office:value="656.67" calcext:value-type="float">
            <text:p>656.67</text:p>
          </table:table-cell>
        </table:table-row>
        <table:table-row table:style-name="ro1">
          <table:table-cell office:value-type="float" office:value="15614700" calcext:value-type="float">
            <text:p>15614700</text:p>
          </table:table-cell>
          <table:table-cell table:formula="of:=[.A978]/1000/(60*60*24)" office:value-type="time" office:time-value="PT04H20M14.7S" calcext:value-type="time">
            <text:p>04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35.23" calcext:value-type="float">
            <text:p>535.23</text:p>
          </table:table-cell>
          <table:table-cell office:value-type="float" office:value="657.31" calcext:value-type="float">
            <text:p>657.31</text:p>
          </table:table-cell>
        </table:table-row>
        <table:table-row table:style-name="ro1">
          <table:table-cell office:value-type="float" office:value="15630700" calcext:value-type="float">
            <text:p>15630700</text:p>
          </table:table-cell>
          <table:table-cell table:formula="of:=[.A979]/1000/(60*60*24)" office:value-type="time" office:time-value="PT04H20M30.7S" calcext:value-type="time">
            <text:p>04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35.76" calcext:value-type="float">
            <text:p>535.76</text:p>
          </table:table-cell>
          <table:table-cell office:value-type="float" office:value="657.96" calcext:value-type="float">
            <text:p>657.96</text:p>
          </table:table-cell>
        </table:table-row>
        <table:table-row table:style-name="ro1">
          <table:table-cell office:value-type="float" office:value="15646700" calcext:value-type="float">
            <text:p>15646700</text:p>
          </table:table-cell>
          <table:table-cell table:formula="of:=[.A980]/1000/(60*60*24)" office:value-type="time" office:time-value="PT04H20M46.7S" calcext:value-type="time">
            <text:p>04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36.3" calcext:value-type="float">
            <text:p>536.3</text:p>
          </table:table-cell>
          <table:table-cell office:value-type="float" office:value="658.6" calcext:value-type="float">
            <text:p>658.6</text:p>
          </table:table-cell>
        </table:table-row>
        <table:table-row table:style-name="ro1">
          <table:table-cell office:value-type="float" office:value="15662700" calcext:value-type="float">
            <text:p>15662700</text:p>
          </table:table-cell>
          <table:table-cell table:formula="of:=[.A981]/1000/(60*60*24)" office:value-type="time" office:time-value="PT04H21M02.7S" calcext:value-type="time">
            <text:p>04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36.84" calcext:value-type="float">
            <text:p>536.84</text:p>
          </table:table-cell>
          <table:table-cell office:value-type="float" office:value="659.25" calcext:value-type="float">
            <text:p>659.25</text:p>
          </table:table-cell>
        </table:table-row>
        <table:table-row table:style-name="ro1">
          <table:table-cell office:value-type="float" office:value="15678700" calcext:value-type="float">
            <text:p>15678700</text:p>
          </table:table-cell>
          <table:table-cell table:formula="of:=[.A982]/1000/(60*60*24)" office:value-type="time" office:time-value="PT04H21M18.7S" calcext:value-type="time">
            <text:p>04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37.38" calcext:value-type="float">
            <text:p>537.38</text:p>
          </table:table-cell>
          <table:table-cell office:value-type="float" office:value="659.9" calcext:value-type="float">
            <text:p>659.9</text:p>
          </table:table-cell>
        </table:table-row>
        <table:table-row table:style-name="ro1">
          <table:table-cell office:value-type="float" office:value="15694700" calcext:value-type="float">
            <text:p>15694700</text:p>
          </table:table-cell>
          <table:table-cell table:formula="of:=[.A983]/1000/(60*60*24)" office:value-type="time" office:time-value="PT04H21M34.7S" calcext:value-type="time">
            <text:p>04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37.91" calcext:value-type="float">
            <text:p>537.91</text:p>
          </table:table-cell>
          <table:table-cell office:value-type="float" office:value="660.54" calcext:value-type="float">
            <text:p>660.54</text:p>
          </table:table-cell>
        </table:table-row>
        <table:table-row table:style-name="ro1">
          <table:table-cell office:value-type="float" office:value="15710700" calcext:value-type="float">
            <text:p>15710700</text:p>
          </table:table-cell>
          <table:table-cell table:formula="of:=[.A984]/1000/(60*60*24)" office:value-type="time" office:time-value="PT04H21M50.7S" calcext:value-type="time">
            <text:p>04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38.45" calcext:value-type="float">
            <text:p>538.45</text:p>
          </table:table-cell>
          <table:table-cell office:value-type="float" office:value="661.19" calcext:value-type="float">
            <text:p>661.19</text:p>
          </table:table-cell>
        </table:table-row>
        <table:table-row table:style-name="ro1">
          <table:table-cell office:value-type="float" office:value="15726700" calcext:value-type="float">
            <text:p>15726700</text:p>
          </table:table-cell>
          <table:table-cell table:formula="of:=[.A985]/1000/(60*60*24)" office:value-type="time" office:time-value="PT04H22M06.7S" calcext:value-type="time">
            <text:p>04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38.99" calcext:value-type="float">
            <text:p>538.99</text:p>
          </table:table-cell>
          <table:table-cell office:value-type="float" office:value="661.83" calcext:value-type="float">
            <text:p>661.83</text:p>
          </table:table-cell>
        </table:table-row>
        <table:table-row table:style-name="ro1">
          <table:table-cell office:value-type="float" office:value="15742700" calcext:value-type="float">
            <text:p>15742700</text:p>
          </table:table-cell>
          <table:table-cell table:formula="of:=[.A986]/1000/(60*60*24)" office:value-type="time" office:time-value="PT04H22M22.7S" calcext:value-type="time">
            <text:p>04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39.52" calcext:value-type="float">
            <text:p>539.52</text:p>
          </table:table-cell>
          <table:table-cell office:value-type="float" office:value="662.47" calcext:value-type="float">
            <text:p>662.47</text:p>
          </table:table-cell>
        </table:table-row>
        <table:table-row table:style-name="ro1">
          <table:table-cell office:value-type="float" office:value="15758700" calcext:value-type="float">
            <text:p>15758700</text:p>
          </table:table-cell>
          <table:table-cell table:formula="of:=[.A987]/1000/(60*60*24)" office:value-type="time" office:time-value="PT04H22M38.7S" calcext:value-type="time">
            <text:p>04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40.06" calcext:value-type="float">
            <text:p>540.06</text:p>
          </table:table-cell>
          <table:table-cell office:value-type="float" office:value="663.12" calcext:value-type="float">
            <text:p>663.12</text:p>
          </table:table-cell>
        </table:table-row>
        <table:table-row table:style-name="ro1">
          <table:table-cell office:value-type="float" office:value="15774700" calcext:value-type="float">
            <text:p>15774700</text:p>
          </table:table-cell>
          <table:table-cell table:formula="of:=[.A988]/1000/(60*60*24)" office:value-type="time" office:time-value="PT04H22M54.7S" calcext:value-type="time">
            <text:p>04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40.6" calcext:value-type="float">
            <text:p>540.6</text:p>
          </table:table-cell>
          <table:table-cell office:value-type="float" office:value="663.76" calcext:value-type="float">
            <text:p>663.76</text:p>
          </table:table-cell>
        </table:table-row>
        <table:table-row table:style-name="ro1">
          <table:table-cell office:value-type="float" office:value="15790700" calcext:value-type="float">
            <text:p>15790700</text:p>
          </table:table-cell>
          <table:table-cell table:formula="of:=[.A989]/1000/(60*60*24)" office:value-type="time" office:time-value="PT04H23M10.7S" calcext:value-type="time">
            <text:p>04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41.14" calcext:value-type="float">
            <text:p>541.14</text:p>
          </table:table-cell>
          <table:table-cell office:value-type="float" office:value="664.41" calcext:value-type="float">
            <text:p>664.41</text:p>
          </table:table-cell>
        </table:table-row>
        <table:table-row table:style-name="ro1">
          <table:table-cell office:value-type="float" office:value="15806700" calcext:value-type="float">
            <text:p>15806700</text:p>
          </table:table-cell>
          <table:table-cell table:formula="of:=[.A990]/1000/(60*60*24)" office:value-type="time" office:time-value="PT04H23M26.7S" calcext:value-type="time">
            <text:p>04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41.67" calcext:value-type="float">
            <text:p>541.67</text:p>
          </table:table-cell>
          <table:table-cell office:value-type="float" office:value="665.06" calcext:value-type="float">
            <text:p>665.06</text:p>
          </table:table-cell>
        </table:table-row>
        <table:table-row table:style-name="ro1">
          <table:table-cell office:value-type="float" office:value="15822700" calcext:value-type="float">
            <text:p>15822700</text:p>
          </table:table-cell>
          <table:table-cell table:formula="of:=[.A991]/1000/(60*60*24)" office:value-type="time" office:time-value="PT04H23M42.7S" calcext:value-type="time">
            <text:p>04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42.21" calcext:value-type="float">
            <text:p>542.21</text:p>
          </table:table-cell>
          <table:table-cell office:value-type="float" office:value="665.7" calcext:value-type="float">
            <text:p>665.7</text:p>
          </table:table-cell>
        </table:table-row>
        <table:table-row table:style-name="ro1">
          <table:table-cell office:value-type="float" office:value="15838700" calcext:value-type="float">
            <text:p>15838700</text:p>
          </table:table-cell>
          <table:table-cell table:formula="of:=[.A992]/1000/(60*60*24)" office:value-type="time" office:time-value="PT04H23M58.7S" calcext:value-type="time">
            <text:p>04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42.75" calcext:value-type="float">
            <text:p>542.75</text:p>
          </table:table-cell>
          <table:table-cell office:value-type="float" office:value="666.35" calcext:value-type="float">
            <text:p>666.35</text:p>
          </table:table-cell>
        </table:table-row>
        <table:table-row table:style-name="ro1">
          <table:table-cell office:value-type="float" office:value="15854700" calcext:value-type="float">
            <text:p>15854700</text:p>
          </table:table-cell>
          <table:table-cell table:formula="of:=[.A993]/1000/(60*60*24)" office:value-type="time" office:time-value="PT04H24M14.7S" calcext:value-type="time">
            <text:p>04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3.28" calcext:value-type="float">
            <text:p>543.28</text:p>
          </table:table-cell>
          <table:table-cell office:value-type="float" office:value="666.99" calcext:value-type="float">
            <text:p>666.99</text:p>
          </table:table-cell>
        </table:table-row>
        <table:table-row table:style-name="ro1">
          <table:table-cell office:value-type="float" office:value="15870700" calcext:value-type="float">
            <text:p>15870700</text:p>
          </table:table-cell>
          <table:table-cell table:formula="of:=[.A994]/1000/(60*60*24)" office:value-type="time" office:time-value="PT04H24M30.7S" calcext:value-type="time">
            <text:p>04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43.82" calcext:value-type="float">
            <text:p>543.82</text:p>
          </table:table-cell>
          <table:table-cell office:value-type="float" office:value="667.64" calcext:value-type="float">
            <text:p>667.64</text:p>
          </table:table-cell>
        </table:table-row>
        <table:table-row table:style-name="ro1">
          <table:table-cell office:value-type="float" office:value="15886700" calcext:value-type="float">
            <text:p>15886700</text:p>
          </table:table-cell>
          <table:table-cell table:formula="of:=[.A995]/1000/(60*60*24)" office:value-type="time" office:time-value="PT04H24M46.7S" calcext:value-type="time">
            <text:p>04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4.36" calcext:value-type="float">
            <text:p>544.36</text:p>
          </table:table-cell>
          <table:table-cell office:value-type="float" office:value="668.28" calcext:value-type="float">
            <text:p>668.28</text:p>
          </table:table-cell>
        </table:table-row>
        <table:table-row table:style-name="ro1">
          <table:table-cell office:value-type="float" office:value="15902700" calcext:value-type="float">
            <text:p>15902700</text:p>
          </table:table-cell>
          <table:table-cell table:formula="of:=[.A996]/1000/(60*60*24)" office:value-type="time" office:time-value="PT04H25M02.7S" calcext:value-type="time">
            <text:p>04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4.9" calcext:value-type="float">
            <text:p>544.9</text:p>
          </table:table-cell>
          <table:table-cell office:value-type="float" office:value="668.92" calcext:value-type="float">
            <text:p>668.92</text:p>
          </table:table-cell>
        </table:table-row>
        <table:table-row table:style-name="ro1">
          <table:table-cell office:value-type="float" office:value="15918700" calcext:value-type="float">
            <text:p>15918700</text:p>
          </table:table-cell>
          <table:table-cell table:formula="of:=[.A997]/1000/(60*60*24)" office:value-type="time" office:time-value="PT04H25M18.7S" calcext:value-type="time">
            <text:p>04:2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5.43" calcext:value-type="float">
            <text:p>545.43</text:p>
          </table:table-cell>
          <table:table-cell office:value-type="float" office:value="669.57" calcext:value-type="float">
            <text:p>669.57</text:p>
          </table:table-cell>
        </table:table-row>
        <table:table-row table:style-name="ro1">
          <table:table-cell office:value-type="float" office:value="15934700" calcext:value-type="float">
            <text:p>15934700</text:p>
          </table:table-cell>
          <table:table-cell table:formula="of:=[.A998]/1000/(60*60*24)" office:value-type="time" office:time-value="PT04H25M34.7S" calcext:value-type="time">
            <text:p>04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5.97" calcext:value-type="float">
            <text:p>545.97</text:p>
          </table:table-cell>
          <table:table-cell office:value-type="float" office:value="670.21" calcext:value-type="float">
            <text:p>670.21</text:p>
          </table:table-cell>
        </table:table-row>
        <table:table-row table:style-name="ro1">
          <table:table-cell office:value-type="float" office:value="15950700" calcext:value-type="float">
            <text:p>15950700</text:p>
          </table:table-cell>
          <table:table-cell table:formula="of:=[.A999]/1000/(60*60*24)" office:value-type="time" office:time-value="PT04H25M50.7S" calcext:value-type="time">
            <text:p>04:2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46.51" calcext:value-type="float">
            <text:p>546.51</text:p>
          </table:table-cell>
          <table:table-cell office:value-type="float" office:value="670.86" calcext:value-type="float">
            <text:p>670.86</text:p>
          </table:table-cell>
        </table:table-row>
        <table:table-row table:style-name="ro1">
          <table:table-cell office:value-type="float" office:value="15966700" calcext:value-type="float">
            <text:p>15966700</text:p>
          </table:table-cell>
          <table:table-cell table:formula="of:=[.A1000]/1000/(60*60*24)" office:value-type="time" office:time-value="PT04H26M06.7S" calcext:value-type="time">
            <text:p>04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7.04" calcext:value-type="float">
            <text:p>547.04</text:p>
          </table:table-cell>
          <table:table-cell office:value-type="float" office:value="671.5" calcext:value-type="float">
            <text:p>671.5</text:p>
          </table:table-cell>
        </table:table-row>
        <table:table-row table:style-name="ro1">
          <table:table-cell office:value-type="float" office:value="15982700" calcext:value-type="float">
            <text:p>15982700</text:p>
          </table:table-cell>
          <table:table-cell table:formula="of:=[.A1001]/1000/(60*60*24)" office:value-type="time" office:time-value="PT04H26M22.7S" calcext:value-type="time">
            <text:p>04:2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47.58" calcext:value-type="float">
            <text:p>547.58</text:p>
          </table:table-cell>
          <table:table-cell office:value-type="float" office:value="672.15" calcext:value-type="float">
            <text:p>672.15</text:p>
          </table:table-cell>
        </table:table-row>
        <table:table-row table:style-name="ro1">
          <table:table-cell office:value-type="float" office:value="15998700" calcext:value-type="float">
            <text:p>15998700</text:p>
          </table:table-cell>
          <table:table-cell table:formula="of:=[.A1002]/1000/(60*60*24)" office:value-type="time" office:time-value="PT04H26M38.7S" calcext:value-type="time">
            <text:p>04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8.12" calcext:value-type="float">
            <text:p>548.12</text:p>
          </table:table-cell>
          <table:table-cell office:value-type="float" office:value="672.79" calcext:value-type="float">
            <text:p>672.79</text:p>
          </table:table-cell>
        </table:table-row>
        <table:table-row table:style-name="ro1">
          <table:table-cell office:value-type="float" office:value="16014700" calcext:value-type="float">
            <text:p>16014700</text:p>
          </table:table-cell>
          <table:table-cell table:formula="of:=[.A1003]/1000/(60*60*24)" office:value-type="time" office:time-value="PT04H26M54.7S" calcext:value-type="time">
            <text:p>04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8.65" calcext:value-type="float">
            <text:p>548.65</text:p>
          </table:table-cell>
          <table:table-cell office:value-type="float" office:value="673.44" calcext:value-type="float">
            <text:p>673.44</text:p>
          </table:table-cell>
        </table:table-row>
        <table:table-row table:style-name="ro1">
          <table:table-cell office:value-type="float" office:value="16030700" calcext:value-type="float">
            <text:p>16030700</text:p>
          </table:table-cell>
          <table:table-cell table:formula="of:=[.A1004]/1000/(60*60*24)" office:value-type="time" office:time-value="PT04H27M10.7S" calcext:value-type="time">
            <text:p>04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49.19" calcext:value-type="float">
            <text:p>549.19</text:p>
          </table:table-cell>
          <table:table-cell office:value-type="float" office:value="674.08" calcext:value-type="float">
            <text:p>674.08</text:p>
          </table:table-cell>
        </table:table-row>
        <table:table-row table:style-name="ro1">
          <table:table-cell office:value-type="float" office:value="16046700" calcext:value-type="float">
            <text:p>16046700</text:p>
          </table:table-cell>
          <table:table-cell table:formula="of:=[.A1005]/1000/(60*60*24)" office:value-type="time" office:time-value="PT04H27M26.7S" calcext:value-type="time">
            <text:p>04:2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49.73" calcext:value-type="float">
            <text:p>549.73</text:p>
          </table:table-cell>
          <table:table-cell office:value-type="float" office:value="674.72" calcext:value-type="float">
            <text:p>674.72</text:p>
          </table:table-cell>
        </table:table-row>
        <table:table-row table:style-name="ro1">
          <table:table-cell office:value-type="float" office:value="16062700" calcext:value-type="float">
            <text:p>16062700</text:p>
          </table:table-cell>
          <table:table-cell table:formula="of:=[.A1006]/1000/(60*60*24)" office:value-type="time" office:time-value="PT04H27M42.7S" calcext:value-type="time">
            <text:p>04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0.26" calcext:value-type="float">
            <text:p>550.26</text:p>
          </table:table-cell>
          <table:table-cell office:value-type="float" office:value="675.37" calcext:value-type="float">
            <text:p>675.37</text:p>
          </table:table-cell>
        </table:table-row>
        <table:table-row table:style-name="ro1">
          <table:table-cell office:value-type="float" office:value="16078700" calcext:value-type="float">
            <text:p>16078700</text:p>
          </table:table-cell>
          <table:table-cell table:formula="of:=[.A1007]/1000/(60*60*24)" office:value-type="time" office:time-value="PT04H27M58.7S" calcext:value-type="time">
            <text:p>04:2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50.8" calcext:value-type="float">
            <text:p>550.8</text:p>
          </table:table-cell>
          <table:table-cell office:value-type="float" office:value="676.01" calcext:value-type="float">
            <text:p>676.01</text:p>
          </table:table-cell>
        </table:table-row>
        <table:table-row table:style-name="ro1">
          <table:table-cell office:value-type="float" office:value="16094700" calcext:value-type="float">
            <text:p>16094700</text:p>
          </table:table-cell>
          <table:table-cell table:formula="of:=[.A1008]/1000/(60*60*24)" office:value-type="time" office:time-value="PT04H28M14.7S" calcext:value-type="time">
            <text:p>04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1.34" calcext:value-type="float">
            <text:p>551.34</text:p>
          </table:table-cell>
          <table:table-cell office:value-type="float" office:value="676.66" calcext:value-type="float">
            <text:p>676.66</text:p>
          </table:table-cell>
        </table:table-row>
        <table:table-row table:style-name="ro1">
          <table:table-cell office:value-type="float" office:value="16110700" calcext:value-type="float">
            <text:p>16110700</text:p>
          </table:table-cell>
          <table:table-cell table:formula="of:=[.A1009]/1000/(60*60*24)" office:value-type="time" office:time-value="PT04H28M30.7S" calcext:value-type="time">
            <text:p>04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51.87" calcext:value-type="float">
            <text:p>551.87</text:p>
          </table:table-cell>
          <table:table-cell office:value-type="float" office:value="677.3" calcext:value-type="float">
            <text:p>677.3</text:p>
          </table:table-cell>
        </table:table-row>
        <table:table-row table:style-name="ro1">
          <table:table-cell office:value-type="float" office:value="16126700" calcext:value-type="float">
            <text:p>16126700</text:p>
          </table:table-cell>
          <table:table-cell table:formula="of:=[.A1010]/1000/(60*60*24)" office:value-type="time" office:time-value="PT04H28M46.7S" calcext:value-type="time">
            <text:p>04:2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2.41" calcext:value-type="float">
            <text:p>552.41</text:p>
          </table:table-cell>
          <table:table-cell office:value-type="float" office:value="677.94" calcext:value-type="float">
            <text:p>677.94</text:p>
          </table:table-cell>
        </table:table-row>
        <table:table-row table:style-name="ro1">
          <table:table-cell office:value-type="float" office:value="16142700" calcext:value-type="float">
            <text:p>16142700</text:p>
          </table:table-cell>
          <table:table-cell table:formula="of:=[.A1011]/1000/(60*60*24)" office:value-type="time" office:time-value="PT04H29M02.7S" calcext:value-type="time">
            <text:p>04:2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52.95" calcext:value-type="float">
            <text:p>552.95</text:p>
          </table:table-cell>
          <table:table-cell office:value-type="float" office:value="678.59" calcext:value-type="float">
            <text:p>678.59</text:p>
          </table:table-cell>
        </table:table-row>
        <table:table-row table:style-name="ro1">
          <table:table-cell office:value-type="float" office:value="16158700" calcext:value-type="float">
            <text:p>16158700</text:p>
          </table:table-cell>
          <table:table-cell table:formula="of:=[.A1012]/1000/(60*60*24)" office:value-type="time" office:time-value="PT04H29M18.7S" calcext:value-type="time">
            <text:p>04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3.48" calcext:value-type="float">
            <text:p>553.48</text:p>
          </table:table-cell>
          <table:table-cell office:value-type="float" office:value="679.23" calcext:value-type="float">
            <text:p>679.23</text:p>
          </table:table-cell>
        </table:table-row>
        <table:table-row table:style-name="ro1">
          <table:table-cell office:value-type="float" office:value="16174700" calcext:value-type="float">
            <text:p>16174700</text:p>
          </table:table-cell>
          <table:table-cell table:formula="of:=[.A1013]/1000/(60*60*24)" office:value-type="time" office:time-value="PT04H29M34.7S" calcext:value-type="time">
            <text:p>04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4.02" calcext:value-type="float">
            <text:p>554.02</text:p>
          </table:table-cell>
          <table:table-cell office:value-type="float" office:value="679.88" calcext:value-type="float">
            <text:p>679.88</text:p>
          </table:table-cell>
        </table:table-row>
        <table:table-row table:style-name="ro1">
          <table:table-cell office:value-type="float" office:value="16190700" calcext:value-type="float">
            <text:p>16190700</text:p>
          </table:table-cell>
          <table:table-cell table:formula="of:=[.A1014]/1000/(60*60*24)" office:value-type="time" office:time-value="PT04H29M50.7S" calcext:value-type="time">
            <text:p>04:2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4.56" calcext:value-type="float">
            <text:p>554.56</text:p>
          </table:table-cell>
          <table:table-cell office:value-type="float" office:value="680.52" calcext:value-type="float">
            <text:p>680.52</text:p>
          </table:table-cell>
        </table:table-row>
        <table:table-row table:style-name="ro1">
          <table:table-cell office:value-type="float" office:value="16206700" calcext:value-type="float">
            <text:p>16206700</text:p>
          </table:table-cell>
          <table:table-cell table:formula="of:=[.A1015]/1000/(60*60*24)" office:value-type="time" office:time-value="PT04H30M06.7S" calcext:value-type="time">
            <text:p>04:3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5.09" calcext:value-type="float">
            <text:p>555.09</text:p>
          </table:table-cell>
          <table:table-cell office:value-type="float" office:value="681.16" calcext:value-type="float">
            <text:p>681.16</text:p>
          </table:table-cell>
        </table:table-row>
        <table:table-row table:style-name="ro1">
          <table:table-cell office:value-type="float" office:value="16222700" calcext:value-type="float">
            <text:p>16222700</text:p>
          </table:table-cell>
          <table:table-cell table:formula="of:=[.A1016]/1000/(60*60*24)" office:value-type="time" office:time-value="PT04H30M22.7S" calcext:value-type="time">
            <text:p>04:3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5.63" calcext:value-type="float">
            <text:p>555.63</text:p>
          </table:table-cell>
          <table:table-cell office:value-type="float" office:value="681.81" calcext:value-type="float">
            <text:p>681.81</text:p>
          </table:table-cell>
        </table:table-row>
        <table:table-row table:style-name="ro1">
          <table:table-cell office:value-type="float" office:value="16238700" calcext:value-type="float">
            <text:p>16238700</text:p>
          </table:table-cell>
          <table:table-cell table:formula="of:=[.A1017]/1000/(60*60*24)" office:value-type="time" office:time-value="PT04H30M38.7S" calcext:value-type="time">
            <text:p>04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6.17" calcext:value-type="float">
            <text:p>556.17</text:p>
          </table:table-cell>
          <table:table-cell office:value-type="float" office:value="682.45" calcext:value-type="float">
            <text:p>682.45</text:p>
          </table:table-cell>
        </table:table-row>
        <table:table-row table:style-name="ro1">
          <table:table-cell office:value-type="float" office:value="16254700" calcext:value-type="float">
            <text:p>16254700</text:p>
          </table:table-cell>
          <table:table-cell table:formula="of:=[.A1018]/1000/(60*60*24)" office:value-type="time" office:time-value="PT04H30M54.7S" calcext:value-type="time">
            <text:p>04:3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6.7" calcext:value-type="float">
            <text:p>556.7</text:p>
          </table:table-cell>
          <table:table-cell office:value-type="float" office:value="683.1" calcext:value-type="float">
            <text:p>683.1</text:p>
          </table:table-cell>
        </table:table-row>
        <table:table-row table:style-name="ro1">
          <table:table-cell office:value-type="float" office:value="16270700" calcext:value-type="float">
            <text:p>16270700</text:p>
          </table:table-cell>
          <table:table-cell table:formula="of:=[.A1019]/1000/(60*60*24)" office:value-type="time" office:time-value="PT04H31M10.7S" calcext:value-type="time">
            <text:p>04:3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57.24" calcext:value-type="float">
            <text:p>557.24</text:p>
          </table:table-cell>
          <table:table-cell office:value-type="float" office:value="683.74" calcext:value-type="float">
            <text:p>683.74</text:p>
          </table:table-cell>
        </table:table-row>
        <table:table-row table:style-name="ro1">
          <table:table-cell office:value-type="float" office:value="16286700" calcext:value-type="float">
            <text:p>16286700</text:p>
          </table:table-cell>
          <table:table-cell table:formula="of:=[.A1020]/1000/(60*60*24)" office:value-type="time" office:time-value="PT04H31M26.7S" calcext:value-type="time">
            <text:p>04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7.78" calcext:value-type="float">
            <text:p>557.78</text:p>
          </table:table-cell>
          <table:table-cell office:value-type="float" office:value="684.38" calcext:value-type="float">
            <text:p>684.38</text:p>
          </table:table-cell>
        </table:table-row>
        <table:table-row table:style-name="ro1">
          <table:table-cell office:value-type="float" office:value="16302698" calcext:value-type="float">
            <text:p>16302698</text:p>
          </table:table-cell>
          <table:table-cell table:formula="of:=[.A1021]/1000/(60*60*24)" office:value-type="time" office:time-value="PT04H31M42.698S" calcext:value-type="time">
            <text:p>04:3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8.31" calcext:value-type="float">
            <text:p>558.31</text:p>
          </table:table-cell>
          <table:table-cell office:value-type="float" office:value="685.03" calcext:value-type="float">
            <text:p>685.03</text:p>
          </table:table-cell>
        </table:table-row>
        <table:table-row table:style-name="ro1">
          <table:table-cell office:value-type="float" office:value="16318700" calcext:value-type="float">
            <text:p>16318700</text:p>
          </table:table-cell>
          <table:table-cell table:formula="of:=[.A1022]/1000/(60*60*24)" office:value-type="time" office:time-value="PT04H31M58.7S" calcext:value-type="time">
            <text:p>04:3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8.85" calcext:value-type="float">
            <text:p>558.85</text:p>
          </table:table-cell>
          <table:table-cell office:value-type="float" office:value="685.67" calcext:value-type="float">
            <text:p>685.67</text:p>
          </table:table-cell>
        </table:table-row>
        <table:table-row table:style-name="ro1">
          <table:table-cell office:value-type="float" office:value="16334700" calcext:value-type="float">
            <text:p>16334700</text:p>
          </table:table-cell>
          <table:table-cell table:formula="of:=[.A1023]/1000/(60*60*24)" office:value-type="time" office:time-value="PT04H32M14.7S" calcext:value-type="time">
            <text:p>04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9.38" calcext:value-type="float">
            <text:p>559.38</text:p>
          </table:table-cell>
          <table:table-cell office:value-type="float" office:value="686.31" calcext:value-type="float">
            <text:p>686.31</text:p>
          </table:table-cell>
        </table:table-row>
        <table:table-row table:style-name="ro1">
          <table:table-cell office:value-type="float" office:value="16350700" calcext:value-type="float">
            <text:p>16350700</text:p>
          </table:table-cell>
          <table:table-cell table:formula="of:=[.A1024]/1000/(60*60*24)" office:value-type="time" office:time-value="PT04H32M30.7S" calcext:value-type="time">
            <text:p>04:3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59.92" calcext:value-type="float">
            <text:p>559.92</text:p>
          </table:table-cell>
          <table:table-cell office:value-type="float" office:value="686.96" calcext:value-type="float">
            <text:p>686.96</text:p>
          </table:table-cell>
        </table:table-row>
        <table:table-row table:style-name="ro1">
          <table:table-cell office:value-type="float" office:value="16366700" calcext:value-type="float">
            <text:p>16366700</text:p>
          </table:table-cell>
          <table:table-cell table:formula="of:=[.A1025]/1000/(60*60*24)" office:value-type="time" office:time-value="PT04H32M46.7S" calcext:value-type="time">
            <text:p>04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60.46" calcext:value-type="float">
            <text:p>560.46</text:p>
          </table:table-cell>
          <table:table-cell office:value-type="float" office:value="687.6" calcext:value-type="float">
            <text:p>687.6</text:p>
          </table:table-cell>
        </table:table-row>
        <table:table-row table:style-name="ro1">
          <table:table-cell office:value-type="float" office:value="16382700" calcext:value-type="float">
            <text:p>16382700</text:p>
          </table:table-cell>
          <table:table-cell table:formula="of:=[.A1026]/1000/(60*60*24)" office:value-type="time" office:time-value="PT04H33M02.7S" calcext:value-type="time">
            <text:p>04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60.99" calcext:value-type="float">
            <text:p>560.99</text:p>
          </table:table-cell>
          <table:table-cell office:value-type="float" office:value="688.25" calcext:value-type="float">
            <text:p>688.25</text:p>
          </table:table-cell>
        </table:table-row>
        <table:table-row table:style-name="ro1">
          <table:table-cell office:value-type="float" office:value="16398700" calcext:value-type="float">
            <text:p>16398700</text:p>
          </table:table-cell>
          <table:table-cell table:formula="of:=[.A1027]/1000/(60*60*24)" office:value-type="time" office:time-value="PT04H33M18.7S" calcext:value-type="time">
            <text:p>04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61.53" calcext:value-type="float">
            <text:p>561.53</text:p>
          </table:table-cell>
          <table:table-cell office:value-type="float" office:value="688.89" calcext:value-type="float">
            <text:p>688.89</text:p>
          </table:table-cell>
        </table:table-row>
        <table:table-row table:style-name="ro1">
          <table:table-cell office:value-type="float" office:value="16414700" calcext:value-type="float">
            <text:p>16414700</text:p>
          </table:table-cell>
          <table:table-cell table:formula="of:=[.A1028]/1000/(60*60*24)" office:value-type="time" office:time-value="PT04H33M34.7S" calcext:value-type="time">
            <text:p>04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37" calcext:value-type="float">
            <text:p>144.37</text:p>
          </table:table-cell>
          <table:table-cell office:value-type="float" office:value="562.07" calcext:value-type="float">
            <text:p>562.07</text:p>
          </table:table-cell>
          <table:table-cell office:value-type="float" office:value="689.53" calcext:value-type="float">
            <text:p>689.53</text:p>
          </table:table-cell>
        </table:table-row>
        <table:table-row table:style-name="ro1">
          <table:table-cell office:value-type="float" office:value="16430700" calcext:value-type="float">
            <text:p>16430700</text:p>
          </table:table-cell>
          <table:table-cell table:formula="of:=[.A1029]/1000/(60*60*24)" office:value-type="time" office:time-value="PT04H33M50.7S" calcext:value-type="time">
            <text:p>04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62.6" calcext:value-type="float">
            <text:p>562.6</text:p>
          </table:table-cell>
          <table:table-cell office:value-type="float" office:value="690.18" calcext:value-type="float">
            <text:p>690.18</text:p>
          </table:table-cell>
        </table:table-row>
        <table:table-row table:style-name="ro1">
          <table:table-cell office:value-type="float" office:value="16446700" calcext:value-type="float">
            <text:p>16446700</text:p>
          </table:table-cell>
          <table:table-cell table:formula="of:=[.A1030]/1000/(60*60*24)" office:value-type="time" office:time-value="PT04H34M06.7S" calcext:value-type="time">
            <text:p>04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3.14" calcext:value-type="float">
            <text:p>563.14</text:p>
          </table:table-cell>
          <table:table-cell office:value-type="float" office:value="690.82" calcext:value-type="float">
            <text:p>690.82</text:p>
          </table:table-cell>
        </table:table-row>
        <table:table-row table:style-name="ro1">
          <table:table-cell office:value-type="float" office:value="16462700" calcext:value-type="float">
            <text:p>16462700</text:p>
          </table:table-cell>
          <table:table-cell table:formula="of:=[.A1031]/1000/(60*60*24)" office:value-type="time" office:time-value="PT04H34M22.7S" calcext:value-type="time">
            <text:p>04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63.67" calcext:value-type="float">
            <text:p>563.67</text:p>
          </table:table-cell>
          <table:table-cell office:value-type="float" office:value="691.46" calcext:value-type="float">
            <text:p>691.46</text:p>
          </table:table-cell>
        </table:table-row>
        <table:table-row table:style-name="ro1">
          <table:table-cell office:value-type="float" office:value="16478700" calcext:value-type="float">
            <text:p>16478700</text:p>
          </table:table-cell>
          <table:table-cell table:formula="of:=[.A1032]/1000/(60*60*24)" office:value-type="time" office:time-value="PT04H34M38.7S" calcext:value-type="time">
            <text:p>04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4.21" calcext:value-type="float">
            <text:p>564.21</text:p>
          </table:table-cell>
          <table:table-cell office:value-type="float" office:value="692.11" calcext:value-type="float">
            <text:p>692.11</text:p>
          </table:table-cell>
        </table:table-row>
        <table:table-row table:style-name="ro1">
          <table:table-cell office:value-type="float" office:value="16494700" calcext:value-type="float">
            <text:p>16494700</text:p>
          </table:table-cell>
          <table:table-cell table:formula="of:=[.A1033]/1000/(60*60*24)" office:value-type="time" office:time-value="PT04H34M54.7S" calcext:value-type="time">
            <text:p>04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64.75" calcext:value-type="float">
            <text:p>564.75</text:p>
          </table:table-cell>
          <table:table-cell office:value-type="float" office:value="692.75" calcext:value-type="float">
            <text:p>692.75</text:p>
          </table:table-cell>
        </table:table-row>
        <table:table-row table:style-name="ro1">
          <table:table-cell office:value-type="float" office:value="16510700" calcext:value-type="float">
            <text:p>16510700</text:p>
          </table:table-cell>
          <table:table-cell table:formula="of:=[.A1034]/1000/(60*60*24)" office:value-type="time" office:time-value="PT04H35M10.7S" calcext:value-type="time">
            <text:p>04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65.28" calcext:value-type="float">
            <text:p>565.28</text:p>
          </table:table-cell>
          <table:table-cell office:value-type="float" office:value="693.39" calcext:value-type="float">
            <text:p>693.39</text:p>
          </table:table-cell>
        </table:table-row>
        <table:table-row table:style-name="ro1">
          <table:table-cell office:value-type="float" office:value="16526700" calcext:value-type="float">
            <text:p>16526700</text:p>
          </table:table-cell>
          <table:table-cell table:formula="of:=[.A1035]/1000/(60*60*24)" office:value-type="time" office:time-value="PT04H35M26.7S" calcext:value-type="time">
            <text:p>04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5.82" calcext:value-type="float">
            <text:p>565.82</text:p>
          </table:table-cell>
          <table:table-cell office:value-type="float" office:value="694.04" calcext:value-type="float">
            <text:p>694.04</text:p>
          </table:table-cell>
        </table:table-row>
        <table:table-row table:style-name="ro1">
          <table:table-cell office:value-type="float" office:value="16542700" calcext:value-type="float">
            <text:p>16542700</text:p>
          </table:table-cell>
          <table:table-cell table:formula="of:=[.A1036]/1000/(60*60*24)" office:value-type="time" office:time-value="PT04H35M42.7S" calcext:value-type="time">
            <text:p>04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6.35" calcext:value-type="float">
            <text:p>566.35</text:p>
          </table:table-cell>
          <table:table-cell office:value-type="float" office:value="694.68" calcext:value-type="float">
            <text:p>694.68</text:p>
          </table:table-cell>
        </table:table-row>
        <table:table-row table:style-name="ro1">
          <table:table-cell office:value-type="float" office:value="16558700" calcext:value-type="float">
            <text:p>16558700</text:p>
          </table:table-cell>
          <table:table-cell table:formula="of:=[.A1037]/1000/(60*60*24)" office:value-type="time" office:time-value="PT04H35M58.7S" calcext:value-type="time">
            <text:p>04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37" calcext:value-type="float">
            <text:p>144.37</text:p>
          </table:table-cell>
          <table:table-cell office:value-type="float" office:value="566.89" calcext:value-type="float">
            <text:p>566.89</text:p>
          </table:table-cell>
          <table:table-cell office:value-type="float" office:value="695.32" calcext:value-type="float">
            <text:p>695.32</text:p>
          </table:table-cell>
        </table:table-row>
        <table:table-row table:style-name="ro1">
          <table:table-cell office:value-type="float" office:value="16574700" calcext:value-type="float">
            <text:p>16574700</text:p>
          </table:table-cell>
          <table:table-cell table:formula="of:=[.A1038]/1000/(60*60*24)" office:value-type="time" office:time-value="PT04H36M14.7S" calcext:value-type="time">
            <text:p>04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7.43" calcext:value-type="float">
            <text:p>567.43</text:p>
          </table:table-cell>
          <table:table-cell office:value-type="float" office:value="695.97" calcext:value-type="float">
            <text:p>695.97</text:p>
          </table:table-cell>
        </table:table-row>
        <table:table-row table:style-name="ro1">
          <table:table-cell office:value-type="float" office:value="16590700" calcext:value-type="float">
            <text:p>16590700</text:p>
          </table:table-cell>
          <table:table-cell table:formula="of:=[.A1039]/1000/(60*60*24)" office:value-type="time" office:time-value="PT04H36M30.7S" calcext:value-type="time">
            <text:p>04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7.96" calcext:value-type="float">
            <text:p>567.96</text:p>
          </table:table-cell>
          <table:table-cell office:value-type="float" office:value="696.61" calcext:value-type="float">
            <text:p>696.61</text:p>
          </table:table-cell>
        </table:table-row>
        <table:table-row table:style-name="ro1">
          <table:table-cell office:value-type="float" office:value="16606700" calcext:value-type="float">
            <text:p>16606700</text:p>
          </table:table-cell>
          <table:table-cell table:formula="of:=[.A1040]/1000/(60*60*24)" office:value-type="time" office:time-value="PT04H36M46.7S" calcext:value-type="time">
            <text:p>04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68.5" calcext:value-type="float">
            <text:p>568.5</text:p>
          </table:table-cell>
          <table:table-cell office:value-type="float" office:value="697.25" calcext:value-type="float">
            <text:p>697.25</text:p>
          </table:table-cell>
        </table:table-row>
        <table:table-row table:style-name="ro1">
          <table:table-cell office:value-type="float" office:value="16622700" calcext:value-type="float">
            <text:p>16622700</text:p>
          </table:table-cell>
          <table:table-cell table:formula="of:=[.A1041]/1000/(60*60*24)" office:value-type="time" office:time-value="PT04H37M02.7S" calcext:value-type="time">
            <text:p>04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69.03" calcext:value-type="float">
            <text:p>569.03</text:p>
          </table:table-cell>
          <table:table-cell office:value-type="float" office:value="697.9" calcext:value-type="float">
            <text:p>697.9</text:p>
          </table:table-cell>
        </table:table-row>
        <table:table-row table:style-name="ro1">
          <table:table-cell office:value-type="float" office:value="16638700" calcext:value-type="float">
            <text:p>16638700</text:p>
          </table:table-cell>
          <table:table-cell table:formula="of:=[.A1042]/1000/(60*60*24)" office:value-type="time" office:time-value="PT04H37M18.7S" calcext:value-type="time">
            <text:p>04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569.57" calcext:value-type="float">
            <text:p>569.57</text:p>
          </table:table-cell>
          <table:table-cell office:value-type="float" office:value="698.54" calcext:value-type="float">
            <text:p>698.54</text:p>
          </table:table-cell>
        </table:table-row>
        <table:table-row table:style-name="ro1">
          <table:table-cell office:value-type="float" office:value="16654700" calcext:value-type="float">
            <text:p>16654700</text:p>
          </table:table-cell>
          <table:table-cell table:formula="of:=[.A1043]/1000/(60*60*24)" office:value-type="time" office:time-value="PT04H37M34.7S" calcext:value-type="time">
            <text:p>04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70.11" calcext:value-type="float">
            <text:p>570.11</text:p>
          </table:table-cell>
          <table:table-cell office:value-type="float" office:value="699.18" calcext:value-type="float">
            <text:p>699.18</text:p>
          </table:table-cell>
        </table:table-row>
        <table:table-row table:style-name="ro1">
          <table:table-cell office:value-type="float" office:value="16670700" calcext:value-type="float">
            <text:p>16670700</text:p>
          </table:table-cell>
          <table:table-cell table:formula="of:=[.A1044]/1000/(60*60*24)" office:value-type="time" office:time-value="PT04H37M50.7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70.64" calcext:value-type="float">
            <text:p>570.64</text:p>
          </table:table-cell>
          <table:table-cell office:value-type="float" office:value="699.82" calcext:value-type="float">
            <text:p>699.82</text:p>
          </table:table-cell>
        </table:table-row>
        <table:table-row table:style-name="ro1">
          <table:table-cell office:value-type="float" office:value="16686700" calcext:value-type="float">
            <text:p>16686700</text:p>
          </table:table-cell>
          <table:table-cell table:formula="of:=[.A1045]/1000/(60*60*24)" office:value-type="time" office:time-value="PT04H38M06.7S" calcext:value-type="time">
            <text:p>04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71.18" calcext:value-type="float">
            <text:p>571.18</text:p>
          </table:table-cell>
          <table:table-cell office:value-type="float" office:value="700.47" calcext:value-type="float">
            <text:p>700.47</text:p>
          </table:table-cell>
        </table:table-row>
        <table:table-row table:style-name="ro1">
          <table:table-cell office:value-type="float" office:value="16702700" calcext:value-type="float">
            <text:p>16702700</text:p>
          </table:table-cell>
          <table:table-cell table:formula="of:=[.A1046]/1000/(60*60*24)" office:value-type="time" office:time-value="PT04H38M22.7S" calcext:value-type="time">
            <text:p>04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71.72" calcext:value-type="float">
            <text:p>571.72</text:p>
          </table:table-cell>
          <table:table-cell office:value-type="float" office:value="701.11" calcext:value-type="float">
            <text:p>701.11</text:p>
          </table:table-cell>
        </table:table-row>
        <table:table-row table:style-name="ro1">
          <table:table-cell office:value-type="float" office:value="16718700" calcext:value-type="float">
            <text:p>16718700</text:p>
          </table:table-cell>
          <table:table-cell table:formula="of:=[.A1047]/1000/(60*60*24)" office:value-type="time" office:time-value="PT04H38M38.7S" calcext:value-type="time">
            <text:p>04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72.25" calcext:value-type="float">
            <text:p>572.25</text:p>
          </table:table-cell>
          <table:table-cell office:value-type="float" office:value="701.75" calcext:value-type="float">
            <text:p>701.75</text:p>
          </table:table-cell>
        </table:table-row>
        <table:table-row table:style-name="ro1">
          <table:table-cell office:value-type="float" office:value="16734700" calcext:value-type="float">
            <text:p>16734700</text:p>
          </table:table-cell>
          <table:table-cell table:formula="of:=[.A1048]/1000/(60*60*24)" office:value-type="time" office:time-value="PT04H38M54.7S" calcext:value-type="time">
            <text:p>04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72.79" calcext:value-type="float">
            <text:p>572.79</text:p>
          </table:table-cell>
          <table:table-cell office:value-type="float" office:value="702.4" calcext:value-type="float">
            <text:p>702.4</text:p>
          </table:table-cell>
        </table:table-row>
        <table:table-row table:style-name="ro1">
          <table:table-cell office:value-type="float" office:value="16750700" calcext:value-type="float">
            <text:p>16750700</text:p>
          </table:table-cell>
          <table:table-cell table:formula="of:=[.A1049]/1000/(60*60*24)" office:value-type="time" office:time-value="PT04H39M10.7S" calcext:value-type="time">
            <text:p>04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73.32" calcext:value-type="float">
            <text:p>573.32</text:p>
          </table:table-cell>
          <table:table-cell office:value-type="float" office:value="703.04" calcext:value-type="float">
            <text:p>703.04</text:p>
          </table:table-cell>
        </table:table-row>
        <table:table-row table:style-name="ro1">
          <table:table-cell office:value-type="float" office:value="16766700" calcext:value-type="float">
            <text:p>16766700</text:p>
          </table:table-cell>
          <table:table-cell table:formula="of:=[.A1050]/1000/(60*60*24)" office:value-type="time" office:time-value="PT04H39M26.7S" calcext:value-type="time">
            <text:p>04:3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73.86" calcext:value-type="float">
            <text:p>573.86</text:p>
          </table:table-cell>
          <table:table-cell office:value-type="float" office:value="703.68" calcext:value-type="float">
            <text:p>703.68</text:p>
          </table:table-cell>
        </table:table-row>
        <table:table-row table:style-name="ro1">
          <table:table-cell office:value-type="float" office:value="16782700" calcext:value-type="float">
            <text:p>16782700</text:p>
          </table:table-cell>
          <table:table-cell table:formula="of:=[.A1051]/1000/(60*60*24)" office:value-type="time" office:time-value="PT04H39M42.7S" calcext:value-type="time">
            <text:p>04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74.39" calcext:value-type="float">
            <text:p>574.39</text:p>
          </table:table-cell>
          <table:table-cell office:value-type="float" office:value="704.33" calcext:value-type="float">
            <text:p>704.33</text:p>
          </table:table-cell>
        </table:table-row>
        <table:table-row table:style-name="ro1">
          <table:table-cell office:value-type="float" office:value="16798700" calcext:value-type="float">
            <text:p>16798700</text:p>
          </table:table-cell>
          <table:table-cell table:formula="of:=[.A1052]/1000/(60*60*24)" office:value-type="time" office:time-value="PT04H39M58.7S" calcext:value-type="time">
            <text:p>04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74.93" calcext:value-type="float">
            <text:p>574.93</text:p>
          </table:table-cell>
          <table:table-cell office:value-type="float" office:value="704.97" calcext:value-type="float">
            <text:p>704.97</text:p>
          </table:table-cell>
        </table:table-row>
        <table:table-row table:style-name="ro1">
          <table:table-cell office:value-type="float" office:value="16814700" calcext:value-type="float">
            <text:p>16814700</text:p>
          </table:table-cell>
          <table:table-cell table:formula="of:=[.A1053]/1000/(60*60*24)" office:value-type="time" office:time-value="PT04H40M14.7S" calcext:value-type="time">
            <text:p>04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75.47" calcext:value-type="float">
            <text:p>575.47</text:p>
          </table:table-cell>
          <table:table-cell office:value-type="float" office:value="705.61" calcext:value-type="float">
            <text:p>705.61</text:p>
          </table:table-cell>
        </table:table-row>
        <table:table-row table:style-name="ro1">
          <table:table-cell office:value-type="float" office:value="16830700" calcext:value-type="float">
            <text:p>16830700</text:p>
          </table:table-cell>
          <table:table-cell table:formula="of:=[.A1054]/1000/(60*60*24)" office:value-type="time" office:time-value="PT04H40M30.7S" calcext:value-type="time">
            <text:p>04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76" calcext:value-type="float">
            <text:p>576</text:p>
          </table:table-cell>
          <table:table-cell office:value-type="float" office:value="706.25" calcext:value-type="float">
            <text:p>706.25</text:p>
          </table:table-cell>
        </table:table-row>
        <table:table-row table:style-name="ro1">
          <table:table-cell office:value-type="float" office:value="16846700" calcext:value-type="float">
            <text:p>16846700</text:p>
          </table:table-cell>
          <table:table-cell table:formula="of:=[.A1055]/1000/(60*60*24)" office:value-type="time" office:time-value="PT04H40M46.7S" calcext:value-type="time">
            <text:p>04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76.54" calcext:value-type="float">
            <text:p>576.54</text:p>
          </table:table-cell>
          <table:table-cell office:value-type="float" office:value="706.9" calcext:value-type="float">
            <text:p>706.9</text:p>
          </table:table-cell>
        </table:table-row>
        <table:table-row table:style-name="ro1">
          <table:table-cell office:value-type="float" office:value="16862700" calcext:value-type="float">
            <text:p>16862700</text:p>
          </table:table-cell>
          <table:table-cell table:formula="of:=[.A1056]/1000/(60*60*24)" office:value-type="time" office:time-value="PT04H41M02.7S" calcext:value-type="time">
            <text:p>04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77.07" calcext:value-type="float">
            <text:p>577.07</text:p>
          </table:table-cell>
          <table:table-cell office:value-type="float" office:value="707.54" calcext:value-type="float">
            <text:p>707.54</text:p>
          </table:table-cell>
        </table:table-row>
        <table:table-row table:style-name="ro1">
          <table:table-cell office:value-type="float" office:value="16878700" calcext:value-type="float">
            <text:p>16878700</text:p>
          </table:table-cell>
          <table:table-cell table:formula="of:=[.A1057]/1000/(60*60*24)" office:value-type="time" office:time-value="PT04H41M18.7S" calcext:value-type="time">
            <text:p>04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77.61" calcext:value-type="float">
            <text:p>577.61</text:p>
          </table:table-cell>
          <table:table-cell office:value-type="float" office:value="708.18" calcext:value-type="float">
            <text:p>708.18</text:p>
          </table:table-cell>
        </table:table-row>
        <table:table-row table:style-name="ro1">
          <table:table-cell office:value-type="float" office:value="16894700" calcext:value-type="float">
            <text:p>16894700</text:p>
          </table:table-cell>
          <table:table-cell table:formula="of:=[.A1058]/1000/(60*60*24)" office:value-type="time" office:time-value="PT04H41M34.7S" calcext:value-type="time">
            <text:p>04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78.14" calcext:value-type="float">
            <text:p>578.14</text:p>
          </table:table-cell>
          <table:table-cell office:value-type="float" office:value="708.82" calcext:value-type="float">
            <text:p>708.82</text:p>
          </table:table-cell>
        </table:table-row>
        <table:table-row table:style-name="ro1">
          <table:table-cell office:value-type="float" office:value="16910700" calcext:value-type="float">
            <text:p>16910700</text:p>
          </table:table-cell>
          <table:table-cell table:formula="of:=[.A1059]/1000/(60*60*24)" office:value-type="time" office:time-value="PT04H41M50.7S" calcext:value-type="time">
            <text:p>04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78.68" calcext:value-type="float">
            <text:p>578.68</text:p>
          </table:table-cell>
          <table:table-cell office:value-type="float" office:value="709.46" calcext:value-type="float">
            <text:p>709.46</text:p>
          </table:table-cell>
        </table:table-row>
        <table:table-row table:style-name="ro1">
          <table:table-cell office:value-type="float" office:value="16926700" calcext:value-type="float">
            <text:p>16926700</text:p>
          </table:table-cell>
          <table:table-cell table:formula="of:=[.A1060]/1000/(60*60*24)" office:value-type="time" office:time-value="PT04H42M06.7S" calcext:value-type="time">
            <text:p>04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79.22" calcext:value-type="float">
            <text:p>579.22</text:p>
          </table:table-cell>
          <table:table-cell office:value-type="float" office:value="710.11" calcext:value-type="float">
            <text:p>710.11</text:p>
          </table:table-cell>
        </table:table-row>
        <table:table-row table:style-name="ro1">
          <table:table-cell office:value-type="float" office:value="16942700" calcext:value-type="float">
            <text:p>16942700</text:p>
          </table:table-cell>
          <table:table-cell table:formula="of:=[.A1061]/1000/(60*60*24)" office:value-type="time" office:time-value="PT04H42M22.7S" calcext:value-type="time">
            <text:p>04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79.75" calcext:value-type="float">
            <text:p>579.75</text:p>
          </table:table-cell>
          <table:table-cell office:value-type="float" office:value="710.75" calcext:value-type="float">
            <text:p>710.75</text:p>
          </table:table-cell>
        </table:table-row>
        <table:table-row table:style-name="ro1">
          <table:table-cell office:value-type="float" office:value="16958700" calcext:value-type="float">
            <text:p>16958700</text:p>
          </table:table-cell>
          <table:table-cell table:formula="of:=[.A1062]/1000/(60*60*24)" office:value-type="time" office:time-value="PT04H42M38.7S" calcext:value-type="time">
            <text:p>04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80.29" calcext:value-type="float">
            <text:p>580.29</text:p>
          </table:table-cell>
          <table:table-cell office:value-type="float" office:value="711.39" calcext:value-type="float">
            <text:p>711.39</text:p>
          </table:table-cell>
        </table:table-row>
        <table:table-row table:style-name="ro1">
          <table:table-cell office:value-type="float" office:value="16974700" calcext:value-type="float">
            <text:p>16974700</text:p>
          </table:table-cell>
          <table:table-cell table:formula="of:=[.A1063]/1000/(60*60*24)" office:value-type="time" office:time-value="PT04H42M54.7S" calcext:value-type="time">
            <text:p>04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80.82" calcext:value-type="float">
            <text:p>580.82</text:p>
          </table:table-cell>
          <table:table-cell office:value-type="float" office:value="712.03" calcext:value-type="float">
            <text:p>712.03</text:p>
          </table:table-cell>
        </table:table-row>
        <table:table-row table:style-name="ro1">
          <table:table-cell office:value-type="float" office:value="16990700" calcext:value-type="float">
            <text:p>16990700</text:p>
          </table:table-cell>
          <table:table-cell table:formula="of:=[.A1064]/1000/(60*60*24)" office:value-type="time" office:time-value="PT04H43M10.7S" calcext:value-type="time">
            <text:p>04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1.36" calcext:value-type="float">
            <text:p>581.36</text:p>
          </table:table-cell>
          <table:table-cell office:value-type="float" office:value="712.68" calcext:value-type="float">
            <text:p>712.68</text:p>
          </table:table-cell>
        </table:table-row>
        <table:table-row table:style-name="ro1">
          <table:table-cell office:value-type="float" office:value="17006700" calcext:value-type="float">
            <text:p>17006700</text:p>
          </table:table-cell>
          <table:table-cell table:formula="of:=[.A1065]/1000/(60*60*24)" office:value-type="time" office:time-value="PT04H43M26.7S" calcext:value-type="time">
            <text:p>04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81.89" calcext:value-type="float">
            <text:p>581.89</text:p>
          </table:table-cell>
          <table:table-cell office:value-type="float" office:value="713.32" calcext:value-type="float">
            <text:p>713.32</text:p>
          </table:table-cell>
        </table:table-row>
        <table:table-row table:style-name="ro1">
          <table:table-cell office:value-type="float" office:value="17022700" calcext:value-type="float">
            <text:p>17022700</text:p>
          </table:table-cell>
          <table:table-cell table:formula="of:=[.A1066]/1000/(60*60*24)" office:value-type="time" office:time-value="PT04H43M42.7S" calcext:value-type="time">
            <text:p>04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2.43" calcext:value-type="float">
            <text:p>582.43</text:p>
          </table:table-cell>
          <table:table-cell office:value-type="float" office:value="713.96" calcext:value-type="float">
            <text:p>713.96</text:p>
          </table:table-cell>
        </table:table-row>
        <table:table-row table:style-name="ro1">
          <table:table-cell office:value-type="float" office:value="17038698" calcext:value-type="float">
            <text:p>17038698</text:p>
          </table:table-cell>
          <table:table-cell table:formula="of:=[.A1067]/1000/(60*60*24)" office:value-type="time" office:time-value="PT04H43M58.698S" calcext:value-type="time">
            <text:p>04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2.96" calcext:value-type="float">
            <text:p>582.96</text:p>
          </table:table-cell>
          <table:table-cell office:value-type="float" office:value="714.6" calcext:value-type="float">
            <text:p>714.6</text:p>
          </table:table-cell>
        </table:table-row>
        <table:table-row table:style-name="ro1">
          <table:table-cell office:value-type="float" office:value="17054700" calcext:value-type="float">
            <text:p>17054700</text:p>
          </table:table-cell>
          <table:table-cell table:formula="of:=[.A1068]/1000/(60*60*24)" office:value-type="time" office:time-value="PT04H44M14.7S" calcext:value-type="time">
            <text:p>04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83.5" calcext:value-type="float">
            <text:p>583.5</text:p>
          </table:table-cell>
          <table:table-cell office:value-type="float" office:value="715.24" calcext:value-type="float">
            <text:p>715.24</text:p>
          </table:table-cell>
        </table:table-row>
        <table:table-row table:style-name="ro1">
          <table:table-cell office:value-type="float" office:value="17070700" calcext:value-type="float">
            <text:p>17070700</text:p>
          </table:table-cell>
          <table:table-cell table:formula="of:=[.A1069]/1000/(60*60*24)" office:value-type="time" office:time-value="PT04H44M30.7S" calcext:value-type="time">
            <text:p>04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84.03" calcext:value-type="float">
            <text:p>584.03</text:p>
          </table:table-cell>
          <table:table-cell office:value-type="float" office:value="715.88" calcext:value-type="float">
            <text:p>715.88</text:p>
          </table:table-cell>
        </table:table-row>
        <table:table-row table:style-name="ro1">
          <table:table-cell office:value-type="float" office:value="17086700" calcext:value-type="float">
            <text:p>17086700</text:p>
          </table:table-cell>
          <table:table-cell table:formula="of:=[.A1070]/1000/(60*60*24)" office:value-type="time" office:time-value="PT04H44M46.7S" calcext:value-type="time">
            <text:p>04:4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4.57" calcext:value-type="float">
            <text:p>584.57</text:p>
          </table:table-cell>
          <table:table-cell office:value-type="float" office:value="716.52" calcext:value-type="float">
            <text:p>716.52</text:p>
          </table:table-cell>
        </table:table-row>
        <table:table-row table:style-name="ro1">
          <table:table-cell office:value-type="float" office:value="17102700" calcext:value-type="float">
            <text:p>17102700</text:p>
          </table:table-cell>
          <table:table-cell table:formula="of:=[.A1071]/1000/(60*60*24)" office:value-type="time" office:time-value="PT04H45M02.7S" calcext:value-type="time">
            <text:p>04:4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5.1" calcext:value-type="float">
            <text:p>585.1</text:p>
          </table:table-cell>
          <table:table-cell office:value-type="float" office:value="717.17" calcext:value-type="float">
            <text:p>717.17</text:p>
          </table:table-cell>
        </table:table-row>
        <table:table-row table:style-name="ro1">
          <table:table-cell office:value-type="float" office:value="17118700" calcext:value-type="float">
            <text:p>17118700</text:p>
          </table:table-cell>
          <table:table-cell table:formula="of:=[.A1072]/1000/(60*60*24)" office:value-type="time" office:time-value="PT04H45M18.7S" calcext:value-type="time">
            <text:p>04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85.64" calcext:value-type="float">
            <text:p>585.64</text:p>
          </table:table-cell>
          <table:table-cell office:value-type="float" office:value="717.81" calcext:value-type="float">
            <text:p>717.81</text:p>
          </table:table-cell>
        </table:table-row>
        <table:table-row table:style-name="ro1">
          <table:table-cell office:value-type="float" office:value="17134700" calcext:value-type="float">
            <text:p>17134700</text:p>
          </table:table-cell>
          <table:table-cell table:formula="of:=[.A1073]/1000/(60*60*24)" office:value-type="time" office:time-value="PT04H45M34.7S" calcext:value-type="time">
            <text:p>04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586.17" calcext:value-type="float">
            <text:p>586.17</text:p>
          </table:table-cell>
          <table:table-cell office:value-type="float" office:value="718.45" calcext:value-type="float">
            <text:p>718.45</text:p>
          </table:table-cell>
        </table:table-row>
        <table:table-row table:style-name="ro1">
          <table:table-cell office:value-type="float" office:value="17150700" calcext:value-type="float">
            <text:p>17150700</text:p>
          </table:table-cell>
          <table:table-cell table:formula="of:=[.A1074]/1000/(60*60*24)" office:value-type="time" office:time-value="PT04H45M50.7S" calcext:value-type="time">
            <text:p>04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586.71" calcext:value-type="float">
            <text:p>586.71</text:p>
          </table:table-cell>
          <table:table-cell office:value-type="float" office:value="719.09" calcext:value-type="float">
            <text:p>719.09</text:p>
          </table:table-cell>
        </table:table-row>
        <table:table-row table:style-name="ro1">
          <table:table-cell office:value-type="float" office:value="17166700" calcext:value-type="float">
            <text:p>17166700</text:p>
          </table:table-cell>
          <table:table-cell table:formula="of:=[.A1075]/1000/(60*60*24)" office:value-type="time" office:time-value="PT04H46M06.7S" calcext:value-type="time">
            <text:p>04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87.24" calcext:value-type="float">
            <text:p>587.24</text:p>
          </table:table-cell>
          <table:table-cell office:value-type="float" office:value="719.73" calcext:value-type="float">
            <text:p>719.73</text:p>
          </table:table-cell>
        </table:table-row>
        <table:table-row table:style-name="ro1">
          <table:table-cell office:value-type="float" office:value="17182700" calcext:value-type="float">
            <text:p>17182700</text:p>
          </table:table-cell>
          <table:table-cell table:formula="of:=[.A1076]/1000/(60*60*24)" office:value-type="time" office:time-value="PT04H46M22.7S" calcext:value-type="time">
            <text:p>04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87.78" calcext:value-type="float">
            <text:p>587.78</text:p>
          </table:table-cell>
          <table:table-cell office:value-type="float" office:value="720.37" calcext:value-type="float">
            <text:p>720.37</text:p>
          </table:table-cell>
        </table:table-row>
        <table:table-row table:style-name="ro1">
          <table:table-cell office:value-type="float" office:value="17198700" calcext:value-type="float">
            <text:p>17198700</text:p>
          </table:table-cell>
          <table:table-cell table:formula="of:=[.A1077]/1000/(60*60*24)" office:value-type="time" office:time-value="PT04H46M38.7S" calcext:value-type="time">
            <text:p>04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88.31" calcext:value-type="float">
            <text:p>588.31</text:p>
          </table:table-cell>
          <table:table-cell office:value-type="float" office:value="721.01" calcext:value-type="float">
            <text:p>721.01</text:p>
          </table:table-cell>
        </table:table-row>
        <table:table-row table:style-name="ro1">
          <table:table-cell office:value-type="float" office:value="17214700" calcext:value-type="float">
            <text:p>17214700</text:p>
          </table:table-cell>
          <table:table-cell table:formula="of:=[.A1078]/1000/(60*60*24)" office:value-type="time" office:time-value="PT04H46M54.7S" calcext:value-type="time">
            <text:p>04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88.85" calcext:value-type="float">
            <text:p>588.85</text:p>
          </table:table-cell>
          <table:table-cell office:value-type="float" office:value="721.65" calcext:value-type="float">
            <text:p>721.65</text:p>
          </table:table-cell>
        </table:table-row>
        <table:table-row table:style-name="ro1">
          <table:table-cell office:value-type="float" office:value="17230700" calcext:value-type="float">
            <text:p>17230700</text:p>
          </table:table-cell>
          <table:table-cell table:formula="of:=[.A1079]/1000/(60*60*24)" office:value-type="time" office:time-value="PT04H47M10.7S" calcext:value-type="time">
            <text:p>04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9.39" calcext:value-type="float">
            <text:p>589.39</text:p>
          </table:table-cell>
          <table:table-cell office:value-type="float" office:value="722.29" calcext:value-type="float">
            <text:p>722.29</text:p>
          </table:table-cell>
        </table:table-row>
        <table:table-row table:style-name="ro1">
          <table:table-cell office:value-type="float" office:value="17246700" calcext:value-type="float">
            <text:p>17246700</text:p>
          </table:table-cell>
          <table:table-cell table:formula="of:=[.A1080]/1000/(60*60*24)" office:value-type="time" office:time-value="PT04H47M26.7S" calcext:value-type="time">
            <text:p>04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722.93" calcext:value-type="float">
            <text:p>722.93</text:p>
          </table:table-cell>
        </table:table-row>
        <table:table-row table:style-name="ro1">
          <table:table-cell office:value-type="float" office:value="17262700" calcext:value-type="float">
            <text:p>17262700</text:p>
          </table:table-cell>
          <table:table-cell table:formula="of:=[.A1081]/1000/(60*60*24)" office:value-type="time" office:time-value="PT04H47M42.7S" calcext:value-type="time">
            <text:p>04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0.46" calcext:value-type="float">
            <text:p>590.46</text:p>
          </table:table-cell>
          <table:table-cell office:value-type="float" office:value="723.57" calcext:value-type="float">
            <text:p>723.57</text:p>
          </table:table-cell>
        </table:table-row>
        <table:table-row table:style-name="ro1">
          <table:table-cell office:value-type="float" office:value="17278700" calcext:value-type="float">
            <text:p>17278700</text:p>
          </table:table-cell>
          <table:table-cell table:formula="of:=[.A1082]/1000/(60*60*24)" office:value-type="time" office:time-value="PT04H47M58.7S" calcext:value-type="time">
            <text:p>04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0.99" calcext:value-type="float">
            <text:p>590.99</text:p>
          </table:table-cell>
          <table:table-cell office:value-type="float" office:value="724.21" calcext:value-type="float">
            <text:p>724.21</text:p>
          </table:table-cell>
        </table:table-row>
        <table:table-row table:style-name="ro1">
          <table:table-cell office:value-type="float" office:value="17294700" calcext:value-type="float">
            <text:p>17294700</text:p>
          </table:table-cell>
          <table:table-cell table:formula="of:=[.A1083]/1000/(60*60*24)" office:value-type="time" office:time-value="PT04H48M14.7S" calcext:value-type="time">
            <text:p>04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1.53" calcext:value-type="float">
            <text:p>591.53</text:p>
          </table:table-cell>
          <table:table-cell office:value-type="float" office:value="724.85" calcext:value-type="float">
            <text:p>724.85</text:p>
          </table:table-cell>
        </table:table-row>
        <table:table-row table:style-name="ro1">
          <table:table-cell office:value-type="float" office:value="17310700" calcext:value-type="float">
            <text:p>17310700</text:p>
          </table:table-cell>
          <table:table-cell table:formula="of:=[.A1084]/1000/(60*60*24)" office:value-type="time" office:time-value="PT04H48M30.7S" calcext:value-type="time">
            <text:p>04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2.06" calcext:value-type="float">
            <text:p>592.06</text:p>
          </table:table-cell>
          <table:table-cell office:value-type="float" office:value="725.49" calcext:value-type="float">
            <text:p>725.49</text:p>
          </table:table-cell>
        </table:table-row>
        <table:table-row table:style-name="ro1">
          <table:table-cell office:value-type="float" office:value="17326700" calcext:value-type="float">
            <text:p>17326700</text:p>
          </table:table-cell>
          <table:table-cell table:formula="of:=[.A1085]/1000/(60*60*24)" office:value-type="time" office:time-value="PT04H48M46.7S" calcext:value-type="time">
            <text:p>04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2.6" calcext:value-type="float">
            <text:p>592.6</text:p>
          </table:table-cell>
          <table:table-cell office:value-type="float" office:value="726.13" calcext:value-type="float">
            <text:p>726.13</text:p>
          </table:table-cell>
        </table:table-row>
        <table:table-row table:style-name="ro1">
          <table:table-cell office:value-type="float" office:value="17342700" calcext:value-type="float">
            <text:p>17342700</text:p>
          </table:table-cell>
          <table:table-cell table:formula="of:=[.A1086]/1000/(60*60*24)" office:value-type="time" office:time-value="PT04H49M02.7S" calcext:value-type="time">
            <text:p>04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93.13" calcext:value-type="float">
            <text:p>593.13</text:p>
          </table:table-cell>
          <table:table-cell office:value-type="float" office:value="726.77" calcext:value-type="float">
            <text:p>726.77</text:p>
          </table:table-cell>
        </table:table-row>
        <table:table-row table:style-name="ro1">
          <table:table-cell office:value-type="float" office:value="17358700" calcext:value-type="float">
            <text:p>17358700</text:p>
          </table:table-cell>
          <table:table-cell table:formula="of:=[.A1087]/1000/(60*60*24)" office:value-type="time" office:time-value="PT04H49M18.7S" calcext:value-type="time">
            <text:p>04:4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3.67" calcext:value-type="float">
            <text:p>593.67</text:p>
          </table:table-cell>
          <table:table-cell office:value-type="float" office:value="727.41" calcext:value-type="float">
            <text:p>727.41</text:p>
          </table:table-cell>
        </table:table-row>
        <table:table-row table:style-name="ro1">
          <table:table-cell office:value-type="float" office:value="17374700" calcext:value-type="float">
            <text:p>17374700</text:p>
          </table:table-cell>
          <table:table-cell table:formula="of:=[.A1088]/1000/(60*60*24)" office:value-type="time" office:time-value="PT04H49M34.7S" calcext:value-type="time">
            <text:p>04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4.2" calcext:value-type="float">
            <text:p>594.2</text:p>
          </table:table-cell>
          <table:table-cell office:value-type="float" office:value="728.05" calcext:value-type="float">
            <text:p>728.05</text:p>
          </table:table-cell>
        </table:table-row>
        <table:table-row table:style-name="ro1">
          <table:table-cell office:value-type="float" office:value="17390700" calcext:value-type="float">
            <text:p>17390700</text:p>
          </table:table-cell>
          <table:table-cell table:formula="of:=[.A1089]/1000/(60*60*24)" office:value-type="time" office:time-value="PT04H49M50.7S" calcext:value-type="time">
            <text:p>04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4.74" calcext:value-type="float">
            <text:p>594.74</text:p>
          </table:table-cell>
          <table:table-cell office:value-type="float" office:value="728.69" calcext:value-type="float">
            <text:p>728.69</text:p>
          </table:table-cell>
        </table:table-row>
        <table:table-row table:style-name="ro1">
          <table:table-cell office:value-type="float" office:value="17406700" calcext:value-type="float">
            <text:p>17406700</text:p>
          </table:table-cell>
          <table:table-cell table:formula="of:=[.A1090]/1000/(60*60*24)" office:value-type="time" office:time-value="PT04H50M06.7S" calcext:value-type="time">
            <text:p>04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5.27" calcext:value-type="float">
            <text:p>595.27</text:p>
          </table:table-cell>
          <table:table-cell office:value-type="float" office:value="729.33" calcext:value-type="float">
            <text:p>729.33</text:p>
          </table:table-cell>
        </table:table-row>
        <table:table-row table:style-name="ro1">
          <table:table-cell office:value-type="float" office:value="17422700" calcext:value-type="float">
            <text:p>17422700</text:p>
          </table:table-cell>
          <table:table-cell table:formula="of:=[.A1091]/1000/(60*60*24)" office:value-type="time" office:time-value="PT04H50M22.7S" calcext:value-type="time">
            <text:p>04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95.81" calcext:value-type="float">
            <text:p>595.81</text:p>
          </table:table-cell>
          <table:table-cell office:value-type="float" office:value="729.97" calcext:value-type="float">
            <text:p>729.97</text:p>
          </table:table-cell>
        </table:table-row>
        <table:table-row table:style-name="ro1">
          <table:table-cell office:value-type="float" office:value="17438700" calcext:value-type="float">
            <text:p>17438700</text:p>
          </table:table-cell>
          <table:table-cell table:formula="of:=[.A1092]/1000/(60*60*24)" office:value-type="time" office:time-value="PT04H50M38.7S" calcext:value-type="time">
            <text:p>04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6.34" calcext:value-type="float">
            <text:p>596.34</text:p>
          </table:table-cell>
          <table:table-cell office:value-type="float" office:value="730.61" calcext:value-type="float">
            <text:p>730.61</text:p>
          </table:table-cell>
        </table:table-row>
        <table:table-row table:style-name="ro1">
          <table:table-cell office:value-type="float" office:value="17454700" calcext:value-type="float">
            <text:p>17454700</text:p>
          </table:table-cell>
          <table:table-cell table:formula="of:=[.A1093]/1000/(60*60*24)" office:value-type="time" office:time-value="PT04H50M54.7S" calcext:value-type="time">
            <text:p>04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6.88" calcext:value-type="float">
            <text:p>596.88</text:p>
          </table:table-cell>
          <table:table-cell office:value-type="float" office:value="731.25" calcext:value-type="float">
            <text:p>731.25</text:p>
          </table:table-cell>
        </table:table-row>
        <table:table-row table:style-name="ro1">
          <table:table-cell office:value-type="float" office:value="17470700" calcext:value-type="float">
            <text:p>17470700</text:p>
          </table:table-cell>
          <table:table-cell table:formula="of:=[.A1094]/1000/(60*60*24)" office:value-type="time" office:time-value="PT04H51M10.7S" calcext:value-type="time">
            <text:p>04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4" calcext:value-type="float">
            <text:p>143.4</text:p>
          </table:table-cell>
          <table:table-cell office:value-type="float" office:value="597.41" calcext:value-type="float">
            <text:p>597.41</text:p>
          </table:table-cell>
          <table:table-cell office:value-type="float" office:value="731.89" calcext:value-type="float">
            <text:p>731.89</text:p>
          </table:table-cell>
        </table:table-row>
        <table:table-row table:style-name="ro1">
          <table:table-cell office:value-type="float" office:value="17486700" calcext:value-type="float">
            <text:p>17486700</text:p>
          </table:table-cell>
          <table:table-cell table:formula="of:=[.A1095]/1000/(60*60*24)" office:value-type="time" office:time-value="PT04H51M26.7S" calcext:value-type="time">
            <text:p>04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7.95" calcext:value-type="float">
            <text:p>597.95</text:p>
          </table:table-cell>
          <table:table-cell office:value-type="float" office:value="732.53" calcext:value-type="float">
            <text:p>732.53</text:p>
          </table:table-cell>
        </table:table-row>
        <table:table-row table:style-name="ro1">
          <table:table-cell office:value-type="float" office:value="17502700" calcext:value-type="float">
            <text:p>17502700</text:p>
          </table:table-cell>
          <table:table-cell table:formula="of:=[.A1096]/1000/(60*60*24)" office:value-type="time" office:time-value="PT04H51M42.7S" calcext:value-type="time">
            <text:p>04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8.48" calcext:value-type="float">
            <text:p>598.48</text:p>
          </table:table-cell>
          <table:table-cell office:value-type="float" office:value="733.17" calcext:value-type="float">
            <text:p>733.17</text:p>
          </table:table-cell>
        </table:table-row>
        <table:table-row table:style-name="ro1">
          <table:table-cell office:value-type="float" office:value="17518700" calcext:value-type="float">
            <text:p>17518700</text:p>
          </table:table-cell>
          <table:table-cell table:formula="of:=[.A1097]/1000/(60*60*24)" office:value-type="time" office:time-value="PT04H51M58.7S" calcext:value-type="time">
            <text:p>04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9.02" calcext:value-type="float">
            <text:p>599.02</text:p>
          </table:table-cell>
          <table:table-cell office:value-type="float" office:value="733.81" calcext:value-type="float">
            <text:p>733.81</text:p>
          </table:table-cell>
        </table:table-row>
        <table:table-row table:style-name="ro1">
          <table:table-cell office:value-type="float" office:value="17534700" calcext:value-type="float">
            <text:p>17534700</text:p>
          </table:table-cell>
          <table:table-cell table:formula="of:=[.A1098]/1000/(60*60*24)" office:value-type="time" office:time-value="PT04H52M14.7S" calcext:value-type="time">
            <text:p>04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99.55" calcext:value-type="float">
            <text:p>599.55</text:p>
          </table:table-cell>
          <table:table-cell office:value-type="float" office:value="734.45" calcext:value-type="float">
            <text:p>734.45</text:p>
          </table:table-cell>
        </table:table-row>
        <table:table-row table:style-name="ro1">
          <table:table-cell office:value-type="float" office:value="17550700" calcext:value-type="float">
            <text:p>17550700</text:p>
          </table:table-cell>
          <table:table-cell table:formula="of:=[.A1099]/1000/(60*60*24)" office:value-type="time" office:time-value="PT04H52M30.7S" calcext:value-type="time">
            <text:p>04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0.08" calcext:value-type="float">
            <text:p>600.08</text:p>
          </table:table-cell>
          <table:table-cell office:value-type="float" office:value="735.09" calcext:value-type="float">
            <text:p>735.09</text:p>
          </table:table-cell>
        </table:table-row>
        <table:table-row table:style-name="ro1">
          <table:table-cell office:value-type="float" office:value="17566700" calcext:value-type="float">
            <text:p>17566700</text:p>
          </table:table-cell>
          <table:table-cell table:formula="of:=[.A1100]/1000/(60*60*24)" office:value-type="time" office:time-value="PT04H52M46.7S" calcext:value-type="time">
            <text:p>04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0.62" calcext:value-type="float">
            <text:p>600.62</text:p>
          </table:table-cell>
          <table:table-cell office:value-type="float" office:value="735.73" calcext:value-type="float">
            <text:p>735.73</text:p>
          </table:table-cell>
        </table:table-row>
        <table:table-row table:style-name="ro1">
          <table:table-cell office:value-type="float" office:value="17582700" calcext:value-type="float">
            <text:p>17582700</text:p>
          </table:table-cell>
          <table:table-cell table:formula="of:=[.A1101]/1000/(60*60*24)" office:value-type="time" office:time-value="PT04H53M02.7S" calcext:value-type="time">
            <text:p>04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1.15" calcext:value-type="float">
            <text:p>601.15</text:p>
          </table:table-cell>
          <table:table-cell office:value-type="float" office:value="736.37" calcext:value-type="float">
            <text:p>736.37</text:p>
          </table:table-cell>
        </table:table-row>
        <table:table-row table:style-name="ro1">
          <table:table-cell office:value-type="float" office:value="17598700" calcext:value-type="float">
            <text:p>17598700</text:p>
          </table:table-cell>
          <table:table-cell table:formula="of:=[.A1102]/1000/(60*60*24)" office:value-type="time" office:time-value="PT04H53M18.7S" calcext:value-type="time">
            <text:p>04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1.69" calcext:value-type="float">
            <text:p>601.69</text:p>
          </table:table-cell>
          <table:table-cell office:value-type="float" office:value="737.01" calcext:value-type="float">
            <text:p>737.01</text:p>
          </table:table-cell>
        </table:table-row>
        <table:table-row table:style-name="ro1">
          <table:table-cell office:value-type="float" office:value="17614700" calcext:value-type="float">
            <text:p>17614700</text:p>
          </table:table-cell>
          <table:table-cell table:formula="of:=[.A1103]/1000/(60*60*24)" office:value-type="time" office:time-value="PT04H53M34.7S" calcext:value-type="time">
            <text:p>04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2.22" calcext:value-type="float">
            <text:p>602.22</text:p>
          </table:table-cell>
          <table:table-cell office:value-type="float" office:value="737.65" calcext:value-type="float">
            <text:p>737.65</text:p>
          </table:table-cell>
        </table:table-row>
        <table:table-row table:style-name="ro1">
          <table:table-cell office:value-type="float" office:value="17630700" calcext:value-type="float">
            <text:p>17630700</text:p>
          </table:table-cell>
          <table:table-cell table:formula="of:=[.A1104]/1000/(60*60*24)" office:value-type="time" office:time-value="PT04H53M50.7S" calcext:value-type="time">
            <text:p>04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2.76" calcext:value-type="float">
            <text:p>602.76</text:p>
          </table:table-cell>
          <table:table-cell office:value-type="float" office:value="738.29" calcext:value-type="float">
            <text:p>738.29</text:p>
          </table:table-cell>
        </table:table-row>
        <table:table-row table:style-name="ro1">
          <table:table-cell office:value-type="float" office:value="17646700" calcext:value-type="float">
            <text:p>17646700</text:p>
          </table:table-cell>
          <table:table-cell table:formula="of:=[.A1105]/1000/(60*60*24)" office:value-type="time" office:time-value="PT04H54M06.7S" calcext:value-type="time">
            <text:p>04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3.29" calcext:value-type="float">
            <text:p>603.29</text:p>
          </table:table-cell>
          <table:table-cell office:value-type="float" office:value="738.93" calcext:value-type="float">
            <text:p>738.93</text:p>
          </table:table-cell>
        </table:table-row>
        <table:table-row table:style-name="ro1">
          <table:table-cell office:value-type="float" office:value="17662700" calcext:value-type="float">
            <text:p>17662700</text:p>
          </table:table-cell>
          <table:table-cell table:formula="of:=[.A1106]/1000/(60*60*24)" office:value-type="time" office:time-value="PT04H54M22.7S" calcext:value-type="time">
            <text:p>04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3.82" calcext:value-type="float">
            <text:p>603.82</text:p>
          </table:table-cell>
          <table:table-cell office:value-type="float" office:value="739.57" calcext:value-type="float">
            <text:p>739.57</text:p>
          </table:table-cell>
        </table:table-row>
        <table:table-row table:style-name="ro1">
          <table:table-cell office:value-type="float" office:value="17678698" calcext:value-type="float">
            <text:p>17678698</text:p>
          </table:table-cell>
          <table:table-cell table:formula="of:=[.A1107]/1000/(60*60*24)" office:value-type="time" office:time-value="PT04H54M38.698S" calcext:value-type="time">
            <text:p>04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4.36" calcext:value-type="float">
            <text:p>604.36</text:p>
          </table:table-cell>
          <table:table-cell office:value-type="float" office:value="740.21" calcext:value-type="float">
            <text:p>740.21</text:p>
          </table:table-cell>
        </table:table-row>
        <table:table-row table:style-name="ro1">
          <table:table-cell office:value-type="float" office:value="17694700" calcext:value-type="float">
            <text:p>17694700</text:p>
          </table:table-cell>
          <table:table-cell table:formula="of:=[.A1108]/1000/(60*60*24)" office:value-type="time" office:time-value="PT04H54M54.7S" calcext:value-type="time">
            <text:p>04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4.89" calcext:value-type="float">
            <text:p>604.89</text:p>
          </table:table-cell>
          <table:table-cell office:value-type="float" office:value="740.85" calcext:value-type="float">
            <text:p>740.85</text:p>
          </table:table-cell>
        </table:table-row>
        <table:table-row table:style-name="ro1">
          <table:table-cell office:value-type="float" office:value="17710700" calcext:value-type="float">
            <text:p>17710700</text:p>
          </table:table-cell>
          <table:table-cell table:formula="of:=[.A1109]/1000/(60*60*24)" office:value-type="time" office:time-value="PT04H55M10.7S" calcext:value-type="time">
            <text:p>04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5.43" calcext:value-type="float">
            <text:p>605.43</text:p>
          </table:table-cell>
          <table:table-cell office:value-type="float" office:value="741.49" calcext:value-type="float">
            <text:p>741.49</text:p>
          </table:table-cell>
        </table:table-row>
        <table:table-row table:style-name="ro1">
          <table:table-cell office:value-type="float" office:value="17726700" calcext:value-type="float">
            <text:p>17726700</text:p>
          </table:table-cell>
          <table:table-cell table:formula="of:=[.A1110]/1000/(60*60*24)" office:value-type="time" office:time-value="PT04H55M26.7S" calcext:value-type="time">
            <text:p>04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5.96" calcext:value-type="float">
            <text:p>605.96</text:p>
          </table:table-cell>
          <table:table-cell office:value-type="float" office:value="742.13" calcext:value-type="float">
            <text:p>742.13</text:p>
          </table:table-cell>
        </table:table-row>
        <table:table-row table:style-name="ro1">
          <table:table-cell office:value-type="float" office:value="17742700" calcext:value-type="float">
            <text:p>17742700</text:p>
          </table:table-cell>
          <table:table-cell table:formula="of:=[.A1111]/1000/(60*60*24)" office:value-type="time" office:time-value="PT04H55M42.7S" calcext:value-type="time">
            <text:p>04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6.5" calcext:value-type="float">
            <text:p>606.5</text:p>
          </table:table-cell>
          <table:table-cell office:value-type="float" office:value="742.76" calcext:value-type="float">
            <text:p>742.76</text:p>
          </table:table-cell>
        </table:table-row>
        <table:table-row table:style-name="ro1">
          <table:table-cell office:value-type="float" office:value="17758700" calcext:value-type="float">
            <text:p>17758700</text:p>
          </table:table-cell>
          <table:table-cell table:formula="of:=[.A1112]/1000/(60*60*24)" office:value-type="time" office:time-value="PT04H55M58.7S" calcext:value-type="time">
            <text:p>04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4" calcext:value-type="float">
            <text:p>143.4</text:p>
          </table:table-cell>
          <table:table-cell office:value-type="float" office:value="607.03" calcext:value-type="float">
            <text:p>607.03</text:p>
          </table:table-cell>
          <table:table-cell office:value-type="float" office:value="743.4" calcext:value-type="float">
            <text:p>743.4</text:p>
          </table:table-cell>
        </table:table-row>
        <table:table-row table:style-name="ro1">
          <table:table-cell office:value-type="float" office:value="17774700" calcext:value-type="float">
            <text:p>17774700</text:p>
          </table:table-cell>
          <table:table-cell table:formula="of:=[.A1113]/1000/(60*60*24)" office:value-type="time" office:time-value="PT04H56M14.7S" calcext:value-type="time">
            <text:p>04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07.56" calcext:value-type="float">
            <text:p>607.56</text:p>
          </table:table-cell>
          <table:table-cell office:value-type="float" office:value="744.04" calcext:value-type="float">
            <text:p>744.04</text:p>
          </table:table-cell>
        </table:table-row>
        <table:table-row table:style-name="ro1">
          <table:table-cell office:value-type="float" office:value="17790700" calcext:value-type="float">
            <text:p>17790700</text:p>
          </table:table-cell>
          <table:table-cell table:formula="of:=[.A1114]/1000/(60*60*24)" office:value-type="time" office:time-value="PT04H56M30.7S" calcext:value-type="time">
            <text:p>04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08.1" calcext:value-type="float">
            <text:p>608.1</text:p>
          </table:table-cell>
          <table:table-cell office:value-type="float" office:value="744.68" calcext:value-type="float">
            <text:p>744.68</text:p>
          </table:table-cell>
        </table:table-row>
        <table:table-row table:style-name="ro1">
          <table:table-cell office:value-type="float" office:value="17806700" calcext:value-type="float">
            <text:p>17806700</text:p>
          </table:table-cell>
          <table:table-cell table:formula="of:=[.A1115]/1000/(60*60*24)" office:value-type="time" office:time-value="PT04H56M46.7S" calcext:value-type="time">
            <text:p>04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08.63" calcext:value-type="float">
            <text:p>608.63</text:p>
          </table:table-cell>
          <table:table-cell office:value-type="float" office:value="745.32" calcext:value-type="float">
            <text:p>745.32</text:p>
          </table:table-cell>
        </table:table-row>
        <table:table-row table:style-name="ro1">
          <table:table-cell office:value-type="float" office:value="17822700" calcext:value-type="float">
            <text:p>17822700</text:p>
          </table:table-cell>
          <table:table-cell table:formula="of:=[.A1116]/1000/(60*60*24)" office:value-type="time" office:time-value="PT04H57M02.7S" calcext:value-type="time">
            <text:p>04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09.17" calcext:value-type="float">
            <text:p>609.17</text:p>
          </table:table-cell>
          <table:table-cell office:value-type="float" office:value="745.96" calcext:value-type="float">
            <text:p>745.96</text:p>
          </table:table-cell>
        </table:table-row>
        <table:table-row table:style-name="ro1">
          <table:table-cell office:value-type="float" office:value="17838700" calcext:value-type="float">
            <text:p>17838700</text:p>
          </table:table-cell>
          <table:table-cell table:formula="of:=[.A1117]/1000/(60*60*24)" office:value-type="time" office:time-value="PT04H57M18.7S" calcext:value-type="time">
            <text:p>04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09.7" calcext:value-type="float">
            <text:p>609.7</text:p>
          </table:table-cell>
          <table:table-cell office:value-type="float" office:value="746.6" calcext:value-type="float">
            <text:p>746.6</text:p>
          </table:table-cell>
        </table:table-row>
        <table:table-row table:style-name="ro1">
          <table:table-cell office:value-type="float" office:value="17854700" calcext:value-type="float">
            <text:p>17854700</text:p>
          </table:table-cell>
          <table:table-cell table:formula="of:=[.A1118]/1000/(60*60*24)" office:value-type="time" office:time-value="PT04H57M34.7S" calcext:value-type="time">
            <text:p>04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0.24" calcext:value-type="float">
            <text:p>610.24</text:p>
          </table:table-cell>
          <table:table-cell office:value-type="float" office:value="747.24" calcext:value-type="float">
            <text:p>747.24</text:p>
          </table:table-cell>
        </table:table-row>
        <table:table-row table:style-name="ro1">
          <table:table-cell office:value-type="float" office:value="17870700" calcext:value-type="float">
            <text:p>17870700</text:p>
          </table:table-cell>
          <table:table-cell table:formula="of:=[.A1119]/1000/(60*60*24)" office:value-type="time" office:time-value="PT04H57M50.7S" calcext:value-type="time">
            <text:p>04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0.77" calcext:value-type="float">
            <text:p>610.77</text:p>
          </table:table-cell>
          <table:table-cell office:value-type="float" office:value="747.87" calcext:value-type="float">
            <text:p>747.87</text:p>
          </table:table-cell>
        </table:table-row>
        <table:table-row table:style-name="ro1">
          <table:table-cell office:value-type="float" office:value="17886700" calcext:value-type="float">
            <text:p>17886700</text:p>
          </table:table-cell>
          <table:table-cell table:formula="of:=[.A1120]/1000/(60*60*24)" office:value-type="time" office:time-value="PT04H58M06.7S" calcext:value-type="time">
            <text:p>04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1.3" calcext:value-type="float">
            <text:p>611.3</text:p>
          </table:table-cell>
          <table:table-cell office:value-type="float" office:value="748.51" calcext:value-type="float">
            <text:p>748.51</text:p>
          </table:table-cell>
        </table:table-row>
        <table:table-row table:style-name="ro1">
          <table:table-cell office:value-type="float" office:value="17902700" calcext:value-type="float">
            <text:p>17902700</text:p>
          </table:table-cell>
          <table:table-cell table:formula="of:=[.A1121]/1000/(60*60*24)" office:value-type="time" office:time-value="PT04H58M22.7S" calcext:value-type="time">
            <text:p>04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1.84" calcext:value-type="float">
            <text:p>611.84</text:p>
          </table:table-cell>
          <table:table-cell office:value-type="float" office:value="749.15" calcext:value-type="float">
            <text:p>749.15</text:p>
          </table:table-cell>
        </table:table-row>
        <table:table-row table:style-name="ro1">
          <table:table-cell office:value-type="float" office:value="17918700" calcext:value-type="float">
            <text:p>17918700</text:p>
          </table:table-cell>
          <table:table-cell table:formula="of:=[.A1122]/1000/(60*60*24)" office:value-type="time" office:time-value="PT04H58M38.7S" calcext:value-type="time">
            <text:p>04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2.37" calcext:value-type="float">
            <text:p>612.37</text:p>
          </table:table-cell>
          <table:table-cell office:value-type="float" office:value="749.79" calcext:value-type="float">
            <text:p>749.79</text:p>
          </table:table-cell>
        </table:table-row>
        <table:table-row table:style-name="ro1">
          <table:table-cell office:value-type="float" office:value="17934700" calcext:value-type="float">
            <text:p>17934700</text:p>
          </table:table-cell>
          <table:table-cell table:formula="of:=[.A1123]/1000/(60*60*24)" office:value-type="time" office:time-value="PT04H58M54.7S" calcext:value-type="time">
            <text:p>04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612.91" calcext:value-type="float">
            <text:p>612.91</text:p>
          </table:table-cell>
          <table:table-cell office:value-type="float" office:value="750.43" calcext:value-type="float">
            <text:p>750.43</text:p>
          </table:table-cell>
        </table:table-row>
        <table:table-row table:style-name="ro1">
          <table:table-cell office:value-type="float" office:value="17950700" calcext:value-type="float">
            <text:p>17950700</text:p>
          </table:table-cell>
          <table:table-cell table:formula="of:=[.A1124]/1000/(60*60*24)" office:value-type="time" office:time-value="PT04H59M10.7S" calcext:value-type="time">
            <text:p>04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13.44" calcext:value-type="float">
            <text:p>613.44</text:p>
          </table:table-cell>
          <table:table-cell office:value-type="float" office:value="751.07" calcext:value-type="float">
            <text:p>751.07</text:p>
          </table:table-cell>
        </table:table-row>
        <table:table-row table:style-name="ro1">
          <table:table-cell office:value-type="float" office:value="17966700" calcext:value-type="float">
            <text:p>17966700</text:p>
          </table:table-cell>
          <table:table-cell table:formula="of:=[.A1125]/1000/(60*60*24)" office:value-type="time" office:time-value="PT04H59M26.7S" calcext:value-type="time">
            <text:p>04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613.97" calcext:value-type="float">
            <text:p>613.97</text:p>
          </table:table-cell>
          <table:table-cell office:value-type="float" office:value="751.7" calcext:value-type="float">
            <text:p>751.7</text:p>
          </table:table-cell>
        </table:table-row>
        <table:table-row table:style-name="ro1">
          <table:table-cell office:value-type="float" office:value="17982700" calcext:value-type="float">
            <text:p>17982700</text:p>
          </table:table-cell>
          <table:table-cell table:formula="of:=[.A1126]/1000/(60*60*24)" office:value-type="time" office:time-value="PT04H59M42.7S" calcext:value-type="time">
            <text:p>04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614.51" calcext:value-type="float">
            <text:p>614.51</text:p>
          </table:table-cell>
          <table:table-cell office:value-type="float" office:value="752.34" calcext:value-type="float">
            <text:p>752.34</text:p>
          </table:table-cell>
        </table:table-row>
        <table:table-row table:style-name="ro1">
          <table:table-cell office:value-type="float" office:value="17998700" calcext:value-type="float">
            <text:p>17998700</text:p>
          </table:table-cell>
          <table:table-cell table:formula="of:=[.A1127]/1000/(60*60*24)" office:value-type="time" office:time-value="PT04H59M58.7S" calcext:value-type="time">
            <text:p>04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615.04" calcext:value-type="float">
            <text:p>615.04</text:p>
          </table:table-cell>
          <table:table-cell office:value-type="float" office:value="752.98" calcext:value-type="float">
            <text:p>752.98</text:p>
          </table:table-cell>
        </table:table-row>
        <table:table-row table:style-name="ro1">
          <table:table-cell office:value-type="float" office:value="18014700" calcext:value-type="float">
            <text:p>18014700</text:p>
          </table:table-cell>
          <table:table-cell table:formula="of:=[.A1128]/1000/(60*60*24)" office:value-type="time" office:time-value="PT05H00M14.7S" calcext:value-type="time">
            <text:p>05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15.58" calcext:value-type="float">
            <text:p>615.58</text:p>
          </table:table-cell>
          <table:table-cell office:value-type="float" office:value="753.62" calcext:value-type="float">
            <text:p>753.62</text:p>
          </table:table-cell>
        </table:table-row>
        <table:table-row table:style-name="ro1">
          <table:table-cell office:value-type="float" office:value="18030700" calcext:value-type="float">
            <text:p>18030700</text:p>
          </table:table-cell>
          <table:table-cell table:formula="of:=[.A1129]/1000/(60*60*24)" office:value-type="time" office:time-value="PT05H00M30.7S" calcext:value-type="time">
            <text:p>05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616.11" calcext:value-type="float">
            <text:p>616.11</text:p>
          </table:table-cell>
          <table:table-cell office:value-type="float" office:value="754.26" calcext:value-type="float">
            <text:p>754.26</text:p>
          </table:table-cell>
        </table:table-row>
        <table:table-row table:style-name="ro1">
          <table:table-cell office:value-type="float" office:value="18046700" calcext:value-type="float">
            <text:p>18046700</text:p>
          </table:table-cell>
          <table:table-cell table:formula="of:=[.A1130]/1000/(60*60*24)" office:value-type="time" office:time-value="PT05H00M46.7S" calcext:value-type="time">
            <text:p>05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616.65" calcext:value-type="float">
            <text:p>616.65</text:p>
          </table:table-cell>
          <table:table-cell office:value-type="float" office:value="754.89" calcext:value-type="float">
            <text:p>754.89</text:p>
          </table:table-cell>
        </table:table-row>
        <table:table-row table:style-name="ro1">
          <table:table-cell office:value-type="float" office:value="18062700" calcext:value-type="float">
            <text:p>18062700</text:p>
          </table:table-cell>
          <table:table-cell table:formula="of:=[.A1131]/1000/(60*60*24)" office:value-type="time" office:time-value="PT05H01M02.7S" calcext:value-type="time">
            <text:p>05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17.18" calcext:value-type="float">
            <text:p>617.18</text:p>
          </table:table-cell>
          <table:table-cell office:value-type="float" office:value="755.53" calcext:value-type="float">
            <text:p>755.53</text:p>
          </table:table-cell>
        </table:table-row>
        <table:table-row table:style-name="ro1">
          <table:table-cell office:value-type="float" office:value="18078700" calcext:value-type="float">
            <text:p>18078700</text:p>
          </table:table-cell>
          <table:table-cell table:formula="of:=[.A1132]/1000/(60*60*24)" office:value-type="time" office:time-value="PT05H01M18.7S" calcext:value-type="time">
            <text:p>05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17.71" calcext:value-type="float">
            <text:p>617.71</text:p>
          </table:table-cell>
          <table:table-cell office:value-type="float" office:value="756.17" calcext:value-type="float">
            <text:p>756.17</text:p>
          </table:table-cell>
        </table:table-row>
        <table:table-row table:style-name="ro1">
          <table:table-cell office:value-type="float" office:value="18094698" calcext:value-type="float">
            <text:p>18094698</text:p>
          </table:table-cell>
          <table:table-cell table:formula="of:=[.A1133]/1000/(60*60*24)" office:value-type="time" office:time-value="PT05H01M34.698S" calcext:value-type="time">
            <text:p>05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618.25" calcext:value-type="float">
            <text:p>618.25</text:p>
          </table:table-cell>
          <table:table-cell office:value-type="float" office:value="756.81" calcext:value-type="float">
            <text:p>756.81</text:p>
          </table:table-cell>
        </table:table-row>
        <table:table-row table:style-name="ro1">
          <table:table-cell office:value-type="float" office:value="18110700" calcext:value-type="float">
            <text:p>18110700</text:p>
          </table:table-cell>
          <table:table-cell table:formula="of:=[.A1134]/1000/(60*60*24)" office:value-type="time" office:time-value="PT05H01M50.7S" calcext:value-type="time">
            <text:p>05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18.78" calcext:value-type="float">
            <text:p>618.78</text:p>
          </table:table-cell>
          <table:table-cell office:value-type="float" office:value="757.44" calcext:value-type="float">
            <text:p>757.44</text:p>
          </table:table-cell>
        </table:table-row>
        <table:table-row table:style-name="ro1">
          <table:table-cell office:value-type="float" office:value="18126700" calcext:value-type="float">
            <text:p>18126700</text:p>
          </table:table-cell>
          <table:table-cell table:formula="of:=[.A1135]/1000/(60*60*24)" office:value-type="time" office:time-value="PT05H02M06.7S" calcext:value-type="time">
            <text:p>05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19.32" calcext:value-type="float">
            <text:p>619.32</text:p>
          </table:table-cell>
          <table:table-cell office:value-type="float" office:value="758.08" calcext:value-type="float">
            <text:p>758.08</text:p>
          </table:table-cell>
        </table:table-row>
        <table:table-row table:style-name="ro1">
          <table:table-cell office:value-type="float" office:value="18142700" calcext:value-type="float">
            <text:p>18142700</text:p>
          </table:table-cell>
          <table:table-cell table:formula="of:=[.A1136]/1000/(60*60*24)" office:value-type="time" office:time-value="PT05H02M22.7S" calcext:value-type="time">
            <text:p>05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19.85" calcext:value-type="float">
            <text:p>619.85</text:p>
          </table:table-cell>
          <table:table-cell office:value-type="float" office:value="758.72" calcext:value-type="float">
            <text:p>758.72</text:p>
          </table:table-cell>
        </table:table-row>
        <table:table-row table:style-name="ro1">
          <table:table-cell office:value-type="float" office:value="18158700" calcext:value-type="float">
            <text:p>18158700</text:p>
          </table:table-cell>
          <table:table-cell table:formula="of:=[.A1137]/1000/(60*60*24)" office:value-type="time" office:time-value="PT05H02M38.7S" calcext:value-type="time">
            <text:p>05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0.38" calcext:value-type="float">
            <text:p>620.38</text:p>
          </table:table-cell>
          <table:table-cell office:value-type="float" office:value="759.36" calcext:value-type="float">
            <text:p>759.36</text:p>
          </table:table-cell>
        </table:table-row>
        <table:table-row table:style-name="ro1">
          <table:table-cell office:value-type="float" office:value="18174700" calcext:value-type="float">
            <text:p>18174700</text:p>
          </table:table-cell>
          <table:table-cell table:formula="of:=[.A1138]/1000/(60*60*24)" office:value-type="time" office:time-value="PT05H02M54.7S" calcext:value-type="time">
            <text:p>05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20.92" calcext:value-type="float">
            <text:p>620.92</text:p>
          </table:table-cell>
          <table:table-cell office:value-type="float" office:value="759.99" calcext:value-type="float">
            <text:p>759.99</text:p>
          </table:table-cell>
        </table:table-row>
        <table:table-row table:style-name="ro1">
          <table:table-cell office:value-type="float" office:value="18190700" calcext:value-type="float">
            <text:p>18190700</text:p>
          </table:table-cell>
          <table:table-cell table:formula="of:=[.A1139]/1000/(60*60*24)" office:value-type="time" office:time-value="PT05H03M10.7S" calcext:value-type="time">
            <text:p>05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1.45" calcext:value-type="float">
            <text:p>621.45</text:p>
          </table:table-cell>
          <table:table-cell office:value-type="float" office:value="760.63" calcext:value-type="float">
            <text:p>760.63</text:p>
          </table:table-cell>
        </table:table-row>
        <table:table-row table:style-name="ro1">
          <table:table-cell office:value-type="float" office:value="18206700" calcext:value-type="float">
            <text:p>18206700</text:p>
          </table:table-cell>
          <table:table-cell table:formula="of:=[.A1140]/1000/(60*60*24)" office:value-type="time" office:time-value="PT05H03M26.7S" calcext:value-type="time">
            <text:p>05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21.99" calcext:value-type="float">
            <text:p>621.99</text:p>
          </table:table-cell>
          <table:table-cell office:value-type="float" office:value="761.27" calcext:value-type="float">
            <text:p>761.27</text:p>
          </table:table-cell>
        </table:table-row>
        <table:table-row table:style-name="ro1">
          <table:table-cell office:value-type="float" office:value="18222700" calcext:value-type="float">
            <text:p>18222700</text:p>
          </table:table-cell>
          <table:table-cell table:formula="of:=[.A1141]/1000/(60*60*24)" office:value-type="time" office:time-value="PT05H03M42.7S" calcext:value-type="time">
            <text:p>05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2.52" calcext:value-type="float">
            <text:p>622.52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float" office:value="18238700" calcext:value-type="float">
            <text:p>18238700</text:p>
          </table:table-cell>
          <table:table-cell table:formula="of:=[.A1142]/1000/(60*60*24)" office:value-type="time" office:time-value="PT05H03M58.7S" calcext:value-type="time">
            <text:p>05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3.05" calcext:value-type="float">
            <text:p>623.05</text:p>
          </table:table-cell>
          <table:table-cell office:value-type="float" office:value="762.54" calcext:value-type="float">
            <text:p>762.54</text:p>
          </table:table-cell>
        </table:table-row>
        <table:table-row table:style-name="ro1">
          <table:table-cell office:value-type="float" office:value="18254700" calcext:value-type="float">
            <text:p>18254700</text:p>
          </table:table-cell>
          <table:table-cell table:formula="of:=[.A1143]/1000/(60*60*24)" office:value-type="time" office:time-value="PT05H04M14.7S" calcext:value-type="time">
            <text:p>05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3.59" calcext:value-type="float">
            <text:p>623.59</text:p>
          </table:table-cell>
          <table:table-cell office:value-type="float" office:value="763.18" calcext:value-type="float">
            <text:p>763.18</text:p>
          </table:table-cell>
        </table:table-row>
        <table:table-row table:style-name="ro1">
          <table:table-cell office:value-type="float" office:value="18270700" calcext:value-type="float">
            <text:p>18270700</text:p>
          </table:table-cell>
          <table:table-cell table:formula="of:=[.A1144]/1000/(60*60*24)" office:value-type="time" office:time-value="PT05H04M30.7S" calcext:value-type="time">
            <text:p>05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4.12" calcext:value-type="float">
            <text:p>624.12</text:p>
          </table:table-cell>
          <table:table-cell office:value-type="float" office:value="763.82" calcext:value-type="float">
            <text:p>763.82</text:p>
          </table:table-cell>
        </table:table-row>
        <table:table-row table:style-name="ro1">
          <table:table-cell office:value-type="float" office:value="18286700" calcext:value-type="float">
            <text:p>18286700</text:p>
          </table:table-cell>
          <table:table-cell table:formula="of:=[.A1145]/1000/(60*60*24)" office:value-type="time" office:time-value="PT05H04M46.7S" calcext:value-type="time">
            <text:p>05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4.66" calcext:value-type="float">
            <text:p>624.66</text:p>
          </table:table-cell>
          <table:table-cell office:value-type="float" office:value="764.45" calcext:value-type="float">
            <text:p>764.45</text:p>
          </table:table-cell>
        </table:table-row>
        <table:table-row table:style-name="ro1">
          <table:table-cell office:value-type="float" office:value="18302700" calcext:value-type="float">
            <text:p>18302700</text:p>
          </table:table-cell>
          <table:table-cell table:formula="of:=[.A1146]/1000/(60*60*24)" office:value-type="time" office:time-value="PT05H05M02.7S" calcext:value-type="time">
            <text:p>05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5.19" calcext:value-type="float">
            <text:p>625.19</text:p>
          </table:table-cell>
          <table:table-cell office:value-type="float" office:value="765.09" calcext:value-type="float">
            <text:p>765.09</text:p>
          </table:table-cell>
        </table:table-row>
        <table:table-row table:style-name="ro1">
          <table:table-cell office:value-type="float" office:value="18318700" calcext:value-type="float">
            <text:p>18318700</text:p>
          </table:table-cell>
          <table:table-cell table:formula="of:=[.A1147]/1000/(60*60*24)" office:value-type="time" office:time-value="PT05H05M18.7S" calcext:value-type="time">
            <text:p>05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5.72" calcext:value-type="float">
            <text:p>625.72</text:p>
          </table:table-cell>
          <table:table-cell office:value-type="float" office:value="765.73" calcext:value-type="float">
            <text:p>765.73</text:p>
          </table:table-cell>
        </table:table-row>
        <table:table-row table:style-name="ro1">
          <table:table-cell office:value-type="float" office:value="18334700" calcext:value-type="float">
            <text:p>18334700</text:p>
          </table:table-cell>
          <table:table-cell table:formula="of:=[.A1148]/1000/(60*60*24)" office:value-type="time" office:time-value="PT05H05M34.7S" calcext:value-type="time">
            <text:p>05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626.26" calcext:value-type="float">
            <text:p>626.26</text:p>
          </table:table-cell>
          <table:table-cell office:value-type="float" office:value="766.36" calcext:value-type="float">
            <text:p>766.36</text:p>
          </table:table-cell>
        </table:table-row>
        <table:table-row table:style-name="ro1">
          <table:table-cell office:value-type="float" office:value="18350700" calcext:value-type="float">
            <text:p>18350700</text:p>
          </table:table-cell>
          <table:table-cell table:formula="of:=[.A1149]/1000/(60*60*24)" office:value-type="time" office:time-value="PT05H05M50.7S" calcext:value-type="time">
            <text:p>05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26.79" calcext:value-type="float">
            <text:p>626.79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8366700" calcext:value-type="float">
            <text:p>18366700</text:p>
          </table:table-cell>
          <table:table-cell table:formula="of:=[.A1150]/1000/(60*60*24)" office:value-type="time" office:time-value="PT05H06M06.7S" calcext:value-type="time">
            <text:p>05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7.32" calcext:value-type="float">
            <text:p>627.32</text:p>
          </table:table-cell>
          <table:table-cell office:value-type="float" office:value="767.64" calcext:value-type="float">
            <text:p>767.64</text:p>
          </table:table-cell>
        </table:table-row>
        <table:table-row table:style-name="ro1">
          <table:table-cell office:value-type="float" office:value="18382698" calcext:value-type="float">
            <text:p>18382698</text:p>
          </table:table-cell>
          <table:table-cell table:formula="of:=[.A1151]/1000/(60*60*24)" office:value-type="time" office:time-value="PT05H06M22.698S" calcext:value-type="time">
            <text:p>05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627.86" calcext:value-type="float">
            <text:p>627.86</text:p>
          </table:table-cell>
          <table:table-cell office:value-type="float" office:value="768.27" calcext:value-type="float">
            <text:p>768.27</text:p>
          </table:table-cell>
        </table:table-row>
        <table:table-row table:style-name="ro1">
          <table:table-cell office:value-type="float" office:value="18398700" calcext:value-type="float">
            <text:p>18398700</text:p>
          </table:table-cell>
          <table:table-cell table:formula="of:=[.A1152]/1000/(60*60*24)" office:value-type="time" office:time-value="PT05H06M38.7S" calcext:value-type="time">
            <text:p>05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8.39" calcext:value-type="float">
            <text:p>628.39</text:p>
          </table:table-cell>
          <table:table-cell office:value-type="float" office:value="768.91" calcext:value-type="float">
            <text:p>768.91</text:p>
          </table:table-cell>
        </table:table-row>
        <table:table-row table:style-name="ro1">
          <table:table-cell office:value-type="float" office:value="18414700" calcext:value-type="float">
            <text:p>18414700</text:p>
          </table:table-cell>
          <table:table-cell table:formula="of:=[.A1153]/1000/(60*60*24)" office:value-type="time" office:time-value="PT05H06M54.7S" calcext:value-type="time">
            <text:p>05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8.93" calcext:value-type="float">
            <text:p>628.93</text:p>
          </table:table-cell>
          <table:table-cell office:value-type="float" office:value="769.54" calcext:value-type="float">
            <text:p>769.54</text:p>
          </table:table-cell>
        </table:table-row>
        <table:table-row table:style-name="ro1">
          <table:table-cell office:value-type="float" office:value="18430700" calcext:value-type="float">
            <text:p>18430700</text:p>
          </table:table-cell>
          <table:table-cell table:formula="of:=[.A1154]/1000/(60*60*24)" office:value-type="time" office:time-value="PT05H07M10.7S" calcext:value-type="time">
            <text:p>05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29.46" calcext:value-type="float">
            <text:p>629.46</text:p>
          </table:table-cell>
          <table:table-cell office:value-type="float" office:value="770.18" calcext:value-type="float">
            <text:p>770.18</text:p>
          </table:table-cell>
        </table:table-row>
        <table:table-row table:style-name="ro1">
          <table:table-cell office:value-type="float" office:value="18446700" calcext:value-type="float">
            <text:p>18446700</text:p>
          </table:table-cell>
          <table:table-cell table:formula="of:=[.A1155]/1000/(60*60*24)" office:value-type="time" office:time-value="PT05H07M26.7S" calcext:value-type="time">
            <text:p>05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29.99" calcext:value-type="float">
            <text:p>629.99</text:p>
          </table:table-cell>
          <table:table-cell office:value-type="float" office:value="770.82" calcext:value-type="float">
            <text:p>770.82</text:p>
          </table:table-cell>
        </table:table-row>
        <table:table-row table:style-name="ro1">
          <table:table-cell office:value-type="float" office:value="18462700" calcext:value-type="float">
            <text:p>18462700</text:p>
          </table:table-cell>
          <table:table-cell table:formula="of:=[.A1156]/1000/(60*60*24)" office:value-type="time" office:time-value="PT05H07M42.7S" calcext:value-type="time">
            <text:p>05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0.53" calcext:value-type="float">
            <text:p>630.53</text:p>
          </table:table-cell>
          <table:table-cell office:value-type="float" office:value="771.45" calcext:value-type="float">
            <text:p>771.45</text:p>
          </table:table-cell>
        </table:table-row>
        <table:table-row table:style-name="ro1">
          <table:table-cell office:value-type="float" office:value="18478700" calcext:value-type="float">
            <text:p>18478700</text:p>
          </table:table-cell>
          <table:table-cell table:formula="of:=[.A1157]/1000/(60*60*24)" office:value-type="time" office:time-value="PT05H07M58.7S" calcext:value-type="time">
            <text:p>05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31.06" calcext:value-type="float">
            <text:p>631.06</text:p>
          </table:table-cell>
          <table:table-cell office:value-type="float" office:value="772.09" calcext:value-type="float">
            <text:p>772.09</text:p>
          </table:table-cell>
        </table:table-row>
        <table:table-row table:style-name="ro1">
          <table:table-cell office:value-type="float" office:value="18494700" calcext:value-type="float">
            <text:p>18494700</text:p>
          </table:table-cell>
          <table:table-cell table:formula="of:=[.A1158]/1000/(60*60*24)" office:value-type="time" office:time-value="PT05H08M14.7S" calcext:value-type="time">
            <text:p>05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631.59" calcext:value-type="float">
            <text:p>631.59</text:p>
          </table:table-cell>
          <table:table-cell office:value-type="float" office:value="772.72" calcext:value-type="float">
            <text:p>772.72</text:p>
          </table:table-cell>
        </table:table-row>
        <table:table-row table:style-name="ro1">
          <table:table-cell office:value-type="float" office:value="18510700" calcext:value-type="float">
            <text:p>18510700</text:p>
          </table:table-cell>
          <table:table-cell table:formula="of:=[.A1159]/1000/(60*60*24)" office:value-type="time" office:time-value="PT05H08M30.7S" calcext:value-type="time">
            <text:p>05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32.12" calcext:value-type="float">
            <text:p>632.12</text:p>
          </table:table-cell>
          <table:table-cell office:value-type="float" office:value="773.36" calcext:value-type="float">
            <text:p>773.36</text:p>
          </table:table-cell>
        </table:table-row>
        <table:table-row table:style-name="ro1">
          <table:table-cell office:value-type="float" office:value="18526700" calcext:value-type="float">
            <text:p>18526700</text:p>
          </table:table-cell>
          <table:table-cell table:formula="of:=[.A1160]/1000/(60*60*24)" office:value-type="time" office:time-value="PT05H08M46.7S" calcext:value-type="time">
            <text:p>05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32.66" calcext:value-type="float">
            <text:p>632.6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8542700" calcext:value-type="float">
            <text:p>18542700</text:p>
          </table:table-cell>
          <table:table-cell table:formula="of:=[.A1161]/1000/(60*60*24)" office:value-type="time" office:time-value="PT05H09M02.7S" calcext:value-type="time">
            <text:p>05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3.19" calcext:value-type="float">
            <text:p>633.19</text:p>
          </table:table-cell>
          <table:table-cell office:value-type="float" office:value="774.63" calcext:value-type="float">
            <text:p>774.63</text:p>
          </table:table-cell>
        </table:table-row>
        <table:table-row table:style-name="ro1">
          <table:table-cell office:value-type="float" office:value="18558700" calcext:value-type="float">
            <text:p>18558700</text:p>
          </table:table-cell>
          <table:table-cell table:formula="of:=[.A1162]/1000/(60*60*24)" office:value-type="time" office:time-value="PT05H09M18.7S" calcext:value-type="time">
            <text:p>05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3.72" calcext:value-type="float">
            <text:p>633.72</text:p>
          </table:table-cell>
          <table:table-cell office:value-type="float" office:value="775.27" calcext:value-type="float">
            <text:p>775.27</text:p>
          </table:table-cell>
        </table:table-row>
        <table:table-row table:style-name="ro1">
          <table:table-cell office:value-type="float" office:value="18574700" calcext:value-type="float">
            <text:p>18574700</text:p>
          </table:table-cell>
          <table:table-cell table:formula="of:=[.A1163]/1000/(60*60*24)" office:value-type="time" office:time-value="PT05H09M34.7S" calcext:value-type="time">
            <text:p>05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34.26" calcext:value-type="float">
            <text:p>634.26</text:p>
          </table:table-cell>
          <table:table-cell office:value-type="float" office:value="775.9" calcext:value-type="float">
            <text:p>775.9</text:p>
          </table:table-cell>
        </table:table-row>
        <table:table-row table:style-name="ro1">
          <table:table-cell office:value-type="float" office:value="18590700" calcext:value-type="float">
            <text:p>18590700</text:p>
          </table:table-cell>
          <table:table-cell table:formula="of:=[.A1164]/1000/(60*60*24)" office:value-type="time" office:time-value="PT05H09M50.7S" calcext:value-type="time">
            <text:p>05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34.79" calcext:value-type="float">
            <text:p>634.79</text:p>
          </table:table-cell>
          <table:table-cell office:value-type="float" office:value="776.54" calcext:value-type="float">
            <text:p>776.54</text:p>
          </table:table-cell>
        </table:table-row>
        <table:table-row table:style-name="ro1">
          <table:table-cell office:value-type="float" office:value="18606700" calcext:value-type="float">
            <text:p>18606700</text:p>
          </table:table-cell>
          <table:table-cell table:formula="of:=[.A1165]/1000/(60*60*24)" office:value-type="time" office:time-value="PT05H10M06.7S" calcext:value-type="time">
            <text:p>05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5.32" calcext:value-type="float">
            <text:p>635.32</text:p>
          </table:table-cell>
          <table:table-cell office:value-type="float" office:value="777.17" calcext:value-type="float">
            <text:p>777.17</text:p>
          </table:table-cell>
        </table:table-row>
        <table:table-row table:style-name="ro1">
          <table:table-cell office:value-type="float" office:value="18622700" calcext:value-type="float">
            <text:p>18622700</text:p>
          </table:table-cell>
          <table:table-cell table:formula="of:=[.A1166]/1000/(60*60*24)" office:value-type="time" office:time-value="PT05H10M22.7S" calcext:value-type="time">
            <text:p>05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35.86" calcext:value-type="float">
            <text:p>635.86</text:p>
          </table:table-cell>
          <table:table-cell office:value-type="float" office:value="777.81" calcext:value-type="float">
            <text:p>777.81</text:p>
          </table:table-cell>
        </table:table-row>
        <table:table-row table:style-name="ro1">
          <table:table-cell office:value-type="float" office:value="18638700" calcext:value-type="float">
            <text:p>18638700</text:p>
          </table:table-cell>
          <table:table-cell table:formula="of:=[.A1167]/1000/(60*60*24)" office:value-type="time" office:time-value="PT05H10M38.7S" calcext:value-type="time">
            <text:p>05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6.39" calcext:value-type="float">
            <text:p>636.39</text:p>
          </table:table-cell>
          <table:table-cell office:value-type="float" office:value="778.44" calcext:value-type="float">
            <text:p>778.44</text:p>
          </table:table-cell>
        </table:table-row>
        <table:table-row table:style-name="ro1">
          <table:table-cell office:value-type="float" office:value="18654700" calcext:value-type="float">
            <text:p>18654700</text:p>
          </table:table-cell>
          <table:table-cell table:formula="of:=[.A1168]/1000/(60*60*24)" office:value-type="time" office:time-value="PT05H10M54.7S" calcext:value-type="time">
            <text:p>05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6.92" calcext:value-type="float">
            <text:p>636.92</text:p>
          </table:table-cell>
          <table:table-cell office:value-type="float" office:value="779.08" calcext:value-type="float">
            <text:p>779.08</text:p>
          </table:table-cell>
        </table:table-row>
        <table:table-row table:style-name="ro1">
          <table:table-cell office:value-type="float" office:value="18670700" calcext:value-type="float">
            <text:p>18670700</text:p>
          </table:table-cell>
          <table:table-cell table:formula="of:=[.A1169]/1000/(60*60*24)" office:value-type="time" office:time-value="PT05H11M10.7S" calcext:value-type="time">
            <text:p>05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7.46" calcext:value-type="float">
            <text:p>637.46</text:p>
          </table:table-cell>
          <table:table-cell office:value-type="float" office:value="779.71" calcext:value-type="float">
            <text:p>779.71</text:p>
          </table:table-cell>
        </table:table-row>
        <table:table-row table:style-name="ro1">
          <table:table-cell office:value-type="float" office:value="18686700" calcext:value-type="float">
            <text:p>18686700</text:p>
          </table:table-cell>
          <table:table-cell table:formula="of:=[.A1170]/1000/(60*60*24)" office:value-type="time" office:time-value="PT05H11M26.7S" calcext:value-type="time">
            <text:p>05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7.99" calcext:value-type="float">
            <text:p>637.99</text:p>
          </table:table-cell>
          <table:table-cell office:value-type="float" office:value="780.35" calcext:value-type="float">
            <text:p>780.35</text:p>
          </table:table-cell>
        </table:table-row>
        <table:table-row table:style-name="ro1">
          <table:table-cell office:value-type="float" office:value="18702700" calcext:value-type="float">
            <text:p>18702700</text:p>
          </table:table-cell>
          <table:table-cell table:formula="of:=[.A1171]/1000/(60*60*24)" office:value-type="time" office:time-value="PT05H11M42.7S" calcext:value-type="time">
            <text:p>05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8.52" calcext:value-type="float">
            <text:p>638.52</text:p>
          </table:table-cell>
          <table:table-cell office:value-type="float" office:value="780.98" calcext:value-type="float">
            <text:p>780.98</text:p>
          </table:table-cell>
        </table:table-row>
        <table:table-row table:style-name="ro1">
          <table:table-cell office:value-type="float" office:value="18718700" calcext:value-type="float">
            <text:p>18718700</text:p>
          </table:table-cell>
          <table:table-cell table:formula="of:=[.A1172]/1000/(60*60*24)" office:value-type="time" office:time-value="PT05H11M58.7S" calcext:value-type="time">
            <text:p>05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9.06" calcext:value-type="float">
            <text:p>639.06</text:p>
          </table:table-cell>
          <table:table-cell office:value-type="float" office:value="781.62" calcext:value-type="float">
            <text:p>781.62</text:p>
          </table:table-cell>
        </table:table-row>
        <table:table-row table:style-name="ro1">
          <table:table-cell office:value-type="float" office:value="18734700" calcext:value-type="float">
            <text:p>18734700</text:p>
          </table:table-cell>
          <table:table-cell table:formula="of:=[.A1173]/1000/(60*60*24)" office:value-type="time" office:time-value="PT05H12M14.7S" calcext:value-type="time">
            <text:p>05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39.59" calcext:value-type="float">
            <text:p>639.59</text:p>
          </table:table-cell>
          <table:table-cell office:value-type="float" office:value="782.25" calcext:value-type="float">
            <text:p>782.25</text:p>
          </table:table-cell>
        </table:table-row>
        <table:table-row table:style-name="ro1">
          <table:table-cell office:value-type="float" office:value="18750700" calcext:value-type="float">
            <text:p>18750700</text:p>
          </table:table-cell>
          <table:table-cell table:formula="of:=[.A1174]/1000/(60*60*24)" office:value-type="time" office:time-value="PT05H12M30.7S" calcext:value-type="time">
            <text:p>05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40.12" calcext:value-type="float">
            <text:p>640.12</text:p>
          </table:table-cell>
          <table:table-cell office:value-type="float" office:value="782.89" calcext:value-type="float">
            <text:p>782.89</text:p>
          </table:table-cell>
        </table:table-row>
        <table:table-row table:style-name="ro1">
          <table:table-cell office:value-type="float" office:value="18766700" calcext:value-type="float">
            <text:p>18766700</text:p>
          </table:table-cell>
          <table:table-cell table:formula="of:=[.A1175]/1000/(60*60*24)" office:value-type="time" office:time-value="PT05H12M46.7S" calcext:value-type="time">
            <text:p>05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0.65" calcext:value-type="float">
            <text:p>640.65</text:p>
          </table:table-cell>
          <table:table-cell office:value-type="float" office:value="783.52" calcext:value-type="float">
            <text:p>783.52</text:p>
          </table:table-cell>
        </table:table-row>
        <table:table-row table:style-name="ro1">
          <table:table-cell office:value-type="float" office:value="18782700" calcext:value-type="float">
            <text:p>18782700</text:p>
          </table:table-cell>
          <table:table-cell table:formula="of:=[.A1176]/1000/(60*60*24)" office:value-type="time" office:time-value="PT05H13M02.7S" calcext:value-type="time">
            <text:p>05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41.19" calcext:value-type="float">
            <text:p>641.19</text:p>
          </table:table-cell>
          <table:table-cell office:value-type="float" office:value="784.16" calcext:value-type="float">
            <text:p>784.16</text:p>
          </table:table-cell>
        </table:table-row>
        <table:table-row table:style-name="ro1">
          <table:table-cell office:value-type="float" office:value="18798700" calcext:value-type="float">
            <text:p>18798700</text:p>
          </table:table-cell>
          <table:table-cell table:formula="of:=[.A1177]/1000/(60*60*24)" office:value-type="time" office:time-value="PT05H13M18.7S" calcext:value-type="time">
            <text:p>05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1.72" calcext:value-type="float">
            <text:p>641.72</text:p>
          </table:table-cell>
          <table:table-cell office:value-type="float" office:value="784.79" calcext:value-type="float">
            <text:p>784.79</text:p>
          </table:table-cell>
        </table:table-row>
        <table:table-row table:style-name="ro1">
          <table:table-cell office:value-type="float" office:value="18814700" calcext:value-type="float">
            <text:p>18814700</text:p>
          </table:table-cell>
          <table:table-cell table:formula="of:=[.A1178]/1000/(60*60*24)" office:value-type="time" office:time-value="PT05H13M34.7S" calcext:value-type="time">
            <text:p>05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42.25" calcext:value-type="float">
            <text:p>642.25</text:p>
          </table:table-cell>
          <table:table-cell office:value-type="float" office:value="785.43" calcext:value-type="float">
            <text:p>785.43</text:p>
          </table:table-cell>
        </table:table-row>
        <table:table-row table:style-name="ro1">
          <table:table-cell office:value-type="float" office:value="18830700" calcext:value-type="float">
            <text:p>18830700</text:p>
          </table:table-cell>
          <table:table-cell table:formula="of:=[.A1179]/1000/(60*60*24)" office:value-type="time" office:time-value="PT05H13M50.7S" calcext:value-type="time">
            <text:p>05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42.79" calcext:value-type="float">
            <text:p>642.79</text:p>
          </table:table-cell>
          <table:table-cell office:value-type="float" office:value="786.06" calcext:value-type="float">
            <text:p>786.06</text:p>
          </table:table-cell>
        </table:table-row>
        <table:table-row table:style-name="ro1">
          <table:table-cell office:value-type="float" office:value="18846700" calcext:value-type="float">
            <text:p>18846700</text:p>
          </table:table-cell>
          <table:table-cell table:formula="of:=[.A1180]/1000/(60*60*24)" office:value-type="time" office:time-value="PT05H14M06.7S" calcext:value-type="time">
            <text:p>05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3.32" calcext:value-type="float">
            <text:p>643.32</text:p>
          </table:table-cell>
          <table:table-cell office:value-type="float" office:value="786.7" calcext:value-type="float">
            <text:p>786.7</text:p>
          </table:table-cell>
        </table:table-row>
        <table:table-row table:style-name="ro1">
          <table:table-cell office:value-type="float" office:value="18862700" calcext:value-type="float">
            <text:p>18862700</text:p>
          </table:table-cell>
          <table:table-cell table:formula="of:=[.A1181]/1000/(60*60*24)" office:value-type="time" office:time-value="PT05H14M22.7S" calcext:value-type="time">
            <text:p>05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3.85" calcext:value-type="float">
            <text:p>643.85</text:p>
          </table:table-cell>
          <table:table-cell office:value-type="float" office:value="787.33" calcext:value-type="float">
            <text:p>787.33</text:p>
          </table:table-cell>
        </table:table-row>
        <table:table-row table:style-name="ro1">
          <table:table-cell office:value-type="float" office:value="18878700" calcext:value-type="float">
            <text:p>18878700</text:p>
          </table:table-cell>
          <table:table-cell table:formula="of:=[.A1182]/1000/(60*60*24)" office:value-type="time" office:time-value="PT05H14M38.7S" calcext:value-type="time">
            <text:p>05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4.38" calcext:value-type="float">
            <text:p>644.38</text:p>
          </table:table-cell>
          <table:table-cell office:value-type="float" office:value="787.97" calcext:value-type="float">
            <text:p>787.97</text:p>
          </table:table-cell>
        </table:table-row>
        <table:table-row table:style-name="ro1">
          <table:table-cell office:value-type="float" office:value="18894700" calcext:value-type="float">
            <text:p>18894700</text:p>
          </table:table-cell>
          <table:table-cell table:formula="of:=[.A1183]/1000/(60*60*24)" office:value-type="time" office:time-value="PT05H14M54.7S" calcext:value-type="time">
            <text:p>05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4.92" calcext:value-type="float">
            <text:p>644.92</text:p>
          </table:table-cell>
          <table:table-cell office:value-type="float" office:value="788.6" calcext:value-type="float">
            <text:p>788.6</text:p>
          </table:table-cell>
        </table:table-row>
        <table:table-row table:style-name="ro1">
          <table:table-cell office:value-type="float" office:value="18910700" calcext:value-type="float">
            <text:p>18910700</text:p>
          </table:table-cell>
          <table:table-cell table:formula="of:=[.A1184]/1000/(60*60*24)" office:value-type="time" office:time-value="PT05H15M10.7S" calcext:value-type="time">
            <text:p>05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5.45" calcext:value-type="float">
            <text:p>645.45</text:p>
          </table:table-cell>
          <table:table-cell office:value-type="float" office:value="789.24" calcext:value-type="float">
            <text:p>789.24</text:p>
          </table:table-cell>
        </table:table-row>
        <table:table-row table:style-name="ro1">
          <table:table-cell office:value-type="float" office:value="18926700" calcext:value-type="float">
            <text:p>18926700</text:p>
          </table:table-cell>
          <table:table-cell table:formula="of:=[.A1185]/1000/(60*60*24)" office:value-type="time" office:time-value="PT05H15M26.7S" calcext:value-type="time">
            <text:p>05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5.98" calcext:value-type="float">
            <text:p>645.98</text:p>
          </table:table-cell>
          <table:table-cell office:value-type="float" office:value="789.87" calcext:value-type="float">
            <text:p>789.87</text:p>
          </table:table-cell>
        </table:table-row>
        <table:table-row table:style-name="ro1">
          <table:table-cell office:value-type="float" office:value="18942700" calcext:value-type="float">
            <text:p>18942700</text:p>
          </table:table-cell>
          <table:table-cell table:formula="of:=[.A1186]/1000/(60*60*24)" office:value-type="time" office:time-value="PT05H15M42.7S" calcext:value-type="time">
            <text:p>05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6.51" calcext:value-type="float">
            <text:p>646.51</text:p>
          </table:table-cell>
          <table:table-cell office:value-type="float" office:value="790.5" calcext:value-type="float">
            <text:p>790.5</text:p>
          </table:table-cell>
        </table:table-row>
        <table:table-row table:style-name="ro1">
          <table:table-cell office:value-type="float" office:value="18958700" calcext:value-type="float">
            <text:p>18958700</text:p>
          </table:table-cell>
          <table:table-cell table:formula="of:=[.A1187]/1000/(60*60*24)" office:value-type="time" office:time-value="PT05H15M58.7S" calcext:value-type="time">
            <text:p>05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7.05" calcext:value-type="float">
            <text:p>647.05</text:p>
          </table:table-cell>
          <table:table-cell office:value-type="float" office:value="791.14" calcext:value-type="float">
            <text:p>791.14</text:p>
          </table:table-cell>
        </table:table-row>
        <table:table-row table:style-name="ro1">
          <table:table-cell office:value-type="float" office:value="18974700" calcext:value-type="float">
            <text:p>18974700</text:p>
          </table:table-cell>
          <table:table-cell table:formula="of:=[.A1188]/1000/(60*60*24)" office:value-type="time" office:time-value="PT05H16M14.7S" calcext:value-type="time">
            <text:p>05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7.58" calcext:value-type="float">
            <text:p>647.58</text:p>
          </table:table-cell>
          <table:table-cell office:value-type="float" office:value="791.77" calcext:value-type="float">
            <text:p>791.77</text:p>
          </table:table-cell>
        </table:table-row>
        <table:table-row table:style-name="ro1">
          <table:table-cell office:value-type="float" office:value="18990700" calcext:value-type="float">
            <text:p>18990700</text:p>
          </table:table-cell>
          <table:table-cell table:formula="of:=[.A1189]/1000/(60*60*24)" office:value-type="time" office:time-value="PT05H16M30.7S" calcext:value-type="time">
            <text:p>05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48.11" calcext:value-type="float">
            <text:p>648.11</text:p>
          </table:table-cell>
          <table:table-cell office:value-type="float" office:value="792.41" calcext:value-type="float">
            <text:p>792.41</text:p>
          </table:table-cell>
        </table:table-row>
        <table:table-row table:style-name="ro1">
          <table:table-cell office:value-type="float" office:value="19006700" calcext:value-type="float">
            <text:p>19006700</text:p>
          </table:table-cell>
          <table:table-cell table:formula="of:=[.A1190]/1000/(60*60*24)" office:value-type="time" office:time-value="PT05H16M46.7S" calcext:value-type="time">
            <text:p>05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648.64" calcext:value-type="float">
            <text:p>648.64</text:p>
          </table:table-cell>
          <table:table-cell office:value-type="float" office:value="793.04" calcext:value-type="float">
            <text:p>793.04</text:p>
          </table:table-cell>
        </table:table-row>
        <table:table-row table:style-name="ro1">
          <table:table-cell office:value-type="float" office:value="19022700" calcext:value-type="float">
            <text:p>19022700</text:p>
          </table:table-cell>
          <table:table-cell table:formula="of:=[.A1191]/1000/(60*60*24)" office:value-type="time" office:time-value="PT05H17M02.7S" calcext:value-type="time">
            <text:p>05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9.18" calcext:value-type="float">
            <text:p>649.18</text:p>
          </table:table-cell>
          <table:table-cell office:value-type="float" office:value="793.67" calcext:value-type="float">
            <text:p>793.67</text:p>
          </table:table-cell>
        </table:table-row>
        <table:table-row table:style-name="ro1">
          <table:table-cell office:value-type="float" office:value="19038698" calcext:value-type="float">
            <text:p>19038698</text:p>
          </table:table-cell>
          <table:table-cell table:formula="of:=[.A1192]/1000/(60*60*24)" office:value-type="time" office:time-value="PT05H17M18.698S" calcext:value-type="time">
            <text:p>05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49.71" calcext:value-type="float">
            <text:p>649.71</text:p>
          </table:table-cell>
          <table:table-cell office:value-type="float" office:value="794.31" calcext:value-type="float">
            <text:p>794.31</text:p>
          </table:table-cell>
        </table:table-row>
        <table:table-row table:style-name="ro1">
          <table:table-cell office:value-type="float" office:value="19054700" calcext:value-type="float">
            <text:p>19054700</text:p>
          </table:table-cell>
          <table:table-cell table:formula="of:=[.A1193]/1000/(60*60*24)" office:value-type="time" office:time-value="PT05H17M34.7S" calcext:value-type="time">
            <text:p>05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50.24" calcext:value-type="float">
            <text:p>650.24</text:p>
          </table:table-cell>
          <table:table-cell office:value-type="float" office:value="794.94" calcext:value-type="float">
            <text:p>794.94</text:p>
          </table:table-cell>
        </table:table-row>
        <table:table-row table:style-name="ro1">
          <table:table-cell office:value-type="float" office:value="19070700" calcext:value-type="float">
            <text:p>19070700</text:p>
          </table:table-cell>
          <table:table-cell table:formula="of:=[.A1194]/1000/(60*60*24)" office:value-type="time" office:time-value="PT05H17M50.7S" calcext:value-type="time">
            <text:p>05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650.77" calcext:value-type="float">
            <text:p>650.77</text:p>
          </table:table-cell>
          <table:table-cell office:value-type="float" office:value="795.58" calcext:value-type="float">
            <text:p>795.58</text:p>
          </table:table-cell>
        </table:table-row>
        <table:table-row table:style-name="ro1">
          <table:table-cell office:value-type="float" office:value="19086700" calcext:value-type="float">
            <text:p>19086700</text:p>
          </table:table-cell>
          <table:table-cell table:formula="of:=[.A1195]/1000/(60*60*24)" office:value-type="time" office:time-value="PT05H18M06.7S" calcext:value-type="time">
            <text:p>05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1.3" calcext:value-type="float">
            <text:p>651.3</text:p>
          </table:table-cell>
          <table:table-cell office:value-type="float" office:value="796.21" calcext:value-type="float">
            <text:p>796.21</text:p>
          </table:table-cell>
        </table:table-row>
        <table:table-row table:style-name="ro1">
          <table:table-cell office:value-type="float" office:value="19102700" calcext:value-type="float">
            <text:p>19102700</text:p>
          </table:table-cell>
          <table:table-cell table:formula="of:=[.A1196]/1000/(60*60*24)" office:value-type="time" office:time-value="PT05H18M22.7S" calcext:value-type="time">
            <text:p>05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51.84" calcext:value-type="float">
            <text:p>651.84</text:p>
          </table:table-cell>
          <table:table-cell office:value-type="float" office:value="796.84" calcext:value-type="float">
            <text:p>796.84</text:p>
          </table:table-cell>
        </table:table-row>
        <table:table-row table:style-name="ro1">
          <table:table-cell office:value-type="float" office:value="19118700" calcext:value-type="float">
            <text:p>19118700</text:p>
          </table:table-cell>
          <table:table-cell table:formula="of:=[.A1197]/1000/(60*60*24)" office:value-type="time" office:time-value="PT05H18M38.7S" calcext:value-type="time">
            <text:p>05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52.37" calcext:value-type="float">
            <text:p>652.37</text:p>
          </table:table-cell>
          <table:table-cell office:value-type="float" office:value="797.48" calcext:value-type="float">
            <text:p>797.48</text:p>
          </table:table-cell>
        </table:table-row>
        <table:table-row table:style-name="ro1">
          <table:table-cell office:value-type="float" office:value="19134700" calcext:value-type="float">
            <text:p>19134700</text:p>
          </table:table-cell>
          <table:table-cell table:formula="of:=[.A1198]/1000/(60*60*24)" office:value-type="time" office:time-value="PT05H18M54.7S" calcext:value-type="time">
            <text:p>05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2.9" calcext:value-type="float">
            <text:p>652.9</text:p>
          </table:table-cell>
          <table:table-cell office:value-type="float" office:value="798.11" calcext:value-type="float">
            <text:p>798.11</text:p>
          </table:table-cell>
        </table:table-row>
        <table:table-row table:style-name="ro1">
          <table:table-cell office:value-type="float" office:value="19150700" calcext:value-type="float">
            <text:p>19150700</text:p>
          </table:table-cell>
          <table:table-cell table:formula="of:=[.A1199]/1000/(60*60*24)" office:value-type="time" office:time-value="PT05H19M10.7S" calcext:value-type="time">
            <text:p>05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3.43" calcext:value-type="float">
            <text:p>653.43</text:p>
          </table:table-cell>
          <table:table-cell office:value-type="float" office:value="798.74" calcext:value-type="float">
            <text:p>798.74</text:p>
          </table:table-cell>
        </table:table-row>
        <table:table-row table:style-name="ro1">
          <table:table-cell office:value-type="float" office:value="19166700" calcext:value-type="float">
            <text:p>19166700</text:p>
          </table:table-cell>
          <table:table-cell table:formula="of:=[.A1200]/1000/(60*60*24)" office:value-type="time" office:time-value="PT05H19M26.7S" calcext:value-type="time">
            <text:p>05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3.96" calcext:value-type="float">
            <text:p>653.96</text:p>
          </table:table-cell>
          <table:table-cell office:value-type="float" office:value="799.38" calcext:value-type="float">
            <text:p>799.38</text:p>
          </table:table-cell>
        </table:table-row>
        <table:table-row table:style-name="ro1">
          <table:table-cell office:value-type="float" office:value="19182700" calcext:value-type="float">
            <text:p>19182700</text:p>
          </table:table-cell>
          <table:table-cell table:formula="of:=[.A1201]/1000/(60*60*24)" office:value-type="time" office:time-value="PT05H19M42.7S" calcext:value-type="time">
            <text:p>05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4.5" calcext:value-type="float">
            <text:p>654.5</text:p>
          </table:table-cell>
          <table:table-cell office:value-type="float" office:value="800.01" calcext:value-type="float">
            <text:p>800.01</text:p>
          </table:table-cell>
        </table:table-row>
        <table:table-row table:style-name="ro1">
          <table:table-cell office:value-type="float" office:value="19198700" calcext:value-type="float">
            <text:p>19198700</text:p>
          </table:table-cell>
          <table:table-cell table:formula="of:=[.A1202]/1000/(60*60*24)" office:value-type="time" office:time-value="PT05H19M58.7S" calcext:value-type="time">
            <text:p>05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5.03" calcext:value-type="float">
            <text:p>655.03</text:p>
          </table:table-cell>
          <table:table-cell office:value-type="float" office:value="800.64" calcext:value-type="float">
            <text:p>800.64</text:p>
          </table:table-cell>
        </table:table-row>
        <table:table-row table:style-name="ro1">
          <table:table-cell office:value-type="float" office:value="19214700" calcext:value-type="float">
            <text:p>19214700</text:p>
          </table:table-cell>
          <table:table-cell table:formula="of:=[.A1203]/1000/(60*60*24)" office:value-type="time" office:time-value="PT05H20M14.7S" calcext:value-type="time">
            <text:p>05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5.56" calcext:value-type="float">
            <text:p>655.56</text:p>
          </table:table-cell>
          <table:table-cell office:value-type="float" office:value="801.27" calcext:value-type="float">
            <text:p>801.27</text:p>
          </table:table-cell>
        </table:table-row>
        <table:table-row table:style-name="ro1">
          <table:table-cell office:value-type="float" office:value="19230700" calcext:value-type="float">
            <text:p>19230700</text:p>
          </table:table-cell>
          <table:table-cell table:formula="of:=[.A1204]/1000/(60*60*24)" office:value-type="time" office:time-value="PT05H20M30.7S" calcext:value-type="time">
            <text:p>05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56.09" calcext:value-type="float">
            <text:p>656.09</text:p>
          </table:table-cell>
          <table:table-cell office:value-type="float" office:value="801.91" calcext:value-type="float">
            <text:p>801.91</text:p>
          </table:table-cell>
        </table:table-row>
        <table:table-row table:style-name="ro1">
          <table:table-cell office:value-type="float" office:value="19246700" calcext:value-type="float">
            <text:p>19246700</text:p>
          </table:table-cell>
          <table:table-cell table:formula="of:=[.A1205]/1000/(60*60*24)" office:value-type="time" office:time-value="PT05H20M46.7S" calcext:value-type="time">
            <text:p>05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6.62" calcext:value-type="float">
            <text:p>656.62</text:p>
          </table:table-cell>
          <table:table-cell office:value-type="float" office:value="802.54" calcext:value-type="float">
            <text:p>802.54</text:p>
          </table:table-cell>
        </table:table-row>
        <table:table-row table:style-name="ro1">
          <table:table-cell office:value-type="float" office:value="19262700" calcext:value-type="float">
            <text:p>19262700</text:p>
          </table:table-cell>
          <table:table-cell table:formula="of:=[.A1206]/1000/(60*60*24)" office:value-type="time" office:time-value="PT05H21M02.7S" calcext:value-type="time">
            <text:p>05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7.16" calcext:value-type="float">
            <text:p>657.16</text:p>
          </table:table-cell>
          <table:table-cell office:value-type="float" office:value="803.17" calcext:value-type="float">
            <text:p>803.17</text:p>
          </table:table-cell>
        </table:table-row>
        <table:table-row table:style-name="ro1">
          <table:table-cell office:value-type="float" office:value="19278700" calcext:value-type="float">
            <text:p>19278700</text:p>
          </table:table-cell>
          <table:table-cell table:formula="of:=[.A1207]/1000/(60*60*24)" office:value-type="time" office:time-value="PT05H21M18.7S" calcext:value-type="time">
            <text:p>05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657.69" calcext:value-type="float">
            <text:p>657.69</text:p>
          </table:table-cell>
          <table:table-cell office:value-type="float" office:value="803.8" calcext:value-type="float">
            <text:p>803.8</text:p>
          </table:table-cell>
        </table:table-row>
        <table:table-row table:style-name="ro1">
          <table:table-cell office:value-type="float" office:value="19294700" calcext:value-type="float">
            <text:p>19294700</text:p>
          </table:table-cell>
          <table:table-cell table:formula="of:=[.A1208]/1000/(60*60*24)" office:value-type="time" office:time-value="PT05H21M34.7S" calcext:value-type="time">
            <text:p>05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58.22" calcext:value-type="float">
            <text:p>658.22</text:p>
          </table:table-cell>
          <table:table-cell office:value-type="float" office:value="804.43" calcext:value-type="float">
            <text:p>804.43</text:p>
          </table:table-cell>
        </table:table-row>
        <table:table-row table:style-name="ro1">
          <table:table-cell office:value-type="float" office:value="19310700" calcext:value-type="float">
            <text:p>19310700</text:p>
          </table:table-cell>
          <table:table-cell table:formula="of:=[.A1209]/1000/(60*60*24)" office:value-type="time" office:time-value="PT05H21M50.7S" calcext:value-type="time">
            <text:p>05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658.75" calcext:value-type="float">
            <text:p>658.75</text:p>
          </table:table-cell>
          <table:table-cell office:value-type="float" office:value="805.07" calcext:value-type="float">
            <text:p>805.07</text:p>
          </table:table-cell>
        </table:table-row>
        <table:table-row table:style-name="ro1">
          <table:table-cell office:value-type="float" office:value="19326700" calcext:value-type="float">
            <text:p>19326700</text:p>
          </table:table-cell>
          <table:table-cell table:formula="of:=[.A1210]/1000/(60*60*24)" office:value-type="time" office:time-value="PT05H22M06.7S" calcext:value-type="time">
            <text:p>05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59.28" calcext:value-type="float">
            <text:p>659.28</text:p>
          </table:table-cell>
          <table:table-cell office:value-type="float" office:value="805.7" calcext:value-type="float">
            <text:p>805.7</text:p>
          </table:table-cell>
        </table:table-row>
        <table:table-row table:style-name="ro1">
          <table:table-cell office:value-type="float" office:value="19342700" calcext:value-type="float">
            <text:p>19342700</text:p>
          </table:table-cell>
          <table:table-cell table:formula="of:=[.A1211]/1000/(60*60*24)" office:value-type="time" office:time-value="PT05H22M22.7S" calcext:value-type="time">
            <text:p>05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59.81" calcext:value-type="float">
            <text:p>659.81</text:p>
          </table:table-cell>
          <table:table-cell office:value-type="float" office:value="806.33" calcext:value-type="float">
            <text:p>806.33</text:p>
          </table:table-cell>
        </table:table-row>
        <table:table-row table:style-name="ro1">
          <table:table-cell office:value-type="float" office:value="19358700" calcext:value-type="float">
            <text:p>19358700</text:p>
          </table:table-cell>
          <table:table-cell table:formula="of:=[.A1212]/1000/(60*60*24)" office:value-type="time" office:time-value="PT05H22M38.7S" calcext:value-type="time">
            <text:p>05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60.35" calcext:value-type="float">
            <text:p>660.35</text:p>
          </table:table-cell>
          <table:table-cell office:value-type="float" office:value="806.96" calcext:value-type="float">
            <text:p>806.96</text:p>
          </table:table-cell>
        </table:table-row>
        <table:table-row table:style-name="ro1">
          <table:table-cell office:value-type="float" office:value="19374700" calcext:value-type="float">
            <text:p>19374700</text:p>
          </table:table-cell>
          <table:table-cell table:formula="of:=[.A1213]/1000/(60*60*24)" office:value-type="time" office:time-value="PT05H22M54.7S" calcext:value-type="time">
            <text:p>05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60.88" calcext:value-type="float">
            <text:p>660.88</text:p>
          </table:table-cell>
          <table:table-cell office:value-type="float" office:value="807.59" calcext:value-type="float">
            <text:p>807.59</text:p>
          </table:table-cell>
        </table:table-row>
        <table:table-row table:style-name="ro1">
          <table:table-cell office:value-type="float" office:value="19390700" calcext:value-type="float">
            <text:p>19390700</text:p>
          </table:table-cell>
          <table:table-cell table:formula="of:=[.A1214]/1000/(60*60*24)" office:value-type="time" office:time-value="PT05H23M10.7S" calcext:value-type="time">
            <text:p>05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61.41" calcext:value-type="float">
            <text:p>661.41</text:p>
          </table:table-cell>
          <table:table-cell office:value-type="float" office:value="808.23" calcext:value-type="float">
            <text:p>808.23</text:p>
          </table:table-cell>
        </table:table-row>
        <table:table-row table:style-name="ro1">
          <table:table-cell office:value-type="float" office:value="19406700" calcext:value-type="float">
            <text:p>19406700</text:p>
          </table:table-cell>
          <table:table-cell table:formula="of:=[.A1215]/1000/(60*60*24)" office:value-type="time" office:time-value="PT05H23M26.7S" calcext:value-type="time">
            <text:p>05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61.94" calcext:value-type="float">
            <text:p>661.94</text:p>
          </table:table-cell>
          <table:table-cell office:value-type="float" office:value="808.86" calcext:value-type="float">
            <text:p>808.86</text:p>
          </table:table-cell>
        </table:table-row>
        <table:table-row table:style-name="ro1">
          <table:table-cell office:value-type="float" office:value="19422700" calcext:value-type="float">
            <text:p>19422700</text:p>
          </table:table-cell>
          <table:table-cell table:formula="of:=[.A1216]/1000/(60*60*24)" office:value-type="time" office:time-value="PT05H23M42.7S" calcext:value-type="time">
            <text:p>05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62.47" calcext:value-type="float">
            <text:p>662.47</text:p>
          </table:table-cell>
          <table:table-cell office:value-type="float" office:value="809.49" calcext:value-type="float">
            <text:p>809.49</text:p>
          </table:table-cell>
        </table:table-row>
        <table:table-row table:style-name="ro1">
          <table:table-cell office:value-type="float" office:value="19438700" calcext:value-type="float">
            <text:p>19438700</text:p>
          </table:table-cell>
          <table:table-cell table:formula="of:=[.A1217]/1000/(60*60*24)" office:value-type="time" office:time-value="PT05H23M58.7S" calcext:value-type="time">
            <text:p>05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63" calcext:value-type="float">
            <text:p>663</text:p>
          </table:table-cell>
          <table:table-cell office:value-type="float" office:value="810.12" calcext:value-type="float">
            <text:p>810.12</text:p>
          </table:table-cell>
        </table:table-row>
        <table:table-row table:style-name="ro1">
          <table:table-cell office:value-type="float" office:value="19454700" calcext:value-type="float">
            <text:p>19454700</text:p>
          </table:table-cell>
          <table:table-cell table:formula="of:=[.A1218]/1000/(60*60*24)" office:value-type="time" office:time-value="PT05H24M14.7S" calcext:value-type="time">
            <text:p>05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3.53" calcext:value-type="float">
            <text:p>663.53</text:p>
          </table:table-cell>
          <table:table-cell office:value-type="float" office:value="810.75" calcext:value-type="float">
            <text:p>810.75</text:p>
          </table:table-cell>
        </table:table-row>
        <table:table-row table:style-name="ro1">
          <table:table-cell office:value-type="float" office:value="19470700" calcext:value-type="float">
            <text:p>19470700</text:p>
          </table:table-cell>
          <table:table-cell table:formula="of:=[.A1219]/1000/(60*60*24)" office:value-type="time" office:time-value="PT05H24M30.7S" calcext:value-type="time">
            <text:p>05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64.07" calcext:value-type="float">
            <text:p>664.07</text:p>
          </table:table-cell>
          <table:table-cell office:value-type="float" office:value="811.38" calcext:value-type="float">
            <text:p>811.38</text:p>
          </table:table-cell>
        </table:table-row>
        <table:table-row table:style-name="ro1">
          <table:table-cell office:value-type="float" office:value="19486700" calcext:value-type="float">
            <text:p>19486700</text:p>
          </table:table-cell>
          <table:table-cell table:formula="of:=[.A1220]/1000/(60*60*24)" office:value-type="time" office:time-value="PT05H24M46.7S" calcext:value-type="time">
            <text:p>05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4.6" calcext:value-type="float">
            <text:p>664.6</text:p>
          </table:table-cell>
          <table:table-cell office:value-type="float" office:value="812.02" calcext:value-type="float">
            <text:p>812.02</text:p>
          </table:table-cell>
        </table:table-row>
        <table:table-row table:style-name="ro1">
          <table:table-cell office:value-type="float" office:value="19502700" calcext:value-type="float">
            <text:p>19502700</text:p>
          </table:table-cell>
          <table:table-cell table:formula="of:=[.A1221]/1000/(60*60*24)" office:value-type="time" office:time-value="PT05H25M02.7S" calcext:value-type="time">
            <text:p>05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65.13" calcext:value-type="float">
            <text:p>665.13</text:p>
          </table:table-cell>
          <table:table-cell office:value-type="float" office:value="812.65" calcext:value-type="float">
            <text:p>812.65</text:p>
          </table:table-cell>
        </table:table-row>
        <table:table-row table:style-name="ro1">
          <table:table-cell office:value-type="float" office:value="19518700" calcext:value-type="float">
            <text:p>19518700</text:p>
          </table:table-cell>
          <table:table-cell table:formula="of:=[.A1222]/1000/(60*60*24)" office:value-type="time" office:time-value="PT05H25M18.7S" calcext:value-type="time">
            <text:p>05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5.66" calcext:value-type="float">
            <text:p>665.66</text:p>
          </table:table-cell>
          <table:table-cell office:value-type="float" office:value="813.28" calcext:value-type="float">
            <text:p>813.28</text:p>
          </table:table-cell>
        </table:table-row>
        <table:table-row table:style-name="ro1">
          <table:table-cell office:value-type="float" office:value="19534700" calcext:value-type="float">
            <text:p>19534700</text:p>
          </table:table-cell>
          <table:table-cell table:formula="of:=[.A1223]/1000/(60*60*24)" office:value-type="time" office:time-value="PT05H25M34.7S" calcext:value-type="time">
            <text:p>05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6.19" calcext:value-type="float">
            <text:p>666.19</text:p>
          </table:table-cell>
          <table:table-cell office:value-type="float" office:value="813.91" calcext:value-type="float">
            <text:p>813.91</text:p>
          </table:table-cell>
        </table:table-row>
        <table:table-row table:style-name="ro1">
          <table:table-cell office:value-type="float" office:value="19550700" calcext:value-type="float">
            <text:p>19550700</text:p>
          </table:table-cell>
          <table:table-cell table:formula="of:=[.A1224]/1000/(60*60*24)" office:value-type="time" office:time-value="PT05H25M50.7S" calcext:value-type="time">
            <text:p>05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6.72" calcext:value-type="float">
            <text:p>666.72</text:p>
          </table:table-cell>
          <table:table-cell office:value-type="float" office:value="814.54" calcext:value-type="float">
            <text:p>814.54</text:p>
          </table:table-cell>
        </table:table-row>
        <table:table-row table:style-name="ro1">
          <table:table-cell office:value-type="float" office:value="19566700" calcext:value-type="float">
            <text:p>19566700</text:p>
          </table:table-cell>
          <table:table-cell table:formula="of:=[.A1225]/1000/(60*60*24)" office:value-type="time" office:time-value="PT05H26M06.7S" calcext:value-type="time">
            <text:p>05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7.25" calcext:value-type="float">
            <text:p>667.25</text:p>
          </table:table-cell>
          <table:table-cell office:value-type="float" office:value="815.17" calcext:value-type="float">
            <text:p>815.17</text:p>
          </table:table-cell>
        </table:table-row>
        <table:table-row table:style-name="ro1">
          <table:table-cell office:value-type="float" office:value="19582700" calcext:value-type="float">
            <text:p>19582700</text:p>
          </table:table-cell>
          <table:table-cell table:formula="of:=[.A1226]/1000/(60*60*24)" office:value-type="time" office:time-value="PT05H26M22.7S" calcext:value-type="time">
            <text:p>05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7.78" calcext:value-type="float">
            <text:p>667.78</text:p>
          </table:table-cell>
          <table:table-cell office:value-type="float" office:value="815.8" calcext:value-type="float">
            <text:p>815.8</text:p>
          </table:table-cell>
        </table:table-row>
        <table:table-row table:style-name="ro1">
          <table:table-cell office:value-type="float" office:value="19598700" calcext:value-type="float">
            <text:p>19598700</text:p>
          </table:table-cell>
          <table:table-cell table:formula="of:=[.A1227]/1000/(60*60*24)" office:value-type="time" office:time-value="PT05H26M38.7S" calcext:value-type="time">
            <text:p>05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8.32" calcext:value-type="float">
            <text:p>668.32</text:p>
          </table:table-cell>
          <table:table-cell office:value-type="float" office:value="816.43" calcext:value-type="float">
            <text:p>816.43</text:p>
          </table:table-cell>
        </table:table-row>
        <table:table-row table:style-name="ro1">
          <table:table-cell office:value-type="float" office:value="19614700" calcext:value-type="float">
            <text:p>19614700</text:p>
          </table:table-cell>
          <table:table-cell table:formula="of:=[.A1228]/1000/(60*60*24)" office:value-type="time" office:time-value="PT05H26M54.7S" calcext:value-type="time">
            <text:p>05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8.85" calcext:value-type="float">
            <text:p>668.85</text:p>
          </table:table-cell>
          <table:table-cell office:value-type="float" office:value="817.06" calcext:value-type="float">
            <text:p>817.06</text:p>
          </table:table-cell>
        </table:table-row>
        <table:table-row table:style-name="ro1">
          <table:table-cell office:value-type="float" office:value="19630700" calcext:value-type="float">
            <text:p>19630700</text:p>
          </table:table-cell>
          <table:table-cell table:formula="of:=[.A1229]/1000/(60*60*24)" office:value-type="time" office:time-value="PT05H27M10.7S" calcext:value-type="time">
            <text:p>05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9.38" calcext:value-type="float">
            <text:p>669.38</text:p>
          </table:table-cell>
          <table:table-cell office:value-type="float" office:value="817.69" calcext:value-type="float">
            <text:p>817.69</text:p>
          </table:table-cell>
        </table:table-row>
        <table:table-row table:style-name="ro1">
          <table:table-cell office:value-type="float" office:value="19646700" calcext:value-type="float">
            <text:p>19646700</text:p>
          </table:table-cell>
          <table:table-cell table:formula="of:=[.A1230]/1000/(60*60*24)" office:value-type="time" office:time-value="PT05H27M26.7S" calcext:value-type="time">
            <text:p>05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69.91" calcext:value-type="float">
            <text:p>669.91</text:p>
          </table:table-cell>
          <table:table-cell office:value-type="float" office:value="818.32" calcext:value-type="float">
            <text:p>818.32</text:p>
          </table:table-cell>
        </table:table-row>
        <table:table-row table:style-name="ro1">
          <table:table-cell office:value-type="float" office:value="19662700" calcext:value-type="float">
            <text:p>19662700</text:p>
          </table:table-cell>
          <table:table-cell table:formula="of:=[.A1231]/1000/(60*60*24)" office:value-type="time" office:time-value="PT05H27M42.7S" calcext:value-type="time">
            <text:p>05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70.44" calcext:value-type="float">
            <text:p>670.44</text:p>
          </table:table-cell>
          <table:table-cell office:value-type="float" office:value="818.96" calcext:value-type="float">
            <text:p>818.96</text:p>
          </table:table-cell>
        </table:table-row>
        <table:table-row table:style-name="ro1">
          <table:table-cell office:value-type="float" office:value="19678700" calcext:value-type="float">
            <text:p>19678700</text:p>
          </table:table-cell>
          <table:table-cell table:formula="of:=[.A1232]/1000/(60*60*24)" office:value-type="time" office:time-value="PT05H27M58.7S" calcext:value-type="time">
            <text:p>05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70.97" calcext:value-type="float">
            <text:p>670.97</text:p>
          </table:table-cell>
          <table:table-cell office:value-type="float" office:value="819.59" calcext:value-type="float">
            <text:p>819.59</text:p>
          </table:table-cell>
        </table:table-row>
        <table:table-row table:style-name="ro1">
          <table:table-cell office:value-type="float" office:value="19694700" calcext:value-type="float">
            <text:p>19694700</text:p>
          </table:table-cell>
          <table:table-cell table:formula="of:=[.A1233]/1000/(60*60*24)" office:value-type="time" office:time-value="PT05H28M14.7S" calcext:value-type="time">
            <text:p>05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71.5" calcext:value-type="float">
            <text:p>671.5</text:p>
          </table:table-cell>
          <table:table-cell office:value-type="float" office:value="820.22" calcext:value-type="float">
            <text:p>820.22</text:p>
          </table:table-cell>
        </table:table-row>
        <table:table-row table:style-name="ro1">
          <table:table-cell office:value-type="float" office:value="19710700" calcext:value-type="float">
            <text:p>19710700</text:p>
          </table:table-cell>
          <table:table-cell table:formula="of:=[.A1234]/1000/(60*60*24)" office:value-type="time" office:time-value="PT05H28M30.7S" calcext:value-type="time">
            <text:p>05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72.03" calcext:value-type="float">
            <text:p>672.03</text:p>
          </table:table-cell>
          <table:table-cell office:value-type="float" office:value="820.85" calcext:value-type="float">
            <text:p>820.85</text:p>
          </table:table-cell>
        </table:table-row>
        <table:table-row table:style-name="ro1">
          <table:table-cell office:value-type="float" office:value="19726700" calcext:value-type="float">
            <text:p>19726700</text:p>
          </table:table-cell>
          <table:table-cell table:formula="of:=[.A1235]/1000/(60*60*24)" office:value-type="time" office:time-value="PT05H28M46.7S" calcext:value-type="time">
            <text:p>05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72.56" calcext:value-type="float">
            <text:p>672.56</text:p>
          </table:table-cell>
          <table:table-cell office:value-type="float" office:value="821.48" calcext:value-type="float">
            <text:p>821.48</text:p>
          </table:table-cell>
        </table:table-row>
        <table:table-row table:style-name="ro1">
          <table:table-cell office:value-type="float" office:value="19742700" calcext:value-type="float">
            <text:p>19742700</text:p>
          </table:table-cell>
          <table:table-cell table:formula="of:=[.A1236]/1000/(60*60*24)" office:value-type="time" office:time-value="PT05H29M02.7S" calcext:value-type="time">
            <text:p>05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673.09" calcext:value-type="float">
            <text:p>673.09</text:p>
          </table:table-cell>
          <table:table-cell office:value-type="float" office:value="822.11" calcext:value-type="float">
            <text:p>822.11</text:p>
          </table:table-cell>
        </table:table-row>
        <table:table-row table:style-name="ro1">
          <table:table-cell office:value-type="float" office:value="19758700" calcext:value-type="float">
            <text:p>19758700</text:p>
          </table:table-cell>
          <table:table-cell table:formula="of:=[.A1237]/1000/(60*60*24)" office:value-type="time" office:time-value="PT05H29M18.7S" calcext:value-type="time">
            <text:p>05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73.62" calcext:value-type="float">
            <text:p>673.62</text:p>
          </table:table-cell>
          <table:table-cell office:value-type="float" office:value="822.74" calcext:value-type="float">
            <text:p>822.74</text:p>
          </table:table-cell>
        </table:table-row>
        <table:table-row table:style-name="ro1">
          <table:table-cell office:value-type="float" office:value="19774700" calcext:value-type="float">
            <text:p>19774700</text:p>
          </table:table-cell>
          <table:table-cell table:formula="of:=[.A1238]/1000/(60*60*24)" office:value-type="time" office:time-value="PT05H29M34.7S" calcext:value-type="time">
            <text:p>05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74.15" calcext:value-type="float">
            <text:p>674.15</text:p>
          </table:table-cell>
          <table:table-cell office:value-type="float" office:value="823.37" calcext:value-type="float">
            <text:p>823.37</text:p>
          </table:table-cell>
        </table:table-row>
        <table:table-row table:style-name="ro1">
          <table:table-cell office:value-type="float" office:value="19790700" calcext:value-type="float">
            <text:p>19790700</text:p>
          </table:table-cell>
          <table:table-cell table:formula="of:=[.A1239]/1000/(60*60*24)" office:value-type="time" office:time-value="PT05H29M50.7S" calcext:value-type="time">
            <text:p>05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74.68" calcext:value-type="float">
            <text:p>674.68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9806700" calcext:value-type="float">
            <text:p>19806700</text:p>
          </table:table-cell>
          <table:table-cell table:formula="of:=[.A1240]/1000/(60*60*24)" office:value-type="time" office:time-value="PT05H30M06.7S" calcext:value-type="time">
            <text:p>05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75.21" calcext:value-type="float">
            <text:p>675.21</text:p>
          </table:table-cell>
          <table:table-cell office:value-type="float" office:value="824.63" calcext:value-type="float">
            <text:p>824.63</text:p>
          </table:table-cell>
        </table:table-row>
        <table:table-row table:style-name="ro1">
          <table:table-cell office:value-type="float" office:value="19822700" calcext:value-type="float">
            <text:p>19822700</text:p>
          </table:table-cell>
          <table:table-cell table:formula="of:=[.A1241]/1000/(60*60*24)" office:value-type="time" office:time-value="PT05H30M22.7S" calcext:value-type="time">
            <text:p>05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75.74" calcext:value-type="float">
            <text:p>675.74</text:p>
          </table:table-cell>
          <table:table-cell office:value-type="float" office:value="825.26" calcext:value-type="float">
            <text:p>825.26</text:p>
          </table:table-cell>
        </table:table-row>
        <table:table-row table:style-name="ro1">
          <table:table-cell office:value-type="float" office:value="19838700" calcext:value-type="float">
            <text:p>19838700</text:p>
          </table:table-cell>
          <table:table-cell table:formula="of:=[.A1242]/1000/(60*60*24)" office:value-type="time" office:time-value="PT05H30M38.7S" calcext:value-type="time">
            <text:p>05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76.27" calcext:value-type="float">
            <text:p>676.27</text:p>
          </table:table-cell>
          <table:table-cell office:value-type="float" office:value="825.89" calcext:value-type="float">
            <text:p>825.89</text:p>
          </table:table-cell>
        </table:table-row>
        <table:table-row table:style-name="ro1">
          <table:table-cell office:value-type="float" office:value="19854700" calcext:value-type="float">
            <text:p>19854700</text:p>
          </table:table-cell>
          <table:table-cell table:formula="of:=[.A1243]/1000/(60*60*24)" office:value-type="time" office:time-value="PT05H30M54.7S" calcext:value-type="time">
            <text:p>05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76.8" calcext:value-type="float">
            <text:p>676.8</text:p>
          </table:table-cell>
          <table:table-cell office:value-type="float" office:value="826.52" calcext:value-type="float">
            <text:p>826.52</text:p>
          </table:table-cell>
        </table:table-row>
        <table:table-row table:style-name="ro1">
          <table:table-cell office:value-type="float" office:value="19870700" calcext:value-type="float">
            <text:p>19870700</text:p>
          </table:table-cell>
          <table:table-cell table:formula="of:=[.A1244]/1000/(60*60*24)" office:value-type="time" office:time-value="PT05H31M10.7S" calcext:value-type="time">
            <text:p>05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77.33" calcext:value-type="float">
            <text:p>677.33</text:p>
          </table:table-cell>
          <table:table-cell office:value-type="float" office:value="827.15" calcext:value-type="float">
            <text:p>827.15</text:p>
          </table:table-cell>
        </table:table-row>
        <table:table-row table:style-name="ro1">
          <table:table-cell office:value-type="float" office:value="19886700" calcext:value-type="float">
            <text:p>19886700</text:p>
          </table:table-cell>
          <table:table-cell table:formula="of:=[.A1245]/1000/(60*60*24)" office:value-type="time" office:time-value="PT05H31M26.7S" calcext:value-type="time">
            <text:p>05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677.87" calcext:value-type="float">
            <text:p>677.87</text:p>
          </table:table-cell>
          <table:table-cell office:value-type="float" office:value="827.78" calcext:value-type="float">
            <text:p>827.78</text:p>
          </table:table-cell>
        </table:table-row>
        <table:table-row table:style-name="ro1">
          <table:table-cell office:value-type="float" office:value="19902700" calcext:value-type="float">
            <text:p>19902700</text:p>
          </table:table-cell>
          <table:table-cell table:formula="of:=[.A1246]/1000/(60*60*24)" office:value-type="time" office:time-value="PT05H31M42.7S" calcext:value-type="time">
            <text:p>05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678.4" calcext:value-type="float">
            <text:p>678.4</text:p>
          </table:table-cell>
          <table:table-cell office:value-type="float" office:value="828.41" calcext:value-type="float">
            <text:p>828.41</text:p>
          </table:table-cell>
        </table:table-row>
        <table:table-row table:style-name="ro1">
          <table:table-cell office:value-type="float" office:value="19918700" calcext:value-type="float">
            <text:p>19918700</text:p>
          </table:table-cell>
          <table:table-cell table:formula="of:=[.A1247]/1000/(60*60*24)" office:value-type="time" office:time-value="PT05H31M58.7S" calcext:value-type="time">
            <text:p>05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78.93" calcext:value-type="float">
            <text:p>678.93</text:p>
          </table:table-cell>
          <table:table-cell office:value-type="float" office:value="829.04" calcext:value-type="float">
            <text:p>829.04</text:p>
          </table:table-cell>
        </table:table-row>
        <table:table-row table:style-name="ro1">
          <table:table-cell office:value-type="float" office:value="19934700" calcext:value-type="float">
            <text:p>19934700</text:p>
          </table:table-cell>
          <table:table-cell table:formula="of:=[.A1248]/1000/(60*60*24)" office:value-type="time" office:time-value="PT05H32M14.7S" calcext:value-type="time">
            <text:p>05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79.46" calcext:value-type="float">
            <text:p>679.46</text:p>
          </table:table-cell>
          <table:table-cell office:value-type="float" office:value="829.67" calcext:value-type="float">
            <text:p>829.67</text:p>
          </table:table-cell>
        </table:table-row>
        <table:table-row table:style-name="ro1">
          <table:table-cell office:value-type="float" office:value="19950700" calcext:value-type="float">
            <text:p>19950700</text:p>
          </table:table-cell>
          <table:table-cell table:formula="of:=[.A1249]/1000/(60*60*24)" office:value-type="time" office:time-value="PT05H32M30.7S" calcext:value-type="time">
            <text:p>05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79.99" calcext:value-type="float">
            <text:p>679.99</text:p>
          </table:table-cell>
          <table:table-cell office:value-type="float" office:value="830.3" calcext:value-type="float">
            <text:p>830.3</text:p>
          </table:table-cell>
        </table:table-row>
        <table:table-row table:style-name="ro1">
          <table:table-cell office:value-type="float" office:value="19966700" calcext:value-type="float">
            <text:p>19966700</text:p>
          </table:table-cell>
          <table:table-cell table:formula="of:=[.A1250]/1000/(60*60*24)" office:value-type="time" office:time-value="PT05H32M46.7S" calcext:value-type="time">
            <text:p>05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80.52" calcext:value-type="float">
            <text:p>680.52</text:p>
          </table:table-cell>
          <table:table-cell office:value-type="float" office:value="830.92" calcext:value-type="float">
            <text:p>830.92</text:p>
          </table:table-cell>
        </table:table-row>
        <table:table-row table:style-name="ro1">
          <table:table-cell office:value-type="float" office:value="19982698" calcext:value-type="float">
            <text:p>19982698</text:p>
          </table:table-cell>
          <table:table-cell table:formula="of:=[.A1251]/1000/(60*60*24)" office:value-type="time" office:time-value="PT05H33M02.698S" calcext:value-type="time">
            <text:p>05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81.05" calcext:value-type="float">
            <text:p>681.05</text:p>
          </table:table-cell>
          <table:table-cell office:value-type="float" office:value="831.55" calcext:value-type="float">
            <text:p>831.55</text:p>
          </table:table-cell>
        </table:table-row>
        <table:table-row table:style-name="ro1">
          <table:table-cell office:value-type="float" office:value="19998698" calcext:value-type="float">
            <text:p>19998698</text:p>
          </table:table-cell>
          <table:table-cell table:formula="of:=[.A1252]/1000/(60*60*24)" office:value-type="time" office:time-value="PT05H33M18.698S" calcext:value-type="time">
            <text:p>05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81.58" calcext:value-type="float">
            <text:p>681.58</text:p>
          </table:table-cell>
          <table:table-cell office:value-type="float" office:value="832.18" calcext:value-type="float">
            <text:p>832.18</text:p>
          </table:table-cell>
        </table:table-row>
        <table:table-row table:style-name="ro1">
          <table:table-cell office:value-type="float" office:value="20014700" calcext:value-type="float">
            <text:p>20014700</text:p>
          </table:table-cell>
          <table:table-cell table:formula="of:=[.A1253]/1000/(60*60*24)" office:value-type="time" office:time-value="PT05H33M34.7S" calcext:value-type="time">
            <text:p>05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82.11" calcext:value-type="float">
            <text:p>682.11</text:p>
          </table:table-cell>
          <table:table-cell office:value-type="float" office:value="832.81" calcext:value-type="float">
            <text:p>832.81</text:p>
          </table:table-cell>
        </table:table-row>
        <table:table-row table:style-name="ro1">
          <table:table-cell office:value-type="float" office:value="20030700" calcext:value-type="float">
            <text:p>20030700</text:p>
          </table:table-cell>
          <table:table-cell table:formula="of:=[.A1254]/1000/(60*60*24)" office:value-type="time" office:time-value="PT05H33M50.7S" calcext:value-type="time">
            <text:p>05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82.64" calcext:value-type="float">
            <text:p>682.64</text:p>
          </table:table-cell>
          <table:table-cell office:value-type="float" office:value="833.44" calcext:value-type="float">
            <text:p>833.44</text:p>
          </table:table-cell>
        </table:table-row>
        <table:table-row table:style-name="ro1">
          <table:table-cell office:value-type="float" office:value="20046700" calcext:value-type="float">
            <text:p>20046700</text:p>
          </table:table-cell>
          <table:table-cell table:formula="of:=[.A1255]/1000/(60*60*24)" office:value-type="time" office:time-value="PT05H34M06.7S" calcext:value-type="time">
            <text:p>05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83.17" calcext:value-type="float">
            <text:p>683.17</text:p>
          </table:table-cell>
          <table:table-cell office:value-type="float" office:value="834.07" calcext:value-type="float">
            <text:p>834.07</text:p>
          </table:table-cell>
        </table:table-row>
        <table:table-row table:style-name="ro1">
          <table:table-cell office:value-type="float" office:value="20062700" calcext:value-type="float">
            <text:p>20062700</text:p>
          </table:table-cell>
          <table:table-cell table:formula="of:=[.A1256]/1000/(60*60*24)" office:value-type="time" office:time-value="PT05H34M22.7S" calcext:value-type="time">
            <text:p>05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83.7" calcext:value-type="float">
            <text:p>683.7</text:p>
          </table:table-cell>
          <table:table-cell office:value-type="float" office:value="834.7" calcext:value-type="float">
            <text:p>834.7</text:p>
          </table:table-cell>
        </table:table-row>
        <table:table-row table:style-name="ro1">
          <table:table-cell office:value-type="float" office:value="20078700" calcext:value-type="float">
            <text:p>20078700</text:p>
          </table:table-cell>
          <table:table-cell table:formula="of:=[.A1257]/1000/(60*60*24)" office:value-type="time" office:time-value="PT05H34M38.7S" calcext:value-type="time">
            <text:p>05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84.23" calcext:value-type="float">
            <text:p>684.23</text:p>
          </table:table-cell>
          <table:table-cell office:value-type="float" office:value="835.32" calcext:value-type="float">
            <text:p>835.32</text:p>
          </table:table-cell>
        </table:table-row>
        <table:table-row table:style-name="ro1">
          <table:table-cell office:value-type="float" office:value="20094700" calcext:value-type="float">
            <text:p>20094700</text:p>
          </table:table-cell>
          <table:table-cell table:formula="of:=[.A1258]/1000/(60*60*24)" office:value-type="time" office:time-value="PT05H34M54.7S" calcext:value-type="time">
            <text:p>05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84.76" calcext:value-type="float">
            <text:p>684.76</text:p>
          </table:table-cell>
          <table:table-cell office:value-type="float" office:value="835.95" calcext:value-type="float">
            <text:p>835.95</text:p>
          </table:table-cell>
        </table:table-row>
        <table:table-row table:style-name="ro1">
          <table:table-cell office:value-type="float" office:value="20110700" calcext:value-type="float">
            <text:p>20110700</text:p>
          </table:table-cell>
          <table:table-cell table:formula="of:=[.A1259]/1000/(60*60*24)" office:value-type="time" office:time-value="PT05H35M10.7S" calcext:value-type="time">
            <text:p>05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85.29" calcext:value-type="float">
            <text:p>685.29</text:p>
          </table:table-cell>
          <table:table-cell office:value-type="float" office:value="836.58" calcext:value-type="float">
            <text:p>836.58</text:p>
          </table:table-cell>
        </table:table-row>
        <table:table-row table:style-name="ro1">
          <table:table-cell office:value-type="float" office:value="20126700" calcext:value-type="float">
            <text:p>20126700</text:p>
          </table:table-cell>
          <table:table-cell table:formula="of:=[.A1260]/1000/(60*60*24)" office:value-type="time" office:time-value="PT05H35M26.7S" calcext:value-type="time">
            <text:p>05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85.82" calcext:value-type="float">
            <text:p>685.82</text:p>
          </table:table-cell>
          <table:table-cell office:value-type="float" office:value="837.21" calcext:value-type="float">
            <text:p>837.21</text:p>
          </table:table-cell>
        </table:table-row>
        <table:table-row table:style-name="ro1">
          <table:table-cell office:value-type="float" office:value="20142700" calcext:value-type="float">
            <text:p>20142700</text:p>
          </table:table-cell>
          <table:table-cell table:formula="of:=[.A1261]/1000/(60*60*24)" office:value-type="time" office:time-value="PT05H35M42.7S" calcext:value-type="time">
            <text:p>05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86.34" calcext:value-type="float">
            <text:p>686.34</text:p>
          </table:table-cell>
          <table:table-cell office:value-type="float" office:value="837.84" calcext:value-type="float">
            <text:p>837.84</text:p>
          </table:table-cell>
        </table:table-row>
        <table:table-row table:style-name="ro1">
          <table:table-cell office:value-type="float" office:value="20158700" calcext:value-type="float">
            <text:p>20158700</text:p>
          </table:table-cell>
          <table:table-cell table:formula="of:=[.A1262]/1000/(60*60*24)" office:value-type="time" office:time-value="PT05H35M58.7S" calcext:value-type="time">
            <text:p>05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86.87" calcext:value-type="float">
            <text:p>686.87</text:p>
          </table:table-cell>
          <table:table-cell office:value-type="float" office:value="838.46" calcext:value-type="float">
            <text:p>838.46</text:p>
          </table:table-cell>
        </table:table-row>
        <table:table-row table:style-name="ro1">
          <table:table-cell office:value-type="float" office:value="20174700" calcext:value-type="float">
            <text:p>20174700</text:p>
          </table:table-cell>
          <table:table-cell table:formula="of:=[.A1263]/1000/(60*60*24)" office:value-type="time" office:time-value="PT05H36M14.7S" calcext:value-type="time">
            <text:p>05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87.4" calcext:value-type="float">
            <text:p>687.4</text:p>
          </table:table-cell>
          <table:table-cell office:value-type="float" office:value="839.09" calcext:value-type="float">
            <text:p>839.09</text:p>
          </table:table-cell>
        </table:table-row>
        <table:table-row table:style-name="ro1">
          <table:table-cell office:value-type="float" office:value="20190700" calcext:value-type="float">
            <text:p>20190700</text:p>
          </table:table-cell>
          <table:table-cell table:formula="of:=[.A1264]/1000/(60*60*24)" office:value-type="time" office:time-value="PT05H36M30.7S" calcext:value-type="time">
            <text:p>05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87.93" calcext:value-type="float">
            <text:p>687.93</text:p>
          </table:table-cell>
          <table:table-cell office:value-type="float" office:value="839.72" calcext:value-type="float">
            <text:p>839.72</text:p>
          </table:table-cell>
        </table:table-row>
        <table:table-row table:style-name="ro1">
          <table:table-cell office:value-type="float" office:value="20206700" calcext:value-type="float">
            <text:p>20206700</text:p>
          </table:table-cell>
          <table:table-cell table:formula="of:=[.A1265]/1000/(60*60*24)" office:value-type="time" office:time-value="PT05H36M46.7S" calcext:value-type="time">
            <text:p>05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88.46" calcext:value-type="float">
            <text:p>688.46</text:p>
          </table:table-cell>
          <table:table-cell office:value-type="float" office:value="840.34" calcext:value-type="float">
            <text:p>840.34</text:p>
          </table:table-cell>
        </table:table-row>
        <table:table-row table:style-name="ro1">
          <table:table-cell office:value-type="float" office:value="20222700" calcext:value-type="float">
            <text:p>20222700</text:p>
          </table:table-cell>
          <table:table-cell table:formula="of:=[.A1266]/1000/(60*60*24)" office:value-type="time" office:time-value="PT05H37M02.7S" calcext:value-type="time">
            <text:p>05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88.99" calcext:value-type="float">
            <text:p>688.99</text:p>
          </table:table-cell>
          <table:table-cell office:value-type="float" office:value="840.97" calcext:value-type="float">
            <text:p>840.97</text:p>
          </table:table-cell>
        </table:table-row>
        <table:table-row table:style-name="ro1">
          <table:table-cell office:value-type="float" office:value="20238700" calcext:value-type="float">
            <text:p>20238700</text:p>
          </table:table-cell>
          <table:table-cell table:formula="of:=[.A1267]/1000/(60*60*24)" office:value-type="time" office:time-value="PT05H37M18.7S" calcext:value-type="time">
            <text:p>05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89.52" calcext:value-type="float">
            <text:p>689.52</text:p>
          </table:table-cell>
          <table:table-cell office:value-type="float" office:value="841.6" calcext:value-type="float">
            <text:p>841.6</text:p>
          </table:table-cell>
        </table:table-row>
        <table:table-row table:style-name="ro1">
          <table:table-cell office:value-type="float" office:value="20254700" calcext:value-type="float">
            <text:p>20254700</text:p>
          </table:table-cell>
          <table:table-cell table:formula="of:=[.A1268]/1000/(60*60*24)" office:value-type="time" office:time-value="PT05H37M34.7S" calcext:value-type="time">
            <text:p>05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90.05" calcext:value-type="float">
            <text:p>690.05</text:p>
          </table:table-cell>
          <table:table-cell office:value-type="float" office:value="842.23" calcext:value-type="float">
            <text:p>842.23</text:p>
          </table:table-cell>
        </table:table-row>
        <table:table-row table:style-name="ro1">
          <table:table-cell office:value-type="float" office:value="20270700" calcext:value-type="float">
            <text:p>20270700</text:p>
          </table:table-cell>
          <table:table-cell table:formula="of:=[.A1269]/1000/(60*60*24)" office:value-type="time" office:time-value="PT05H37M50.7S" calcext:value-type="time">
            <text:p>05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0.58" calcext:value-type="float">
            <text:p>690.58</text:p>
          </table:table-cell>
          <table:table-cell office:value-type="float" office:value="842.85" calcext:value-type="float">
            <text:p>842.85</text:p>
          </table:table-cell>
        </table:table-row>
        <table:table-row table:style-name="ro1">
          <table:table-cell office:value-type="float" office:value="20286700" calcext:value-type="float">
            <text:p>20286700</text:p>
          </table:table-cell>
          <table:table-cell table:formula="of:=[.A1270]/1000/(60*60*24)" office:value-type="time" office:time-value="PT05H38M06.7S" calcext:value-type="time">
            <text:p>05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1.11" calcext:value-type="float">
            <text:p>691.11</text:p>
          </table:table-cell>
          <table:table-cell office:value-type="float" office:value="843.48" calcext:value-type="float">
            <text:p>843.48</text:p>
          </table:table-cell>
        </table:table-row>
        <table:table-row table:style-name="ro1">
          <table:table-cell office:value-type="float" office:value="20302700" calcext:value-type="float">
            <text:p>20302700</text:p>
          </table:table-cell>
          <table:table-cell table:formula="of:=[.A1271]/1000/(60*60*24)" office:value-type="time" office:time-value="PT05H38M22.7S" calcext:value-type="time">
            <text:p>05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1.64" calcext:value-type="float">
            <text:p>691.64</text:p>
          </table:table-cell>
          <table:table-cell office:value-type="float" office:value="844.11" calcext:value-type="float">
            <text:p>844.11</text:p>
          </table:table-cell>
        </table:table-row>
        <table:table-row table:style-name="ro1">
          <table:table-cell office:value-type="float" office:value="20318700" calcext:value-type="float">
            <text:p>20318700</text:p>
          </table:table-cell>
          <table:table-cell table:formula="of:=[.A1272]/1000/(60*60*24)" office:value-type="time" office:time-value="PT05H38M38.7S" calcext:value-type="time">
            <text:p>05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2.17" calcext:value-type="float">
            <text:p>692.17</text:p>
          </table:table-cell>
          <table:table-cell office:value-type="float" office:value="844.73" calcext:value-type="float">
            <text:p>844.73</text:p>
          </table:table-cell>
        </table:table-row>
        <table:table-row table:style-name="ro1">
          <table:table-cell office:value-type="float" office:value="20334700" calcext:value-type="float">
            <text:p>20334700</text:p>
          </table:table-cell>
          <table:table-cell table:formula="of:=[.A1273]/1000/(60*60*24)" office:value-type="time" office:time-value="PT05H38M54.7S" calcext:value-type="time">
            <text:p>05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2.7" calcext:value-type="float">
            <text:p>692.7</text:p>
          </table:table-cell>
          <table:table-cell office:value-type="float" office:value="845.36" calcext:value-type="float">
            <text:p>845.36</text:p>
          </table:table-cell>
        </table:table-row>
        <table:table-row table:style-name="ro1">
          <table:table-cell office:value-type="float" office:value="20350700" calcext:value-type="float">
            <text:p>20350700</text:p>
          </table:table-cell>
          <table:table-cell table:formula="of:=[.A1274]/1000/(60*60*24)" office:value-type="time" office:time-value="PT05H39M10.7S" calcext:value-type="time">
            <text:p>05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3.23" calcext:value-type="float">
            <text:p>693.23</text:p>
          </table:table-cell>
          <table:table-cell office:value-type="float" office:value="845.99" calcext:value-type="float">
            <text:p>845.99</text:p>
          </table:table-cell>
        </table:table-row>
        <table:table-row table:style-name="ro1">
          <table:table-cell office:value-type="float" office:value="20366700" calcext:value-type="float">
            <text:p>20366700</text:p>
          </table:table-cell>
          <table:table-cell table:formula="of:=[.A1275]/1000/(60*60*24)" office:value-type="time" office:time-value="PT05H39M26.7S" calcext:value-type="time">
            <text:p>05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0.53" calcext:value-type="float">
            <text:p>140.53</text:p>
          </table:table-cell>
          <table:table-cell office:value-type="float" office:value="693.76" calcext:value-type="float">
            <text:p>693.76</text:p>
          </table:table-cell>
          <table:table-cell office:value-type="float" office:value="846.61" calcext:value-type="float">
            <text:p>846.61</text:p>
          </table:table-cell>
        </table:table-row>
        <table:table-row table:style-name="ro1">
          <table:table-cell office:value-type="float" office:value="20382700" calcext:value-type="float">
            <text:p>20382700</text:p>
          </table:table-cell>
          <table:table-cell table:formula="of:=[.A1276]/1000/(60*60*24)" office:value-type="time" office:time-value="PT05H39M42.7S" calcext:value-type="time">
            <text:p>05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94.28" calcext:value-type="float">
            <text:p>694.28</text:p>
          </table:table-cell>
          <table:table-cell office:value-type="float" office:value="847.24" calcext:value-type="float">
            <text:p>847.24</text:p>
          </table:table-cell>
        </table:table-row>
        <table:table-row table:style-name="ro1">
          <table:table-cell office:value-type="float" office:value="20398700" calcext:value-type="float">
            <text:p>20398700</text:p>
          </table:table-cell>
          <table:table-cell table:formula="of:=[.A1277]/1000/(60*60*24)" office:value-type="time" office:time-value="PT05H39M58.7S" calcext:value-type="time">
            <text:p>05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94.81" calcext:value-type="float">
            <text:p>694.81</text:p>
          </table:table-cell>
          <table:table-cell office:value-type="float" office:value="847.87" calcext:value-type="float">
            <text:p>847.87</text:p>
          </table:table-cell>
        </table:table-row>
        <table:table-row table:style-name="ro1">
          <table:table-cell office:value-type="float" office:value="20414700" calcext:value-type="float">
            <text:p>20414700</text:p>
          </table:table-cell>
          <table:table-cell table:formula="of:=[.A1278]/1000/(60*60*24)" office:value-type="time" office:time-value="PT05H40M14.7S" calcext:value-type="time">
            <text:p>05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95.34" calcext:value-type="float">
            <text:p>695.34</text:p>
          </table:table-cell>
          <table:table-cell office:value-type="float" office:value="848.49" calcext:value-type="float">
            <text:p>848.49</text:p>
          </table:table-cell>
        </table:table-row>
        <table:table-row table:style-name="ro1">
          <table:table-cell office:value-type="float" office:value="20430700" calcext:value-type="float">
            <text:p>20430700</text:p>
          </table:table-cell>
          <table:table-cell table:formula="of:=[.A1279]/1000/(60*60*24)" office:value-type="time" office:time-value="PT05H40M30.7S" calcext:value-type="time">
            <text:p>05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95.87" calcext:value-type="float">
            <text:p>695.87</text:p>
          </table:table-cell>
          <table:table-cell office:value-type="float" office:value="849.12" calcext:value-type="float">
            <text:p>849.12</text:p>
          </table:table-cell>
        </table:table-row>
        <table:table-row table:style-name="ro1">
          <table:table-cell office:value-type="float" office:value="20446700" calcext:value-type="float">
            <text:p>20446700</text:p>
          </table:table-cell>
          <table:table-cell table:formula="of:=[.A1280]/1000/(60*60*24)" office:value-type="time" office:time-value="PT05H40M46.7S" calcext:value-type="time">
            <text:p>05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6.4" calcext:value-type="float">
            <text:p>696.4</text:p>
          </table:table-cell>
          <table:table-cell office:value-type="float" office:value="849.75" calcext:value-type="float">
            <text:p>849.75</text:p>
          </table:table-cell>
        </table:table-row>
        <table:table-row table:style-name="ro1">
          <table:table-cell office:value-type="float" office:value="20462700" calcext:value-type="float">
            <text:p>20462700</text:p>
          </table:table-cell>
          <table:table-cell table:formula="of:=[.A1281]/1000/(60*60*24)" office:value-type="time" office:time-value="PT05H41M02.7S" calcext:value-type="time">
            <text:p>05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96.93" calcext:value-type="float">
            <text:p>696.93</text:p>
          </table:table-cell>
          <table:table-cell office:value-type="float" office:value="850.37" calcext:value-type="float">
            <text:p>850.37</text:p>
          </table:table-cell>
        </table:table-row>
        <table:table-row table:style-name="ro1">
          <table:table-cell office:value-type="float" office:value="20478700" calcext:value-type="float">
            <text:p>20478700</text:p>
          </table:table-cell>
          <table:table-cell table:formula="of:=[.A1282]/1000/(60*60*24)" office:value-type="time" office:time-value="PT05H41M18.7S" calcext:value-type="time">
            <text:p>05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97.46" calcext:value-type="float">
            <text:p>697.46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20494700" calcext:value-type="float">
            <text:p>20494700</text:p>
          </table:table-cell>
          <table:table-cell table:formula="of:=[.A1283]/1000/(60*60*24)" office:value-type="time" office:time-value="PT05H41M34.7S" calcext:value-type="time">
            <text:p>05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97.99" calcext:value-type="float">
            <text:p>697.99</text:p>
          </table:table-cell>
          <table:table-cell office:value-type="float" office:value="851.62" calcext:value-type="float">
            <text:p>851.62</text:p>
          </table:table-cell>
        </table:table-row>
        <table:table-row table:style-name="ro1">
          <table:table-cell office:value-type="float" office:value="20510700" calcext:value-type="float">
            <text:p>20510700</text:p>
          </table:table-cell>
          <table:table-cell table:formula="of:=[.A1284]/1000/(60*60*24)" office:value-type="time" office:time-value="PT05H41M50.7S" calcext:value-type="time">
            <text:p>05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698.52" calcext:value-type="float">
            <text:p>698.52</text:p>
          </table:table-cell>
          <table:table-cell office:value-type="float" office:value="852.25" calcext:value-type="float">
            <text:p>852.25</text:p>
          </table:table-cell>
        </table:table-row>
        <table:table-row table:style-name="ro1">
          <table:table-cell office:value-type="float" office:value="20526700" calcext:value-type="float">
            <text:p>20526700</text:p>
          </table:table-cell>
          <table:table-cell table:formula="of:=[.A1285]/1000/(60*60*24)" office:value-type="time" office:time-value="PT05H42M06.7S" calcext:value-type="time">
            <text:p>05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99.05" calcext:value-type="float">
            <text:p>699.05</text:p>
          </table:table-cell>
          <table:table-cell office:value-type="float" office:value="852.87" calcext:value-type="float">
            <text:p>852.87</text:p>
          </table:table-cell>
        </table:table-row>
        <table:table-row table:style-name="ro1">
          <table:table-cell office:value-type="float" office:value="20542700" calcext:value-type="float">
            <text:p>20542700</text:p>
          </table:table-cell>
          <table:table-cell table:formula="of:=[.A1286]/1000/(60*60*24)" office:value-type="time" office:time-value="PT05H42M22.7S" calcext:value-type="time">
            <text:p>05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99.58" calcext:value-type="float">
            <text:p>699.58</text:p>
          </table:table-cell>
          <table:table-cell office:value-type="float" office:value="853.5" calcext:value-type="float">
            <text:p>853.5</text:p>
          </table:table-cell>
        </table:table-row>
        <table:table-row table:style-name="ro1">
          <table:table-cell office:value-type="float" office:value="20558700" calcext:value-type="float">
            <text:p>20558700</text:p>
          </table:table-cell>
          <table:table-cell table:formula="of:=[.A1287]/1000/(60*60*24)" office:value-type="time" office:time-value="PT05H42M38.7S" calcext:value-type="time">
            <text:p>05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0.11" calcext:value-type="float">
            <text:p>700.11</text:p>
          </table:table-cell>
          <table:table-cell office:value-type="float" office:value="854.13" calcext:value-type="float">
            <text:p>854.13</text:p>
          </table:table-cell>
        </table:table-row>
        <table:table-row table:style-name="ro1">
          <table:table-cell office:value-type="float" office:value="20574700" calcext:value-type="float">
            <text:p>20574700</text:p>
          </table:table-cell>
          <table:table-cell table:formula="of:=[.A1288]/1000/(60*60*24)" office:value-type="time" office:time-value="PT05H42M54.7S" calcext:value-type="time">
            <text:p>05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0.63" calcext:value-type="float">
            <text:p>700.63</text:p>
          </table:table-cell>
          <table:table-cell office:value-type="float" office:value="854.75" calcext:value-type="float">
            <text:p>854.75</text:p>
          </table:table-cell>
        </table:table-row>
        <table:table-row table:style-name="ro1">
          <table:table-cell office:value-type="float" office:value="20590700" calcext:value-type="float">
            <text:p>20590700</text:p>
          </table:table-cell>
          <table:table-cell table:formula="of:=[.A1289]/1000/(60*60*24)" office:value-type="time" office:time-value="PT05H43M10.7S" calcext:value-type="time">
            <text:p>05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701.16" calcext:value-type="float">
            <text:p>701.16</text:p>
          </table:table-cell>
          <table:table-cell office:value-type="float" office:value="855.38" calcext:value-type="float">
            <text:p>855.38</text:p>
          </table:table-cell>
        </table:table-row>
        <table:table-row table:style-name="ro1">
          <table:table-cell office:value-type="float" office:value="20606700" calcext:value-type="float">
            <text:p>20606700</text:p>
          </table:table-cell>
          <table:table-cell table:formula="of:=[.A1290]/1000/(60*60*24)" office:value-type="time" office:time-value="PT05H43M26.7S" calcext:value-type="time">
            <text:p>05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01.69" calcext:value-type="float">
            <text:p>701.6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0622700" calcext:value-type="float">
            <text:p>20622700</text:p>
          </table:table-cell>
          <table:table-cell table:formula="of:=[.A1291]/1000/(60*60*24)" office:value-type="time" office:time-value="PT05H43M42.7S" calcext:value-type="time">
            <text:p>05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702.22" calcext:value-type="float">
            <text:p>702.22</text:p>
          </table:table-cell>
          <table:table-cell office:value-type="float" office:value="856.63" calcext:value-type="float">
            <text:p>856.63</text:p>
          </table:table-cell>
        </table:table-row>
        <table:table-row table:style-name="ro1">
          <table:table-cell office:value-type="float" office:value="20638700" calcext:value-type="float">
            <text:p>20638700</text:p>
          </table:table-cell>
          <table:table-cell table:formula="of:=[.A1292]/1000/(60*60*24)" office:value-type="time" office:time-value="PT05H43M58.7S" calcext:value-type="time">
            <text:p>05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02.75" calcext:value-type="float">
            <text:p>702.75</text:p>
          </table:table-cell>
          <table:table-cell office:value-type="float" office:value="857.25" calcext:value-type="float">
            <text:p>857.25</text:p>
          </table:table-cell>
        </table:table-row>
        <table:table-row table:style-name="ro1">
          <table:table-cell office:value-type="float" office:value="20654700" calcext:value-type="float">
            <text:p>20654700</text:p>
          </table:table-cell>
          <table:table-cell table:formula="of:=[.A1293]/1000/(60*60*24)" office:value-type="time" office:time-value="PT05H44M14.7S" calcext:value-type="time">
            <text:p>05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03.28" calcext:value-type="float">
            <text:p>703.28</text:p>
          </table:table-cell>
          <table:table-cell office:value-type="float" office:value="857.88" calcext:value-type="float">
            <text:p>857.88</text:p>
          </table:table-cell>
        </table:table-row>
        <table:table-row table:style-name="ro1">
          <table:table-cell office:value-type="float" office:value="20670700" calcext:value-type="float">
            <text:p>20670700</text:p>
          </table:table-cell>
          <table:table-cell table:formula="of:=[.A1294]/1000/(60*60*24)" office:value-type="time" office:time-value="PT05H44M30.7S" calcext:value-type="time">
            <text:p>05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03.81" calcext:value-type="float">
            <text:p>703.81</text:p>
          </table:table-cell>
          <table:table-cell office:value-type="float" office:value="858.5" calcext:value-type="float">
            <text:p>858.5</text:p>
          </table:table-cell>
        </table:table-row>
        <table:table-row table:style-name="ro1">
          <table:table-cell office:value-type="float" office:value="20686700" calcext:value-type="float">
            <text:p>20686700</text:p>
          </table:table-cell>
          <table:table-cell table:formula="of:=[.A1295]/1000/(60*60*24)" office:value-type="time" office:time-value="PT05H44M46.7S" calcext:value-type="time">
            <text:p>05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04.33" calcext:value-type="float">
            <text:p>704.33</text:p>
          </table:table-cell>
          <table:table-cell office:value-type="float" office:value="859.12" calcext:value-type="float">
            <text:p>859.12</text:p>
          </table:table-cell>
        </table:table-row>
        <table:table-row table:style-name="ro1">
          <table:table-cell office:value-type="float" office:value="20702700" calcext:value-type="float">
            <text:p>20702700</text:p>
          </table:table-cell>
          <table:table-cell table:formula="of:=[.A1296]/1000/(60*60*24)" office:value-type="time" office:time-value="PT05H45M02.7S" calcext:value-type="time">
            <text:p>05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04.86" calcext:value-type="float">
            <text:p>704.86</text:p>
          </table:table-cell>
          <table:table-cell office:value-type="float" office:value="859.75" calcext:value-type="float">
            <text:p>859.75</text:p>
          </table:table-cell>
        </table:table-row>
        <table:table-row table:style-name="ro1">
          <table:table-cell office:value-type="float" office:value="20718700" calcext:value-type="float">
            <text:p>20718700</text:p>
          </table:table-cell>
          <table:table-cell table:formula="of:=[.A1297]/1000/(60*60*24)" office:value-type="time" office:time-value="PT05H45M18.7S" calcext:value-type="time">
            <text:p>05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5" calcext:value-type="float">
            <text:p>140.65</text:p>
          </table:table-cell>
          <table:table-cell office:value-type="float" office:value="705.39" calcext:value-type="float">
            <text:p>705.39</text:p>
          </table:table-cell>
          <table:table-cell office:value-type="float" office:value="860.37" calcext:value-type="float">
            <text:p>860.37</text:p>
          </table:table-cell>
        </table:table-row>
        <table:table-row table:style-name="ro1">
          <table:table-cell office:value-type="float" office:value="20734700" calcext:value-type="float">
            <text:p>20734700</text:p>
          </table:table-cell>
          <table:table-cell table:formula="of:=[.A1298]/1000/(60*60*24)" office:value-type="time" office:time-value="PT05H45M34.7S" calcext:value-type="time">
            <text:p>05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05.92" calcext:value-type="float">
            <text:p>705.9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0750700" calcext:value-type="float">
            <text:p>20750700</text:p>
          </table:table-cell>
          <table:table-cell table:formula="of:=[.A1299]/1000/(60*60*24)" office:value-type="time" office:time-value="PT05H45M50.7S" calcext:value-type="time">
            <text:p>05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06.45" calcext:value-type="float">
            <text:p>706.45</text:p>
          </table:table-cell>
          <table:table-cell office:value-type="float" office:value="861.62" calcext:value-type="float">
            <text:p>861.62</text:p>
          </table:table-cell>
        </table:table-row>
        <table:table-row table:style-name="ro1">
          <table:table-cell office:value-type="float" office:value="20766700" calcext:value-type="float">
            <text:p>20766700</text:p>
          </table:table-cell>
          <table:table-cell table:formula="of:=[.A1300]/1000/(60*60*24)" office:value-type="time" office:time-value="PT05H46M06.7S" calcext:value-type="time">
            <text:p>05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5" calcext:value-type="float">
            <text:p>140.65</text:p>
          </table:table-cell>
          <table:table-cell office:value-type="float" office:value="706.98" calcext:value-type="float">
            <text:p>706.98</text:p>
          </table:table-cell>
          <table:table-cell office:value-type="float" office:value="862.24" calcext:value-type="float">
            <text:p>862.24</text:p>
          </table:table-cell>
        </table:table-row>
        <table:table-row table:style-name="ro1">
          <table:table-cell office:value-type="float" office:value="20782700" calcext:value-type="float">
            <text:p>20782700</text:p>
          </table:table-cell>
          <table:table-cell table:formula="of:=[.A1301]/1000/(60*60*24)" office:value-type="time" office:time-value="PT05H46M22.7S" calcext:value-type="time">
            <text:p>05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07.5" calcext:value-type="float">
            <text:p>707.5</text:p>
          </table:table-cell>
          <table:table-cell office:value-type="float" office:value="862.87" calcext:value-type="float">
            <text:p>862.87</text:p>
          </table:table-cell>
        </table:table-row>
        <table:table-row table:style-name="ro1">
          <table:table-cell office:value-type="float" office:value="20798700" calcext:value-type="float">
            <text:p>20798700</text:p>
          </table:table-cell>
          <table:table-cell table:formula="of:=[.A1302]/1000/(60*60*24)" office:value-type="time" office:time-value="PT05H46M38.7S" calcext:value-type="time">
            <text:p>05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08.03" calcext:value-type="float">
            <text:p>708.03</text:p>
          </table:table-cell>
          <table:table-cell office:value-type="float" office:value="863.49" calcext:value-type="float">
            <text:p>863.49</text:p>
          </table:table-cell>
        </table:table-row>
        <table:table-row table:style-name="ro1">
          <table:table-cell office:value-type="float" office:value="20814700" calcext:value-type="float">
            <text:p>20814700</text:p>
          </table:table-cell>
          <table:table-cell table:formula="of:=[.A1303]/1000/(60*60*24)" office:value-type="time" office:time-value="PT05H46M54.7S" calcext:value-type="time">
            <text:p>05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08.56" calcext:value-type="float">
            <text:p>708.56</text:p>
          </table:table-cell>
          <table:table-cell office:value-type="float" office:value="864.11" calcext:value-type="float">
            <text:p>864.11</text:p>
          </table:table-cell>
        </table:table-row>
        <table:table-row table:style-name="ro1">
          <table:table-cell office:value-type="float" office:value="20830700" calcext:value-type="float">
            <text:p>20830700</text:p>
          </table:table-cell>
          <table:table-cell table:formula="of:=[.A1304]/1000/(60*60*24)" office:value-type="time" office:time-value="PT05H47M10.7S" calcext:value-type="time">
            <text:p>05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09.09" calcext:value-type="float">
            <text:p>709.09</text:p>
          </table:table-cell>
          <table:table-cell office:value-type="float" office:value="864.74" calcext:value-type="float">
            <text:p>864.74</text:p>
          </table:table-cell>
        </table:table-row>
        <table:table-row table:style-name="ro1">
          <table:table-cell office:value-type="float" office:value="20846700" calcext:value-type="float">
            <text:p>20846700</text:p>
          </table:table-cell>
          <table:table-cell table:formula="of:=[.A1305]/1000/(60*60*24)" office:value-type="time" office:time-value="PT05H47M26.7S" calcext:value-type="time">
            <text:p>05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09.62" calcext:value-type="float">
            <text:p>709.62</text:p>
          </table:table-cell>
          <table:table-cell office:value-type="float" office:value="865.36" calcext:value-type="float">
            <text:p>865.36</text:p>
          </table:table-cell>
        </table:table-row>
        <table:table-row table:style-name="ro1">
          <table:table-cell office:value-type="float" office:value="20862700" calcext:value-type="float">
            <text:p>20862700</text:p>
          </table:table-cell>
          <table:table-cell table:formula="of:=[.A1306]/1000/(60*60*24)" office:value-type="time" office:time-value="PT05H47M42.7S" calcext:value-type="time">
            <text:p>05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0.15" calcext:value-type="float">
            <text:p>710.15</text:p>
          </table:table-cell>
          <table:table-cell office:value-type="float" office:value="865.98" calcext:value-type="float">
            <text:p>865.98</text:p>
          </table:table-cell>
        </table:table-row>
        <table:table-row table:style-name="ro1">
          <table:table-cell office:value-type="float" office:value="20878700" calcext:value-type="float">
            <text:p>20878700</text:p>
          </table:table-cell>
          <table:table-cell table:formula="of:=[.A1307]/1000/(60*60*24)" office:value-type="time" office:time-value="PT05H47M58.7S" calcext:value-type="time">
            <text:p>05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0.67" calcext:value-type="float">
            <text:p>710.67</text:p>
          </table:table-cell>
          <table:table-cell office:value-type="float" office:value="866.61" calcext:value-type="float">
            <text:p>866.61</text:p>
          </table:table-cell>
        </table:table-row>
        <table:table-row table:style-name="ro1">
          <table:table-cell office:value-type="float" office:value="20894700" calcext:value-type="float">
            <text:p>20894700</text:p>
          </table:table-cell>
          <table:table-cell table:formula="of:=[.A1308]/1000/(60*60*24)" office:value-type="time" office:time-value="PT05H48M14.7S" calcext:value-type="time">
            <text:p>05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1.2" calcext:value-type="float">
            <text:p>711.2</text:p>
          </table:table-cell>
          <table:table-cell office:value-type="float" office:value="867.23" calcext:value-type="float">
            <text:p>867.23</text:p>
          </table:table-cell>
        </table:table-row>
        <table:table-row table:style-name="ro1">
          <table:table-cell office:value-type="float" office:value="20910700" calcext:value-type="float">
            <text:p>20910700</text:p>
          </table:table-cell>
          <table:table-cell table:formula="of:=[.A1309]/1000/(60*60*24)" office:value-type="time" office:time-value="PT05H48M30.7S" calcext:value-type="time">
            <text:p>05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1.73" calcext:value-type="float">
            <text:p>711.73</text:p>
          </table:table-cell>
          <table:table-cell office:value-type="float" office:value="867.85" calcext:value-type="float">
            <text:p>867.85</text:p>
          </table:table-cell>
        </table:table-row>
        <table:table-row table:style-name="ro1">
          <table:table-cell office:value-type="float" office:value="20926700" calcext:value-type="float">
            <text:p>20926700</text:p>
          </table:table-cell>
          <table:table-cell table:formula="of:=[.A1310]/1000/(60*60*24)" office:value-type="time" office:time-value="PT05H48M46.7S" calcext:value-type="time">
            <text:p>05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2.26" calcext:value-type="float">
            <text:p>712.26</text:p>
          </table:table-cell>
          <table:table-cell office:value-type="float" office:value="868.47" calcext:value-type="float">
            <text:p>868.47</text:p>
          </table:table-cell>
        </table:table-row>
        <table:table-row table:style-name="ro1">
          <table:table-cell office:value-type="float" office:value="20942700" calcext:value-type="float">
            <text:p>20942700</text:p>
          </table:table-cell>
          <table:table-cell table:formula="of:=[.A1311]/1000/(60*60*24)" office:value-type="time" office:time-value="PT05H49M02.7S" calcext:value-type="time">
            <text:p>05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2.78" calcext:value-type="float">
            <text:p>712.78</text:p>
          </table:table-cell>
          <table:table-cell office:value-type="float" office:value="869.1" calcext:value-type="float">
            <text:p>869.1</text:p>
          </table:table-cell>
        </table:table-row>
        <table:table-row table:style-name="ro1">
          <table:table-cell office:value-type="float" office:value="20958700" calcext:value-type="float">
            <text:p>20958700</text:p>
          </table:table-cell>
          <table:table-cell table:formula="of:=[.A1312]/1000/(60*60*24)" office:value-type="time" office:time-value="PT05H49M18.7S" calcext:value-type="time">
            <text:p>05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3.31" calcext:value-type="float">
            <text:p>713.31</text:p>
          </table:table-cell>
          <table:table-cell office:value-type="float" office:value="869.72" calcext:value-type="float">
            <text:p>869.72</text:p>
          </table:table-cell>
        </table:table-row>
        <table:table-row table:style-name="ro1">
          <table:table-cell office:value-type="float" office:value="20974700" calcext:value-type="float">
            <text:p>20974700</text:p>
          </table:table-cell>
          <table:table-cell table:formula="of:=[.A1313]/1000/(60*60*24)" office:value-type="time" office:time-value="PT05H49M34.7S" calcext:value-type="time">
            <text:p>05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3.84" calcext:value-type="float">
            <text:p>713.84</text:p>
          </table:table-cell>
          <table:table-cell office:value-type="float" office:value="870.34" calcext:value-type="float">
            <text:p>870.34</text:p>
          </table:table-cell>
        </table:table-row>
        <table:table-row table:style-name="ro1">
          <table:table-cell office:value-type="float" office:value="20990700" calcext:value-type="float">
            <text:p>20990700</text:p>
          </table:table-cell>
          <table:table-cell table:formula="of:=[.A1314]/1000/(60*60*24)" office:value-type="time" office:time-value="PT05H49M50.7S" calcext:value-type="time">
            <text:p>05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4.37" calcext:value-type="float">
            <text:p>714.37</text:p>
          </table:table-cell>
          <table:table-cell office:value-type="float" office:value="870.96" calcext:value-type="float">
            <text:p>870.96</text:p>
          </table:table-cell>
        </table:table-row>
        <table:table-row table:style-name="ro1">
          <table:table-cell office:value-type="float" office:value="21006700" calcext:value-type="float">
            <text:p>21006700</text:p>
          </table:table-cell>
          <table:table-cell table:formula="of:=[.A1315]/1000/(60*60*24)" office:value-type="time" office:time-value="PT05H50M06.7S" calcext:value-type="time">
            <text:p>05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14.89" calcext:value-type="float">
            <text:p>714.89</text:p>
          </table:table-cell>
          <table:table-cell office:value-type="float" office:value="871.58" calcext:value-type="float">
            <text:p>871.58</text:p>
          </table:table-cell>
        </table:table-row>
        <table:table-row table:style-name="ro1">
          <table:table-cell office:value-type="float" office:value="21022700" calcext:value-type="float">
            <text:p>21022700</text:p>
          </table:table-cell>
          <table:table-cell table:formula="of:=[.A1316]/1000/(60*60*24)" office:value-type="time" office:time-value="PT05H50M22.7S" calcext:value-type="time">
            <text:p>05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5.42" calcext:value-type="float">
            <text:p>715.42</text:p>
          </table:table-cell>
          <table:table-cell office:value-type="float" office:value="872.21" calcext:value-type="float">
            <text:p>872.21</text:p>
          </table:table-cell>
        </table:table-row>
        <table:table-row table:style-name="ro1">
          <table:table-cell office:value-type="float" office:value="21038700" calcext:value-type="float">
            <text:p>21038700</text:p>
          </table:table-cell>
          <table:table-cell table:formula="of:=[.A1317]/1000/(60*60*24)" office:value-type="time" office:time-value="PT05H50M38.7S" calcext:value-type="time">
            <text:p>05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39.58" calcext:value-type="float">
            <text:p>139.58</text:p>
          </table:table-cell>
          <table:table-cell office:value-type="float" office:value="715.95" calcext:value-type="float">
            <text:p>715.95</text:p>
          </table:table-cell>
          <table:table-cell office:value-type="float" office:value="872.83" calcext:value-type="float">
            <text:p>872.83</text:p>
          </table:table-cell>
        </table:table-row>
        <table:table-row table:style-name="ro1">
          <table:table-cell office:value-type="float" office:value="21054700" calcext:value-type="float">
            <text:p>21054700</text:p>
          </table:table-cell>
          <table:table-cell table:formula="of:=[.A1318]/1000/(60*60*24)" office:value-type="time" office:time-value="PT05H50M54.7S" calcext:value-type="time">
            <text:p>05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6.48" calcext:value-type="float">
            <text:p>716.48</text:p>
          </table:table-cell>
          <table:table-cell office:value-type="float" office:value="873.45" calcext:value-type="float">
            <text:p>873.45</text:p>
          </table:table-cell>
        </table:table-row>
        <table:table-row table:style-name="ro1">
          <table:table-cell office:value-type="float" office:value="21070700" calcext:value-type="float">
            <text:p>21070700</text:p>
          </table:table-cell>
          <table:table-cell table:formula="of:=[.A1319]/1000/(60*60*24)" office:value-type="time" office:time-value="PT05H51M10.7S" calcext:value-type="time">
            <text:p>05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7" calcext:value-type="float">
            <text:p>717</text:p>
          </table:table-cell>
          <table:table-cell office:value-type="float" office:value="874.07" calcext:value-type="float">
            <text:p>874.07</text:p>
          </table:table-cell>
        </table:table-row>
        <table:table-row table:style-name="ro1">
          <table:table-cell office:value-type="float" office:value="21086700" calcext:value-type="float">
            <text:p>21086700</text:p>
          </table:table-cell>
          <table:table-cell table:formula="of:=[.A1320]/1000/(60*60*24)" office:value-type="time" office:time-value="PT05H51M26.7S" calcext:value-type="time">
            <text:p>05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17.53" calcext:value-type="float">
            <text:p>717.53</text:p>
          </table:table-cell>
          <table:table-cell office:value-type="float" office:value="874.69" calcext:value-type="float">
            <text:p>874.69</text:p>
          </table:table-cell>
        </table:table-row>
        <table:table-row table:style-name="ro1">
          <table:table-cell office:value-type="float" office:value="21102700" calcext:value-type="float">
            <text:p>21102700</text:p>
          </table:table-cell>
          <table:table-cell table:formula="of:=[.A1321]/1000/(60*60*24)" office:value-type="time" office:time-value="PT05H51M42.7S" calcext:value-type="time">
            <text:p>05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18.06" calcext:value-type="float">
            <text:p>718.06</text:p>
          </table:table-cell>
          <table:table-cell office:value-type="float" office:value="875.32" calcext:value-type="float">
            <text:p>875.32</text:p>
          </table:table-cell>
        </table:table-row>
        <table:table-row table:style-name="ro1">
          <table:table-cell office:value-type="float" office:value="21118700" calcext:value-type="float">
            <text:p>21118700</text:p>
          </table:table-cell>
          <table:table-cell table:formula="of:=[.A1322]/1000/(60*60*24)" office:value-type="time" office:time-value="PT05H51M58.7S" calcext:value-type="time">
            <text:p>05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18.59" calcext:value-type="float">
            <text:p>718.59</text:p>
          </table:table-cell>
          <table:table-cell office:value-type="float" office:value="875.94" calcext:value-type="float">
            <text:p>875.94</text:p>
          </table:table-cell>
        </table:table-row>
        <table:table-row table:style-name="ro1">
          <table:table-cell office:value-type="float" office:value="21134700" calcext:value-type="float">
            <text:p>21134700</text:p>
          </table:table-cell>
          <table:table-cell table:formula="of:=[.A1323]/1000/(60*60*24)" office:value-type="time" office:time-value="PT05H52M14.7S" calcext:value-type="time">
            <text:p>05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19.11" calcext:value-type="float">
            <text:p>719.11</text:p>
          </table:table-cell>
          <table:table-cell office:value-type="float" office:value="876.56" calcext:value-type="float">
            <text:p>876.56</text:p>
          </table:table-cell>
        </table:table-row>
        <table:table-row table:style-name="ro1">
          <table:table-cell office:value-type="float" office:value="21150700" calcext:value-type="float">
            <text:p>21150700</text:p>
          </table:table-cell>
          <table:table-cell table:formula="of:=[.A1324]/1000/(60*60*24)" office:value-type="time" office:time-value="PT05H52M30.7S" calcext:value-type="time">
            <text:p>05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719.64" calcext:value-type="float">
            <text:p>719.64</text:p>
          </table:table-cell>
          <table:table-cell office:value-type="float" office:value="877.18" calcext:value-type="float">
            <text:p>877.18</text:p>
          </table:table-cell>
        </table:table-row>
        <table:table-row table:style-name="ro1">
          <table:table-cell office:value-type="float" office:value="21166700" calcext:value-type="float">
            <text:p>21166700</text:p>
          </table:table-cell>
          <table:table-cell table:formula="of:=[.A1325]/1000/(60*60*24)" office:value-type="time" office:time-value="PT05H52M46.7S" calcext:value-type="time">
            <text:p>05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0.17" calcext:value-type="float">
            <text:p>720.17</text:p>
          </table:table-cell>
          <table:table-cell office:value-type="float" office:value="877.8" calcext:value-type="float">
            <text:p>877.8</text:p>
          </table:table-cell>
        </table:table-row>
        <table:table-row table:style-name="ro1">
          <table:table-cell office:value-type="float" office:value="21182700" calcext:value-type="float">
            <text:p>21182700</text:p>
          </table:table-cell>
          <table:table-cell table:formula="of:=[.A1326]/1000/(60*60*24)" office:value-type="time" office:time-value="PT05H53M02.7S" calcext:value-type="time">
            <text:p>05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0.69" calcext:value-type="float">
            <text:p>720.69</text:p>
          </table:table-cell>
          <table:table-cell office:value-type="float" office:value="878.42" calcext:value-type="float">
            <text:p>878.42</text:p>
          </table:table-cell>
        </table:table-row>
        <table:table-row table:style-name="ro1">
          <table:table-cell office:value-type="float" office:value="21198700" calcext:value-type="float">
            <text:p>21198700</text:p>
          </table:table-cell>
          <table:table-cell table:formula="of:=[.A1327]/1000/(60*60*24)" office:value-type="time" office:time-value="PT05H53M18.7S" calcext:value-type="time">
            <text:p>05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1.22" calcext:value-type="float">
            <text:p>721.22</text:p>
          </table:table-cell>
          <table:table-cell office:value-type="float" office:value="879.04" calcext:value-type="float">
            <text:p>879.04</text:p>
          </table:table-cell>
        </table:table-row>
        <table:table-row table:style-name="ro1">
          <table:table-cell office:value-type="float" office:value="21214700" calcext:value-type="float">
            <text:p>21214700</text:p>
          </table:table-cell>
          <table:table-cell table:formula="of:=[.A1328]/1000/(60*60*24)" office:value-type="time" office:time-value="PT05H53M34.7S" calcext:value-type="time">
            <text:p>05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721.75" calcext:value-type="float">
            <text:p>721.75</text:p>
          </table:table-cell>
          <table:table-cell office:value-type="float" office:value="879.66" calcext:value-type="float">
            <text:p>879.66</text:p>
          </table:table-cell>
        </table:table-row>
        <table:table-row table:style-name="ro1">
          <table:table-cell office:value-type="float" office:value="21230700" calcext:value-type="float">
            <text:p>21230700</text:p>
          </table:table-cell>
          <table:table-cell table:formula="of:=[.A1329]/1000/(60*60*24)" office:value-type="time" office:time-value="PT05H53M50.7S" calcext:value-type="time">
            <text:p>05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2.28" calcext:value-type="float">
            <text:p>722.28</text:p>
          </table:table-cell>
          <table:table-cell office:value-type="float" office:value="880.28" calcext:value-type="float">
            <text:p>880.28</text:p>
          </table:table-cell>
        </table:table-row>
        <table:table-row table:style-name="ro1">
          <table:table-cell office:value-type="float" office:value="21246700" calcext:value-type="float">
            <text:p>21246700</text:p>
          </table:table-cell>
          <table:table-cell table:formula="of:=[.A1330]/1000/(60*60*24)" office:value-type="time" office:time-value="PT05H54M06.7S" calcext:value-type="time">
            <text:p>05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2.8" calcext:value-type="float">
            <text:p>722.8</text:p>
          </table:table-cell>
          <table:table-cell office:value-type="float" office:value="880.9" calcext:value-type="float">
            <text:p>880.9</text:p>
          </table:table-cell>
        </table:table-row>
        <table:table-row table:style-name="ro1">
          <table:table-cell office:value-type="float" office:value="21262700" calcext:value-type="float">
            <text:p>21262700</text:p>
          </table:table-cell>
          <table:table-cell table:formula="of:=[.A1331]/1000/(60*60*24)" office:value-type="time" office:time-value="PT05H54M22.7S" calcext:value-type="time">
            <text:p>05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3.33" calcext:value-type="float">
            <text:p>723.33</text:p>
          </table:table-cell>
          <table:table-cell office:value-type="float" office:value="881.52" calcext:value-type="float">
            <text:p>881.52</text:p>
          </table:table-cell>
        </table:table-row>
        <table:table-row table:style-name="ro1">
          <table:table-cell office:value-type="float" office:value="21278700" calcext:value-type="float">
            <text:p>21278700</text:p>
          </table:table-cell>
          <table:table-cell table:formula="of:=[.A1332]/1000/(60*60*24)" office:value-type="time" office:time-value="PT05H54M38.7S" calcext:value-type="time">
            <text:p>05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3.86" calcext:value-type="float">
            <text:p>723.86</text:p>
          </table:table-cell>
          <table:table-cell office:value-type="float" office:value="882.14" calcext:value-type="float">
            <text:p>882.14</text:p>
          </table:table-cell>
        </table:table-row>
        <table:table-row table:style-name="ro1">
          <table:table-cell office:value-type="float" office:value="21294700" calcext:value-type="float">
            <text:p>21294700</text:p>
          </table:table-cell>
          <table:table-cell table:formula="of:=[.A1333]/1000/(60*60*24)" office:value-type="time" office:time-value="PT05H54M54.7S" calcext:value-type="time">
            <text:p>05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4.38" calcext:value-type="float">
            <text:p>724.38</text:p>
          </table:table-cell>
          <table:table-cell office:value-type="float" office:value="882.76" calcext:value-type="float">
            <text:p>882.76</text:p>
          </table:table-cell>
        </table:table-row>
        <table:table-row table:style-name="ro1">
          <table:table-cell office:value-type="float" office:value="21310700" calcext:value-type="float">
            <text:p>21310700</text:p>
          </table:table-cell>
          <table:table-cell table:formula="of:=[.A1334]/1000/(60*60*24)" office:value-type="time" office:time-value="PT05H55M10.7S" calcext:value-type="time">
            <text:p>05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4.91" calcext:value-type="float">
            <text:p>724.91</text:p>
          </table:table-cell>
          <table:table-cell office:value-type="float" office:value="883.38" calcext:value-type="float">
            <text:p>883.38</text:p>
          </table:table-cell>
        </table:table-row>
        <table:table-row table:style-name="ro1">
          <table:table-cell office:value-type="float" office:value="21326700" calcext:value-type="float">
            <text:p>21326700</text:p>
          </table:table-cell>
          <table:table-cell table:formula="of:=[.A1335]/1000/(60*60*24)" office:value-type="time" office:time-value="PT05H55M26.7S" calcext:value-type="time">
            <text:p>05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5.43" calcext:value-type="float">
            <text:p>725.43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21342700" calcext:value-type="float">
            <text:p>21342700</text:p>
          </table:table-cell>
          <table:table-cell table:formula="of:=[.A1336]/1000/(60*60*24)" office:value-type="time" office:time-value="PT05H55M42.7S" calcext:value-type="time">
            <text:p>05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5.96" calcext:value-type="float">
            <text:p>725.96</text:p>
          </table:table-cell>
          <table:table-cell office:value-type="float" office:value="884.62" calcext:value-type="float">
            <text:p>884.62</text:p>
          </table:table-cell>
        </table:table-row>
        <table:table-row table:style-name="ro1">
          <table:table-cell office:value-type="float" office:value="21358700" calcext:value-type="float">
            <text:p>21358700</text:p>
          </table:table-cell>
          <table:table-cell table:formula="of:=[.A1337]/1000/(60*60*24)" office:value-type="time" office:time-value="PT05H55M58.7S" calcext:value-type="time">
            <text:p>05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6.49" calcext:value-type="float">
            <text:p>726.49</text:p>
          </table:table-cell>
          <table:table-cell office:value-type="float" office:value="885.24" calcext:value-type="float">
            <text:p>885.24</text:p>
          </table:table-cell>
        </table:table-row>
        <table:table-row table:style-name="ro1">
          <table:table-cell office:value-type="float" office:value="21374700" calcext:value-type="float">
            <text:p>21374700</text:p>
          </table:table-cell>
          <table:table-cell table:formula="of:=[.A1338]/1000/(60*60*24)" office:value-type="time" office:time-value="PT05H56M14.7S" calcext:value-type="time">
            <text:p>05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7.01" calcext:value-type="float">
            <text:p>727.01</text:p>
          </table:table-cell>
          <table:table-cell office:value-type="float" office:value="885.86" calcext:value-type="float">
            <text:p>885.86</text:p>
          </table:table-cell>
        </table:table-row>
        <table:table-row table:style-name="ro1">
          <table:table-cell office:value-type="float" office:value="21390700" calcext:value-type="float">
            <text:p>21390700</text:p>
          </table:table-cell>
          <table:table-cell table:formula="of:=[.A1339]/1000/(60*60*24)" office:value-type="time" office:time-value="PT05H56M30.7S" calcext:value-type="time">
            <text:p>05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7.54" calcext:value-type="float">
            <text:p>727.54</text:p>
          </table:table-cell>
          <table:table-cell office:value-type="float" office:value="886.48" calcext:value-type="float">
            <text:p>886.48</text:p>
          </table:table-cell>
        </table:table-row>
        <table:table-row table:style-name="ro1">
          <table:table-cell office:value-type="float" office:value="21406700" calcext:value-type="float">
            <text:p>21406700</text:p>
          </table:table-cell>
          <table:table-cell table:formula="of:=[.A1340]/1000/(60*60*24)" office:value-type="time" office:time-value="PT05H56M46.7S" calcext:value-type="time">
            <text:p>05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8.07" calcext:value-type="float">
            <text:p>728.07</text:p>
          </table:table-cell>
          <table:table-cell office:value-type="float" office:value="887.1" calcext:value-type="float">
            <text:p>887.1</text:p>
          </table:table-cell>
        </table:table-row>
        <table:table-row table:style-name="ro1">
          <table:table-cell office:value-type="float" office:value="21422700" calcext:value-type="float">
            <text:p>21422700</text:p>
          </table:table-cell>
          <table:table-cell table:formula="of:=[.A1341]/1000/(60*60*24)" office:value-type="time" office:time-value="PT05H57M02.7S" calcext:value-type="time">
            <text:p>05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728.59" calcext:value-type="float">
            <text:p>728.59</text:p>
          </table:table-cell>
          <table:table-cell office:value-type="float" office:value="887.72" calcext:value-type="float">
            <text:p>887.72</text:p>
          </table:table-cell>
        </table:table-row>
        <table:table-row table:style-name="ro1">
          <table:table-cell office:value-type="float" office:value="21438700" calcext:value-type="float">
            <text:p>21438700</text:p>
          </table:table-cell>
          <table:table-cell table:formula="of:=[.A1342]/1000/(60*60*24)" office:value-type="time" office:time-value="PT05H57M18.7S" calcext:value-type="time">
            <text:p>05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9.12" calcext:value-type="float">
            <text:p>729.12</text:p>
          </table:table-cell>
          <table:table-cell office:value-type="float" office:value="888.34" calcext:value-type="float">
            <text:p>888.34</text:p>
          </table:table-cell>
        </table:table-row>
        <table:table-row table:style-name="ro1">
          <table:table-cell office:value-type="float" office:value="21454700" calcext:value-type="float">
            <text:p>21454700</text:p>
          </table:table-cell>
          <table:table-cell table:formula="of:=[.A1343]/1000/(60*60*24)" office:value-type="time" office:time-value="PT05H57M34.7S" calcext:value-type="time">
            <text:p>05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9.65" calcext:value-type="float">
            <text:p>729.65</text:p>
          </table:table-cell>
          <table:table-cell office:value-type="float" office:value="888.96" calcext:value-type="float">
            <text:p>888.96</text:p>
          </table:table-cell>
        </table:table-row>
        <table:table-row table:style-name="ro1">
          <table:table-cell office:value-type="float" office:value="21470700" calcext:value-type="float">
            <text:p>21470700</text:p>
          </table:table-cell>
          <table:table-cell table:formula="of:=[.A1344]/1000/(60*60*24)" office:value-type="time" office:time-value="PT05H57M50.7S" calcext:value-type="time">
            <text:p>05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30.17" calcext:value-type="float">
            <text:p>730.17</text:p>
          </table:table-cell>
          <table:table-cell office:value-type="float" office:value="889.58" calcext:value-type="float">
            <text:p>889.58</text:p>
          </table:table-cell>
        </table:table-row>
        <table:table-row table:style-name="ro1">
          <table:table-cell office:value-type="float" office:value="21486700" calcext:value-type="float">
            <text:p>21486700</text:p>
          </table:table-cell>
          <table:table-cell table:formula="of:=[.A1345]/1000/(60*60*24)" office:value-type="time" office:time-value="PT05H58M06.7S" calcext:value-type="time">
            <text:p>05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30.7" calcext:value-type="float">
            <text:p>730.7</text:p>
          </table:table-cell>
          <table:table-cell office:value-type="float" office:value="890.2" calcext:value-type="float">
            <text:p>890.2</text:p>
          </table:table-cell>
        </table:table-row>
        <table:table-row table:style-name="ro1">
          <table:table-cell office:value-type="float" office:value="21502700" calcext:value-type="float">
            <text:p>21502700</text:p>
          </table:table-cell>
          <table:table-cell table:formula="of:=[.A1346]/1000/(60*60*24)" office:value-type="time" office:time-value="PT05H58M22.7S" calcext:value-type="time">
            <text:p>05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1.22" calcext:value-type="float">
            <text:p>731.22</text:p>
          </table:table-cell>
          <table:table-cell office:value-type="float" office:value="890.82" calcext:value-type="float">
            <text:p>890.82</text:p>
          </table:table-cell>
        </table:table-row>
        <table:table-row table:style-name="ro1">
          <table:table-cell office:value-type="float" office:value="21518700" calcext:value-type="float">
            <text:p>21518700</text:p>
          </table:table-cell>
          <table:table-cell table:formula="of:=[.A1347]/1000/(60*60*24)" office:value-type="time" office:time-value="PT05H58M38.7S" calcext:value-type="time">
            <text:p>05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31.75" calcext:value-type="float">
            <text:p>731.75</text:p>
          </table:table-cell>
          <table:table-cell office:value-type="float" office:value="891.43" calcext:value-type="float">
            <text:p>891.43</text:p>
          </table:table-cell>
        </table:table-row>
        <table:table-row table:style-name="ro1">
          <table:table-cell office:value-type="float" office:value="21534700" calcext:value-type="float">
            <text:p>21534700</text:p>
          </table:table-cell>
          <table:table-cell table:formula="of:=[.A1348]/1000/(60*60*24)" office:value-type="time" office:time-value="PT05H58M54.7S" calcext:value-type="time">
            <text:p>05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2.28" calcext:value-type="float">
            <text:p>732.28</text:p>
          </table:table-cell>
          <table:table-cell office:value-type="float" office:value="892.05" calcext:value-type="float">
            <text:p>892.05</text:p>
          </table:table-cell>
        </table:table-row>
        <table:table-row table:style-name="ro1">
          <table:table-cell office:value-type="float" office:value="21550700" calcext:value-type="float">
            <text:p>21550700</text:p>
          </table:table-cell>
          <table:table-cell table:formula="of:=[.A1349]/1000/(60*60*24)" office:value-type="time" office:time-value="PT05H59M10.7S" calcext:value-type="time">
            <text:p>05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2.8" calcext:value-type="float">
            <text:p>732.8</text:p>
          </table:table-cell>
          <table:table-cell office:value-type="float" office:value="892.67" calcext:value-type="float">
            <text:p>892.67</text:p>
          </table:table-cell>
        </table:table-row>
        <table:table-row table:style-name="ro1">
          <table:table-cell office:value-type="float" office:value="21566700" calcext:value-type="float">
            <text:p>21566700</text:p>
          </table:table-cell>
          <table:table-cell table:formula="of:=[.A1350]/1000/(60*60*24)" office:value-type="time" office:time-value="PT05H59M26.7S" calcext:value-type="time">
            <text:p>05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3.33" calcext:value-type="float">
            <text:p>733.33</text:p>
          </table:table-cell>
          <table:table-cell office:value-type="float" office:value="893.29" calcext:value-type="float">
            <text:p>893.29</text:p>
          </table:table-cell>
        </table:table-row>
        <table:table-row table:style-name="ro1">
          <table:table-cell office:value-type="float" office:value="21582700" calcext:value-type="float">
            <text:p>21582700</text:p>
          </table:table-cell>
          <table:table-cell table:formula="of:=[.A1351]/1000/(60*60*24)" office:value-type="time" office:time-value="PT05H59M42.7S" calcext:value-type="time">
            <text:p>05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3.85" calcext:value-type="float">
            <text:p>733.85</text:p>
          </table:table-cell>
          <table:table-cell office:value-type="float" office:value="893.91" calcext:value-type="float">
            <text:p>893.91</text:p>
          </table:table-cell>
        </table:table-row>
        <table:table-row table:style-name="ro1">
          <table:table-cell office:value-type="float" office:value="21598700" calcext:value-type="float">
            <text:p>21598700</text:p>
          </table:table-cell>
          <table:table-cell table:formula="of:=[.A1352]/1000/(60*60*24)" office:value-type="time" office:time-value="PT05H59M58.7S" calcext:value-type="time">
            <text:p>05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4.38" calcext:value-type="float">
            <text:p>734.38</text:p>
          </table:table-cell>
          <table:table-cell office:value-type="float" office:value="894.53" calcext:value-type="float">
            <text:p>894.53</text:p>
          </table:table-cell>
        </table:table-row>
        <table:table-row table:style-name="ro1">
          <table:table-cell office:value-type="float" office:value="21614700" calcext:value-type="float">
            <text:p>21614700</text:p>
          </table:table-cell>
          <table:table-cell table:formula="of:=[.A1353]/1000/(60*60*24)" office:value-type="time" office:time-value="PT06H00M14.7S" calcext:value-type="time">
            <text:p>06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4.9" calcext:value-type="float">
            <text:p>734.9</text:p>
          </table:table-cell>
          <table:table-cell office:value-type="float" office:value="895.14" calcext:value-type="float">
            <text:p>895.14</text:p>
          </table:table-cell>
        </table:table-row>
        <table:table-row table:style-name="ro1">
          <table:table-cell office:value-type="float" office:value="21630700" calcext:value-type="float">
            <text:p>21630700</text:p>
          </table:table-cell>
          <table:table-cell table:formula="of:=[.A1354]/1000/(60*60*24)" office:value-type="time" office:time-value="PT06H00M30.7S" calcext:value-type="time">
            <text:p>06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5.43" calcext:value-type="float">
            <text:p>735.43</text:p>
          </table:table-cell>
          <table:table-cell office:value-type="float" office:value="895.76" calcext:value-type="float">
            <text:p>895.76</text:p>
          </table:table-cell>
        </table:table-row>
        <table:table-row table:style-name="ro1">
          <table:table-cell office:value-type="float" office:value="21646700" calcext:value-type="float">
            <text:p>21646700</text:p>
          </table:table-cell>
          <table:table-cell table:formula="of:=[.A1355]/1000/(60*60*24)" office:value-type="time" office:time-value="PT06H00M46.7S" calcext:value-type="time">
            <text:p>06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5.95" calcext:value-type="float">
            <text:p>735.95</text:p>
          </table:table-cell>
          <table:table-cell office:value-type="float" office:value="896.38" calcext:value-type="float">
            <text:p>896.38</text:p>
          </table:table-cell>
        </table:table-row>
        <table:table-row table:style-name="ro1">
          <table:table-cell office:value-type="float" office:value="21662700" calcext:value-type="float">
            <text:p>21662700</text:p>
          </table:table-cell>
          <table:table-cell table:formula="of:=[.A1356]/1000/(60*60*24)" office:value-type="time" office:time-value="PT06H01M02.7S" calcext:value-type="time">
            <text:p>06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6.48" calcext:value-type="float">
            <text:p>736.48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1678700" calcext:value-type="float">
            <text:p>21678700</text:p>
          </table:table-cell>
          <table:table-cell table:formula="of:=[.A1357]/1000/(60*60*24)" office:value-type="time" office:time-value="PT06H01M18.7S" calcext:value-type="time">
            <text:p>06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7" calcext:value-type="float">
            <text:p>737</text:p>
          </table:table-cell>
          <table:table-cell office:value-type="float" office:value="897.62" calcext:value-type="float">
            <text:p>897.62</text:p>
          </table:table-cell>
        </table:table-row>
        <table:table-row table:style-name="ro1">
          <table:table-cell office:value-type="float" office:value="21694700" calcext:value-type="float">
            <text:p>21694700</text:p>
          </table:table-cell>
          <table:table-cell table:formula="of:=[.A1358]/1000/(60*60*24)" office:value-type="time" office:time-value="PT06H01M34.7S" calcext:value-type="time">
            <text:p>06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7.53" calcext:value-type="float">
            <text:p>737.53</text:p>
          </table:table-cell>
          <table:table-cell office:value-type="float" office:value="898.23" calcext:value-type="float">
            <text:p>898.23</text:p>
          </table:table-cell>
        </table:table-row>
        <table:table-row table:style-name="ro1">
          <table:table-cell office:value-type="float" office:value="21710700" calcext:value-type="float">
            <text:p>21710700</text:p>
          </table:table-cell>
          <table:table-cell table:formula="of:=[.A1359]/1000/(60*60*24)" office:value-type="time" office:time-value="PT06H01M50.7S" calcext:value-type="time">
            <text:p>06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8.05" calcext:value-type="float">
            <text:p>738.05</text:p>
          </table:table-cell>
          <table:table-cell office:value-type="float" office:value="898.85" calcext:value-type="float">
            <text:p>898.85</text:p>
          </table:table-cell>
        </table:table-row>
        <table:table-row table:style-name="ro1">
          <table:table-cell office:value-type="float" office:value="21726700" calcext:value-type="float">
            <text:p>21726700</text:p>
          </table:table-cell>
          <table:table-cell table:formula="of:=[.A1360]/1000/(60*60*24)" office:value-type="time" office:time-value="PT06H02M06.7S" calcext:value-type="time">
            <text:p>06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8.58" calcext:value-type="float">
            <text:p>738.58</text:p>
          </table:table-cell>
          <table:table-cell office:value-type="float" office:value="899.47" calcext:value-type="float">
            <text:p>899.47</text:p>
          </table:table-cell>
        </table:table-row>
        <table:table-row table:style-name="ro1">
          <table:table-cell office:value-type="float" office:value="21742700" calcext:value-type="float">
            <text:p>21742700</text:p>
          </table:table-cell>
          <table:table-cell table:formula="of:=[.A1361]/1000/(60*60*24)" office:value-type="time" office:time-value="PT06H02M22.7S" calcext:value-type="time">
            <text:p>06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9.11" calcext:value-type="float">
            <text:p>739.11</text:p>
          </table:table-cell>
          <table:table-cell office:value-type="float" office:value="900.09" calcext:value-type="float">
            <text:p>900.09</text:p>
          </table:table-cell>
        </table:table-row>
        <table:table-row table:style-name="ro1">
          <table:table-cell office:value-type="float" office:value="21758700" calcext:value-type="float">
            <text:p>21758700</text:p>
          </table:table-cell>
          <table:table-cell table:formula="of:=[.A1362]/1000/(60*60*24)" office:value-type="time" office:time-value="PT06H02M38.7S" calcext:value-type="time">
            <text:p>06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9.63" calcext:value-type="float">
            <text:p>739.63</text:p>
          </table:table-cell>
          <table:table-cell office:value-type="float" office:value="900.7" calcext:value-type="float">
            <text:p>900.7</text:p>
          </table:table-cell>
        </table:table-row>
        <table:table-row table:style-name="ro1">
          <table:table-cell office:value-type="float" office:value="21774700" calcext:value-type="float">
            <text:p>21774700</text:p>
          </table:table-cell>
          <table:table-cell table:formula="of:=[.A1363]/1000/(60*60*24)" office:value-type="time" office:time-value="PT06H02M54.7S" calcext:value-type="time">
            <text:p>06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40.16" calcext:value-type="float">
            <text:p>740.16</text:p>
          </table:table-cell>
          <table:table-cell office:value-type="float" office:value="901.32" calcext:value-type="float">
            <text:p>901.32</text:p>
          </table:table-cell>
        </table:table-row>
        <table:table-row table:style-name="ro1">
          <table:table-cell office:value-type="float" office:value="21790700" calcext:value-type="float">
            <text:p>21790700</text:p>
          </table:table-cell>
          <table:table-cell table:formula="of:=[.A1364]/1000/(60*60*24)" office:value-type="time" office:time-value="PT06H03M10.7S" calcext:value-type="time">
            <text:p>06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40.68" calcext:value-type="float">
            <text:p>740.68</text:p>
          </table:table-cell>
          <table:table-cell office:value-type="float" office:value="901.94" calcext:value-type="float">
            <text:p>901.94</text:p>
          </table:table-cell>
        </table:table-row>
        <table:table-row table:style-name="ro1">
          <table:table-cell office:value-type="float" office:value="21806700" calcext:value-type="float">
            <text:p>21806700</text:p>
          </table:table-cell>
          <table:table-cell table:formula="of:=[.A1365]/1000/(60*60*24)" office:value-type="time" office:time-value="PT06H03M26.7S" calcext:value-type="time">
            <text:p>06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41.2" calcext:value-type="float">
            <text:p>741.2</text:p>
          </table:table-cell>
          <table:table-cell office:value-type="float" office:value="902.55" calcext:value-type="float">
            <text:p>902.55</text:p>
          </table:table-cell>
        </table:table-row>
        <table:table-row table:style-name="ro1">
          <table:table-cell office:value-type="float" office:value="21822700" calcext:value-type="float">
            <text:p>21822700</text:p>
          </table:table-cell>
          <table:table-cell table:formula="of:=[.A1366]/1000/(60*60*24)" office:value-type="time" office:time-value="PT06H03M42.7S" calcext:value-type="time">
            <text:p>06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1.73" calcext:value-type="float">
            <text:p>741.73</text:p>
          </table:table-cell>
          <table:table-cell office:value-type="float" office:value="903.17" calcext:value-type="float">
            <text:p>903.17</text:p>
          </table:table-cell>
        </table:table-row>
        <table:table-row table:style-name="ro1">
          <table:table-cell office:value-type="float" office:value="21838700" calcext:value-type="float">
            <text:p>21838700</text:p>
          </table:table-cell>
          <table:table-cell table:formula="of:=[.A1367]/1000/(60*60*24)" office:value-type="time" office:time-value="PT06H03M58.7S" calcext:value-type="time">
            <text:p>06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42.25" calcext:value-type="float">
            <text:p>742.25</text:p>
          </table:table-cell>
          <table:table-cell office:value-type="float" office:value="903.79" calcext:value-type="float">
            <text:p>903.79</text:p>
          </table:table-cell>
        </table:table-row>
        <table:table-row table:style-name="ro1">
          <table:table-cell office:value-type="float" office:value="21854700" calcext:value-type="float">
            <text:p>21854700</text:p>
          </table:table-cell>
          <table:table-cell table:formula="of:=[.A1368]/1000/(60*60*24)" office:value-type="time" office:time-value="PT06H04M14.7S" calcext:value-type="time">
            <text:p>06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742.78" calcext:value-type="float">
            <text:p>742.78</text:p>
          </table:table-cell>
          <table:table-cell office:value-type="float" office:value="904.4" calcext:value-type="float">
            <text:p>904.4</text:p>
          </table:table-cell>
        </table:table-row>
        <table:table-row table:style-name="ro1">
          <table:table-cell office:value-type="float" office:value="21870700" calcext:value-type="float">
            <text:p>21870700</text:p>
          </table:table-cell>
          <table:table-cell table:formula="of:=[.A1369]/1000/(60*60*24)" office:value-type="time" office:time-value="PT06H04M30.7S" calcext:value-type="time">
            <text:p>06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3.3" calcext:value-type="float">
            <text:p>743.3</text:p>
          </table:table-cell>
          <table:table-cell office:value-type="float" office:value="905.02" calcext:value-type="float">
            <text:p>905.02</text:p>
          </table:table-cell>
        </table:table-row>
        <table:table-row table:style-name="ro1">
          <table:table-cell office:value-type="float" office:value="21886700" calcext:value-type="float">
            <text:p>21886700</text:p>
          </table:table-cell>
          <table:table-cell table:formula="of:=[.A1370]/1000/(60*60*24)" office:value-type="time" office:time-value="PT06H04M46.7S" calcext:value-type="time">
            <text:p>06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743.83" calcext:value-type="float">
            <text:p>743.83</text:p>
          </table:table-cell>
          <table:table-cell office:value-type="float" office:value="905.63" calcext:value-type="float">
            <text:p>905.63</text:p>
          </table:table-cell>
        </table:table-row>
        <table:table-row table:style-name="ro1">
          <table:table-cell office:value-type="float" office:value="21902700" calcext:value-type="float">
            <text:p>21902700</text:p>
          </table:table-cell>
          <table:table-cell table:formula="of:=[.A1371]/1000/(60*60*24)" office:value-type="time" office:time-value="PT06H05M02.7S" calcext:value-type="time">
            <text:p>06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4.35" calcext:value-type="float">
            <text:p>744.35</text:p>
          </table:table-cell>
          <table:table-cell office:value-type="float" office:value="906.25" calcext:value-type="float">
            <text:p>906.25</text:p>
          </table:table-cell>
        </table:table-row>
        <table:table-row table:style-name="ro1">
          <table:table-cell office:value-type="float" office:value="21918700" calcext:value-type="float">
            <text:p>21918700</text:p>
          </table:table-cell>
          <table:table-cell table:formula="of:=[.A1372]/1000/(60*60*24)" office:value-type="time" office:time-value="PT06H05M18.7S" calcext:value-type="time">
            <text:p>06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744.88" calcext:value-type="float">
            <text:p>744.88</text:p>
          </table:table-cell>
          <table:table-cell office:value-type="float" office:value="906.86" calcext:value-type="float">
            <text:p>906.86</text:p>
          </table:table-cell>
        </table:table-row>
        <table:table-row table:style-name="ro1">
          <table:table-cell office:value-type="float" office:value="21934700" calcext:value-type="float">
            <text:p>21934700</text:p>
          </table:table-cell>
          <table:table-cell table:formula="of:=[.A1373]/1000/(60*60*24)" office:value-type="time" office:time-value="PT06H05M34.7S" calcext:value-type="time">
            <text:p>06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5.4" calcext:value-type="float">
            <text:p>745.4</text:p>
          </table:table-cell>
          <table:table-cell office:value-type="float" office:value="907.48" calcext:value-type="float">
            <text:p>907.48</text:p>
          </table:table-cell>
        </table:table-row>
        <table:table-row table:style-name="ro1">
          <table:table-cell office:value-type="float" office:value="21950700" calcext:value-type="float">
            <text:p>21950700</text:p>
          </table:table-cell>
          <table:table-cell table:formula="of:=[.A1374]/1000/(60*60*24)" office:value-type="time" office:time-value="PT06H05M50.7S" calcext:value-type="time">
            <text:p>06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5.93" calcext:value-type="float">
            <text:p>745.93</text:p>
          </table:table-cell>
          <table:table-cell office:value-type="float" office:value="908.09" calcext:value-type="float">
            <text:p>908.09</text:p>
          </table:table-cell>
        </table:table-row>
        <table:table-row table:style-name="ro1">
          <table:table-cell office:value-type="float" office:value="21966700" calcext:value-type="float">
            <text:p>21966700</text:p>
          </table:table-cell>
          <table:table-cell table:formula="of:=[.A1375]/1000/(60*60*24)" office:value-type="time" office:time-value="PT06H06M06.7S" calcext:value-type="time">
            <text:p>06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746.45" calcext:value-type="float">
            <text:p>746.45</text:p>
          </table:table-cell>
          <table:table-cell office:value-type="float" office:value="908.71" calcext:value-type="float">
            <text:p>908.71</text:p>
          </table:table-cell>
        </table:table-row>
        <table:table-row table:style-name="ro1">
          <table:table-cell office:value-type="float" office:value="21982700" calcext:value-type="float">
            <text:p>21982700</text:p>
          </table:table-cell>
          <table:table-cell table:formula="of:=[.A1376]/1000/(60*60*24)" office:value-type="time" office:time-value="PT06H06M22.7S" calcext:value-type="time">
            <text:p>06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746.97" calcext:value-type="float">
            <text:p>746.97</text:p>
          </table:table-cell>
          <table:table-cell office:value-type="float" office:value="909.32" calcext:value-type="float">
            <text:p>909.32</text:p>
          </table:table-cell>
        </table:table-row>
        <table:table-row table:style-name="ro1">
          <table:table-cell office:value-type="float" office:value="21998700" calcext:value-type="float">
            <text:p>21998700</text:p>
          </table:table-cell>
          <table:table-cell table:formula="of:=[.A1377]/1000/(60*60*24)" office:value-type="time" office:time-value="PT06H06M38.7S" calcext:value-type="time">
            <text:p>06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7.5" calcext:value-type="float">
            <text:p>747.5</text:p>
          </table:table-cell>
          <table:table-cell office:value-type="float" office:value="909.94" calcext:value-type="float">
            <text:p>909.94</text:p>
          </table:table-cell>
        </table:table-row>
        <table:table-row table:style-name="ro1">
          <table:table-cell office:value-type="float" office:value="22014700" calcext:value-type="float">
            <text:p>22014700</text:p>
          </table:table-cell>
          <table:table-cell table:formula="of:=[.A1378]/1000/(60*60*24)" office:value-type="time" office:time-value="PT06H06M54.7S" calcext:value-type="time">
            <text:p>06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8.02" calcext:value-type="float">
            <text:p>748.02</text:p>
          </table:table-cell>
          <table:table-cell office:value-type="float" office:value="910.55" calcext:value-type="float">
            <text:p>910.55</text:p>
          </table:table-cell>
        </table:table-row>
        <table:table-row table:style-name="ro1">
          <table:table-cell office:value-type="float" office:value="22030700" calcext:value-type="float">
            <text:p>22030700</text:p>
          </table:table-cell>
          <table:table-cell table:formula="of:=[.A1379]/1000/(60*60*24)" office:value-type="time" office:time-value="PT06H07M10.7S" calcext:value-type="time">
            <text:p>06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748.55" calcext:value-type="float">
            <text:p>748.55</text:p>
          </table:table-cell>
          <table:table-cell office:value-type="float" office:value="911.16" calcext:value-type="float">
            <text:p>911.16</text:p>
          </table:table-cell>
        </table:table-row>
        <table:table-row table:style-name="ro1">
          <table:table-cell office:value-type="float" office:value="22046700" calcext:value-type="float">
            <text:p>22046700</text:p>
          </table:table-cell>
          <table:table-cell table:formula="of:=[.A1380]/1000/(60*60*24)" office:value-type="time" office:time-value="PT06H07M26.7S" calcext:value-type="time">
            <text:p>06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9.07" calcext:value-type="float">
            <text:p>749.07</text:p>
          </table:table-cell>
          <table:table-cell office:value-type="float" office:value="911.78" calcext:value-type="float">
            <text:p>911.78</text:p>
          </table:table-cell>
        </table:table-row>
        <table:table-row table:style-name="ro1">
          <table:table-cell office:value-type="float" office:value="22062700" calcext:value-type="float">
            <text:p>22062700</text:p>
          </table:table-cell>
          <table:table-cell table:formula="of:=[.A1381]/1000/(60*60*24)" office:value-type="time" office:time-value="PT06H07M42.7S" calcext:value-type="time">
            <text:p>06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9.6" calcext:value-type="float">
            <text:p>749.6</text:p>
          </table:table-cell>
          <table:table-cell office:value-type="float" office:value="912.39" calcext:value-type="float">
            <text:p>912.39</text:p>
          </table:table-cell>
        </table:table-row>
        <table:table-row table:style-name="ro1">
          <table:table-cell office:value-type="float" office:value="22078700" calcext:value-type="float">
            <text:p>22078700</text:p>
          </table:table-cell>
          <table:table-cell table:formula="of:=[.A1382]/1000/(60*60*24)" office:value-type="time" office:time-value="PT06H07M58.7S" calcext:value-type="time">
            <text:p>06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50.12" calcext:value-type="float">
            <text:p>750.12</text:p>
          </table:table-cell>
          <table:table-cell office:value-type="float" office:value="913.01" calcext:value-type="float">
            <text:p>913.01</text:p>
          </table:table-cell>
        </table:table-row>
        <table:table-row table:style-name="ro1">
          <table:table-cell office:value-type="float" office:value="22094700" calcext:value-type="float">
            <text:p>22094700</text:p>
          </table:table-cell>
          <table:table-cell table:formula="of:=[.A1383]/1000/(60*60*24)" office:value-type="time" office:time-value="PT06H08M14.7S" calcext:value-type="time">
            <text:p>06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7.68" calcext:value-type="float">
            <text:p>137.68</text:p>
          </table:table-cell>
          <table:table-cell office:value-type="float" office:value="750.64" calcext:value-type="float">
            <text:p>750.64</text:p>
          </table:table-cell>
          <table:table-cell office:value-type="float" office:value="913.62" calcext:value-type="float">
            <text:p>913.62</text:p>
          </table:table-cell>
        </table:table-row>
        <table:table-row table:style-name="ro1">
          <table:table-cell office:value-type="float" office:value="22110700" calcext:value-type="float">
            <text:p>22110700</text:p>
          </table:table-cell>
          <table:table-cell table:formula="of:=[.A1384]/1000/(60*60*24)" office:value-type="time" office:time-value="PT06H08M30.7S" calcext:value-type="time">
            <text:p>06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51.17" calcext:value-type="float">
            <text:p>751.17</text:p>
          </table:table-cell>
          <table:table-cell office:value-type="float" office:value="914.23" calcext:value-type="float">
            <text:p>914.23</text:p>
          </table:table-cell>
        </table:table-row>
        <table:table-row table:style-name="ro1">
          <table:table-cell office:value-type="float" office:value="22126700" calcext:value-type="float">
            <text:p>22126700</text:p>
          </table:table-cell>
          <table:table-cell table:formula="of:=[.A1385]/1000/(60*60*24)" office:value-type="time" office:time-value="PT06H08M46.7S" calcext:value-type="time">
            <text:p>06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1.69" calcext:value-type="float">
            <text:p>751.69</text:p>
          </table:table-cell>
          <table:table-cell office:value-type="float" office:value="914.85" calcext:value-type="float">
            <text:p>914.85</text:p>
          </table:table-cell>
        </table:table-row>
        <table:table-row table:style-name="ro1">
          <table:table-cell office:value-type="float" office:value="22142700" calcext:value-type="float">
            <text:p>22142700</text:p>
          </table:table-cell>
          <table:table-cell table:formula="of:=[.A1386]/1000/(60*60*24)" office:value-type="time" office:time-value="PT06H09M02.7S" calcext:value-type="time">
            <text:p>06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2.22" calcext:value-type="float">
            <text:p>752.22</text:p>
          </table:table-cell>
          <table:table-cell office:value-type="float" office:value="915.46" calcext:value-type="float">
            <text:p>915.46</text:p>
          </table:table-cell>
        </table:table-row>
        <table:table-row table:style-name="ro1">
          <table:table-cell office:value-type="float" office:value="22158700" calcext:value-type="float">
            <text:p>22158700</text:p>
          </table:table-cell>
          <table:table-cell table:formula="of:=[.A1387]/1000/(60*60*24)" office:value-type="time" office:time-value="PT06H09M18.7S" calcext:value-type="time">
            <text:p>06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7.68" calcext:value-type="float">
            <text:p>137.68</text:p>
          </table:table-cell>
          <table:table-cell office:value-type="float" office:value="752.74" calcext:value-type="float">
            <text:p>752.74</text:p>
          </table:table-cell>
          <table:table-cell office:value-type="float" office:value="916.08" calcext:value-type="float">
            <text:p>916.08</text:p>
          </table:table-cell>
        </table:table-row>
        <table:table-row table:style-name="ro1">
          <table:table-cell office:value-type="float" office:value="22174700" calcext:value-type="float">
            <text:p>22174700</text:p>
          </table:table-cell>
          <table:table-cell table:formula="of:=[.A1388]/1000/(60*60*24)" office:value-type="time" office:time-value="PT06H09M34.7S" calcext:value-type="time">
            <text:p>06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3.26" calcext:value-type="float">
            <text:p>753.26</text:p>
          </table:table-cell>
          <table:table-cell office:value-type="float" office:value="916.69" calcext:value-type="float">
            <text:p>916.69</text:p>
          </table:table-cell>
        </table:table-row>
        <table:table-row table:style-name="ro1">
          <table:table-cell office:value-type="float" office:value="22190700" calcext:value-type="float">
            <text:p>22190700</text:p>
          </table:table-cell>
          <table:table-cell table:formula="of:=[.A1389]/1000/(60*60*24)" office:value-type="time" office:time-value="PT06H09M50.7S" calcext:value-type="time">
            <text:p>06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3.79" calcext:value-type="float">
            <text:p>753.79</text:p>
          </table:table-cell>
          <table:table-cell office:value-type="float" office:value="917.3" calcext:value-type="float">
            <text:p>917.3</text:p>
          </table:table-cell>
        </table:table-row>
        <table:table-row table:style-name="ro1">
          <table:table-cell office:value-type="float" office:value="22206700" calcext:value-type="float">
            <text:p>22206700</text:p>
          </table:table-cell>
          <table:table-cell table:formula="of:=[.A1390]/1000/(60*60*24)" office:value-type="time" office:time-value="PT06H10M06.7S" calcext:value-type="time">
            <text:p>06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754.31" calcext:value-type="float">
            <text:p>754.31</text:p>
          </table:table-cell>
          <table:table-cell office:value-type="float" office:value="917.91" calcext:value-type="float">
            <text:p>917.91</text:p>
          </table:table-cell>
        </table:table-row>
        <table:table-row table:style-name="ro1">
          <table:table-cell office:value-type="float" office:value="22222700" calcext:value-type="float">
            <text:p>22222700</text:p>
          </table:table-cell>
          <table:table-cell table:formula="of:=[.A1391]/1000/(60*60*24)" office:value-type="time" office:time-value="PT06H10M22.7S" calcext:value-type="time">
            <text:p>06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754.83" calcext:value-type="float">
            <text:p>754.83</text:p>
          </table:table-cell>
          <table:table-cell office:value-type="float" office:value="918.53" calcext:value-type="float">
            <text:p>918.53</text:p>
          </table:table-cell>
        </table:table-row>
        <table:table-row table:style-name="ro1">
          <table:table-cell office:value-type="float" office:value="22238700" calcext:value-type="float">
            <text:p>22238700</text:p>
          </table:table-cell>
          <table:table-cell table:formula="of:=[.A1392]/1000/(60*60*24)" office:value-type="time" office:time-value="PT06H10M38.7S" calcext:value-type="time">
            <text:p>06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755.36" calcext:value-type="float">
            <text:p>755.36</text:p>
          </table:table-cell>
          <table:table-cell office:value-type="float" office:value="919.14" calcext:value-type="float">
            <text:p>919.14</text:p>
          </table:table-cell>
        </table:table-row>
        <table:table-row table:style-name="ro1">
          <table:table-cell office:value-type="float" office:value="22254700" calcext:value-type="float">
            <text:p>22254700</text:p>
          </table:table-cell>
          <table:table-cell table:formula="of:=[.A1393]/1000/(60*60*24)" office:value-type="time" office:time-value="PT06H10M54.7S" calcext:value-type="time">
            <text:p>06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55.88" calcext:value-type="float">
            <text:p>755.88</text:p>
          </table:table-cell>
          <table:table-cell office:value-type="float" office:value="919.75" calcext:value-type="float">
            <text:p>919.75</text:p>
          </table:table-cell>
        </table:table-row>
        <table:table-row table:style-name="ro1">
          <table:table-cell office:value-type="float" office:value="22270700" calcext:value-type="float">
            <text:p>22270700</text:p>
          </table:table-cell>
          <table:table-cell table:formula="of:=[.A1394]/1000/(60*60*24)" office:value-type="time" office:time-value="PT06H11M10.7S" calcext:value-type="time">
            <text:p>06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756.41" calcext:value-type="float">
            <text:p>756.41</text:p>
          </table:table-cell>
          <table:table-cell office:value-type="float" office:value="920.36" calcext:value-type="float">
            <text:p>920.36</text:p>
          </table:table-cell>
        </table:table-row>
        <table:table-row table:style-name="ro1">
          <table:table-cell office:value-type="float" office:value="22286700" calcext:value-type="float">
            <text:p>22286700</text:p>
          </table:table-cell>
          <table:table-cell table:formula="of:=[.A1395]/1000/(60*60*24)" office:value-type="time" office:time-value="PT06H11M26.7S" calcext:value-type="time">
            <text:p>06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56.93" calcext:value-type="float">
            <text:p>756.93</text:p>
          </table:table-cell>
          <table:table-cell office:value-type="float" office:value="920.98" calcext:value-type="float">
            <text:p>920.98</text:p>
          </table:table-cell>
        </table:table-row>
        <table:table-row table:style-name="ro1">
          <table:table-cell office:value-type="float" office:value="22302700" calcext:value-type="float">
            <text:p>22302700</text:p>
          </table:table-cell>
          <table:table-cell table:formula="of:=[.A1396]/1000/(60*60*24)" office:value-type="time" office:time-value="PT06H11M42.7S" calcext:value-type="time">
            <text:p>06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757.45" calcext:value-type="float">
            <text:p>757.45</text:p>
          </table:table-cell>
          <table:table-cell office:value-type="float" office:value="921.59" calcext:value-type="float">
            <text:p>921.59</text:p>
          </table:table-cell>
        </table:table-row>
        <table:table-row table:style-name="ro1">
          <table:table-cell office:value-type="float" office:value="22318700" calcext:value-type="float">
            <text:p>22318700</text:p>
          </table:table-cell>
          <table:table-cell table:formula="of:=[.A1397]/1000/(60*60*24)" office:value-type="time" office:time-value="PT06H11M58.7S" calcext:value-type="time">
            <text:p>06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757.98" calcext:value-type="float">
            <text:p>757.98</text:p>
          </table:table-cell>
          <table:table-cell office:value-type="float" office:value="922.2" calcext:value-type="float">
            <text:p>922.2</text:p>
          </table:table-cell>
        </table:table-row>
        <table:table-row table:style-name="ro1">
          <table:table-cell office:value-type="float" office:value="22334700" calcext:value-type="float">
            <text:p>22334700</text:p>
          </table:table-cell>
          <table:table-cell table:formula="of:=[.A1398]/1000/(60*60*24)" office:value-type="time" office:time-value="PT06H12M14.7S" calcext:value-type="time">
            <text:p>06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58.5" calcext:value-type="float">
            <text:p>758.5</text:p>
          </table:table-cell>
          <table:table-cell office:value-type="float" office:value="922.81" calcext:value-type="float">
            <text:p>922.81</text:p>
          </table:table-cell>
        </table:table-row>
        <table:table-row table:style-name="ro1">
          <table:table-cell office:value-type="float" office:value="22350700" calcext:value-type="float">
            <text:p>22350700</text:p>
          </table:table-cell>
          <table:table-cell table:formula="of:=[.A1399]/1000/(60*60*24)" office:value-type="time" office:time-value="PT06H12M30.7S" calcext:value-type="time">
            <text:p>06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9.02" calcext:value-type="float">
            <text:p>759.02</text:p>
          </table:table-cell>
          <table:table-cell office:value-type="float" office:value="923.42" calcext:value-type="float">
            <text:p>923.42</text:p>
          </table:table-cell>
        </table:table-row>
        <table:table-row table:style-name="ro1">
          <table:table-cell office:value-type="float" office:value="22366700" calcext:value-type="float">
            <text:p>22366700</text:p>
          </table:table-cell>
          <table:table-cell table:formula="of:=[.A1400]/1000/(60*60*24)" office:value-type="time" office:time-value="PT06H12M46.7S" calcext:value-type="time">
            <text:p>06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59.54" calcext:value-type="float">
            <text:p>759.54</text:p>
          </table:table-cell>
          <table:table-cell office:value-type="float" office:value="924.03" calcext:value-type="float">
            <text:p>924.03</text:p>
          </table:table-cell>
        </table:table-row>
        <table:table-row table:style-name="ro1">
          <table:table-cell office:value-type="float" office:value="22382700" calcext:value-type="float">
            <text:p>22382700</text:p>
          </table:table-cell>
          <table:table-cell table:formula="of:=[.A1401]/1000/(60*60*24)" office:value-type="time" office:time-value="PT06H13M02.7S" calcext:value-type="time">
            <text:p>06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60.07" calcext:value-type="float">
            <text:p>760.07</text:p>
          </table:table-cell>
          <table:table-cell office:value-type="float" office:value="924.65" calcext:value-type="float">
            <text:p>924.65</text:p>
          </table:table-cell>
        </table:table-row>
        <table:table-row table:style-name="ro1">
          <table:table-cell office:value-type="float" office:value="22398700" calcext:value-type="float">
            <text:p>22398700</text:p>
          </table:table-cell>
          <table:table-cell table:formula="of:=[.A1402]/1000/(60*60*24)" office:value-type="time" office:time-value="PT06H13M18.7S" calcext:value-type="time">
            <text:p>06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60.59" calcext:value-type="float">
            <text:p>760.59</text:p>
          </table:table-cell>
          <table:table-cell office:value-type="float" office:value="925.26" calcext:value-type="float">
            <text:p>925.26</text:p>
          </table:table-cell>
        </table:table-row>
        <table:table-row table:style-name="ro1">
          <table:table-cell office:value-type="float" office:value="22414700" calcext:value-type="float">
            <text:p>22414700</text:p>
          </table:table-cell>
          <table:table-cell table:formula="of:=[.A1403]/1000/(60*60*24)" office:value-type="time" office:time-value="PT06H13M34.7S" calcext:value-type="time">
            <text:p>06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61.11" calcext:value-type="float">
            <text:p>761.11</text:p>
          </table:table-cell>
          <table:table-cell office:value-type="float" office:value="925.87" calcext:value-type="float">
            <text:p>925.87</text:p>
          </table:table-cell>
        </table:table-row>
        <table:table-row table:style-name="ro1">
          <table:table-cell office:value-type="float" office:value="22430700" calcext:value-type="float">
            <text:p>22430700</text:p>
          </table:table-cell>
          <table:table-cell table:formula="of:=[.A1404]/1000/(60*60*24)" office:value-type="time" office:time-value="PT06H13M50.7S" calcext:value-type="time">
            <text:p>06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61.64" calcext:value-type="float">
            <text:p>761.64</text:p>
          </table:table-cell>
          <table:table-cell office:value-type="float" office:value="926.48" calcext:value-type="float">
            <text:p>926.48</text:p>
          </table:table-cell>
        </table:table-row>
        <table:table-row table:style-name="ro1">
          <table:table-cell office:value-type="float" office:value="22446700" calcext:value-type="float">
            <text:p>22446700</text:p>
          </table:table-cell>
          <table:table-cell table:formula="of:=[.A1405]/1000/(60*60*24)" office:value-type="time" office:time-value="PT06H14M06.7S" calcext:value-type="time">
            <text:p>06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62.16" calcext:value-type="float">
            <text:p>762.16</text:p>
          </table:table-cell>
          <table:table-cell office:value-type="float" office:value="927.09" calcext:value-type="float">
            <text:p>927.09</text:p>
          </table:table-cell>
        </table:table-row>
        <table:table-row table:style-name="ro1">
          <table:table-cell office:value-type="float" office:value="22462700" calcext:value-type="float">
            <text:p>22462700</text:p>
          </table:table-cell>
          <table:table-cell table:formula="of:=[.A1406]/1000/(60*60*24)" office:value-type="time" office:time-value="PT06H14M22.7S" calcext:value-type="time">
            <text:p>06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62.68" calcext:value-type="float">
            <text:p>762.68</text:p>
          </table:table-cell>
          <table:table-cell office:value-type="float" office:value="927.7" calcext:value-type="float">
            <text:p>927.7</text:p>
          </table:table-cell>
        </table:table-row>
        <table:table-row table:style-name="ro1">
          <table:table-cell office:value-type="float" office:value="22478700" calcext:value-type="float">
            <text:p>22478700</text:p>
          </table:table-cell>
          <table:table-cell table:formula="of:=[.A1407]/1000/(60*60*24)" office:value-type="time" office:time-value="PT06H14M38.7S" calcext:value-type="time">
            <text:p>06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63.2" calcext:value-type="float">
            <text:p>763.2</text:p>
          </table:table-cell>
          <table:table-cell office:value-type="float" office:value="928.31" calcext:value-type="float">
            <text:p>928.31</text:p>
          </table:table-cell>
        </table:table-row>
        <table:table-row table:style-name="ro1">
          <table:table-cell office:value-type="float" office:value="22494700" calcext:value-type="float">
            <text:p>22494700</text:p>
          </table:table-cell>
          <table:table-cell table:formula="of:=[.A1408]/1000/(60*60*24)" office:value-type="time" office:time-value="PT06H14M54.7S" calcext:value-type="time">
            <text:p>06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68" calcext:value-type="float">
            <text:p>137.68</text:p>
          </table:table-cell>
          <table:table-cell office:value-type="float" office:value="763.73" calcext:value-type="float">
            <text:p>763.73</text:p>
          </table:table-cell>
          <table:table-cell office:value-type="float" office:value="928.92" calcext:value-type="float">
            <text:p>928.92</text:p>
          </table:table-cell>
        </table:table-row>
        <table:table-row table:style-name="ro1">
          <table:table-cell office:value-type="float" office:value="22510700" calcext:value-type="float">
            <text:p>22510700</text:p>
          </table:table-cell>
          <table:table-cell table:formula="of:=[.A1409]/1000/(60*60*24)" office:value-type="time" office:time-value="PT06H15M10.7S" calcext:value-type="time">
            <text:p>06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64.25" calcext:value-type="float">
            <text:p>764.25</text:p>
          </table:table-cell>
          <table:table-cell office:value-type="float" office:value="929.53" calcext:value-type="float">
            <text:p>929.53</text:p>
          </table:table-cell>
        </table:table-row>
        <table:table-row table:style-name="ro1">
          <table:table-cell office:value-type="float" office:value="22526700" calcext:value-type="float">
            <text:p>22526700</text:p>
          </table:table-cell>
          <table:table-cell table:formula="of:=[.A1410]/1000/(60*60*24)" office:value-type="time" office:time-value="PT06H15M26.7S" calcext:value-type="time">
            <text:p>06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64.77" calcext:value-type="float">
            <text:p>764.77</text:p>
          </table:table-cell>
          <table:table-cell office:value-type="float" office:value="930.14" calcext:value-type="float">
            <text:p>930.14</text:p>
          </table:table-cell>
        </table:table-row>
        <table:table-row table:style-name="ro1">
          <table:table-cell office:value-type="float" office:value="22542698" calcext:value-type="float">
            <text:p>22542698</text:p>
          </table:table-cell>
          <table:table-cell table:formula="of:=[.A1411]/1000/(60*60*24)" office:value-type="time" office:time-value="PT06H15M42.698S" calcext:value-type="time">
            <text:p>06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65.29" calcext:value-type="float">
            <text:p>765.29</text:p>
          </table:table-cell>
          <table:table-cell office:value-type="float" office:value="930.75" calcext:value-type="float">
            <text:p>930.75</text:p>
          </table:table-cell>
        </table:table-row>
        <table:table-row table:style-name="ro1">
          <table:table-cell office:value-type="float" office:value="22558700" calcext:value-type="float">
            <text:p>22558700</text:p>
          </table:table-cell>
          <table:table-cell table:formula="of:=[.A1412]/1000/(60*60*24)" office:value-type="time" office:time-value="PT06H15M58.7S" calcext:value-type="time">
            <text:p>06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5" calcext:value-type="float">
            <text:p>117.5</text:p>
          </table:table-cell>
          <table:table-cell office:value-type="float" office:value="136.74" calcext:value-type="float">
            <text:p>136.74</text:p>
          </table:table-cell>
          <table:table-cell office:value-type="float" office:value="765.82" calcext:value-type="float">
            <text:p>765.82</text:p>
          </table:table-cell>
          <table:table-cell office:value-type="float" office:value="931.36" calcext:value-type="float">
            <text:p>931.36</text:p>
          </table:table-cell>
        </table:table-row>
        <table:table-row table:style-name="ro1">
          <table:table-cell office:value-type="float" office:value="22574700" calcext:value-type="float">
            <text:p>22574700</text:p>
          </table:table-cell>
          <table:table-cell table:formula="of:=[.A1413]/1000/(60*60*24)" office:value-type="time" office:time-value="PT06H16M14.7S" calcext:value-type="time">
            <text:p>06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66.34" calcext:value-type="float">
            <text:p>766.34</text:p>
          </table:table-cell>
          <table:table-cell office:value-type="float" office:value="931.97" calcext:value-type="float">
            <text:p>931.97</text:p>
          </table:table-cell>
        </table:table-row>
        <table:table-row table:style-name="ro1">
          <table:table-cell office:value-type="float" office:value="22590700" calcext:value-type="float">
            <text:p>22590700</text:p>
          </table:table-cell>
          <table:table-cell table:formula="of:=[.A1414]/1000/(60*60*24)" office:value-type="time" office:time-value="PT06H16M30.7S" calcext:value-type="time">
            <text:p>06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66.86" calcext:value-type="float">
            <text:p>766.86</text:p>
          </table:table-cell>
          <table:table-cell office:value-type="float" office:value="932.58" calcext:value-type="float">
            <text:p>932.58</text:p>
          </table:table-cell>
        </table:table-row>
        <table:table-row table:style-name="ro1">
          <table:table-cell office:value-type="float" office:value="22606700" calcext:value-type="float">
            <text:p>22606700</text:p>
          </table:table-cell>
          <table:table-cell table:formula="of:=[.A1415]/1000/(60*60*24)" office:value-type="time" office:time-value="PT06H16M46.7S" calcext:value-type="time">
            <text:p>06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7.38" calcext:value-type="float">
            <text:p>767.38</text:p>
          </table:table-cell>
          <table:table-cell office:value-type="float" office:value="933.19" calcext:value-type="float">
            <text:p>933.19</text:p>
          </table:table-cell>
        </table:table-row>
        <table:table-row table:style-name="ro1">
          <table:table-cell office:value-type="float" office:value="22622700" calcext:value-type="float">
            <text:p>22622700</text:p>
          </table:table-cell>
          <table:table-cell table:formula="of:=[.A1416]/1000/(60*60*24)" office:value-type="time" office:time-value="PT06H17M02.7S" calcext:value-type="time">
            <text:p>06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7.9" calcext:value-type="float">
            <text:p>767.9</text:p>
          </table:table-cell>
          <table:table-cell office:value-type="float" office:value="933.79" calcext:value-type="float">
            <text:p>933.79</text:p>
          </table:table-cell>
        </table:table-row>
        <table:table-row table:style-name="ro1">
          <table:table-cell office:value-type="float" office:value="22638700" calcext:value-type="float">
            <text:p>22638700</text:p>
          </table:table-cell>
          <table:table-cell table:formula="of:=[.A1417]/1000/(60*60*24)" office:value-type="time" office:time-value="PT06H17M18.7S" calcext:value-type="time">
            <text:p>06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8.43" calcext:value-type="float">
            <text:p>768.43</text:p>
          </table:table-cell>
          <table:table-cell office:value-type="float" office:value="934.4" calcext:value-type="float">
            <text:p>934.4</text:p>
          </table:table-cell>
        </table:table-row>
        <table:table-row table:style-name="ro1">
          <table:table-cell office:value-type="float" office:value="22654700" calcext:value-type="float">
            <text:p>22654700</text:p>
          </table:table-cell>
          <table:table-cell table:formula="of:=[.A1418]/1000/(60*60*24)" office:value-type="time" office:time-value="PT06H17M34.7S" calcext:value-type="time">
            <text:p>06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8.95" calcext:value-type="float">
            <text:p>768.95</text:p>
          </table:table-cell>
          <table:table-cell office:value-type="float" office:value="935.01" calcext:value-type="float">
            <text:p>935.01</text:p>
          </table:table-cell>
        </table:table-row>
        <table:table-row table:style-name="ro1">
          <table:table-cell office:value-type="float" office:value="22670700" calcext:value-type="float">
            <text:p>22670700</text:p>
          </table:table-cell>
          <table:table-cell table:formula="of:=[.A1419]/1000/(60*60*24)" office:value-type="time" office:time-value="PT06H17M50.7S" calcext:value-type="time">
            <text:p>06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9.47" calcext:value-type="float">
            <text:p>769.47</text:p>
          </table:table-cell>
          <table:table-cell office:value-type="float" office:value="935.62" calcext:value-type="float">
            <text:p>935.62</text:p>
          </table:table-cell>
        </table:table-row>
        <table:table-row table:style-name="ro1">
          <table:table-cell office:value-type="float" office:value="22686700" calcext:value-type="float">
            <text:p>22686700</text:p>
          </table:table-cell>
          <table:table-cell table:formula="of:=[.A1420]/1000/(60*60*24)" office:value-type="time" office:time-value="PT06H18M06.7S" calcext:value-type="time">
            <text:p>06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9.99" calcext:value-type="float">
            <text:p>769.99</text:p>
          </table:table-cell>
          <table:table-cell office:value-type="float" office:value="936.23" calcext:value-type="float">
            <text:p>936.23</text:p>
          </table:table-cell>
        </table:table-row>
        <table:table-row table:style-name="ro1">
          <table:table-cell office:value-type="float" office:value="22702700" calcext:value-type="float">
            <text:p>22702700</text:p>
          </table:table-cell>
          <table:table-cell table:formula="of:=[.A1421]/1000/(60*60*24)" office:value-type="time" office:time-value="PT06H18M22.7S" calcext:value-type="time">
            <text:p>06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770.51" calcext:value-type="float">
            <text:p>770.51</text:p>
          </table:table-cell>
          <table:table-cell office:value-type="float" office:value="936.84" calcext:value-type="float">
            <text:p>936.84</text:p>
          </table:table-cell>
        </table:table-row>
        <table:table-row table:style-name="ro1">
          <table:table-cell office:value-type="float" office:value="22718700" calcext:value-type="float">
            <text:p>22718700</text:p>
          </table:table-cell>
          <table:table-cell table:formula="of:=[.A1422]/1000/(60*60*24)" office:value-type="time" office:time-value="PT06H18M38.7S" calcext:value-type="time">
            <text:p>06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71.03" calcext:value-type="float">
            <text:p>771.03</text:p>
          </table:table-cell>
          <table:table-cell office:value-type="float" office:value="937.45" calcext:value-type="float">
            <text:p>937.45</text:p>
          </table:table-cell>
        </table:table-row>
        <table:table-row table:style-name="ro1">
          <table:table-cell office:value-type="float" office:value="22734700" calcext:value-type="float">
            <text:p>22734700</text:p>
          </table:table-cell>
          <table:table-cell table:formula="of:=[.A1423]/1000/(60*60*24)" office:value-type="time" office:time-value="PT06H18M54.7S" calcext:value-type="time">
            <text:p>06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71.56" calcext:value-type="float">
            <text:p>771.56</text:p>
          </table:table-cell>
          <table:table-cell office:value-type="float" office:value="938.06" calcext:value-type="float">
            <text:p>938.06</text:p>
          </table:table-cell>
        </table:table-row>
        <table:table-row table:style-name="ro1">
          <table:table-cell office:value-type="float" office:value="22750700" calcext:value-type="float">
            <text:p>22750700</text:p>
          </table:table-cell>
          <table:table-cell table:formula="of:=[.A1424]/1000/(60*60*24)" office:value-type="time" office:time-value="PT06H19M10.7S" calcext:value-type="time">
            <text:p>06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72.08" calcext:value-type="float">
            <text:p>772.08</text:p>
          </table:table-cell>
          <table:table-cell office:value-type="float" office:value="938.66" calcext:value-type="float">
            <text:p>938.66</text:p>
          </table:table-cell>
        </table:table-row>
        <table:table-row table:style-name="ro1">
          <table:table-cell office:value-type="float" office:value="22766700" calcext:value-type="float">
            <text:p>22766700</text:p>
          </table:table-cell>
          <table:table-cell table:formula="of:=[.A1425]/1000/(60*60*24)" office:value-type="time" office:time-value="PT06H19M26.7S" calcext:value-type="time">
            <text:p>06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772.6" calcext:value-type="float">
            <text:p>772.6</text:p>
          </table:table-cell>
          <table:table-cell office:value-type="float" office:value="939.27" calcext:value-type="float">
            <text:p>939.27</text:p>
          </table:table-cell>
        </table:table-row>
        <table:table-row table:style-name="ro1">
          <table:table-cell office:value-type="float" office:value="22782700" calcext:value-type="float">
            <text:p>22782700</text:p>
          </table:table-cell>
          <table:table-cell table:formula="of:=[.A1426]/1000/(60*60*24)" office:value-type="time" office:time-value="PT06H19M42.7S" calcext:value-type="time">
            <text:p>06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73.12" calcext:value-type="float">
            <text:p>773.12</text:p>
          </table:table-cell>
          <table:table-cell office:value-type="float" office:value="939.88" calcext:value-type="float">
            <text:p>939.88</text:p>
          </table:table-cell>
        </table:table-row>
        <table:table-row table:style-name="ro1">
          <table:table-cell office:value-type="float" office:value="22798700" calcext:value-type="float">
            <text:p>22798700</text:p>
          </table:table-cell>
          <table:table-cell table:formula="of:=[.A1427]/1000/(60*60*24)" office:value-type="time" office:time-value="PT06H19M58.7S" calcext:value-type="time">
            <text:p>06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73.64" calcext:value-type="float">
            <text:p>773.64</text:p>
          </table:table-cell>
          <table:table-cell office:value-type="float" office:value="940.48" calcext:value-type="float">
            <text:p>940.48</text:p>
          </table:table-cell>
        </table:table-row>
        <table:table-row table:style-name="ro1">
          <table:table-cell office:value-type="float" office:value="22814700" calcext:value-type="float">
            <text:p>22814700</text:p>
          </table:table-cell>
          <table:table-cell table:formula="of:=[.A1428]/1000/(60*60*24)" office:value-type="time" office:time-value="PT06H20M14.7S" calcext:value-type="time">
            <text:p>06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74.16" calcext:value-type="float">
            <text:p>774.16</text:p>
          </table:table-cell>
          <table:table-cell office:value-type="float" office:value="941.09" calcext:value-type="float">
            <text:p>941.09</text:p>
          </table:table-cell>
        </table:table-row>
        <table:table-row table:style-name="ro1">
          <table:table-cell office:value-type="float" office:value="22830700" calcext:value-type="float">
            <text:p>22830700</text:p>
          </table:table-cell>
          <table:table-cell table:formula="of:=[.A1429]/1000/(60*60*24)" office:value-type="time" office:time-value="PT06H20M30.7S" calcext:value-type="time">
            <text:p>06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774.68" calcext:value-type="float">
            <text:p>774.68</text:p>
          </table:table-cell>
          <table:table-cell office:value-type="float" office:value="941.7" calcext:value-type="float">
            <text:p>941.7</text:p>
          </table:table-cell>
        </table:table-row>
        <table:table-row table:style-name="ro1">
          <table:table-cell office:value-type="float" office:value="22846700" calcext:value-type="float">
            <text:p>22846700</text:p>
          </table:table-cell>
          <table:table-cell table:formula="of:=[.A1430]/1000/(60*60*24)" office:value-type="time" office:time-value="PT06H20M46.7S" calcext:value-type="time">
            <text:p>06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5.2" calcext:value-type="float">
            <text:p>775.2</text:p>
          </table:table-cell>
          <table:table-cell office:value-type="float" office:value="942.3" calcext:value-type="float">
            <text:p>942.3</text:p>
          </table:table-cell>
        </table:table-row>
        <table:table-row table:style-name="ro1">
          <table:table-cell office:value-type="float" office:value="22862700" calcext:value-type="float">
            <text:p>22862700</text:p>
          </table:table-cell>
          <table:table-cell table:formula="of:=[.A1431]/1000/(60*60*24)" office:value-type="time" office:time-value="PT06H21M02.7S" calcext:value-type="time">
            <text:p>06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5.73" calcext:value-type="float">
            <text:p>775.73</text:p>
          </table:table-cell>
          <table:table-cell office:value-type="float" office:value="942.91" calcext:value-type="float">
            <text:p>942.91</text:p>
          </table:table-cell>
        </table:table-row>
        <table:table-row table:style-name="ro1">
          <table:table-cell office:value-type="float" office:value="22878700" calcext:value-type="float">
            <text:p>22878700</text:p>
          </table:table-cell>
          <table:table-cell table:formula="of:=[.A1432]/1000/(60*60*24)" office:value-type="time" office:time-value="PT06H21M18.7S" calcext:value-type="time">
            <text:p>06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6.25" calcext:value-type="float">
            <text:p>776.25</text:p>
          </table:table-cell>
          <table:table-cell office:value-type="float" office:value="943.52" calcext:value-type="float">
            <text:p>943.52</text:p>
          </table:table-cell>
        </table:table-row>
        <table:table-row table:style-name="ro1">
          <table:table-cell office:value-type="float" office:value="22894700" calcext:value-type="float">
            <text:p>22894700</text:p>
          </table:table-cell>
          <table:table-cell table:formula="of:=[.A1433]/1000/(60*60*24)" office:value-type="time" office:time-value="PT06H21M34.7S" calcext:value-type="time">
            <text:p>06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6.77" calcext:value-type="float">
            <text:p>776.77</text:p>
          </table:table-cell>
          <table:table-cell office:value-type="float" office:value="944.12" calcext:value-type="float">
            <text:p>944.12</text:p>
          </table:table-cell>
        </table:table-row>
        <table:table-row table:style-name="ro1">
          <table:table-cell office:value-type="float" office:value="22910700" calcext:value-type="float">
            <text:p>22910700</text:p>
          </table:table-cell>
          <table:table-cell table:formula="of:=[.A1434]/1000/(60*60*24)" office:value-type="time" office:time-value="PT06H21M50.7S" calcext:value-type="time">
            <text:p>06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777.29" calcext:value-type="float">
            <text:p>777.29</text:p>
          </table:table-cell>
          <table:table-cell office:value-type="float" office:value="944.73" calcext:value-type="float">
            <text:p>944.73</text:p>
          </table:table-cell>
        </table:table-row>
        <table:table-row table:style-name="ro1">
          <table:table-cell office:value-type="float" office:value="22926698" calcext:value-type="float">
            <text:p>22926698</text:p>
          </table:table-cell>
          <table:table-cell table:formula="of:=[.A1435]/1000/(60*60*24)" office:value-type="time" office:time-value="PT06H22M06.698S" calcext:value-type="time">
            <text:p>06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7.81" calcext:value-type="float">
            <text:p>777.81</text:p>
          </table:table-cell>
          <table:table-cell office:value-type="float" office:value="945.34" calcext:value-type="float">
            <text:p>945.34</text:p>
          </table:table-cell>
        </table:table-row>
        <table:table-row table:style-name="ro1">
          <table:table-cell office:value-type="float" office:value="22942700" calcext:value-type="float">
            <text:p>22942700</text:p>
          </table:table-cell>
          <table:table-cell table:formula="of:=[.A1436]/1000/(60*60*24)" office:value-type="time" office:time-value="PT06H22M22.7S" calcext:value-type="time">
            <text:p>06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8.33" calcext:value-type="float">
            <text:p>778.33</text:p>
          </table:table-cell>
          <table:table-cell office:value-type="float" office:value="945.94" calcext:value-type="float">
            <text:p>945.94</text:p>
          </table:table-cell>
        </table:table-row>
        <table:table-row table:style-name="ro1">
          <table:table-cell office:value-type="float" office:value="22958700" calcext:value-type="float">
            <text:p>22958700</text:p>
          </table:table-cell>
          <table:table-cell table:formula="of:=[.A1437]/1000/(60*60*24)" office:value-type="time" office:time-value="PT06H22M38.7S" calcext:value-type="time">
            <text:p>06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8.85" calcext:value-type="float">
            <text:p>778.85</text:p>
          </table:table-cell>
          <table:table-cell office:value-type="float" office:value="946.55" calcext:value-type="float">
            <text:p>946.55</text:p>
          </table:table-cell>
        </table:table-row>
        <table:table-row table:style-name="ro1">
          <table:table-cell office:value-type="float" office:value="22974700" calcext:value-type="float">
            <text:p>22974700</text:p>
          </table:table-cell>
          <table:table-cell table:formula="of:=[.A1438]/1000/(60*60*24)" office:value-type="time" office:time-value="PT06H22M54.7S" calcext:value-type="time">
            <text:p>06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9.37" calcext:value-type="float">
            <text:p>779.37</text:p>
          </table:table-cell>
          <table:table-cell office:value-type="float" office:value="947.16" calcext:value-type="float">
            <text:p>947.16</text:p>
          </table:table-cell>
        </table:table-row>
        <table:table-row table:style-name="ro1">
          <table:table-cell office:value-type="float" office:value="22990700" calcext:value-type="float">
            <text:p>22990700</text:p>
          </table:table-cell>
          <table:table-cell table:formula="of:=[.A1439]/1000/(60*60*24)" office:value-type="time" office:time-value="PT06H23M10.7S" calcext:value-type="time">
            <text:p>06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9.89" calcext:value-type="float">
            <text:p>779.89</text:p>
          </table:table-cell>
          <table:table-cell office:value-type="float" office:value="947.76" calcext:value-type="float">
            <text:p>947.76</text:p>
          </table:table-cell>
        </table:table-row>
        <table:table-row table:style-name="ro1">
          <table:table-cell office:value-type="float" office:value="23006700" calcext:value-type="float">
            <text:p>23006700</text:p>
          </table:table-cell>
          <table:table-cell table:formula="of:=[.A1440]/1000/(60*60*24)" office:value-type="time" office:time-value="PT06H23M26.7S" calcext:value-type="time">
            <text:p>06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80.41" calcext:value-type="float">
            <text:p>780.41</text:p>
          </table:table-cell>
          <table:table-cell office:value-type="float" office:value="948.37" calcext:value-type="float">
            <text:p>948.37</text:p>
          </table:table-cell>
        </table:table-row>
        <table:table-row table:style-name="ro1">
          <table:table-cell office:value-type="float" office:value="23022700" calcext:value-type="float">
            <text:p>23022700</text:p>
          </table:table-cell>
          <table:table-cell table:formula="of:=[.A1441]/1000/(60*60*24)" office:value-type="time" office:time-value="PT06H23M42.7S" calcext:value-type="time">
            <text:p>06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80.93" calcext:value-type="float">
            <text:p>780.93</text:p>
          </table:table-cell>
          <table:table-cell office:value-type="float" office:value="948.97" calcext:value-type="float">
            <text:p>948.97</text:p>
          </table:table-cell>
        </table:table-row>
        <table:table-row table:style-name="ro1">
          <table:table-cell office:value-type="float" office:value="23038700" calcext:value-type="float">
            <text:p>23038700</text:p>
          </table:table-cell>
          <table:table-cell table:formula="of:=[.A1442]/1000/(60*60*24)" office:value-type="time" office:time-value="PT06H23M58.7S" calcext:value-type="time">
            <text:p>06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81.45" calcext:value-type="float">
            <text:p>781.45</text:p>
          </table:table-cell>
          <table:table-cell office:value-type="float" office:value="949.58" calcext:value-type="float">
            <text:p>949.58</text:p>
          </table:table-cell>
        </table:table-row>
        <table:table-row table:style-name="ro1">
          <table:table-cell office:value-type="float" office:value="23054700" calcext:value-type="float">
            <text:p>23054700</text:p>
          </table:table-cell>
          <table:table-cell table:formula="of:=[.A1443]/1000/(60*60*24)" office:value-type="time" office:time-value="PT06H24M14.7S" calcext:value-type="time">
            <text:p>06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81.97" calcext:value-type="float">
            <text:p>781.97</text:p>
          </table:table-cell>
          <table:table-cell office:value-type="float" office:value="950.18" calcext:value-type="float">
            <text:p>950.18</text:p>
          </table:table-cell>
        </table:table-row>
        <table:table-row table:style-name="ro1">
          <table:table-cell office:value-type="float" office:value="23070700" calcext:value-type="float">
            <text:p>23070700</text:p>
          </table:table-cell>
          <table:table-cell table:formula="of:=[.A1444]/1000/(60*60*24)" office:value-type="time" office:time-value="PT06H24M30.7S" calcext:value-type="time">
            <text:p>06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82.49" calcext:value-type="float">
            <text:p>782.49</text:p>
          </table:table-cell>
          <table:table-cell office:value-type="float" office:value="950.79" calcext:value-type="float">
            <text:p>950.79</text:p>
          </table:table-cell>
        </table:table-row>
        <table:table-row table:style-name="ro1">
          <table:table-cell office:value-type="float" office:value="23086700" calcext:value-type="float">
            <text:p>23086700</text:p>
          </table:table-cell>
          <table:table-cell table:formula="of:=[.A1445]/1000/(60*60*24)" office:value-type="time" office:time-value="PT06H24M46.7S" calcext:value-type="time">
            <text:p>06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83.01" calcext:value-type="float">
            <text:p>783.01</text:p>
          </table:table-cell>
          <table:table-cell office:value-type="float" office:value="951.39" calcext:value-type="float">
            <text:p>951.39</text:p>
          </table:table-cell>
        </table:table-row>
        <table:table-row table:style-name="ro1">
          <table:table-cell office:value-type="float" office:value="23102700" calcext:value-type="float">
            <text:p>23102700</text:p>
          </table:table-cell>
          <table:table-cell table:formula="of:=[.A1446]/1000/(60*60*24)" office:value-type="time" office:time-value="PT06H25M02.7S" calcext:value-type="time">
            <text:p>06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783.53" calcext:value-type="float">
            <text:p>783.5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3118698" calcext:value-type="float">
            <text:p>23118698</text:p>
          </table:table-cell>
          <table:table-cell table:formula="of:=[.A1447]/1000/(60*60*24)" office:value-type="time" office:time-value="PT06H25M18.698S" calcext:value-type="time">
            <text:p>06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84.05" calcext:value-type="float">
            <text:p>784.05</text:p>
          </table:table-cell>
          <table:table-cell office:value-type="float" office:value="952.6" calcext:value-type="float">
            <text:p>952.6</text:p>
          </table:table-cell>
        </table:table-row>
        <table:table-row table:style-name="ro1">
          <table:table-cell office:value-type="float" office:value="23134700" calcext:value-type="float">
            <text:p>23134700</text:p>
          </table:table-cell>
          <table:table-cell table:formula="of:=[.A1448]/1000/(60*60*24)" office:value-type="time" office:time-value="PT06H25M34.7S" calcext:value-type="time">
            <text:p>06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84.57" calcext:value-type="float">
            <text:p>784.57</text:p>
          </table:table-cell>
          <table:table-cell office:value-type="float" office:value="953.21" calcext:value-type="float">
            <text:p>953.21</text:p>
          </table:table-cell>
        </table:table-row>
        <table:table-row table:style-name="ro1">
          <table:table-cell office:value-type="float" office:value="23150700" calcext:value-type="float">
            <text:p>23150700</text:p>
          </table:table-cell>
          <table:table-cell table:formula="of:=[.A1449]/1000/(60*60*24)" office:value-type="time" office:time-value="PT06H25M50.7S" calcext:value-type="time">
            <text:p>06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85.09" calcext:value-type="float">
            <text:p>785.09</text:p>
          </table:table-cell>
          <table:table-cell office:value-type="float" office:value="953.81" calcext:value-type="float">
            <text:p>953.81</text:p>
          </table:table-cell>
        </table:table-row>
        <table:table-row table:style-name="ro1">
          <table:table-cell office:value-type="float" office:value="23166700" calcext:value-type="float">
            <text:p>23166700</text:p>
          </table:table-cell>
          <table:table-cell table:formula="of:=[.A1450]/1000/(60*60*24)" office:value-type="time" office:time-value="PT06H26M06.7S" calcext:value-type="time">
            <text:p>06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85.61" calcext:value-type="float">
            <text:p>785.61</text:p>
          </table:table-cell>
          <table:table-cell office:value-type="float" office:value="954.42" calcext:value-type="float">
            <text:p>954.42</text:p>
          </table:table-cell>
        </table:table-row>
        <table:table-row table:style-name="ro1">
          <table:table-cell office:value-type="float" office:value="23182700" calcext:value-type="float">
            <text:p>23182700</text:p>
          </table:table-cell>
          <table:table-cell table:formula="of:=[.A1451]/1000/(60*60*24)" office:value-type="time" office:time-value="PT06H26M22.7S" calcext:value-type="time">
            <text:p>06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86.13" calcext:value-type="float">
            <text:p>786.13</text:p>
          </table:table-cell>
          <table:table-cell office:value-type="float" office:value="955.02" calcext:value-type="float">
            <text:p>955.02</text:p>
          </table:table-cell>
        </table:table-row>
        <table:table-row table:style-name="ro1">
          <table:table-cell office:value-type="float" office:value="23198700" calcext:value-type="float">
            <text:p>23198700</text:p>
          </table:table-cell>
          <table:table-cell table:formula="of:=[.A1452]/1000/(60*60*24)" office:value-type="time" office:time-value="PT06H26M38.7S" calcext:value-type="time">
            <text:p>06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86.65" calcext:value-type="float">
            <text:p>786.65</text:p>
          </table:table-cell>
          <table:table-cell office:value-type="float" office:value="955.62" calcext:value-type="float">
            <text:p>955.62</text:p>
          </table:table-cell>
        </table:table-row>
        <table:table-row table:style-name="ro1">
          <table:table-cell office:value-type="float" office:value="23214700" calcext:value-type="float">
            <text:p>23214700</text:p>
          </table:table-cell>
          <table:table-cell table:formula="of:=[.A1453]/1000/(60*60*24)" office:value-type="time" office:time-value="PT06H26M54.7S" calcext:value-type="time">
            <text:p>06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87.17" calcext:value-type="float">
            <text:p>787.17</text:p>
          </table:table-cell>
          <table:table-cell office:value-type="float" office:value="956.23" calcext:value-type="float">
            <text:p>956.23</text:p>
          </table:table-cell>
        </table:table-row>
        <table:table-row table:style-name="ro1">
          <table:table-cell office:value-type="float" office:value="23230700" calcext:value-type="float">
            <text:p>23230700</text:p>
          </table:table-cell>
          <table:table-cell table:formula="of:=[.A1454]/1000/(60*60*24)" office:value-type="time" office:time-value="PT06H27M10.7S" calcext:value-type="time">
            <text:p>06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87.69" calcext:value-type="float">
            <text:p>787.69</text:p>
          </table:table-cell>
          <table:table-cell office:value-type="float" office:value="956.83" calcext:value-type="float">
            <text:p>956.83</text:p>
          </table:table-cell>
        </table:table-row>
        <table:table-row table:style-name="ro1">
          <table:table-cell office:value-type="float" office:value="23246700" calcext:value-type="float">
            <text:p>23246700</text:p>
          </table:table-cell>
          <table:table-cell table:formula="of:=[.A1455]/1000/(60*60*24)" office:value-type="time" office:time-value="PT06H27M26.7S" calcext:value-type="time">
            <text:p>06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8.21" calcext:value-type="float">
            <text:p>788.21</text:p>
          </table:table-cell>
          <table:table-cell office:value-type="float" office:value="957.43" calcext:value-type="float">
            <text:p>957.43</text:p>
          </table:table-cell>
        </table:table-row>
        <table:table-row table:style-name="ro1">
          <table:table-cell office:value-type="float" office:value="23262700" calcext:value-type="float">
            <text:p>23262700</text:p>
          </table:table-cell>
          <table:table-cell table:formula="of:=[.A1456]/1000/(60*60*24)" office:value-type="time" office:time-value="PT06H27M42.7S" calcext:value-type="time">
            <text:p>06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8.72" calcext:value-type="float">
            <text:p>788.72</text:p>
          </table:table-cell>
          <table:table-cell office:value-type="float" office:value="958.03" calcext:value-type="float">
            <text:p>958.03</text:p>
          </table:table-cell>
        </table:table-row>
        <table:table-row table:style-name="ro1">
          <table:table-cell office:value-type="float" office:value="23278700" calcext:value-type="float">
            <text:p>23278700</text:p>
          </table:table-cell>
          <table:table-cell table:formula="of:=[.A1457]/1000/(60*60*24)" office:value-type="time" office:time-value="PT06H27M58.7S" calcext:value-type="time">
            <text:p>06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9.24" calcext:value-type="float">
            <text:p>789.24</text:p>
          </table:table-cell>
          <table:table-cell office:value-type="float" office:value="958.64" calcext:value-type="float">
            <text:p>958.64</text:p>
          </table:table-cell>
        </table:table-row>
        <table:table-row table:style-name="ro1">
          <table:table-cell office:value-type="float" office:value="23294700" calcext:value-type="float">
            <text:p>23294700</text:p>
          </table:table-cell>
          <table:table-cell table:formula="of:=[.A1458]/1000/(60*60*24)" office:value-type="time" office:time-value="PT06H28M14.7S" calcext:value-type="time">
            <text:p>06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89.76" calcext:value-type="float">
            <text:p>789.76</text:p>
          </table:table-cell>
          <table:table-cell office:value-type="float" office:value="959.24" calcext:value-type="float">
            <text:p>959.24</text:p>
          </table:table-cell>
        </table:table-row>
        <table:table-row table:style-name="ro1">
          <table:table-cell office:value-type="float" office:value="23310700" calcext:value-type="float">
            <text:p>23310700</text:p>
          </table:table-cell>
          <table:table-cell table:formula="of:=[.A1459]/1000/(60*60*24)" office:value-type="time" office:time-value="PT06H28M30.7S" calcext:value-type="time">
            <text:p>06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90.28" calcext:value-type="float">
            <text:p>790.28</text:p>
          </table:table-cell>
          <table:table-cell office:value-type="float" office:value="959.84" calcext:value-type="float">
            <text:p>959.84</text:p>
          </table:table-cell>
        </table:table-row>
        <table:table-row table:style-name="ro1">
          <table:table-cell office:value-type="float" office:value="23326700" calcext:value-type="float">
            <text:p>23326700</text:p>
          </table:table-cell>
          <table:table-cell table:formula="of:=[.A1460]/1000/(60*60*24)" office:value-type="time" office:time-value="PT06H28M46.7S" calcext:value-type="time">
            <text:p>06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90.8" calcext:value-type="float">
            <text:p>790.8</text:p>
          </table:table-cell>
          <table:table-cell office:value-type="float" office:value="960.44" calcext:value-type="float">
            <text:p>960.44</text:p>
          </table:table-cell>
        </table:table-row>
        <table:table-row table:style-name="ro1">
          <table:table-cell office:value-type="float" office:value="23342700" calcext:value-type="float">
            <text:p>23342700</text:p>
          </table:table-cell>
          <table:table-cell table:formula="of:=[.A1461]/1000/(60*60*24)" office:value-type="time" office:time-value="PT06H29M02.7S" calcext:value-type="time">
            <text:p>06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91.32" calcext:value-type="float">
            <text:p>791.32</text:p>
          </table:table-cell>
          <table:table-cell office:value-type="float" office:value="961.05" calcext:value-type="float">
            <text:p>961.05</text:p>
          </table:table-cell>
        </table:table-row>
        <table:table-row table:style-name="ro1">
          <table:table-cell office:value-type="float" office:value="23358700" calcext:value-type="float">
            <text:p>23358700</text:p>
          </table:table-cell>
          <table:table-cell table:formula="of:=[.A1462]/1000/(60*60*24)" office:value-type="time" office:time-value="PT06H29M18.7S" calcext:value-type="time">
            <text:p>06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91.84" calcext:value-type="float">
            <text:p>791.84</text:p>
          </table:table-cell>
          <table:table-cell office:value-type="float" office:value="961.65" calcext:value-type="float">
            <text:p>961.65</text:p>
          </table:table-cell>
        </table:table-row>
        <table:table-row table:style-name="ro1">
          <table:table-cell office:value-type="float" office:value="23374700" calcext:value-type="float">
            <text:p>23374700</text:p>
          </table:table-cell>
          <table:table-cell table:formula="of:=[.A1463]/1000/(60*60*24)" office:value-type="time" office:time-value="PT06H29M34.7S" calcext:value-type="time">
            <text:p>06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92.36" calcext:value-type="float">
            <text:p>792.36</text:p>
          </table:table-cell>
          <table:table-cell office:value-type="float" office:value="962.25" calcext:value-type="float">
            <text:p>962.25</text:p>
          </table:table-cell>
        </table:table-row>
        <table:table-row table:style-name="ro1">
          <table:table-cell office:value-type="float" office:value="23390700" calcext:value-type="float">
            <text:p>23390700</text:p>
          </table:table-cell>
          <table:table-cell table:formula="of:=[.A1464]/1000/(60*60*24)" office:value-type="time" office:time-value="PT06H29M50.7S" calcext:value-type="time">
            <text:p>06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92.88" calcext:value-type="float">
            <text:p>792.88</text:p>
          </table:table-cell>
          <table:table-cell office:value-type="float" office:value="962.85" calcext:value-type="float">
            <text:p>962.85</text:p>
          </table:table-cell>
        </table:table-row>
        <table:table-row table:style-name="ro1">
          <table:table-cell office:value-type="float" office:value="23406700" calcext:value-type="float">
            <text:p>23406700</text:p>
          </table:table-cell>
          <table:table-cell table:formula="of:=[.A1465]/1000/(60*60*24)" office:value-type="time" office:time-value="PT06H30M06.7S" calcext:value-type="time">
            <text:p>06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93.4" calcext:value-type="float">
            <text:p>793.4</text:p>
          </table:table-cell>
          <table:table-cell office:value-type="float" office:value="963.45" calcext:value-type="float">
            <text:p>963.45</text:p>
          </table:table-cell>
        </table:table-row>
        <table:table-row table:style-name="ro1">
          <table:table-cell office:value-type="float" office:value="23422698" calcext:value-type="float">
            <text:p>23422698</text:p>
          </table:table-cell>
          <table:table-cell table:formula="of:=[.A1466]/1000/(60*60*24)" office:value-type="time" office:time-value="PT06H30M22.698S" calcext:value-type="time">
            <text:p>06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93.92" calcext:value-type="float">
            <text:p>793.92</text:p>
          </table:table-cell>
          <table:table-cell office:value-type="float" office:value="964.05" calcext:value-type="float">
            <text:p>964.05</text:p>
          </table:table-cell>
        </table:table-row>
        <table:table-row table:style-name="ro1">
          <table:table-cell office:value-type="float" office:value="23438700" calcext:value-type="float">
            <text:p>23438700</text:p>
          </table:table-cell>
          <table:table-cell table:formula="of:=[.A1467]/1000/(60*60*24)" office:value-type="time" office:time-value="PT06H30M38.7S" calcext:value-type="time">
            <text:p>06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94.43" calcext:value-type="float">
            <text:p>794.43</text:p>
          </table:table-cell>
          <table:table-cell office:value-type="float" office:value="964.65" calcext:value-type="float">
            <text:p>964.65</text:p>
          </table:table-cell>
        </table:table-row>
        <table:table-row table:style-name="ro1">
          <table:table-cell office:value-type="float" office:value="23454700" calcext:value-type="float">
            <text:p>23454700</text:p>
          </table:table-cell>
          <table:table-cell table:formula="of:=[.A1468]/1000/(60*60*24)" office:value-type="time" office:time-value="PT06H30M54.7S" calcext:value-type="time">
            <text:p>06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94.95" calcext:value-type="float">
            <text:p>794.95</text:p>
          </table:table-cell>
          <table:table-cell office:value-type="float" office:value="965.25" calcext:value-type="float">
            <text:p>965.25</text:p>
          </table:table-cell>
        </table:table-row>
        <table:table-row table:style-name="ro1">
          <table:table-cell office:value-type="float" office:value="23470700" calcext:value-type="float">
            <text:p>23470700</text:p>
          </table:table-cell>
          <table:table-cell table:formula="of:=[.A1469]/1000/(60*60*24)" office:value-type="time" office:time-value="PT06H31M10.7S" calcext:value-type="time">
            <text:p>06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95.47" calcext:value-type="float">
            <text:p>795.47</text:p>
          </table:table-cell>
          <table:table-cell office:value-type="float" office:value="965.86" calcext:value-type="float">
            <text:p>965.86</text:p>
          </table:table-cell>
        </table:table-row>
        <table:table-row table:style-name="ro1">
          <table:table-cell office:value-type="float" office:value="23486700" calcext:value-type="float">
            <text:p>23486700</text:p>
          </table:table-cell>
          <table:table-cell table:formula="of:=[.A1470]/1000/(60*60*24)" office:value-type="time" office:time-value="PT06H31M26.7S" calcext:value-type="time">
            <text:p>06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95.99" calcext:value-type="float">
            <text:p>795.99</text:p>
          </table:table-cell>
          <table:table-cell office:value-type="float" office:value="966.46" calcext:value-type="float">
            <text:p>966.46</text:p>
          </table:table-cell>
        </table:table-row>
        <table:table-row table:style-name="ro1">
          <table:table-cell office:value-type="float" office:value="23502700" calcext:value-type="float">
            <text:p>23502700</text:p>
          </table:table-cell>
          <table:table-cell table:formula="of:=[.A1471]/1000/(60*60*24)" office:value-type="time" office:time-value="PT06H31M42.7S" calcext:value-type="time">
            <text:p>06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96.51" calcext:value-type="float">
            <text:p>796.51</text:p>
          </table:table-cell>
          <table:table-cell office:value-type="float" office:value="967.06" calcext:value-type="float">
            <text:p>967.06</text:p>
          </table:table-cell>
        </table:table-row>
        <table:table-row table:style-name="ro1">
          <table:table-cell office:value-type="float" office:value="23518700" calcext:value-type="float">
            <text:p>23518700</text:p>
          </table:table-cell>
          <table:table-cell table:formula="of:=[.A1472]/1000/(60*60*24)" office:value-type="time" office:time-value="PT06H31M58.7S" calcext:value-type="time">
            <text:p>06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97.03" calcext:value-type="float">
            <text:p>797.03</text:p>
          </table:table-cell>
          <table:table-cell office:value-type="float" office:value="967.66" calcext:value-type="float">
            <text:p>967.66</text:p>
          </table:table-cell>
        </table:table-row>
        <table:table-row table:style-name="ro1">
          <table:table-cell office:value-type="float" office:value="23534700" calcext:value-type="float">
            <text:p>23534700</text:p>
          </table:table-cell>
          <table:table-cell table:formula="of:=[.A1473]/1000/(60*60*24)" office:value-type="time" office:time-value="PT06H32M14.7S" calcext:value-type="time">
            <text:p>06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7.54" calcext:value-type="float">
            <text:p>797.54</text:p>
          </table:table-cell>
          <table:table-cell office:value-type="float" office:value="968.26" calcext:value-type="float">
            <text:p>968.26</text:p>
          </table:table-cell>
        </table:table-row>
        <table:table-row table:style-name="ro1">
          <table:table-cell office:value-type="float" office:value="23550700" calcext:value-type="float">
            <text:p>23550700</text:p>
          </table:table-cell>
          <table:table-cell table:formula="of:=[.A1474]/1000/(60*60*24)" office:value-type="time" office:time-value="PT06H32M30.7S" calcext:value-type="time">
            <text:p>06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98.06" calcext:value-type="float">
            <text:p>798.06</text:p>
          </table:table-cell>
          <table:table-cell office:value-type="float" office:value="968.86" calcext:value-type="float">
            <text:p>968.86</text:p>
          </table:table-cell>
        </table:table-row>
        <table:table-row table:style-name="ro1">
          <table:table-cell office:value-type="float" office:value="23566700" calcext:value-type="float">
            <text:p>23566700</text:p>
          </table:table-cell>
          <table:table-cell table:formula="of:=[.A1475]/1000/(60*60*24)" office:value-type="time" office:time-value="PT06H32M46.7S" calcext:value-type="time">
            <text:p>06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8.58" calcext:value-type="float">
            <text:p>798.58</text:p>
          </table:table-cell>
          <table:table-cell office:value-type="float" office:value="969.46" calcext:value-type="float">
            <text:p>969.46</text:p>
          </table:table-cell>
        </table:table-row>
        <table:table-row table:style-name="ro1">
          <table:table-cell office:value-type="float" office:value="23582700" calcext:value-type="float">
            <text:p>23582700</text:p>
          </table:table-cell>
          <table:table-cell table:formula="of:=[.A1476]/1000/(60*60*24)" office:value-type="time" office:time-value="PT06H33M02.7S" calcext:value-type="time">
            <text:p>06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9.1" calcext:value-type="float">
            <text:p>799.1</text:p>
          </table:table-cell>
          <table:table-cell office:value-type="float" office:value="970.06" calcext:value-type="float">
            <text:p>970.06</text:p>
          </table:table-cell>
        </table:table-row>
        <table:table-row table:style-name="ro1">
          <table:table-cell office:value-type="float" office:value="23598700" calcext:value-type="float">
            <text:p>23598700</text:p>
          </table:table-cell>
          <table:table-cell table:formula="of:=[.A1477]/1000/(60*60*24)" office:value-type="time" office:time-value="PT06H33M18.7S" calcext:value-type="time">
            <text:p>06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9.62" calcext:value-type="float">
            <text:p>799.62</text:p>
          </table:table-cell>
          <table:table-cell office:value-type="float" office:value="970.65" calcext:value-type="float">
            <text:p>970.65</text:p>
          </table:table-cell>
        </table:table-row>
        <table:table-row table:style-name="ro1">
          <table:table-cell office:value-type="float" office:value="23614700" calcext:value-type="float">
            <text:p>23614700</text:p>
          </table:table-cell>
          <table:table-cell table:formula="of:=[.A1478]/1000/(60*60*24)" office:value-type="time" office:time-value="PT06H33M34.7S" calcext:value-type="time">
            <text:p>06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00.13" calcext:value-type="float">
            <text:p>800.13</text:p>
          </table:table-cell>
          <table:table-cell office:value-type="float" office:value="971.25" calcext:value-type="float">
            <text:p>971.25</text:p>
          </table:table-cell>
        </table:table-row>
        <table:table-row table:style-name="ro1">
          <table:table-cell office:value-type="float" office:value="23630700" calcext:value-type="float">
            <text:p>23630700</text:p>
          </table:table-cell>
          <table:table-cell table:formula="of:=[.A1479]/1000/(60*60*24)" office:value-type="time" office:time-value="PT06H33M50.7S" calcext:value-type="time">
            <text:p>06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00.65" calcext:value-type="float">
            <text:p>800.65</text:p>
          </table:table-cell>
          <table:table-cell office:value-type="float" office:value="971.85" calcext:value-type="float">
            <text:p>971.85</text:p>
          </table:table-cell>
        </table:table-row>
        <table:table-row table:style-name="ro1">
          <table:table-cell office:value-type="float" office:value="23646700" calcext:value-type="float">
            <text:p>23646700</text:p>
          </table:table-cell>
          <table:table-cell table:formula="of:=[.A1480]/1000/(60*60*24)" office:value-type="time" office:time-value="PT06H34M06.7S" calcext:value-type="time">
            <text:p>06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01.17" calcext:value-type="float">
            <text:p>801.17</text:p>
          </table:table-cell>
          <table:table-cell office:value-type="float" office:value="972.45" calcext:value-type="float">
            <text:p>972.45</text:p>
          </table:table-cell>
        </table:table-row>
        <table:table-row table:style-name="ro1">
          <table:table-cell office:value-type="float" office:value="23662700" calcext:value-type="float">
            <text:p>23662700</text:p>
          </table:table-cell>
          <table:table-cell table:formula="of:=[.A1481]/1000/(60*60*24)" office:value-type="time" office:time-value="PT06H34M22.7S" calcext:value-type="time">
            <text:p>06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01.69" calcext:value-type="float">
            <text:p>801.69</text:p>
          </table:table-cell>
          <table:table-cell office:value-type="float" office:value="973.05" calcext:value-type="float">
            <text:p>973.05</text:p>
          </table:table-cell>
        </table:table-row>
        <table:table-row table:style-name="ro1">
          <table:table-cell office:value-type="float" office:value="23678700" calcext:value-type="float">
            <text:p>23678700</text:p>
          </table:table-cell>
          <table:table-cell table:formula="of:=[.A1482]/1000/(60*60*24)" office:value-type="time" office:time-value="PT06H34M38.7S" calcext:value-type="time">
            <text:p>06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802.2" calcext:value-type="float">
            <text:p>802.2</text:p>
          </table:table-cell>
          <table:table-cell office:value-type="float" office:value="973.65" calcext:value-type="float">
            <text:p>973.65</text:p>
          </table:table-cell>
        </table:table-row>
        <table:table-row table:style-name="ro1">
          <table:table-cell office:value-type="float" office:value="23694700" calcext:value-type="float">
            <text:p>23694700</text:p>
          </table:table-cell>
          <table:table-cell table:formula="of:=[.A1483]/1000/(60*60*24)" office:value-type="time" office:time-value="PT06H34M54.7S" calcext:value-type="time">
            <text:p>06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02.72" calcext:value-type="float">
            <text:p>802.72</text:p>
          </table:table-cell>
          <table:table-cell office:value-type="float" office:value="974.24" calcext:value-type="float">
            <text:p>974.24</text:p>
          </table:table-cell>
        </table:table-row>
        <table:table-row table:style-name="ro1">
          <table:table-cell office:value-type="float" office:value="23710700" calcext:value-type="float">
            <text:p>23710700</text:p>
          </table:table-cell>
          <table:table-cell table:formula="of:=[.A1484]/1000/(60*60*24)" office:value-type="time" office:time-value="PT06H35M10.7S" calcext:value-type="time">
            <text:p>06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03.24" calcext:value-type="float">
            <text:p>803.24</text:p>
          </table:table-cell>
          <table:table-cell office:value-type="float" office:value="974.84" calcext:value-type="float">
            <text:p>974.84</text:p>
          </table:table-cell>
        </table:table-row>
        <table:table-row table:style-name="ro1">
          <table:table-cell office:value-type="float" office:value="23726700" calcext:value-type="float">
            <text:p>23726700</text:p>
          </table:table-cell>
          <table:table-cell table:formula="of:=[.A1485]/1000/(60*60*24)" office:value-type="time" office:time-value="PT06H35M26.7S" calcext:value-type="time">
            <text:p>06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03.76" calcext:value-type="float">
            <text:p>803.76</text:p>
          </table:table-cell>
          <table:table-cell office:value-type="float" office:value="975.44" calcext:value-type="float">
            <text:p>975.44</text:p>
          </table:table-cell>
        </table:table-row>
        <table:table-row table:style-name="ro1">
          <table:table-cell office:value-type="float" office:value="23742700" calcext:value-type="float">
            <text:p>23742700</text:p>
          </table:table-cell>
          <table:table-cell table:formula="of:=[.A1486]/1000/(60*60*24)" office:value-type="time" office:time-value="PT06H35M42.7S" calcext:value-type="time">
            <text:p>06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04.27" calcext:value-type="float">
            <text:p>804.27</text:p>
          </table:table-cell>
          <table:table-cell office:value-type="float" office:value="976.04" calcext:value-type="float">
            <text:p>976.04</text:p>
          </table:table-cell>
        </table:table-row>
        <table:table-row table:style-name="ro1">
          <table:table-cell office:value-type="float" office:value="23758700" calcext:value-type="float">
            <text:p>23758700</text:p>
          </table:table-cell>
          <table:table-cell table:formula="of:=[.A1487]/1000/(60*60*24)" office:value-type="time" office:time-value="PT06H35M58.7S" calcext:value-type="time">
            <text:p>06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04.79" calcext:value-type="float">
            <text:p>804.79</text:p>
          </table:table-cell>
          <table:table-cell office:value-type="float" office:value="976.64" calcext:value-type="float">
            <text:p>976.64</text:p>
          </table:table-cell>
        </table:table-row>
        <table:table-row table:style-name="ro1">
          <table:table-cell office:value-type="float" office:value="23774700" calcext:value-type="float">
            <text:p>23774700</text:p>
          </table:table-cell>
          <table:table-cell table:formula="of:=[.A1488]/1000/(60*60*24)" office:value-type="time" office:time-value="PT06H36M14.7S" calcext:value-type="time">
            <text:p>06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05.31" calcext:value-type="float">
            <text:p>805.31</text:p>
          </table:table-cell>
          <table:table-cell office:value-type="float" office:value="977.23" calcext:value-type="float">
            <text:p>977.23</text:p>
          </table:table-cell>
        </table:table-row>
        <table:table-row table:style-name="ro1">
          <table:table-cell office:value-type="float" office:value="23790700" calcext:value-type="float">
            <text:p>23790700</text:p>
          </table:table-cell>
          <table:table-cell table:formula="of:=[.A1489]/1000/(60*60*24)" office:value-type="time" office:time-value="PT06H36M30.7S" calcext:value-type="time">
            <text:p>06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05.82" calcext:value-type="float">
            <text:p>805.82</text:p>
          </table:table-cell>
          <table:table-cell office:value-type="float" office:value="977.83" calcext:value-type="float">
            <text:p>977.83</text:p>
          </table:table-cell>
        </table:table-row>
        <table:table-row table:style-name="ro1">
          <table:table-cell office:value-type="float" office:value="23806700" calcext:value-type="float">
            <text:p>23806700</text:p>
          </table:table-cell>
          <table:table-cell table:formula="of:=[.A1490]/1000/(60*60*24)" office:value-type="time" office:time-value="PT06H36M46.7S" calcext:value-type="time">
            <text:p>06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06.34" calcext:value-type="float">
            <text:p>806.34</text:p>
          </table:table-cell>
          <table:table-cell office:value-type="float" office:value="978.43" calcext:value-type="float">
            <text:p>978.43</text:p>
          </table:table-cell>
        </table:table-row>
        <table:table-row table:style-name="ro1">
          <table:table-cell office:value-type="float" office:value="23822700" calcext:value-type="float">
            <text:p>23822700</text:p>
          </table:table-cell>
          <table:table-cell table:formula="of:=[.A1491]/1000/(60*60*24)" office:value-type="time" office:time-value="PT06H37M02.7S" calcext:value-type="time">
            <text:p>06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06.86" calcext:value-type="float">
            <text:p>806.86</text:p>
          </table:table-cell>
          <table:table-cell office:value-type="float" office:value="979.03" calcext:value-type="float">
            <text:p>979.03</text:p>
          </table:table-cell>
        </table:table-row>
        <table:table-row table:style-name="ro1">
          <table:table-cell office:value-type="float" office:value="23838700" calcext:value-type="float">
            <text:p>23838700</text:p>
          </table:table-cell>
          <table:table-cell table:formula="of:=[.A1492]/1000/(60*60*24)" office:value-type="time" office:time-value="PT06H37M18.7S" calcext:value-type="time">
            <text:p>06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07.37" calcext:value-type="float">
            <text:p>807.37</text:p>
          </table:table-cell>
          <table:table-cell office:value-type="float" office:value="979.62" calcext:value-type="float">
            <text:p>979.62</text:p>
          </table:table-cell>
        </table:table-row>
        <table:table-row table:style-name="ro1">
          <table:table-cell office:value-type="float" office:value="23854700" calcext:value-type="float">
            <text:p>23854700</text:p>
          </table:table-cell>
          <table:table-cell table:formula="of:=[.A1493]/1000/(60*60*24)" office:value-type="time" office:time-value="PT06H37M34.7S" calcext:value-type="time">
            <text:p>06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07.89" calcext:value-type="float">
            <text:p>807.89</text:p>
          </table:table-cell>
          <table:table-cell office:value-type="float" office:value="980.22" calcext:value-type="float">
            <text:p>980.22</text:p>
          </table:table-cell>
        </table:table-row>
        <table:table-row table:style-name="ro1">
          <table:table-cell office:value-type="float" office:value="23870700" calcext:value-type="float">
            <text:p>23870700</text:p>
          </table:table-cell>
          <table:table-cell table:formula="of:=[.A1494]/1000/(60*60*24)" office:value-type="time" office:time-value="PT06H37M50.7S" calcext:value-type="time">
            <text:p>06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08.41" calcext:value-type="float">
            <text:p>808.41</text:p>
          </table:table-cell>
          <table:table-cell office:value-type="float" office:value="980.82" calcext:value-type="float">
            <text:p>980.82</text:p>
          </table:table-cell>
        </table:table-row>
        <table:table-row table:style-name="ro1">
          <table:table-cell office:value-type="float" office:value="23886700" calcext:value-type="float">
            <text:p>23886700</text:p>
          </table:table-cell>
          <table:table-cell table:formula="of:=[.A1495]/1000/(60*60*24)" office:value-type="time" office:time-value="PT06H38M06.7S" calcext:value-type="time">
            <text:p>06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08.92" calcext:value-type="float">
            <text:p>808.92</text:p>
          </table:table-cell>
          <table:table-cell office:value-type="float" office:value="981.41" calcext:value-type="float">
            <text:p>981.41</text:p>
          </table:table-cell>
        </table:table-row>
        <table:table-row table:style-name="ro1">
          <table:table-cell office:value-type="float" office:value="23902700" calcext:value-type="float">
            <text:p>23902700</text:p>
          </table:table-cell>
          <table:table-cell table:formula="of:=[.A1496]/1000/(60*60*24)" office:value-type="time" office:time-value="PT06H38M22.7S" calcext:value-type="time">
            <text:p>06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09.44" calcext:value-type="float">
            <text:p>809.44</text:p>
          </table:table-cell>
          <table:table-cell office:value-type="float" office:value="982.01" calcext:value-type="float">
            <text:p>982.01</text:p>
          </table:table-cell>
        </table:table-row>
        <table:table-row table:style-name="ro1">
          <table:table-cell office:value-type="float" office:value="23918700" calcext:value-type="float">
            <text:p>23918700</text:p>
          </table:table-cell>
          <table:table-cell table:formula="of:=[.A1497]/1000/(60*60*24)" office:value-type="time" office:time-value="PT06H38M38.7S" calcext:value-type="time">
            <text:p>06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09.95" calcext:value-type="float">
            <text:p>809.95</text:p>
          </table:table-cell>
          <table:table-cell office:value-type="float" office:value="982.6" calcext:value-type="float">
            <text:p>982.6</text:p>
          </table:table-cell>
        </table:table-row>
        <table:table-row table:style-name="ro1">
          <table:table-cell office:value-type="float" office:value="23934700" calcext:value-type="float">
            <text:p>23934700</text:p>
          </table:table-cell>
          <table:table-cell table:formula="of:=[.A1498]/1000/(60*60*24)" office:value-type="time" office:time-value="PT06H38M54.7S" calcext:value-type="time">
            <text:p>06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10.47" calcext:value-type="float">
            <text:p>810.47</text:p>
          </table:table-cell>
          <table:table-cell office:value-type="float" office:value="983.2" calcext:value-type="float">
            <text:p>983.2</text:p>
          </table:table-cell>
        </table:table-row>
        <table:table-row table:style-name="ro1">
          <table:table-cell office:value-type="float" office:value="23950700" calcext:value-type="float">
            <text:p>23950700</text:p>
          </table:table-cell>
          <table:table-cell table:formula="of:=[.A1499]/1000/(60*60*24)" office:value-type="time" office:time-value="PT06H39M10.7S" calcext:value-type="time">
            <text:p>06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10.99" calcext:value-type="float">
            <text:p>810.99</text:p>
          </table:table-cell>
          <table:table-cell office:value-type="float" office:value="983.79" calcext:value-type="float">
            <text:p>983.79</text:p>
          </table:table-cell>
        </table:table-row>
        <table:table-row table:style-name="ro1">
          <table:table-cell office:value-type="float" office:value="23966700" calcext:value-type="float">
            <text:p>23966700</text:p>
          </table:table-cell>
          <table:table-cell table:formula="of:=[.A1500]/1000/(60*60*24)" office:value-type="time" office:time-value="PT06H39M26.7S" calcext:value-type="time">
            <text:p>06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11.5" calcext:value-type="float">
            <text:p>811.5</text:p>
          </table:table-cell>
          <table:table-cell office:value-type="float" office:value="984.39" calcext:value-type="float">
            <text:p>984.39</text:p>
          </table:table-cell>
        </table:table-row>
        <table:table-row table:style-name="ro1">
          <table:table-cell office:value-type="float" office:value="23982700" calcext:value-type="float">
            <text:p>23982700</text:p>
          </table:table-cell>
          <table:table-cell table:formula="of:=[.A1501]/1000/(60*60*24)" office:value-type="time" office:time-value="PT06H39M42.7S" calcext:value-type="time">
            <text:p>06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12.02" calcext:value-type="float">
            <text:p>812.02</text:p>
          </table:table-cell>
          <table:table-cell office:value-type="float" office:value="984.98" calcext:value-type="float">
            <text:p>984.98</text:p>
          </table:table-cell>
        </table:table-row>
        <table:table-row table:style-name="ro1">
          <table:table-cell office:value-type="float" office:value="23998700" calcext:value-type="float">
            <text:p>23998700</text:p>
          </table:table-cell>
          <table:table-cell table:formula="of:=[.A1502]/1000/(60*60*24)" office:value-type="time" office:time-value="PT06H39M58.7S" calcext:value-type="time">
            <text:p>06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12.53" calcext:value-type="float">
            <text:p>812.53</text:p>
          </table:table-cell>
          <table:table-cell office:value-type="float" office:value="985.58" calcext:value-type="float">
            <text:p>985.58</text:p>
          </table:table-cell>
        </table:table-row>
        <table:table-row table:style-name="ro1">
          <table:table-cell office:value-type="float" office:value="24014700" calcext:value-type="float">
            <text:p>24014700</text:p>
          </table:table-cell>
          <table:table-cell table:formula="of:=[.A1503]/1000/(60*60*24)" office:value-type="time" office:time-value="PT06H40M14.7S" calcext:value-type="time">
            <text:p>06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13.05" calcext:value-type="float">
            <text:p>813.05</text:p>
          </table:table-cell>
          <table:table-cell office:value-type="float" office:value="986.17" calcext:value-type="float">
            <text:p>986.17</text:p>
          </table:table-cell>
        </table:table-row>
        <table:table-row table:style-name="ro1">
          <table:table-cell office:value-type="float" office:value="24030700" calcext:value-type="float">
            <text:p>24030700</text:p>
          </table:table-cell>
          <table:table-cell table:formula="of:=[.A1504]/1000/(60*60*24)" office:value-type="time" office:time-value="PT06H40M30.7S" calcext:value-type="time">
            <text:p>06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13.56" calcext:value-type="float">
            <text:p>813.56</text:p>
          </table:table-cell>
          <table:table-cell office:value-type="float" office:value="986.76" calcext:value-type="float">
            <text:p>986.76</text:p>
          </table:table-cell>
        </table:table-row>
        <table:table-row table:style-name="ro1">
          <table:table-cell office:value-type="float" office:value="24046700" calcext:value-type="float">
            <text:p>24046700</text:p>
          </table:table-cell>
          <table:table-cell table:formula="of:=[.A1505]/1000/(60*60*24)" office:value-type="time" office:time-value="PT06H40M46.7S" calcext:value-type="time">
            <text:p>06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14.08" calcext:value-type="float">
            <text:p>814.08</text:p>
          </table:table-cell>
          <table:table-cell office:value-type="float" office:value="987.36" calcext:value-type="float">
            <text:p>987.36</text:p>
          </table:table-cell>
        </table:table-row>
        <table:table-row table:style-name="ro1">
          <table:table-cell office:value-type="float" office:value="24062700" calcext:value-type="float">
            <text:p>24062700</text:p>
          </table:table-cell>
          <table:table-cell table:formula="of:=[.A1506]/1000/(60*60*24)" office:value-type="time" office:time-value="PT06H41M02.7S" calcext:value-type="time">
            <text:p>06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814.6" calcext:value-type="float">
            <text:p>814.6</text:p>
          </table:table-cell>
          <table:table-cell office:value-type="float" office:value="987.95" calcext:value-type="float">
            <text:p>987.95</text:p>
          </table:table-cell>
        </table:table-row>
        <table:table-row table:style-name="ro1">
          <table:table-cell office:value-type="float" office:value="24078700" calcext:value-type="float">
            <text:p>24078700</text:p>
          </table:table-cell>
          <table:table-cell table:formula="of:=[.A1507]/1000/(60*60*24)" office:value-type="time" office:time-value="PT06H41M18.7S" calcext:value-type="time">
            <text:p>06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15.11" calcext:value-type="float">
            <text:p>815.11</text:p>
          </table:table-cell>
          <table:table-cell office:value-type="float" office:value="988.55" calcext:value-type="float">
            <text:p>988.55</text:p>
          </table:table-cell>
        </table:table-row>
        <table:table-row table:style-name="ro1">
          <table:table-cell office:value-type="float" office:value="24094700" calcext:value-type="float">
            <text:p>24094700</text:p>
          </table:table-cell>
          <table:table-cell table:formula="of:=[.A1508]/1000/(60*60*24)" office:value-type="time" office:time-value="PT06H41M34.7S" calcext:value-type="time">
            <text:p>06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15.63" calcext:value-type="float">
            <text:p>815.63</text:p>
          </table:table-cell>
          <table:table-cell office:value-type="float" office:value="989.14" calcext:value-type="float">
            <text:p>989.14</text:p>
          </table:table-cell>
        </table:table-row>
        <table:table-row table:style-name="ro1">
          <table:table-cell office:value-type="float" office:value="24110700" calcext:value-type="float">
            <text:p>24110700</text:p>
          </table:table-cell>
          <table:table-cell table:formula="of:=[.A1509]/1000/(60*60*24)" office:value-type="time" office:time-value="PT06H41M50.7S" calcext:value-type="time">
            <text:p>06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16.14" calcext:value-type="float">
            <text:p>816.14</text:p>
          </table:table-cell>
          <table:table-cell office:value-type="float" office:value="989.73" calcext:value-type="float">
            <text:p>989.73</text:p>
          </table:table-cell>
        </table:table-row>
        <table:table-row table:style-name="ro1">
          <table:table-cell office:value-type="float" office:value="24126700" calcext:value-type="float">
            <text:p>24126700</text:p>
          </table:table-cell>
          <table:table-cell table:formula="of:=[.A1510]/1000/(60*60*24)" office:value-type="time" office:time-value="PT06H42M06.7S" calcext:value-type="time">
            <text:p>06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16.66" calcext:value-type="float">
            <text:p>816.66</text:p>
          </table:table-cell>
          <table:table-cell office:value-type="float" office:value="990.32" calcext:value-type="float">
            <text:p>990.32</text:p>
          </table:table-cell>
        </table:table-row>
        <table:table-row table:style-name="ro1">
          <table:table-cell office:value-type="float" office:value="24142700" calcext:value-type="float">
            <text:p>24142700</text:p>
          </table:table-cell>
          <table:table-cell table:formula="of:=[.A1511]/1000/(60*60*24)" office:value-type="time" office:time-value="PT06H42M22.7S" calcext:value-type="time">
            <text:p>06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17.17" calcext:value-type="float">
            <text:p>817.17</text:p>
          </table:table-cell>
          <table:table-cell office:value-type="float" office:value="990.92" calcext:value-type="float">
            <text:p>990.92</text:p>
          </table:table-cell>
        </table:table-row>
        <table:table-row table:style-name="ro1">
          <table:table-cell office:value-type="float" office:value="24158700" calcext:value-type="float">
            <text:p>24158700</text:p>
          </table:table-cell>
          <table:table-cell table:formula="of:=[.A1512]/1000/(60*60*24)" office:value-type="time" office:time-value="PT06H42M38.7S" calcext:value-type="time">
            <text:p>06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17.69" calcext:value-type="float">
            <text:p>817.69</text:p>
          </table:table-cell>
          <table:table-cell office:value-type="float" office:value="991.51" calcext:value-type="float">
            <text:p>991.51</text:p>
          </table:table-cell>
        </table:table-row>
        <table:table-row table:style-name="ro1">
          <table:table-cell office:value-type="float" office:value="24174700" calcext:value-type="float">
            <text:p>24174700</text:p>
          </table:table-cell>
          <table:table-cell table:formula="of:=[.A1513]/1000/(60*60*24)" office:value-type="time" office:time-value="PT06H42M54.7S" calcext:value-type="time">
            <text:p>06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18.2" calcext:value-type="float">
            <text:p>818.2</text:p>
          </table:table-cell>
          <table:table-cell office:value-type="float" office:value="992.1" calcext:value-type="float">
            <text:p>992.1</text:p>
          </table:table-cell>
        </table:table-row>
        <table:table-row table:style-name="ro1">
          <table:table-cell office:value-type="float" office:value="24190700" calcext:value-type="float">
            <text:p>24190700</text:p>
          </table:table-cell>
          <table:table-cell table:formula="of:=[.A1514]/1000/(60*60*24)" office:value-type="time" office:time-value="PT06H43M10.7S" calcext:value-type="time">
            <text:p>06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18.71" calcext:value-type="float">
            <text:p>818.71</text:p>
          </table:table-cell>
          <table:table-cell office:value-type="float" office:value="992.7" calcext:value-type="float">
            <text:p>992.7</text:p>
          </table:table-cell>
        </table:table-row>
        <table:table-row table:style-name="ro1">
          <table:table-cell office:value-type="float" office:value="24206700" calcext:value-type="float">
            <text:p>24206700</text:p>
          </table:table-cell>
          <table:table-cell table:formula="of:=[.A1515]/1000/(60*60*24)" office:value-type="time" office:time-value="PT06H43M26.7S" calcext:value-type="time">
            <text:p>06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19.23" calcext:value-type="float">
            <text:p>819.23</text:p>
          </table:table-cell>
          <table:table-cell office:value-type="float" office:value="993.29" calcext:value-type="float">
            <text:p>993.29</text:p>
          </table:table-cell>
        </table:table-row>
        <table:table-row table:style-name="ro1">
          <table:table-cell office:value-type="float" office:value="24222700" calcext:value-type="float">
            <text:p>24222700</text:p>
          </table:table-cell>
          <table:table-cell table:formula="of:=[.A1516]/1000/(60*60*24)" office:value-type="time" office:time-value="PT06H43M42.7S" calcext:value-type="time">
            <text:p>06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819.74" calcext:value-type="float">
            <text:p>819.74</text:p>
          </table:table-cell>
          <table:table-cell office:value-type="float" office:value="993.88" calcext:value-type="float">
            <text:p>993.88</text:p>
          </table:table-cell>
        </table:table-row>
        <table:table-row table:style-name="ro1">
          <table:table-cell office:value-type="float" office:value="24238700" calcext:value-type="float">
            <text:p>24238700</text:p>
          </table:table-cell>
          <table:table-cell table:formula="of:=[.A1517]/1000/(60*60*24)" office:value-type="time" office:time-value="PT06H43M58.7S" calcext:value-type="time">
            <text:p>06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820.26" calcext:value-type="float">
            <text:p>820.26</text:p>
          </table:table-cell>
          <table:table-cell office:value-type="float" office:value="994.47" calcext:value-type="float">
            <text:p>994.47</text:p>
          </table:table-cell>
        </table:table-row>
        <table:table-row table:style-name="ro1">
          <table:table-cell office:value-type="float" office:value="24254700" calcext:value-type="float">
            <text:p>24254700</text:p>
          </table:table-cell>
          <table:table-cell table:formula="of:=[.A1518]/1000/(60*60*24)" office:value-type="time" office:time-value="PT06H44M14.7S" calcext:value-type="time">
            <text:p>06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20.77" calcext:value-type="float">
            <text:p>820.77</text:p>
          </table:table-cell>
          <table:table-cell office:value-type="float" office:value="995.06" calcext:value-type="float">
            <text:p>995.06</text:p>
          </table:table-cell>
        </table:table-row>
        <table:table-row table:style-name="ro1">
          <table:table-cell office:value-type="float" office:value="24270700" calcext:value-type="float">
            <text:p>24270700</text:p>
          </table:table-cell>
          <table:table-cell table:formula="of:=[.A1519]/1000/(60*60*24)" office:value-type="time" office:time-value="PT06H44M30.7S" calcext:value-type="time">
            <text:p>06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21.29" calcext:value-type="float">
            <text:p>821.29</text:p>
          </table:table-cell>
          <table:table-cell office:value-type="float" office:value="995.65" calcext:value-type="float">
            <text:p>995.65</text:p>
          </table:table-cell>
        </table:table-row>
        <table:table-row table:style-name="ro1">
          <table:table-cell office:value-type="float" office:value="24286700" calcext:value-type="float">
            <text:p>24286700</text:p>
          </table:table-cell>
          <table:table-cell table:formula="of:=[.A1520]/1000/(60*60*24)" office:value-type="time" office:time-value="PT06H44M46.7S" calcext:value-type="time">
            <text:p>06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21.8" calcext:value-type="float">
            <text:p>821.8</text:p>
          </table:table-cell>
          <table:table-cell office:value-type="float" office:value="996.24" calcext:value-type="float">
            <text:p>996.24</text:p>
          </table:table-cell>
        </table:table-row>
        <table:table-row table:style-name="ro1">
          <table:table-cell office:value-type="float" office:value="24302700" calcext:value-type="float">
            <text:p>24302700</text:p>
          </table:table-cell>
          <table:table-cell table:formula="of:=[.A1521]/1000/(60*60*24)" office:value-type="time" office:time-value="PT06H45M02.7S" calcext:value-type="time">
            <text:p>06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22.32" calcext:value-type="float">
            <text:p>822.32</text:p>
          </table:table-cell>
          <table:table-cell office:value-type="float" office:value="996.83" calcext:value-type="float">
            <text:p>996.83</text:p>
          </table:table-cell>
        </table:table-row>
        <table:table-row table:style-name="ro1">
          <table:table-cell office:value-type="float" office:value="24318698" calcext:value-type="float">
            <text:p>24318698</text:p>
          </table:table-cell>
          <table:table-cell table:formula="of:=[.A1522]/1000/(60*60*24)" office:value-type="time" office:time-value="PT06H45M18.698S" calcext:value-type="time">
            <text:p>06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22.83" calcext:value-type="float">
            <text:p>822.83</text:p>
          </table:table-cell>
          <table:table-cell office:value-type="float" office:value="997.42" calcext:value-type="float">
            <text:p>997.42</text:p>
          </table:table-cell>
        </table:table-row>
        <table:table-row table:style-name="ro1">
          <table:table-cell office:value-type="float" office:value="24334700" calcext:value-type="float">
            <text:p>24334700</text:p>
          </table:table-cell>
          <table:table-cell table:formula="of:=[.A1523]/1000/(60*60*24)" office:value-type="time" office:time-value="PT06H45M34.7S" calcext:value-type="time">
            <text:p>06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3.12" calcext:value-type="float">
            <text:p>133.12</text:p>
          </table:table-cell>
          <table:table-cell office:value-type="float" office:value="823.35" calcext:value-type="float">
            <text:p>823.35</text:p>
          </table:table-cell>
          <table:table-cell office:value-type="float" office:value="998.01" calcext:value-type="float">
            <text:p>998.01</text:p>
          </table:table-cell>
        </table:table-row>
        <table:table-row table:style-name="ro1">
          <table:table-cell office:value-type="float" office:value="24350700" calcext:value-type="float">
            <text:p>24350700</text:p>
          </table:table-cell>
          <table:table-cell table:formula="of:=[.A1524]/1000/(60*60*24)" office:value-type="time" office:time-value="PT06H45M50.7S" calcext:value-type="time">
            <text:p>06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23.86" calcext:value-type="float">
            <text:p>823.86</text:p>
          </table:table-cell>
          <table:table-cell office:value-type="float" office:value="998.6" calcext:value-type="float">
            <text:p>998.6</text:p>
          </table:table-cell>
        </table:table-row>
        <table:table-row table:style-name="ro1">
          <table:table-cell office:value-type="float" office:value="24366700" calcext:value-type="float">
            <text:p>24366700</text:p>
          </table:table-cell>
          <table:table-cell table:formula="of:=[.A1525]/1000/(60*60*24)" office:value-type="time" office:time-value="PT06H46M06.7S" calcext:value-type="time">
            <text:p>06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24.37" calcext:value-type="float">
            <text:p>824.37</text:p>
          </table:table-cell>
          <table:table-cell office:value-type="float" office:value="999.19" calcext:value-type="float">
            <text:p>999.19</text:p>
          </table:table-cell>
        </table:table-row>
        <table:table-row table:style-name="ro1">
          <table:table-cell office:value-type="float" office:value="24382700" calcext:value-type="float">
            <text:p>24382700</text:p>
          </table:table-cell>
          <table:table-cell table:formula="of:=[.A1526]/1000/(60*60*24)" office:value-type="time" office:time-value="PT06H46M22.7S" calcext:value-type="time">
            <text:p>06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24.89" calcext:value-type="float">
            <text:p>824.89</text:p>
          </table:table-cell>
          <table:table-cell office:value-type="float" office:value="999.78" calcext:value-type="float">
            <text:p>999.78</text:p>
          </table:table-cell>
        </table:table-row>
        <table:table-row table:style-name="ro1">
          <table:table-cell office:value-type="float" office:value="24398700" calcext:value-type="float">
            <text:p>24398700</text:p>
          </table:table-cell>
          <table:table-cell table:formula="of:=[.A1527]/1000/(60*60*24)" office:value-type="time" office:time-value="PT06H46M38.7S" calcext:value-type="time">
            <text:p>06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25.4" calcext:value-type="float">
            <text:p>825.4</text:p>
          </table:table-cell>
          <table:table-cell office:value-type="float" office:value="1000.37" calcext:value-type="float">
            <text:p>1000.37</text:p>
          </table:table-cell>
        </table:table-row>
        <table:table-row table:style-name="ro1">
          <table:table-cell office:value-type="float" office:value="24414700" calcext:value-type="float">
            <text:p>24414700</text:p>
          </table:table-cell>
          <table:table-cell table:formula="of:=[.A1528]/1000/(60*60*24)" office:value-type="time" office:time-value="PT06H46M54.7S" calcext:value-type="time">
            <text:p>06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25.92" calcext:value-type="float">
            <text:p>825.92</text:p>
          </table:table-cell>
          <table:table-cell office:value-type="float" office:value="1000.96" calcext:value-type="float">
            <text:p>1000.96</text:p>
          </table:table-cell>
        </table:table-row>
        <table:table-row table:style-name="ro1">
          <table:table-cell office:value-type="float" office:value="24430700" calcext:value-type="float">
            <text:p>24430700</text:p>
          </table:table-cell>
          <table:table-cell table:formula="of:=[.A1529]/1000/(60*60*24)" office:value-type="time" office:time-value="PT06H47M10.7S" calcext:value-type="time">
            <text:p>06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26.43" calcext:value-type="float">
            <text:p>826.43</text:p>
          </table:table-cell>
          <table:table-cell office:value-type="float" office:value="1001.55" calcext:value-type="float">
            <text:p>1001.55</text:p>
          </table:table-cell>
        </table:table-row>
        <table:table-row table:style-name="ro1">
          <table:table-cell office:value-type="float" office:value="24446700" calcext:value-type="float">
            <text:p>24446700</text:p>
          </table:table-cell>
          <table:table-cell table:formula="of:=[.A1530]/1000/(60*60*24)" office:value-type="time" office:time-value="PT06H47M26.7S" calcext:value-type="time">
            <text:p>06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26.94" calcext:value-type="float">
            <text:p>826.94</text:p>
          </table:table-cell>
          <table:table-cell office:value-type="float" office:value="1002.14" calcext:value-type="float">
            <text:p>1002.14</text:p>
          </table:table-cell>
        </table:table-row>
        <table:table-row table:style-name="ro1">
          <table:table-cell office:value-type="float" office:value="24462700" calcext:value-type="float">
            <text:p>24462700</text:p>
          </table:table-cell>
          <table:table-cell table:formula="of:=[.A1531]/1000/(60*60*24)" office:value-type="time" office:time-value="PT06H47M42.7S" calcext:value-type="time">
            <text:p>06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27.46" calcext:value-type="float">
            <text:p>827.46</text:p>
          </table:table-cell>
          <table:table-cell office:value-type="float" office:value="1002.73" calcext:value-type="float">
            <text:p>1002.73</text:p>
          </table:table-cell>
        </table:table-row>
        <table:table-row table:style-name="ro1">
          <table:table-cell office:value-type="float" office:value="24478700" calcext:value-type="float">
            <text:p>24478700</text:p>
          </table:table-cell>
          <table:table-cell table:formula="of:=[.A1532]/1000/(60*60*24)" office:value-type="time" office:time-value="PT06H47M58.7S" calcext:value-type="time">
            <text:p>06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27.97" calcext:value-type="float">
            <text:p>827.97</text:p>
          </table:table-cell>
          <table:table-cell office:value-type="float" office:value="1003.32" calcext:value-type="float">
            <text:p>1003.32</text:p>
          </table:table-cell>
        </table:table-row>
        <table:table-row table:style-name="ro1">
          <table:table-cell office:value-type="float" office:value="24494700" calcext:value-type="float">
            <text:p>24494700</text:p>
          </table:table-cell>
          <table:table-cell table:formula="of:=[.A1533]/1000/(60*60*24)" office:value-type="time" office:time-value="PT06H48M14.7S" calcext:value-type="time">
            <text:p>06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28.48" calcext:value-type="float">
            <text:p>828.48</text:p>
          </table:table-cell>
          <table:table-cell office:value-type="float" office:value="1003.91" calcext:value-type="float">
            <text:p>1003.91</text:p>
          </table:table-cell>
        </table:table-row>
        <table:table-row table:style-name="ro1">
          <table:table-cell office:value-type="float" office:value="24510700" calcext:value-type="float">
            <text:p>24510700</text:p>
          </table:table-cell>
          <table:table-cell table:formula="of:=[.A1534]/1000/(60*60*24)" office:value-type="time" office:time-value="PT06H48M30.7S" calcext:value-type="time">
            <text:p>06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29" calcext:value-type="float">
            <text:p>829</text:p>
          </table:table-cell>
          <table:table-cell office:value-type="float" office:value="1004.5" calcext:value-type="float">
            <text:p>1004.5</text:p>
          </table:table-cell>
        </table:table-row>
        <table:table-row table:style-name="ro1">
          <table:table-cell office:value-type="float" office:value="24526698" calcext:value-type="float">
            <text:p>24526698</text:p>
          </table:table-cell>
          <table:table-cell table:formula="of:=[.A1535]/1000/(60*60*24)" office:value-type="time" office:time-value="PT06H48M46.698S" calcext:value-type="time">
            <text:p>06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29.51" calcext:value-type="float">
            <text:p>829.51</text:p>
          </table:table-cell>
          <table:table-cell office:value-type="float" office:value="1005.09" calcext:value-type="float">
            <text:p>1005.09</text:p>
          </table:table-cell>
        </table:table-row>
        <table:table-row table:style-name="ro1">
          <table:table-cell office:value-type="float" office:value="24542700" calcext:value-type="float">
            <text:p>24542700</text:p>
          </table:table-cell>
          <table:table-cell table:formula="of:=[.A1536]/1000/(60*60*24)" office:value-type="time" office:time-value="PT06H49M02.7S" calcext:value-type="time">
            <text:p>06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30.02" calcext:value-type="float">
            <text:p>830.02</text:p>
          </table:table-cell>
          <table:table-cell office:value-type="float" office:value="1005.67" calcext:value-type="float">
            <text:p>1005.67</text:p>
          </table:table-cell>
        </table:table-row>
        <table:table-row table:style-name="ro1">
          <table:table-cell office:value-type="float" office:value="24558700" calcext:value-type="float">
            <text:p>24558700</text:p>
          </table:table-cell>
          <table:table-cell table:formula="of:=[.A1537]/1000/(60*60*24)" office:value-type="time" office:time-value="PT06H49M18.7S" calcext:value-type="time">
            <text:p>06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30.53" calcext:value-type="float">
            <text:p>830.53</text:p>
          </table:table-cell>
          <table:table-cell office:value-type="float" office:value="1006.26" calcext:value-type="float">
            <text:p>1006.26</text:p>
          </table:table-cell>
        </table:table-row>
        <table:table-row table:style-name="ro1">
          <table:table-cell office:value-type="float" office:value="24574700" calcext:value-type="float">
            <text:p>24574700</text:p>
          </table:table-cell>
          <table:table-cell table:formula="of:=[.A1538]/1000/(60*60*24)" office:value-type="time" office:time-value="PT06H49M34.7S" calcext:value-type="time">
            <text:p>06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831.05" calcext:value-type="float">
            <text:p>831.05</text:p>
          </table:table-cell>
          <table:table-cell office:value-type="float" office:value="1006.85" calcext:value-type="float">
            <text:p>1006.85</text:p>
          </table:table-cell>
        </table:table-row>
        <table:table-row table:style-name="ro1">
          <table:table-cell office:value-type="float" office:value="24590700" calcext:value-type="float">
            <text:p>24590700</text:p>
          </table:table-cell>
          <table:table-cell table:formula="of:=[.A1539]/1000/(60*60*24)" office:value-type="time" office:time-value="PT06H49M50.7S" calcext:value-type="time">
            <text:p>06:49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31.56" calcext:value-type="float">
            <text:p>831.56</text:p>
          </table:table-cell>
          <table:table-cell office:value-type="float" office:value="1007.44" calcext:value-type="float">
            <text:p>1007.44</text:p>
          </table:table-cell>
        </table:table-row>
        <table:table-row table:style-name="ro1">
          <table:table-cell office:value-type="float" office:value="24606700" calcext:value-type="float">
            <text:p>24606700</text:p>
          </table:table-cell>
          <table:table-cell table:formula="of:=[.A1540]/1000/(60*60*24)" office:value-type="time" office:time-value="PT06H50M06.7S" calcext:value-type="time">
            <text:p>06:50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32.07" calcext:value-type="float">
            <text:p>832.07</text:p>
          </table:table-cell>
          <table:table-cell office:value-type="float" office:value="1008.02" calcext:value-type="float">
            <text:p>1008.02</text:p>
          </table:table-cell>
        </table:table-row>
        <table:table-row table:style-name="ro1">
          <table:table-cell office:value-type="float" office:value="24622700" calcext:value-type="float">
            <text:p>24622700</text:p>
          </table:table-cell>
          <table:table-cell table:formula="of:=[.A1541]/1000/(60*60*24)" office:value-type="time" office:time-value="PT06H50M22.7S" calcext:value-type="time">
            <text:p>06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832.58" calcext:value-type="float">
            <text:p>832.58</text:p>
          </table:table-cell>
          <table:table-cell office:value-type="float" office:value="1008.61" calcext:value-type="float">
            <text:p>1008.61</text:p>
          </table:table-cell>
        </table:table-row>
        <table:table-row table:style-name="ro1">
          <table:table-cell office:value-type="float" office:value="24638700" calcext:value-type="float">
            <text:p>24638700</text:p>
          </table:table-cell>
          <table:table-cell table:formula="of:=[.A1542]/1000/(60*60*24)" office:value-type="time" office:time-value="PT06H50M38.7S" calcext:value-type="time">
            <text:p>06:50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33.1" calcext:value-type="float">
            <text:p>833.1</text:p>
          </table:table-cell>
          <table:table-cell office:value-type="float" office:value="1009.2" calcext:value-type="float">
            <text:p>1009.2</text:p>
          </table:table-cell>
        </table:table-row>
        <table:table-row table:style-name="ro1">
          <table:table-cell office:value-type="float" office:value="24654700" calcext:value-type="float">
            <text:p>24654700</text:p>
          </table:table-cell>
          <table:table-cell table:formula="of:=[.A1543]/1000/(60*60*24)" office:value-type="time" office:time-value="PT06H50M54.7S" calcext:value-type="time">
            <text:p>06:50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33.61" calcext:value-type="float">
            <text:p>833.61</text:p>
          </table:table-cell>
          <table:table-cell office:value-type="float" office:value="1009.78" calcext:value-type="float">
            <text:p>1009.78</text:p>
          </table:table-cell>
        </table:table-row>
        <table:table-row table:style-name="ro1">
          <table:table-cell office:value-type="float" office:value="24670700" calcext:value-type="float">
            <text:p>24670700</text:p>
          </table:table-cell>
          <table:table-cell table:formula="of:=[.A1544]/1000/(60*60*24)" office:value-type="time" office:time-value="PT06H51M10.7S" calcext:value-type="time">
            <text:p>06:51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34.12" calcext:value-type="float">
            <text:p>834.12</text:p>
          </table:table-cell>
          <table:table-cell office:value-type="float" office:value="1010.37" calcext:value-type="float">
            <text:p>1010.37</text:p>
          </table:table-cell>
        </table:table-row>
        <table:table-row table:style-name="ro1">
          <table:table-cell office:value-type="float" office:value="24686700" calcext:value-type="float">
            <text:p>24686700</text:p>
          </table:table-cell>
          <table:table-cell table:formula="of:=[.A1545]/1000/(60*60*24)" office:value-type="time" office:time-value="PT06H51M26.7S" calcext:value-type="time">
            <text:p>06:51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34.63" calcext:value-type="float">
            <text:p>834.63</text:p>
          </table:table-cell>
          <table:table-cell office:value-type="float" office:value="1010.96" calcext:value-type="float">
            <text:p>1010.96</text:p>
          </table:table-cell>
        </table:table-row>
        <table:table-row table:style-name="ro1">
          <table:table-cell office:value-type="float" office:value="24702700" calcext:value-type="float">
            <text:p>24702700</text:p>
          </table:table-cell>
          <table:table-cell table:formula="of:=[.A1546]/1000/(60*60*24)" office:value-type="time" office:time-value="PT06H51M42.7S" calcext:value-type="time">
            <text:p>06:51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35.15" calcext:value-type="float">
            <text:p>835.15</text:p>
          </table:table-cell>
          <table:table-cell office:value-type="float" office:value="1011.54" calcext:value-type="float">
            <text:p>1011.54</text:p>
          </table:table-cell>
        </table:table-row>
        <table:table-row table:style-name="ro1">
          <table:table-cell office:value-type="float" office:value="24718700" calcext:value-type="float">
            <text:p>24718700</text:p>
          </table:table-cell>
          <table:table-cell table:formula="of:=[.A1547]/1000/(60*60*24)" office:value-type="time" office:time-value="PT06H51M58.7S" calcext:value-type="time">
            <text:p>06:51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35.66" calcext:value-type="float">
            <text:p>835.66</text:p>
          </table:table-cell>
          <table:table-cell office:value-type="float" office:value="1012.13" calcext:value-type="float">
            <text:p>1012.13</text:p>
          </table:table-cell>
        </table:table-row>
        <table:table-row table:style-name="ro1">
          <table:table-cell office:value-type="float" office:value="24734700" calcext:value-type="float">
            <text:p>24734700</text:p>
          </table:table-cell>
          <table:table-cell table:formula="of:=[.A1548]/1000/(60*60*24)" office:value-type="time" office:time-value="PT06H52M14.7S" calcext:value-type="time">
            <text:p>06:52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36.17" calcext:value-type="float">
            <text:p>836.17</text:p>
          </table:table-cell>
          <table:table-cell office:value-type="float" office:value="1012.71" calcext:value-type="float">
            <text:p>1012.71</text:p>
          </table:table-cell>
        </table:table-row>
        <table:table-row table:style-name="ro1">
          <table:table-cell office:value-type="float" office:value="24750700" calcext:value-type="float">
            <text:p>24750700</text:p>
          </table:table-cell>
          <table:table-cell table:formula="of:=[.A1549]/1000/(60*60*24)" office:value-type="time" office:time-value="PT06H52M30.7S" calcext:value-type="time">
            <text:p>06:52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36.68" calcext:value-type="float">
            <text:p>836.68</text:p>
          </table:table-cell>
          <table:table-cell office:value-type="float" office:value="1013.3" calcext:value-type="float">
            <text:p>1013.3</text:p>
          </table:table-cell>
        </table:table-row>
        <table:table-row table:style-name="ro1">
          <table:table-cell office:value-type="float" office:value="24766698" calcext:value-type="float">
            <text:p>24766698</text:p>
          </table:table-cell>
          <table:table-cell table:formula="of:=[.A1550]/1000/(60*60*24)" office:value-type="time" office:time-value="PT06H52M46.698S" calcext:value-type="time">
            <text:p>06:52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37.19" calcext:value-type="float">
            <text:p>837.19</text:p>
          </table:table-cell>
          <table:table-cell office:value-type="float" office:value="1013.88" calcext:value-type="float">
            <text:p>1013.88</text:p>
          </table:table-cell>
        </table:table-row>
        <table:table-row table:style-name="ro1">
          <table:table-cell office:value-type="float" office:value="24782700" calcext:value-type="float">
            <text:p>24782700</text:p>
          </table:table-cell>
          <table:table-cell table:formula="of:=[.A1551]/1000/(60*60*24)" office:value-type="time" office:time-value="PT06H53M02.7S" calcext:value-type="time">
            <text:p>06:53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37.7" calcext:value-type="float">
            <text:p>837.7</text:p>
          </table:table-cell>
          <table:table-cell office:value-type="float" office:value="1014.47" calcext:value-type="float">
            <text:p>1014.47</text:p>
          </table:table-cell>
        </table:table-row>
        <table:table-row table:style-name="ro1">
          <table:table-cell office:value-type="float" office:value="24798700" calcext:value-type="float">
            <text:p>24798700</text:p>
          </table:table-cell>
          <table:table-cell table:formula="of:=[.A1552]/1000/(60*60*24)" office:value-type="time" office:time-value="PT06H53M18.7S" calcext:value-type="time">
            <text:p>06:53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38.22" calcext:value-type="float">
            <text:p>838.22</text:p>
          </table:table-cell>
          <table:table-cell office:value-type="float" office:value="1015.05" calcext:value-type="float">
            <text:p>1015.05</text:p>
          </table:table-cell>
        </table:table-row>
        <table:table-row table:style-name="ro1">
          <table:table-cell office:value-type="float" office:value="24814700" calcext:value-type="float">
            <text:p>24814700</text:p>
          </table:table-cell>
          <table:table-cell table:formula="of:=[.A1553]/1000/(60*60*24)" office:value-type="time" office:time-value="PT06H53M34.7S" calcext:value-type="time">
            <text:p>06:53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38.73" calcext:value-type="float">
            <text:p>838.73</text:p>
          </table:table-cell>
          <table:table-cell office:value-type="float" office:value="1015.64" calcext:value-type="float">
            <text:p>1015.64</text:p>
          </table:table-cell>
        </table:table-row>
        <table:table-row table:style-name="ro1">
          <table:table-cell office:value-type="float" office:value="24830700" calcext:value-type="float">
            <text:p>24830700</text:p>
          </table:table-cell>
          <table:table-cell table:formula="of:=[.A1554]/1000/(60*60*24)" office:value-type="time" office:time-value="PT06H53M50.7S" calcext:value-type="time">
            <text:p>06:53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39.24" calcext:value-type="float">
            <text:p>839.24</text:p>
          </table:table-cell>
          <table:table-cell office:value-type="float" office:value="1016.22" calcext:value-type="float">
            <text:p>1016.22</text:p>
          </table:table-cell>
        </table:table-row>
        <table:table-row table:style-name="ro1">
          <table:table-cell office:value-type="float" office:value="24846700" calcext:value-type="float">
            <text:p>24846700</text:p>
          </table:table-cell>
          <table:table-cell table:formula="of:=[.A1555]/1000/(60*60*24)" office:value-type="time" office:time-value="PT06H54M06.7S" calcext:value-type="time">
            <text:p>06:54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39.75" calcext:value-type="float">
            <text:p>839.75</text:p>
          </table:table-cell>
          <table:table-cell office:value-type="float" office:value="1016.8" calcext:value-type="float">
            <text:p>1016.8</text:p>
          </table:table-cell>
        </table:table-row>
        <table:table-row table:style-name="ro1">
          <table:table-cell office:value-type="float" office:value="24862700" calcext:value-type="float">
            <text:p>24862700</text:p>
          </table:table-cell>
          <table:table-cell table:formula="of:=[.A1556]/1000/(60*60*24)" office:value-type="time" office:time-value="PT06H54M22.7S" calcext:value-type="time">
            <text:p>06:54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40.26" calcext:value-type="float">
            <text:p>840.26</text:p>
          </table:table-cell>
          <table:table-cell office:value-type="float" office:value="1017.39" calcext:value-type="float">
            <text:p>1017.39</text:p>
          </table:table-cell>
        </table:table-row>
        <table:table-row table:style-name="ro1">
          <table:table-cell office:value-type="float" office:value="24878700" calcext:value-type="float">
            <text:p>24878700</text:p>
          </table:table-cell>
          <table:table-cell table:formula="of:=[.A1557]/1000/(60*60*24)" office:value-type="time" office:time-value="PT06H54M38.7S" calcext:value-type="time">
            <text:p>06:54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40.77" calcext:value-type="float">
            <text:p>840.77</text:p>
          </table:table-cell>
          <table:table-cell office:value-type="float" office:value="1017.97" calcext:value-type="float">
            <text:p>1017.97</text:p>
          </table:table-cell>
        </table:table-row>
        <table:table-row table:style-name="ro1">
          <table:table-cell office:value-type="float" office:value="24894700" calcext:value-type="float">
            <text:p>24894700</text:p>
          </table:table-cell>
          <table:table-cell table:formula="of:=[.A1558]/1000/(60*60*24)" office:value-type="time" office:time-value="PT06H54M54.7S" calcext:value-type="time">
            <text:p>06:54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841.28" calcext:value-type="float">
            <text:p>841.28</text:p>
          </table:table-cell>
          <table:table-cell office:value-type="float" office:value="1018.55" calcext:value-type="float">
            <text:p>1018.55</text:p>
          </table:table-cell>
        </table:table-row>
        <table:table-row table:style-name="ro1">
          <table:table-cell office:value-type="float" office:value="24910700" calcext:value-type="float">
            <text:p>24910700</text:p>
          </table:table-cell>
          <table:table-cell table:formula="of:=[.A1559]/1000/(60*60*24)" office:value-type="time" office:time-value="PT06H55M10.7S" calcext:value-type="time">
            <text:p>06:55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41.79" calcext:value-type="float">
            <text:p>841.79</text:p>
          </table:table-cell>
          <table:table-cell office:value-type="float" office:value="1019.14" calcext:value-type="float">
            <text:p>1019.14</text:p>
          </table:table-cell>
        </table:table-row>
        <table:table-row table:style-name="ro1">
          <table:table-cell office:value-type="float" office:value="24926700" calcext:value-type="float">
            <text:p>24926700</text:p>
          </table:table-cell>
          <table:table-cell table:formula="of:=[.A1560]/1000/(60*60*24)" office:value-type="time" office:time-value="PT06H55M26.7S" calcext:value-type="time">
            <text:p>06:55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42.3" calcext:value-type="float">
            <text:p>842.3</text:p>
          </table:table-cell>
          <table:table-cell office:value-type="float" office:value="1019.72" calcext:value-type="float">
            <text:p>1019.72</text:p>
          </table:table-cell>
        </table:table-row>
        <table:table-row table:style-name="ro1">
          <table:table-cell office:value-type="float" office:value="24942700" calcext:value-type="float">
            <text:p>24942700</text:p>
          </table:table-cell>
          <table:table-cell table:formula="of:=[.A1561]/1000/(60*60*24)" office:value-type="time" office:time-value="PT06H55M42.7S" calcext:value-type="time">
            <text:p>06:55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42.81" calcext:value-type="float">
            <text:p>842.81</text:p>
          </table:table-cell>
          <table:table-cell office:value-type="float" office:value="1020.3" calcext:value-type="float">
            <text:p>1020.3</text:p>
          </table:table-cell>
        </table:table-row>
        <table:table-row table:style-name="ro1">
          <table:table-cell office:value-type="float" office:value="24958700" calcext:value-type="float">
            <text:p>24958700</text:p>
          </table:table-cell>
          <table:table-cell table:formula="of:=[.A1562]/1000/(60*60*24)" office:value-type="time" office:time-value="PT06H55M58.7S" calcext:value-type="time">
            <text:p>06:55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43.32" calcext:value-type="float">
            <text:p>843.32</text:p>
          </table:table-cell>
          <table:table-cell office:value-type="float" office:value="1020.88" calcext:value-type="float">
            <text:p>1020.88</text:p>
          </table:table-cell>
        </table:table-row>
        <table:table-row table:style-name="ro1">
          <table:table-cell office:value-type="float" office:value="24974700" calcext:value-type="float">
            <text:p>24974700</text:p>
          </table:table-cell>
          <table:table-cell table:formula="of:=[.A1563]/1000/(60*60*24)" office:value-type="time" office:time-value="PT06H56M14.7S" calcext:value-type="time">
            <text:p>06:56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43.83" calcext:value-type="float">
            <text:p>843.83</text:p>
          </table:table-cell>
          <table:table-cell office:value-type="float" office:value="1021.46" calcext:value-type="float">
            <text:p>1021.46</text:p>
          </table:table-cell>
        </table:table-row>
        <table:table-row table:style-name="ro1">
          <table:table-cell office:value-type="float" office:value="24990700" calcext:value-type="float">
            <text:p>24990700</text:p>
          </table:table-cell>
          <table:table-cell table:formula="of:=[.A1564]/1000/(60*60*24)" office:value-type="time" office:time-value="PT06H56M30.7S" calcext:value-type="time">
            <text:p>06:56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44.34" calcext:value-type="float">
            <text:p>844.34</text:p>
          </table:table-cell>
          <table:table-cell office:value-type="float" office:value="1022.04" calcext:value-type="float">
            <text:p>1022.04</text:p>
          </table:table-cell>
        </table:table-row>
        <table:table-row table:style-name="ro1">
          <table:table-cell office:value-type="float" office:value="25006700" calcext:value-type="float">
            <text:p>25006700</text:p>
          </table:table-cell>
          <table:table-cell table:formula="of:=[.A1565]/1000/(60*60*24)" office:value-type="time" office:time-value="PT06H56M46.7S" calcext:value-type="time">
            <text:p>06:56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44.85" calcext:value-type="float">
            <text:p>844.85</text:p>
          </table:table-cell>
          <table:table-cell office:value-type="float" office:value="1022.63" calcext:value-type="float">
            <text:p>1022.63</text:p>
          </table:table-cell>
        </table:table-row>
        <table:table-row table:style-name="ro1">
          <table:table-cell office:value-type="float" office:value="25022700" calcext:value-type="float">
            <text:p>25022700</text:p>
          </table:table-cell>
          <table:table-cell table:formula="of:=[.A1566]/1000/(60*60*24)" office:value-type="time" office:time-value="PT06H57M02.7S" calcext:value-type="time">
            <text:p>06:57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45.36" calcext:value-type="float">
            <text:p>845.36</text:p>
          </table:table-cell>
          <table:table-cell office:value-type="float" office:value="1023.21" calcext:value-type="float">
            <text:p>1023.21</text:p>
          </table:table-cell>
        </table:table-row>
        <table:table-row table:style-name="ro1">
          <table:table-cell office:value-type="float" office:value="25038700" calcext:value-type="float">
            <text:p>25038700</text:p>
          </table:table-cell>
          <table:table-cell table:formula="of:=[.A1567]/1000/(60*60*24)" office:value-type="time" office:time-value="PT06H57M18.7S" calcext:value-type="time">
            <text:p>06:57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45.87" calcext:value-type="float">
            <text:p>845.87</text:p>
          </table:table-cell>
          <table:table-cell office:value-type="float" office:value="1023.79" calcext:value-type="float">
            <text:p>1023.79</text:p>
          </table:table-cell>
        </table:table-row>
        <table:table-row table:style-name="ro1">
          <table:table-cell office:value-type="float" office:value="25054700" calcext:value-type="float">
            <text:p>25054700</text:p>
          </table:table-cell>
          <table:table-cell table:formula="of:=[.A1568]/1000/(60*60*24)" office:value-type="time" office:time-value="PT06H57M34.7S" calcext:value-type="time">
            <text:p>06:57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46.38" calcext:value-type="float">
            <text:p>846.38</text:p>
          </table:table-cell>
          <table:table-cell office:value-type="float" office:value="1024.37" calcext:value-type="float">
            <text:p>1024.37</text:p>
          </table:table-cell>
        </table:table-row>
        <table:table-row table:style-name="ro1">
          <table:table-cell office:value-type="float" office:value="25070700" calcext:value-type="float">
            <text:p>25070700</text:p>
          </table:table-cell>
          <table:table-cell table:formula="of:=[.A1569]/1000/(60*60*24)" office:value-type="time" office:time-value="PT06H57M50.7S" calcext:value-type="time">
            <text:p>06:57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46.89" calcext:value-type="float">
            <text:p>846.89</text:p>
          </table:table-cell>
          <table:table-cell office:value-type="float" office:value="1024.95" calcext:value-type="float">
            <text:p>1024.95</text:p>
          </table:table-cell>
        </table:table-row>
        <table:table-row table:style-name="ro1">
          <table:table-cell office:value-type="float" office:value="25086700" calcext:value-type="float">
            <text:p>25086700</text:p>
          </table:table-cell>
          <table:table-cell table:formula="of:=[.A1570]/1000/(60*60*24)" office:value-type="time" office:time-value="PT06H58M06.7S" calcext:value-type="time">
            <text:p>06:58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47.4" calcext:value-type="float">
            <text:p>847.4</text:p>
          </table:table-cell>
          <table:table-cell office:value-type="float" office:value="1025.53" calcext:value-type="float">
            <text:p>1025.53</text:p>
          </table:table-cell>
        </table:table-row>
        <table:table-row table:style-name="ro1">
          <table:table-cell office:value-type="float" office:value="25102700" calcext:value-type="float">
            <text:p>25102700</text:p>
          </table:table-cell>
          <table:table-cell table:formula="of:=[.A1571]/1000/(60*60*24)" office:value-type="time" office:time-value="PT06H58M22.7S" calcext:value-type="time">
            <text:p>06:58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847.91" calcext:value-type="float">
            <text:p>847.91</text:p>
          </table:table-cell>
          <table:table-cell office:value-type="float" office:value="1026.11" calcext:value-type="float">
            <text:p>1026.11</text:p>
          </table:table-cell>
        </table:table-row>
        <table:table-row table:style-name="ro1">
          <table:table-cell office:value-type="float" office:value="25118700" calcext:value-type="float">
            <text:p>25118700</text:p>
          </table:table-cell>
          <table:table-cell table:formula="of:=[.A1572]/1000/(60*60*24)" office:value-type="time" office:time-value="PT06H58M38.7S" calcext:value-type="time">
            <text:p>06:58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48.42" calcext:value-type="float">
            <text:p>848.42</text:p>
          </table:table-cell>
          <table:table-cell office:value-type="float" office:value="1026.69" calcext:value-type="float">
            <text:p>1026.69</text:p>
          </table:table-cell>
        </table:table-row>
        <table:table-row table:style-name="ro1">
          <table:table-cell office:value-type="float" office:value="25134700" calcext:value-type="float">
            <text:p>25134700</text:p>
          </table:table-cell>
          <table:table-cell table:formula="of:=[.A1573]/1000/(60*60*24)" office:value-type="time" office:time-value="PT06H58M54.7S" calcext:value-type="time">
            <text:p>06:58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848.93" calcext:value-type="float">
            <text:p>848.93</text:p>
          </table:table-cell>
          <table:table-cell office:value-type="float" office:value="1027.26" calcext:value-type="float">
            <text:p>1027.26</text:p>
          </table:table-cell>
        </table:table-row>
        <table:table-row table:style-name="ro1">
          <table:table-cell office:value-type="float" office:value="25150700" calcext:value-type="float">
            <text:p>25150700</text:p>
          </table:table-cell>
          <table:table-cell table:formula="of:=[.A1574]/1000/(60*60*24)" office:value-type="time" office:time-value="PT06H59M10.7S" calcext:value-type="time">
            <text:p>06:59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849.44" calcext:value-type="float">
            <text:p>849.44</text:p>
          </table:table-cell>
          <table:table-cell office:value-type="float" office:value="1027.84" calcext:value-type="float">
            <text:p>1027.84</text:p>
          </table:table-cell>
        </table:table-row>
        <table:table-row table:style-name="ro1">
          <table:table-cell office:value-type="float" office:value="25166700" calcext:value-type="float">
            <text:p>25166700</text:p>
          </table:table-cell>
          <table:table-cell table:formula="of:=[.A1575]/1000/(60*60*24)" office:value-type="time" office:time-value="PT06H59M26.7S" calcext:value-type="time">
            <text:p>06:59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49.95" calcext:value-type="float">
            <text:p>849.95</text:p>
          </table:table-cell>
          <table:table-cell office:value-type="float" office:value="1028.42" calcext:value-type="float">
            <text:p>1028.42</text:p>
          </table:table-cell>
        </table:table-row>
        <table:table-row table:style-name="ro1">
          <table:table-cell office:value-type="float" office:value="25182700" calcext:value-type="float">
            <text:p>25182700</text:p>
          </table:table-cell>
          <table:table-cell table:formula="of:=[.A1576]/1000/(60*60*24)" office:value-type="time" office:time-value="PT06H59M42.7S" calcext:value-type="time">
            <text:p>06:59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50.46" calcext:value-type="float">
            <text:p>850.4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5198700" calcext:value-type="float">
            <text:p>25198700</text:p>
          </table:table-cell>
          <table:table-cell table:formula="of:=[.A1577]/1000/(60*60*24)" office:value-type="time" office:time-value="PT06H59M58.7S" calcext:value-type="time">
            <text:p>06:59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50.96" calcext:value-type="float">
            <text:p>850.96</text:p>
          </table:table-cell>
          <table:table-cell office:value-type="float" office:value="1029.58" calcext:value-type="float">
            <text:p>1029.58</text:p>
          </table:table-cell>
        </table:table-row>
        <table:table-row table:style-name="ro1">
          <table:table-cell office:value-type="float" office:value="25214700" calcext:value-type="float">
            <text:p>25214700</text:p>
          </table:table-cell>
          <table:table-cell table:formula="of:=[.A1578]/1000/(60*60*24)" office:value-type="time" office:time-value="PT07H00M14.7S" calcext:value-type="time">
            <text:p>07:00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51.47" calcext:value-type="float">
            <text:p>851.47</text:p>
          </table:table-cell>
          <table:table-cell office:value-type="float" office:value="1030.16" calcext:value-type="float">
            <text:p>1030.16</text:p>
          </table:table-cell>
        </table:table-row>
        <table:table-row table:style-name="ro1">
          <table:table-cell office:value-type="float" office:value="25230700" calcext:value-type="float">
            <text:p>25230700</text:p>
          </table:table-cell>
          <table:table-cell table:formula="of:=[.A1579]/1000/(60*60*24)" office:value-type="time" office:time-value="PT07H00M30.7S" calcext:value-type="time">
            <text:p>07:00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51.98" calcext:value-type="float">
            <text:p>851.98</text:p>
          </table:table-cell>
          <table:table-cell office:value-type="float" office:value="1030.73" calcext:value-type="float">
            <text:p>1030.73</text:p>
          </table:table-cell>
        </table:table-row>
        <table:table-row table:style-name="ro1">
          <table:table-cell office:value-type="float" office:value="25246700" calcext:value-type="float">
            <text:p>25246700</text:p>
          </table:table-cell>
          <table:table-cell table:formula="of:=[.A1580]/1000/(60*60*24)" office:value-type="time" office:time-value="PT07H00M46.7S" calcext:value-type="time">
            <text:p>07:00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52.49" calcext:value-type="float">
            <text:p>852.49</text:p>
          </table:table-cell>
          <table:table-cell office:value-type="float" office:value="1031.31" calcext:value-type="float">
            <text:p>1031.31</text:p>
          </table:table-cell>
        </table:table-row>
        <table:table-row table:style-name="ro1">
          <table:table-cell office:value-type="float" office:value="25262700" calcext:value-type="float">
            <text:p>25262700</text:p>
          </table:table-cell>
          <table:table-cell table:formula="of:=[.A1581]/1000/(60*60*24)" office:value-type="time" office:time-value="PT07H01M02.7S" calcext:value-type="time">
            <text:p>07:01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53" calcext:value-type="float">
            <text:p>853</text:p>
          </table:table-cell>
          <table:table-cell office:value-type="float" office:value="1031.89" calcext:value-type="float">
            <text:p>1031.89</text:p>
          </table:table-cell>
        </table:table-row>
        <table:table-row table:style-name="ro1">
          <table:table-cell office:value-type="float" office:value="25278700" calcext:value-type="float">
            <text:p>25278700</text:p>
          </table:table-cell>
          <table:table-cell table:formula="of:=[.A1582]/1000/(60*60*24)" office:value-type="time" office:time-value="PT07H01M18.7S" calcext:value-type="time">
            <text:p>07:01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53.51" calcext:value-type="float">
            <text:p>853.51</text:p>
          </table:table-cell>
          <table:table-cell office:value-type="float" office:value="1032.46" calcext:value-type="float">
            <text:p>1032.46</text:p>
          </table:table-cell>
        </table:table-row>
        <table:table-row table:style-name="ro1">
          <table:table-cell office:value-type="float" office:value="25294700" calcext:value-type="float">
            <text:p>25294700</text:p>
          </table:table-cell>
          <table:table-cell table:formula="of:=[.A1583]/1000/(60*60*24)" office:value-type="time" office:time-value="PT07H01M34.7S" calcext:value-type="time">
            <text:p>07:01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7" calcext:value-type="float">
            <text:p>129.67</text:p>
          </table:table-cell>
          <table:table-cell office:value-type="float" office:value="854.01" calcext:value-type="float">
            <text:p>854.01</text:p>
          </table:table-cell>
          <table:table-cell office:value-type="float" office:value="1033.04" calcext:value-type="float">
            <text:p>1033.04</text:p>
          </table:table-cell>
        </table:table-row>
        <table:table-row table:style-name="ro1">
          <table:table-cell office:value-type="float" office:value="25310700" calcext:value-type="float">
            <text:p>25310700</text:p>
          </table:table-cell>
          <table:table-cell table:formula="of:=[.A1584]/1000/(60*60*24)" office:value-type="time" office:time-value="PT07H01M50.7S" calcext:value-type="time">
            <text:p>07:01:51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54.52" calcext:value-type="float">
            <text:p>854.52</text:p>
          </table:table-cell>
          <table:table-cell office:value-type="float" office:value="1033.62" calcext:value-type="float">
            <text:p>1033.62</text:p>
          </table:table-cell>
        </table:table-row>
        <table:table-row table:style-name="ro1">
          <table:table-cell office:value-type="float" office:value="25326700" calcext:value-type="float">
            <text:p>25326700</text:p>
          </table:table-cell>
          <table:table-cell table:formula="of:=[.A1585]/1000/(60*60*24)" office:value-type="time" office:time-value="PT07H02M06.7S" calcext:value-type="time">
            <text:p>07:02:07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55.03" calcext:value-type="float">
            <text:p>855.03</text:p>
          </table:table-cell>
          <table:table-cell office:value-type="float" office:value="1034.19" calcext:value-type="float">
            <text:p>1034.19</text:p>
          </table:table-cell>
        </table:table-row>
        <table:table-row table:style-name="ro1">
          <table:table-cell office:value-type="float" office:value="25342700" calcext:value-type="float">
            <text:p>25342700</text:p>
          </table:table-cell>
          <table:table-cell table:formula="of:=[.A1586]/1000/(60*60*24)" office:value-type="time" office:time-value="PT07H02M22.7S" calcext:value-type="time">
            <text:p>07:02:23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55.54" calcext:value-type="float">
            <text:p>855.54</text:p>
          </table:table-cell>
          <table:table-cell office:value-type="float" office:value="1034.77" calcext:value-type="float">
            <text:p>1034.77</text:p>
          </table:table-cell>
        </table:table-row>
        <table:table-row table:style-name="ro1">
          <table:table-cell office:value-type="float" office:value="25358700" calcext:value-type="float">
            <text:p>25358700</text:p>
          </table:table-cell>
          <table:table-cell table:formula="of:=[.A1587]/1000/(60*60*24)" office:value-type="time" office:time-value="PT07H02M38.7S" calcext:value-type="time">
            <text:p>07:02:39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56.04" calcext:value-type="float">
            <text:p>856.04</text:p>
          </table:table-cell>
          <table:table-cell office:value-type="float" office:value="1035.34" calcext:value-type="float">
            <text:p>1035.34</text:p>
          </table:table-cell>
        </table:table-row>
        <table:table-row table:style-name="ro1">
          <table:table-cell office:value-type="float" office:value="25374700" calcext:value-type="float">
            <text:p>25374700</text:p>
          </table:table-cell>
          <table:table-cell table:formula="of:=[.A1588]/1000/(60*60*24)" office:value-type="time" office:time-value="PT07H02M54.7S" calcext:value-type="time">
            <text:p>07:02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56.55" calcext:value-type="float">
            <text:p>856.55</text:p>
          </table:table-cell>
          <table:table-cell office:value-type="float" office:value="1035.92" calcext:value-type="float">
            <text:p>1035.92</text:p>
          </table:table-cell>
        </table:table-row>
        <table:table-row table:style-name="ro1">
          <table:table-cell office:value-type="float" office:value="25390700" calcext:value-type="float">
            <text:p>25390700</text:p>
          </table:table-cell>
          <table:table-cell table:formula="of:=[.A1589]/1000/(60*60*24)" office:value-type="time" office:time-value="PT07H03M10.7S" calcext:value-type="time">
            <text:p>07:03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57.06" calcext:value-type="float">
            <text:p>857.06</text:p>
          </table:table-cell>
          <table:table-cell office:value-type="float" office:value="1036.49" calcext:value-type="float">
            <text:p>1036.49</text:p>
          </table:table-cell>
        </table:table-row>
        <table:table-row table:style-name="ro1">
          <table:table-cell office:value-type="float" office:value="25406700" calcext:value-type="float">
            <text:p>25406700</text:p>
          </table:table-cell>
          <table:table-cell table:formula="of:=[.A1590]/1000/(60*60*24)" office:value-type="time" office:time-value="PT07H03M26.7S" calcext:value-type="time">
            <text:p>07:03:27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57.57" calcext:value-type="float">
            <text:p>857.57</text:p>
          </table:table-cell>
          <table:table-cell office:value-type="float" office:value="1037.06" calcext:value-type="float">
            <text:p>1037.06</text:p>
          </table:table-cell>
        </table:table-row>
        <table:table-row table:style-name="ro1">
          <table:table-cell office:value-type="float" office:value="25422700" calcext:value-type="float">
            <text:p>25422700</text:p>
          </table:table-cell>
          <table:table-cell table:formula="of:=[.A1591]/1000/(60*60*24)" office:value-type="time" office:time-value="PT07H03M42.7S" calcext:value-type="time">
            <text:p>07:03:43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58.07" calcext:value-type="float">
            <text:p>858.07</text:p>
          </table:table-cell>
          <table:table-cell office:value-type="float" office:value="1037.64" calcext:value-type="float">
            <text:p>1037.64</text:p>
          </table:table-cell>
        </table:table-row>
        <table:table-row table:style-name="ro1">
          <table:table-cell office:value-type="float" office:value="25438698" calcext:value-type="float">
            <text:p>25438698</text:p>
          </table:table-cell>
          <table:table-cell table:formula="of:=[.A1592]/1000/(60*60*24)" office:value-type="time" office:time-value="PT07H03M58.698S" calcext:value-type="time">
            <text:p>07:03:59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58.58" calcext:value-type="float">
            <text:p>858.58</text:p>
          </table:table-cell>
          <table:table-cell office:value-type="float" office:value="1038.21" calcext:value-type="float">
            <text:p>1038.21</text:p>
          </table:table-cell>
        </table:table-row>
        <table:table-row table:style-name="ro1">
          <table:table-cell office:value-type="float" office:value="25454700" calcext:value-type="float">
            <text:p>25454700</text:p>
          </table:table-cell>
          <table:table-cell table:formula="of:=[.A1593]/1000/(60*60*24)" office:value-type="time" office:time-value="PT07H04M14.7S" calcext:value-type="time">
            <text:p>07:04:15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59.09" calcext:value-type="float">
            <text:p>859.09</text:p>
          </table:table-cell>
          <table:table-cell office:value-type="float" office:value="1038.79" calcext:value-type="float">
            <text:p>1038.79</text:p>
          </table:table-cell>
        </table:table-row>
        <table:table-row table:style-name="ro1">
          <table:table-cell office:value-type="float" office:value="25470700" calcext:value-type="float">
            <text:p>25470700</text:p>
          </table:table-cell>
          <table:table-cell table:formula="of:=[.A1594]/1000/(60*60*24)" office:value-type="time" office:time-value="PT07H04M30.7S" calcext:value-type="time">
            <text:p>07:04:31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59.59" calcext:value-type="float">
            <text:p>859.59</text:p>
          </table:table-cell>
          <table:table-cell office:value-type="float" office:value="1039.36" calcext:value-type="float">
            <text:p>1039.36</text:p>
          </table:table-cell>
        </table:table-row>
        <table:table-row table:style-name="ro1">
          <table:table-cell office:value-type="float" office:value="25486700" calcext:value-type="float">
            <text:p>25486700</text:p>
          </table:table-cell>
          <table:table-cell table:formula="of:=[.A1595]/1000/(60*60*24)" office:value-type="time" office:time-value="PT07H04M46.7S" calcext:value-type="time">
            <text:p>07:04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60.1" calcext:value-type="float">
            <text:p>860.1</text:p>
          </table:table-cell>
          <table:table-cell office:value-type="float" office:value="1039.93" calcext:value-type="float">
            <text:p>1039.93</text:p>
          </table:table-cell>
        </table:table-row>
        <table:table-row table:style-name="ro1">
          <table:table-cell office:value-type="float" office:value="25502700" calcext:value-type="float">
            <text:p>25502700</text:p>
          </table:table-cell>
          <table:table-cell table:formula="of:=[.A1596]/1000/(60*60*24)" office:value-type="time" office:time-value="PT07H05M02.7S" calcext:value-type="time">
            <text:p>07:05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60.6" calcext:value-type="float">
            <text:p>860.6</text:p>
          </table:table-cell>
          <table:table-cell office:value-type="float" office:value="1040.5" calcext:value-type="float">
            <text:p>1040.5</text:p>
          </table:table-cell>
        </table:table-row>
        <table:table-row table:style-name="ro1">
          <table:table-cell office:value-type="float" office:value="25518700" calcext:value-type="float">
            <text:p>25518700</text:p>
          </table:table-cell>
          <table:table-cell table:formula="of:=[.A1597]/1000/(60*60*24)" office:value-type="time" office:time-value="PT07H05M18.7S" calcext:value-type="time">
            <text:p>07:05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61.11" calcext:value-type="float">
            <text:p>861.11</text:p>
          </table:table-cell>
          <table:table-cell office:value-type="float" office:value="1041.08" calcext:value-type="float">
            <text:p>1041.08</text:p>
          </table:table-cell>
        </table:table-row>
        <table:table-row table:style-name="ro1">
          <table:table-cell office:value-type="float" office:value="25534700" calcext:value-type="float">
            <text:p>25534700</text:p>
          </table:table-cell>
          <table:table-cell table:formula="of:=[.A1598]/1000/(60*60*24)" office:value-type="time" office:time-value="PT07H05M34.7S" calcext:value-type="time">
            <text:p>07:05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61.62" calcext:value-type="float">
            <text:p>861.62</text:p>
          </table:table-cell>
          <table:table-cell office:value-type="float" office:value="1041.65" calcext:value-type="float">
            <text:p>1041.65</text:p>
          </table:table-cell>
        </table:table-row>
        <table:table-row table:style-name="ro1">
          <table:table-cell office:value-type="float" office:value="25550700" calcext:value-type="float">
            <text:p>25550700</text:p>
          </table:table-cell>
          <table:table-cell table:formula="of:=[.A1599]/1000/(60*60*24)" office:value-type="time" office:time-value="PT07H05M50.7S" calcext:value-type="time">
            <text:p>07:05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62.12" calcext:value-type="float">
            <text:p>862.12</text:p>
          </table:table-cell>
          <table:table-cell office:value-type="float" office:value="1042.22" calcext:value-type="float">
            <text:p>1042.22</text:p>
          </table:table-cell>
        </table:table-row>
        <table:table-row table:style-name="ro1">
          <table:table-cell office:value-type="float" office:value="25566700" calcext:value-type="float">
            <text:p>25566700</text:p>
          </table:table-cell>
          <table:table-cell table:formula="of:=[.A1600]/1000/(60*60*24)" office:value-type="time" office:time-value="PT07H06M06.7S" calcext:value-type="time">
            <text:p>07:06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62.63" calcext:value-type="float">
            <text:p>862.63</text:p>
          </table:table-cell>
          <table:table-cell office:value-type="float" office:value="1042.79" calcext:value-type="float">
            <text:p>1042.79</text:p>
          </table:table-cell>
        </table:table-row>
        <table:table-row table:style-name="ro1">
          <table:table-cell office:value-type="float" office:value="25582700" calcext:value-type="float">
            <text:p>25582700</text:p>
          </table:table-cell>
          <table:table-cell table:formula="of:=[.A1601]/1000/(60*60*24)" office:value-type="time" office:time-value="PT07H06M22.7S" calcext:value-type="time">
            <text:p>07:06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63.13" calcext:value-type="float">
            <text:p>863.13</text:p>
          </table:table-cell>
          <table:table-cell office:value-type="float" office:value="1043.36" calcext:value-type="float">
            <text:p>1043.36</text:p>
          </table:table-cell>
        </table:table-row>
        <table:table-row table:style-name="ro1">
          <table:table-cell office:value-type="float" office:value="25598700" calcext:value-type="float">
            <text:p>25598700</text:p>
          </table:table-cell>
          <table:table-cell table:formula="of:=[.A1602]/1000/(60*60*24)" office:value-type="time" office:time-value="PT07H06M38.7S" calcext:value-type="time">
            <text:p>07:06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63.64" calcext:value-type="float">
            <text:p>863.64</text:p>
          </table:table-cell>
          <table:table-cell office:value-type="float" office:value="1043.93" calcext:value-type="float">
            <text:p>1043.93</text:p>
          </table:table-cell>
        </table:table-row>
        <table:table-row table:style-name="ro1">
          <table:table-cell office:value-type="float" office:value="25614700" calcext:value-type="float">
            <text:p>25614700</text:p>
          </table:table-cell>
          <table:table-cell table:formula="of:=[.A1603]/1000/(60*60*24)" office:value-type="time" office:time-value="PT07H06M54.7S" calcext:value-type="time">
            <text:p>07:06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64.14" calcext:value-type="float">
            <text:p>864.14</text:p>
          </table:table-cell>
          <table:table-cell office:value-type="float" office:value="1044.5" calcext:value-type="float">
            <text:p>1044.5</text:p>
          </table:table-cell>
        </table:table-row>
        <table:table-row table:style-name="ro1">
          <table:table-cell office:value-type="float" office:value="25630700" calcext:value-type="float">
            <text:p>25630700</text:p>
          </table:table-cell>
          <table:table-cell table:formula="of:=[.A1604]/1000/(60*60*24)" office:value-type="time" office:time-value="PT07H07M10.7S" calcext:value-type="time">
            <text:p>07:07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64.65" calcext:value-type="float">
            <text:p>864.65</text:p>
          </table:table-cell>
          <table:table-cell office:value-type="float" office:value="1045.07" calcext:value-type="float">
            <text:p>1045.07</text:p>
          </table:table-cell>
        </table:table-row>
        <table:table-row table:style-name="ro1">
          <table:table-cell office:value-type="float" office:value="25646700" calcext:value-type="float">
            <text:p>25646700</text:p>
          </table:table-cell>
          <table:table-cell table:formula="of:=[.A1605]/1000/(60*60*24)" office:value-type="time" office:time-value="PT07H07M26.7S" calcext:value-type="time">
            <text:p>07:07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65.15" calcext:value-type="float">
            <text:p>865.15</text:p>
          </table:table-cell>
          <table:table-cell office:value-type="float" office:value="1045.64" calcext:value-type="float">
            <text:p>1045.64</text:p>
          </table:table-cell>
        </table:table-row>
        <table:table-row table:style-name="ro1">
          <table:table-cell office:value-type="float" office:value="25662700" calcext:value-type="float">
            <text:p>25662700</text:p>
          </table:table-cell>
          <table:table-cell table:formula="of:=[.A1606]/1000/(60*60*24)" office:value-type="time" office:time-value="PT07H07M42.7S" calcext:value-type="time">
            <text:p>07:07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65.66" calcext:value-type="float">
            <text:p>865.66</text:p>
          </table:table-cell>
          <table:table-cell office:value-type="float" office:value="1046.21" calcext:value-type="float">
            <text:p>1046.21</text:p>
          </table:table-cell>
        </table:table-row>
        <table:table-row table:style-name="ro1">
          <table:table-cell office:value-type="float" office:value="25678700" calcext:value-type="float">
            <text:p>25678700</text:p>
          </table:table-cell>
          <table:table-cell table:formula="of:=[.A1607]/1000/(60*60*24)" office:value-type="time" office:time-value="PT07H07M58.7S" calcext:value-type="time">
            <text:p>07:07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66.16" calcext:value-type="float">
            <text:p>866.16</text:p>
          </table:table-cell>
          <table:table-cell office:value-type="float" office:value="1046.78" calcext:value-type="float">
            <text:p>1046.78</text:p>
          </table:table-cell>
        </table:table-row>
        <table:table-row table:style-name="ro1">
          <table:table-cell office:value-type="float" office:value="25694700" calcext:value-type="float">
            <text:p>25694700</text:p>
          </table:table-cell>
          <table:table-cell table:formula="of:=[.A1608]/1000/(60*60*24)" office:value-type="time" office:time-value="PT07H08M14.7S" calcext:value-type="time">
            <text:p>07:08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66.67" calcext:value-type="float">
            <text:p>866.67</text:p>
          </table:table-cell>
          <table:table-cell office:value-type="float" office:value="1047.34" calcext:value-type="float">
            <text:p>1047.34</text:p>
          </table:table-cell>
        </table:table-row>
        <table:table-row table:style-name="ro1">
          <table:table-cell office:value-type="float" office:value="25710700" calcext:value-type="float">
            <text:p>25710700</text:p>
          </table:table-cell>
          <table:table-cell table:formula="of:=[.A1609]/1000/(60*60*24)" office:value-type="time" office:time-value="PT07H08M30.7S" calcext:value-type="time">
            <text:p>07:08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5" calcext:value-type="float">
            <text:p>127.5</text:p>
          </table:table-cell>
          <table:table-cell office:value-type="float" office:value="867.17" calcext:value-type="float">
            <text:p>867.17</text:p>
          </table:table-cell>
          <table:table-cell office:value-type="float" office:value="1047.91" calcext:value-type="float">
            <text:p>1047.91</text:p>
          </table:table-cell>
        </table:table-row>
        <table:table-row table:style-name="ro1">
          <table:table-cell office:value-type="float" office:value="25726700" calcext:value-type="float">
            <text:p>25726700</text:p>
          </table:table-cell>
          <table:table-cell table:formula="of:=[.A1610]/1000/(60*60*24)" office:value-type="time" office:time-value="PT07H08M46.7S" calcext:value-type="time">
            <text:p>07:08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67.68" calcext:value-type="float">
            <text:p>867.68</text:p>
          </table:table-cell>
          <table:table-cell office:value-type="float" office:value="1048.48" calcext:value-type="float">
            <text:p>1048.48</text:p>
          </table:table-cell>
        </table:table-row>
        <table:table-row table:style-name="ro1">
          <table:table-cell office:value-type="float" office:value="25742700" calcext:value-type="float">
            <text:p>25742700</text:p>
          </table:table-cell>
          <table:table-cell table:formula="of:=[.A1611]/1000/(60*60*24)" office:value-type="time" office:time-value="PT07H09M02.7S" calcext:value-type="time">
            <text:p>07:09:03</text:p>
          </table:table-cell>
          <table:table-cell office:value-type="float" office:value="1.12" calcext:value-type="float">
            <text:p>1.12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39" calcext:value-type="float">
            <text:p>127.39</text:p>
          </table:table-cell>
          <table:table-cell office:value-type="float" office:value="868.18" calcext:value-type="float">
            <text:p>868.18</text:p>
          </table:table-cell>
          <table:table-cell office:value-type="float" office:value="1049.05" calcext:value-type="float">
            <text:p>1049.05</text:p>
          </table:table-cell>
        </table:table-row>
        <table:table-row table:style-name="ro1">
          <table:table-cell office:value-type="float" office:value="25758700" calcext:value-type="float">
            <text:p>25758700</text:p>
          </table:table-cell>
          <table:table-cell table:formula="of:=[.A1612]/1000/(60*60*24)" office:value-type="time" office:time-value="PT07H09M18.7S" calcext:value-type="time">
            <text:p>07:09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68.68" calcext:value-type="float">
            <text:p>868.68</text:p>
          </table:table-cell>
          <table:table-cell office:value-type="float" office:value="1049.62" calcext:value-type="float">
            <text:p>1049.62</text:p>
          </table:table-cell>
        </table:table-row>
        <table:table-row table:style-name="ro1">
          <table:table-cell office:value-type="float" office:value="25774700" calcext:value-type="float">
            <text:p>25774700</text:p>
          </table:table-cell>
          <table:table-cell table:formula="of:=[.A1613]/1000/(60*60*24)" office:value-type="time" office:time-value="PT07H09M34.7S" calcext:value-type="time">
            <text:p>07:09:35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69.19" calcext:value-type="float">
            <text:p>869.19</text:p>
          </table:table-cell>
          <table:table-cell office:value-type="float" office:value="1050.18" calcext:value-type="float">
            <text:p>1050.18</text:p>
          </table:table-cell>
        </table:table-row>
        <table:table-row table:style-name="ro1">
          <table:table-cell office:value-type="float" office:value="25790700" calcext:value-type="float">
            <text:p>25790700</text:p>
          </table:table-cell>
          <table:table-cell table:formula="of:=[.A1614]/1000/(60*60*24)" office:value-type="time" office:time-value="PT07H09M50.7S" calcext:value-type="time">
            <text:p>07:09:51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69.69" calcext:value-type="float">
            <text:p>869.69</text:p>
          </table:table-cell>
          <table:table-cell office:value-type="float" office:value="1050.75" calcext:value-type="float">
            <text:p>1050.75</text:p>
          </table:table-cell>
        </table:table-row>
        <table:table-row table:style-name="ro1">
          <table:table-cell office:value-type="float" office:value="25806700" calcext:value-type="float">
            <text:p>25806700</text:p>
          </table:table-cell>
          <table:table-cell table:formula="of:=[.A1615]/1000/(60*60*24)" office:value-type="time" office:time-value="PT07H10M06.7S" calcext:value-type="time">
            <text:p>07:10:07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70.2" calcext:value-type="float">
            <text:p>870.2</text:p>
          </table:table-cell>
          <table:table-cell office:value-type="float" office:value="1051.32" calcext:value-type="float">
            <text:p>1051.32</text:p>
          </table:table-cell>
        </table:table-row>
        <table:table-row table:style-name="ro1">
          <table:table-cell office:value-type="float" office:value="25822700" calcext:value-type="float">
            <text:p>25822700</text:p>
          </table:table-cell>
          <table:table-cell table:formula="of:=[.A1616]/1000/(60*60*24)" office:value-type="time" office:time-value="PT07H10M22.7S" calcext:value-type="time">
            <text:p>07:10:23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70.7" calcext:value-type="float">
            <text:p>870.7</text:p>
          </table:table-cell>
          <table:table-cell office:value-type="float" office:value="1051.88" calcext:value-type="float">
            <text:p>1051.88</text:p>
          </table:table-cell>
        </table:table-row>
        <table:table-row table:style-name="ro1">
          <table:table-cell office:value-type="float" office:value="25838700" calcext:value-type="float">
            <text:p>25838700</text:p>
          </table:table-cell>
          <table:table-cell table:formula="of:=[.A1617]/1000/(60*60*24)" office:value-type="time" office:time-value="PT07H10M38.7S" calcext:value-type="time">
            <text:p>07:10:39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71.2" calcext:value-type="float">
            <text:p>871.2</text:p>
          </table:table-cell>
          <table:table-cell office:value-type="float" office:value="1052.45" calcext:value-type="float">
            <text:p>1052.45</text:p>
          </table:table-cell>
        </table:table-row>
        <table:table-row table:style-name="ro1">
          <table:table-cell office:value-type="float" office:value="25854700" calcext:value-type="float">
            <text:p>25854700</text:p>
          </table:table-cell>
          <table:table-cell table:formula="of:=[.A1618]/1000/(60*60*24)" office:value-type="time" office:time-value="PT07H10M54.7S" calcext:value-type="time">
            <text:p>07:10:55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71.7" calcext:value-type="float">
            <text:p>871.7</text:p>
          </table:table-cell>
          <table:table-cell office:value-type="float" office:value="1053.01" calcext:value-type="float">
            <text:p>1053.01</text:p>
          </table:table-cell>
        </table:table-row>
        <table:table-row table:style-name="ro1">
          <table:table-cell office:value-type="float" office:value="25870700" calcext:value-type="float">
            <text:p>25870700</text:p>
          </table:table-cell>
          <table:table-cell table:formula="of:=[.A1619]/1000/(60*60*24)" office:value-type="time" office:time-value="PT07H11M10.7S" calcext:value-type="time">
            <text:p>07:11:11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72.21" calcext:value-type="float">
            <text:p>872.21</text:p>
          </table:table-cell>
          <table:table-cell office:value-type="float" office:value="1053.57" calcext:value-type="float">
            <text:p>1053.57</text:p>
          </table:table-cell>
        </table:table-row>
        <table:table-row table:style-name="ro1">
          <table:table-cell office:value-type="float" office:value="25886700" calcext:value-type="float">
            <text:p>25886700</text:p>
          </table:table-cell>
          <table:table-cell table:formula="of:=[.A1620]/1000/(60*60*24)" office:value-type="time" office:time-value="PT07H11M26.7S" calcext:value-type="time">
            <text:p>07:11:27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72.71" calcext:value-type="float">
            <text:p>872.71</text:p>
          </table:table-cell>
          <table:table-cell office:value-type="float" office:value="1054.14" calcext:value-type="float">
            <text:p>1054.14</text:p>
          </table:table-cell>
        </table:table-row>
        <table:table-row table:style-name="ro1">
          <table:table-cell office:value-type="float" office:value="25902700" calcext:value-type="float">
            <text:p>25902700</text:p>
          </table:table-cell>
          <table:table-cell table:formula="of:=[.A1621]/1000/(60*60*24)" office:value-type="time" office:time-value="PT07H11M42.7S" calcext:value-type="time">
            <text:p>07:11:43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73.21" calcext:value-type="float">
            <text:p>873.21</text:p>
          </table:table-cell>
          <table:table-cell office:value-type="float" office:value="1054.7" calcext:value-type="float">
            <text:p>1054.7</text:p>
          </table:table-cell>
        </table:table-row>
        <table:table-row table:style-name="ro1">
          <table:table-cell office:value-type="float" office:value="25918700" calcext:value-type="float">
            <text:p>25918700</text:p>
          </table:table-cell>
          <table:table-cell table:formula="of:=[.A1622]/1000/(60*60*24)" office:value-type="time" office:time-value="PT07H11M58.7S" calcext:value-type="time">
            <text:p>07:11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73.72" calcext:value-type="float">
            <text:p>873.72</text:p>
          </table:table-cell>
          <table:table-cell office:value-type="float" office:value="1055.27" calcext:value-type="float">
            <text:p>1055.27</text:p>
          </table:table-cell>
        </table:table-row>
        <table:table-row table:style-name="ro1">
          <table:table-cell office:value-type="float" office:value="25934700" calcext:value-type="float">
            <text:p>25934700</text:p>
          </table:table-cell>
          <table:table-cell table:formula="of:=[.A1623]/1000/(60*60*24)" office:value-type="time" office:time-value="PT07H12M14.7S" calcext:value-type="time">
            <text:p>07:12:15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74.22" calcext:value-type="float">
            <text:p>874.22</text:p>
          </table:table-cell>
          <table:table-cell office:value-type="float" office:value="1055.83" calcext:value-type="float">
            <text:p>1055.83</text:p>
          </table:table-cell>
        </table:table-row>
        <table:table-row table:style-name="ro1">
          <table:table-cell office:value-type="float" office:value="25950700" calcext:value-type="float">
            <text:p>25950700</text:p>
          </table:table-cell>
          <table:table-cell table:formula="of:=[.A1624]/1000/(60*60*24)" office:value-type="time" office:time-value="PT07H12M30.7S" calcext:value-type="time">
            <text:p>07:12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74.72" calcext:value-type="float">
            <text:p>874.72</text:p>
          </table:table-cell>
          <table:table-cell office:value-type="float" office:value="1056.4" calcext:value-type="float">
            <text:p>1056.4</text:p>
          </table:table-cell>
        </table:table-row>
        <table:table-row table:style-name="ro1">
          <table:table-cell office:value-type="float" office:value="25966700" calcext:value-type="float">
            <text:p>25966700</text:p>
          </table:table-cell>
          <table:table-cell table:formula="of:=[.A1625]/1000/(60*60*24)" office:value-type="time" office:time-value="PT07H12M46.7S" calcext:value-type="time">
            <text:p>07:12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75.22" calcext:value-type="float">
            <text:p>875.22</text:p>
          </table:table-cell>
          <table:table-cell office:value-type="float" office:value="1056.96" calcext:value-type="float">
            <text:p>1056.96</text:p>
          </table:table-cell>
        </table:table-row>
        <table:table-row table:style-name="ro1">
          <table:table-cell office:value-type="float" office:value="25982700" calcext:value-type="float">
            <text:p>25982700</text:p>
          </table:table-cell>
          <table:table-cell table:formula="of:=[.A1626]/1000/(60*60*24)" office:value-type="time" office:time-value="PT07H13M02.7S" calcext:value-type="time">
            <text:p>07:13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6" calcext:value-type="float">
            <text:p>126.26</text:p>
          </table:table-cell>
          <table:table-cell office:value-type="float" office:value="875.72" calcext:value-type="float">
            <text:p>875.72</text:p>
          </table:table-cell>
          <table:table-cell office:value-type="float" office:value="1057.52" calcext:value-type="float">
            <text:p>1057.52</text:p>
          </table:table-cell>
        </table:table-row>
        <table:table-row table:style-name="ro1">
          <table:table-cell office:value-type="float" office:value="25998700" calcext:value-type="float">
            <text:p>25998700</text:p>
          </table:table-cell>
          <table:table-cell table:formula="of:=[.A1627]/1000/(60*60*24)" office:value-type="time" office:time-value="PT07H13M18.7S" calcext:value-type="time">
            <text:p>07:13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6" calcext:value-type="float">
            <text:p>126.26</text:p>
          </table:table-cell>
          <table:table-cell office:value-type="float" office:value="876.23" calcext:value-type="float">
            <text:p>876.23</text:p>
          </table:table-cell>
          <table:table-cell office:value-type="float" office:value="1058.08" calcext:value-type="float">
            <text:p>1058.08</text:p>
          </table:table-cell>
        </table:table-row>
        <table:table-row table:style-name="ro1">
          <table:table-cell office:value-type="float" office:value="26014700" calcext:value-type="float">
            <text:p>26014700</text:p>
          </table:table-cell>
          <table:table-cell table:formula="of:=[.A1628]/1000/(60*60*24)" office:value-type="time" office:time-value="PT07H13M34.7S" calcext:value-type="time">
            <text:p>07:13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76.73" calcext:value-type="float">
            <text:p>876.73</text:p>
          </table:table-cell>
          <table:table-cell office:value-type="float" office:value="1058.64" calcext:value-type="float">
            <text:p>1058.64</text:p>
          </table:table-cell>
        </table:table-row>
        <table:table-row table:style-name="ro1">
          <table:table-cell office:value-type="float" office:value="26030700" calcext:value-type="float">
            <text:p>26030700</text:p>
          </table:table-cell>
          <table:table-cell table:formula="of:=[.A1629]/1000/(60*60*24)" office:value-type="time" office:time-value="PT07H13M50.7S" calcext:value-type="time">
            <text:p>07:13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77.23" calcext:value-type="float">
            <text:p>877.23</text:p>
          </table:table-cell>
          <table:table-cell office:value-type="float" office:value="1059.2" calcext:value-type="float">
            <text:p>1059.2</text:p>
          </table:table-cell>
        </table:table-row>
        <table:table-row table:style-name="ro1">
          <table:table-cell office:value-type="float" office:value="26046700" calcext:value-type="float">
            <text:p>26046700</text:p>
          </table:table-cell>
          <table:table-cell table:formula="of:=[.A1630]/1000/(60*60*24)" office:value-type="time" office:time-value="PT07H14M06.7S" calcext:value-type="time">
            <text:p>07:14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77.73" calcext:value-type="float">
            <text:p>877.73</text:p>
          </table:table-cell>
          <table:table-cell office:value-type="float" office:value="1059.76" calcext:value-type="float">
            <text:p>1059.76</text:p>
          </table:table-cell>
        </table:table-row>
        <table:table-row table:style-name="ro1">
          <table:table-cell office:value-type="float" office:value="26062700" calcext:value-type="float">
            <text:p>26062700</text:p>
          </table:table-cell>
          <table:table-cell table:formula="of:=[.A1631]/1000/(60*60*24)" office:value-type="time" office:time-value="PT07H14M22.7S" calcext:value-type="time">
            <text:p>07:14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78.23" calcext:value-type="float">
            <text:p>878.23</text:p>
          </table:table-cell>
          <table:table-cell office:value-type="float" office:value="1060.33" calcext:value-type="float">
            <text:p>1060.33</text:p>
          </table:table-cell>
        </table:table-row>
        <table:table-row table:style-name="ro1">
          <table:table-cell office:value-type="float" office:value="26078700" calcext:value-type="float">
            <text:p>26078700</text:p>
          </table:table-cell>
          <table:table-cell table:formula="of:=[.A1632]/1000/(60*60*24)" office:value-type="time" office:time-value="PT07H14M38.7S" calcext:value-type="time">
            <text:p>07:14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78.73" calcext:value-type="float">
            <text:p>878.73</text:p>
          </table:table-cell>
          <table:table-cell office:value-type="float" office:value="1060.89" calcext:value-type="float">
            <text:p>1060.89</text:p>
          </table:table-cell>
        </table:table-row>
        <table:table-row table:style-name="ro1">
          <table:table-cell office:value-type="float" office:value="26094700" calcext:value-type="float">
            <text:p>26094700</text:p>
          </table:table-cell>
          <table:table-cell table:formula="of:=[.A1633]/1000/(60*60*24)" office:value-type="time" office:time-value="PT07H14M54.7S" calcext:value-type="time">
            <text:p>07:14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79.23" calcext:value-type="float">
            <text:p>879.23</text:p>
          </table:table-cell>
          <table:table-cell office:value-type="float" office:value="1061.45" calcext:value-type="float">
            <text:p>1061.45</text:p>
          </table:table-cell>
        </table:table-row>
        <table:table-row table:style-name="ro1">
          <table:table-cell office:value-type="float" office:value="26110700" calcext:value-type="float">
            <text:p>26110700</text:p>
          </table:table-cell>
          <table:table-cell table:formula="of:=[.A1634]/1000/(60*60*24)" office:value-type="time" office:time-value="PT07H15M10.7S" calcext:value-type="time">
            <text:p>07:15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5.58" calcext:value-type="float">
            <text:p>125.58</text:p>
          </table:table-cell>
          <table:table-cell office:value-type="float" office:value="879.73" calcext:value-type="float">
            <text:p>879.73</text:p>
          </table:table-cell>
          <table:table-cell office:value-type="float" office:value="1062.01" calcext:value-type="float">
            <text:p>1062.01</text:p>
          </table:table-cell>
        </table:table-row>
        <table:table-row table:style-name="ro1">
          <table:table-cell office:value-type="float" office:value="26126700" calcext:value-type="float">
            <text:p>26126700</text:p>
          </table:table-cell>
          <table:table-cell table:formula="of:=[.A1635]/1000/(60*60*24)" office:value-type="time" office:time-value="PT07H15M26.7S" calcext:value-type="time">
            <text:p>07:15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80.23" calcext:value-type="float">
            <text:p>880.23</text:p>
          </table:table-cell>
          <table:table-cell office:value-type="float" office:value="1062.56" calcext:value-type="float">
            <text:p>1062.56</text:p>
          </table:table-cell>
        </table:table-row>
        <table:table-row table:style-name="ro1">
          <table:table-cell office:value-type="float" office:value="26142700" calcext:value-type="float">
            <text:p>26142700</text:p>
          </table:table-cell>
          <table:table-cell table:formula="of:=[.A1636]/1000/(60*60*24)" office:value-type="time" office:time-value="PT07H15M42.7S" calcext:value-type="time">
            <text:p>07:15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80.73" calcext:value-type="float">
            <text:p>880.73</text:p>
          </table:table-cell>
          <table:table-cell office:value-type="float" office:value="1063.12" calcext:value-type="float">
            <text:p>1063.12</text:p>
          </table:table-cell>
        </table:table-row>
        <table:table-row table:style-name="ro1">
          <table:table-cell office:value-type="float" office:value="26158700" calcext:value-type="float">
            <text:p>26158700</text:p>
          </table:table-cell>
          <table:table-cell table:formula="of:=[.A1637]/1000/(60*60*24)" office:value-type="time" office:time-value="PT07H15M58.7S" calcext:value-type="time">
            <text:p>07:15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6" calcext:value-type="float">
            <text:p>125.46</text:p>
          </table:table-cell>
          <table:table-cell office:value-type="float" office:value="881.23" calcext:value-type="float">
            <text:p>881.23</text:p>
          </table:table-cell>
          <table:table-cell office:value-type="float" office:value="1063.68" calcext:value-type="float">
            <text:p>1063.68</text:p>
          </table:table-cell>
        </table:table-row>
        <table:table-row table:style-name="ro1">
          <table:table-cell office:value-type="float" office:value="26174700" calcext:value-type="float">
            <text:p>26174700</text:p>
          </table:table-cell>
          <table:table-cell table:formula="of:=[.A1638]/1000/(60*60*24)" office:value-type="time" office:time-value="PT07H16M14.7S" calcext:value-type="time">
            <text:p>07:16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81.73" calcext:value-type="float">
            <text:p>881.73</text:p>
          </table:table-cell>
          <table:table-cell office:value-type="float" office:value="1064.24" calcext:value-type="float">
            <text:p>1064.24</text:p>
          </table:table-cell>
        </table:table-row>
        <table:table-row table:style-name="ro1">
          <table:table-cell office:value-type="float" office:value="26190700" calcext:value-type="float">
            <text:p>26190700</text:p>
          </table:table-cell>
          <table:table-cell table:formula="of:=[.A1639]/1000/(60*60*24)" office:value-type="time" office:time-value="PT07H16M30.7S" calcext:value-type="time">
            <text:p>07:16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82.23" calcext:value-type="float">
            <text:p>882.23</text:p>
          </table:table-cell>
          <table:table-cell office:value-type="float" office:value="1064.8" calcext:value-type="float">
            <text:p>1064.8</text:p>
          </table:table-cell>
        </table:table-row>
        <table:table-row table:style-name="ro1">
          <table:table-cell office:value-type="float" office:value="26206700" calcext:value-type="float">
            <text:p>26206700</text:p>
          </table:table-cell>
          <table:table-cell table:formula="of:=[.A1640]/1000/(60*60*24)" office:value-type="time" office:time-value="PT07H16M46.7S" calcext:value-type="time">
            <text:p>07:16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82.73" calcext:value-type="float">
            <text:p>882.73</text:p>
          </table:table-cell>
          <table:table-cell office:value-type="float" office:value="1065.35" calcext:value-type="float">
            <text:p>1065.35</text:p>
          </table:table-cell>
        </table:table-row>
        <table:table-row table:style-name="ro1">
          <table:table-cell office:value-type="float" office:value="26222700" calcext:value-type="float">
            <text:p>26222700</text:p>
          </table:table-cell>
          <table:table-cell table:formula="of:=[.A1641]/1000/(60*60*24)" office:value-type="time" office:time-value="PT07H17M02.7S" calcext:value-type="time">
            <text:p>07:17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83.23" calcext:value-type="float">
            <text:p>883.23</text:p>
          </table:table-cell>
          <table:table-cell office:value-type="float" office:value="1065.91" calcext:value-type="float">
            <text:p>1065.91</text:p>
          </table:table-cell>
        </table:table-row>
        <table:table-row table:style-name="ro1">
          <table:table-cell office:value-type="float" office:value="26238700" calcext:value-type="float">
            <text:p>26238700</text:p>
          </table:table-cell>
          <table:table-cell table:formula="of:=[.A1642]/1000/(60*60*24)" office:value-type="time" office:time-value="PT07H17M18.7S" calcext:value-type="time">
            <text:p>07:17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83.73" calcext:value-type="float">
            <text:p>883.73</text:p>
          </table:table-cell>
          <table:table-cell office:value-type="float" office:value="1066.47" calcext:value-type="float">
            <text:p>1066.47</text:p>
          </table:table-cell>
        </table:table-row>
        <table:table-row table:style-name="ro1">
          <table:table-cell office:value-type="float" office:value="26254700" calcext:value-type="float">
            <text:p>26254700</text:p>
          </table:table-cell>
          <table:table-cell table:formula="of:=[.A1643]/1000/(60*60*24)" office:value-type="time" office:time-value="PT07H17M34.7S" calcext:value-type="time">
            <text:p>07:17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84.23" calcext:value-type="float">
            <text:p>884.23</text:p>
          </table:table-cell>
          <table:table-cell office:value-type="float" office:value="1067.02" calcext:value-type="float">
            <text:p>1067.02</text:p>
          </table:table-cell>
        </table:table-row>
        <table:table-row table:style-name="ro1">
          <table:table-cell office:value-type="float" office:value="26270700" calcext:value-type="float">
            <text:p>26270700</text:p>
          </table:table-cell>
          <table:table-cell table:formula="of:=[.A1644]/1000/(60*60*24)" office:value-type="time" office:time-value="PT07H17M50.7S" calcext:value-type="time">
            <text:p>07:17:51</text:p>
          </table:table-cell>
          <table:table-cell office:value-type="float" office:value="1.11" calcext:value-type="float">
            <text:p>1.11</text:p>
          </table:table-cell>
          <table:table-cell office:value-type="float" office:value="112.2" calcext:value-type="float">
            <text:p>112.2</text:p>
          </table:table-cell>
          <table:table-cell office:value-type="float" office:value="124.68" calcext:value-type="float">
            <text:p>124.68</text:p>
          </table:table-cell>
          <table:table-cell office:value-type="float" office:value="884.73" calcext:value-type="float">
            <text:p>884.73</text:p>
          </table:table-cell>
          <table:table-cell office:value-type="float" office:value="1067.58" calcext:value-type="float">
            <text:p>1067.58</text:p>
          </table:table-cell>
        </table:table-row>
        <table:table-row table:style-name="ro1">
          <table:table-cell office:value-type="float" office:value="26286700" calcext:value-type="float">
            <text:p>26286700</text:p>
          </table:table-cell>
          <table:table-cell table:formula="of:=[.A1645]/1000/(60*60*24)" office:value-type="time" office:time-value="PT07H18M06.7S" calcext:value-type="time">
            <text:p>07:18:07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85.22" calcext:value-type="float">
            <text:p>885.22</text:p>
          </table:table-cell>
          <table:table-cell office:value-type="float" office:value="1068.13" calcext:value-type="float">
            <text:p>1068.13</text:p>
          </table:table-cell>
        </table:table-row>
        <table:table-row table:style-name="ro1">
          <table:table-cell office:value-type="float" office:value="26302700" calcext:value-type="float">
            <text:p>26302700</text:p>
          </table:table-cell>
          <table:table-cell table:formula="of:=[.A1646]/1000/(60*60*24)" office:value-type="time" office:time-value="PT07H18M22.7S" calcext:value-type="time">
            <text:p>07:18:23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85.72" calcext:value-type="float">
            <text:p>885.72</text:p>
          </table:table-cell>
          <table:table-cell office:value-type="float" office:value="1068.69" calcext:value-type="float">
            <text:p>1068.69</text:p>
          </table:table-cell>
        </table:table-row>
        <table:table-row table:style-name="ro1">
          <table:table-cell office:value-type="float" office:value="26318700" calcext:value-type="float">
            <text:p>26318700</text:p>
          </table:table-cell>
          <table:table-cell table:formula="of:=[.A1647]/1000/(60*60*24)" office:value-type="time" office:time-value="PT07H18M38.7S" calcext:value-type="time">
            <text:p>07:18:39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86.22" calcext:value-type="float">
            <text:p>886.22</text:p>
          </table:table-cell>
          <table:table-cell office:value-type="float" office:value="1069.24" calcext:value-type="float">
            <text:p>1069.24</text:p>
          </table:table-cell>
        </table:table-row>
        <table:table-row table:style-name="ro1">
          <table:table-cell office:value-type="float" office:value="26334700" calcext:value-type="float">
            <text:p>26334700</text:p>
          </table:table-cell>
          <table:table-cell table:formula="of:=[.A1648]/1000/(60*60*24)" office:value-type="time" office:time-value="PT07H18M54.7S" calcext:value-type="time">
            <text:p>07:18:55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86.72" calcext:value-type="float">
            <text:p>886.72</text:p>
          </table:table-cell>
          <table:table-cell office:value-type="float" office:value="1069.79" calcext:value-type="float">
            <text:p>1069.79</text:p>
          </table:table-cell>
        </table:table-row>
        <table:table-row table:style-name="ro1">
          <table:table-cell office:value-type="float" office:value="26350700" calcext:value-type="float">
            <text:p>26350700</text:p>
          </table:table-cell>
          <table:table-cell table:formula="of:=[.A1649]/1000/(60*60*24)" office:value-type="time" office:time-value="PT07H19M10.7S" calcext:value-type="time">
            <text:p>07:19:11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87.22" calcext:value-type="float">
            <text:p>887.22</text:p>
          </table:table-cell>
          <table:table-cell office:value-type="float" office:value="1070.35" calcext:value-type="float">
            <text:p>1070.35</text:p>
          </table:table-cell>
        </table:table-row>
        <table:table-row table:style-name="ro1">
          <table:table-cell office:value-type="float" office:value="26366700" calcext:value-type="float">
            <text:p>26366700</text:p>
          </table:table-cell>
          <table:table-cell table:formula="of:=[.A1650]/1000/(60*60*24)" office:value-type="time" office:time-value="PT07H19M26.7S" calcext:value-type="time">
            <text:p>07:19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87.71" calcext:value-type="float">
            <text:p>887.71</text:p>
          </table:table-cell>
          <table:table-cell office:value-type="float" office:value="1070.9" calcext:value-type="float">
            <text:p>1070.9</text:p>
          </table:table-cell>
        </table:table-row>
        <table:table-row table:style-name="ro1">
          <table:table-cell office:value-type="float" office:value="26382700" calcext:value-type="float">
            <text:p>26382700</text:p>
          </table:table-cell>
          <table:table-cell table:formula="of:=[.A1651]/1000/(60*60*24)" office:value-type="time" office:time-value="PT07H19M42.7S" calcext:value-type="time">
            <text:p>07:19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88.21" calcext:value-type="float">
            <text:p>888.21</text:p>
          </table:table-cell>
          <table:table-cell office:value-type="float" office:value="1071.45" calcext:value-type="float">
            <text:p>1071.45</text:p>
          </table:table-cell>
        </table:table-row>
        <table:table-row table:style-name="ro1">
          <table:table-cell office:value-type="float" office:value="26398700" calcext:value-type="float">
            <text:p>26398700</text:p>
          </table:table-cell>
          <table:table-cell table:formula="of:=[.A1652]/1000/(60*60*24)" office:value-type="time" office:time-value="PT07H19M58.7S" calcext:value-type="time">
            <text:p>07:19:59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88.71" calcext:value-type="float">
            <text:p>888.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6414700" calcext:value-type="float">
            <text:p>26414700</text:p>
          </table:table-cell>
          <table:table-cell table:formula="of:=[.A1653]/1000/(60*60*24)" office:value-type="time" office:time-value="PT07H20M14.7S" calcext:value-type="time">
            <text:p>07:20:15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89.2" calcext:value-type="float">
            <text:p>889.2</text:p>
          </table:table-cell>
          <table:table-cell office:value-type="float" office:value="1072.56" calcext:value-type="float">
            <text:p>1072.56</text:p>
          </table:table-cell>
        </table:table-row>
        <table:table-row table:style-name="ro1">
          <table:table-cell office:value-type="float" office:value="26430700" calcext:value-type="float">
            <text:p>26430700</text:p>
          </table:table-cell>
          <table:table-cell table:formula="of:=[.A1654]/1000/(60*60*24)" office:value-type="time" office:time-value="PT07H20M30.7S" calcext:value-type="time">
            <text:p>07:20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3.78" calcext:value-type="float">
            <text:p>123.78</text:p>
          </table:table-cell>
          <table:table-cell office:value-type="float" office:value="889.7" calcext:value-type="float">
            <text:p>889.7</text:p>
          </table:table-cell>
          <table:table-cell office:value-type="float" office:value="1073.11" calcext:value-type="float">
            <text:p>1073.11</text:p>
          </table:table-cell>
        </table:table-row>
        <table:table-row table:style-name="ro1">
          <table:table-cell office:value-type="float" office:value="26446700" calcext:value-type="float">
            <text:p>26446700</text:p>
          </table:table-cell>
          <table:table-cell table:formula="of:=[.A1655]/1000/(60*60*24)" office:value-type="time" office:time-value="PT07H20M46.7S" calcext:value-type="time">
            <text:p>07:20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90.2" calcext:value-type="float">
            <text:p>890.2</text:p>
          </table:table-cell>
          <table:table-cell office:value-type="float" office:value="1073.66" calcext:value-type="float">
            <text:p>1073.66</text:p>
          </table:table-cell>
        </table:table-row>
        <table:table-row table:style-name="ro1">
          <table:table-cell office:value-type="float" office:value="26462700" calcext:value-type="float">
            <text:p>26462700</text:p>
          </table:table-cell>
          <table:table-cell table:formula="of:=[.A1656]/1000/(60*60*24)" office:value-type="time" office:time-value="PT07H21M02.7S" calcext:value-type="time">
            <text:p>07:21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90.69" calcext:value-type="float">
            <text:p>890.69</text:p>
          </table:table-cell>
          <table:table-cell office:value-type="float" office:value="1074.2" calcext:value-type="float">
            <text:p>1074.2</text:p>
          </table:table-cell>
        </table:table-row>
        <table:table-row table:style-name="ro1">
          <table:table-cell office:value-type="float" office:value="26478700" calcext:value-type="float">
            <text:p>26478700</text:p>
          </table:table-cell>
          <table:table-cell table:formula="of:=[.A1657]/1000/(60*60*24)" office:value-type="time" office:time-value="PT07H21M18.7S" calcext:value-type="time">
            <text:p>07:21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91.19" calcext:value-type="float">
            <text:p>891.19</text:p>
          </table:table-cell>
          <table:table-cell office:value-type="float" office:value="1074.75" calcext:value-type="float">
            <text:p>1074.75</text:p>
          </table:table-cell>
        </table:table-row>
        <table:table-row table:style-name="ro1">
          <table:table-cell office:value-type="float" office:value="26494700" calcext:value-type="float">
            <text:p>26494700</text:p>
          </table:table-cell>
          <table:table-cell table:formula="of:=[.A1658]/1000/(60*60*24)" office:value-type="time" office:time-value="PT07H21M34.7S" calcext:value-type="time">
            <text:p>07:21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91.69" calcext:value-type="float">
            <text:p>891.69</text:p>
          </table:table-cell>
          <table:table-cell office:value-type="float" office:value="1075.3" calcext:value-type="float">
            <text:p>1075.3</text:p>
          </table:table-cell>
        </table:table-row>
        <table:table-row table:style-name="ro1">
          <table:table-cell office:value-type="float" office:value="26510700" calcext:value-type="float">
            <text:p>26510700</text:p>
          </table:table-cell>
          <table:table-cell table:formula="of:=[.A1659]/1000/(60*60*24)" office:value-type="time" office:time-value="PT07H21M50.7S" calcext:value-type="time">
            <text:p>07:21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92.18" calcext:value-type="float">
            <text:p>892.18</text:p>
          </table:table-cell>
          <table:table-cell office:value-type="float" office:value="1075.85" calcext:value-type="float">
            <text:p>1075.85</text:p>
          </table:table-cell>
        </table:table-row>
        <table:table-row table:style-name="ro1">
          <table:table-cell office:value-type="float" office:value="26526700" calcext:value-type="float">
            <text:p>26526700</text:p>
          </table:table-cell>
          <table:table-cell table:formula="of:=[.A1660]/1000/(60*60*24)" office:value-type="time" office:time-value="PT07H22M06.7S" calcext:value-type="time">
            <text:p>07:22:07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892.68" calcext:value-type="float">
            <text:p>892.68</text:p>
          </table:table-cell>
          <table:table-cell office:value-type="float" office:value="1076.4" calcext:value-type="float">
            <text:p>1076.4</text:p>
          </table:table-cell>
        </table:table-row>
        <table:table-row table:style-name="ro1">
          <table:table-cell office:value-type="float" office:value="26542700" calcext:value-type="float">
            <text:p>26542700</text:p>
          </table:table-cell>
          <table:table-cell table:formula="of:=[.A1661]/1000/(60*60*24)" office:value-type="time" office:time-value="PT07H22M22.7S" calcext:value-type="time">
            <text:p>07:22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93.17" calcext:value-type="float">
            <text:p>893.17</text:p>
          </table:table-cell>
          <table:table-cell office:value-type="float" office:value="1076.95" calcext:value-type="float">
            <text:p>1076.95</text:p>
          </table:table-cell>
        </table:table-row>
        <table:table-row table:style-name="ro1">
          <table:table-cell office:value-type="float" office:value="26558700" calcext:value-type="float">
            <text:p>26558700</text:p>
          </table:table-cell>
          <table:table-cell table:formula="of:=[.A1662]/1000/(60*60*24)" office:value-type="time" office:time-value="PT07H22M38.7S" calcext:value-type="time">
            <text:p>07:22:39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3" calcext:value-type="float">
            <text:p>123.33</text:p>
          </table:table-cell>
          <table:table-cell office:value-type="float" office:value="893.67" calcext:value-type="float">
            <text:p>893.67</text:p>
          </table:table-cell>
          <table:table-cell office:value-type="float" office:value="1077.5" calcext:value-type="float">
            <text:p>1077.5</text:p>
          </table:table-cell>
        </table:table-row>
        <table:table-row table:style-name="ro1">
          <table:table-cell office:value-type="float" office:value="26574700" calcext:value-type="float">
            <text:p>26574700</text:p>
          </table:table-cell>
          <table:table-cell table:formula="of:=[.A1663]/1000/(60*60*24)" office:value-type="time" office:time-value="PT07H22M54.7S" calcext:value-type="time">
            <text:p>07:22:55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94.16" calcext:value-type="float">
            <text:p>894.16</text:p>
          </table:table-cell>
          <table:table-cell office:value-type="float" office:value="1078.04" calcext:value-type="float">
            <text:p>1078.04</text:p>
          </table:table-cell>
        </table:table-row>
        <table:table-row table:style-name="ro1">
          <table:table-cell office:value-type="float" office:value="26590700" calcext:value-type="float">
            <text:p>26590700</text:p>
          </table:table-cell>
          <table:table-cell table:formula="of:=[.A1664]/1000/(60*60*24)" office:value-type="time" office:time-value="PT07H23M10.7S" calcext:value-type="time">
            <text:p>07:23:11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94.66" calcext:value-type="float">
            <text:p>894.66</text:p>
          </table:table-cell>
          <table:table-cell office:value-type="float" office:value="1078.59" calcext:value-type="float">
            <text:p>1078.59</text:p>
          </table:table-cell>
        </table:table-row>
        <table:table-row table:style-name="ro1">
          <table:table-cell office:value-type="float" office:value="26606700" calcext:value-type="float">
            <text:p>26606700</text:p>
          </table:table-cell>
          <table:table-cell table:formula="of:=[.A1665]/1000/(60*60*24)" office:value-type="time" office:time-value="PT07H23M26.7S" calcext:value-type="time">
            <text:p>07:23:27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95.15" calcext:value-type="float">
            <text:p>895.15</text:p>
          </table:table-cell>
          <table:table-cell office:value-type="float" office:value="1079.13" calcext:value-type="float">
            <text:p>1079.13</text:p>
          </table:table-cell>
        </table:table-row>
        <table:table-row table:style-name="ro1">
          <table:table-cell office:value-type="float" office:value="26622700" calcext:value-type="float">
            <text:p>26622700</text:p>
          </table:table-cell>
          <table:table-cell table:formula="of:=[.A1666]/1000/(60*60*24)" office:value-type="time" office:time-value="PT07H23M42.7S" calcext:value-type="time">
            <text:p>07:23:43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95.65" calcext:value-type="float">
            <text:p>895.65</text:p>
          </table:table-cell>
          <table:table-cell office:value-type="float" office:value="1079.68" calcext:value-type="float">
            <text:p>1079.68</text:p>
          </table:table-cell>
        </table:table-row>
        <table:table-row table:style-name="ro1">
          <table:table-cell office:value-type="float" office:value="26638700" calcext:value-type="float">
            <text:p>26638700</text:p>
          </table:table-cell>
          <table:table-cell table:formula="of:=[.A1667]/1000/(60*60*24)" office:value-type="time" office:time-value="PT07H23M58.7S" calcext:value-type="time">
            <text:p>07:23:59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96.14" calcext:value-type="float">
            <text:p>896.14</text:p>
          </table:table-cell>
          <table:table-cell office:value-type="float" office:value="1080.22" calcext:value-type="float">
            <text:p>1080.22</text:p>
          </table:table-cell>
        </table:table-row>
        <table:table-row table:style-name="ro1">
          <table:table-cell office:value-type="float" office:value="26654700" calcext:value-type="float">
            <text:p>26654700</text:p>
          </table:table-cell>
          <table:table-cell table:formula="of:=[.A1668]/1000/(60*60*24)" office:value-type="time" office:time-value="PT07H24M14.7S" calcext:value-type="time">
            <text:p>07:24:15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96.63" calcext:value-type="float">
            <text:p>896.63</text:p>
          </table:table-cell>
          <table:table-cell office:value-type="float" office:value="1080.77" calcext:value-type="float">
            <text:p>1080.77</text:p>
          </table:table-cell>
        </table:table-row>
        <table:table-row table:style-name="ro1">
          <table:table-cell office:value-type="float" office:value="26670700" calcext:value-type="float">
            <text:p>26670700</text:p>
          </table:table-cell>
          <table:table-cell table:formula="of:=[.A1669]/1000/(60*60*24)" office:value-type="time" office:time-value="PT07H24M30.7S" calcext:value-type="time">
            <text:p>07:24:31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97.13" calcext:value-type="float">
            <text:p>897.13</text:p>
          </table:table-cell>
          <table:table-cell office:value-type="float" office:value="1081.31" calcext:value-type="float">
            <text:p>1081.31</text:p>
          </table:table-cell>
        </table:table-row>
        <table:table-row table:style-name="ro1">
          <table:table-cell office:value-type="float" office:value="26686700" calcext:value-type="float">
            <text:p>26686700</text:p>
          </table:table-cell>
          <table:table-cell table:formula="of:=[.A1670]/1000/(60*60*24)" office:value-type="time" office:time-value="PT07H24M46.7S" calcext:value-type="time">
            <text:p>07:24:47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97.62" calcext:value-type="float">
            <text:p>897.62</text:p>
          </table:table-cell>
          <table:table-cell office:value-type="float" office:value="1081.85" calcext:value-type="float">
            <text:p>1081.85</text:p>
          </table:table-cell>
        </table:table-row>
        <table:table-row table:style-name="ro1">
          <table:table-cell office:value-type="float" office:value="26702700" calcext:value-type="float">
            <text:p>26702700</text:p>
          </table:table-cell>
          <table:table-cell table:formula="of:=[.A1671]/1000/(60*60*24)" office:value-type="time" office:time-value="PT07H25M02.7S" calcext:value-type="time">
            <text:p>07:25:03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98.11" calcext:value-type="float">
            <text:p>898.11</text:p>
          </table:table-cell>
          <table:table-cell office:value-type="float" office:value="1082.39" calcext:value-type="float">
            <text:p>1082.39</text:p>
          </table:table-cell>
        </table:table-row>
        <table:table-row table:style-name="ro1">
          <table:table-cell office:value-type="float" office:value="26718700" calcext:value-type="float">
            <text:p>26718700</text:p>
          </table:table-cell>
          <table:table-cell table:formula="of:=[.A1672]/1000/(60*60*24)" office:value-type="time" office:time-value="PT07H25M18.7S" calcext:value-type="time">
            <text:p>07:25:19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98.61" calcext:value-type="float">
            <text:p>898.61</text:p>
          </table:table-cell>
          <table:table-cell office:value-type="float" office:value="1082.94" calcext:value-type="float">
            <text:p>1082.94</text:p>
          </table:table-cell>
        </table:table-row>
        <table:table-row table:style-name="ro1">
          <table:table-cell office:value-type="float" office:value="26734700" calcext:value-type="float">
            <text:p>26734700</text:p>
          </table:table-cell>
          <table:table-cell table:formula="of:=[.A1673]/1000/(60*60*24)" office:value-type="time" office:time-value="PT07H25M34.7S" calcext:value-type="time">
            <text:p>07:25:35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99.1" calcext:value-type="float">
            <text:p>899.1</text:p>
          </table:table-cell>
          <table:table-cell office:value-type="float" office:value="1083.48" calcext:value-type="float">
            <text:p>1083.48</text:p>
          </table:table-cell>
        </table:table-row>
        <table:table-row table:style-name="ro1">
          <table:table-cell office:value-type="float" office:value="26750700" calcext:value-type="float">
            <text:p>26750700</text:p>
          </table:table-cell>
          <table:table-cell table:formula="of:=[.A1674]/1000/(60*60*24)" office:value-type="time" office:time-value="PT07H25M50.7S" calcext:value-type="time">
            <text:p>07:25:51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99.59" calcext:value-type="float">
            <text:p>899.59</text:p>
          </table:table-cell>
          <table:table-cell office:value-type="float" office:value="1084.02" calcext:value-type="float">
            <text:p>1084.02</text:p>
          </table:table-cell>
        </table:table-row>
        <table:table-row table:style-name="ro1">
          <table:table-cell office:value-type="float" office:value="26766700" calcext:value-type="float">
            <text:p>26766700</text:p>
          </table:table-cell>
          <table:table-cell table:formula="of:=[.A1675]/1000/(60*60*24)" office:value-type="time" office:time-value="PT07H26M06.7S" calcext:value-type="time">
            <text:p>07:26:07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900.08" calcext:value-type="float">
            <text:p>900.08</text:p>
          </table:table-cell>
          <table:table-cell office:value-type="float" office:value="1084.56" calcext:value-type="float">
            <text:p>1084.56</text:p>
          </table:table-cell>
        </table:table-row>
        <table:table-row table:style-name="ro1">
          <table:table-cell office:value-type="float" office:value="26782700" calcext:value-type="float">
            <text:p>26782700</text:p>
          </table:table-cell>
          <table:table-cell table:formula="of:=[.A1676]/1000/(60*60*24)" office:value-type="time" office:time-value="PT07H26M22.7S" calcext:value-type="time">
            <text:p>07:26:23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900.57" calcext:value-type="float">
            <text:p>900.57</text:p>
          </table:table-cell>
          <table:table-cell office:value-type="float" office:value="1085.1" calcext:value-type="float">
            <text:p>1085.1</text:p>
          </table:table-cell>
        </table:table-row>
        <table:table-row table:style-name="ro1">
          <table:table-cell office:value-type="float" office:value="26798700" calcext:value-type="float">
            <text:p>26798700</text:p>
          </table:table-cell>
          <table:table-cell table:formula="of:=[.A1677]/1000/(60*60*24)" office:value-type="time" office:time-value="PT07H26M38.7S" calcext:value-type="time">
            <text:p>07:26:39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901.07" calcext:value-type="float">
            <text:p>901.07</text:p>
          </table:table-cell>
          <table:table-cell office:value-type="float" office:value="1085.64" calcext:value-type="float">
            <text:p>1085.64</text:p>
          </table:table-cell>
        </table:table-row>
        <table:table-row table:style-name="ro1">
          <table:table-cell office:value-type="float" office:value="26814700" calcext:value-type="float">
            <text:p>26814700</text:p>
          </table:table-cell>
          <table:table-cell table:formula="of:=[.A1678]/1000/(60*60*24)" office:value-type="time" office:time-value="PT07H26M54.7S" calcext:value-type="time">
            <text:p>07:26:55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901.56" calcext:value-type="float">
            <text:p>901.56</text:p>
          </table:table-cell>
          <table:table-cell office:value-type="float" office:value="1086.18" calcext:value-type="float">
            <text:p>1086.18</text:p>
          </table:table-cell>
        </table:table-row>
        <table:table-row table:style-name="ro1">
          <table:table-cell office:value-type="float" office:value="26830700" calcext:value-type="float">
            <text:p>26830700</text:p>
          </table:table-cell>
          <table:table-cell table:formula="of:=[.A1679]/1000/(60*60*24)" office:value-type="time" office:time-value="PT07H27M10.7S" calcext:value-type="time">
            <text:p>07:27:11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902.05" calcext:value-type="float">
            <text:p>902.05</text:p>
          </table:table-cell>
          <table:table-cell office:value-type="float" office:value="1086.71" calcext:value-type="float">
            <text:p>1086.71</text:p>
          </table:table-cell>
        </table:table-row>
        <table:table-row table:style-name="ro1">
          <table:table-cell office:value-type="float" office:value="26846700" calcext:value-type="float">
            <text:p>26846700</text:p>
          </table:table-cell>
          <table:table-cell table:formula="of:=[.A1680]/1000/(60*60*24)" office:value-type="time" office:time-value="PT07H27M26.7S" calcext:value-type="time">
            <text:p>07:27:27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902.54" calcext:value-type="float">
            <text:p>902.54</text:p>
          </table:table-cell>
          <table:table-cell office:value-type="float" office:value="1087.25" calcext:value-type="float">
            <text:p>1087.25</text:p>
          </table:table-cell>
        </table:table-row>
        <table:table-row table:style-name="ro1">
          <table:table-cell office:value-type="float" office:value="26862700" calcext:value-type="float">
            <text:p>26862700</text:p>
          </table:table-cell>
          <table:table-cell table:formula="of:=[.A1681]/1000/(60*60*24)" office:value-type="time" office:time-value="PT07H27M42.7S" calcext:value-type="time">
            <text:p>07:27:43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903.03" calcext:value-type="float">
            <text:p>903.03</text:p>
          </table:table-cell>
          <table:table-cell office:value-type="float" office:value="1087.79" calcext:value-type="float">
            <text:p>1087.79</text:p>
          </table:table-cell>
        </table:table-row>
        <table:table-row table:style-name="ro1">
          <table:table-cell office:value-type="float" office:value="26878700" calcext:value-type="float">
            <text:p>26878700</text:p>
          </table:table-cell>
          <table:table-cell table:formula="of:=[.A1682]/1000/(60*60*24)" office:value-type="time" office:time-value="PT07H27M58.7S" calcext:value-type="time">
            <text:p>07:27:59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903.52" calcext:value-type="float">
            <text:p>903.52</text:p>
          </table:table-cell>
          <table:table-cell office:value-type="float" office:value="1088.32" calcext:value-type="float">
            <text:p>1088.32</text:p>
          </table:table-cell>
        </table:table-row>
        <table:table-row table:style-name="ro1">
          <table:table-cell office:value-type="float" office:value="26894700" calcext:value-type="float">
            <text:p>26894700</text:p>
          </table:table-cell>
          <table:table-cell table:formula="of:=[.A1683]/1000/(60*60*24)" office:value-type="time" office:time-value="PT07H28M14.7S" calcext:value-type="time">
            <text:p>07:28:15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904.01" calcext:value-type="float">
            <text:p>904.01</text:p>
          </table:table-cell>
          <table:table-cell office:value-type="float" office:value="1088.86" calcext:value-type="float">
            <text:p>1088.86</text:p>
          </table:table-cell>
        </table:table-row>
        <table:table-row table:style-name="ro1">
          <table:table-cell office:value-type="float" office:value="26910700" calcext:value-type="float">
            <text:p>26910700</text:p>
          </table:table-cell>
          <table:table-cell table:formula="of:=[.A1684]/1000/(60*60*24)" office:value-type="time" office:time-value="PT07H28M30.7S" calcext:value-type="time">
            <text:p>07:28:31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904.5" calcext:value-type="float">
            <text:p>904.5</text:p>
          </table:table-cell>
          <table:table-cell office:value-type="float" office:value="1089.39" calcext:value-type="float">
            <text:p>1089.39</text:p>
          </table:table-cell>
        </table:table-row>
        <table:table-row table:style-name="ro1">
          <table:table-cell office:value-type="float" office:value="26926700" calcext:value-type="float">
            <text:p>26926700</text:p>
          </table:table-cell>
          <table:table-cell table:formula="of:=[.A1685]/1000/(60*60*24)" office:value-type="time" office:time-value="PT07H28M46.7S" calcext:value-type="time">
            <text:p>07:28:47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904.99" calcext:value-type="float">
            <text:p>904.99</text:p>
          </table:table-cell>
          <table:table-cell office:value-type="float" office:value="1089.93" calcext:value-type="float">
            <text:p>1089.93</text:p>
          </table:table-cell>
        </table:table-row>
        <table:table-row table:style-name="ro1">
          <table:table-cell office:value-type="float" office:value="26942700" calcext:value-type="float">
            <text:p>26942700</text:p>
          </table:table-cell>
          <table:table-cell table:formula="of:=[.A1686]/1000/(60*60*24)" office:value-type="time" office:time-value="PT07H29M02.7S" calcext:value-type="time">
            <text:p>07:29:03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905.48" calcext:value-type="float">
            <text:p>905.48</text:p>
          </table:table-cell>
          <table:table-cell office:value-type="float" office:value="1090.46" calcext:value-type="float">
            <text:p>1090.46</text:p>
          </table:table-cell>
        </table:table-row>
        <table:table-row table:style-name="ro1">
          <table:table-cell office:value-type="float" office:value="26958700" calcext:value-type="float">
            <text:p>26958700</text:p>
          </table:table-cell>
          <table:table-cell table:formula="of:=[.A1687]/1000/(60*60*24)" office:value-type="time" office:time-value="PT07H29M18.7S" calcext:value-type="time">
            <text:p>07:29:19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905.96" calcext:value-type="float">
            <text:p>905.96</text:p>
          </table:table-cell>
          <table:table-cell office:value-type="float" office:value="1090.99" calcext:value-type="float">
            <text:p>1090.99</text:p>
          </table:table-cell>
        </table:table-row>
        <table:table-row table:style-name="ro1">
          <table:table-cell office:value-type="float" office:value="26974700" calcext:value-type="float">
            <text:p>26974700</text:p>
          </table:table-cell>
          <table:table-cell table:formula="of:=[.A1688]/1000/(60*60*24)" office:value-type="time" office:time-value="PT07H29M34.7S" calcext:value-type="time">
            <text:p>07:29:35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35" calcext:value-type="float">
            <text:p>119.35</text:p>
          </table:table-cell>
          <table:table-cell office:value-type="float" office:value="906.45" calcext:value-type="float">
            <text:p>906.45</text:p>
          </table:table-cell>
          <table:table-cell office:value-type="float" office:value="1091.53" calcext:value-type="float">
            <text:p>1091.53</text:p>
          </table:table-cell>
        </table:table-row>
        <table:table-row table:style-name="ro1">
          <table:table-cell office:value-type="float" office:value="26990700" calcext:value-type="float">
            <text:p>26990700</text:p>
          </table:table-cell>
          <table:table-cell table:formula="of:=[.A1689]/1000/(60*60*24)" office:value-type="time" office:time-value="PT07H29M50.7S" calcext:value-type="time">
            <text:p>07:29:51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35" calcext:value-type="float">
            <text:p>119.35</text:p>
          </table:table-cell>
          <table:table-cell office:value-type="float" office:value="906.94" calcext:value-type="float">
            <text:p>906.94</text:p>
          </table:table-cell>
          <table:table-cell office:value-type="float" office:value="1092.06" calcext:value-type="float">
            <text:p>1092.06</text:p>
          </table:table-cell>
        </table:table-row>
        <table:table-row table:style-name="ro1">
          <table:table-cell office:value-type="float" office:value="27006700" calcext:value-type="float">
            <text:p>27006700</text:p>
          </table:table-cell>
          <table:table-cell table:formula="of:=[.A1690]/1000/(60*60*24)" office:value-type="time" office:time-value="PT07H30M06.7S" calcext:value-type="time">
            <text:p>07:30:07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907.43" calcext:value-type="float">
            <text:p>907.43</text:p>
          </table:table-cell>
          <table:table-cell office:value-type="float" office:value="1092.59" calcext:value-type="float">
            <text:p>1092.59</text:p>
          </table:table-cell>
        </table:table-row>
        <table:table-row table:style-name="ro1">
          <table:table-cell office:value-type="float" office:value="27022700" calcext:value-type="float">
            <text:p>27022700</text:p>
          </table:table-cell>
          <table:table-cell table:formula="of:=[.A1691]/1000/(60*60*24)" office:value-type="time" office:time-value="PT07H30M22.7S" calcext:value-type="time">
            <text:p>07:30:23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907.92" calcext:value-type="float">
            <text:p>907.92</text:p>
          </table:table-cell>
          <table:table-cell office:value-type="float" office:value="1093.12" calcext:value-type="float">
            <text:p>1093.12</text:p>
          </table:table-cell>
        </table:table-row>
        <table:table-row table:style-name="ro1">
          <table:table-cell office:value-type="float" office:value="27038700" calcext:value-type="float">
            <text:p>27038700</text:p>
          </table:table-cell>
          <table:table-cell table:formula="of:=[.A1692]/1000/(60*60*24)" office:value-type="time" office:time-value="PT07H30M38.7S" calcext:value-type="time">
            <text:p>07:30:39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908.4" calcext:value-type="float">
            <text:p>908.4</text:p>
          </table:table-cell>
          <table:table-cell office:value-type="float" office:value="1093.65" calcext:value-type="float">
            <text:p>1093.65</text:p>
          </table:table-cell>
        </table:table-row>
        <table:table-row table:style-name="ro1">
          <table:table-cell office:value-type="float" office:value="27054700" calcext:value-type="float">
            <text:p>27054700</text:p>
          </table:table-cell>
          <table:table-cell table:formula="of:=[.A1693]/1000/(60*60*24)" office:value-type="time" office:time-value="PT07H30M54.7S" calcext:value-type="time">
            <text:p>07:30:55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908.89" calcext:value-type="float">
            <text:p>908.89</text:p>
          </table:table-cell>
          <table:table-cell office:value-type="float" office:value="1094.17" calcext:value-type="float">
            <text:p>1094.17</text:p>
          </table:table-cell>
        </table:table-row>
        <table:table-row table:style-name="ro1">
          <table:table-cell office:value-type="float" office:value="27070698" calcext:value-type="float">
            <text:p>27070698</text:p>
          </table:table-cell>
          <table:table-cell table:formula="of:=[.A1694]/1000/(60*60*24)" office:value-type="time" office:time-value="PT07H31M10.698S" calcext:value-type="time">
            <text:p>07:31:11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909.38" calcext:value-type="float">
            <text:p>909.38</text:p>
          </table:table-cell>
          <table:table-cell office:value-type="float" office:value="1094.7" calcext:value-type="float">
            <text:p>1094.7</text:p>
          </table:table-cell>
        </table:table-row>
        <table:table-row table:style-name="ro1">
          <table:table-cell office:value-type="float" office:value="27086700" calcext:value-type="float">
            <text:p>27086700</text:p>
          </table:table-cell>
          <table:table-cell table:formula="of:=[.A1695]/1000/(60*60*24)" office:value-type="time" office:time-value="PT07H31M26.7S" calcext:value-type="time">
            <text:p>07:31:27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909.86" calcext:value-type="float">
            <text:p>909.86</text:p>
          </table:table-cell>
          <table:table-cell office:value-type="float" office:value="1095.23" calcext:value-type="float">
            <text:p>1095.23</text:p>
          </table:table-cell>
        </table:table-row>
        <table:table-row table:style-name="ro1">
          <table:table-cell office:value-type="float" office:value="27102700" calcext:value-type="float">
            <text:p>27102700</text:p>
          </table:table-cell>
          <table:table-cell table:formula="of:=[.A1696]/1000/(60*60*24)" office:value-type="time" office:time-value="PT07H31M42.7S" calcext:value-type="time">
            <text:p>07:31:43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910.35" calcext:value-type="float">
            <text:p>910.35</text:p>
          </table:table-cell>
          <table:table-cell office:value-type="float" office:value="1095.76" calcext:value-type="float">
            <text:p>1095.76</text:p>
          </table:table-cell>
        </table:table-row>
        <table:table-row table:style-name="ro1">
          <table:table-cell office:value-type="float" office:value="27118700" calcext:value-type="float">
            <text:p>27118700</text:p>
          </table:table-cell>
          <table:table-cell table:formula="of:=[.A1697]/1000/(60*60*24)" office:value-type="time" office:time-value="PT07H31M58.7S" calcext:value-type="time">
            <text:p>07:31:59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910.83" calcext:value-type="float">
            <text:p>910.83</text:p>
          </table:table-cell>
          <table:table-cell office:value-type="float" office:value="1096.28" calcext:value-type="float">
            <text:p>1096.28</text:p>
          </table:table-cell>
        </table:table-row>
        <table:table-row table:style-name="ro1">
          <table:table-cell office:value-type="float" office:value="27134700" calcext:value-type="float">
            <text:p>27134700</text:p>
          </table:table-cell>
          <table:table-cell table:formula="of:=[.A1698]/1000/(60*60*24)" office:value-type="time" office:time-value="PT07H32M14.7S" calcext:value-type="time">
            <text:p>07:32:15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911.32" calcext:value-type="float">
            <text:p>911.32</text:p>
          </table:table-cell>
          <table:table-cell office:value-type="float" office:value="1096.81" calcext:value-type="float">
            <text:p>1096.81</text:p>
          </table:table-cell>
        </table:table-row>
        <table:table-row table:style-name="ro1">
          <table:table-cell office:value-type="float" office:value="27150700" calcext:value-type="float">
            <text:p>27150700</text:p>
          </table:table-cell>
          <table:table-cell table:formula="of:=[.A1699]/1000/(60*60*24)" office:value-type="time" office:time-value="PT07H32M30.7S" calcext:value-type="time">
            <text:p>07:32:31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7.6" calcext:value-type="float">
            <text:p>117.6</text:p>
          </table:table-cell>
          <table:table-cell office:value-type="float" office:value="911.8" calcext:value-type="float">
            <text:p>911.8</text:p>
          </table:table-cell>
          <table:table-cell office:value-type="float" office:value="1097.33" calcext:value-type="float">
            <text:p>1097.33</text:p>
          </table:table-cell>
        </table:table-row>
        <table:table-row table:style-name="ro1">
          <table:table-cell office:value-type="float" office:value="27166700" calcext:value-type="float">
            <text:p>27166700</text:p>
          </table:table-cell>
          <table:table-cell table:formula="of:=[.A1700]/1000/(60*60*24)" office:value-type="time" office:time-value="PT07H32M46.7S" calcext:value-type="time">
            <text:p>07:32:47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912.29" calcext:value-type="float">
            <text:p>912.29</text:p>
          </table:table-cell>
          <table:table-cell office:value-type="float" office:value="1097.85" calcext:value-type="float">
            <text:p>1097.85</text:p>
          </table:table-cell>
        </table:table-row>
        <table:table-row table:style-name="ro1">
          <table:table-cell office:value-type="float" office:value="27182700" calcext:value-type="float">
            <text:p>27182700</text:p>
          </table:table-cell>
          <table:table-cell table:formula="of:=[.A1701]/1000/(60*60*24)" office:value-type="time" office:time-value="PT07H33M02.7S" calcext:value-type="time">
            <text:p>07:33:03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912.77" calcext:value-type="float">
            <text:p>912.77</text:p>
          </table:table-cell>
          <table:table-cell office:value-type="float" office:value="1098.38" calcext:value-type="float">
            <text:p>1098.38</text:p>
          </table:table-cell>
        </table:table-row>
        <table:table-row table:style-name="ro1">
          <table:table-cell office:value-type="float" office:value="27198700" calcext:value-type="float">
            <text:p>27198700</text:p>
          </table:table-cell>
          <table:table-cell table:formula="of:=[.A1702]/1000/(60*60*24)" office:value-type="time" office:time-value="PT07H33M18.7S" calcext:value-type="time">
            <text:p>07:33:19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913.25" calcext:value-type="float">
            <text:p>913.25</text:p>
          </table:table-cell>
          <table:table-cell office:value-type="float" office:value="1098.9" calcext:value-type="float">
            <text:p>1098.9</text:p>
          </table:table-cell>
        </table:table-row>
        <table:table-row table:style-name="ro1">
          <table:table-cell office:value-type="float" office:value="27214700" calcext:value-type="float">
            <text:p>27214700</text:p>
          </table:table-cell>
          <table:table-cell table:formula="of:=[.A1703]/1000/(60*60*24)" office:value-type="time" office:time-value="PT07H33M34.7S" calcext:value-type="time">
            <text:p>07:33:35</text:p>
          </table:table-cell>
          <table:table-cell office:value-type="float" office:value="1.07" calcext:value-type="float">
            <text:p>1.07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73" calcext:value-type="float">
            <text:p>116.73</text:p>
          </table:table-cell>
          <table:table-cell office:value-type="float" office:value="913.74" calcext:value-type="float">
            <text:p>913.74</text:p>
          </table:table-cell>
          <table:table-cell office:value-type="float" office:value="1099.42" calcext:value-type="float">
            <text:p>1099.42</text:p>
          </table:table-cell>
        </table:table-row>
        <table:table-row table:style-name="ro1">
          <table:table-cell office:value-type="float" office:value="27230700" calcext:value-type="float">
            <text:p>27230700</text:p>
          </table:table-cell>
          <table:table-cell table:formula="of:=[.A1704]/1000/(60*60*24)" office:value-type="time" office:time-value="PT07H33M50.7S" calcext:value-type="time">
            <text:p>07:33:51</text:p>
          </table:table-cell>
          <table:table-cell office:value-type="float" office:value="1.08" calcext:value-type="float">
            <text:p>1.08</text:p>
          </table:table-cell>
          <table:table-cell office:value-type="float" office:value="108.5" calcext:value-type="float">
            <text:p>108.5</text:p>
          </table:table-cell>
          <table:table-cell office:value-type="float" office:value="117.06" calcext:value-type="float">
            <text:p>117.06</text:p>
          </table:table-cell>
          <table:table-cell office:value-type="float" office:value="914.22" calcext:value-type="float">
            <text:p>914.22</text:p>
          </table:table-cell>
          <table:table-cell office:value-type="float" office:value="1099.94" calcext:value-type="float">
            <text:p>1099.94</text:p>
          </table:table-cell>
        </table:table-row>
        <table:table-row table:style-name="ro1">
          <table:table-cell office:value-type="float" office:value="27246700" calcext:value-type="float">
            <text:p>27246700</text:p>
          </table:table-cell>
          <table:table-cell table:formula="of:=[.A1705]/1000/(60*60*24)" office:value-type="time" office:time-value="PT07H34M06.7S" calcext:value-type="time">
            <text:p>07:34:07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914.7" calcext:value-type="float">
            <text:p>914.7</text:p>
          </table:table-cell>
          <table:table-cell office:value-type="float" office:value="1100.46" calcext:value-type="float">
            <text:p>1100.46</text:p>
          </table:table-cell>
        </table:table-row>
        <table:table-row table:style-name="ro1">
          <table:table-cell office:value-type="float" office:value="27262700" calcext:value-type="float">
            <text:p>27262700</text:p>
          </table:table-cell>
          <table:table-cell table:formula="of:=[.A1706]/1000/(60*60*24)" office:value-type="time" office:time-value="PT07H34M22.7S" calcext:value-type="time">
            <text:p>07:34:23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915.18" calcext:value-type="float">
            <text:p>915.18</text:p>
          </table:table-cell>
          <table:table-cell office:value-type="float" office:value="1100.97" calcext:value-type="float">
            <text:p>1100.97</text:p>
          </table:table-cell>
        </table:table-row>
        <table:table-row table:style-name="ro1">
          <table:table-cell office:value-type="float" office:value="27278700" calcext:value-type="float">
            <text:p>27278700</text:p>
          </table:table-cell>
          <table:table-cell table:formula="of:=[.A1707]/1000/(60*60*24)" office:value-type="time" office:time-value="PT07H34M38.7S" calcext:value-type="time">
            <text:p>07:34:39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915.66" calcext:value-type="float">
            <text:p>915.66</text:p>
          </table:table-cell>
          <table:table-cell office:value-type="float" office:value="1101.49" calcext:value-type="float">
            <text:p>1101.49</text:p>
          </table:table-cell>
        </table:table-row>
        <table:table-row table:style-name="ro1">
          <table:table-cell office:value-type="float" office:value="27294700" calcext:value-type="float">
            <text:p>27294700</text:p>
          </table:table-cell>
          <table:table-cell table:formula="of:=[.A1708]/1000/(60*60*24)" office:value-type="time" office:time-value="PT07H34M54.7S" calcext:value-type="time">
            <text:p>07:34:55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916.14" calcext:value-type="float">
            <text:p>916.14</text:p>
          </table:table-cell>
          <table:table-cell office:value-type="float" office:value="1102.01" calcext:value-type="float">
            <text:p>1102.01</text:p>
          </table:table-cell>
        </table:table-row>
        <table:table-row table:style-name="ro1">
          <table:table-cell office:value-type="float" office:value="27310700" calcext:value-type="float">
            <text:p>27310700</text:p>
          </table:table-cell>
          <table:table-cell table:formula="of:=[.A1709]/1000/(60*60*24)" office:value-type="time" office:time-value="PT07H35M10.7S" calcext:value-type="time">
            <text:p>07:35:11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916.62" calcext:value-type="float">
            <text:p>916.62</text:p>
          </table:table-cell>
          <table:table-cell office:value-type="float" office:value="1102.52" calcext:value-type="float">
            <text:p>1102.52</text:p>
          </table:table-cell>
        </table:table-row>
        <table:table-row table:style-name="ro1">
          <table:table-cell office:value-type="float" office:value="27326700" calcext:value-type="float">
            <text:p>27326700</text:p>
          </table:table-cell>
          <table:table-cell table:formula="of:=[.A1710]/1000/(60*60*24)" office:value-type="time" office:time-value="PT07H35M26.7S" calcext:value-type="time">
            <text:p>07:35:27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917.1" calcext:value-type="float">
            <text:p>917.1</text:p>
          </table:table-cell>
          <table:table-cell office:value-type="float" office:value="1103.03" calcext:value-type="float">
            <text:p>1103.03</text:p>
          </table:table-cell>
        </table:table-row>
        <table:table-row table:style-name="ro1">
          <table:table-cell office:value-type="float" office:value="27342700" calcext:value-type="float">
            <text:p>27342700</text:p>
          </table:table-cell>
          <table:table-cell table:formula="of:=[.A1711]/1000/(60*60*24)" office:value-type="time" office:time-value="PT07H35M42.7S" calcext:value-type="time">
            <text:p>07:35:43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917.58" calcext:value-type="float">
            <text:p>917.58</text:p>
          </table:table-cell>
          <table:table-cell office:value-type="float" office:value="1103.55" calcext:value-type="float">
            <text:p>1103.55</text:p>
          </table:table-cell>
        </table:table-row>
        <table:table-row table:style-name="ro1">
          <table:table-cell office:value-type="float" office:value="27358700" calcext:value-type="float">
            <text:p>27358700</text:p>
          </table:table-cell>
          <table:table-cell table:formula="of:=[.A1712]/1000/(60*60*24)" office:value-type="time" office:time-value="PT07H35M58.7S" calcext:value-type="time">
            <text:p>07:35:59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918.06" calcext:value-type="float">
            <text:p>918.06</text:p>
          </table:table-cell>
          <table:table-cell office:value-type="float" office:value="1104.06" calcext:value-type="float">
            <text:p>1104.06</text:p>
          </table:table-cell>
        </table:table-row>
        <table:table-row table:style-name="ro1">
          <table:table-cell office:value-type="float" office:value="27374700" calcext:value-type="float">
            <text:p>27374700</text:p>
          </table:table-cell>
          <table:table-cell table:formula="of:=[.A1713]/1000/(60*60*24)" office:value-type="time" office:time-value="PT07H36M14.7S" calcext:value-type="time">
            <text:p>07:36:15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918.54" calcext:value-type="float">
            <text:p>918.54</text:p>
          </table:table-cell>
          <table:table-cell office:value-type="float" office:value="1104.57" calcext:value-type="float">
            <text:p>1104.57</text:p>
          </table:table-cell>
        </table:table-row>
        <table:table-row table:style-name="ro1">
          <table:table-cell office:value-type="float" office:value="27390700" calcext:value-type="float">
            <text:p>27390700</text:p>
          </table:table-cell>
          <table:table-cell table:formula="of:=[.A1714]/1000/(60*60*24)" office:value-type="time" office:time-value="PT07H36M30.7S" calcext:value-type="time">
            <text:p>07:36:31</text:p>
          </table:table-cell>
          <table:table-cell office:value-type="float" office:value="1.06" calcext:value-type="float">
            <text:p>1.06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14" calcext:value-type="float">
            <text:p>114.14</text:p>
          </table:table-cell>
          <table:table-cell office:value-type="float" office:value="919.02" calcext:value-type="float">
            <text:p>919.02</text:p>
          </table:table-cell>
          <table:table-cell office:value-type="float" office:value="1105.08" calcext:value-type="float">
            <text:p>1105.08</text:p>
          </table:table-cell>
        </table:table-row>
        <table:table-row table:style-name="ro1">
          <table:table-cell office:value-type="float" office:value="27406700" calcext:value-type="float">
            <text:p>27406700</text:p>
          </table:table-cell>
          <table:table-cell table:formula="of:=[.A1715]/1000/(60*60*24)" office:value-type="time" office:time-value="PT07H36M46.7S" calcext:value-type="time">
            <text:p>07:36:47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919.49" calcext:value-type="float">
            <text:p>919.49</text:p>
          </table:table-cell>
          <table:table-cell office:value-type="float" office:value="1105.58" calcext:value-type="float">
            <text:p>1105.58</text:p>
          </table:table-cell>
        </table:table-row>
        <table:table-row table:style-name="ro1">
          <table:table-cell office:value-type="float" office:value="27422700" calcext:value-type="float">
            <text:p>27422700</text:p>
          </table:table-cell>
          <table:table-cell table:formula="of:=[.A1716]/1000/(60*60*24)" office:value-type="time" office:time-value="PT07H37M02.7S" calcext:value-type="time">
            <text:p>07:37:03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919.97" calcext:value-type="float">
            <text:p>919.97</text:p>
          </table:table-cell>
          <table:table-cell office:value-type="float" office:value="1106.09" calcext:value-type="float">
            <text:p>1106.09</text:p>
          </table:table-cell>
        </table:table-row>
        <table:table-row table:style-name="ro1">
          <table:table-cell office:value-type="float" office:value="27438700" calcext:value-type="float">
            <text:p>27438700</text:p>
          </table:table-cell>
          <table:table-cell table:formula="of:=[.A1717]/1000/(60*60*24)" office:value-type="time" office:time-value="PT07H37M18.7S" calcext:value-type="time">
            <text:p>07:37:19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71" calcext:value-type="float">
            <text:p>113.71</text:p>
          </table:table-cell>
          <table:table-cell office:value-type="float" office:value="920.45" calcext:value-type="float">
            <text:p>920.45</text:p>
          </table:table-cell>
          <table:table-cell office:value-type="float" office:value="1106.59" calcext:value-type="float">
            <text:p>1106.59</text:p>
          </table:table-cell>
        </table:table-row>
        <table:table-row table:style-name="ro1">
          <table:table-cell office:value-type="float" office:value="27454700" calcext:value-type="float">
            <text:p>27454700</text:p>
          </table:table-cell>
          <table:table-cell table:formula="of:=[.A1718]/1000/(60*60*24)" office:value-type="time" office:time-value="PT07H37M34.7S" calcext:value-type="time">
            <text:p>07:37:35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920.92" calcext:value-type="float">
            <text:p>920.92</text:p>
          </table:table-cell>
          <table:table-cell office:value-type="float" office:value="1107.1" calcext:value-type="float">
            <text:p>1107.1</text:p>
          </table:table-cell>
        </table:table-row>
        <table:table-row table:style-name="ro1">
          <table:table-cell office:value-type="float" office:value="27470700" calcext:value-type="float">
            <text:p>27470700</text:p>
          </table:table-cell>
          <table:table-cell table:formula="of:=[.A1719]/1000/(60*60*24)" office:value-type="time" office:time-value="PT07H37M50.7S" calcext:value-type="time">
            <text:p>07:37:51</text:p>
          </table:table-cell>
          <table:table-cell office:value-type="float" office:value="1.05" calcext:value-type="float">
            <text:p>1.05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53" calcext:value-type="float">
            <text:p>112.53</text:p>
          </table:table-cell>
          <table:table-cell office:value-type="float" office:value="921.4" calcext:value-type="float">
            <text:p>921.4</text:p>
          </table:table-cell>
          <table:table-cell office:value-type="float" office:value="1107.6" calcext:value-type="float">
            <text:p>1107.6</text:p>
          </table:table-cell>
        </table:table-row>
        <table:table-row table:style-name="ro1">
          <table:table-cell office:value-type="float" office:value="27486700" calcext:value-type="float">
            <text:p>27486700</text:p>
          </table:table-cell>
          <table:table-cell table:formula="of:=[.A1720]/1000/(60*60*24)" office:value-type="time" office:time-value="PT07H38M06.7S" calcext:value-type="time">
            <text:p>07:38:07</text:p>
          </table:table-cell>
          <table:table-cell office:value-type="float" office:value="1.06" calcext:value-type="float">
            <text:p>1.06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85" calcext:value-type="float">
            <text:p>112.85</text:p>
          </table:table-cell>
          <table:table-cell office:value-type="float" office:value="921.87" calcext:value-type="float">
            <text:p>921.87</text:p>
          </table:table-cell>
          <table:table-cell office:value-type="float" office:value="1108.1" calcext:value-type="float">
            <text:p>1108.1</text:p>
          </table:table-cell>
        </table:table-row>
        <table:table-row table:style-name="ro1">
          <table:table-cell office:value-type="float" office:value="27502700" calcext:value-type="float">
            <text:p>27502700</text:p>
          </table:table-cell>
          <table:table-cell table:formula="of:=[.A1721]/1000/(60*60*24)" office:value-type="time" office:time-value="PT07H38M22.7S" calcext:value-type="time">
            <text:p>07:38:23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22.34" calcext:value-type="float">
            <text:p>922.34</text:p>
          </table:table-cell>
          <table:table-cell office:value-type="float" office:value="1108.6" calcext:value-type="float">
            <text:p>1108.6</text:p>
          </table:table-cell>
        </table:table-row>
        <table:table-row table:style-name="ro1">
          <table:table-cell office:value-type="float" office:value="27518700" calcext:value-type="float">
            <text:p>27518700</text:p>
          </table:table-cell>
          <table:table-cell table:formula="of:=[.A1722]/1000/(60*60*24)" office:value-type="time" office:time-value="PT07H38M38.7S" calcext:value-type="time">
            <text:p>07:38:39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922.82" calcext:value-type="float">
            <text:p>922.82</text:p>
          </table:table-cell>
          <table:table-cell office:value-type="float" office:value="1109.1" calcext:value-type="float">
            <text:p>1109.1</text:p>
          </table:table-cell>
        </table:table-row>
        <table:table-row table:style-name="ro1">
          <table:table-cell office:value-type="float" office:value="27534700" calcext:value-type="float">
            <text:p>27534700</text:p>
          </table:table-cell>
          <table:table-cell table:formula="of:=[.A1723]/1000/(60*60*24)" office:value-type="time" office:time-value="PT07H38M54.7S" calcext:value-type="time">
            <text:p>07:38:55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923.29" calcext:value-type="float">
            <text:p>923.29</text:p>
          </table:table-cell>
          <table:table-cell office:value-type="float" office:value="1109.6" calcext:value-type="float">
            <text:p>1109.6</text:p>
          </table:table-cell>
        </table:table-row>
        <table:table-row table:style-name="ro1">
          <table:table-cell office:value-type="float" office:value="27550700" calcext:value-type="float">
            <text:p>27550700</text:p>
          </table:table-cell>
          <table:table-cell table:formula="of:=[.A1724]/1000/(60*60*24)" office:value-type="time" office:time-value="PT07H39M10.7S" calcext:value-type="time">
            <text:p>07:39:11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923.76" calcext:value-type="float">
            <text:p>923.76</text:p>
          </table:table-cell>
          <table:table-cell office:value-type="float" office:value="1110.09" calcext:value-type="float">
            <text:p>1110.09</text:p>
          </table:table-cell>
        </table:table-row>
        <table:table-row table:style-name="ro1">
          <table:table-cell office:value-type="float" office:value="27566700" calcext:value-type="float">
            <text:p>27566700</text:p>
          </table:table-cell>
          <table:table-cell table:formula="of:=[.A1725]/1000/(60*60*24)" office:value-type="time" office:time-value="PT07H39M26.7S" calcext:value-type="time">
            <text:p>07:39:27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924.23" calcext:value-type="float">
            <text:p>924.23</text:p>
          </table:table-cell>
          <table:table-cell office:value-type="float" office:value="1110.58" calcext:value-type="float">
            <text:p>1110.58</text:p>
          </table:table-cell>
        </table:table-row>
        <table:table-row table:style-name="ro1">
          <table:table-cell office:value-type="float" office:value="27582700" calcext:value-type="float">
            <text:p>27582700</text:p>
          </table:table-cell>
          <table:table-cell table:formula="of:=[.A1726]/1000/(60*60*24)" office:value-type="time" office:time-value="PT07H39M42.7S" calcext:value-type="time">
            <text:p>07:39:43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924.7" calcext:value-type="float">
            <text:p>924.7</text:p>
          </table:table-cell>
          <table:table-cell office:value-type="float" office:value="1111.07" calcext:value-type="float">
            <text:p>1111.07</text:p>
          </table:table-cell>
        </table:table-row>
        <table:table-row table:style-name="ro1">
          <table:table-cell office:value-type="float" office:value="27598700" calcext:value-type="float">
            <text:p>27598700</text:p>
          </table:table-cell>
          <table:table-cell table:formula="of:=[.A1727]/1000/(60*60*24)" office:value-type="time" office:time-value="PT07H39M58.7S" calcext:value-type="time">
            <text:p>07:39:59</text:p>
          </table:table-cell>
          <table:table-cell office:value-type="float" office:value="1.04" calcext:value-type="float">
            <text:p>1.04</text:p>
          </table:table-cell>
          <table:table-cell office:value-type="float" office:value="105.4" calcext:value-type="float">
            <text:p>105.4</text:p>
          </table:table-cell>
          <table:table-cell office:value-type="float" office:value="109.88" calcext:value-type="float">
            <text:p>109.88</text:p>
          </table:table-cell>
          <table:table-cell office:value-type="float" office:value="925.17" calcext:value-type="float">
            <text:p>925.17</text:p>
          </table:table-cell>
          <table:table-cell office:value-type="float" office:value="1111.56" calcext:value-type="float">
            <text:p>1111.56</text:p>
          </table:table-cell>
        </table:table-row>
        <table:table-row table:style-name="ro1">
          <table:table-cell office:value-type="float" office:value="27614700" calcext:value-type="float">
            <text:p>27614700</text:p>
          </table:table-cell>
          <table:table-cell table:formula="of:=[.A1728]/1000/(60*60*24)" office:value-type="time" office:time-value="PT07H40M14.7S" calcext:value-type="time">
            <text:p>07:40:15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25.64" calcext:value-type="float">
            <text:p>925.64</text:p>
          </table:table-cell>
          <table:table-cell office:value-type="float" office:value="1112.05" calcext:value-type="float">
            <text:p>1112.05</text:p>
          </table:table-cell>
        </table:table-row>
        <table:table-row table:style-name="ro1">
          <table:table-cell office:value-type="float" office:value="27630700" calcext:value-type="float">
            <text:p>27630700</text:p>
          </table:table-cell>
          <table:table-cell table:formula="of:=[.A1729]/1000/(60*60*24)" office:value-type="time" office:time-value="PT07H40M30.7S" calcext:value-type="time">
            <text:p>07:40:31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26.1" calcext:value-type="float">
            <text:p>926.1</text:p>
          </table:table-cell>
          <table:table-cell office:value-type="float" office:value="1112.54" calcext:value-type="float">
            <text:p>1112.54</text:p>
          </table:table-cell>
        </table:table-row>
        <table:table-row table:style-name="ro1">
          <table:table-cell office:value-type="float" office:value="27646700" calcext:value-type="float">
            <text:p>27646700</text:p>
          </table:table-cell>
          <table:table-cell table:formula="of:=[.A1730]/1000/(60*60*24)" office:value-type="time" office:time-value="PT07H40M46.7S" calcext:value-type="time">
            <text:p>07:40:47</text:p>
          </table:table-cell>
          <table:table-cell office:value-type="float" office:value="1.03" calcext:value-type="float">
            <text:p>1.03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31" calcext:value-type="float">
            <text:p>108.31</text:p>
          </table:table-cell>
          <table:table-cell office:value-type="float" office:value="926.57" calcext:value-type="float">
            <text:p>926.57</text:p>
          </table:table-cell>
          <table:table-cell office:value-type="float" office:value="1113.02" calcext:value-type="float">
            <text:p>1113.02</text:p>
          </table:table-cell>
        </table:table-row>
        <table:table-row table:style-name="ro1">
          <table:table-cell office:value-type="float" office:value="27662700" calcext:value-type="float">
            <text:p>27662700</text:p>
          </table:table-cell>
          <table:table-cell table:formula="of:=[.A1731]/1000/(60*60*24)" office:value-type="time" office:time-value="PT07H41M02.7S" calcext:value-type="time">
            <text:p>07:41:03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927.03" calcext:value-type="float">
            <text:p>927.03</text:p>
          </table:table-cell>
          <table:table-cell office:value-type="float" office:value="1113.5" calcext:value-type="float">
            <text:p>1113.5</text:p>
          </table:table-cell>
        </table:table-row>
        <table:table-row table:style-name="ro1">
          <table:table-cell office:value-type="float" office:value="27678700" calcext:value-type="float">
            <text:p>27678700</text:p>
          </table:table-cell>
          <table:table-cell table:formula="of:=[.A1732]/1000/(60*60*24)" office:value-type="time" office:time-value="PT07H41M18.7S" calcext:value-type="time">
            <text:p>07:41:19</text:p>
          </table:table-cell>
          <table:table-cell office:value-type="float" office:value="1.03" calcext:value-type="float">
            <text:p>1.03</text:p>
          </table:table-cell>
          <table:table-cell office:value-type="float" office:value="104.1" calcext:value-type="float">
            <text:p>104.1</text:p>
          </table:table-cell>
          <table:table-cell office:value-type="float" office:value="107.27" calcext:value-type="float">
            <text:p>107.27</text:p>
          </table:table-cell>
          <table:table-cell office:value-type="float" office:value="927.5" calcext:value-type="float">
            <text:p>927.5</text:p>
          </table:table-cell>
          <table:table-cell office:value-type="float" office:value="1113.98" calcext:value-type="float">
            <text:p>1113.98</text:p>
          </table:table-cell>
        </table:table-row>
        <table:table-row table:style-name="ro1">
          <table:table-cell office:value-type="float" office:value="27694700" calcext:value-type="float">
            <text:p>27694700</text:p>
          </table:table-cell>
          <table:table-cell table:formula="of:=[.A1733]/1000/(60*60*24)" office:value-type="time" office:time-value="PT07H41M34.7S" calcext:value-type="time">
            <text:p>07:41:35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927.96" calcext:value-type="float">
            <text:p>927.96</text:p>
          </table:table-cell>
          <table:table-cell office:value-type="float" office:value="1114.46" calcext:value-type="float">
            <text:p>1114.46</text:p>
          </table:table-cell>
        </table:table-row>
        <table:table-row table:style-name="ro1">
          <table:table-cell office:value-type="float" office:value="27710700" calcext:value-type="float">
            <text:p>27710700</text:p>
          </table:table-cell>
          <table:table-cell table:formula="of:=[.A1734]/1000/(60*60*24)" office:value-type="time" office:time-value="PT07H41M50.7S" calcext:value-type="time">
            <text:p>07:41:51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28.42" calcext:value-type="float">
            <text:p>928.42</text:p>
          </table:table-cell>
          <table:table-cell office:value-type="float" office:value="1114.93" calcext:value-type="float">
            <text:p>1114.93</text:p>
          </table:table-cell>
        </table:table-row>
        <table:table-row table:style-name="ro1">
          <table:table-cell office:value-type="float" office:value="27726700" calcext:value-type="float">
            <text:p>27726700</text:p>
          </table:table-cell>
          <table:table-cell table:formula="of:=[.A1735]/1000/(60*60*24)" office:value-type="time" office:time-value="PT07H42M06.7S" calcext:value-type="time">
            <text:p>07:42:07</text:p>
          </table:table-cell>
          <table:table-cell office:value-type="float" office:value="1.02" calcext:value-type="float">
            <text:p>1.02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61" calcext:value-type="float">
            <text:p>105.61</text:p>
          </table:table-cell>
          <table:table-cell office:value-type="float" office:value="928.88" calcext:value-type="float">
            <text:p>928.88</text:p>
          </table:table-cell>
          <table:table-cell office:value-type="float" office:value="1115.4" calcext:value-type="float">
            <text:p>1115.4</text:p>
          </table:table-cell>
        </table:table-row>
        <table:table-row table:style-name="ro1">
          <table:table-cell office:value-type="float" office:value="27742700" calcext:value-type="float">
            <text:p>27742700</text:p>
          </table:table-cell>
          <table:table-cell table:formula="of:=[.A1736]/1000/(60*60*24)" office:value-type="time" office:time-value="PT07H42M22.7S" calcext:value-type="time">
            <text:p>07:42:23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4.88" calcext:value-type="float">
            <text:p>104.88</text:p>
          </table:table-cell>
          <table:table-cell office:value-type="float" office:value="929.34" calcext:value-type="float">
            <text:p>929.34</text:p>
          </table:table-cell>
          <table:table-cell office:value-type="float" office:value="1115.87" calcext:value-type="float">
            <text:p>1115.87</text:p>
          </table:table-cell>
        </table:table-row>
        <table:table-row table:style-name="ro1">
          <table:table-cell office:value-type="float" office:value="27758700" calcext:value-type="float">
            <text:p>27758700</text:p>
          </table:table-cell>
          <table:table-cell table:formula="of:=[.A1737]/1000/(60*60*24)" office:value-type="time" office:time-value="PT07H42M38.7S" calcext:value-type="time">
            <text:p>07:42:39</text:p>
          </table:table-cell>
          <table:table-cell office:value-type="float" office:value="1.01" calcext:value-type="float">
            <text:p>1.01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16" calcext:value-type="float">
            <text:p>104.16</text:p>
          </table:table-cell>
          <table:table-cell office:value-type="float" office:value="929.79" calcext:value-type="float">
            <text:p>929.79</text:p>
          </table:table-cell>
          <table:table-cell office:value-type="float" office:value="1116.33" calcext:value-type="float">
            <text:p>1116.33</text:p>
          </table:table-cell>
        </table:table-row>
        <table:table-row table:style-name="ro1">
          <table:table-cell office:value-type="float" office:value="27774700" calcext:value-type="float">
            <text:p>27774700</text:p>
          </table:table-cell>
          <table:table-cell table:formula="of:=[.A1738]/1000/(60*60*24)" office:value-type="time" office:time-value="PT07H42M54.7S" calcext:value-type="time">
            <text:p>07:42:55</text:p>
          </table:table-cell>
          <table:table-cell office:value-type="float" office:value="1.01" calcext:value-type="float">
            <text:p>1.01</text:p>
          </table:table-cell>
          <table:table-cell office:value-type="float" office:value="102.3" calcext:value-type="float">
            <text:p>102.3</text:p>
          </table:table-cell>
          <table:table-cell office:value-type="float" office:value="103.35" calcext:value-type="float">
            <text:p>103.35</text:p>
          </table:table-cell>
          <table:table-cell office:value-type="float" office:value="930.25" calcext:value-type="float">
            <text:p>930.25</text:p>
          </table:table-cell>
          <table:table-cell office:value-type="float" office:value="1116.8" calcext:value-type="float">
            <text:p>1116.8</text:p>
          </table:table-cell>
        </table:table-row>
        <table:table-row table:style-name="ro1">
          <table:table-cell office:value-type="float" office:value="27790700" calcext:value-type="float">
            <text:p>27790700</text:p>
          </table:table-cell>
          <table:table-cell table:formula="of:=[.A1739]/1000/(60*60*24)" office:value-type="time" office:time-value="PT07H43M10.7S" calcext:value-type="time">
            <text:p>07:43:11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53" calcext:value-type="float">
            <text:p>102.53</text:p>
          </table:table-cell>
          <table:table-cell office:value-type="float" office:value="930.7" calcext:value-type="float">
            <text:p>930.7</text:p>
          </table:table-cell>
          <table:table-cell office:value-type="float" office:value="1117.25" calcext:value-type="float">
            <text:p>1117.25</text:p>
          </table:table-cell>
        </table:table-row>
        <table:table-row table:style-name="ro1">
          <table:table-cell office:value-type="float" office:value="27806700" calcext:value-type="float">
            <text:p>27806700</text:p>
          </table:table-cell>
          <table:table-cell table:formula="of:=[.A1740]/1000/(60*60*24)" office:value-type="time" office:time-value="PT07H43M26.7S" calcext:value-type="time">
            <text:p>07:43:27</text:p>
          </table:table-cell>
          <table:table-cell office:value-type="float" office:value="1.01" calcext:value-type="float">
            <text:p>1.01</text:p>
          </table:table-cell>
          <table:table-cell office:value-type="float" office:value="101.4" calcext:value-type="float">
            <text:p>101.4</text:p>
          </table:table-cell>
          <table:table-cell office:value-type="float" office:value="102.02" calcext:value-type="float">
            <text:p>102.02</text:p>
          </table:table-cell>
          <table:table-cell office:value-type="float" office:value="931.15" calcext:value-type="float">
            <text:p>931.15</text:p>
          </table:table-cell>
          <table:table-cell office:value-type="float" office:value="1117.71" calcext:value-type="float">
            <text:p>1117.71</text:p>
          </table:table-cell>
        </table:table-row>
        <table:table-row table:style-name="ro1">
          <table:table-cell office:value-type="float" office:value="27819699" calcext:value-type="float">
            <text:p>27819699</text:p>
          </table:table-cell>
          <table:table-cell table:formula="of:=[.A1741]/1000/(60*60*24)" office:value-type="time" office:time-value="PT07H43M39.699S" calcext:value-type="time">
            <text:p>07:43:40</text:p>
          </table:table-cell>
          <table:table-cell office:value-type="float" office:value="1" calcext:value-type="float">
            <text:p>1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01" calcext:value-type="float">
            <text:p>101.01</text:p>
          </table:table-cell>
          <table:table-cell office:value-type="float" office:value="931.52" calcext:value-type="float">
            <text:p>931.52</text:p>
          </table:table-cell>
          <table:table-cell office:value-type="float" office:value="1118.07" calcext:value-type="float">
            <text:p>1118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9T15:52:50.206000000</dc:date>
    <meta:editing-duration>PT10M38S</meta:editing-duration>
    <meta:editing-cycles>1</meta:editing-cycles>
    <meta:document-statistic meta:table-count="1" meta:cell-count="12187" meta:object-count="1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5cm" svg:height="15.201cm" xlink:href=".." xlink:type="simple" chart:class="chart:line" chart:style-name="ch1">
        <chart:title svg:x="10.77cm" svg:y="0.44cm" chart:style-name="ch2">
          <text:p>Conrad AAA @ 10 Ohm #4</text:p>
        </chart:title>
        <chart:legend chart:legend-position="end" svg:x="24.57cm" svg:y="7.301cm" style:legend-expansion="high" chart:style-name="ch3"/>
        <chart:plot-area chart:style-name="ch4" table:cell-range-address="LOGGER03.B1:LOGGER03.C1741" chart:data-source-has-labels="both" svg:x="0.54cm" svg:y="1.523cm" svg:width="23.49cm" svg:height="13.374cm">
          <chartooo:coordinate-region svg:x="1.452cm" svg:y="1.523cm" svg:width="22.578cm" svg:height="12.045cm"/>
          <chart:axis chart:dimension="x" chart:name="primary-x" chart:style-name="ch5" chartooo:axis-type="auto">
            <chartooo:date-scale/>
            <chart:categories table:cell-range-address="LOGGER03.B2:LOGGER03.B17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1741" chart:label-cell-address="LOGGER03.C1:LOGGER03.C1" chart:class="chart:line">
            <chart:data-point chart:repeated="17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1741</svg:desc>
                </draw:g>
              </table:table-cell>
              <table:table-cell office:value-type="float" office:value="1.32">
                <text:p>1.32</text:p>
                <draw:g>
                  <svg:desc>LOGGER03.C2:LOGGER03.C1741</svg:desc>
                </draw:g>
              </table:table-cell>
            </table:table-row>
            <table:table-row>
              <table:table-cell office:value-type="float" office:value="0.000181701388888889">
                <text:p>0.00018170138888888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366886574074074">
                <text:p>0.000366886574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552071759259259">
                <text:p>0.000552071759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737256944444444">
                <text:p>0.00073725694444444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92244212962963">
                <text:p>0.000922442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10761574074074">
                <text:p>0.0011076157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2928125">
                <text:p>0.00129281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47799768518519">
                <text:p>0.00147799768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66318287037037">
                <text:p>0.001663182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84836805555556">
                <text:p>0.0018483680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03355324074074">
                <text:p>0.0020335532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21873842592593">
                <text:p>0.0022187384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40392361111111">
                <text:p>0.0024039236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5891087962963">
                <text:p>0.002589108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7429398148148">
                <text:p>0.0027742939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5947916666667">
                <text:p>0.0029594791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4466435185185">
                <text:p>0.0031446643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2983796296296">
                <text:p>0.003329837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51503472222222">
                <text:p>0.0035150347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70021990740741">
                <text:p>0.0037002199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88539351851852">
                <text:p>0.00388539351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07059027777778">
                <text:p>0.0040705902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25577546296296">
                <text:p>0.0042557754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44096064814815">
                <text:p>0.0044409606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62614583333333">
                <text:p>0.004626145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81133101851852">
                <text:p>0.0048113310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9965162037037">
                <text:p>0.004996516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18170138888889">
                <text:p>0.005181701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36688657407407">
                <text:p>0.0053668865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55207175925926">
                <text:p>0.0055520717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73725694444445">
                <text:p>0.0057372569444444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92244212962963">
                <text:p>0.005922442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10762731481481">
                <text:p>0.0061076273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2928125">
                <text:p>0.00629281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47799768518518">
                <text:p>0.006477997685185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66318287037037">
                <text:p>0.006663182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84836805555556">
                <text:p>0.0068483680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03355324074074">
                <text:p>0.0070335532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21873842592593">
                <text:p>0.0072187384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40392361111111">
                <text:p>0.0074039236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5891087962963">
                <text:p>0.0075891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77429398148148">
                <text:p>0.0077742939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95947916666667">
                <text:p>0.0079594791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14466435185185">
                <text:p>0.0081446643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32984953703704">
                <text:p>0.0083298495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51503472222222">
                <text:p>0.0085150347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70021990740741">
                <text:p>0.0087002199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88540509259259">
                <text:p>0.0088854050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07059027777778">
                <text:p>0.0090705902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25577546296296">
                <text:p>0.0092557754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44096064814815">
                <text:p>0.0094409606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62614583333333">
                <text:p>0.0096261458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81133101851852">
                <text:p>0.0098113310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99650462962963">
                <text:p>0.00999650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1817013888889">
                <text:p>0.010181701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3668865740741">
                <text:p>0.010366886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5520717592593">
                <text:p>0.010552071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7372569444444">
                <text:p>0.010737256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9224421296296">
                <text:p>0.010922442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1076273148148">
                <text:p>0.011107627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2928125">
                <text:p>0.0112928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4779976851852">
                <text:p>0.011477997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6631828703704">
                <text:p>0.011663182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8483680555556">
                <text:p>0.011848368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0335532407407">
                <text:p>0.012033553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2187384259259">
                <text:p>0.012218738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4039236111111">
                <text:p>0.012403923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5891087962963">
                <text:p>0.01258910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7742939814815">
                <text:p>0.012774293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9594791666667">
                <text:p>0.012959479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1446643518519">
                <text:p>0.013144664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329849537037">
                <text:p>0.013329849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5150347222222">
                <text:p>0.013515034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7002199074074">
                <text:p>0.013700219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8854050925926">
                <text:p>0.013885405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0705902777778">
                <text:p>0.014070590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255775462963">
                <text:p>0.014255775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4409606481482">
                <text:p>0.014440960648148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6261342592593">
                <text:p>0.014626134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8113310185185">
                <text:p>0.014811331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9965162037037">
                <text:p>0.01499651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1817013888889">
                <text:p>0.015181701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3668865740741">
                <text:p>0.015366886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5520717592593">
                <text:p>0.01555207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7372569444444">
                <text:p>0.015737256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9224421296296">
                <text:p>0.01592244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1076273148148">
                <text:p>0.01610762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2928125">
                <text:p>0.0162928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4779976851852">
                <text:p>0.01647799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6631828703704">
                <text:p>0.016663182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8483680555556">
                <text:p>0.01684836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0335532407407">
                <text:p>0.01703355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2187384259259">
                <text:p>0.01721873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4039236111111">
                <text:p>0.01740392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5891087962963">
                <text:p>0.0175891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7742939814815">
                <text:p>0.01777429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9594791666667">
                <text:p>0.01795947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1446643518519">
                <text:p>0.018144664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329849537037">
                <text:p>0.018329849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5150347222222">
                <text:p>0.01851503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7002199074074">
                <text:p>0.01870021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8854050925926">
                <text:p>0.018885405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0705902777778">
                <text:p>0.01907059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255775462963">
                <text:p>0.01925577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4409606481482">
                <text:p>0.019440960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6261458333333">
                <text:p>0.01962614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8113310185185">
                <text:p>0.01981133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9965162037037">
                <text:p>0.0199965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1817013888889">
                <text:p>0.02018170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3668865740741">
                <text:p>0.02036688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5520717592593">
                <text:p>0.02055207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7372569444444">
                <text:p>0.020737256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9224421296296">
                <text:p>0.02092244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1076273148148">
                <text:p>0.02110762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2928125">
                <text:p>0.0212928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4779976851852">
                <text:p>0.02147799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6631712962963">
                <text:p>0.02166317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8483680555556">
                <text:p>0.02184836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0335532407407">
                <text:p>0.02203355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2187384259259">
                <text:p>0.02221873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4039236111111">
                <text:p>0.02240392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5891087962963">
                <text:p>0.0225891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7742939814815">
                <text:p>0.02277429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9594791666667">
                <text:p>0.02295947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1446643518519">
                <text:p>0.023144664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329849537037">
                <text:p>0.02332984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5150347222222">
                <text:p>0.02351503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7002199074074">
                <text:p>0.02370021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8854050925926">
                <text:p>0.02388540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0705902777778">
                <text:p>0.02407059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255775462963">
                <text:p>0.02425577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4409606481481">
                <text:p>0.02444096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6261458333333">
                <text:p>0.02462614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8113310185185">
                <text:p>0.02481133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9965162037037">
                <text:p>0.024996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1817013888889">
                <text:p>0.02518170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3668865740741">
                <text:p>0.02536688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5520717592593">
                <text:p>0.02555207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7372569444444">
                <text:p>0.02573725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59224421296296">
                <text:p>0.02592244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1076273148148">
                <text:p>0.02610762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2928125">
                <text:p>0.026292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4779976851852">
                <text:p>0.02647799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6631828703704">
                <text:p>0.02666318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8483680555556">
                <text:p>0.02684836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0335532407407">
                <text:p>0.02703355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2187384259259">
                <text:p>0.02721873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4039236111111">
                <text:p>0.02740392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5891087962963">
                <text:p>0.0275891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7742939814815">
                <text:p>0.02777429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9594791666667">
                <text:p>0.027959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446643518519">
                <text:p>0.02814466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329849537037">
                <text:p>0.02832984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5150347222222">
                <text:p>0.02851503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7002199074074">
                <text:p>0.02870021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8853935185185">
                <text:p>0.02888539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705902777778">
                <text:p>0.02907059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255775462963">
                <text:p>0.02925577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4409606481481">
                <text:p>0.02944096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6261458333333">
                <text:p>0.02962614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8113310185185">
                <text:p>0.029811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965162037037">
                <text:p>0.029996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1817013888889">
                <text:p>0.030181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3668865740741">
                <text:p>0.030366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520717592593">
                <text:p>0.030552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372569444444">
                <text:p>0.030737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224421296296">
                <text:p>0.030922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1076273148148">
                <text:p>0.031107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2928125">
                <text:p>0.031292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779976851852">
                <text:p>0.031477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6631828703704">
                <text:p>0.031663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8483680555556">
                <text:p>0.031848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0335532407407">
                <text:p>0.032033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2187384259259">
                <text:p>0.032218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4039236111111">
                <text:p>0.032403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5891087962963">
                <text:p>0.032589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7742939814815">
                <text:p>0.032774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9594791666667">
                <text:p>0.032959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446643518519">
                <text:p>0.033144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329849537037">
                <text:p>0.033329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5150347222222">
                <text:p>0.033515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7002199074074">
                <text:p>0.033700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8854050925926">
                <text:p>0.033885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0705902777778">
                <text:p>0.034070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255775462963">
                <text:p>0.034255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4409606481481">
                <text:p>0.034440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6261458333333">
                <text:p>0.034626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8113310185185">
                <text:p>0.034811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9965162037037">
                <text:p>0.034996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1817013888889">
                <text:p>0.035181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3668865740741">
                <text:p>0.035366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5520717592593">
                <text:p>0.035552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7372569444444">
                <text:p>0.035737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9224421296296">
                <text:p>0.035922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1076273148148">
                <text:p>0.036107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2928125">
                <text:p>0.036292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4779976851852">
                <text:p>0.036477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6631828703704">
                <text:p>0.036663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8483680555556">
                <text:p>0.036848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0335532407407">
                <text:p>0.037033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2187384259259">
                <text:p>0.037218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4039236111111">
                <text:p>0.037403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5891087962963">
                <text:p>0.037589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7742939814815">
                <text:p>0.037774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9594791666667">
                <text:p>0.037959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1446643518519">
                <text:p>0.038144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329849537037">
                <text:p>0.038329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5150347222222">
                <text:p>0.038515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7002199074074">
                <text:p>0.038700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8854050925926">
                <text:p>0.038885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0705902777778">
                <text:p>0.039070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255775462963">
                <text:p>0.039255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4409606481481">
                <text:p>0.039440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6261458333333">
                <text:p>0.039626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8113310185185">
                <text:p>0.039811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9965162037037">
                <text:p>0.039996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1817013888889">
                <text:p>0.040181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3668865740741">
                <text:p>0.040366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5520717592593">
                <text:p>0.040552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7372569444444">
                <text:p>0.040737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9224421296296">
                <text:p>0.040922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1076273148148">
                <text:p>0.041107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2928125">
                <text:p>0.041292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4779976851852">
                <text:p>0.041477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6631828703704">
                <text:p>0.041663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8483680555556">
                <text:p>0.041848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0335532407407">
                <text:p>0.042033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2187384259259">
                <text:p>0.042218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4039236111111">
                <text:p>0.042403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5891087962963">
                <text:p>0.042589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7742939814815">
                <text:p>0.042774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9594791666667">
                <text:p>0.042959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1446643518519">
                <text:p>0.043144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329849537037">
                <text:p>0.043329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5150347222222">
                <text:p>0.043515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7002199074074">
                <text:p>0.043700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8854050925926">
                <text:p>0.043885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705902777778">
                <text:p>0.04407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255775462963">
                <text:p>0.044255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4409606481482">
                <text:p>0.044440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6261458333333">
                <text:p>0.044626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8113310185185">
                <text:p>0.044811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9965162037037">
                <text:p>0.044996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1817013888889">
                <text:p>0.045181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668865740741">
                <text:p>0.045366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520717592593">
                <text:p>0.045552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7372569444444">
                <text:p>0.045737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9224421296296">
                <text:p>0.045922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1076273148148">
                <text:p>0.046107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2928125">
                <text:p>0.046292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4779976851852">
                <text:p>0.046477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6631828703704">
                <text:p>0.046663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8483680555556">
                <text:p>0.046848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0335532407407">
                <text:p>0.047033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2187384259259">
                <text:p>0.047218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4039236111111">
                <text:p>0.047403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5891087962963">
                <text:p>0.047589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7742939814815">
                <text:p>0.047774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9594791666667">
                <text:p>0.047959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1446643518519">
                <text:p>0.048144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329849537037">
                <text:p>0.048329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5150347222222">
                <text:p>0.048515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7002199074074">
                <text:p>0.048700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8854050925926">
                <text:p>0.048885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0705902777778">
                <text:p>0.04907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255775462963">
                <text:p>0.049255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4409606481481">
                <text:p>0.049440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6261458333333">
                <text:p>0.049626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8113310185185">
                <text:p>0.049811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9965162037037">
                <text:p>0.049996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1817013888889">
                <text:p>0.050181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3668865740741">
                <text:p>0.050366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5520717592593">
                <text:p>0.050552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7372569444444">
                <text:p>0.050737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9224421296296">
                <text:p>0.050922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1076273148148">
                <text:p>0.051107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2928125">
                <text:p>0.051292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4779976851852">
                <text:p>0.051477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6631828703704">
                <text:p>0.051663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8483680555556">
                <text:p>0.051848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0335532407407">
                <text:p>0.052033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2187384259259">
                <text:p>0.052218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4039236111111">
                <text:p>0.052403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5891087962963">
                <text:p>0.052589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7742939814815">
                <text:p>0.052774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9594791666667">
                <text:p>0.052959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1446643518518">
                <text:p>0.053144664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329849537037">
                <text:p>0.053329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5150347222222">
                <text:p>0.053515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7002199074074">
                <text:p>0.053700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8854050925926">
                <text:p>0.053885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0705902777778">
                <text:p>0.05407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255775462963">
                <text:p>0.054255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4409606481481">
                <text:p>0.054440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6261458333333">
                <text:p>0.054626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8113310185185">
                <text:p>0.054811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9965162037037">
                <text:p>0.054996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1817013888889">
                <text:p>0.055181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3668865740741">
                <text:p>0.055366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5520717592593">
                <text:p>0.055552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7372569444444">
                <text:p>0.055737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9224421296296">
                <text:p>0.055922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1076273148148">
                <text:p>0.056107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2928125">
                <text:p>0.056292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4779976851852">
                <text:p>0.056477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6631828703704">
                <text:p>0.056663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8483680555555">
                <text:p>0.056848368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0335532407407">
                <text:p>0.057033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2187384259259">
                <text:p>0.057218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4039236111111">
                <text:p>0.057403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5891087962963">
                <text:p>0.057589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7742939814815">
                <text:p>0.057774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9594791666667">
                <text:p>0.057959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1446643518518">
                <text:p>0.058144664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329849537037">
                <text:p>0.058329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5150347222222">
                <text:p>0.058515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7002199074074">
                <text:p>0.058700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8854050925926">
                <text:p>0.058885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0705902777778">
                <text:p>0.05907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255775462963">
                <text:p>0.059255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4409606481481">
                <text:p>0.059440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6261458333333">
                <text:p>0.059626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8113310185185">
                <text:p>0.059811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9965162037037">
                <text:p>0.059996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1817013888889">
                <text:p>0.060181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3668865740741">
                <text:p>0.060366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5520717592593">
                <text:p>0.060552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7372569444444">
                <text:p>0.060737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9224421296296">
                <text:p>0.060922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1076273148148">
                <text:p>0.061107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2928125">
                <text:p>0.061292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4779976851852">
                <text:p>0.061477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6631828703704">
                <text:p>0.061663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8483680555556">
                <text:p>0.061848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0335532407407">
                <text:p>0.062033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2187384259259">
                <text:p>0.062218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4039236111111">
                <text:p>0.062403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5891087962963">
                <text:p>0.062589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7742939814815">
                <text:p>0.062774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9594791666667">
                <text:p>0.062959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1446643518518">
                <text:p>0.063144664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329849537037">
                <text:p>0.063329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5150347222222">
                <text:p>0.063515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7002199074074">
                <text:p>0.063700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8854050925926">
                <text:p>0.063885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0705902777778">
                <text:p>0.06407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255775462963">
                <text:p>0.064255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4409606481481">
                <text:p>0.064440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6261458333333">
                <text:p>0.064626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8113310185185">
                <text:p>0.064811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9965162037037">
                <text:p>0.064996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1817013888889">
                <text:p>0.065181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3668865740741">
                <text:p>0.065366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5520717592593">
                <text:p>0.065552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7372569444444">
                <text:p>0.065737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9224421296296">
                <text:p>0.065922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1076273148148">
                <text:p>0.066107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2928125">
                <text:p>0.066292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4779976851852">
                <text:p>0.066477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6631828703704">
                <text:p>0.066663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8483680555556">
                <text:p>0.066848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0335532407407">
                <text:p>0.067033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2187384259259">
                <text:p>0.067218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4039236111111">
                <text:p>0.067403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5891087962963">
                <text:p>0.067589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7742939814815">
                <text:p>0.067774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9594791666667">
                <text:p>0.067959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1446643518518">
                <text:p>0.068144664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329849537037">
                <text:p>0.068329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5150347222222">
                <text:p>0.068515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7002199074074">
                <text:p>0.068700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8854050925926">
                <text:p>0.068885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0705902777778">
                <text:p>0.06907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255775462963">
                <text:p>0.069255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4409606481481">
                <text:p>0.069440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6261458333333">
                <text:p>0.069626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8113310185185">
                <text:p>0.069811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9965162037037">
                <text:p>0.069996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1817013888889">
                <text:p>0.070181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3668865740741">
                <text:p>0.070366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520717592593">
                <text:p>0.070552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7372569444444">
                <text:p>0.070737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9224421296296">
                <text:p>0.070922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1076273148148">
                <text:p>0.071107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2928125">
                <text:p>0.071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779976851852">
                <text:p>0.071477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6631828703704">
                <text:p>0.071663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8483680555556">
                <text:p>0.071848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335532407407">
                <text:p>0.072033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2187384259259">
                <text:p>0.072218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4039236111111">
                <text:p>0.072403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891087962963">
                <text:p>0.072589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7742939814815">
                <text:p>0.072774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9594791666667">
                <text:p>0.072959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446643518519">
                <text:p>0.073144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29849537037">
                <text:p>0.073329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5150347222222">
                <text:p>0.073515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7002199074074">
                <text:p>0.073700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8854050925926">
                <text:p>0.073885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0705902777778">
                <text:p>0.07407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255775462963">
                <text:p>0.074255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4409606481482">
                <text:p>0.0744409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261458333333">
                <text:p>0.07462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8113310185185">
                <text:p>0.074811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965162037037">
                <text:p>0.07499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817013888889">
                <text:p>0.075181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668865740741">
                <text:p>0.075366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5520717592593">
                <text:p>0.075552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372569444444">
                <text:p>0.075737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224421296296">
                <text:p>0.075922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1076273148148">
                <text:p>0.076107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2928125">
                <text:p>0.076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779976851852">
                <text:p>0.076477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6631828703704">
                <text:p>0.076663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8483680555555">
                <text:p>0.076848368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0335532407407">
                <text:p>0.077033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2187384259259">
                <text:p>0.077218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4039236111111">
                <text:p>0.077403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5891087962963">
                <text:p>0.077589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7742939814815">
                <text:p>0.077774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594791666667">
                <text:p>0.077959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446643518518">
                <text:p>0.07814466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29849537037">
                <text:p>0.07832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150347222222">
                <text:p>0.078515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7002199074074">
                <text:p>0.078700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854050925926">
                <text:p>0.078885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705902777778">
                <text:p>0.079070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55775462963">
                <text:p>0.07925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4409606481481">
                <text:p>0.079440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6261458333333">
                <text:p>0.07962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8113310185185">
                <text:p>0.079811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9965162037037">
                <text:p>0.07999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1817013888889">
                <text:p>0.080181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3668865740741">
                <text:p>0.080366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520717592593">
                <text:p>0.080552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7372569444444">
                <text:p>0.080737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224421296296">
                <text:p>0.080922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1076273148148">
                <text:p>0.081107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2928125">
                <text:p>0.081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779976851852">
                <text:p>0.081477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631828703704">
                <text:p>0.081663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8483680555556">
                <text:p>0.081848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0335532407407">
                <text:p>0.082033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2187384259259">
                <text:p>0.082218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4039236111111">
                <text:p>0.082403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5891087962963">
                <text:p>0.082589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742939814815">
                <text:p>0.082774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594791666667">
                <text:p>0.082959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1446643518519">
                <text:p>0.083144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329849537037">
                <text:p>0.08332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150347222222">
                <text:p>0.083515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7002199074074">
                <text:p>0.083700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8854050925926">
                <text:p>0.083885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0705902777778">
                <text:p>0.084070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255775462963">
                <text:p>0.08425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4409606481481">
                <text:p>0.084440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6261458333333">
                <text:p>0.08462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8113310185185">
                <text:p>0.084811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9965162037037">
                <text:p>0.08499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1817013888889">
                <text:p>0.085181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3668865740741">
                <text:p>0.085366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520717592593">
                <text:p>0.085552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7372569444444">
                <text:p>0.085737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9224421296296">
                <text:p>0.085922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1076273148148">
                <text:p>0.086107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2928125">
                <text:p>0.086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4779976851852">
                <text:p>0.086477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6631828703704">
                <text:p>0.086663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8483680555556">
                <text:p>0.086848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0335532407407">
                <text:p>0.087033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2187384259259">
                <text:p>0.087218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4039236111111">
                <text:p>0.087403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5891087962963">
                <text:p>0.087589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7742939814815">
                <text:p>0.087774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9594791666667">
                <text:p>0.087959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1446643518519">
                <text:p>0.088144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329849537037">
                <text:p>0.08832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5150347222222">
                <text:p>0.088515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7002199074074">
                <text:p>0.088700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8854050925926">
                <text:p>0.088885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0705902777778">
                <text:p>0.089070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255775462963">
                <text:p>0.08925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4409606481482">
                <text:p>0.0894409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6261458333333">
                <text:p>0.08962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8113310185185">
                <text:p>0.089811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9965162037037">
                <text:p>0.08999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1817013888889">
                <text:p>0.090181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3668865740741">
                <text:p>0.090366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5520717592593">
                <text:p>0.090552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7372569444444">
                <text:p>0.090737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9224421296296">
                <text:p>0.090922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1076273148148">
                <text:p>0.091107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2928125">
                <text:p>0.091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4779976851852">
                <text:p>0.091477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6631828703704">
                <text:p>0.091663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8483680555555">
                <text:p>0.091848368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0335532407407">
                <text:p>0.092033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2187384259259">
                <text:p>0.092218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4039236111111">
                <text:p>0.092403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5891087962963">
                <text:p>0.092589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7742939814815">
                <text:p>0.092774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9594791666667">
                <text:p>0.092959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1446643518518">
                <text:p>0.09314466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329849537037">
                <text:p>0.09332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5150347222222">
                <text:p>0.093515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7002199074074">
                <text:p>0.093700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8854050925926">
                <text:p>0.093885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0705902777778">
                <text:p>0.094070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255775462963">
                <text:p>0.09425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4409606481482">
                <text:p>0.0944409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6261458333333">
                <text:p>0.09462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8113310185185">
                <text:p>0.094811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9965162037037">
                <text:p>0.09499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1817013888889">
                <text:p>0.095181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3668865740741">
                <text:p>0.095366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5520717592593">
                <text:p>0.095552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7372569444444">
                <text:p>0.095737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9224421296296">
                <text:p>0.095922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1076273148148">
                <text:p>0.096107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2928125">
                <text:p>0.096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4779976851852">
                <text:p>0.096477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6631828703704">
                <text:p>0.096663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8483680555556">
                <text:p>0.096848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0335532407407">
                <text:p>0.097033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2187384259259">
                <text:p>0.097218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4039236111111">
                <text:p>0.097403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5891087962963">
                <text:p>0.097589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7742939814815">
                <text:p>0.097774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9594791666667">
                <text:p>0.097959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1446643518519">
                <text:p>0.098144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329849537037">
                <text:p>0.09832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5150347222222">
                <text:p>0.098515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7002199074074">
                <text:p>0.098700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8854050925926">
                <text:p>0.098885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0705902777778">
                <text:p>0.099070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255775462963">
                <text:p>0.09925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4409606481482">
                <text:p>0.0994409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6261458333333">
                <text:p>0.09962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8113310185185">
                <text:p>0.099811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9965162037037">
                <text:p>0.09999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181701388889">
                <text:p>0.100181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366886574074">
                <text:p>0.100366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552071759259">
                <text:p>0.100552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737256944444">
                <text:p>0.100737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92244212963">
                <text:p>0.100922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107627314815">
                <text:p>0.101107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2928125">
                <text:p>0.101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477997685185">
                <text:p>0.101477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66318287037">
                <text:p>0.101663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848368055556">
                <text:p>0.101848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033553240741">
                <text:p>0.102033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218738425926">
                <text:p>0.102218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403923611111">
                <text:p>0.102403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589108796296">
                <text:p>0.102589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774293981481">
                <text:p>0.102774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959479166667">
                <text:p>0.102959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144664351852">
                <text:p>0.103144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329849537037">
                <text:p>0.10332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515034722222">
                <text:p>0.103515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700219907407">
                <text:p>0.103700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885405092593">
                <text:p>0.103885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070590277778">
                <text:p>0.104070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255775462963">
                <text:p>0.10425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440960648148">
                <text:p>0.104440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626145833333">
                <text:p>0.104626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811331018519">
                <text:p>0.104811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996516203704">
                <text:p>0.104996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181701388889">
                <text:p>0.105181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366886574074">
                <text:p>0.105366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552071759259">
                <text:p>0.105552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737256944444">
                <text:p>0.105737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92244212963">
                <text:p>0.105922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107627314815">
                <text:p>0.106107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2928125">
                <text:p>0.106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477997685185">
                <text:p>0.106477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66318287037">
                <text:p>0.106663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848368055556">
                <text:p>0.106848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033553240741">
                <text:p>0.107033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218738425926">
                <text:p>0.107218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403923611111">
                <text:p>0.107403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589108796296">
                <text:p>0.107589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774293981481">
                <text:p>0.107774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959479166667">
                <text:p>0.107959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144664351852">
                <text:p>0.108144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329849537037">
                <text:p>0.10832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515034722222">
                <text:p>0.108515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700219907407">
                <text:p>0.108700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885405092593">
                <text:p>0.108885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070590277778">
                <text:p>0.109070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255775462963">
                <text:p>0.10925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440960648148">
                <text:p>0.109440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626145833333">
                <text:p>0.109626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811331018519">
                <text:p>0.109811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996516203704">
                <text:p>0.109996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181701388889">
                <text:p>0.110181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366886574074">
                <text:p>0.110366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552071759259">
                <text:p>0.110552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37256944444">
                <text:p>0.110737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92244212963">
                <text:p>0.110922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107627314815">
                <text:p>0.111107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2928125">
                <text:p>0.111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477997685185">
                <text:p>0.111477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66318287037">
                <text:p>0.111663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848368055556">
                <text:p>0.111848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033553240741">
                <text:p>0.112033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218738425926">
                <text:p>0.112218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403923611111">
                <text:p>0.112403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589108796296">
                <text:p>0.112589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774293981481">
                <text:p>0.112774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959479166667">
                <text:p>0.112959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144664351852">
                <text:p>0.113144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329849537037">
                <text:p>0.11332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515034722222">
                <text:p>0.113515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700219907407">
                <text:p>0.113700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885405092593">
                <text:p>0.113885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070590277778">
                <text:p>0.114070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255775462963">
                <text:p>0.114255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440960648148">
                <text:p>0.114440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626145833333">
                <text:p>0.114626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811331018519">
                <text:p>0.114811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996516203704">
                <text:p>0.114996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181701388889">
                <text:p>0.115181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366886574074">
                <text:p>0.115366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552071759259">
                <text:p>0.115552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737256944444">
                <text:p>0.115737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92244212963">
                <text:p>0.115922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107627314815">
                <text:p>0.116107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2928125">
                <text:p>0.116292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477997685185">
                <text:p>0.116477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66318287037">
                <text:p>0.116663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848368055556">
                <text:p>0.116848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033553240741">
                <text:p>0.117033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218738425926">
                <text:p>0.117218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403923611111">
                <text:p>0.117403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589108796296">
                <text:p>0.117589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774293981481">
                <text:p>0.117774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959479166667">
                <text:p>0.117959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144664351852">
                <text:p>0.118144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329849537037">
                <text:p>0.11832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515034722222">
                <text:p>0.118515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700219907407">
                <text:p>0.118700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885405092593">
                <text:p>0.118885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070590277778">
                <text:p>0.119070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255775462963">
                <text:p>0.119255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440960648148">
                <text:p>0.119440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626145833333">
                <text:p>0.119626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811331018519">
                <text:p>0.119811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996516203704">
                <text:p>0.119996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181701388889">
                <text:p>0.120181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366886574074">
                <text:p>0.120366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552071759259">
                <text:p>0.120552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737256944444">
                <text:p>0.120737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92244212963">
                <text:p>0.120922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107627314815">
                <text:p>0.121107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2928125">
                <text:p>0.121292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477997685185">
                <text:p>0.121477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66318287037">
                <text:p>0.121663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848368055556">
                <text:p>0.121848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033553240741">
                <text:p>0.122033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218738425926">
                <text:p>0.122218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403923611111">
                <text:p>0.122403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589108796296">
                <text:p>0.122589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774293981481">
                <text:p>0.122774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959479166667">
                <text:p>0.122959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144664351852">
                <text:p>0.123144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329849537037">
                <text:p>0.123329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515034722222">
                <text:p>0.123515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700219907407">
                <text:p>0.123700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885405092593">
                <text:p>0.123885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070590277778">
                <text:p>0.124070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255775462963">
                <text:p>0.124255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440960648148">
                <text:p>0.124440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626145833333">
                <text:p>0.124626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811331018519">
                <text:p>0.124811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96516203704">
                <text:p>0.124996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181701388889">
                <text:p>0.125181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366886574074">
                <text:p>0.125366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552071759259">
                <text:p>0.125552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737256944444">
                <text:p>0.125737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92244212963">
                <text:p>0.125922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107627314815">
                <text:p>0.126107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2928125">
                <text:p>0.126292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477997685185">
                <text:p>0.126477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66318287037">
                <text:p>0.126663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848368055556">
                <text:p>0.126848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033553240741">
                <text:p>0.127033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218738425926">
                <text:p>0.127218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403923611111">
                <text:p>0.127403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589108796296">
                <text:p>0.127589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774293981481">
                <text:p>0.127774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959479166667">
                <text:p>0.127959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133101851852">
                <text:p>0.12813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318287037037">
                <text:p>0.12831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503472222222">
                <text:p>0.12850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688657407407">
                <text:p>0.12868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873842592593">
                <text:p>0.12887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059027777778">
                <text:p>0.12905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244212962963">
                <text:p>0.12924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429398148148">
                <text:p>0.12942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614583333333">
                <text:p>0.12961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799768518519">
                <text:p>0.12979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984953703704">
                <text:p>0.12998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170138888889">
                <text:p>0.13017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355324074074">
                <text:p>0.13035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540509259259">
                <text:p>0.13054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725694444444">
                <text:p>0.13072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91087962963">
                <text:p>0.1309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096064814815">
                <text:p>0.13109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28125">
                <text:p>0.1312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466435185185">
                <text:p>0.13146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65162037037">
                <text:p>0.1316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836805555556">
                <text:p>0.13183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021990740741">
                <text:p>0.13202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207175925926">
                <text:p>0.13220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392361111111">
                <text:p>0.13239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577546296296">
                <text:p>0.13257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762731481481">
                <text:p>0.13276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947916666667">
                <text:p>0.13294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133101851852">
                <text:p>0.13313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318287037037">
                <text:p>0.13331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503472222222">
                <text:p>0.13350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688657407407">
                <text:p>0.13368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873842592593">
                <text:p>0.13387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059027777778">
                <text:p>0.13405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244212962963">
                <text:p>0.13424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429398148148">
                <text:p>0.13442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614583333333">
                <text:p>0.13461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799768518519">
                <text:p>0.13479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984953703704">
                <text:p>0.13498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170138888889">
                <text:p>0.13517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355324074074">
                <text:p>0.13535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540509259259">
                <text:p>0.13554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725694444444">
                <text:p>0.13572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91087962963">
                <text:p>0.1359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096064814815">
                <text:p>0.13609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28125">
                <text:p>0.1362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466412037037">
                <text:p>0.13646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65162037037">
                <text:p>0.1366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836805555556">
                <text:p>0.13683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021990740741">
                <text:p>0.13702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207175925926">
                <text:p>0.13720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392361111111">
                <text:p>0.13739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577546296296">
                <text:p>0.13757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762731481481">
                <text:p>0.13776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947916666667">
                <text:p>0.13794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133101851852">
                <text:p>0.13813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318287037037">
                <text:p>0.13831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503472222222">
                <text:p>0.13850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688657407407">
                <text:p>0.13868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873842592593">
                <text:p>0.13887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059027777778">
                <text:p>0.13905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244212962963">
                <text:p>0.13924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429398148148">
                <text:p>0.13942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614583333333">
                <text:p>0.13961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799768518519">
                <text:p>0.13979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984953703704">
                <text:p>0.13998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170138888889">
                <text:p>0.14017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355324074074">
                <text:p>0.14035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540509259259">
                <text:p>0.14054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725694444444">
                <text:p>0.14072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91087962963">
                <text:p>0.1409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096064814815">
                <text:p>0.14109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28125">
                <text:p>0.1412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466435185185">
                <text:p>0.14146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65162037037">
                <text:p>0.1416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836805555556">
                <text:p>0.14183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021990740741">
                <text:p>0.14202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207175925926">
                <text:p>0.14220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392361111111">
                <text:p>0.14239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577546296296">
                <text:p>0.14257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762731481481">
                <text:p>0.14276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947916666667">
                <text:p>0.14294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133101851852">
                <text:p>0.14313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318287037037">
                <text:p>0.14331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503472222222">
                <text:p>0.14350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688657407407">
                <text:p>0.14368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873842592593">
                <text:p>0.14387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059027777778">
                <text:p>0.14405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244212962963">
                <text:p>0.14424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429398148148">
                <text:p>0.14442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614583333333">
                <text:p>0.14461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799768518519">
                <text:p>0.14479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984953703704">
                <text:p>0.14498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170138888889">
                <text:p>0.14517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355324074074">
                <text:p>0.14535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540509259259">
                <text:p>0.14554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725694444444">
                <text:p>0.14572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91087962963">
                <text:p>0.1459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096064814815">
                <text:p>0.14609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28125">
                <text:p>0.1462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466435185185">
                <text:p>0.14646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65162037037">
                <text:p>0.1466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836805555556">
                <text:p>0.14683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021990740741">
                <text:p>0.147021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207175925926">
                <text:p>0.14720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392361111111">
                <text:p>0.14739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577546296296">
                <text:p>0.14757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762731481482">
                <text:p>0.1477627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947916666667">
                <text:p>0.147947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133101851852">
                <text:p>0.14813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318287037037">
                <text:p>0.14831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503472222222">
                <text:p>0.14850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688657407407">
                <text:p>0.148688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873842592593">
                <text:p>0.14887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059027777778">
                <text:p>0.14905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244212962963">
                <text:p>0.14924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429398148148">
                <text:p>0.14942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614583333333">
                <text:p>0.14961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799768518519">
                <text:p>0.14979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984953703704">
                <text:p>0.14998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170138888889">
                <text:p>0.15017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355324074074">
                <text:p>0.15035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540509259259">
                <text:p>0.150540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725694444444">
                <text:p>0.15072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91087962963">
                <text:p>0.1509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096064814815">
                <text:p>0.15109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28125">
                <text:p>0.151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66435185185">
                <text:p>0.15146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65162037037">
                <text:p>0.1516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836805555556">
                <text:p>0.15183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021990740741">
                <text:p>0.152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07175925926">
                <text:p>0.15220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392361111111">
                <text:p>0.15239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577546296296">
                <text:p>0.15257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762731481481">
                <text:p>0.152762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947916666667">
                <text:p>0.152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33101851852">
                <text:p>0.15313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318287037037">
                <text:p>0.15331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503472222222">
                <text:p>0.153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88657407407">
                <text:p>0.15368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73842592593">
                <text:p>0.15387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059027777778">
                <text:p>0.15405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244212962963">
                <text:p>0.15424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429398148148">
                <text:p>0.154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14583333333">
                <text:p>0.15461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799768518519">
                <text:p>0.15479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984953703704">
                <text:p>0.15498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170138888889">
                <text:p>0.155170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355324074074">
                <text:p>0.15535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540509259259">
                <text:p>0.155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25694444444">
                <text:p>0.15572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91087962963">
                <text:p>0.1559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096064814815">
                <text:p>0.15609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28125">
                <text:p>0.1562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466435185185">
                <text:p>0.156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5162037037">
                <text:p>0.156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36805555556">
                <text:p>0.15683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021990740741">
                <text:p>0.157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07175925926">
                <text:p>0.15720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392337962963">
                <text:p>0.15739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577546296296">
                <text:p>0.15757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762731481481">
                <text:p>0.1577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47916666667">
                <text:p>0.157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33101851852">
                <text:p>0.158133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318287037037">
                <text:p>0.15831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503472222222">
                <text:p>0.158503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688657407407">
                <text:p>0.15868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73842592593">
                <text:p>0.158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59027777778">
                <text:p>0.159059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244212962963">
                <text:p>0.159244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429398148148">
                <text:p>0.159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14583333333">
                <text:p>0.15961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799768518519">
                <text:p>0.15979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984953703704">
                <text:p>0.159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70138888889">
                <text:p>0.160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55324074074">
                <text:p>0.160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40509259259">
                <text:p>0.160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25694444444">
                <text:p>0.16072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91087962963">
                <text:p>0.160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96064814815">
                <text:p>0.161096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28125">
                <text:p>0.161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6435185185">
                <text:p>0.161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5162037037">
                <text:p>0.1616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836805555556">
                <text:p>0.161836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021990740741">
                <text:p>0.162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07175925926">
                <text:p>0.162207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392361111111">
                <text:p>0.162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7546296296">
                <text:p>0.162577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762731481481">
                <text:p>0.1627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7916666667">
                <text:p>0.162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33101851852">
                <text:p>0.16313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8287037037">
                <text:p>0.16331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03472222222">
                <text:p>0.163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8657407407">
                <text:p>0.16368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73842592593">
                <text:p>0.163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9027777778">
                <text:p>0.164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44212962963">
                <text:p>0.164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9398148148">
                <text:p>0.164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14583333333">
                <text:p>0.1646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9768518519">
                <text:p>0.16479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84953703704">
                <text:p>0.164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70138888889">
                <text:p>0.165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55324074074">
                <text:p>0.165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40509259259">
                <text:p>0.165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25694444444">
                <text:p>0.165725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91087962963">
                <text:p>0.165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6064814815">
                <text:p>0.16609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8125">
                <text:p>0.166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6435185185">
                <text:p>0.166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5162037037">
                <text:p>0.166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6805555556">
                <text:p>0.16683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21990740741">
                <text:p>0.167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7175925926">
                <text:p>0.16720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92361111111">
                <text:p>0.167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7546296296">
                <text:p>0.16757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62731481481">
                <text:p>0.1677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7916666667">
                <text:p>0.167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33101851852">
                <text:p>0.16813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8287037037">
                <text:p>0.16831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03472222222">
                <text:p>0.168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8634259259">
                <text:p>0.1686886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73842592593">
                <text:p>0.168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9027777778">
                <text:p>0.169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44212962963">
                <text:p>0.169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29398148148">
                <text:p>0.169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14583333333">
                <text:p>0.1696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9768518519">
                <text:p>0.16979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84953703704">
                <text:p>0.169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70138888889">
                <text:p>0.170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55324074074">
                <text:p>0.170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40509259259">
                <text:p>0.170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5694444444">
                <text:p>0.17072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1087962963">
                <text:p>0.170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96064814815">
                <text:p>0.17109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8125">
                <text:p>0.171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6435185185">
                <text:p>0.171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5162037037">
                <text:p>0.171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6805555556">
                <text:p>0.17183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21990740741">
                <text:p>0.172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7175925926">
                <text:p>0.17220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92361111111">
                <text:p>0.172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7546296296">
                <text:p>0.17257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62731481482">
                <text:p>0.172762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7916666667">
                <text:p>0.172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33101851852">
                <text:p>0.17313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8287037037">
                <text:p>0.17331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03472222222">
                <text:p>0.173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8657407407">
                <text:p>0.17368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73842592593">
                <text:p>0.173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9027777778">
                <text:p>0.174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44212962963">
                <text:p>0.174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29398148148">
                <text:p>0.174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14583333333">
                <text:p>0.1746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799768518519">
                <text:p>0.17479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84953703704">
                <text:p>0.174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70138888889">
                <text:p>0.175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55324074074">
                <text:p>0.175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40509259259">
                <text:p>0.175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25694444444">
                <text:p>0.17572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1087962963">
                <text:p>0.175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96064814815">
                <text:p>0.17609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8125">
                <text:p>0.176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6435185185">
                <text:p>0.176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5162037037">
                <text:p>0.176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6805555556">
                <text:p>0.17683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21990740741">
                <text:p>0.177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07175925926">
                <text:p>0.17720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92361111111">
                <text:p>0.177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77546296296">
                <text:p>0.17757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62731481482">
                <text:p>0.177762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47916666667">
                <text:p>0.177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33101851852">
                <text:p>0.17813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8287037037">
                <text:p>0.17831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03472222222">
                <text:p>0.178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8657407407">
                <text:p>0.17868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73842592593">
                <text:p>0.178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59027777778">
                <text:p>0.179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44212962963">
                <text:p>0.179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29398148148">
                <text:p>0.179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14583333333">
                <text:p>0.1796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799768518519">
                <text:p>0.17979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84953703704">
                <text:p>0.179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70138888889">
                <text:p>0.180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55324074074">
                <text:p>0.180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40509259259">
                <text:p>0.180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25694444444">
                <text:p>0.18072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1087962963">
                <text:p>0.180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96064814815">
                <text:p>0.18109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8125">
                <text:p>0.181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66435185185">
                <text:p>0.181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5162037037">
                <text:p>0.181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36805555556">
                <text:p>0.18183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21990740741">
                <text:p>0.182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07175925926">
                <text:p>0.18220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92361111111">
                <text:p>0.182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77546296296">
                <text:p>0.18257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62731481481">
                <text:p>0.1827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47916666667">
                <text:p>0.182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33101851852">
                <text:p>0.18313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18287037037">
                <text:p>0.18331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03472222222">
                <text:p>0.183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88657407407">
                <text:p>0.18368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73842592593">
                <text:p>0.183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59027777778">
                <text:p>0.184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44212962963">
                <text:p>0.184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29398148148">
                <text:p>0.184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14583333333">
                <text:p>0.1846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799768518519">
                <text:p>0.18479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84953703704">
                <text:p>0.184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70138888889">
                <text:p>0.185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55324074074">
                <text:p>0.185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40509259259">
                <text:p>0.185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25694444444">
                <text:p>0.18572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1087962963">
                <text:p>0.185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96064814815">
                <text:p>0.18609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8125">
                <text:p>0.186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66435185185">
                <text:p>0.186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5162037037">
                <text:p>0.186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36805555556">
                <text:p>0.18683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21990740741">
                <text:p>0.187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07175925926">
                <text:p>0.18720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92361111111">
                <text:p>0.187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77546296296">
                <text:p>0.18757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62731481481">
                <text:p>0.1877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47916666667">
                <text:p>0.187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33101851852">
                <text:p>0.18813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18287037037">
                <text:p>0.18831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03472222222">
                <text:p>0.188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88634259259">
                <text:p>0.1886886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73842592593">
                <text:p>0.188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59027777778">
                <text:p>0.189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44212962963">
                <text:p>0.189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29398148148">
                <text:p>0.189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14583333333">
                <text:p>0.1896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799768518519">
                <text:p>0.18979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84953703704">
                <text:p>0.189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0138888889">
                <text:p>0.190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55324074074">
                <text:p>0.190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40509259259">
                <text:p>0.190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25694444444">
                <text:p>0.19072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1087962963">
                <text:p>0.190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096064814815">
                <text:p>0.19109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8125">
                <text:p>0.191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66435185185">
                <text:p>0.191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5162037037">
                <text:p>0.191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36805555556">
                <text:p>0.19183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21990740741">
                <text:p>0.192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07175925926">
                <text:p>0.19220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92361111111">
                <text:p>0.192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77546296296">
                <text:p>0.19257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62731481481">
                <text:p>0.1927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47916666667">
                <text:p>0.192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33101851852">
                <text:p>0.19313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18287037037">
                <text:p>0.19331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03472222222">
                <text:p>0.193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88657407407">
                <text:p>0.19368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73842592593">
                <text:p>0.193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59027777778">
                <text:p>0.194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44212962963">
                <text:p>0.194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29398148148">
                <text:p>0.194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14583333333">
                <text:p>0.1946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799768518519">
                <text:p>0.19479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84953703704">
                <text:p>0.194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70138888889">
                <text:p>0.195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55324074074">
                <text:p>0.195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40509259259">
                <text:p>0.195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25694444444">
                <text:p>0.19572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1087962963">
                <text:p>0.195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096064814815">
                <text:p>0.19609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8125">
                <text:p>0.196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66435185185">
                <text:p>0.196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5162037037">
                <text:p>0.196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36805555556">
                <text:p>0.19683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21990740741">
                <text:p>0.197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07152777778">
                <text:p>0.1972071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92361111111">
                <text:p>0.197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77546296296">
                <text:p>0.19757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62731481481">
                <text:p>0.1977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47916666667">
                <text:p>0.197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133101851852">
                <text:p>0.19813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18287037037">
                <text:p>0.19831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03472222222">
                <text:p>0.198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88657407407">
                <text:p>0.19868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73842592593">
                <text:p>0.198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59027777778">
                <text:p>0.199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44212962963">
                <text:p>0.199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429398148148">
                <text:p>0.199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614583333333">
                <text:p>0.1996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799768518519">
                <text:p>0.19979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984953703704">
                <text:p>0.199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170138888889">
                <text:p>0.200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55324074074">
                <text:p>0.200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40509259259">
                <text:p>0.200540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25694444444">
                <text:p>0.20072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91087962963">
                <text:p>0.200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096064814815">
                <text:p>0.20109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28125">
                <text:p>0.201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66435185185">
                <text:p>0.201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65162037037">
                <text:p>0.201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836805555556">
                <text:p>0.20183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21990740741">
                <text:p>0.202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207175925926">
                <text:p>0.20220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392361111111">
                <text:p>0.202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77546296296">
                <text:p>0.20257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762731481481">
                <text:p>0.2027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947916666667">
                <text:p>0.2029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133101851852">
                <text:p>0.203133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18287037037">
                <text:p>0.203318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503472222222">
                <text:p>0.203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688657407407">
                <text:p>0.203688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873842592593">
                <text:p>0.2038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59027777778">
                <text:p>0.204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244212962963">
                <text:p>0.204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429398148148">
                <text:p>0.204429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14560185185">
                <text:p>0.2046145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799768518518">
                <text:p>0.2047997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984953703704">
                <text:p>0.204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170138888889">
                <text:p>0.2051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355324074074">
                <text:p>0.205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540509259259">
                <text:p>0.20554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725694444444">
                <text:p>0.20572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91087962963">
                <text:p>0.205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096064814815">
                <text:p>0.206096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28125">
                <text:p>0.206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466435185185">
                <text:p>0.20646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5162037037">
                <text:p>0.206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836805555556">
                <text:p>0.206836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021990740741">
                <text:p>0.2070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207175925926">
                <text:p>0.20720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392361111111">
                <text:p>0.207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577546296296">
                <text:p>0.20757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762731481481">
                <text:p>0.2077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47916666667">
                <text:p>0.20794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33101851852">
                <text:p>0.20813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318287037037">
                <text:p>0.20831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503472222222">
                <text:p>0.2085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88657407407">
                <text:p>0.20868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873842592593">
                <text:p>0.20887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059027777778">
                <text:p>0.209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244212962963">
                <text:p>0.209244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29375">
                <text:p>0.20942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614583333333">
                <text:p>0.2096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799768518519">
                <text:p>0.209799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84953703704">
                <text:p>0.209984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170138888889">
                <text:p>0.21017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355324074074">
                <text:p>0.2103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40509259259">
                <text:p>0.21054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725694444444">
                <text:p>0.210725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1087962963">
                <text:p>0.210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096064814815">
                <text:p>0.21109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28125">
                <text:p>0.21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466435185185">
                <text:p>0.21146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65162037037">
                <text:p>0.211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836805555556">
                <text:p>0.21183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021990740741">
                <text:p>0.21202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207175925926">
                <text:p>0.212207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392361111111">
                <text:p>0.212392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77546296296">
                <text:p>0.21257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762708333333">
                <text:p>0.2127627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947916666667">
                <text:p>0.21294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133101851852">
                <text:p>0.21313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318287037037">
                <text:p>0.21331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503472222222">
                <text:p>0.21350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688657407407">
                <text:p>0.21368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873842592593">
                <text:p>0.21387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059027777778">
                <text:p>0.214059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44212962963">
                <text:p>0.21424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429398148148">
                <text:p>0.21442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614583333333">
                <text:p>0.21461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799768518519">
                <text:p>0.21479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984953703704">
                <text:p>0.21498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170138888889">
                <text:p>0.21517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355324074074">
                <text:p>0.21535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540509259259">
                <text:p>0.21554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725694444444">
                <text:p>0.21572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91087962963">
                <text:p>0.215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096064814815">
                <text:p>0.21609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28125">
                <text:p>0.216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466435185185">
                <text:p>0.21646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65162037037">
                <text:p>0.216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836805555556">
                <text:p>0.21683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021990740741">
                <text:p>0.21702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207175925926">
                <text:p>0.21720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392361111111">
                <text:p>0.21739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577546296296">
                <text:p>0.21757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762731481481">
                <text:p>0.21776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947916666667">
                <text:p>0.21794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133101851852">
                <text:p>0.21813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318287037037">
                <text:p>0.21831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503472222222">
                <text:p>0.21850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688657407407">
                <text:p>0.21868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873842592593">
                <text:p>0.21887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059027777778">
                <text:p>0.21905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244212962963">
                <text:p>0.21924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429398148148">
                <text:p>0.21942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614583333333">
                <text:p>0.21961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799768518519">
                <text:p>0.21979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984953703704">
                <text:p>0.21998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170138888889">
                <text:p>0.22017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355300925926">
                <text:p>0.2203553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540509259259">
                <text:p>0.22054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725694444444">
                <text:p>0.22072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91087962963">
                <text:p>0.220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096064814815">
                <text:p>0.22109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28125">
                <text:p>0.221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466435185185">
                <text:p>0.22146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65162037037">
                <text:p>0.221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836805555556">
                <text:p>0.22183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021990740741">
                <text:p>0.22202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207175925926">
                <text:p>0.22220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392361111111">
                <text:p>0.22239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577546296296">
                <text:p>0.22257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762731481481">
                <text:p>0.22276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947916666667">
                <text:p>0.22294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133101851852">
                <text:p>0.22313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318287037037">
                <text:p>0.22331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503472222222">
                <text:p>0.22350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688657407407">
                <text:p>0.22368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873842592593">
                <text:p>0.22387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059027777778">
                <text:p>0.22405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244212962963">
                <text:p>0.22424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429398148148">
                <text:p>0.22442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614583333333">
                <text:p>0.22461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799768518518">
                <text:p>0.2247997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984953703704">
                <text:p>0.22498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170138888889">
                <text:p>0.22517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355324074074">
                <text:p>0.225355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540509259259">
                <text:p>0.22554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725694444444">
                <text:p>0.22572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91087962963">
                <text:p>0.225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096064814815">
                <text:p>0.22609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28125">
                <text:p>0.226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466435185185">
                <text:p>0.22646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65162037037">
                <text:p>0.226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836805555556">
                <text:p>0.22683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021990740741">
                <text:p>0.22702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207175925926">
                <text:p>0.22720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392361111111">
                <text:p>0.22739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577546296296">
                <text:p>0.22757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762731481481">
                <text:p>0.22776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947916666667">
                <text:p>0.22794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133101851852">
                <text:p>0.22813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318287037037">
                <text:p>0.22831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503472222222">
                <text:p>0.22850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688657407407">
                <text:p>0.22868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873842592593">
                <text:p>0.22887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059027777778">
                <text:p>0.22905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244212962963">
                <text:p>0.22924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429398148148">
                <text:p>0.22942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614583333333">
                <text:p>0.22961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799768518518">
                <text:p>0.2297997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984953703704">
                <text:p>0.22998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170138888889">
                <text:p>0.23017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55324074074">
                <text:p>0.23035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540509259259">
                <text:p>0.23054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725694444444">
                <text:p>0.23072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91087962963">
                <text:p>0.2309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096064814815">
                <text:p>0.23109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281226851852">
                <text:p>0.231281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66412037037">
                <text:p>0.231466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65162037037">
                <text:p>0.2316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836805555556">
                <text:p>0.23183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021990740741">
                <text:p>0.23202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207175925926">
                <text:p>0.23220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392361111111">
                <text:p>0.23239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77546296296">
                <text:p>0.23257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762731481481">
                <text:p>0.23276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947916666667">
                <text:p>0.23294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33101851852">
                <text:p>0.23313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318287037037">
                <text:p>0.23331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3503472222222">
                <text:p>0.23350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688657407407">
                <text:p>0.23368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873842592593">
                <text:p>0.23387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059027777778">
                <text:p>0.23405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244212962963">
                <text:p>0.23424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429398148148">
                <text:p>0.23442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614583333333">
                <text:p>0.23461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799768518518">
                <text:p>0.234799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984953703704">
                <text:p>0.23498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170138888889">
                <text:p>0.23517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355324074074">
                <text:p>0.23535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540509259259">
                <text:p>0.23554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725694444444">
                <text:p>0.23572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91087962963">
                <text:p>0.2359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096064814815">
                <text:p>0.23609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28125">
                <text:p>0.236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466435185185">
                <text:p>0.23646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65162037037">
                <text:p>0.2366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836805555556">
                <text:p>0.23683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021990740741">
                <text:p>0.23702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207175925926">
                <text:p>0.23720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392361111111">
                <text:p>0.23739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577546296296">
                <text:p>0.23757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762731481481">
                <text:p>0.23776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947916666667">
                <text:p>0.23794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133101851852">
                <text:p>0.23813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318287037037">
                <text:p>0.23831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503472222222">
                <text:p>0.23850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688657407407">
                <text:p>0.23868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873842592593">
                <text:p>0.23887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059027777778">
                <text:p>0.23905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244212962963">
                <text:p>0.23924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429398148148">
                <text:p>0.23942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614583333333">
                <text:p>0.23961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799768518519">
                <text:p>0.2397997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984953703704">
                <text:p>0.23998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170138888889">
                <text:p>0.24017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355324074074">
                <text:p>0.24035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540509259259">
                <text:p>0.24054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725694444444">
                <text:p>0.24072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91087962963">
                <text:p>0.2409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096064814815">
                <text:p>0.24109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28125">
                <text:p>0.24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466435185185">
                <text:p>0.24146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65162037037">
                <text:p>0.2416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836805555556">
                <text:p>0.24183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021990740741">
                <text:p>0.24202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207175925926">
                <text:p>0.24220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392361111111">
                <text:p>0.24239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577546296296">
                <text:p>0.24257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762731481481">
                <text:p>0.24276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947916666667">
                <text:p>0.24294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133101851852">
                <text:p>0.24313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318287037037">
                <text:p>0.24331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503472222222">
                <text:p>0.24350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688657407407">
                <text:p>0.24368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873842592593">
                <text:p>0.24387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059027777778">
                <text:p>0.24405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244212962963">
                <text:p>0.24424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429398148148">
                <text:p>0.24442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614583333333">
                <text:p>0.24461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799768518518">
                <text:p>0.244799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984953703704">
                <text:p>0.24498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170138888889">
                <text:p>0.24517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355324074074">
                <text:p>0.24535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540509259259">
                <text:p>0.24554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725694444444">
                <text:p>0.24572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91087962963">
                <text:p>0.2459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096064814815">
                <text:p>0.24609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28125">
                <text:p>0.246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466435185185">
                <text:p>0.24646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65162037037">
                <text:p>0.2466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836805555556">
                <text:p>0.24683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021990740741">
                <text:p>0.24702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207175925926">
                <text:p>0.24720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392361111111">
                <text:p>0.24739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577546296296">
                <text:p>0.24757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762731481481">
                <text:p>0.24776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947916666667">
                <text:p>0.24794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133101851852">
                <text:p>0.24813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318287037037">
                <text:p>0.24831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503472222222">
                <text:p>0.24850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688657407407">
                <text:p>0.24868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873842592593">
                <text:p>0.24887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059027777778">
                <text:p>0.24905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244212962963">
                <text:p>0.24924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429398148148">
                <text:p>0.24942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614583333333">
                <text:p>0.249614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799768518519">
                <text:p>0.2497997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984953703704">
                <text:p>0.249984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170138888889">
                <text:p>0.25017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355324074074">
                <text:p>0.25035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540509259259">
                <text:p>0.25054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725694444444">
                <text:p>0.250725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91087962963">
                <text:p>0.2509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096064814815">
                <text:p>0.251096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28125">
                <text:p>0.251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466435185185">
                <text:p>0.251466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65162037037">
                <text:p>0.2516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836805555556">
                <text:p>0.251836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021990740741">
                <text:p>0.252021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207175925926">
                <text:p>0.25220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392361111111">
                <text:p>0.25239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577546296296">
                <text:p>0.25257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762731481481">
                <text:p>0.252762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947916666667">
                <text:p>0.252947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133101851852">
                <text:p>0.253133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318287037037">
                <text:p>0.25331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503472222222">
                <text:p>0.253503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688657407407">
                <text:p>0.253688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873842592593">
                <text:p>0.253873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059027777778">
                <text:p>0.25405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244212962963">
                <text:p>0.254244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429398148148">
                <text:p>0.25442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614583333333">
                <text:p>0.254614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799768518518">
                <text:p>0.25479976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984953703704">
                <text:p>0.254984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170138888889">
                <text:p>0.255170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355324074074">
                <text:p>0.255355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540509259259">
                <text:p>0.255540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725694444444">
                <text:p>0.255725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91087962963">
                <text:p>0.2559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096064814815">
                <text:p>0.256096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28125">
                <text:p>0.256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466435185185">
                <text:p>0.256466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65162037037">
                <text:p>0.256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836805555556">
                <text:p>0.256836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021990740741">
                <text:p>0.257021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207175925926">
                <text:p>0.257207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392361111111">
                <text:p>0.257392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577546296296">
                <text:p>0.25757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762731481481">
                <text:p>0.257762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947916666667">
                <text:p>0.257947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133101851852">
                <text:p>0.258133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318287037037">
                <text:p>0.25831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503472222222">
                <text:p>0.258503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688657407407">
                <text:p>0.258688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873842592593">
                <text:p>0.258873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059027777778">
                <text:p>0.25905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244212962963">
                <text:p>0.25924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429398148148">
                <text:p>0.259429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614583333333">
                <text:p>0.259614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799768518519">
                <text:p>0.259799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9984953703704">
                <text:p>0.259984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170138888889">
                <text:p>0.260170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355324074074">
                <text:p>0.260355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540509259259">
                <text:p>0.260540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725694444444">
                <text:p>0.260725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0910856481481">
                <text:p>0.260910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1096064814815">
                <text:p>0.26109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28125">
                <text:p>0.261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1466435185185">
                <text:p>0.261466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165162037037">
                <text:p>0.261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1836805555556">
                <text:p>0.261836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021990740741">
                <text:p>0.262021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207175925926">
                <text:p>0.262207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392361111111">
                <text:p>0.262392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577546296296">
                <text:p>0.262577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2762731481481">
                <text:p>0.26276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947916666667">
                <text:p>0.26294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133101851852">
                <text:p>0.26313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318287037037">
                <text:p>0.26331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503472222222">
                <text:p>0.26350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688657407407">
                <text:p>0.26368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873842592593">
                <text:p>0.26387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059027777778">
                <text:p>0.264059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4244212962963">
                <text:p>0.264244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4429398148148">
                <text:p>0.264429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614583333333">
                <text:p>0.26461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799768518519">
                <text:p>0.264799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984953703704">
                <text:p>0.26498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170138888889">
                <text:p>0.265170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65355300925926">
                <text:p>0.2653553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540509259259">
                <text:p>0.26554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725694444444">
                <text:p>0.26572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91087962963">
                <text:p>0.2659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096064814815">
                <text:p>0.26609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28125">
                <text:p>0.266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466435185185">
                <text:p>0.26646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65162037037">
                <text:p>0.2666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836805555556">
                <text:p>0.26683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021990740741">
                <text:p>0.26702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207175925926">
                <text:p>0.26720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392361111111">
                <text:p>0.26739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577523148148">
                <text:p>0.2675775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762731481481">
                <text:p>0.26776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947916666667">
                <text:p>0.26794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133101851852">
                <text:p>0.26813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318287037037">
                <text:p>0.26831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503472222222">
                <text:p>0.26850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688657407407">
                <text:p>0.26868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873842592593">
                <text:p>0.26887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059027777778">
                <text:p>0.26905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244212962963">
                <text:p>0.26924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429398148148">
                <text:p>0.269429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614583333333">
                <text:p>0.26961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799768518518">
                <text:p>0.2697997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984953703704">
                <text:p>0.26998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170138888889">
                <text:p>0.27017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355324074074">
                <text:p>0.27035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540509259259">
                <text:p>0.27054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725694444444">
                <text:p>0.27072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91087962963">
                <text:p>0.2709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096041666667">
                <text:p>0.2710960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28125">
                <text:p>0.271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466435185185">
                <text:p>0.27146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65162037037">
                <text:p>0.2716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1836805555556">
                <text:p>0.27183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021990740741">
                <text:p>0.27202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207175925926">
                <text:p>0.27220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392361111111">
                <text:p>0.272392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577546296296">
                <text:p>0.272577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762731481481">
                <text:p>0.2727627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2947916666667">
                <text:p>0.272947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133101851852">
                <text:p>0.273133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318287037037">
                <text:p>0.273318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503472222222">
                <text:p>0.273503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688657407407">
                <text:p>0.273688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3873842592593">
                <text:p>0.273873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059027777778">
                <text:p>0.274059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244212962963">
                <text:p>0.274244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429398148148">
                <text:p>0.274429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614583333333">
                <text:p>0.274614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799768518518">
                <text:p>0.2747997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4984953703704">
                <text:p>0.274984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170138888889">
                <text:p>0.275170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355324074074">
                <text:p>0.275355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540509259259">
                <text:p>0.275540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725694444444">
                <text:p>0.275725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591087962963">
                <text:p>0.2759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096064814815">
                <text:p>0.276096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28125">
                <text:p>0.276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466435185185">
                <text:p>0.276466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65162037037">
                <text:p>0.2766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6836805555556">
                <text:p>0.276836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7021990740741">
                <text:p>0.277021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7207175925926">
                <text:p>0.277207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7392361111111">
                <text:p>0.27739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577546296296">
                <text:p>0.27757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762731481481">
                <text:p>0.27776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947916666667">
                <text:p>0.27794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133101851852">
                <text:p>0.27813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318287037037">
                <text:p>0.27831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503472222222">
                <text:p>0.27850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688657407407">
                <text:p>0.27868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873842592593">
                <text:p>0.278873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059027777778">
                <text:p>0.27905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244212962963">
                <text:p>0.27924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429398148148">
                <text:p>0.27942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614583333333">
                <text:p>0.279614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799768518518">
                <text:p>0.2797997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984953703704">
                <text:p>0.27998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170138888889">
                <text:p>0.280170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355324074074">
                <text:p>0.280355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540509259259">
                <text:p>0.280540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725694444444">
                <text:p>0.280725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91087962963">
                <text:p>0.2809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096064814815">
                <text:p>0.281096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28125">
                <text:p>0.2812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466412037037">
                <text:p>0.281466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65162037037">
                <text:p>0.2816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836805555556">
                <text:p>0.281836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021990740741">
                <text:p>0.282021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207175925926">
                <text:p>0.282207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392361111111">
                <text:p>0.282392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577546296296">
                <text:p>0.2825775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762731481481">
                <text:p>0.282762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947916666667">
                <text:p>0.282947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133101851852">
                <text:p>0.283133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318287037037">
                <text:p>0.283318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503472222222">
                <text:p>0.2835034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688657407407">
                <text:p>0.283688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873819444444">
                <text:p>0.2838738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059027777778">
                <text:p>0.284059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244212962963">
                <text:p>0.284244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429398148148">
                <text:p>0.284429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614583333333">
                <text:p>0.2846145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799768518518">
                <text:p>0.2847997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984953703704">
                <text:p>0.284984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170138888889">
                <text:p>0.285170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355324074074">
                <text:p>0.2853553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540509259259">
                <text:p>0.2855405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725694444444">
                <text:p>0.2857256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91087962963">
                <text:p>0.28591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096064814815">
                <text:p>0.2860960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28125">
                <text:p>0.2862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466435185185">
                <text:p>0.2864664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651597222222">
                <text:p>0.2866515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836805555556">
                <text:p>0.2868368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021990740741">
                <text:p>0.2870219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207175925926">
                <text:p>0.287207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392361111111">
                <text:p>0.2873923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577546296296">
                <text:p>0.2875775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762731481481">
                <text:p>0.2877627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947916666667">
                <text:p>0.2879479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8133101851852">
                <text:p>0.2881331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8318287037037">
                <text:p>0.288318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8503472222222">
                <text:p>0.2885034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8688657407407">
                <text:p>0.2886886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8873842592593">
                <text:p>0.2888738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9059027777778">
                <text:p>0.2890590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9244212962963">
                <text:p>0.289244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9429398148148">
                <text:p>0.2894293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9614583333333">
                <text:p>0.2896145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9799768518519">
                <text:p>0.28979976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9984953703704">
                <text:p>0.2899849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0170138888889">
                <text:p>0.290170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0355324074074">
                <text:p>0.2903553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0540509259259">
                <text:p>0.2905405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0725694444444">
                <text:p>0.2907256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091087962963">
                <text:p>0.29091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1096064814815">
                <text:p>0.2910960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128125">
                <text:p>0.2912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1466435185185">
                <text:p>0.2914664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165162037037">
                <text:p>0.29165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1836805555556">
                <text:p>0.2918368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2021990740741">
                <text:p>0.2920219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2207175925926">
                <text:p>0.292207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2392361111111">
                <text:p>0.2923923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2577546296296">
                <text:p>0.2925775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2762731481481">
                <text:p>0.2927627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2947916666667">
                <text:p>0.2929479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3133101851852">
                <text:p>0.293133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3318287037037">
                <text:p>0.293318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3503472222222">
                <text:p>0.2935034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3688657407407">
                <text:p>0.2936886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3873842592593">
                <text:p>0.2938738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4059027777778">
                <text:p>0.2940590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4244212962963">
                <text:p>0.294244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4429375">
                <text:p>0.294429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4614583333333">
                <text:p>0.2946145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4799768518518">
                <text:p>0.29479976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4984953703704">
                <text:p>0.2949849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5170138888889">
                <text:p>0.2951701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5355324074074">
                <text:p>0.2953553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5540509259259">
                <text:p>0.2955405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5725694444444">
                <text:p>0.2957256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591087962963">
                <text:p>0.29591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6096064814815">
                <text:p>0.2960960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628125">
                <text:p>0.2962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6466435185185">
                <text:p>0.296466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665162037037">
                <text:p>0.29665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6836805555556">
                <text:p>0.2968368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7021990740741">
                <text:p>0.2970219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7207175925926">
                <text:p>0.297207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7392361111111">
                <text:p>0.2973923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7577546296296">
                <text:p>0.29757754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762731481481">
                <text:p>0.2977627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7947916666667">
                <text:p>0.29794791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133101851852">
                <text:p>0.298133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8318287037037">
                <text:p>0.298318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503472222222">
                <text:p>0.2985034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688657407407">
                <text:p>0.29868865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873842592593">
                <text:p>0.29887384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059027777778">
                <text:p>0.29905902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244212962963">
                <text:p>0.299244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429398148148">
                <text:p>0.29942939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614583333333">
                <text:p>0.2996145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799768518519">
                <text:p>0.29979976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984953703704">
                <text:p>0.2999849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0170138888889">
                <text:p>0.30017013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0355324074074">
                <text:p>0.30035532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0540509259259">
                <text:p>0.30054050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0725694444444">
                <text:p>0.3007256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091087962963">
                <text:p>0.30091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1096064814815">
                <text:p>0.30109606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128125">
                <text:p>0.3012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1466435185185">
                <text:p>0.30146643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165162037037">
                <text:p>0.30165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1836805555556">
                <text:p>0.30183680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2021990740741">
                <text:p>0.30202199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2207175925926">
                <text:p>0.30220717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2392361111111">
                <text:p>0.30239236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2577546296296">
                <text:p>0.30257754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2762731481481">
                <text:p>0.30276273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2947916666667">
                <text:p>0.30294791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3133101851852">
                <text:p>0.3031331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3318287037037">
                <text:p>0.303318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3503472222222">
                <text:p>0.3035034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3688657407407">
                <text:p>0.30368865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3873842592593">
                <text:p>0.30387384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4059027777778">
                <text:p>0.3040590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244212962963">
                <text:p>0.3042442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429398148148">
                <text:p>0.3044293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614583333333">
                <text:p>0.3046145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799768518518">
                <text:p>0.30479976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984953703704">
                <text:p>0.3049849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170138888889">
                <text:p>0.3051701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355324074074">
                <text:p>0.3053553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540509259259">
                <text:p>0.3055405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725694444444">
                <text:p>0.30572569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91087962963">
                <text:p>0.30591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096064814815">
                <text:p>0.3060960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28125">
                <text:p>0.3062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466435185185">
                <text:p>0.3064664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65162037037">
                <text:p>0.30665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836805555556">
                <text:p>0.3068368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7021990740741">
                <text:p>0.30702199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7207175925926">
                <text:p>0.3072071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7392361111111">
                <text:p>0.30739236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7577546296296">
                <text:p>0.30757754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7762731481481">
                <text:p>0.30776273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7947916666667">
                <text:p>0.30794791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8133101851852">
                <text:p>0.30813310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8318287037037">
                <text:p>0.3083182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8503472222222">
                <text:p>0.30850347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8688657407407">
                <text:p>0.30868865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8873842592593">
                <text:p>0.30887384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9059027777778">
                <text:p>0.30905902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9244212962963">
                <text:p>0.3092442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9429398148148">
                <text:p>0.30942939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9614583333333">
                <text:p>0.30961458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9799768518519">
                <text:p>0.30979976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9984953703704">
                <text:p>0.30998495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0170138888889">
                <text:p>0.31017013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0355324074074">
                <text:p>0.31035532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0540509259259">
                <text:p>0.31054050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0725694444444">
                <text:p>0.31072569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091087962963">
                <text:p>0.3109108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1096064814815">
                <text:p>0.31109606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128125">
                <text:p>0.3112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1466435185185">
                <text:p>0.31146643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165162037037">
                <text:p>0.3116516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1836805555555">
                <text:p>0.31183680555555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2021990740741">
                <text:p>0.31202199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2207175925926">
                <text:p>0.31220717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2392361111111">
                <text:p>0.31239236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2577546296296">
                <text:p>0.31257754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2762731481481">
                <text:p>0.31276273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2947916666667">
                <text:p>0.31294791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3133101851852">
                <text:p>0.3131331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13318263888889">
                <text:p>0.31331826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3503472222222">
                <text:p>0.31350347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3688657407407">
                <text:p>0.313688657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3873842592593">
                <text:p>0.31387384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4059027777778">
                <text:p>0.31405902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4244212962963">
                <text:p>0.3142442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4429398148148">
                <text:p>0.31442939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4614583333333">
                <text:p>0.31461458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4799768518519">
                <text:p>0.314799768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4984953703704">
                <text:p>0.31498495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5170138888889">
                <text:p>0.31517013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5355324074074">
                <text:p>0.315355324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5540509259259">
                <text:p>0.31554050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5725694444444">
                <text:p>0.31572569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591087962963">
                <text:p>0.3159108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6096064814815">
                <text:p>0.316096064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628125">
                <text:p>0.31628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6466435185185">
                <text:p>0.31646643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665162037037">
                <text:p>0.316651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6836805555556">
                <text:p>0.31683680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7021990740741">
                <text:p>0.317021990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207175925926">
                <text:p>0.317207175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392361111111">
                <text:p>0.317392361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577546296296">
                <text:p>0.317577546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762731481481">
                <text:p>0.3177627314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947916666667">
                <text:p>0.31794791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133101851852">
                <text:p>0.3181331018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8318287037037">
                <text:p>0.31831828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503472222222">
                <text:p>0.3185034722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688657407407">
                <text:p>0.31868865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873842592593">
                <text:p>0.318873842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059027777778">
                <text:p>0.319059027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244212962963">
                <text:p>0.31924421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429398148148">
                <text:p>0.319429398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614583333333">
                <text:p>0.31961458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799768518519">
                <text:p>0.3197997685185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9984953703704">
                <text:p>0.3199849537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170138888889">
                <text:p>0.320170138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355324074074">
                <text:p>0.320355324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540509259259">
                <text:p>0.320540509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725694444444">
                <text:p>0.320725694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91087962963">
                <text:p>0.32091087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1096064814815">
                <text:p>0.3210960648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128125">
                <text:p>0.321281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1466435185185">
                <text:p>0.32146643518518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165162037037">
                <text:p>0.32165162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1836805555556">
                <text:p>0.32183680555555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1987256944444">
                <text:p>0.32198725694444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